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put sigmoid" table:style-name="ta1">
        <table:shapes>
          <draw:frame draw:z-index="0" draw:style-name="gr1" draw:text-style-name="P1" svg:width="15.999cm" svg:height="8.999cm" svg:x="28.145cm" svg:y="0.1cm">
            <draw:object draw:notify-on-update-of-ranges="'output sigmoid'.N1:'output sigmoid'.N1 'output sigmoid'.N2:'output sigmoid'.N231 'output sigmoid'.O1:'output sigmoid'.O1 'output sigmoid'.O2:'output sigmoid'.O2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32" calcext:value-type="float">
            <text:p>1832</text:p>
          </table:table-cell>
          <table:table-cell office:value-type="float" office:value="1482" calcext:value-type="float">
            <text:p>1482</text:p>
          </table:table-cell>
          <table:table-cell office:value-type="float" office:value="1527" calcext:value-type="float">
            <text:p>1527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float" office:value="558.49" calcext:value-type="float">
            <text:p>558.49</text:p>
          </table:table-cell>
          <table:table-cell office:value-type="float" office:value="611.69" calcext:value-type="float">
            <text:p>611.69</text:p>
          </table:table-cell>
          <table:table-cell office:value-type="float" office:value="553.37" calcext:value-type="float">
            <text:p>553.37</text:p>
          </table:table-cell>
          <table:table-cell office:value-type="float" office:value="611.37" calcext:value-type="float">
            <text:p>611.37</text:p>
          </table:table-cell>
          <table:table-cell office:value-type="float" office:value="591.7" calcext:value-type="float">
            <text:p>591.7</text:p>
          </table:table-cell>
          <table:table-cell table:number-columns-repeated="2"/>
          <table:table-cell table:formula="of:=AVERAGE([.A2:.E2])" office:value-type="float" office:value="1468" calcext:value-type="float">
            <text:p>1468</text:p>
          </table:table-cell>
          <table:table-cell table:formula="of:=AVERAGE([.G2:.K2])" office:value-type="float" office:value="585.324" calcext:value-type="float">
            <text:p>585.324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93" calcext:value-type="float">
            <text:p>1693</text:p>
          </table:table-cell>
          <table:table-cell office:value-type="float" office:value="1752" calcext:value-type="float">
            <text:p>1752</text:p>
          </table:table-cell>
          <table:table-cell office:value-type="float" office:value="1522" calcext:value-type="float">
            <text:p>1522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703.1" calcext:value-type="float">
            <text:p>703.1</text:p>
          </table:table-cell>
          <table:table-cell office:value-type="float" office:value="827.47" calcext:value-type="float">
            <text:p>827.47</text:p>
          </table:table-cell>
          <table:table-cell office:value-type="float" office:value="637.69" calcext:value-type="float">
            <text:p>637.69</text:p>
          </table:table-cell>
          <table:table-cell office:value-type="float" office:value="843.91" calcext:value-type="float">
            <text:p>843.91</text:p>
          </table:table-cell>
          <table:table-cell office:value-type="float" office:value="762.12" calcext:value-type="float">
            <text:p>762.12</text:p>
          </table:table-cell>
          <table:table-cell table:number-columns-repeated="2"/>
          <table:table-cell table:formula="of:=AVERAGE([.A3:.E3])" office:value-type="float" office:value="1660.8" calcext:value-type="float">
            <text:p>1660.8</text:p>
          </table:table-cell>
          <table:table-cell table:formula="of:=AVERAGE([.G3:.K3])" office:value-type="float" office:value="754.858" calcext:value-type="float">
            <text:p>754.858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837" calcext:value-type="float">
            <text:p>1837</text:p>
          </table:table-cell>
          <table:table-cell office:value-type="float" office:value="2067" calcext:value-type="float">
            <text:p>2067</text:p>
          </table:table-cell>
          <table:table-cell office:value-type="float" office:value="2052" calcext:value-type="float">
            <text:p>2052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784.8" calcext:value-type="float">
            <text:p>784.8</text:p>
          </table:table-cell>
          <table:table-cell office:value-type="float" office:value="919.12" calcext:value-type="float">
            <text:p>919.12</text:p>
          </table:table-cell>
          <table:table-cell office:value-type="float" office:value="767.3" calcext:value-type="float">
            <text:p>767.3</text:p>
          </table:table-cell>
          <table:table-cell office:value-type="float" office:value="1037.7" calcext:value-type="float">
            <text:p>1037.7</text:p>
          </table:table-cell>
          <table:table-cell office:value-type="float" office:value="916.88" calcext:value-type="float">
            <text:p>916.88</text:p>
          </table:table-cell>
          <table:table-cell table:number-columns-repeated="2"/>
          <table:table-cell table:formula="of:=AVERAGE([.A4:.E4])" office:value-type="float" office:value="1863" calcext:value-type="float">
            <text:p>1863</text:p>
          </table:table-cell>
          <table:table-cell table:formula="of:=AVERAGE([.G4:.K4])" office:value-type="float" office:value="885.16" calcext:value-type="float">
            <text:p>885.16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218" calcext:value-type="float">
            <text:p>2218</text:p>
          </table:table-cell>
          <table:table-cell office:value-type="float" office:value="2167" calcext:value-type="float">
            <text:p>2167</text:p>
          </table:table-cell>
          <table:table-cell office:value-type="float" office:value="2287" calcext:value-type="float">
            <text:p>2287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921.72" calcext:value-type="float">
            <text:p>921.72</text:p>
          </table:table-cell>
          <table:table-cell office:value-type="float" office:value="1061.89" calcext:value-type="float">
            <text:p>1061.89</text:p>
          </table:table-cell>
          <table:table-cell office:value-type="float" office:value="1046.73" calcext:value-type="float">
            <text:p>1046.73</text:p>
          </table:table-cell>
          <table:table-cell office:value-type="float" office:value="1292.38" calcext:value-type="float">
            <text:p>1292.38</text:p>
          </table:table-cell>
          <table:table-cell office:value-type="float" office:value="977.81" calcext:value-type="float">
            <text:p>977.81</text:p>
          </table:table-cell>
          <table:table-cell table:number-columns-repeated="2"/>
          <table:table-cell table:formula="of:=AVERAGE([.A5:.E5])" office:value-type="float" office:value="2181.8" calcext:value-type="float">
            <text:p>2181.8</text:p>
          </table:table-cell>
          <table:table-cell table:formula="of:=AVERAGE([.G5:.K5])" office:value-type="float" office:value="1060.106" calcext:value-type="float">
            <text:p>1060.106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367" calcext:value-type="float">
            <text:p>2367</text:p>
          </table:table-cell>
          <table:table-cell office:value-type="float" office:value="2427" calcext:value-type="float">
            <text:p>2427</text:p>
          </table:table-cell>
          <table:table-cell office:value-type="float" office:value="2277" calcext:value-type="float">
            <text:p>2277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879.71" calcext:value-type="float">
            <text:p>879.71</text:p>
          </table:table-cell>
          <table:table-cell office:value-type="float" office:value="1097.81" calcext:value-type="float">
            <text:p>1097.81</text:p>
          </table:table-cell>
          <table:table-cell office:value-type="float" office:value="1359.14" calcext:value-type="float">
            <text:p>1359.14</text:p>
          </table:table-cell>
          <table:table-cell office:value-type="float" office:value="1342.89" calcext:value-type="float">
            <text:p>1342.89</text:p>
          </table:table-cell>
          <table:table-cell office:value-type="float" office:value="1130.1" calcext:value-type="float">
            <text:p>1130.1</text:p>
          </table:table-cell>
          <table:table-cell table:number-columns-repeated="2"/>
          <table:table-cell table:formula="of:=AVERAGE([.A6:.E6])" office:value-type="float" office:value="2217.4" calcext:value-type="float">
            <text:p>2217.4</text:p>
          </table:table-cell>
          <table:table-cell table:formula="of:=AVERAGE([.G6:.K6])" office:value-type="float" office:value="1161.93" calcext:value-type="float">
            <text:p>1161.93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217" calcext:value-type="float">
            <text:p>2217</text:p>
          </table:table-cell>
          <table:table-cell office:value-type="float" office:value="2712" calcext:value-type="float">
            <text:p>2712</text:p>
          </table:table-cell>
          <table:table-cell office:value-type="float" office:value="2482" calcext:value-type="float">
            <text:p>2482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float" office:value="1043.79" calcext:value-type="float">
            <text:p>1043.79</text:p>
          </table:table-cell>
          <table:table-cell office:value-type="float" office:value="1209" calcext:value-type="float">
            <text:p>1209</text:p>
          </table:table-cell>
          <table:table-cell office:value-type="float" office:value="1286.95" calcext:value-type="float">
            <text:p>1286.95</text:p>
          </table:table-cell>
          <table:table-cell office:value-type="float" office:value="1436.48" calcext:value-type="float">
            <text:p>1436.48</text:p>
          </table:table-cell>
          <table:table-cell office:value-type="float" office:value="1312.43" calcext:value-type="float">
            <text:p>1312.43</text:p>
          </table:table-cell>
          <table:table-cell table:number-columns-repeated="2"/>
          <table:table-cell table:formula="of:=AVERAGE([.A7:.E7])" office:value-type="float" office:value="2327.4" calcext:value-type="float">
            <text:p>2327.4</text:p>
          </table:table-cell>
          <table:table-cell table:formula="of:=AVERAGE([.G7:.K7])" office:value-type="float" office:value="1257.73" calcext:value-type="float">
            <text:p>1257.73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397" calcext:value-type="float">
            <text:p>2397</text:p>
          </table:table-cell>
          <table:table-cell office:value-type="float" office:value="2495" calcext:value-type="float">
            <text:p>2495</text:p>
          </table:table-cell>
          <table:table-cell office:value-type="float" office:value="2447" calcext:value-type="float">
            <text:p>2447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float" office:value="1016.29" calcext:value-type="float">
            <text:p>1016.29</text:p>
          </table:table-cell>
          <table:table-cell office:value-type="float" office:value="1368.6" calcext:value-type="float">
            <text:p>1368.6</text:p>
          </table:table-cell>
          <table:table-cell office:value-type="float" office:value="1550.53" calcext:value-type="float">
            <text:p>1550.53</text:p>
          </table:table-cell>
          <table:table-cell office:value-type="float" office:value="1387.75" calcext:value-type="float">
            <text:p>1387.75</text:p>
          </table:table-cell>
          <table:table-cell office:value-type="float" office:value="1322.84" calcext:value-type="float">
            <text:p>1322.84</text:p>
          </table:table-cell>
          <table:table-cell table:number-columns-repeated="2"/>
          <table:table-cell table:formula="of:=AVERAGE([.A8:.E8])" office:value-type="float" office:value="2478.6" calcext:value-type="float">
            <text:p>2478.6</text:p>
          </table:table-cell>
          <table:table-cell table:formula="of:=AVERAGE([.G8:.K8])" office:value-type="float" office:value="1329.202" calcext:value-type="float">
            <text:p>1329.202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85" calcext:value-type="float">
            <text:p>2285</text:p>
          </table:table-cell>
          <table:table-cell office:value-type="float" office:value="2547" calcext:value-type="float">
            <text:p>2547</text:p>
          </table:table-cell>
          <table:table-cell office:value-type="float" office:value="2347" calcext:value-type="float">
            <text:p>2347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093.03" calcext:value-type="float">
            <text:p>1093.03</text:p>
          </table:table-cell>
          <table:table-cell office:value-type="float" office:value="1302.02" calcext:value-type="float">
            <text:p>1302.02</text:p>
          </table:table-cell>
          <table:table-cell office:value-type="float" office:value="1425.97" calcext:value-type="float">
            <text:p>1425.97</text:p>
          </table:table-cell>
          <table:table-cell office:value-type="float" office:value="1387.95" calcext:value-type="float">
            <text:p>1387.95</text:p>
          </table:table-cell>
          <table:table-cell office:value-type="float" office:value="1269.5" calcext:value-type="float">
            <text:p>1269.5</text:p>
          </table:table-cell>
          <table:table-cell table:number-columns-repeated="2"/>
          <table:table-cell table:formula="of:=AVERAGE([.A9:.E9])" office:value-type="float" office:value="2323.6" calcext:value-type="float">
            <text:p>2323.6</text:p>
          </table:table-cell>
          <table:table-cell table:formula="of:=AVERAGE([.G9:.K9])" office:value-type="float" office:value="1295.694" calcext:value-type="float">
            <text:p>1295.694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652" calcext:value-type="float">
            <text:p>2652</text:p>
          </table:table-cell>
          <table:table-cell office:value-type="float" office:value="2537" calcext:value-type="float">
            <text:p>2537</text:p>
          </table:table-cell>
          <table:table-cell office:value-type="float" office:value="2302" calcext:value-type="float">
            <text:p>230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190.03" calcext:value-type="float">
            <text:p>1190.03</text:p>
          </table:table-cell>
          <table:table-cell office:value-type="float" office:value="1469.4" calcext:value-type="float">
            <text:p>1469.4</text:p>
          </table:table-cell>
          <table:table-cell office:value-type="float" office:value="1552.9" calcext:value-type="float">
            <text:p>1552.9</text:p>
          </table:table-cell>
          <table:table-cell office:value-type="float" office:value="1291.72" calcext:value-type="float">
            <text:p>1291.72</text:p>
          </table:table-cell>
          <table:table-cell office:value-type="float" office:value="1293.14" calcext:value-type="float">
            <text:p>1293.14</text:p>
          </table:table-cell>
          <table:table-cell table:number-columns-repeated="2"/>
          <table:table-cell table:formula="of:=AVERAGE([.A10:.E10])" office:value-type="float" office:value="2384" calcext:value-type="float">
            <text:p>2384</text:p>
          </table:table-cell>
          <table:table-cell table:formula="of:=AVERAGE([.G10:.K10])" office:value-type="float" office:value="1359.438" calcext:value-type="float">
            <text:p>1359.438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697" calcext:value-type="float">
            <text:p>2697</text:p>
          </table:table-cell>
          <table:table-cell office:value-type="float" office:value="2532" calcext:value-type="float">
            <text:p>2532</text:p>
          </table:table-cell>
          <table:table-cell office:value-type="float" office:value="2462" calcext:value-type="float">
            <text:p>246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975.54" calcext:value-type="float">
            <text:p>975.54</text:p>
          </table:table-cell>
          <table:table-cell office:value-type="float" office:value="1585.12" calcext:value-type="float">
            <text:p>1585.12</text:p>
          </table:table-cell>
          <table:table-cell office:value-type="float" office:value="1591.81" calcext:value-type="float">
            <text:p>1591.81</text:p>
          </table:table-cell>
          <table:table-cell office:value-type="float" office:value="1334.84" calcext:value-type="float">
            <text:p>1334.84</text:p>
          </table:table-cell>
          <table:table-cell office:value-type="float" office:value="1373.1" calcext:value-type="float">
            <text:p>1373.1</text:p>
          </table:table-cell>
          <table:table-cell table:number-columns-repeated="2"/>
          <table:table-cell table:formula="of:=AVERAGE([.A11:.E11])" office:value-type="float" office:value="2500.6" calcext:value-type="float">
            <text:p>2500.6</text:p>
          </table:table-cell>
          <table:table-cell table:formula="of:=AVERAGE([.G11:.K11])" office:value-type="float" office:value="1372.082" calcext:value-type="float">
            <text:p>1372.082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762" calcext:value-type="float">
            <text:p>2762</text:p>
          </table:table-cell>
          <table:table-cell office:value-type="float" office:value="2632" calcext:value-type="float">
            <text:p>2632</text:p>
          </table:table-cell>
          <table:table-cell office:value-type="float" office:value="2322" calcext:value-type="float">
            <text:p>2322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999.57" calcext:value-type="float">
            <text:p>999.57</text:p>
          </table:table-cell>
          <table:table-cell office:value-type="float" office:value="1569.74" calcext:value-type="float">
            <text:p>1569.74</text:p>
          </table:table-cell>
          <table:table-cell office:value-type="float" office:value="1382.5" calcext:value-type="float">
            <text:p>1382.5</text:p>
          </table:table-cell>
          <table:table-cell office:value-type="float" office:value="1185.15" calcext:value-type="float">
            <text:p>1185.15</text:p>
          </table:table-cell>
          <table:table-cell office:value-type="float" office:value="1483.88" calcext:value-type="float">
            <text:p>1483.88</text:p>
          </table:table-cell>
          <table:table-cell table:number-columns-repeated="2"/>
          <table:table-cell table:formula="of:=AVERAGE([.A12:.E12])" office:value-type="float" office:value="2556" calcext:value-type="float">
            <text:p>2556</text:p>
          </table:table-cell>
          <table:table-cell table:formula="of:=AVERAGE([.G12:.K12])" office:value-type="float" office:value="1324.168" calcext:value-type="float">
            <text:p>1324.168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727" calcext:value-type="float">
            <text:p>2727</text:p>
          </table:table-cell>
          <table:table-cell office:value-type="float" office:value="2472" calcext:value-type="float">
            <text:p>2472</text:p>
          </table:table-cell>
          <table:table-cell office:value-type="float" office:value="2387" calcext:value-type="float">
            <text:p>2387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987.03" calcext:value-type="float">
            <text:p>987.03</text:p>
          </table:table-cell>
          <table:table-cell office:value-type="float" office:value="1553.13" calcext:value-type="float">
            <text:p>1553.13</text:p>
          </table:table-cell>
          <table:table-cell office:value-type="float" office:value="1509.59" calcext:value-type="float">
            <text:p>1509.59</text:p>
          </table:table-cell>
          <table:table-cell office:value-type="float" office:value="1237.29" calcext:value-type="float">
            <text:p>1237.29</text:p>
          </table:table-cell>
          <table:table-cell office:value-type="float" office:value="1428.04" calcext:value-type="float">
            <text:p>1428.04</text:p>
          </table:table-cell>
          <table:table-cell table:number-columns-repeated="2"/>
          <table:table-cell table:formula="of:=AVERAGE([.A13:.E13])" office:value-type="float" office:value="2499" calcext:value-type="float">
            <text:p>2499</text:p>
          </table:table-cell>
          <table:table-cell table:formula="of:=AVERAGE([.G13:.K13])" office:value-type="float" office:value="1343.016" calcext:value-type="float">
            <text:p>1343.016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887" calcext:value-type="float">
            <text:p>2887</text:p>
          </table:table-cell>
          <table:table-cell office:value-type="float" office:value="3052" calcext:value-type="float">
            <text:p>3052</text:p>
          </table:table-cell>
          <table:table-cell office:value-type="float" office:value="2487" calcext:value-type="float">
            <text:p>2487</text:p>
          </table:table-cell>
          <table:table-cell office:value-type="float" office:value="2986" calcext:value-type="float">
            <text:p>298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771.54" calcext:value-type="float">
            <text:p>1771.54</text:p>
          </table:table-cell>
          <table:table-cell office:value-type="float" office:value="1680.53" calcext:value-type="float">
            <text:p>1680.53</text:p>
          </table:table-cell>
          <table:table-cell office:value-type="float" office:value="1272.08" calcext:value-type="float">
            <text:p>1272.08</text:p>
          </table:table-cell>
          <table:table-cell office:value-type="float" office:value="1651.75" calcext:value-type="float">
            <text:p>1651.75</text:p>
          </table:table-cell>
          <table:table-cell table:number-columns-repeated="2"/>
          <table:table-cell table:formula="of:=AVERAGE([.A14:.E14])" office:value-type="float" office:value="2718.4" calcext:value-type="float">
            <text:p>2718.4</text:p>
          </table:table-cell>
          <table:table-cell table:formula="of:=AVERAGE([.G14:.K14])" office:value-type="float" office:value="1494.78" calcext:value-type="float">
            <text:p>1494.78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117" calcext:value-type="float">
            <text:p>3117</text:p>
          </table:table-cell>
          <table:table-cell office:value-type="float" office:value="2557" calcext:value-type="float">
            <text:p>2557</text:p>
          </table:table-cell>
          <table:table-cell office:value-type="float" office:value="2072" calcext:value-type="float">
            <text:p>2072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058.87" calcext:value-type="float">
            <text:p>1058.87</text:p>
          </table:table-cell>
          <table:table-cell office:value-type="float" office:value="1735.03" calcext:value-type="float">
            <text:p>1735.03</text:p>
          </table:table-cell>
          <table:table-cell office:value-type="float" office:value="1489.79" calcext:value-type="float">
            <text:p>1489.79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519.79" calcext:value-type="float">
            <text:p>1519.79</text:p>
          </table:table-cell>
          <table:table-cell table:number-columns-repeated="2"/>
          <table:table-cell table:formula="of:=AVERAGE([.A15:.E15])" office:value-type="float" office:value="2516" calcext:value-type="float">
            <text:p>2516</text:p>
          </table:table-cell>
          <table:table-cell table:formula="of:=AVERAGE([.G15:.K15])" office:value-type="float" office:value="1418.262" calcext:value-type="float">
            <text:p>1418.262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922" calcext:value-type="float">
            <text:p>2922</text:p>
          </table:table-cell>
          <table:table-cell office:value-type="float" office:value="2722" calcext:value-type="float">
            <text:p>2722</text:p>
          </table:table-cell>
          <table:table-cell office:value-type="float" office:value="2245" calcext:value-type="float">
            <text:p>2245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114.94" calcext:value-type="float">
            <text:p>1114.94</text:p>
          </table:table-cell>
          <table:table-cell office:value-type="float" office:value="1636.29" calcext:value-type="float">
            <text:p>1636.29</text:p>
          </table:table-cell>
          <table:table-cell office:value-type="float" office:value="1688.98" calcext:value-type="float">
            <text:p>1688.98</text:p>
          </table:table-cell>
          <table:table-cell office:value-type="float" office:value="1320.8" calcext:value-type="float">
            <text:p>1320.8</text:p>
          </table:table-cell>
          <table:table-cell office:value-type="float" office:value="1476.9" calcext:value-type="float">
            <text:p>1476.9</text:p>
          </table:table-cell>
          <table:table-cell table:number-columns-repeated="2"/>
          <table:table-cell table:formula="of:=AVERAGE([.A16:.E16])" office:value-type="float" office:value="2559.6" calcext:value-type="float">
            <text:p>2559.6</text:p>
          </table:table-cell>
          <table:table-cell table:formula="of:=AVERAGE([.G16:.K16])" office:value-type="float" office:value="1447.582" calcext:value-type="float">
            <text:p>1447.582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792" calcext:value-type="float">
            <text:p>2792</text:p>
          </table:table-cell>
          <table:table-cell office:value-type="float" office:value="2707" calcext:value-type="float">
            <text:p>2707</text:p>
          </table:table-cell>
          <table:table-cell office:value-type="float" office:value="2202" calcext:value-type="float">
            <text:p>2202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129.58" calcext:value-type="float">
            <text:p>1129.58</text:p>
          </table:table-cell>
          <table:table-cell office:value-type="float" office:value="1648.31" calcext:value-type="float">
            <text:p>1648.31</text:p>
          </table:table-cell>
          <table:table-cell office:value-type="float" office:value="1757.8" calcext:value-type="float">
            <text:p>1757.8</text:p>
          </table:table-cell>
          <table:table-cell office:value-type="float" office:value="1423.17" calcext:value-type="float">
            <text:p>1423.17</text:p>
          </table:table-cell>
          <table:table-cell office:value-type="float" office:value="1503.99" calcext:value-type="float">
            <text:p>1503.99</text:p>
          </table:table-cell>
          <table:table-cell table:number-columns-repeated="2"/>
          <table:table-cell table:formula="of:=AVERAGE([.A17:.E17])" office:value-type="float" office:value="2535" calcext:value-type="float">
            <text:p>2535</text:p>
          </table:table-cell>
          <table:table-cell table:formula="of:=AVERAGE([.G17:.K17])" office:value-type="float" office:value="1492.57" calcext:value-type="float">
            <text:p>1492.57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987" calcext:value-type="float">
            <text:p>2987</text:p>
          </table:table-cell>
          <table:table-cell office:value-type="float" office:value="2772" calcext:value-type="float">
            <text:p>2772</text:p>
          </table:table-cell>
          <table:table-cell office:value-type="float" office:value="2392" calcext:value-type="float">
            <text:p>2392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1193.67" calcext:value-type="float">
            <text:p>1193.67</text:p>
          </table:table-cell>
          <table:table-cell office:value-type="float" office:value="1756.78" calcext:value-type="float">
            <text:p>1756.78</text:p>
          </table:table-cell>
          <table:table-cell office:value-type="float" office:value="1759.42" calcext:value-type="float">
            <text:p>1759.42</text:p>
          </table:table-cell>
          <table:table-cell office:value-type="float" office:value="1366.41" calcext:value-type="float">
            <text:p>1366.41</text:p>
          </table:table-cell>
          <table:table-cell office:value-type="float" office:value="1630.74" calcext:value-type="float">
            <text:p>1630.74</text:p>
          </table:table-cell>
          <table:table-cell table:number-columns-repeated="2"/>
          <table:table-cell table:formula="of:=AVERAGE([.A18:.E18])" office:value-type="float" office:value="2727" calcext:value-type="float">
            <text:p>2727</text:p>
          </table:table-cell>
          <table:table-cell table:formula="of:=AVERAGE([.G18:.K18])" office:value-type="float" office:value="1541.404" calcext:value-type="float">
            <text:p>1541.404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765" calcext:value-type="float">
            <text:p>2765</text:p>
          </table:table-cell>
          <table:table-cell office:value-type="float" office:value="2607" calcext:value-type="float">
            <text:p>2607</text:p>
          </table:table-cell>
          <table:table-cell office:value-type="float" office:value="2372" calcext:value-type="float">
            <text:p>2372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float" office:value="1261.08" calcext:value-type="float">
            <text:p>1261.08</text:p>
          </table:table-cell>
          <table:table-cell office:value-type="float" office:value="1713.21" calcext:value-type="float">
            <text:p>1713.21</text:p>
          </table:table-cell>
          <table:table-cell office:value-type="float" office:value="1624.92" calcext:value-type="float">
            <text:p>1624.92</text:p>
          </table:table-cell>
          <table:table-cell office:value-type="float" office:value="1362.2" calcext:value-type="float">
            <text:p>1362.2</text:p>
          </table:table-cell>
          <table:table-cell office:value-type="float" office:value="1543.48" calcext:value-type="float">
            <text:p>1543.48</text:p>
          </table:table-cell>
          <table:table-cell table:number-columns-repeated="2"/>
          <table:table-cell table:formula="of:=AVERAGE([.A19:.E19])" office:value-type="float" office:value="2543.2" calcext:value-type="float">
            <text:p>2543.2</text:p>
          </table:table-cell>
          <table:table-cell table:formula="of:=AVERAGE([.G19:.K19])" office:value-type="float" office:value="1500.978" calcext:value-type="float">
            <text:p>1500.978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982" calcext:value-type="float">
            <text:p>2982</text:p>
          </table:table-cell>
          <table:table-cell office:value-type="float" office:value="2714" calcext:value-type="float">
            <text:p>2714</text:p>
          </table:table-cell>
          <table:table-cell office:value-type="float" office:value="2267" calcext:value-type="float">
            <text:p>2267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1148.6" calcext:value-type="float">
            <text:p>1148.6</text:p>
          </table:table-cell>
          <table:table-cell office:value-type="float" office:value="1691.06" calcext:value-type="float">
            <text:p>1691.06</text:p>
          </table:table-cell>
          <table:table-cell office:value-type="float" office:value="1700.44" calcext:value-type="float">
            <text:p>1700.44</text:p>
          </table:table-cell>
          <table:table-cell office:value-type="float" office:value="1339.69" calcext:value-type="float">
            <text:p>1339.69</text:p>
          </table:table-cell>
          <table:table-cell office:value-type="float" office:value="1575.02" calcext:value-type="float">
            <text:p>1575.02</text:p>
          </table:table-cell>
          <table:table-cell table:number-columns-repeated="2"/>
          <table:table-cell table:formula="of:=AVERAGE([.A20:.E20])" office:value-type="float" office:value="2581.4" calcext:value-type="float">
            <text:p>2581.4</text:p>
          </table:table-cell>
          <table:table-cell table:formula="of:=AVERAGE([.G20:.K20])" office:value-type="float" office:value="1490.962" calcext:value-type="float">
            <text:p>1490.962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872" calcext:value-type="float">
            <text:p>2872</text:p>
          </table:table-cell>
          <table:table-cell office:value-type="float" office:value="2547" calcext:value-type="float">
            <text:p>2547</text:p>
          </table:table-cell>
          <table:table-cell office:value-type="float" office:value="2167" calcext:value-type="float">
            <text:p>2167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168.14" calcext:value-type="float">
            <text:p>1168.14</text:p>
          </table:table-cell>
          <table:table-cell office:value-type="float" office:value="1847.32" calcext:value-type="float">
            <text:p>1847.32</text:p>
          </table:table-cell>
          <table:table-cell office:value-type="float" office:value="1660.85" calcext:value-type="float">
            <text:p>1660.85</text:p>
          </table:table-cell>
          <table:table-cell office:value-type="float" office:value="1401.22" calcext:value-type="float">
            <text:p>1401.22</text:p>
          </table:table-cell>
          <table:table-cell office:value-type="float" office:value="1592.09" calcext:value-type="float">
            <text:p>1592.09</text:p>
          </table:table-cell>
          <table:table-cell table:number-columns-repeated="2"/>
          <table:table-cell table:formula="of:=AVERAGE([.A21:.E21])" office:value-type="float" office:value="2593" calcext:value-type="float">
            <text:p>2593</text:p>
          </table:table-cell>
          <table:table-cell table:formula="of:=AVERAGE([.G21:.K21])" office:value-type="float" office:value="1533.924" calcext:value-type="float">
            <text:p>1533.924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990" calcext:value-type="float">
            <text:p>2990</text:p>
          </table:table-cell>
          <table:table-cell office:value-type="float" office:value="2982" calcext:value-type="float">
            <text:p>2982</text:p>
          </table:table-cell>
          <table:table-cell office:value-type="float" office:value="2302" calcext:value-type="float">
            <text:p>2302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242.27" calcext:value-type="float">
            <text:p>1242.27</text:p>
          </table:table-cell>
          <table:table-cell office:value-type="float" office:value="1921.79" calcext:value-type="float">
            <text:p>1921.79</text:p>
          </table:table-cell>
          <table:table-cell office:value-type="float" office:value="1571.95" calcext:value-type="float">
            <text:p>1571.95</text:p>
          </table:table-cell>
          <table:table-cell office:value-type="float" office:value="1460.67" calcext:value-type="float">
            <text:p>1460.67</text:p>
          </table:table-cell>
          <table:table-cell office:value-type="float" office:value="1503.43" calcext:value-type="float">
            <text:p>1503.43</text:p>
          </table:table-cell>
          <table:table-cell table:number-columns-repeated="2"/>
          <table:table-cell table:formula="of:=AVERAGE([.A22:.E22])" office:value-type="float" office:value="2615.6" calcext:value-type="float">
            <text:p>2615.6</text:p>
          </table:table-cell>
          <table:table-cell table:formula="of:=AVERAGE([.G22:.K22])" office:value-type="float" office:value="1540.022" calcext:value-type="float">
            <text:p>1540.022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922" calcext:value-type="float">
            <text:p>2922</text:p>
          </table:table-cell>
          <table:table-cell office:value-type="float" office:value="3022" calcext:value-type="float">
            <text:p>3022</text:p>
          </table:table-cell>
          <table:table-cell office:value-type="float" office:value="2237" calcext:value-type="float">
            <text:p>2237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224.5" calcext:value-type="float">
            <text:p>1224.5</text:p>
          </table:table-cell>
          <table:table-cell office:value-type="float" office:value="1858.85" calcext:value-type="float">
            <text:p>1858.85</text:p>
          </table:table-cell>
          <table:table-cell office:value-type="float" office:value="1606.6" calcext:value-type="float">
            <text:p>1606.6</text:p>
          </table:table-cell>
          <table:table-cell office:value-type="float" office:value="1478.93" calcext:value-type="float">
            <text:p>1478.93</text:p>
          </table:table-cell>
          <table:table-cell office:value-type="float" office:value="1466.67" calcext:value-type="float">
            <text:p>1466.67</text:p>
          </table:table-cell>
          <table:table-cell table:number-columns-repeated="2"/>
          <table:table-cell table:formula="of:=AVERAGE([.A23:.E23])" office:value-type="float" office:value="2607" calcext:value-type="float">
            <text:p>2607</text:p>
          </table:table-cell>
          <table:table-cell table:formula="of:=AVERAGE([.G23:.K23])" office:value-type="float" office:value="1527.11" calcext:value-type="float">
            <text:p>1527.11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062" calcext:value-type="float">
            <text:p>3062</text:p>
          </table:table-cell>
          <table:table-cell office:value-type="float" office:value="2522" calcext:value-type="float">
            <text:p>2522</text:p>
          </table:table-cell>
          <table:table-cell office:value-type="float" office:value="2307" calcext:value-type="float">
            <text:p>2307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139.24" calcext:value-type="float">
            <text:p>1139.24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4.09" calcext:value-type="float">
            <text:p>1594.09</text:p>
          </table:table-cell>
          <table:table-cell office:value-type="float" office:value="1490.08" calcext:value-type="float">
            <text:p>1490.08</text:p>
          </table:table-cell>
          <table:table-cell office:value-type="float" office:value="1507.8" calcext:value-type="float">
            <text:p>1507.8</text:p>
          </table:table-cell>
          <table:table-cell table:number-columns-repeated="2"/>
          <table:table-cell table:formula="of:=AVERAGE([.A24:.E24])" office:value-type="float" office:value="2626" calcext:value-type="float">
            <text:p>2626</text:p>
          </table:table-cell>
          <table:table-cell table:formula="of:=AVERAGE([.G24:.K24])" office:value-type="float" office:value="1519.456" calcext:value-type="float">
            <text:p>1519.456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922" calcext:value-type="float">
            <text:p>2922</text:p>
          </table:table-cell>
          <table:table-cell office:value-type="float" office:value="2937" calcext:value-type="float">
            <text:p>2937</text:p>
          </table:table-cell>
          <table:table-cell office:value-type="float" office:value="2277" calcext:value-type="float">
            <text:p>2277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223.82" calcext:value-type="float">
            <text:p>1223.82</text:p>
          </table:table-cell>
          <table:table-cell office:value-type="float" office:value="1859.68" calcext:value-type="float">
            <text:p>1859.68</text:p>
          </table:table-cell>
          <table:table-cell office:value-type="float" office:value="1672.98" calcext:value-type="float">
            <text:p>1672.98</text:p>
          </table:table-cell>
          <table:table-cell office:value-type="float" office:value="1576.97" calcext:value-type="float">
            <text:p>1576.97</text:p>
          </table:table-cell>
          <table:table-cell office:value-type="float" office:value="1395.38" calcext:value-type="float">
            <text:p>1395.38</text:p>
          </table:table-cell>
          <table:table-cell table:number-columns-repeated="2"/>
          <table:table-cell table:formula="of:=AVERAGE([.A25:.E25])" office:value-type="float" office:value="2566" calcext:value-type="float">
            <text:p>2566</text:p>
          </table:table-cell>
          <table:table-cell table:formula="of:=AVERAGE([.G25:.K25])" office:value-type="float" office:value="1545.766" calcext:value-type="float">
            <text:p>1545.766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302" calcext:value-type="float">
            <text:p>3302</text:p>
          </table:table-cell>
          <table:table-cell office:value-type="float" office:value="2687" calcext:value-type="float">
            <text:p>2687</text:p>
          </table:table-cell>
          <table:table-cell office:value-type="float" office:value="2337" calcext:value-type="float">
            <text:p>233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250.91" calcext:value-type="float">
            <text:p>1250.91</text:p>
          </table:table-cell>
          <table:table-cell office:value-type="float" office:value="1890.9" calcext:value-type="float">
            <text:p>1890.9</text:p>
          </table:table-cell>
          <table:table-cell office:value-type="float" office:value="1658.43" calcext:value-type="float">
            <text:p>1658.43</text:p>
          </table:table-cell>
          <table:table-cell office:value-type="float" office:value="1416.01" calcext:value-type="float">
            <text:p>1416.01</text:p>
          </table:table-cell>
          <table:table-cell office:value-type="float" office:value="1478.38" calcext:value-type="float">
            <text:p>1478.38</text:p>
          </table:table-cell>
          <table:table-cell table:number-columns-repeated="2"/>
          <table:table-cell table:formula="of:=AVERAGE([.A26:.E26])" office:value-type="float" office:value="2777" calcext:value-type="float">
            <text:p>2777</text:p>
          </table:table-cell>
          <table:table-cell table:formula="of:=AVERAGE([.G26:.K26])" office:value-type="float" office:value="1538.926" calcext:value-type="float">
            <text:p>1538.926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132" calcext:value-type="float">
            <text:p>3132</text:p>
          </table:table-cell>
          <table:table-cell office:value-type="float" office:value="2622" calcext:value-type="float">
            <text:p>2622</text:p>
          </table:table-cell>
          <table:table-cell office:value-type="float" office:value="2272" calcext:value-type="float">
            <text:p>2272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float" office:value="1177.36" calcext:value-type="float">
            <text:p>1177.36</text:p>
          </table:table-cell>
          <table:table-cell office:value-type="float" office:value="1883.37" calcext:value-type="float">
            <text:p>1883.37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439.89" calcext:value-type="float">
            <text:p>1439.89</text:p>
          </table:table-cell>
          <table:table-cell office:value-type="float" office:value="1437.25" calcext:value-type="float">
            <text:p>1437.25</text:p>
          </table:table-cell>
          <table:table-cell table:number-columns-repeated="2"/>
          <table:table-cell table:formula="of:=AVERAGE([.A27:.E27])" office:value-type="float" office:value="2671" calcext:value-type="float">
            <text:p>2671</text:p>
          </table:table-cell>
          <table:table-cell table:formula="of:=AVERAGE([.G27:.K27])" office:value-type="float" office:value="1486.524" calcext:value-type="float">
            <text:p>1486.524</text:p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232" calcext:value-type="float">
            <text:p>3232</text:p>
          </table:table-cell>
          <table:table-cell office:value-type="float" office:value="2687" calcext:value-type="float">
            <text:p>2687</text:p>
          </table:table-cell>
          <table:table-cell office:value-type="float" office:value="2207" calcext:value-type="float">
            <text:p>2207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207.47" calcext:value-type="float">
            <text:p>1207.47</text:p>
          </table:table-cell>
          <table:table-cell office:value-type="float" office:value="1888.19" calcext:value-type="float">
            <text:p>1888.19</text:p>
          </table:table-cell>
          <table:table-cell office:value-type="float" office:value="1605.88" calcext:value-type="float">
            <text:p>1605.88</text:p>
          </table:table-cell>
          <table:table-cell office:value-type="float" office:value="1514.21" calcext:value-type="float">
            <text:p>1514.21</text:p>
          </table:table-cell>
          <table:table-cell office:value-type="float" office:value="1532.36" calcext:value-type="float">
            <text:p>1532.36</text:p>
          </table:table-cell>
          <table:table-cell table:number-columns-repeated="2"/>
          <table:table-cell table:formula="of:=AVERAGE([.A28:.E28])" office:value-type="float" office:value="2650" calcext:value-type="float">
            <text:p>2650</text:p>
          </table:table-cell>
          <table:table-cell table:formula="of:=AVERAGE([.G28:.K28])" office:value-type="float" office:value="1549.622" calcext:value-type="float">
            <text:p>1549.622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057" calcext:value-type="float">
            <text:p>3057</text:p>
          </table:table-cell>
          <table:table-cell office:value-type="float" office:value="2717" calcext:value-type="float">
            <text:p>2717</text:p>
          </table:table-cell>
          <table:table-cell office:value-type="float" office:value="2267" calcext:value-type="float">
            <text:p>2267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212.87" calcext:value-type="float">
            <text:p>1212.87</text:p>
          </table:table-cell>
          <table:table-cell office:value-type="float" office:value="1852.65" calcext:value-type="float">
            <text:p>1852.65</text:p>
          </table:table-cell>
          <table:table-cell office:value-type="float" office:value="1700.94" calcext:value-type="float">
            <text:p>1700.94</text:p>
          </table:table-cell>
          <table:table-cell office:value-type="float" office:value="1420.13" calcext:value-type="float">
            <text:p>1420.13</text:p>
          </table:table-cell>
          <table:table-cell office:value-type="float" office:value="1501.75" calcext:value-type="float">
            <text:p>1501.75</text:p>
          </table:table-cell>
          <table:table-cell table:number-columns-repeated="2"/>
          <table:table-cell table:formula="of:=AVERAGE([.A29:.E29])" office:value-type="float" office:value="2591.2" calcext:value-type="float">
            <text:p>2591.2</text:p>
          </table:table-cell>
          <table:table-cell table:formula="of:=AVERAGE([.G29:.K29])" office:value-type="float" office:value="1537.668" calcext:value-type="float">
            <text:p>1537.668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227" calcext:value-type="float">
            <text:p>3227</text:p>
          </table:table-cell>
          <table:table-cell office:value-type="float" office:value="2547" calcext:value-type="float">
            <text:p>2547</text:p>
          </table:table-cell>
          <table:table-cell office:value-type="float" office:value="2367" calcext:value-type="float">
            <text:p>2367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239.77" calcext:value-type="float">
            <text:p>1239.77</text:p>
          </table:table-cell>
          <table:table-cell office:value-type="float" office:value="2041.22" calcext:value-type="float">
            <text:p>2041.22</text:p>
          </table:table-cell>
          <table:table-cell office:value-type="float" office:value="1666.06" calcext:value-type="float">
            <text:p>1666.06</text:p>
          </table:table-cell>
          <table:table-cell office:value-type="float" office:value="1440.76" calcext:value-type="float">
            <text:p>1440.76</text:p>
          </table:table-cell>
          <table:table-cell office:value-type="float" office:value="1512.67" calcext:value-type="float">
            <text:p>1512.67</text:p>
          </table:table-cell>
          <table:table-cell table:number-columns-repeated="2"/>
          <table:table-cell table:formula="of:=AVERAGE([.A30:.E30])" office:value-type="float" office:value="2690" calcext:value-type="float">
            <text:p>2690</text:p>
          </table:table-cell>
          <table:table-cell table:formula="of:=AVERAGE([.G30:.K30])" office:value-type="float" office:value="1580.096" calcext:value-type="float">
            <text:p>1580.096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972" calcext:value-type="float">
            <text:p>2972</text:p>
          </table:table-cell>
          <table:table-cell office:value-type="float" office:value="3162" calcext:value-type="float">
            <text:p>3162</text:p>
          </table:table-cell>
          <table:table-cell office:value-type="float" office:value="2432" calcext:value-type="float">
            <text:p>243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255.76" calcext:value-type="float">
            <text:p>1255.76</text:p>
          </table:table-cell>
          <table:table-cell office:value-type="float" office:value="2038.9" calcext:value-type="float">
            <text:p>2038.9</text:p>
          </table:table-cell>
          <table:table-cell office:value-type="float" office:value="1595.04" calcext:value-type="float">
            <text:p>1595.04</text:p>
          </table:table-cell>
          <table:table-cell office:value-type="float" office:value="1412.53" calcext:value-type="float">
            <text:p>1412.53</text:p>
          </table:table-cell>
          <table:table-cell office:value-type="float" office:value="1608.96" calcext:value-type="float">
            <text:p>1608.96</text:p>
          </table:table-cell>
          <table:table-cell table:number-columns-repeated="2"/>
          <table:table-cell table:formula="of:=AVERAGE([.A31:.E31])" office:value-type="float" office:value="2740" calcext:value-type="float">
            <text:p>2740</text:p>
          </table:table-cell>
          <table:table-cell table:formula="of:=AVERAGE([.G31:.K31])" office:value-type="float" office:value="1582.238" calcext:value-type="float">
            <text:p>1582.238</text:p>
          </table:table-cell>
          <table:table-cell/>
          <table:table-cell office:value-type="string" calcext:value-type="string">
            <text:p>The stats for FD distance 16 were used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842" calcext:value-type="float">
            <text:p>2842</text:p>
          </table:table-cell>
          <table:table-cell office:value-type="float" office:value="3049" calcext:value-type="float">
            <text:p>3049</text:p>
          </table:table-cell>
          <table:table-cell office:value-type="float" office:value="2257" calcext:value-type="float">
            <text:p>225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326.77" calcext:value-type="float">
            <text:p>1326.77</text:p>
          </table:table-cell>
          <table:table-cell office:value-type="float" office:value="1900.01" calcext:value-type="float">
            <text:p>1900.01</text:p>
          </table:table-cell>
          <table:table-cell office:value-type="float" office:value="1600.07" calcext:value-type="float">
            <text:p>1600.07</text:p>
          </table:table-cell>
          <table:table-cell office:value-type="float" office:value="1492.06" calcext:value-type="float">
            <text:p>1492.06</text:p>
          </table:table-cell>
          <table:table-cell office:value-type="float" office:value="1601.42" calcext:value-type="float">
            <text:p>1601.42</text:p>
          </table:table-cell>
          <table:table-cell table:number-columns-repeated="2"/>
          <table:table-cell table:formula="of:=AVERAGE([.A32:.E32])" office:value-type="float" office:value="2755.4" calcext:value-type="float">
            <text:p>2755.4</text:p>
          </table:table-cell>
          <table:table-cell table:formula="of:=AVERAGE([.G32:.K32])" office:value-type="float" office:value="1584.066" calcext:value-type="float">
            <text:p>1584.066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967" calcext:value-type="float">
            <text:p>2967</text:p>
          </table:table-cell>
          <table:table-cell office:value-type="float" office:value="2917" calcext:value-type="float">
            <text:p>2917</text:p>
          </table:table-cell>
          <table:table-cell office:value-type="float" office:value="2587" calcext:value-type="float">
            <text:p>2587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289.04" calcext:value-type="float">
            <text:p>1289.04</text:p>
          </table:table-cell>
          <table:table-cell office:value-type="float" office:value="1998.44" calcext:value-type="float">
            <text:p>1998.44</text:p>
          </table:table-cell>
          <table:table-cell office:value-type="float" office:value="1618.37" calcext:value-type="float">
            <text:p>1618.37</text:p>
          </table:table-cell>
          <table:table-cell office:value-type="float" office:value="1506.98" calcext:value-type="float">
            <text:p>1506.98</text:p>
          </table:table-cell>
          <table:table-cell office:value-type="float" office:value="1473.01" calcext:value-type="float">
            <text:p>1473.01</text:p>
          </table:table-cell>
          <table:table-cell table:number-columns-repeated="2"/>
          <table:table-cell table:formula="of:=AVERAGE([.A33:.E33])" office:value-type="float" office:value="2755" calcext:value-type="float">
            <text:p>2755</text:p>
          </table:table-cell>
          <table:table-cell table:formula="of:=AVERAGE([.G33:.K33])" office:value-type="float" office:value="1577.168" calcext:value-type="float">
            <text:p>1577.168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072" calcext:value-type="float">
            <text:p>3072</text:p>
          </table:table-cell>
          <table:table-cell office:value-type="float" office:value="2872" calcext:value-type="float">
            <text:p>2872</text:p>
          </table:table-cell>
          <table:table-cell office:value-type="float" office:value="2898" calcext:value-type="float">
            <text:p>2898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381.46" calcext:value-type="float">
            <text:p>1381.46</text:p>
          </table:table-cell>
          <table:table-cell office:value-type="float" office:value="1976.63" calcext:value-type="float">
            <text:p>1976.63</text:p>
          </table:table-cell>
          <table:table-cell office:value-type="float" office:value="1750.35" calcext:value-type="float">
            <text:p>1750.35</text:p>
          </table:table-cell>
          <table:table-cell office:value-type="float" office:value="1528.43" calcext:value-type="float">
            <text:p>1528.43</text:p>
          </table:table-cell>
          <table:table-cell office:value-type="float" office:value="1525.54" calcext:value-type="float">
            <text:p>1525.54</text:p>
          </table:table-cell>
          <table:table-cell table:number-columns-repeated="2"/>
          <table:table-cell table:formula="of:=AVERAGE([.A34:.E34])" office:value-type="float" office:value="2835.2" calcext:value-type="float">
            <text:p>2835.2</text:p>
          </table:table-cell>
          <table:table-cell table:formula="of:=AVERAGE([.G34:.K34])" office:value-type="float" office:value="1632.482" calcext:value-type="float">
            <text:p>1632.482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92" calcext:value-type="float">
            <text:p>3592</text:p>
          </table:table-cell>
          <table:table-cell office:value-type="float" office:value="2592" calcext:value-type="float">
            <text:p>2592</text:p>
          </table:table-cell>
          <table:table-cell office:value-type="float" office:value="2927" calcext:value-type="float">
            <text:p>2927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424.68" calcext:value-type="float">
            <text:p>1424.68</text:p>
          </table:table-cell>
          <table:table-cell office:value-type="float" office:value="2009.8" calcext:value-type="float">
            <text:p>2009.8</text:p>
          </table:table-cell>
          <table:table-cell office:value-type="float" office:value="1680.1" calcext:value-type="float">
            <text:p>1680.1</text:p>
          </table:table-cell>
          <table:table-cell office:value-type="float" office:value="1494.65" calcext:value-type="float">
            <text:p>1494.65</text:p>
          </table:table-cell>
          <table:table-cell office:value-type="float" office:value="1583.37" calcext:value-type="float">
            <text:p>1583.37</text:p>
          </table:table-cell>
          <table:table-cell table:number-columns-repeated="2"/>
          <table:table-cell table:formula="of:=AVERAGE([.A35:.E35])" office:value-type="float" office:value="2894" calcext:value-type="float">
            <text:p>2894</text:p>
          </table:table-cell>
          <table:table-cell table:formula="of:=AVERAGE([.G35:.K35])" office:value-type="float" office:value="1638.52" calcext:value-type="float">
            <text:p>1638.52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067" calcext:value-type="float">
            <text:p>3067</text:p>
          </table:table-cell>
          <table:table-cell office:value-type="float" office:value="2719" calcext:value-type="float">
            <text:p>2719</text:p>
          </table:table-cell>
          <table:table-cell office:value-type="float" office:value="2962" calcext:value-type="float">
            <text:p>296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41.29" calcext:value-type="float">
            <text:p>1341.29</text:p>
          </table:table-cell>
          <table:table-cell office:value-type="float" office:value="1959.9" calcext:value-type="float">
            <text:p>1959.9</text:p>
          </table:table-cell>
          <table:table-cell office:value-type="float" office:value="1695.44" calcext:value-type="float">
            <text:p>1695.44</text:p>
          </table:table-cell>
          <table:table-cell office:value-type="float" office:value="1614.84" calcext:value-type="float">
            <text:p>1614.84</text:p>
          </table:table-cell>
          <table:table-cell office:value-type="float" office:value="1557.03" calcext:value-type="float">
            <text:p>1557.03</text:p>
          </table:table-cell>
          <table:table-cell table:number-columns-repeated="2"/>
          <table:table-cell table:formula="of:=AVERAGE([.A36:.E36])" office:value-type="float" office:value="2761.4" calcext:value-type="float">
            <text:p>2761.4</text:p>
          </table:table-cell>
          <table:table-cell table:formula="of:=AVERAGE([.G36:.K36])" office:value-type="float" office:value="1633.7" calcext:value-type="float">
            <text:p>1633.7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262" calcext:value-type="float">
            <text:p>3262</text:p>
          </table:table-cell>
          <table:table-cell office:value-type="float" office:value="2872" calcext:value-type="float">
            <text:p>2872</text:p>
          </table:table-cell>
          <table:table-cell office:value-type="float" office:value="2706" calcext:value-type="float">
            <text:p>2706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402.85" calcext:value-type="float">
            <text:p>1402.85</text:p>
          </table:table-cell>
          <table:table-cell office:value-type="float" office:value="1962.74" calcext:value-type="float">
            <text:p>1962.74</text:p>
          </table:table-cell>
          <table:table-cell office:value-type="float" office:value="1761.39" calcext:value-type="float">
            <text:p>1761.39</text:p>
          </table:table-cell>
          <table:table-cell office:value-type="float" office:value="1471.1" calcext:value-type="float">
            <text:p>1471.1</text:p>
          </table:table-cell>
          <table:table-cell office:value-type="float" office:value="1624.99" calcext:value-type="float">
            <text:p>1624.99</text:p>
          </table:table-cell>
          <table:table-cell table:number-columns-repeated="2"/>
          <table:table-cell table:formula="of:=AVERAGE([.A37:.E37])" office:value-type="float" office:value="2888.8" calcext:value-type="float">
            <text:p>2888.8</text:p>
          </table:table-cell>
          <table:table-cell table:formula="of:=AVERAGE([.G37:.K37])" office:value-type="float" office:value="1644.614" calcext:value-type="float">
            <text:p>1644.614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217" calcext:value-type="float">
            <text:p>3217</text:p>
          </table:table-cell>
          <table:table-cell office:value-type="float" office:value="2952" calcext:value-type="float">
            <text:p>2952</text:p>
          </table:table-cell>
          <table:table-cell office:value-type="float" office:value="3107" calcext:value-type="float">
            <text:p>310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362.79" calcext:value-type="float">
            <text:p>1362.79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671.06" calcext:value-type="float">
            <text:p>1671.06</text:p>
          </table:table-cell>
          <table:table-cell office:value-type="float" office:value="1595.71" calcext:value-type="float">
            <text:p>1595.71</text:p>
          </table:table-cell>
          <table:table-cell office:value-type="float" office:value="1600.67" calcext:value-type="float">
            <text:p>1600.67</text:p>
          </table:table-cell>
          <table:table-cell table:number-columns-repeated="2"/>
          <table:table-cell table:formula="of:=AVERAGE([.A38:.E38])" office:value-type="float" office:value="2915" calcext:value-type="float">
            <text:p>2915</text:p>
          </table:table-cell>
          <table:table-cell table:formula="of:=AVERAGE([.G38:.K38])" office:value-type="float" office:value="1639.472" calcext:value-type="float">
            <text:p>1639.472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987" calcext:value-type="float">
            <text:p>2987</text:p>
          </table:table-cell>
          <table:table-cell office:value-type="float" office:value="3292" calcext:value-type="float">
            <text:p>3292</text:p>
          </table:table-cell>
          <table:table-cell office:value-type="float" office:value="3077" calcext:value-type="float">
            <text:p>3077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426.27" calcext:value-type="float">
            <text:p>1426.27</text:p>
          </table:table-cell>
          <table:table-cell office:value-type="float" office:value="1929.11" calcext:value-type="float">
            <text:p>1929.11</text:p>
          </table:table-cell>
          <table:table-cell office:value-type="float" office:value="1677.18" calcext:value-type="float">
            <text:p>1677.18</text:p>
          </table:table-cell>
          <table:table-cell office:value-type="float" office:value="1475.05" calcext:value-type="float">
            <text:p>1475.05</text:p>
          </table:table-cell>
          <table:table-cell office:value-type="float" office:value="1674.3" calcext:value-type="float">
            <text:p>1674.3</text:p>
          </table:table-cell>
          <table:table-cell table:number-columns-repeated="2"/>
          <table:table-cell table:formula="of:=AVERAGE([.A39:.E39])" office:value-type="float" office:value="2991.4" calcext:value-type="float">
            <text:p>2991.4</text:p>
          </table:table-cell>
          <table:table-cell table:formula="of:=AVERAGE([.G39:.K39])" office:value-type="float" office:value="1636.382" calcext:value-type="float">
            <text:p>1636.382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312" calcext:value-type="float">
            <text:p>3312</text:p>
          </table:table-cell>
          <table:table-cell office:value-type="float" office:value="2832" calcext:value-type="float">
            <text:p>2832</text:p>
          </table:table-cell>
          <table:table-cell office:value-type="float" office:value="2862" calcext:value-type="float">
            <text:p>286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357.63" calcext:value-type="float">
            <text:p>1357.63</text:p>
          </table:table-cell>
          <table:table-cell office:value-type="float" office:value="2015.97" calcext:value-type="float">
            <text:p>2015.97</text:p>
          </table:table-cell>
          <table:table-cell office:value-type="float" office:value="1718.51" calcext:value-type="float">
            <text:p>1718.51</text:p>
          </table:table-cell>
          <table:table-cell office:value-type="float" office:value="1421.62" calcext:value-type="float">
            <text:p>1421.62</text:p>
          </table:table-cell>
          <table:table-cell office:value-type="float" office:value="1523.43" calcext:value-type="float">
            <text:p>1523.43</text:p>
          </table:table-cell>
          <table:table-cell table:number-columns-repeated="2"/>
          <table:table-cell table:formula="of:=AVERAGE([.A40:.E40])" office:value-type="float" office:value="2861" calcext:value-type="float">
            <text:p>2861</text:p>
          </table:table-cell>
          <table:table-cell table:formula="of:=AVERAGE([.G40:.K40])" office:value-type="float" office:value="1607.432" calcext:value-type="float">
            <text:p>1607.432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212" calcext:value-type="float">
            <text:p>3212</text:p>
          </table:table-cell>
          <table:table-cell office:value-type="float" office:value="2642" calcext:value-type="float">
            <text:p>2642</text:p>
          </table:table-cell>
          <table:table-cell office:value-type="float" office:value="2562" calcext:value-type="float">
            <text:p>256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98.05" calcext:value-type="float">
            <text:p>1398.05</text:p>
          </table:table-cell>
          <table:table-cell office:value-type="float" office:value="1989.56" calcext:value-type="float">
            <text:p>1989.56</text:p>
          </table:table-cell>
          <table:table-cell office:value-type="float" office:value="1645.12" calcext:value-type="float">
            <text:p>1645.12</text:p>
          </table:table-cell>
          <table:table-cell office:value-type="float" office:value="1429.82" calcext:value-type="float">
            <text:p>1429.82</text:p>
          </table:table-cell>
          <table:table-cell office:value-type="float" office:value="1612.11" calcext:value-type="float">
            <text:p>1612.11</text:p>
          </table:table-cell>
          <table:table-cell table:number-columns-repeated="2"/>
          <table:table-cell table:formula="of:=AVERAGE([.A41:.E41])" office:value-type="float" office:value="2729" calcext:value-type="float">
            <text:p>2729</text:p>
          </table:table-cell>
          <table:table-cell table:formula="of:=AVERAGE([.G41:.K41])" office:value-type="float" office:value="1614.932" calcext:value-type="float">
            <text:p>1614.932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37" calcext:value-type="float">
            <text:p>2937</text:p>
          </table:table-cell>
          <table:table-cell office:value-type="float" office:value="2873" calcext:value-type="float">
            <text:p>2873</text:p>
          </table:table-cell>
          <table:table-cell office:value-type="float" office:value="3637" calcext:value-type="float">
            <text:p>3637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387.88" calcext:value-type="float">
            <text:p>1387.88</text:p>
          </table:table-cell>
          <table:table-cell office:value-type="float" office:value="2044.38" calcext:value-type="float">
            <text:p>2044.38</text:p>
          </table:table-cell>
          <table:table-cell office:value-type="float" office:value="1698.96" calcext:value-type="float">
            <text:p>1698.96</text:p>
          </table:table-cell>
          <table:table-cell office:value-type="float" office:value="1447.79" calcext:value-type="float">
            <text:p>1447.79</text:p>
          </table:table-cell>
          <table:table-cell office:value-type="float" office:value="1559.95" calcext:value-type="float">
            <text:p>1559.95</text:p>
          </table:table-cell>
          <table:table-cell table:number-columns-repeated="2"/>
          <table:table-cell table:formula="of:=AVERAGE([.A42:.E42])" office:value-type="float" office:value="2971.2" calcext:value-type="float">
            <text:p>2971.2</text:p>
          </table:table-cell>
          <table:table-cell table:formula="of:=AVERAGE([.G42:.K42])" office:value-type="float" office:value="1627.792" calcext:value-type="float">
            <text:p>1627.792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112" calcext:value-type="float">
            <text:p>3112</text:p>
          </table:table-cell>
          <table:table-cell office:value-type="float" office:value="2847" calcext:value-type="float">
            <text:p>2847</text:p>
          </table:table-cell>
          <table:table-cell office:value-type="float" office:value="2976" calcext:value-type="float">
            <text:p>2976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float" office:value="1440.23" calcext:value-type="float">
            <text:p>1440.23</text:p>
          </table:table-cell>
          <table:table-cell office:value-type="float" office:value="2000.73" calcext:value-type="float">
            <text:p>2000.73</text:p>
          </table:table-cell>
          <table:table-cell office:value-type="float" office:value="1764.18" calcext:value-type="float">
            <text:p>1764.18</text:p>
          </table:table-cell>
          <table:table-cell office:value-type="float" office:value="1511.84" calcext:value-type="float">
            <text:p>1511.84</text:p>
          </table:table-cell>
          <table:table-cell office:value-type="float" office:value="1544.69" calcext:value-type="float">
            <text:p>1544.69</text:p>
          </table:table-cell>
          <table:table-cell table:number-columns-repeated="2"/>
          <table:table-cell table:formula="of:=AVERAGE([.A43:.E43])" office:value-type="float" office:value="2834.6" calcext:value-type="float">
            <text:p>2834.6</text:p>
          </table:table-cell>
          <table:table-cell table:formula="of:=AVERAGE([.G43:.K43])" office:value-type="float" office:value="1652.334" calcext:value-type="float">
            <text:p>1652.334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147" calcext:value-type="float">
            <text:p>3147</text:p>
          </table:table-cell>
          <table:table-cell office:value-type="float" office:value="2517" calcext:value-type="float">
            <text:p>2517</text:p>
          </table:table-cell>
          <table:table-cell office:value-type="float" office:value="3027" calcext:value-type="float">
            <text:p>302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74.52" calcext:value-type="float">
            <text:p>1374.52</text:p>
          </table:table-cell>
          <table:table-cell office:value-type="float" office:value="1988.76" calcext:value-type="float">
            <text:p>1988.76</text:p>
          </table:table-cell>
          <table:table-cell office:value-type="float" office:value="1574.94" calcext:value-type="float">
            <text:p>1574.94</text:p>
          </table:table-cell>
          <table:table-cell office:value-type="float" office:value="1432.67" calcext:value-type="float">
            <text:p>1432.67</text:p>
          </table:table-cell>
          <table:table-cell office:value-type="float" office:value="1597.78" calcext:value-type="float">
            <text:p>1597.78</text:p>
          </table:table-cell>
          <table:table-cell table:number-columns-repeated="2"/>
          <table:table-cell table:formula="of:=AVERAGE([.A44:.E44])" office:value-type="float" office:value="2807" calcext:value-type="float">
            <text:p>2807</text:p>
          </table:table-cell>
          <table:table-cell table:formula="of:=AVERAGE([.G44:.K44])" office:value-type="float" office:value="1593.734" calcext:value-type="float">
            <text:p>1593.734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277" calcext:value-type="float">
            <text:p>3277</text:p>
          </table:table-cell>
          <table:table-cell office:value-type="float" office:value="2607" calcext:value-type="float">
            <text:p>2607</text:p>
          </table:table-cell>
          <table:table-cell office:value-type="float" office:value="3392" calcext:value-type="float">
            <text:p>339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438.23" calcext:value-type="float">
            <text:p>1438.23</text:p>
          </table:table-cell>
          <table:table-cell office:value-type="float" office:value="2060.67" calcext:value-type="float">
            <text:p>2060.67</text:p>
          </table:table-cell>
          <table:table-cell office:value-type="float" office:value="1768.12" calcext:value-type="float">
            <text:p>1768.12</text:p>
          </table:table-cell>
          <table:table-cell office:value-type="float" office:value="1606.52" calcext:value-type="float">
            <text:p>1606.52</text:p>
          </table:table-cell>
          <table:table-cell office:value-type="float" office:value="1446.33" calcext:value-type="float">
            <text:p>1446.33</text:p>
          </table:table-cell>
          <table:table-cell table:number-columns-repeated="2"/>
          <table:table-cell table:formula="of:=AVERAGE([.A45:.E45])" office:value-type="float" office:value="2949" calcext:value-type="float">
            <text:p>2949</text:p>
          </table:table-cell>
          <table:table-cell table:formula="of:=AVERAGE([.G45:.K45])" office:value-type="float" office:value="1663.974" calcext:value-type="float">
            <text:p>1663.974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162" calcext:value-type="float">
            <text:p>3162</text:p>
          </table:table-cell>
          <table:table-cell office:value-type="float" office:value="2597" calcext:value-type="float">
            <text:p>2597</text:p>
          </table:table-cell>
          <table:table-cell office:value-type="float" office:value="2917" calcext:value-type="float">
            <text:p>2917</text:p>
          </table:table-cell>
          <table:table-cell office:value-type="float" office:value="2734" calcext:value-type="float">
            <text:p>2734</text:p>
          </table:table-cell>
          <table:table-cell/>
          <table:table-cell office:value-type="float" office:value="1346.9" calcext:value-type="float">
            <text:p>1346.9</text:p>
          </table:table-cell>
          <table:table-cell office:value-type="float" office:value="2136.18" calcext:value-type="float">
            <text:p>2136.18</text:p>
          </table:table-cell>
          <table:table-cell office:value-type="float" office:value="1725.83" calcext:value-type="float">
            <text:p>1725.83</text:p>
          </table:table-cell>
          <table:table-cell office:value-type="float" office:value="1516.98" calcext:value-type="float">
            <text:p>1516.98</text:p>
          </table:table-cell>
          <table:table-cell office:value-type="float" office:value="1623.52" calcext:value-type="float">
            <text:p>1623.52</text:p>
          </table:table-cell>
          <table:table-cell table:number-columns-repeated="2"/>
          <table:table-cell table:formula="of:=AVERAGE([.A46:.E46])" office:value-type="float" office:value="2811.4" calcext:value-type="float">
            <text:p>2811.4</text:p>
          </table:table-cell>
          <table:table-cell table:formula="of:=AVERAGE([.G46:.K46])" office:value-type="float" office:value="1669.882" calcext:value-type="float">
            <text:p>1669.882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107" calcext:value-type="float">
            <text:p>3107</text:p>
          </table:table-cell>
          <table:table-cell office:value-type="float" office:value="2767" calcext:value-type="float">
            <text:p>2767</text:p>
          </table:table-cell>
          <table:table-cell office:value-type="float" office:value="3427" calcext:value-type="float">
            <text:p>342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392.43" calcext:value-type="float">
            <text:p>1392.43</text:p>
          </table:table-cell>
          <table:table-cell office:value-type="float" office:value="2119.16" calcext:value-type="float">
            <text:p>2119.16</text:p>
          </table:table-cell>
          <table:table-cell office:value-type="float" office:value="1658.65" calcext:value-type="float">
            <text:p>1658.65</text:p>
          </table:table-cell>
          <table:table-cell office:value-type="float" office:value="1526.27" calcext:value-type="float">
            <text:p>1526.27</text:p>
          </table:table-cell>
          <table:table-cell office:value-type="float" office:value="1609.77" calcext:value-type="float">
            <text:p>1609.77</text:p>
          </table:table-cell>
          <table:table-cell table:number-columns-repeated="2"/>
          <table:table-cell table:formula="of:=AVERAGE([.A47:.E47])" office:value-type="float" office:value="2943" calcext:value-type="float">
            <text:p>2943</text:p>
          </table:table-cell>
          <table:table-cell table:formula="of:=AVERAGE([.G47:.K47])" office:value-type="float" office:value="1661.256" calcext:value-type="float">
            <text:p>1661.256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372" calcext:value-type="float">
            <text:p>3372</text:p>
          </table:table-cell>
          <table:table-cell office:value-type="float" office:value="2962" calcext:value-type="float">
            <text:p>2962</text:p>
          </table:table-cell>
          <table:table-cell office:value-type="float" office:value="2912" calcext:value-type="float">
            <text:p>291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491.16" calcext:value-type="float">
            <text:p>1491.16</text:p>
          </table:table-cell>
          <table:table-cell office:value-type="float" office:value="2088" calcext:value-type="float">
            <text:p>2088</text:p>
          </table:table-cell>
          <table:table-cell office:value-type="float" office:value="1781.14" calcext:value-type="float">
            <text:p>1781.14</text:p>
          </table:table-cell>
          <table:table-cell office:value-type="float" office:value="1580.63" calcext:value-type="float">
            <text:p>1580.63</text:p>
          </table:table-cell>
          <table:table-cell office:value-type="float" office:value="1534.93" calcext:value-type="float">
            <text:p>1534.93</text:p>
          </table:table-cell>
          <table:table-cell table:number-columns-repeated="2"/>
          <table:table-cell table:formula="of:=AVERAGE([.A48:.E48])" office:value-type="float" office:value="2896" calcext:value-type="float">
            <text:p>2896</text:p>
          </table:table-cell>
          <table:table-cell table:formula="of:=AVERAGE([.G48:.K48])" office:value-type="float" office:value="1695.172" calcext:value-type="float">
            <text:p>1695.172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212" calcext:value-type="float">
            <text:p>3212</text:p>
          </table:table-cell>
          <table:table-cell office:value-type="float" office:value="2972" calcext:value-type="float">
            <text:p>2972</text:p>
          </table:table-cell>
          <table:table-cell office:value-type="float" office:value="2997" calcext:value-type="float">
            <text:p>2997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385.87" calcext:value-type="float">
            <text:p>1385.87</text:p>
          </table:table-cell>
          <table:table-cell office:value-type="float" office:value="2171.1" calcext:value-type="float">
            <text:p>2171.1</text:p>
          </table:table-cell>
          <table:table-cell office:value-type="float" office:value="1641.92" calcext:value-type="float">
            <text:p>1641.92</text:p>
          </table:table-cell>
          <table:table-cell office:value-type="float" office:value="1577.87" calcext:value-type="float">
            <text:p>1577.87</text:p>
          </table:table-cell>
          <table:table-cell office:value-type="float" office:value="1572.22" calcext:value-type="float">
            <text:p>1572.22</text:p>
          </table:table-cell>
          <table:table-cell table:number-columns-repeated="2"/>
          <table:table-cell table:formula="of:=AVERAGE([.A49:.E49])" office:value-type="float" office:value="2946" calcext:value-type="float">
            <text:p>2946</text:p>
          </table:table-cell>
          <table:table-cell table:formula="of:=AVERAGE([.G49:.K49])" office:value-type="float" office:value="1669.796" calcext:value-type="float">
            <text:p>1669.796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3447" calcext:value-type="float">
            <text:p>3447</text:p>
          </table:table-cell>
          <table:table-cell office:value-type="float" office:value="2807" calcext:value-type="float">
            <text:p>2807</text:p>
          </table:table-cell>
          <table:table-cell office:value-type="float" office:value="2712" calcext:value-type="float">
            <text:p>271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485.5" calcext:value-type="float">
            <text:p>1485.5</text:p>
          </table:table-cell>
          <table:table-cell office:value-type="float" office:value="2057.69" calcext:value-type="float">
            <text:p>2057.69</text:p>
          </table:table-cell>
          <table:table-cell office:value-type="float" office:value="1633.1" calcext:value-type="float">
            <text:p>1633.1</text:p>
          </table:table-cell>
          <table:table-cell office:value-type="float" office:value="1476.18" calcext:value-type="float">
            <text:p>1476.18</text:p>
          </table:table-cell>
          <table:table-cell office:value-type="float" office:value="1594.54" calcext:value-type="float">
            <text:p>1594.54</text:p>
          </table:table-cell>
          <table:table-cell table:number-columns-repeated="2"/>
          <table:table-cell table:formula="of:=AVERAGE([.A50:.E50])" office:value-type="float" office:value="2876" calcext:value-type="float">
            <text:p>2876</text:p>
          </table:table-cell>
          <table:table-cell table:formula="of:=AVERAGE([.G50:.K50])" office:value-type="float" office:value="1649.402" calcext:value-type="float">
            <text:p>1649.402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257" calcext:value-type="float">
            <text:p>3257</text:p>
          </table:table-cell>
          <table:table-cell office:value-type="float" office:value="2952" calcext:value-type="float">
            <text:p>2952</text:p>
          </table:table-cell>
          <table:table-cell office:value-type="float" office:value="2442" calcext:value-type="float">
            <text:p>244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517.07" calcext:value-type="float">
            <text:p>1517.07</text:p>
          </table:table-cell>
          <table:table-cell office:value-type="float" office:value="1924.03" calcext:value-type="float">
            <text:p>1924.03</text:p>
          </table:table-cell>
          <table:table-cell office:value-type="float" office:value="1731.86" calcext:value-type="float">
            <text:p>1731.86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541.3" calcext:value-type="float">
            <text:p>1541.3</text:p>
          </table:table-cell>
          <table:table-cell table:number-columns-repeated="2"/>
          <table:table-cell table:formula="of:=AVERAGE([.A51:.E51])" office:value-type="float" office:value="2895" calcext:value-type="float">
            <text:p>2895</text:p>
          </table:table-cell>
          <table:table-cell table:formula="of:=AVERAGE([.G51:.K51])" office:value-type="float" office:value="1642.928" calcext:value-type="float">
            <text:p>1642.928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792" calcext:value-type="float">
            <text:p>3792</text:p>
          </table:table-cell>
          <table:table-cell office:value-type="float" office:value="2877" calcext:value-type="float">
            <text:p>2877</text:p>
          </table:table-cell>
          <table:table-cell office:value-type="float" office:value="2562" calcext:value-type="float">
            <text:p>256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519.9" calcext:value-type="float">
            <text:p>1519.9</text:p>
          </table:table-cell>
          <table:table-cell office:value-type="float" office:value="2274.24" calcext:value-type="float">
            <text:p>2274.24</text:p>
          </table:table-cell>
          <table:table-cell office:value-type="float" office:value="1780.74" calcext:value-type="float">
            <text:p>1780.74</text:p>
          </table:table-cell>
          <table:table-cell office:value-type="float" office:value="1474.6" calcext:value-type="float">
            <text:p>1474.6</text:p>
          </table:table-cell>
          <table:table-cell office:value-type="float" office:value="1509.71" calcext:value-type="float">
            <text:p>1509.71</text:p>
          </table:table-cell>
          <table:table-cell table:number-columns-repeated="2"/>
          <table:table-cell table:formula="of:=AVERAGE([.A52:.E52])" office:value-type="float" office:value="2986" calcext:value-type="float">
            <text:p>2986</text:p>
          </table:table-cell>
          <table:table-cell table:formula="of:=AVERAGE([.G52:.K52])" office:value-type="float" office:value="1711.838" calcext:value-type="float">
            <text:p>1711.838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322" calcext:value-type="float">
            <text:p>3322</text:p>
          </table:table-cell>
          <table:table-cell office:value-type="float" office:value="2602" calcext:value-type="float">
            <text:p>2602</text:p>
          </table:table-cell>
          <table:table-cell office:value-type="float" office:value="2647" calcext:value-type="float">
            <text:p>2647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1549.31" calcext:value-type="float">
            <text:p>1549.31</text:p>
          </table:table-cell>
          <table:table-cell office:value-type="float" office:value="2163.14" calcext:value-type="float">
            <text:p>2163.14</text:p>
          </table:table-cell>
          <table:table-cell office:value-type="float" office:value="1631.48" calcext:value-type="float">
            <text:p>1631.48</text:p>
          </table:table-cell>
          <table:table-cell office:value-type="float" office:value="1508.71" calcext:value-type="float">
            <text:p>1508.71</text:p>
          </table:table-cell>
          <table:table-cell office:value-type="float" office:value="1472.53" calcext:value-type="float">
            <text:p>1472.53</text:p>
          </table:table-cell>
          <table:table-cell table:number-columns-repeated="2"/>
          <table:table-cell table:formula="of:=AVERAGE([.A53:.E53])" office:value-type="float" office:value="2799.6" calcext:value-type="float">
            <text:p>2799.6</text:p>
          </table:table-cell>
          <table:table-cell table:formula="of:=AVERAGE([.G53:.K53])" office:value-type="float" office:value="1665.034" calcext:value-type="float">
            <text:p>1665.034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542" calcext:value-type="float">
            <text:p>3542</text:p>
          </table:table-cell>
          <table:table-cell office:value-type="float" office:value="2842" calcext:value-type="float">
            <text:p>2842</text:p>
          </table:table-cell>
          <table:table-cell office:value-type="float" office:value="2652" calcext:value-type="float">
            <text:p>265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float" office:value="1549.12" calcext:value-type="float">
            <text:p>1549.12</text:p>
          </table:table-cell>
          <table:table-cell office:value-type="float" office:value="2126.73" calcext:value-type="float">
            <text:p>2126.73</text:p>
          </table:table-cell>
          <table:table-cell office:value-type="float" office:value="1688.14" calcext:value-type="float">
            <text:p>1688.14</text:p>
          </table:table-cell>
          <table:table-cell office:value-type="float" office:value="1523.17" calcext:value-type="float">
            <text:p>1523.17</text:p>
          </table:table-cell>
          <table:table-cell office:value-type="float" office:value="1505.95" calcext:value-type="float">
            <text:p>1505.95</text:p>
          </table:table-cell>
          <table:table-cell table:number-columns-repeated="2"/>
          <table:table-cell table:formula="of:=AVERAGE([.A54:.E54])" office:value-type="float" office:value="2868" calcext:value-type="float">
            <text:p>2868</text:p>
          </table:table-cell>
          <table:table-cell table:formula="of:=AVERAGE([.G54:.K54])" office:value-type="float" office:value="1678.622" calcext:value-type="float">
            <text:p>1678.622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122" calcext:value-type="float">
            <text:p>3122</text:p>
          </table:table-cell>
          <table:table-cell office:value-type="float" office:value="3056" calcext:value-type="float">
            <text:p>3056</text:p>
          </table:table-cell>
          <table:table-cell office:value-type="float" office:value="2857" calcext:value-type="float">
            <text:p>2857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716.02" calcext:value-type="float">
            <text:p>1716.02</text:p>
          </table:table-cell>
          <table:table-cell office:value-type="float" office:value="2173.12" calcext:value-type="float">
            <text:p>2173.12</text:p>
          </table:table-cell>
          <table:table-cell office:value-type="float" office:value="1775.9" calcext:value-type="float">
            <text:p>1775.9</text:p>
          </table:table-cell>
          <table:table-cell office:value-type="float" office:value="1530.47" calcext:value-type="float">
            <text:p>1530.47</text:p>
          </table:table-cell>
          <table:table-cell office:value-type="float" office:value="1600.15" calcext:value-type="float">
            <text:p>1600.15</text:p>
          </table:table-cell>
          <table:table-cell table:number-columns-repeated="2"/>
          <table:table-cell table:formula="of:=AVERAGE([.A55:.E55])" office:value-type="float" office:value="2856.8" calcext:value-type="float">
            <text:p>2856.8</text:p>
          </table:table-cell>
          <table:table-cell table:formula="of:=AVERAGE([.G55:.K55])" office:value-type="float" office:value="1759.132" calcext:value-type="float">
            <text:p>1759.132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482" calcext:value-type="float">
            <text:p>3482</text:p>
          </table:table-cell>
          <table:table-cell office:value-type="float" office:value="3147" calcext:value-type="float">
            <text:p>3147</text:p>
          </table:table-cell>
          <table:table-cell office:value-type="float" office:value="2982" calcext:value-type="float">
            <text:p>298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600.88" calcext:value-type="float">
            <text:p>1600.88</text:p>
          </table:table-cell>
          <table:table-cell office:value-type="float" office:value="2230.06" calcext:value-type="float">
            <text:p>2230.06</text:p>
          </table:table-cell>
          <table:table-cell office:value-type="float" office:value="1786.4" calcext:value-type="float">
            <text:p>1786.4</text:p>
          </table:table-cell>
          <table:table-cell office:value-type="float" office:value="1628.26" calcext:value-type="float">
            <text:p>1628.26</text:p>
          </table:table-cell>
          <table:table-cell office:value-type="float" office:value="1679.96" calcext:value-type="float">
            <text:p>1679.96</text:p>
          </table:table-cell>
          <table:table-cell table:number-columns-repeated="2"/>
          <table:table-cell table:formula="of:=AVERAGE([.A56:.E56])" office:value-type="float" office:value="3093" calcext:value-type="float">
            <text:p>3093</text:p>
          </table:table-cell>
          <table:table-cell table:formula="of:=AVERAGE([.G56:.K56])" office:value-type="float" office:value="1785.112" calcext:value-type="float">
            <text:p>1785.112</text:p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102" calcext:value-type="float">
            <text:p>3102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624.72" calcext:value-type="float">
            <text:p>1624.72</text:p>
          </table:table-cell>
          <table:table-cell office:value-type="float" office:value="2166.64" calcext:value-type="float">
            <text:p>2166.64</text:p>
          </table:table-cell>
          <table:table-cell office:value-type="float" office:value="1759.72" calcext:value-type="float">
            <text:p>1759.72</text:p>
          </table:table-cell>
          <table:table-cell office:value-type="float" office:value="1601.49" calcext:value-type="float">
            <text:p>1601.49</text:p>
          </table:table-cell>
          <table:table-cell office:value-type="float" office:value="1648.39" calcext:value-type="float">
            <text:p>1648.39</text:p>
          </table:table-cell>
          <table:table-cell table:number-columns-repeated="2"/>
          <table:table-cell table:formula="of:=AVERAGE([.A57:.E57])" office:value-type="float" office:value="2881" calcext:value-type="float">
            <text:p>2881</text:p>
          </table:table-cell>
          <table:table-cell table:formula="of:=AVERAGE([.G57:.K57])" office:value-type="float" office:value="1760.192" calcext:value-type="float">
            <text:p>1760.192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062" calcext:value-type="float">
            <text:p>3062</text:p>
          </table:table-cell>
          <table:table-cell office:value-type="float" office:value="2852" calcext:value-type="float">
            <text:p>2852</text:p>
          </table:table-cell>
          <table:table-cell office:value-type="float" office:value="2822" calcext:value-type="float">
            <text:p>282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652.91" calcext:value-type="float">
            <text:p>1652.91</text:p>
          </table:table-cell>
          <table:table-cell office:value-type="float" office:value="2203.36" calcext:value-type="float">
            <text:p>2203.36</text:p>
          </table:table-cell>
          <table:table-cell office:value-type="float" office:value="1696.12" calcext:value-type="float">
            <text:p>1696.12</text:p>
          </table:table-cell>
          <table:table-cell office:value-type="float" office:value="1535.63" calcext:value-type="float">
            <text:p>1535.63</text:p>
          </table:table-cell>
          <table:table-cell office:value-type="float" office:value="1673.78" calcext:value-type="float">
            <text:p>1673.78</text:p>
          </table:table-cell>
          <table:table-cell table:number-columns-repeated="2"/>
          <table:table-cell table:formula="of:=AVERAGE([.A58:.E58])" office:value-type="float" office:value="2856" calcext:value-type="float">
            <text:p>2856</text:p>
          </table:table-cell>
          <table:table-cell table:formula="of:=AVERAGE([.G58:.K58])" office:value-type="float" office:value="1752.36" calcext:value-type="float">
            <text:p>1752.36</text:p>
          </table:table-cell>
          <table:table-cell table:number-columns-repeated="2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292" calcext:value-type="float">
            <text:p>3292</text:p>
          </table:table-cell>
          <table:table-cell office:value-type="float" office:value="2747" calcext:value-type="float">
            <text:p>2747</text:p>
          </table:table-cell>
          <table:table-cell office:value-type="float" office:value="2822" calcext:value-type="float">
            <text:p>2822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1566.47" calcext:value-type="float">
            <text:p>1566.47</text:p>
          </table:table-cell>
          <table:table-cell office:value-type="float" office:value="2233.84" calcext:value-type="float">
            <text:p>2233.84</text:p>
          </table:table-cell>
          <table:table-cell office:value-type="float" office:value="1723.65" calcext:value-type="float">
            <text:p>1723.65</text:p>
          </table:table-cell>
          <table:table-cell office:value-type="float" office:value="1568.22" calcext:value-type="float">
            <text:p>1568.22</text:p>
          </table:table-cell>
          <table:table-cell office:value-type="float" office:value="1590.5" calcext:value-type="float">
            <text:p>1590.5</text:p>
          </table:table-cell>
          <table:table-cell table:number-columns-repeated="2"/>
          <table:table-cell table:formula="of:=AVERAGE([.A59:.E59])" office:value-type="float" office:value="2813" calcext:value-type="float">
            <text:p>2813</text:p>
          </table:table-cell>
          <table:table-cell table:formula="of:=AVERAGE([.G59:.K59])" office:value-type="float" office:value="1736.536" calcext:value-type="float">
            <text:p>1736.536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207" calcext:value-type="float">
            <text:p>3207</text:p>
          </table:table-cell>
          <table:table-cell office:value-type="float" office:value="2712" calcext:value-type="float">
            <text:p>2712</text:p>
          </table:table-cell>
          <table:table-cell office:value-type="float" office:value="2737" calcext:value-type="float">
            <text:p>273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612.66" calcext:value-type="float">
            <text:p>1612.66</text:p>
          </table:table-cell>
          <table:table-cell office:value-type="float" office:value="2157.74" calcext:value-type="float">
            <text:p>2157.74</text:p>
          </table:table-cell>
          <table:table-cell office:value-type="float" office:value="1701.78" calcext:value-type="float">
            <text:p>1701.78</text:p>
          </table:table-cell>
          <table:table-cell office:value-type="float" office:value="1657.01" calcext:value-type="float">
            <text:p>1657.01</text:p>
          </table:table-cell>
          <table:table-cell office:value-type="float" office:value="1622.5" calcext:value-type="float">
            <text:p>1622.5</text:p>
          </table:table-cell>
          <table:table-cell table:number-columns-repeated="2"/>
          <table:table-cell table:formula="of:=AVERAGE([.A60:.E60])" office:value-type="float" office:value="2894" calcext:value-type="float">
            <text:p>2894</text:p>
          </table:table-cell>
          <table:table-cell table:formula="of:=AVERAGE([.G60:.K60])" office:value-type="float" office:value="1750.338" calcext:value-type="float">
            <text:p>1750.338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387" calcext:value-type="float">
            <text:p>3387</text:p>
          </table:table-cell>
          <table:table-cell office:value-type="float" office:value="2637" calcext:value-type="float">
            <text:p>2637</text:p>
          </table:table-cell>
          <table:table-cell office:value-type="float" office:value="2977" calcext:value-type="float">
            <text:p>2977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707.95" calcext:value-type="float">
            <text:p>1707.95</text:p>
          </table:table-cell>
          <table:table-cell office:value-type="float" office:value="2195.69" calcext:value-type="float">
            <text:p>2195.69</text:p>
          </table:table-cell>
          <table:table-cell office:value-type="float" office:value="1847.21" calcext:value-type="float">
            <text:p>1847.21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654.55" calcext:value-type="float">
            <text:p>1654.55</text:p>
          </table:table-cell>
          <table:table-cell table:number-columns-repeated="2"/>
          <table:table-cell table:formula="of:=AVERAGE([.A61:.E61])" office:value-type="float" office:value="2899" calcext:value-type="float">
            <text:p>2899</text:p>
          </table:table-cell>
          <table:table-cell table:formula="of:=AVERAGE([.G61:.K61])" office:value-type="float" office:value="1799.484" calcext:value-type="float">
            <text:p>1799.484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202" calcext:value-type="float">
            <text:p>3202</text:p>
          </table:table-cell>
          <table:table-cell office:value-type="float" office:value="2762" calcext:value-type="float">
            <text:p>2762</text:p>
          </table:table-cell>
          <table:table-cell office:value-type="float" office:value="2932" calcext:value-type="float">
            <text:p>2932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float" office:value="1722.22" calcext:value-type="float">
            <text:p>1722.22</text:p>
          </table:table-cell>
          <table:table-cell office:value-type="float" office:value="2241.66" calcext:value-type="float">
            <text:p>2241.66</text:p>
          </table:table-cell>
          <table:table-cell office:value-type="float" office:value="1852.52" calcext:value-type="float">
            <text:p>1852.52</text:p>
          </table:table-cell>
          <table:table-cell office:value-type="float" office:value="1616.05" calcext:value-type="float">
            <text:p>1616.05</text:p>
          </table:table-cell>
          <table:table-cell office:value-type="float" office:value="1659.95" calcext:value-type="float">
            <text:p>1659.95</text:p>
          </table:table-cell>
          <table:table-cell table:number-columns-repeated="2"/>
          <table:table-cell table:formula="of:=AVERAGE([.A62:.E62])" office:value-type="float" office:value="2868" calcext:value-type="float">
            <text:p>2868</text:p>
          </table:table-cell>
          <table:table-cell table:formula="of:=AVERAGE([.G62:.K62])" office:value-type="float" office:value="1818.48" calcext:value-type="float">
            <text:p>1818.48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548" calcext:value-type="float">
            <text:p>3548</text:p>
          </table:table-cell>
          <table:table-cell office:value-type="float" office:value="2922" calcext:value-type="float">
            <text:p>2922</text:p>
          </table:table-cell>
          <table:table-cell office:value-type="float" office:value="2777" calcext:value-type="float">
            <text:p>277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776.88" calcext:value-type="float">
            <text:p>1776.88</text:p>
          </table:table-cell>
          <table:table-cell office:value-type="float" office:value="2136.2" calcext:value-type="float">
            <text:p>2136.2</text:p>
          </table:table-cell>
          <table:table-cell office:value-type="float" office:value="1754.22" calcext:value-type="float">
            <text:p>1754.22</text:p>
          </table:table-cell>
          <table:table-cell office:value-type="float" office:value="1613.43" calcext:value-type="float">
            <text:p>1613.43</text:p>
          </table:table-cell>
          <table:table-cell office:value-type="float" office:value="1668.7" calcext:value-type="float">
            <text:p>1668.7</text:p>
          </table:table-cell>
          <table:table-cell table:number-columns-repeated="2"/>
          <table:table-cell table:formula="of:=AVERAGE([.A63:.E63])" office:value-type="float" office:value="3043.2" calcext:value-type="float">
            <text:p>3043.2</text:p>
          </table:table-cell>
          <table:table-cell table:formula="of:=AVERAGE([.G63:.K63])" office:value-type="float" office:value="1789.886" calcext:value-type="float">
            <text:p>1789.886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117" calcext:value-type="float">
            <text:p>3117</text:p>
          </table:table-cell>
          <table:table-cell office:value-type="float" office:value="2887" calcext:value-type="float">
            <text:p>2887</text:p>
          </table:table-cell>
          <table:table-cell office:value-type="float" office:value="2924" calcext:value-type="float">
            <text:p>2924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762.76" calcext:value-type="float">
            <text:p>1762.76</text:p>
          </table:table-cell>
          <table:table-cell office:value-type="float" office:value="2208.11" calcext:value-type="float">
            <text:p>2208.11</text:p>
          </table:table-cell>
          <table:table-cell office:value-type="float" office:value="1773.17" calcext:value-type="float">
            <text:p>1773.17</text:p>
          </table:table-cell>
          <table:table-cell office:value-type="float" office:value="1649.13" calcext:value-type="float">
            <text:p>1649.13</text:p>
          </table:table-cell>
          <table:table-cell office:value-type="float" office:value="1728.52" calcext:value-type="float">
            <text:p>1728.52</text:p>
          </table:table-cell>
          <table:table-cell table:number-columns-repeated="2"/>
          <table:table-cell table:formula="of:=AVERAGE([.A64:.E64])" office:value-type="float" office:value="2973.4" calcext:value-type="float">
            <text:p>2973.4</text:p>
          </table:table-cell>
          <table:table-cell table:formula="of:=AVERAGE([.G64:.K64])" office:value-type="float" office:value="1824.338" calcext:value-type="float">
            <text:p>1824.338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397" calcext:value-type="float">
            <text:p>3397</text:p>
          </table:table-cell>
          <table:table-cell office:value-type="float" office:value="2982" calcext:value-type="float">
            <text:p>2982</text:p>
          </table:table-cell>
          <table:table-cell office:value-type="float" office:value="2992" calcext:value-type="float">
            <text:p>299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801.25" calcext:value-type="float">
            <text:p>1801.25</text:p>
          </table:table-cell>
          <table:table-cell office:value-type="float" office:value="2176.06" calcext:value-type="float">
            <text:p>2176.06</text:p>
          </table:table-cell>
          <table:table-cell office:value-type="float" office:value="1856.58" calcext:value-type="float">
            <text:p>1856.58</text:p>
          </table:table-cell>
          <table:table-cell office:value-type="float" office:value="1593.3" calcext:value-type="float">
            <text:p>1593.3</text:p>
          </table:table-cell>
          <table:table-cell office:value-type="float" office:value="1572.01" calcext:value-type="float">
            <text:p>1572.01</text:p>
          </table:table-cell>
          <table:table-cell table:number-columns-repeated="2"/>
          <table:table-cell table:formula="of:=AVERAGE([.A65:.E65])" office:value-type="float" office:value="3029" calcext:value-type="float">
            <text:p>3029</text:p>
          </table:table-cell>
          <table:table-cell table:formula="of:=AVERAGE([.G65:.K65])" office:value-type="float" office:value="1799.84" calcext:value-type="float">
            <text:p>1799.84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422" calcext:value-type="float">
            <text:p>3422</text:p>
          </table:table-cell>
          <table:table-cell office:value-type="float" office:value="3082" calcext:value-type="float">
            <text:p>3082</text:p>
          </table:table-cell>
          <table:table-cell office:value-type="float" office:value="2887" calcext:value-type="float">
            <text:p>2887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794.36" calcext:value-type="float">
            <text:p>1794.36</text:p>
          </table:table-cell>
          <table:table-cell office:value-type="float" office:value="2231.47" calcext:value-type="float">
            <text:p>2231.47</text:p>
          </table:table-cell>
          <table:table-cell office:value-type="float" office:value="1780.11" calcext:value-type="float">
            <text:p>1780.11</text:p>
          </table:table-cell>
          <table:table-cell office:value-type="float" office:value="1671.48" calcext:value-type="float">
            <text:p>1671.48</text:p>
          </table:table-cell>
          <table:table-cell office:value-type="float" office:value="1655.73" calcext:value-type="float">
            <text:p>1655.73</text:p>
          </table:table-cell>
          <table:table-cell table:number-columns-repeated="2"/>
          <table:table-cell table:formula="of:=AVERAGE([.A66:.E66])" office:value-type="float" office:value="3002" calcext:value-type="float">
            <text:p>3002</text:p>
          </table:table-cell>
          <table:table-cell table:formula="of:=AVERAGE([.G66:.K66])" office:value-type="float" office:value="1826.63" calcext:value-type="float">
            <text:p>1826.63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3277" calcext:value-type="float">
            <text:p>3277</text:p>
          </table:table-cell>
          <table:table-cell office:value-type="float" office:value="2802" calcext:value-type="float">
            <text:p>2802</text:p>
          </table:table-cell>
          <table:table-cell office:value-type="float" office:value="2852" calcext:value-type="float">
            <text:p>285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678.55" calcext:value-type="float">
            <text:p>1678.55</text:p>
          </table:table-cell>
          <table:table-cell office:value-type="float" office:value="2281.49" calcext:value-type="float">
            <text:p>2281.49</text:p>
          </table:table-cell>
          <table:table-cell office:value-type="float" office:value="1843.7" calcext:value-type="float">
            <text:p>1843.7</text:p>
          </table:table-cell>
          <table:table-cell office:value-type="float" office:value="1704.26" calcext:value-type="float">
            <text:p>1704.26</text:p>
          </table:table-cell>
          <table:table-cell office:value-type="float" office:value="1651.32" calcext:value-type="float">
            <text:p>1651.32</text:p>
          </table:table-cell>
          <table:table-cell table:number-columns-repeated="2"/>
          <table:table-cell table:formula="of:=AVERAGE([.A67:.E67])" office:value-type="float" office:value="2930" calcext:value-type="float">
            <text:p>2930</text:p>
          </table:table-cell>
          <table:table-cell table:formula="of:=AVERAGE([.G67:.K67])" office:value-type="float" office:value="1831.864" calcext:value-type="float">
            <text:p>1831.864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252" calcext:value-type="float">
            <text:p>3252</text:p>
          </table:table-cell>
          <table:table-cell office:value-type="float" office:value="2852" calcext:value-type="float">
            <text:p>2852</text:p>
          </table:table-cell>
          <table:table-cell office:value-type="float" office:value="3142" calcext:value-type="float">
            <text:p>314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811.14" calcext:value-type="float">
            <text:p>1811.14</text:p>
          </table:table-cell>
          <table:table-cell office:value-type="float" office:value="2247.35" calcext:value-type="float">
            <text:p>2247.35</text:p>
          </table:table-cell>
          <table:table-cell office:value-type="float" office:value="1788.14" calcext:value-type="float">
            <text:p>1788.14</text:p>
          </table:table-cell>
          <table:table-cell office:value-type="float" office:value="1703.8" calcext:value-type="float">
            <text:p>1703.8</text:p>
          </table:table-cell>
          <table:table-cell office:value-type="float" office:value="1696.15" calcext:value-type="float">
            <text:p>1696.15</text:p>
          </table:table-cell>
          <table:table-cell table:number-columns-repeated="2"/>
          <table:table-cell table:formula="of:=AVERAGE([.A68:.E68])" office:value-type="float" office:value="2975" calcext:value-type="float">
            <text:p>2975</text:p>
          </table:table-cell>
          <table:table-cell table:formula="of:=AVERAGE([.G68:.K68])" office:value-type="float" office:value="1849.316" calcext:value-type="float">
            <text:p>1849.316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387" calcext:value-type="float">
            <text:p>3387</text:p>
          </table:table-cell>
          <table:table-cell office:value-type="float" office:value="3017" calcext:value-type="float">
            <text:p>3017</text:p>
          </table:table-cell>
          <table:table-cell office:value-type="float" office:value="3332" calcext:value-type="float">
            <text:p>333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833.36" calcext:value-type="float">
            <text:p>1833.36</text:p>
          </table:table-cell>
          <table:table-cell office:value-type="float" office:value="2262.42" calcext:value-type="float">
            <text:p>2262.42</text:p>
          </table:table-cell>
          <table:table-cell office:value-type="float" office:value="1770.85" calcext:value-type="float">
            <text:p>1770.85</text:p>
          </table:table-cell>
          <table:table-cell office:value-type="float" office:value="1705.93" calcext:value-type="float">
            <text:p>1705.93</text:p>
          </table:table-cell>
          <table:table-cell office:value-type="float" office:value="1648.69" calcext:value-type="float">
            <text:p>1648.69</text:p>
          </table:table-cell>
          <table:table-cell table:number-columns-repeated="2"/>
          <table:table-cell table:formula="of:=AVERAGE([.A69:.E69])" office:value-type="float" office:value="3079" calcext:value-type="float">
            <text:p>3079</text:p>
          </table:table-cell>
          <table:table-cell table:formula="of:=AVERAGE([.G69:.K69])" office:value-type="float" office:value="1844.25" calcext:value-type="float">
            <text:p>1844.25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3302" calcext:value-type="float">
            <text:p>3302</text:p>
          </table:table-cell>
          <table:table-cell office:value-type="float" office:value="2827" calcext:value-type="float">
            <text:p>2827</text:p>
          </table:table-cell>
          <table:table-cell office:value-type="float" office:value="3047" calcext:value-type="float">
            <text:p>3047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1728.15" calcext:value-type="float">
            <text:p>1728.15</text:p>
          </table:table-cell>
          <table:table-cell office:value-type="float" office:value="2218.11" calcext:value-type="float">
            <text:p>2218.11</text:p>
          </table:table-cell>
          <table:table-cell office:value-type="float" office:value="1824.38" calcext:value-type="float">
            <text:p>1824.38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774.74" calcext:value-type="float">
            <text:p>1774.74</text:p>
          </table:table-cell>
          <table:table-cell table:number-columns-repeated="2"/>
          <table:table-cell table:formula="of:=AVERAGE([.A70:.E70])" office:value-type="float" office:value="2968" calcext:value-type="float">
            <text:p>2968</text:p>
          </table:table-cell>
          <table:table-cell table:formula="of:=AVERAGE([.G70:.K70])" office:value-type="float" office:value="1850.192" calcext:value-type="float">
            <text:p>1850.192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272" calcext:value-type="float">
            <text:p>3272</text:p>
          </table:table-cell>
          <table:table-cell office:value-type="float" office:value="2917" calcext:value-type="float">
            <text:p>2917</text:p>
          </table:table-cell>
          <table:table-cell office:value-type="float" office:value="3024" calcext:value-type="float">
            <text:p>3024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623.65" calcext:value-type="float">
            <text:p>1623.65</text:p>
          </table:table-cell>
          <table:table-cell office:value-type="float" office:value="2258.68" calcext:value-type="float">
            <text:p>2258.68</text:p>
          </table:table-cell>
          <table:table-cell office:value-type="float" office:value="1875.87" calcext:value-type="float">
            <text:p>1875.87</text:p>
          </table:table-cell>
          <table:table-cell office:value-type="float" office:value="1706.55" calcext:value-type="float">
            <text:p>1706.55</text:p>
          </table:table-cell>
          <table:table-cell office:value-type="float" office:value="1711.69" calcext:value-type="float">
            <text:p>1711.69</text:p>
          </table:table-cell>
          <table:table-cell table:number-columns-repeated="2"/>
          <table:table-cell table:formula="of:=AVERAGE([.A71:.E71])" office:value-type="float" office:value="2975.4" calcext:value-type="float">
            <text:p>2975.4</text:p>
          </table:table-cell>
          <table:table-cell table:formula="of:=AVERAGE([.G71:.K71])" office:value-type="float" office:value="1835.288" calcext:value-type="float">
            <text:p>1835.288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3597" calcext:value-type="float">
            <text:p>3597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717.47" calcext:value-type="float">
            <text:p>1717.47</text:p>
          </table:table-cell>
          <table:table-cell office:value-type="float" office:value="2201.49" calcext:value-type="float">
            <text:p>2201.49</text:p>
          </table:table-cell>
          <table:table-cell office:value-type="float" office:value="1730.8" calcext:value-type="float">
            <text:p>1730.8</text:p>
          </table:table-cell>
          <table:table-cell office:value-type="float" office:value="1851.56" calcext:value-type="float">
            <text:p>1851.56</text:p>
          </table:table-cell>
          <table:table-cell office:value-type="float" office:value="1725.45" calcext:value-type="float">
            <text:p>1725.45</text:p>
          </table:table-cell>
          <table:table-cell table:number-columns-repeated="2"/>
          <table:table-cell table:formula="of:=AVERAGE([.A72:.E72])" office:value-type="float" office:value="3129" calcext:value-type="float">
            <text:p>3129</text:p>
          </table:table-cell>
          <table:table-cell table:formula="of:=AVERAGE([.G72:.K72])" office:value-type="float" office:value="1845.354" calcext:value-type="float">
            <text:p>1845.354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352" calcext:value-type="float">
            <text:p>3352</text:p>
          </table:table-cell>
          <table:table-cell office:value-type="float" office:value="2912" calcext:value-type="float">
            <text:p>2912</text:p>
          </table:table-cell>
          <table:table-cell office:value-type="float" office:value="3142" calcext:value-type="float">
            <text:p>3142</text:p>
          </table:table-cell>
          <table:table-cell office:value-type="float" office:value="3172" calcext:value-type="float">
            <text:p>3172</text:p>
          </table:table-cell>
          <table:table-cell/>
          <table:table-cell office:value-type="float" office:value="1690.5" calcext:value-type="float">
            <text:p>1690.5</text:p>
          </table:table-cell>
          <table:table-cell office:value-type="float" office:value="2255.62" calcext:value-type="float">
            <text:p>2255.62</text:p>
          </table:table-cell>
          <table:table-cell office:value-type="float" office:value="1839.93" calcext:value-type="float">
            <text:p>1839.93</text:p>
          </table:table-cell>
          <table:table-cell office:value-type="float" office:value="1806.92" calcext:value-type="float">
            <text:p>1806.92</text:p>
          </table:table-cell>
          <table:table-cell office:value-type="float" office:value="1812.23" calcext:value-type="float">
            <text:p>1812.23</text:p>
          </table:table-cell>
          <table:table-cell table:number-columns-repeated="2"/>
          <table:table-cell table:formula="of:=AVERAGE([.A73:.E73])" office:value-type="float" office:value="3065" calcext:value-type="float">
            <text:p>3065</text:p>
          </table:table-cell>
          <table:table-cell table:formula="of:=AVERAGE([.G73:.K73])" office:value-type="float" office:value="1881.04" calcext:value-type="float">
            <text:p>1881.04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397" calcext:value-type="float">
            <text:p>3397</text:p>
          </table:table-cell>
          <table:table-cell office:value-type="float" office:value="2842" calcext:value-type="float">
            <text:p>2842</text:p>
          </table:table-cell>
          <table:table-cell office:value-type="float" office:value="2942" calcext:value-type="float">
            <text:p>2942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1831.14" calcext:value-type="float">
            <text:p>1831.14</text:p>
          </table:table-cell>
          <table:table-cell office:value-type="float" office:value="2272.65" calcext:value-type="float">
            <text:p>2272.65</text:p>
          </table:table-cell>
          <table:table-cell office:value-type="float" office:value="1755.16" calcext:value-type="float">
            <text:p>1755.16</text:p>
          </table:table-cell>
          <table:table-cell office:value-type="float" office:value="1828.93" calcext:value-type="float">
            <text:p>1828.93</text:p>
          </table:table-cell>
          <table:table-cell office:value-type="float" office:value="1779.11" calcext:value-type="float">
            <text:p>1779.11</text:p>
          </table:table-cell>
          <table:table-cell table:number-columns-repeated="2"/>
          <table:table-cell table:formula="of:=AVERAGE([.A74:.E74])" office:value-type="float" office:value="3068" calcext:value-type="float">
            <text:p>3068</text:p>
          </table:table-cell>
          <table:table-cell table:formula="of:=AVERAGE([.G74:.K74])" office:value-type="float" office:value="1893.398" calcext:value-type="float">
            <text:p>1893.398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212" calcext:value-type="float">
            <text:p>3212</text:p>
          </table:table-cell>
          <table:table-cell office:value-type="float" office:value="2897" calcext:value-type="float">
            <text:p>2897</text:p>
          </table:table-cell>
          <table:table-cell office:value-type="float" office:value="3000" calcext:value-type="float">
            <text:p>3000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824.28" calcext:value-type="float">
            <text:p>1824.28</text:p>
          </table:table-cell>
          <table:table-cell office:value-type="float" office:value="2221.83" calcext:value-type="float">
            <text:p>2221.83</text:p>
          </table:table-cell>
          <table:table-cell office:value-type="float" office:value="1780.94" calcext:value-type="float">
            <text:p>1780.94</text:p>
          </table:table-cell>
          <table:table-cell office:value-type="float" office:value="1759.56" calcext:value-type="float">
            <text:p>1759.56</text:p>
          </table:table-cell>
          <table:table-cell office:value-type="float" office:value="1710.53" calcext:value-type="float">
            <text:p>1710.53</text:p>
          </table:table-cell>
          <table:table-cell table:number-columns-repeated="2"/>
          <table:table-cell table:formula="of:=AVERAGE([.A75:.E75])" office:value-type="float" office:value="2986.6" calcext:value-type="float">
            <text:p>2986.6</text:p>
          </table:table-cell>
          <table:table-cell table:formula="of:=AVERAGE([.G75:.K75])" office:value-type="float" office:value="1859.428" calcext:value-type="float">
            <text:p>1859.428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002" calcext:value-type="float">
            <text:p>3002</text:p>
          </table:table-cell>
          <table:table-cell office:value-type="float" office:value="2917" calcext:value-type="float">
            <text:p>2917</text:p>
          </table:table-cell>
          <table:table-cell office:value-type="float" office:value="3107" calcext:value-type="float">
            <text:p>3107</text:p>
          </table:table-cell>
          <table:table-cell office:value-type="float" office:value="2893" calcext:value-type="float">
            <text:p>2893</text:p>
          </table:table-cell>
          <table:table-cell/>
          <table:table-cell office:value-type="float" office:value="1781.85" calcext:value-type="float">
            <text:p>1781.85</text:p>
          </table:table-cell>
          <table:table-cell office:value-type="float" office:value="2192.67" calcext:value-type="float">
            <text:p>2192.67</text:p>
          </table:table-cell>
          <table:table-cell office:value-type="float" office:value="1723.54" calcext:value-type="float">
            <text:p>1723.54</text:p>
          </table:table-cell>
          <table:table-cell office:value-type="float" office:value="1771.88" calcext:value-type="float">
            <text:p>1771.88</text:p>
          </table:table-cell>
          <table:table-cell office:value-type="float" office:value="1756.23" calcext:value-type="float">
            <text:p>1756.23</text:p>
          </table:table-cell>
          <table:table-cell table:number-columns-repeated="2"/>
          <table:table-cell table:formula="of:=AVERAGE([.A76:.E76])" office:value-type="float" office:value="2962.2" calcext:value-type="float">
            <text:p>2962.2</text:p>
          </table:table-cell>
          <table:table-cell table:formula="of:=AVERAGE([.G76:.K76])" office:value-type="float" office:value="1845.234" calcext:value-type="float">
            <text:p>1845.234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752" calcext:value-type="float">
            <text:p>3752</text:p>
          </table:table-cell>
          <table:table-cell office:value-type="float" office:value="2777" calcext:value-type="float">
            <text:p>2777</text:p>
          </table:table-cell>
          <table:table-cell office:value-type="float" office:value="2967" calcext:value-type="float">
            <text:p>296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818.27" calcext:value-type="float">
            <text:p>1818.27</text:p>
          </table:table-cell>
          <table:table-cell office:value-type="float" office:value="2255.93" calcext:value-type="float">
            <text:p>2255.93</text:p>
          </table:table-cell>
          <table:table-cell office:value-type="float" office:value="1799.01" calcext:value-type="float">
            <text:p>1799.01</text:p>
          </table:table-cell>
          <table:table-cell office:value-type="float" office:value="1736.37" calcext:value-type="float">
            <text:p>1736.37</text:p>
          </table:table-cell>
          <table:table-cell office:value-type="float" office:value="1726.39" calcext:value-type="float">
            <text:p>1726.39</text:p>
          </table:table-cell>
          <table:table-cell table:number-columns-repeated="2"/>
          <table:table-cell table:formula="of:=AVERAGE([.A77:.E77])" office:value-type="float" office:value="2999" calcext:value-type="float">
            <text:p>2999</text:p>
          </table:table-cell>
          <table:table-cell table:formula="of:=AVERAGE([.G77:.K77])" office:value-type="float" office:value="1867.194" calcext:value-type="float">
            <text:p>1867.194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302" calcext:value-type="float">
            <text:p>3302</text:p>
          </table:table-cell>
          <table:table-cell office:value-type="float" office:value="2702" calcext:value-type="float">
            <text:p>2702</text:p>
          </table:table-cell>
          <table:table-cell office:value-type="float" office:value="2927" calcext:value-type="float">
            <text:p>2927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803.67" calcext:value-type="float">
            <text:p>1803.67</text:p>
          </table:table-cell>
          <table:table-cell office:value-type="float" office:value="2133.24" calcext:value-type="float">
            <text:p>2133.24</text:p>
          </table:table-cell>
          <table:table-cell office:value-type="float" office:value="1751.99" calcext:value-type="float">
            <text:p>1751.99</text:p>
          </table:table-cell>
          <table:table-cell office:value-type="float" office:value="1705.09" calcext:value-type="float">
            <text:p>1705.09</text:p>
          </table:table-cell>
          <table:table-cell office:value-type="float" office:value="1782.53" calcext:value-type="float">
            <text:p>1782.53</text:p>
          </table:table-cell>
          <table:table-cell table:number-columns-repeated="2"/>
          <table:table-cell table:formula="of:=AVERAGE([.A78:.E78])" office:value-type="float" office:value="2976" calcext:value-type="float">
            <text:p>2976</text:p>
          </table:table-cell>
          <table:table-cell table:formula="of:=AVERAGE([.G78:.K78])" office:value-type="float" office:value="1835.304" calcext:value-type="float">
            <text:p>1835.304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542" calcext:value-type="float">
            <text:p>3542</text:p>
          </table:table-cell>
          <table:table-cell office:value-type="float" office:value="2712" calcext:value-type="float">
            <text:p>2712</text:p>
          </table:table-cell>
          <table:table-cell office:value-type="float" office:value="2957" calcext:value-type="float">
            <text:p>295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840.8" calcext:value-type="float">
            <text:p>1840.8</text:p>
          </table:table-cell>
          <table:table-cell office:value-type="float" office:value="2257.46" calcext:value-type="float">
            <text:p>2257.46</text:p>
          </table:table-cell>
          <table:table-cell office:value-type="float" office:value="1812.2" calcext:value-type="float">
            <text:p>1812.2</text:p>
          </table:table-cell>
          <table:table-cell office:value-type="float" office:value="1756.7" calcext:value-type="float">
            <text:p>1756.7</text:p>
          </table:table-cell>
          <table:table-cell office:value-type="float" office:value="1598.28" calcext:value-type="float">
            <text:p>1598.28</text:p>
          </table:table-cell>
          <table:table-cell table:number-columns-repeated="2"/>
          <table:table-cell table:formula="of:=AVERAGE([.A79:.E79])" office:value-type="float" office:value="2967" calcext:value-type="float">
            <text:p>2967</text:p>
          </table:table-cell>
          <table:table-cell table:formula="of:=AVERAGE([.G79:.K79])" office:value-type="float" office:value="1853.088" calcext:value-type="float">
            <text:p>1853.088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402" calcext:value-type="float">
            <text:p>3402</text:p>
          </table:table-cell>
          <table:table-cell office:value-type="float" office:value="2752" calcext:value-type="float">
            <text:p>2752</text:p>
          </table:table-cell>
          <table:table-cell office:value-type="float" office:value="2839" calcext:value-type="float">
            <text:p>2839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764.14" calcext:value-type="float">
            <text:p>1764.14</text:p>
          </table:table-cell>
          <table:table-cell office:value-type="float" office:value="2230.9" calcext:value-type="float">
            <text:p>2230.9</text:p>
          </table:table-cell>
          <table:table-cell office:value-type="float" office:value="1829.69" calcext:value-type="float">
            <text:p>1829.69</text:p>
          </table:table-cell>
          <table:table-cell office:value-type="float" office:value="1743.29" calcext:value-type="float">
            <text:p>1743.29</text:p>
          </table:table-cell>
          <table:table-cell office:value-type="float" office:value="1696.5" calcext:value-type="float">
            <text:p>1696.5</text:p>
          </table:table-cell>
          <table:table-cell table:number-columns-repeated="2"/>
          <table:table-cell table:formula="of:=AVERAGE([.A80:.E80])" office:value-type="float" office:value="2964.4" calcext:value-type="float">
            <text:p>2964.4</text:p>
          </table:table-cell>
          <table:table-cell table:formula="of:=AVERAGE([.G80:.K80])" office:value-type="float" office:value="1852.904" calcext:value-type="float">
            <text:p>1852.904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47" calcext:value-type="float">
            <text:p>3547</text:p>
          </table:table-cell>
          <table:table-cell office:value-type="float" office:value="2867" calcext:value-type="float">
            <text:p>2867</text:p>
          </table:table-cell>
          <table:table-cell office:value-type="float" office:value="3167" calcext:value-type="float">
            <text:p>3167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1761.17" calcext:value-type="float">
            <text:p>1761.17</text:p>
          </table:table-cell>
          <table:table-cell office:value-type="float" office:value="2295.59" calcext:value-type="float">
            <text:p>2295.59</text:p>
          </table:table-cell>
          <table:table-cell office:value-type="float" office:value="1829.16" calcext:value-type="float">
            <text:p>1829.16</text:p>
          </table:table-cell>
          <table:table-cell office:value-type="float" office:value="1768.26" calcext:value-type="float">
            <text:p>1768.26</text:p>
          </table:table-cell>
          <table:table-cell office:value-type="float" office:value="1599.1" calcext:value-type="float">
            <text:p>1599.1</text:p>
          </table:table-cell>
          <table:table-cell table:number-columns-repeated="2"/>
          <table:table-cell table:formula="of:=AVERAGE([.A81:.E81])" office:value-type="float" office:value="3001" calcext:value-type="float">
            <text:p>3001</text:p>
          </table:table-cell>
          <table:table-cell table:formula="of:=AVERAGE([.G81:.K81])" office:value-type="float" office:value="1850.656" calcext:value-type="float">
            <text:p>1850.656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547" calcext:value-type="float">
            <text:p>3547</text:p>
          </table:table-cell>
          <table:table-cell office:value-type="float" office:value="2997" calcext:value-type="float">
            <text:p>2997</text:p>
          </table:table-cell>
          <table:table-cell office:value-type="float" office:value="2967" calcext:value-type="float">
            <text:p>296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04.25" calcext:value-type="float">
            <text:p>1904.25</text:p>
          </table:table-cell>
          <table:table-cell office:value-type="float" office:value="2348.92" calcext:value-type="float">
            <text:p>2348.92</text:p>
          </table:table-cell>
          <table:table-cell office:value-type="float" office:value="1940.68" calcext:value-type="float">
            <text:p>1940.68</text:p>
          </table:table-cell>
          <table:table-cell office:value-type="float" office:value="1784.85" calcext:value-type="float">
            <text:p>1784.85</text:p>
          </table:table-cell>
          <table:table-cell office:value-type="float" office:value="1718.17" calcext:value-type="float">
            <text:p>1718.17</text:p>
          </table:table-cell>
          <table:table-cell table:number-columns-repeated="2"/>
          <table:table-cell table:formula="of:=AVERAGE([.A82:.E82])" office:value-type="float" office:value="3094" calcext:value-type="float">
            <text:p>3094</text:p>
          </table:table-cell>
          <table:table-cell table:formula="of:=AVERAGE([.G82:.K82])" office:value-type="float" office:value="1939.374" calcext:value-type="float">
            <text:p>1939.374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412" calcext:value-type="float">
            <text:p>3412</text:p>
          </table:table-cell>
          <table:table-cell office:value-type="float" office:value="2912" calcext:value-type="float">
            <text:p>2912</text:p>
          </table:table-cell>
          <table:table-cell office:value-type="float" office:value="2925" calcext:value-type="float">
            <text:p>2925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733.35" calcext:value-type="float">
            <text:p>1733.35</text:p>
          </table:table-cell>
          <table:table-cell office:value-type="float" office:value="2340.73" calcext:value-type="float">
            <text:p>2340.73</text:p>
          </table:table-cell>
          <table:table-cell office:value-type="float" office:value="1731.87" calcext:value-type="float">
            <text:p>1731.87</text:p>
          </table:table-cell>
          <table:table-cell office:value-type="float" office:value="1858.7" calcext:value-type="float">
            <text:p>1858.7</text:p>
          </table:table-cell>
          <table:table-cell office:value-type="float" office:value="1801.26" calcext:value-type="float">
            <text:p>1801.26</text:p>
          </table:table-cell>
          <table:table-cell table:number-columns-repeated="2"/>
          <table:table-cell table:formula="of:=AVERAGE([.A83:.E83])" office:value-type="float" office:value="2978.6" calcext:value-type="float">
            <text:p>2978.6</text:p>
          </table:table-cell>
          <table:table-cell table:formula="of:=AVERAGE([.G83:.K83])" office:value-type="float" office:value="1893.182" calcext:value-type="float">
            <text:p>1893.182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3712" calcext:value-type="float">
            <text:p>3712</text:p>
          </table:table-cell>
          <table:table-cell office:value-type="float" office:value="2752" calcext:value-type="float">
            <text:p>2752</text:p>
          </table:table-cell>
          <table:table-cell office:value-type="float" office:value="2852" calcext:value-type="float">
            <text:p>2852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688.48" calcext:value-type="float">
            <text:p>1688.48</text:p>
          </table:table-cell>
          <table:table-cell office:value-type="float" office:value="2479.06" calcext:value-type="float">
            <text:p>2479.06</text:p>
          </table:table-cell>
          <table:table-cell office:value-type="float" office:value="1777.88" calcext:value-type="float">
            <text:p>1777.88</text:p>
          </table:table-cell>
          <table:table-cell office:value-type="float" office:value="1889.35" calcext:value-type="float">
            <text:p>1889.35</text:p>
          </table:table-cell>
          <table:table-cell office:value-type="float" office:value="1801.55" calcext:value-type="float">
            <text:p>1801.55</text:p>
          </table:table-cell>
          <table:table-cell table:number-columns-repeated="2"/>
          <table:table-cell table:formula="of:=AVERAGE([.A84:.E84])" office:value-type="float" office:value="3004" calcext:value-type="float">
            <text:p>3004</text:p>
          </table:table-cell>
          <table:table-cell table:formula="of:=AVERAGE([.G84:.K84])" office:value-type="float" office:value="1927.264" calcext:value-type="float">
            <text:p>1927.264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542" calcext:value-type="float">
            <text:p>3542</text:p>
          </table:table-cell>
          <table:table-cell office:value-type="float" office:value="2967" calcext:value-type="float">
            <text:p>2967</text:p>
          </table:table-cell>
          <table:table-cell office:value-type="float" office:value="3027" calcext:value-type="float">
            <text:p>302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16.41" calcext:value-type="float">
            <text:p>2316.41</text:p>
          </table:table-cell>
          <table:table-cell office:value-type="float" office:value="1870.81" calcext:value-type="float">
            <text:p>1870.81</text:p>
          </table:table-cell>
          <table:table-cell office:value-type="float" office:value="1818.49" calcext:value-type="float">
            <text:p>1818.49</text:p>
          </table:table-cell>
          <table:table-cell office:value-type="float" office:value="1604.28" calcext:value-type="float">
            <text:p>1604.28</text:p>
          </table:table-cell>
          <table:table-cell table:number-columns-repeated="2"/>
          <table:table-cell table:formula="of:=AVERAGE([.A85:.E85])" office:value-type="float" office:value="3135" calcext:value-type="float">
            <text:p>3135</text:p>
          </table:table-cell>
          <table:table-cell table:formula="of:=AVERAGE([.G85:.K85])" office:value-type="float" office:value="1891.198" calcext:value-type="float">
            <text:p>1891.198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682" calcext:value-type="float">
            <text:p>3682</text:p>
          </table:table-cell>
          <table:table-cell office:value-type="float" office:value="2972" calcext:value-type="float">
            <text:p>2972</text:p>
          </table:table-cell>
          <table:table-cell office:value-type="float" office:value="3217" calcext:value-type="float">
            <text:p>3217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1905.17" calcext:value-type="float">
            <text:p>1905.17</text:p>
          </table:table-cell>
          <table:table-cell office:value-type="float" office:value="2474.28" calcext:value-type="float">
            <text:p>2474.28</text:p>
          </table:table-cell>
          <table:table-cell office:value-type="float" office:value="1919.22" calcext:value-type="float">
            <text:p>1919.22</text:p>
          </table:table-cell>
          <table:table-cell office:value-type="float" office:value="1822.91" calcext:value-type="float">
            <text:p>1822.91</text:p>
          </table:table-cell>
          <table:table-cell office:value-type="float" office:value="1789.1" calcext:value-type="float">
            <text:p>1789.1</text:p>
          </table:table-cell>
          <table:table-cell table:number-columns-repeated="2"/>
          <table:table-cell table:formula="of:=AVERAGE([.A86:.E86])" office:value-type="float" office:value="3249" calcext:value-type="float">
            <text:p>3249</text:p>
          </table:table-cell>
          <table:table-cell table:formula="of:=AVERAGE([.G86:.K86])" office:value-type="float" office:value="1982.136" calcext:value-type="float">
            <text:p>1982.136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612" calcext:value-type="float">
            <text:p>3612</text:p>
          </table:table-cell>
          <table:table-cell office:value-type="float" office:value="3177" calcext:value-type="float">
            <text:p>3177</text:p>
          </table:table-cell>
          <table:table-cell office:value-type="float" office:value="2907" calcext:value-type="float">
            <text:p>2907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800.68" calcext:value-type="float">
            <text:p>1800.68</text:p>
          </table:table-cell>
          <table:table-cell office:value-type="float" office:value="2439.02" calcext:value-type="float">
            <text:p>2439.02</text:p>
          </table:table-cell>
          <table:table-cell office:value-type="float" office:value="1805.24" calcext:value-type="float">
            <text:p>1805.24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1631.13" calcext:value-type="float">
            <text:p>1631.13</text:p>
          </table:table-cell>
          <table:table-cell table:number-columns-repeated="2"/>
          <table:table-cell table:formula="of:=AVERAGE([.A87:.E87])" office:value-type="float" office:value="3094" calcext:value-type="float">
            <text:p>3094</text:p>
          </table:table-cell>
          <table:table-cell table:formula="of:=AVERAGE([.G87:.K87])" office:value-type="float" office:value="1896.692" calcext:value-type="float">
            <text:p>1896.692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472" calcext:value-type="float">
            <text:p>3472</text:p>
          </table:table-cell>
          <table:table-cell office:value-type="float" office:value="3257" calcext:value-type="float">
            <text:p>3257</text:p>
          </table:table-cell>
          <table:table-cell office:value-type="float" office:value="3067" calcext:value-type="float">
            <text:p>3067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1751.92" calcext:value-type="float">
            <text:p>1751.92</text:p>
          </table:table-cell>
          <table:table-cell office:value-type="float" office:value="2368.33" calcext:value-type="float">
            <text:p>2368.33</text:p>
          </table:table-cell>
          <table:table-cell office:value-type="float" office:value="1817.09" calcext:value-type="float">
            <text:p>1817.09</text:p>
          </table:table-cell>
          <table:table-cell office:value-type="float" office:value="1827.56" calcext:value-type="float">
            <text:p>1827.56</text:p>
          </table:table-cell>
          <table:table-cell office:value-type="float" office:value="1754.72" calcext:value-type="float">
            <text:p>1754.72</text:p>
          </table:table-cell>
          <table:table-cell table:number-columns-repeated="2"/>
          <table:table-cell table:formula="of:=AVERAGE([.A88:.E88])" office:value-type="float" office:value="3161" calcext:value-type="float">
            <text:p>3161</text:p>
          </table:table-cell>
          <table:table-cell table:formula="of:=AVERAGE([.G88:.K88])" office:value-type="float" office:value="1903.924" calcext:value-type="float">
            <text:p>1903.924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652" calcext:value-type="float">
            <text:p>3652</text:p>
          </table:table-cell>
          <table:table-cell office:value-type="float" office:value="2947" calcext:value-type="float">
            <text:p>2947</text:p>
          </table:table-cell>
          <table:table-cell office:value-type="float" office:value="3097" calcext:value-type="float">
            <text:p>3097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810.25" calcext:value-type="float">
            <text:p>1810.25</text:p>
          </table:table-cell>
          <table:table-cell office:value-type="float" office:value="2471.59" calcext:value-type="float">
            <text:p>2471.59</text:p>
          </table:table-cell>
          <table:table-cell office:value-type="float" office:value="1690.14" calcext:value-type="float">
            <text:p>1690.14</text:p>
          </table:table-cell>
          <table:table-cell office:value-type="float" office:value="1680.81" calcext:value-type="float">
            <text:p>1680.81</text:p>
          </table:table-cell>
          <table:table-cell office:value-type="float" office:value="1815.26" calcext:value-type="float">
            <text:p>1815.26</text:p>
          </table:table-cell>
          <table:table-cell table:number-columns-repeated="2"/>
          <table:table-cell table:formula="of:=AVERAGE([.A89:.E89])" office:value-type="float" office:value="3193" calcext:value-type="float">
            <text:p>3193</text:p>
          </table:table-cell>
          <table:table-cell table:formula="of:=AVERAGE([.G89:.K89])" office:value-type="float" office:value="1893.61" calcext:value-type="float">
            <text:p>1893.61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645" calcext:value-type="float">
            <text:p>3645</text:p>
          </table:table-cell>
          <table:table-cell office:value-type="float" office:value="3035" calcext:value-type="float">
            <text:p>3035</text:p>
          </table:table-cell>
          <table:table-cell office:value-type="float" office:value="2742" calcext:value-type="float">
            <text:p>2742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915.26" calcext:value-type="float">
            <text:p>1915.26</text:p>
          </table:table-cell>
          <table:table-cell office:value-type="float" office:value="2425.22" calcext:value-type="float">
            <text:p>2425.22</text:p>
          </table:table-cell>
          <table:table-cell office:value-type="float" office:value="1815.47" calcext:value-type="float">
            <text:p>1815.47</text:p>
          </table:table-cell>
          <table:table-cell office:value-type="float" office:value="1628.77" calcext:value-type="float">
            <text:p>1628.77</text:p>
          </table:table-cell>
          <table:table-cell office:value-type="float" office:value="1637.57" calcext:value-type="float">
            <text:p>1637.57</text:p>
          </table:table-cell>
          <table:table-cell table:number-columns-repeated="2"/>
          <table:table-cell table:formula="of:=AVERAGE([.A90:.E90])" office:value-type="float" office:value="3146.2" calcext:value-type="float">
            <text:p>3146.2</text:p>
          </table:table-cell>
          <table:table-cell table:formula="of:=AVERAGE([.G90:.K90])" office:value-type="float" office:value="1884.458" calcext:value-type="float">
            <text:p>1884.458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3637" calcext:value-type="float">
            <text:p>3637</text:p>
          </table:table-cell>
          <table:table-cell office:value-type="float" office:value="2892" calcext:value-type="float">
            <text:p>2892</text:p>
          </table:table-cell>
          <table:table-cell office:value-type="float" office:value="3027" calcext:value-type="float">
            <text:p>3027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53.92" calcext:value-type="float">
            <text:p>1853.92</text:p>
          </table:table-cell>
          <table:table-cell office:value-type="float" office:value="2424.43" calcext:value-type="float">
            <text:p>2424.43</text:p>
          </table:table-cell>
          <table:table-cell office:value-type="float" office:value="1632.4" calcext:value-type="float">
            <text:p>1632.4</text:p>
          </table:table-cell>
          <table:table-cell office:value-type="float" office:value="1791.92" calcext:value-type="float">
            <text:p>1791.92</text:p>
          </table:table-cell>
          <table:table-cell office:value-type="float" office:value="1648.12" calcext:value-type="float">
            <text:p>1648.12</text:p>
          </table:table-cell>
          <table:table-cell table:number-columns-repeated="2"/>
          <table:table-cell table:formula="of:=AVERAGE([.A91:.E91])" office:value-type="float" office:value="3089" calcext:value-type="float">
            <text:p>3089</text:p>
          </table:table-cell>
          <table:table-cell table:formula="of:=AVERAGE([.G91:.K91])" office:value-type="float" office:value="1870.158" calcext:value-type="float">
            <text:p>1870.158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717" calcext:value-type="float">
            <text:p>3717</text:p>
          </table:table-cell>
          <table:table-cell office:value-type="float" office:value="3337" calcext:value-type="float">
            <text:p>3337</text:p>
          </table:table-cell>
          <table:table-cell office:value-type="float" office:value="3097" calcext:value-type="float">
            <text:p>309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873.98" calcext:value-type="float">
            <text:p>1873.98</text:p>
          </table:table-cell>
          <table:table-cell office:value-type="float" office:value="2418.25" calcext:value-type="float">
            <text:p>2418.25</text:p>
          </table:table-cell>
          <table:table-cell office:value-type="float" office:value="1729.26" calcext:value-type="float">
            <text:p>1729.26</text:p>
          </table:table-cell>
          <table:table-cell office:value-type="float" office:value="1793.76" calcext:value-type="float">
            <text:p>1793.76</text:p>
          </table:table-cell>
          <table:table-cell office:value-type="float" office:value="1744.78" calcext:value-type="float">
            <text:p>1744.78</text:p>
          </table:table-cell>
          <table:table-cell table:number-columns-repeated="2"/>
          <table:table-cell table:formula="of:=AVERAGE([.A92:.E92])" office:value-type="float" office:value="3317" calcext:value-type="float">
            <text:p>3317</text:p>
          </table:table-cell>
          <table:table-cell table:formula="of:=AVERAGE([.G92:.K92])" office:value-type="float" office:value="1912.006" calcext:value-type="float">
            <text:p>1912.006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3112" calcext:value-type="float">
            <text:p>311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840.48" calcext:value-type="float">
            <text:p>1840.48</text:p>
          </table:table-cell>
          <table:table-cell office:value-type="float" office:value="2518.32" calcext:value-type="float">
            <text:p>2518.32</text:p>
          </table:table-cell>
          <table:table-cell office:value-type="float" office:value="1801.31" calcext:value-type="float">
            <text:p>1801.31</text:p>
          </table:table-cell>
          <table:table-cell office:value-type="float" office:value="1883.16" calcext:value-type="float">
            <text:p>1883.16</text:p>
          </table:table-cell>
          <table:table-cell office:value-type="float" office:value="1750.22" calcext:value-type="float">
            <text:p>1750.22</text:p>
          </table:table-cell>
          <table:table-cell table:number-columns-repeated="2"/>
          <table:table-cell table:formula="of:=AVERAGE([.A93:.E93])" office:value-type="float" office:value="3253" calcext:value-type="float">
            <text:p>3253</text:p>
          </table:table-cell>
          <table:table-cell table:formula="of:=AVERAGE([.G93:.K93])" office:value-type="float" office:value="1958.698" calcext:value-type="float">
            <text:p>1958.698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782" calcext:value-type="float">
            <text:p>3782</text:p>
          </table:table-cell>
          <table:table-cell office:value-type="float" office:value="3127" calcext:value-type="float">
            <text:p>3127</text:p>
          </table:table-cell>
          <table:table-cell office:value-type="float" office:value="2902" calcext:value-type="float">
            <text:p>2902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1758.88" calcext:value-type="float">
            <text:p>1758.88</text:p>
          </table:table-cell>
          <table:table-cell office:value-type="float" office:value="2463.73" calcext:value-type="float">
            <text:p>2463.73</text:p>
          </table:table-cell>
          <table:table-cell office:value-type="float" office:value="1764.07" calcext:value-type="float">
            <text:p>1764.07</text:p>
          </table:table-cell>
          <table:table-cell office:value-type="float" office:value="1786.23" calcext:value-type="float">
            <text:p>1786.23</text:p>
          </table:table-cell>
          <table:table-cell office:value-type="float" office:value="1834.04" calcext:value-type="float">
            <text:p>1834.04</text:p>
          </table:table-cell>
          <table:table-cell table:number-columns-repeated="2"/>
          <table:table-cell table:formula="of:=AVERAGE([.A94:.E94])" office:value-type="float" office:value="3221" calcext:value-type="float">
            <text:p>3221</text:p>
          </table:table-cell>
          <table:table-cell table:formula="of:=AVERAGE([.G94:.K94])" office:value-type="float" office:value="1921.39" calcext:value-type="float">
            <text:p>1921.39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547" calcext:value-type="float">
            <text:p>3547</text:p>
          </table:table-cell>
          <table:table-cell office:value-type="float" office:value="3122" calcext:value-type="float">
            <text:p>3122</text:p>
          </table:table-cell>
          <table:table-cell office:value-type="float" office:value="3067" calcext:value-type="float">
            <text:p>306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667.49" calcext:value-type="float">
            <text:p>1667.49</text:p>
          </table:table-cell>
          <table:table-cell office:value-type="float" office:value="2445.51" calcext:value-type="float">
            <text:p>2445.51</text:p>
          </table:table-cell>
          <table:table-cell office:value-type="float" office:value="1732.78" calcext:value-type="float">
            <text:p>1732.78</text:p>
          </table:table-cell>
          <table:table-cell office:value-type="float" office:value="1828.11" calcext:value-type="float">
            <text:p>1828.11</text:p>
          </table:table-cell>
          <table:table-cell office:value-type="float" office:value="1844.06" calcext:value-type="float">
            <text:p>1844.06</text:p>
          </table:table-cell>
          <table:table-cell table:number-columns-repeated="2"/>
          <table:table-cell table:formula="of:=AVERAGE([.A95:.E95])" office:value-type="float" office:value="3175" calcext:value-type="float">
            <text:p>3175</text:p>
          </table:table-cell>
          <table:table-cell table:formula="of:=AVERAGE([.G95:.K95])" office:value-type="float" office:value="1903.59" calcext:value-type="float">
            <text:p>1903.59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692" calcext:value-type="float">
            <text:p>3692</text:p>
          </table:table-cell>
          <table:table-cell office:value-type="float" office:value="2912" calcext:value-type="float">
            <text:p>2912</text:p>
          </table:table-cell>
          <table:table-cell office:value-type="float" office:value="3162" calcext:value-type="float">
            <text:p>3162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627.63" calcext:value-type="float">
            <text:p>1627.63</text:p>
          </table:table-cell>
          <table:table-cell office:value-type="float" office:value="2571.52" calcext:value-type="float">
            <text:p>2571.52</text:p>
          </table:table-cell>
          <table:table-cell office:value-type="float" office:value="1584.99" calcext:value-type="float">
            <text:p>1584.99</text:p>
          </table:table-cell>
          <table:table-cell office:value-type="float" office:value="1875.02" calcext:value-type="float">
            <text:p>1875.02</text:p>
          </table:table-cell>
          <table:table-cell office:value-type="float" office:value="1767.14" calcext:value-type="float">
            <text:p>1767.14</text:p>
          </table:table-cell>
          <table:table-cell table:number-columns-repeated="2"/>
          <table:table-cell table:formula="of:=AVERAGE([.A96:.E96])" office:value-type="float" office:value="3191" calcext:value-type="float">
            <text:p>3191</text:p>
          </table:table-cell>
          <table:table-cell table:formula="of:=AVERAGE([.G96:.K96])" office:value-type="float" office:value="1885.26" calcext:value-type="float">
            <text:p>1885.26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882" calcext:value-type="float">
            <text:p>3882</text:p>
          </table:table-cell>
          <table:table-cell office:value-type="float" office:value="2897" calcext:value-type="float">
            <text:p>2897</text:p>
          </table:table-cell>
          <table:table-cell office:value-type="float" office:value="2832" calcext:value-type="float">
            <text:p>2832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770.15" calcext:value-type="float">
            <text:p>1770.15</text:p>
          </table:table-cell>
          <table:table-cell office:value-type="float" office:value="2504.81" calcext:value-type="float">
            <text:p>2504.81</text:p>
          </table:table-cell>
          <table:table-cell office:value-type="float" office:value="1696.88" calcext:value-type="float">
            <text:p>1696.88</text:p>
          </table:table-cell>
          <table:table-cell office:value-type="float" office:value="1753.18" calcext:value-type="float">
            <text:p>1753.18</text:p>
          </table:table-cell>
          <table:table-cell office:value-type="float" office:value="1740.93" calcext:value-type="float">
            <text:p>1740.93</text:p>
          </table:table-cell>
          <table:table-cell table:number-columns-repeated="2"/>
          <table:table-cell table:formula="of:=AVERAGE([.A97:.E97])" office:value-type="float" office:value="3224" calcext:value-type="float">
            <text:p>3224</text:p>
          </table:table-cell>
          <table:table-cell table:formula="of:=AVERAGE([.G97:.K97])" office:value-type="float" office:value="1893.19" calcext:value-type="float">
            <text:p>1893.19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655" calcext:value-type="float">
            <text:p>3655</text:p>
          </table:table-cell>
          <table:table-cell office:value-type="float" office:value="2817" calcext:value-type="float">
            <text:p>2817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724.15" calcext:value-type="float">
            <text:p>1724.15</text:p>
          </table:table-cell>
          <table:table-cell office:value-type="float" office:value="2432.68" calcext:value-type="float">
            <text:p>2432.68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820.4" calcext:value-type="float">
            <text:p>1820.4</text:p>
          </table:table-cell>
          <table:table-cell office:value-type="float" office:value="1764.67" calcext:value-type="float">
            <text:p>1764.67</text:p>
          </table:table-cell>
          <table:table-cell table:number-columns-repeated="2"/>
          <table:table-cell table:formula="of:=AVERAGE([.A98:.E98])" office:value-type="float" office:value="3123.6" calcext:value-type="float">
            <text:p>3123.6</text:p>
          </table:table-cell>
          <table:table-cell table:formula="of:=AVERAGE([.G98:.K98])" office:value-type="float" office:value="1874.416" calcext:value-type="float">
            <text:p>1874.416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422" calcext:value-type="float">
            <text:p>3422</text:p>
          </table:table-cell>
          <table:table-cell office:value-type="float" office:value="3302" calcext:value-type="float">
            <text:p>3302</text:p>
          </table:table-cell>
          <table:table-cell office:value-type="float" office:value="3257" calcext:value-type="float">
            <text:p>325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804.79" calcext:value-type="float">
            <text:p>1804.79</text:p>
          </table:table-cell>
          <table:table-cell office:value-type="float" office:value="2514.93" calcext:value-type="float">
            <text:p>2514.93</text:p>
          </table:table-cell>
          <table:table-cell office:value-type="float" office:value="1697.27" calcext:value-type="float">
            <text:p>1697.27</text:p>
          </table:table-cell>
          <table:table-cell office:value-type="float" office:value="1839.91" calcext:value-type="float">
            <text:p>1839.91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AVERAGE([.A99:.E99])" office:value-type="float" office:value="3121" calcext:value-type="float">
            <text:p>3121</text:p>
          </table:table-cell>
          <table:table-cell table:formula="of:=AVERAGE([.G99:.K99])" office:value-type="float" office:value="1927.58" calcext:value-type="float">
            <text:p>1927.58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927" calcext:value-type="float">
            <text:p>3927</text:p>
          </table:table-cell>
          <table:table-cell office:value-type="float" office:value="3337" calcext:value-type="float">
            <text:p>3337</text:p>
          </table:table-cell>
          <table:table-cell office:value-type="float" office:value="3147" calcext:value-type="float">
            <text:p>3147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791.23" calcext:value-type="float">
            <text:p>1791.23</text:p>
          </table:table-cell>
          <table:table-cell office:value-type="float" office:value="2535.81" calcext:value-type="float">
            <text:p>2535.81</text:p>
          </table:table-cell>
          <table:table-cell office:value-type="float" office:value="1697.93" calcext:value-type="float">
            <text:p>1697.93</text:p>
          </table:table-cell>
          <table:table-cell office:value-type="float" office:value="1881.16" calcext:value-type="float">
            <text:p>1881.16</text:p>
          </table:table-cell>
          <table:table-cell office:value-type="float" office:value="1660.44" calcext:value-type="float">
            <text:p>1660.44</text:p>
          </table:table-cell>
          <table:table-cell table:number-columns-repeated="2"/>
          <table:table-cell table:formula="of:=AVERAGE([.A100:.E100])" office:value-type="float" office:value="3289" calcext:value-type="float">
            <text:p>3289</text:p>
          </table:table-cell>
          <table:table-cell table:formula="of:=AVERAGE([.G100:.K100])" office:value-type="float" office:value="1913.314" calcext:value-type="float">
            <text:p>1913.314</text:p>
          </table:table-cell>
          <table:table-cell table:number-columns-repeated="2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682" calcext:value-type="float">
            <text:p>3682</text:p>
          </table:table-cell>
          <table:table-cell office:value-type="float" office:value="3084" calcext:value-type="float">
            <text:p>3084</text:p>
          </table:table-cell>
          <table:table-cell office:value-type="float" office:value="2867" calcext:value-type="float">
            <text:p>286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722.93" calcext:value-type="float">
            <text:p>1722.93</text:p>
          </table:table-cell>
          <table:table-cell office:value-type="float" office:value="2519.06" calcext:value-type="float">
            <text:p>2519.06</text:p>
          </table:table-cell>
          <table:table-cell office:value-type="float" office:value="1679.93" calcext:value-type="float">
            <text:p>1679.93</text:p>
          </table:table-cell>
          <table:table-cell office:value-type="float" office:value="1804.99" calcext:value-type="float">
            <text:p>1804.99</text:p>
          </table:table-cell>
          <table:table-cell office:value-type="float" office:value="1727.05" calcext:value-type="float">
            <text:p>1727.05</text:p>
          </table:table-cell>
          <table:table-cell table:number-columns-repeated="2"/>
          <table:table-cell table:formula="of:=AVERAGE([.A101:.E101])" office:value-type="float" office:value="3142.4" calcext:value-type="float">
            <text:p>3142.4</text:p>
          </table:table-cell>
          <table:table-cell table:formula="of:=AVERAGE([.G101:.K101])" office:value-type="float" office:value="1890.792" calcext:value-type="float">
            <text:p>1890.792</text:p>
          </table:table-cell>
          <table:table-cell table:number-columns-repeated="2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512" calcext:value-type="float">
            <text:p>3512</text:p>
          </table:table-cell>
          <table:table-cell office:value-type="float" office:value="3407" calcext:value-type="float">
            <text:p>3407</text:p>
          </table:table-cell>
          <table:table-cell office:value-type="float" office:value="2902" calcext:value-type="float">
            <text:p>2902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float" office:value="1805.5" calcext:value-type="float">
            <text:p>1805.5</text:p>
          </table:table-cell>
          <table:table-cell office:value-type="float" office:value="2488.56" calcext:value-type="float">
            <text:p>2488.56</text:p>
          </table:table-cell>
          <table:table-cell office:value-type="float" office:value="1634.65" calcext:value-type="float">
            <text:p>1634.65</text:p>
          </table:table-cell>
          <table:table-cell office:value-type="float" office:value="1852.44" calcext:value-type="float">
            <text:p>1852.44</text:p>
          </table:table-cell>
          <table:table-cell office:value-type="float" office:value="1752.26" calcext:value-type="float">
            <text:p>1752.26</text:p>
          </table:table-cell>
          <table:table-cell table:number-columns-repeated="2"/>
          <table:table-cell table:formula="of:=AVERAGE([.A102:.E102])" office:value-type="float" office:value="3093" calcext:value-type="float">
            <text:p>3093</text:p>
          </table:table-cell>
          <table:table-cell table:formula="of:=AVERAGE([.G102:.K102])" office:value-type="float" office:value="1906.682" calcext:value-type="float">
            <text:p>1906.682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587" calcext:value-type="float">
            <text:p>3587</text:p>
          </table:table-cell>
          <table:table-cell office:value-type="float" office:value="2997" calcext:value-type="float">
            <text:p>2997</text:p>
          </table:table-cell>
          <table:table-cell office:value-type="float" office:value="2957" calcext:value-type="float">
            <text:p>2957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728.09" calcext:value-type="float">
            <text:p>1728.09</text:p>
          </table:table-cell>
          <table:table-cell office:value-type="float" office:value="2430.8" calcext:value-type="float">
            <text:p>2430.8</text:p>
          </table:table-cell>
          <table:table-cell office:value-type="float" office:value="1744.63" calcext:value-type="float">
            <text:p>1744.63</text:p>
          </table:table-cell>
          <table:table-cell office:value-type="float" office:value="1752.87" calcext:value-type="float">
            <text:p>1752.87</text:p>
          </table:table-cell>
          <table:table-cell office:value-type="float" office:value="1650.71" calcext:value-type="float">
            <text:p>1650.71</text:p>
          </table:table-cell>
          <table:table-cell table:number-columns-repeated="2"/>
          <table:table-cell table:formula="of:=AVERAGE([.A103:.E103])" office:value-type="float" office:value="3077" calcext:value-type="float">
            <text:p>3077</text:p>
          </table:table-cell>
          <table:table-cell table:formula="of:=AVERAGE([.G103:.K103])" office:value-type="float" office:value="1861.42" calcext:value-type="float">
            <text:p>1861.42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512" calcext:value-type="float">
            <text:p>3512</text:p>
          </table:table-cell>
          <table:table-cell office:value-type="float" office:value="2817" calcext:value-type="float">
            <text:p>2817</text:p>
          </table:table-cell>
          <table:table-cell office:value-type="float" office:value="3282" calcext:value-type="float">
            <text:p>3282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606.7" calcext:value-type="float">
            <text:p>1606.7</text:p>
          </table:table-cell>
          <table:table-cell office:value-type="float" office:value="2444.81" calcext:value-type="float">
            <text:p>2444.81</text:p>
          </table:table-cell>
          <table:table-cell office:value-type="float" office:value="1702.58" calcext:value-type="float">
            <text:p>1702.58</text:p>
          </table:table-cell>
          <table:table-cell office:value-type="float" office:value="1775.51" calcext:value-type="float">
            <text:p>1775.51</text:p>
          </table:table-cell>
          <table:table-cell office:value-type="float" office:value="1734.03" calcext:value-type="float">
            <text:p>1734.03</text:p>
          </table:table-cell>
          <table:table-cell table:number-columns-repeated="2"/>
          <table:table-cell table:formula="of:=AVERAGE([.A104:.E104])" office:value-type="float" office:value="3071" calcext:value-type="float">
            <text:p>3071</text:p>
          </table:table-cell>
          <table:table-cell table:formula="of:=AVERAGE([.G104:.K104])" office:value-type="float" office:value="1852.726" calcext:value-type="float">
            <text:p>1852.726</text:p>
          </table:table-cell>
          <table:table-cell table:number-columns-repeated="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787" calcext:value-type="float">
            <text:p>3787</text:p>
          </table:table-cell>
          <table:table-cell office:value-type="float" office:value="2947" calcext:value-type="float">
            <text:p>2947</text:p>
          </table:table-cell>
          <table:table-cell office:value-type="float" office:value="2867" calcext:value-type="float">
            <text:p>2867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738.18" calcext:value-type="float">
            <text:p>1738.18</text:p>
          </table:table-cell>
          <table:table-cell office:value-type="float" office:value="2487.1" calcext:value-type="float">
            <text:p>2487.1</text:p>
          </table:table-cell>
          <table:table-cell office:value-type="float" office:value="1761.48" calcext:value-type="float">
            <text:p>1761.48</text:p>
          </table:table-cell>
          <table:table-cell office:value-type="float" office:value="1699.48" calcext:value-type="float">
            <text:p>1699.48</text:p>
          </table:table-cell>
          <table:table-cell office:value-type="float" office:value="1775.11" calcext:value-type="float">
            <text:p>1775.11</text:p>
          </table:table-cell>
          <table:table-cell table:number-columns-repeated="2"/>
          <table:table-cell table:formula="of:=AVERAGE([.A105:.E105])" office:value-type="float" office:value="3085" calcext:value-type="float">
            <text:p>3085</text:p>
          </table:table-cell>
          <table:table-cell table:formula="of:=AVERAGE([.G105:.K105])" office:value-type="float" office:value="1892.27" calcext:value-type="float">
            <text:p>1892.27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722" calcext:value-type="float">
            <text:p>3722</text:p>
          </table:table-cell>
          <table:table-cell office:value-type="float" office:value="3092" calcext:value-type="float">
            <text:p>3092</text:p>
          </table:table-cell>
          <table:table-cell office:value-type="float" office:value="3217" calcext:value-type="float">
            <text:p>321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786.84" calcext:value-type="float">
            <text:p>1786.84</text:p>
          </table:table-cell>
          <table:table-cell office:value-type="float" office:value="2603.62" calcext:value-type="float">
            <text:p>2603.62</text:p>
          </table:table-cell>
          <table:table-cell office:value-type="float" office:value="1738.72" calcext:value-type="float">
            <text:p>1738.72</text:p>
          </table:table-cell>
          <table:table-cell office:value-type="float" office:value="1982.33" calcext:value-type="float">
            <text:p>1982.33</text:p>
          </table:table-cell>
          <table:table-cell office:value-type="float" office:value="1778.26" calcext:value-type="float">
            <text:p>1778.26</text:p>
          </table:table-cell>
          <table:table-cell table:number-columns-repeated="2"/>
          <table:table-cell table:formula="of:=AVERAGE([.A106:.E106])" office:value-type="float" office:value="3201" calcext:value-type="float">
            <text:p>3201</text:p>
          </table:table-cell>
          <table:table-cell table:formula="of:=AVERAGE([.G106:.K106])" office:value-type="float" office:value="1977.954" calcext:value-type="float">
            <text:p>1977.954</text:p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3592" calcext:value-type="float">
            <text:p>3592</text:p>
          </table:table-cell>
          <table:table-cell office:value-type="float" office:value="2737" calcext:value-type="float">
            <text:p>2737</text:p>
          </table:table-cell>
          <table:table-cell office:value-type="float" office:value="2817" calcext:value-type="float">
            <text:p>2817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float" office:value="1745.37" calcext:value-type="float">
            <text:p>1745.37</text:p>
          </table:table-cell>
          <table:table-cell office:value-type="float" office:value="2681.05" calcext:value-type="float">
            <text:p>2681.05</text:p>
          </table:table-cell>
          <table:table-cell office:value-type="float" office:value="1628.62" calcext:value-type="float">
            <text:p>1628.62</text:p>
          </table:table-cell>
          <table:table-cell office:value-type="float" office:value="1784.08" calcext:value-type="float">
            <text:p>1784.08</text:p>
          </table:table-cell>
          <table:table-cell office:value-type="float" office:value="1565.02" calcext:value-type="float">
            <text:p>1565.02</text:p>
          </table:table-cell>
          <table:table-cell table:number-columns-repeated="2"/>
          <table:table-cell table:formula="of:=AVERAGE([.A107:.E107])" office:value-type="float" office:value="2922" calcext:value-type="float">
            <text:p>2922</text:p>
          </table:table-cell>
          <table:table-cell table:formula="of:=AVERAGE([.G107:.K107])" office:value-type="float" office:value="1880.828" calcext:value-type="float">
            <text:p>1880.828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777" calcext:value-type="float">
            <text:p>3777</text:p>
          </table:table-cell>
          <table:table-cell office:value-type="float" office:value="2809" calcext:value-type="float">
            <text:p>2809</text:p>
          </table:table-cell>
          <table:table-cell office:value-type="float" office:value="2827" calcext:value-type="float">
            <text:p>282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664.31" calcext:value-type="float">
            <text:p>1664.31</text:p>
          </table:table-cell>
          <table:table-cell office:value-type="float" office:value="2541.74" calcext:value-type="float">
            <text:p>2541.74</text:p>
          </table:table-cell>
          <table:table-cell office:value-type="float" office:value="1655.37" calcext:value-type="float">
            <text:p>1655.37</text:p>
          </table:table-cell>
          <table:table-cell office:value-type="float" office:value="1912.21" calcext:value-type="float">
            <text:p>1912.21</text:p>
          </table:table-cell>
          <table:table-cell office:value-type="float" office:value="1672.04" calcext:value-type="float">
            <text:p>1672.04</text:p>
          </table:table-cell>
          <table:table-cell table:number-columns-repeated="2"/>
          <table:table-cell table:formula="of:=AVERAGE([.A108:.E108])" office:value-type="float" office:value="3125.4" calcext:value-type="float">
            <text:p>3125.4</text:p>
          </table:table-cell>
          <table:table-cell table:formula="of:=AVERAGE([.G108:.K108])" office:value-type="float" office:value="1889.134" calcext:value-type="float">
            <text:p>1889.134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352" calcext:value-type="float">
            <text:p>3352</text:p>
          </table:table-cell>
          <table:table-cell office:value-type="float" office:value="2862" calcext:value-type="float">
            <text:p>2862</text:p>
          </table:table-cell>
          <table:table-cell office:value-type="float" office:value="2837" calcext:value-type="float">
            <text:p>283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94.17" calcext:value-type="float">
            <text:p>1794.17</text:p>
          </table:table-cell>
          <table:table-cell office:value-type="float" office:value="2530.88" calcext:value-type="float">
            <text:p>2530.88</text:p>
          </table:table-cell>
          <table:table-cell office:value-type="float" office:value="1676.53" calcext:value-type="float">
            <text:p>1676.53</text:p>
          </table:table-cell>
          <table:table-cell office:value-type="float" office:value="1842.97" calcext:value-type="float">
            <text:p>1842.97</text:p>
          </table:table-cell>
          <table:table-cell office:value-type="float" office:value="1793.83" calcext:value-type="float">
            <text:p>1793.83</text:p>
          </table:table-cell>
          <table:table-cell table:number-columns-repeated="2"/>
          <table:table-cell table:formula="of:=AVERAGE([.A109:.E109])" office:value-type="float" office:value="2984" calcext:value-type="float">
            <text:p>2984</text:p>
          </table:table-cell>
          <table:table-cell table:formula="of:=AVERAGE([.G109:.K109])" office:value-type="float" office:value="1927.676" calcext:value-type="float">
            <text:p>1927.676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647" calcext:value-type="float">
            <text:p>3647</text:p>
          </table:table-cell>
          <table:table-cell office:value-type="float" office:value="3234" calcext:value-type="float">
            <text:p>3234</text:p>
          </table:table-cell>
          <table:table-cell office:value-type="float" office:value="3052" calcext:value-type="float">
            <text:p>3052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float" office:value="1696.32" calcext:value-type="float">
            <text:p>1696.32</text:p>
          </table:table-cell>
          <table:table-cell office:value-type="float" office:value="2598.39" calcext:value-type="float">
            <text:p>2598.39</text:p>
          </table:table-cell>
          <table:table-cell office:value-type="float" office:value="1768.1" calcext:value-type="float">
            <text:p>1768.1</text:p>
          </table:table-cell>
          <table:table-cell office:value-type="float" office:value="1878.89" calcext:value-type="float">
            <text:p>1878.89</text:p>
          </table:table-cell>
          <table:table-cell office:value-type="float" office:value="1609.5" calcext:value-type="float">
            <text:p>1609.5</text:p>
          </table:table-cell>
          <table:table-cell table:number-columns-repeated="2"/>
          <table:table-cell table:formula="of:=AVERAGE([.A110:.E110])" office:value-type="float" office:value="3215.4" calcext:value-type="float">
            <text:p>3215.4</text:p>
          </table:table-cell>
          <table:table-cell table:formula="of:=AVERAGE([.G110:.K110])" office:value-type="float" office:value="1910.24" calcext:value-type="float">
            <text:p>1910.24</text:p>
          </table:table-cell>
          <table:table-cell table:number-columns-repeated="2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3572" calcext:value-type="float">
            <text:p>3572</text:p>
          </table:table-cell>
          <table:table-cell office:value-type="float" office:value="2672" calcext:value-type="float">
            <text:p>2672</text:p>
          </table:table-cell>
          <table:table-cell office:value-type="float" office:value="3167" calcext:value-type="float">
            <text:p>3167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float" office:value="1757.02" calcext:value-type="float">
            <text:p>1757.02</text:p>
          </table:table-cell>
          <table:table-cell office:value-type="float" office:value="2533.52" calcext:value-type="float">
            <text:p>2533.52</text:p>
          </table:table-cell>
          <table:table-cell office:value-type="float" office:value="1814.34" calcext:value-type="float">
            <text:p>1814.34</text:p>
          </table:table-cell>
          <table:table-cell office:value-type="float" office:value="1813.96" calcext:value-type="float">
            <text:p>1813.96</text:p>
          </table:table-cell>
          <table:table-cell office:value-type="float" office:value="1660.42" calcext:value-type="float">
            <text:p>1660.42</text:p>
          </table:table-cell>
          <table:table-cell table:number-columns-repeated="2"/>
          <table:table-cell table:formula="of:=AVERAGE([.A111:.E111])" office:value-type="float" office:value="3238.2" calcext:value-type="float">
            <text:p>3238.2</text:p>
          </table:table-cell>
          <table:table-cell table:formula="of:=AVERAGE([.G111:.K111])" office:value-type="float" office:value="1915.852" calcext:value-type="float">
            <text:p>1915.852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520" calcext:value-type="float">
            <text:p>3520</text:p>
          </table:table-cell>
          <table:table-cell office:value-type="float" office:value="2877" calcext:value-type="float">
            <text:p>2877</text:p>
          </table:table-cell>
          <table:table-cell office:value-type="float" office:value="2870" calcext:value-type="float">
            <text:p>287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698.73" calcext:value-type="float">
            <text:p>1698.73</text:p>
          </table:table-cell>
          <table:table-cell office:value-type="float" office:value="2529.02" calcext:value-type="float">
            <text:p>2529.02</text:p>
          </table:table-cell>
          <table:table-cell office:value-type="float" office:value="1740.76" calcext:value-type="float">
            <text:p>1740.76</text:p>
          </table:table-cell>
          <table:table-cell office:value-type="float" office:value="1905.1" calcext:value-type="float">
            <text:p>1905.1</text:p>
          </table:table-cell>
          <table:table-cell office:value-type="float" office:value="1688.38" calcext:value-type="float">
            <text:p>1688.38</text:p>
          </table:table-cell>
          <table:table-cell table:number-columns-repeated="2"/>
          <table:table-cell table:formula="of:=AVERAGE([.A112:.E112])" office:value-type="float" office:value="3082.2" calcext:value-type="float">
            <text:p>3082.2</text:p>
          </table:table-cell>
          <table:table-cell table:formula="of:=AVERAGE([.G112:.K112])" office:value-type="float" office:value="1912.398" calcext:value-type="float">
            <text:p>1912.398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520" calcext:value-type="float">
            <text:p>3520</text:p>
          </table:table-cell>
          <table:table-cell office:value-type="float" office:value="3212" calcext:value-type="float">
            <text:p>3212</text:p>
          </table:table-cell>
          <table:table-cell office:value-type="float" office:value="3292" calcext:value-type="float">
            <text:p>3292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612.87" calcext:value-type="float">
            <text:p>1612.87</text:p>
          </table:table-cell>
          <table:table-cell office:value-type="float" office:value="2562.79" calcext:value-type="float">
            <text:p>2562.79</text:p>
          </table:table-cell>
          <table:table-cell office:value-type="float" office:value="1774.72" calcext:value-type="float">
            <text:p>1774.72</text:p>
          </table:table-cell>
          <table:table-cell office:value-type="float" office:value="1852.41" calcext:value-type="float">
            <text:p>1852.41</text:p>
          </table:table-cell>
          <table:table-cell office:value-type="float" office:value="1767.26" calcext:value-type="float">
            <text:p>1767.26</text:p>
          </table:table-cell>
          <table:table-cell table:number-columns-repeated="2"/>
          <table:table-cell table:formula="of:=AVERAGE([.A113:.E113])" office:value-type="float" office:value="3200.6" calcext:value-type="float">
            <text:p>3200.6</text:p>
          </table:table-cell>
          <table:table-cell table:formula="of:=AVERAGE([.G113:.K113])" office:value-type="float" office:value="1914.01" calcext:value-type="float">
            <text:p>1914.01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396" calcext:value-type="float">
            <text:p>3396</text:p>
          </table:table-cell>
          <table:table-cell office:value-type="float" office:value="2747" calcext:value-type="float">
            <text:p>2747</text:p>
          </table:table-cell>
          <table:table-cell office:value-type="float" office:value="3167" calcext:value-type="float">
            <text:p>3167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float" office:value="1652.01" calcext:value-type="float">
            <text:p>1652.01</text:p>
          </table:table-cell>
          <table:table-cell office:value-type="float" office:value="2399.19" calcext:value-type="float">
            <text:p>2399.19</text:p>
          </table:table-cell>
          <table:table-cell office:value-type="float" office:value="1825" calcext:value-type="float">
            <text:p>1825</text:p>
          </table:table-cell>
          <table:table-cell office:value-type="float" office:value="1883.11" calcext:value-type="float">
            <text:p>1883.11</text:p>
          </table:table-cell>
          <table:table-cell office:value-type="float" office:value="1623.22" calcext:value-type="float">
            <text:p>1623.22</text:p>
          </table:table-cell>
          <table:table-cell table:number-columns-repeated="2"/>
          <table:table-cell table:formula="of:=AVERAGE([.A114:.E114])" office:value-type="float" office:value="3182.6" calcext:value-type="float">
            <text:p>3182.6</text:p>
          </table:table-cell>
          <table:table-cell table:formula="of:=AVERAGE([.G114:.K114])" office:value-type="float" office:value="1876.506" calcext:value-type="float">
            <text:p>1876.506</text:p>
          </table:table-cell>
          <table:table-cell table:number-columns-repeated="2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257" calcext:value-type="float">
            <text:p>3257</text:p>
          </table:table-cell>
          <table:table-cell office:value-type="float" office:value="3027" calcext:value-type="float">
            <text:p>3027</text:p>
          </table:table-cell>
          <table:table-cell office:value-type="float" office:value="2917" calcext:value-type="float">
            <text:p>291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733.45" calcext:value-type="float">
            <text:p>1733.45</text:p>
          </table:table-cell>
          <table:table-cell office:value-type="float" office:value="2432.79" calcext:value-type="float">
            <text:p>2432.79</text:p>
          </table:table-cell>
          <table:table-cell office:value-type="float" office:value="1853.09" calcext:value-type="float">
            <text:p>1853.09</text:p>
          </table:table-cell>
          <table:table-cell office:value-type="float" office:value="1948.99" calcext:value-type="float">
            <text:p>1948.99</text:p>
          </table:table-cell>
          <table:table-cell office:value-type="float" office:value="1649.18" calcext:value-type="float">
            <text:p>1649.18</text:p>
          </table:table-cell>
          <table:table-cell table:number-columns-repeated="2"/>
          <table:table-cell table:formula="of:=AVERAGE([.A115:.E115])" office:value-type="float" office:value="3050" calcext:value-type="float">
            <text:p>3050</text:p>
          </table:table-cell>
          <table:table-cell table:formula="of:=AVERAGE([.G115:.K115])" office:value-type="float" office:value="1923.5" calcext:value-type="float">
            <text:p>1923.5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392" calcext:value-type="float">
            <text:p>3392</text:p>
          </table:table-cell>
          <table:table-cell office:value-type="float" office:value="3062" calcext:value-type="float">
            <text:p>3062</text:p>
          </table:table-cell>
          <table:table-cell office:value-type="float" office:value="3042" calcext:value-type="float">
            <text:p>3042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float" office:value="1781.56" calcext:value-type="float">
            <text:p>1781.56</text:p>
          </table:table-cell>
          <table:table-cell office:value-type="float" office:value="2471.88" calcext:value-type="float">
            <text:p>2471.88</text:p>
          </table:table-cell>
          <table:table-cell office:value-type="float" office:value="1811.65" calcext:value-type="float">
            <text:p>1811.65</text:p>
          </table:table-cell>
          <table:table-cell office:value-type="float" office:value="1817.34" calcext:value-type="float">
            <text:p>1817.34</text:p>
          </table:table-cell>
          <table:table-cell office:value-type="float" office:value="1737.07" calcext:value-type="float">
            <text:p>1737.07</text:p>
          </table:table-cell>
          <table:table-cell table:number-columns-repeated="2"/>
          <table:table-cell table:formula="of:=AVERAGE([.A116:.E116])" office:value-type="float" office:value="3277" calcext:value-type="float">
            <text:p>3277</text:p>
          </table:table-cell>
          <table:table-cell table:formula="of:=AVERAGE([.G116:.K116])" office:value-type="float" office:value="1923.9" calcext:value-type="float">
            <text:p>1923.9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792" calcext:value-type="float">
            <text:p>3792</text:p>
          </table:table-cell>
          <table:table-cell office:value-type="float" office:value="2797" calcext:value-type="float">
            <text:p>2797</text:p>
          </table:table-cell>
          <table:table-cell office:value-type="float" office:value="2712" calcext:value-type="float">
            <text:p>271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54.92" calcext:value-type="float">
            <text:p>1754.92</text:p>
          </table:table-cell>
          <table:table-cell office:value-type="float" office:value="2560.96" calcext:value-type="float">
            <text:p>2560.96</text:p>
          </table:table-cell>
          <table:table-cell office:value-type="float" office:value="1683.87" calcext:value-type="float">
            <text:p>1683.87</text:p>
          </table:table-cell>
          <table:table-cell office:value-type="float" office:value="1882.72" calcext:value-type="float">
            <text:p>1882.72</text:p>
          </table:table-cell>
          <table:table-cell office:value-type="float" office:value="1689.42" calcext:value-type="float">
            <text:p>1689.42</text:p>
          </table:table-cell>
          <table:table-cell table:number-columns-repeated="2"/>
          <table:table-cell table:formula="of:=AVERAGE([.A117:.E117])" office:value-type="float" office:value="3064.6" calcext:value-type="float">
            <text:p>3064.6</text:p>
          </table:table-cell>
          <table:table-cell table:formula="of:=AVERAGE([.G117:.K117])" office:value-type="float" office:value="1914.378" calcext:value-type="float">
            <text:p>1914.378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687" calcext:value-type="float">
            <text:p>3687</text:p>
          </table:table-cell>
          <table:table-cell office:value-type="float" office:value="2672" calcext:value-type="float">
            <text:p>2672</text:p>
          </table:table-cell>
          <table:table-cell office:value-type="float" office:value="2902" calcext:value-type="float">
            <text:p>290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832.24" calcext:value-type="float">
            <text:p>1832.24</text:p>
          </table:table-cell>
          <table:table-cell office:value-type="float" office:value="2563.85" calcext:value-type="float">
            <text:p>2563.85</text:p>
          </table:table-cell>
          <table:table-cell office:value-type="float" office:value="1665.54" calcext:value-type="float">
            <text:p>1665.54</text:p>
          </table:table-cell>
          <table:table-cell office:value-type="float" office:value="1956.43" calcext:value-type="float">
            <text:p>1956.43</text:p>
          </table:table-cell>
          <table:table-cell office:value-type="float" office:value="1793.6" calcext:value-type="float">
            <text:p>1793.6</text:p>
          </table:table-cell>
          <table:table-cell table:number-columns-repeated="2"/>
          <table:table-cell table:formula="of:=AVERAGE([.A118:.E118])" office:value-type="float" office:value="3079" calcext:value-type="float">
            <text:p>3079</text:p>
          </table:table-cell>
          <table:table-cell table:formula="of:=AVERAGE([.G118:.K118])" office:value-type="float" office:value="1962.332" calcext:value-type="float">
            <text:p>1962.33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832" calcext:value-type="float">
            <text:p>3832</text:p>
          </table:table-cell>
          <table:table-cell office:value-type="float" office:value="2987" calcext:value-type="float">
            <text:p>2987</text:p>
          </table:table-cell>
          <table:table-cell office:value-type="float" office:value="3032" calcext:value-type="float">
            <text:p>3032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787.86" calcext:value-type="float">
            <text:p>1787.86</text:p>
          </table:table-cell>
          <table:table-cell office:value-type="float" office:value="2551.34" calcext:value-type="float">
            <text:p>2551.34</text:p>
          </table:table-cell>
          <table:table-cell office:value-type="float" office:value="1621.83" calcext:value-type="float">
            <text:p>1621.83</text:p>
          </table:table-cell>
          <table:table-cell office:value-type="float" office:value="1947.33" calcext:value-type="float">
            <text:p>1947.33</text:p>
          </table:table-cell>
          <table:table-cell office:value-type="float" office:value="1806.18" calcext:value-type="float">
            <text:p>1806.18</text:p>
          </table:table-cell>
          <table:table-cell table:number-columns-repeated="2"/>
          <table:table-cell table:formula="of:=AVERAGE([.A119:.E119])" office:value-type="float" office:value="3228" calcext:value-type="float">
            <text:p>3228</text:p>
          </table:table-cell>
          <table:table-cell table:formula="of:=AVERAGE([.G119:.K119])" office:value-type="float" office:value="1942.908" calcext:value-type="float">
            <text:p>1942.908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657" calcext:value-type="float">
            <text:p>3657</text:p>
          </table:table-cell>
          <table:table-cell office:value-type="float" office:value="2613" calcext:value-type="float">
            <text:p>2613</text:p>
          </table:table-cell>
          <table:table-cell office:value-type="float" office:value="2922" calcext:value-type="float">
            <text:p>2922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float" office:value="1699.02" calcext:value-type="float">
            <text:p>1699.02</text:p>
          </table:table-cell>
          <table:table-cell office:value-type="float" office:value="2626.87" calcext:value-type="float">
            <text:p>2626.87</text:p>
          </table:table-cell>
          <table:table-cell office:value-type="float" office:value="1773.52" calcext:value-type="float">
            <text:p>1773.52</text:p>
          </table:table-cell>
          <table:table-cell office:value-type="float" office:value="1907.13" calcext:value-type="float">
            <text:p>1907.13</text:p>
          </table:table-cell>
          <table:table-cell office:value-type="float" office:value="1830.79" calcext:value-type="float">
            <text:p>1830.79</text:p>
          </table:table-cell>
          <table:table-cell table:number-columns-repeated="2"/>
          <table:table-cell table:formula="of:=AVERAGE([.A120:.E120])" office:value-type="float" office:value="3133.2" calcext:value-type="float">
            <text:p>3133.2</text:p>
          </table:table-cell>
          <table:table-cell table:formula="of:=AVERAGE([.G120:.K120])" office:value-type="float" office:value="1967.466" calcext:value-type="float">
            <text:p>1967.466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967" calcext:value-type="float">
            <text:p>3967</text:p>
          </table:table-cell>
          <table:table-cell office:value-type="float" office:value="2702" calcext:value-type="float">
            <text:p>2702</text:p>
          </table:table-cell>
          <table:table-cell office:value-type="float" office:value="3237" calcext:value-type="float">
            <text:p>323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824.05" calcext:value-type="float">
            <text:p>1824.05</text:p>
          </table:table-cell>
          <table:table-cell office:value-type="float" office:value="2582.66" calcext:value-type="float">
            <text:p>2582.66</text:p>
          </table:table-cell>
          <table:table-cell office:value-type="float" office:value="1717.33" calcext:value-type="float">
            <text:p>1717.33</text:p>
          </table:table-cell>
          <table:table-cell office:value-type="float" office:value="1806.36" calcext:value-type="float">
            <text:p>1806.36</text:p>
          </table:table-cell>
          <table:table-cell office:value-type="float" office:value="1802.97" calcext:value-type="float">
            <text:p>1802.97</text:p>
          </table:table-cell>
          <table:table-cell table:number-columns-repeated="2"/>
          <table:table-cell table:formula="of:=AVERAGE([.A121:.E121])" office:value-type="float" office:value="3291" calcext:value-type="float">
            <text:p>3291</text:p>
          </table:table-cell>
          <table:table-cell table:formula="of:=AVERAGE([.G121:.K121])" office:value-type="float" office:value="1946.674" calcext:value-type="float">
            <text:p>1946.674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727" calcext:value-type="float">
            <text:p>3727</text:p>
          </table:table-cell>
          <table:table-cell office:value-type="float" office:value="2667" calcext:value-type="float">
            <text:p>2667</text:p>
          </table:table-cell>
          <table:table-cell office:value-type="float" office:value="2992" calcext:value-type="float">
            <text:p>299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794.54" calcext:value-type="float">
            <text:p>1794.54</text:p>
          </table:table-cell>
          <table:table-cell office:value-type="float" office:value="2514.8" calcext:value-type="float">
            <text:p>2514.8</text:p>
          </table:table-cell>
          <table:table-cell office:value-type="float" office:value="1734.52" calcext:value-type="float">
            <text:p>1734.52</text:p>
          </table:table-cell>
          <table:table-cell office:value-type="float" office:value="1647.66" calcext:value-type="float">
            <text:p>1647.66</text:p>
          </table:table-cell>
          <table:table-cell office:value-type="float" office:value="1761.3" calcext:value-type="float">
            <text:p>1761.3</text:p>
          </table:table-cell>
          <table:table-cell table:number-columns-repeated="2"/>
          <table:table-cell table:formula="of:=AVERAGE([.A122:.E122])" office:value-type="float" office:value="3088" calcext:value-type="float">
            <text:p>3088</text:p>
          </table:table-cell>
          <table:table-cell table:formula="of:=AVERAGE([.G122:.K122])" office:value-type="float" office:value="1890.564" calcext:value-type="float">
            <text:p>1890.564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787" calcext:value-type="float">
            <text:p>3787</text:p>
          </table:table-cell>
          <table:table-cell office:value-type="float" office:value="2902" calcext:value-type="float">
            <text:p>2902</text:p>
          </table:table-cell>
          <table:table-cell office:value-type="float" office:value="2802" calcext:value-type="float">
            <text:p>2802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25.23" calcext:value-type="float">
            <text:p>1825.23</text:p>
          </table:table-cell>
          <table:table-cell office:value-type="float" office:value="2373.95" calcext:value-type="float">
            <text:p>2373.95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1819.12" calcext:value-type="float">
            <text:p>1819.12</text:p>
          </table:table-cell>
          <table:table-cell office:value-type="float" office:value="1788.38" calcext:value-type="float">
            <text:p>1788.38</text:p>
          </table:table-cell>
          <table:table-cell table:number-columns-repeated="2"/>
          <table:table-cell table:formula="of:=AVERAGE([.A123:.E123])" office:value-type="float" office:value="3189" calcext:value-type="float">
            <text:p>3189</text:p>
          </table:table-cell>
          <table:table-cell table:formula="of:=AVERAGE([.G123:.K123])" office:value-type="float" office:value="1900.774" calcext:value-type="float">
            <text:p>1900.774</text:p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747" calcext:value-type="float">
            <text:p>3747</text:p>
          </table:table-cell>
          <table:table-cell office:value-type="float" office:value="2702" calcext:value-type="float">
            <text:p>2702</text:p>
          </table:table-cell>
          <table:table-cell office:value-type="float" office:value="2852" calcext:value-type="float">
            <text:p>285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1924.03" calcext:value-type="float">
            <text:p>1924.03</text:p>
          </table:table-cell>
          <table:table-cell office:value-type="float" office:value="2413.53" calcext:value-type="float">
            <text:p>2413.53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756.6" calcext:value-type="float">
            <text:p>1756.6</text:p>
          </table:table-cell>
          <table:table-cell office:value-type="float" office:value="1720.17" calcext:value-type="float">
            <text:p>1720.17</text:p>
          </table:table-cell>
          <table:table-cell table:number-columns-repeated="2"/>
          <table:table-cell table:formula="of:=AVERAGE([.A124:.E124])" office:value-type="float" office:value="3125.6" calcext:value-type="float">
            <text:p>3125.6</text:p>
          </table:table-cell>
          <table:table-cell table:formula="of:=AVERAGE([.G124:.K124])" office:value-type="float" office:value="1895.848" calcext:value-type="float">
            <text:p>1895.848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702" calcext:value-type="float">
            <text:p>3702</text:p>
          </table:table-cell>
          <table:table-cell office:value-type="float" office:value="3017" calcext:value-type="float">
            <text:p>3017</text:p>
          </table:table-cell>
          <table:table-cell office:value-type="float" office:value="3267" calcext:value-type="float">
            <text:p>3267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float" office:value="1886.86" calcext:value-type="float">
            <text:p>1886.86</text:p>
          </table:table-cell>
          <table:table-cell office:value-type="float" office:value="2464.04" calcext:value-type="float">
            <text:p>2464.04</text:p>
          </table:table-cell>
          <table:table-cell office:value-type="float" office:value="1710.17" calcext:value-type="float">
            <text:p>1710.17</text:p>
          </table:table-cell>
          <table:table-cell office:value-type="float" office:value="1777.11" calcext:value-type="float">
            <text:p>1777.11</text:p>
          </table:table-cell>
          <table:table-cell office:value-type="float" office:value="1720.19" calcext:value-type="float">
            <text:p>1720.19</text:p>
          </table:table-cell>
          <table:table-cell table:number-columns-repeated="2"/>
          <table:table-cell table:formula="of:=AVERAGE([.A125:.E125])" office:value-type="float" office:value="3338" calcext:value-type="float">
            <text:p>3338</text:p>
          </table:table-cell>
          <table:table-cell table:formula="of:=AVERAGE([.G125:.K125])" office:value-type="float" office:value="1911.674" calcext:value-type="float">
            <text:p>1911.674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892" calcext:value-type="float">
            <text:p>3892</text:p>
          </table:table-cell>
          <table:table-cell office:value-type="float" office:value="2947" calcext:value-type="float">
            <text:p>2947</text:p>
          </table:table-cell>
          <table:table-cell office:value-type="float" office:value="3062" calcext:value-type="float">
            <text:p>306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00.98" calcext:value-type="float">
            <text:p>1900.98</text:p>
          </table:table-cell>
          <table:table-cell office:value-type="float" office:value="2462.57" calcext:value-type="float">
            <text:p>2462.57</text:p>
          </table:table-cell>
          <table:table-cell office:value-type="float" office:value="1724.24" calcext:value-type="float">
            <text:p>1724.24</text:p>
          </table:table-cell>
          <table:table-cell office:value-type="float" office:value="1771.07" calcext:value-type="float">
            <text:p>1771.07</text:p>
          </table:table-cell>
          <table:table-cell office:value-type="float" office:value="1781.56" calcext:value-type="float">
            <text:p>1781.56</text:p>
          </table:table-cell>
          <table:table-cell table:number-columns-repeated="2"/>
          <table:table-cell table:formula="of:=AVERAGE([.A126:.E126])" office:value-type="float" office:value="3265" calcext:value-type="float">
            <text:p>3265</text:p>
          </table:table-cell>
          <table:table-cell table:formula="of:=AVERAGE([.G126:.K126])" office:value-type="float" office:value="1928.084" calcext:value-type="float">
            <text:p>1928.084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472" calcext:value-type="float">
            <text:p>3472</text:p>
          </table:table-cell>
          <table:table-cell office:value-type="float" office:value="3447" calcext:value-type="float">
            <text:p>3447</text:p>
          </table:table-cell>
          <table:table-cell office:value-type="float" office:value="2852" calcext:value-type="float">
            <text:p>285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945.45" calcext:value-type="float">
            <text:p>1945.45</text:p>
          </table:table-cell>
          <table:table-cell office:value-type="float" office:value="2514.98" calcext:value-type="float">
            <text:p>2514.98</text:p>
          </table:table-cell>
          <table:table-cell office:value-type="float" office:value="1832.06" calcext:value-type="float">
            <text:p>1832.06</text:p>
          </table:table-cell>
          <table:table-cell office:value-type="float" office:value="1871.63" calcext:value-type="float">
            <text:p>1871.63</text:p>
          </table:table-cell>
          <table:table-cell office:value-type="float" office:value="1811.01" calcext:value-type="float">
            <text:p>1811.01</text:p>
          </table:table-cell>
          <table:table-cell table:number-columns-repeated="2"/>
          <table:table-cell table:formula="of:=AVERAGE([.A127:.E127])" office:value-type="float" office:value="3229" calcext:value-type="float">
            <text:p>3229</text:p>
          </table:table-cell>
          <table:table-cell table:formula="of:=AVERAGE([.G127:.K127])" office:value-type="float" office:value="1995.026" calcext:value-type="float">
            <text:p>1995.026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722" calcext:value-type="float">
            <text:p>3722</text:p>
          </table:table-cell>
          <table:table-cell office:value-type="float" office:value="2937" calcext:value-type="float">
            <text:p>2937</text:p>
          </table:table-cell>
          <table:table-cell office:value-type="float" office:value="2947" calcext:value-type="float">
            <text:p>294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97.83" calcext:value-type="float">
            <text:p>1897.83</text:p>
          </table:table-cell>
          <table:table-cell office:value-type="float" office:value="2429.54" calcext:value-type="float">
            <text:p>2429.54</text:p>
          </table:table-cell>
          <table:table-cell office:value-type="float" office:value="1797.77" calcext:value-type="float">
            <text:p>1797.77</text:p>
          </table:table-cell>
          <table:table-cell office:value-type="float" office:value="1751.69" calcext:value-type="float">
            <text:p>1751.69</text:p>
          </table:table-cell>
          <table:table-cell office:value-type="float" office:value="1822.12" calcext:value-type="float">
            <text:p>1822.12</text:p>
          </table:table-cell>
          <table:table-cell table:number-columns-repeated="2"/>
          <table:table-cell table:formula="of:=AVERAGE([.A128:.E128])" office:value-type="float" office:value="3175" calcext:value-type="float">
            <text:p>3175</text:p>
          </table:table-cell>
          <table:table-cell table:formula="of:=AVERAGE([.G128:.K128])" office:value-type="float" office:value="1939.79" calcext:value-type="float">
            <text:p>1939.79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887" calcext:value-type="float">
            <text:p>3887</text:p>
          </table:table-cell>
          <table:table-cell office:value-type="float" office:value="3032" calcext:value-type="float">
            <text:p>3032</text:p>
          </table:table-cell>
          <table:table-cell office:value-type="float" office:value="2807" calcext:value-type="float">
            <text:p>2807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1888.98" calcext:value-type="float">
            <text:p>1888.98</text:p>
          </table:table-cell>
          <table:table-cell office:value-type="float" office:value="2573.58" calcext:value-type="float">
            <text:p>2573.58</text:p>
          </table:table-cell>
          <table:table-cell office:value-type="float" office:value="1734.05" calcext:value-type="float">
            <text:p>1734.05</text:p>
          </table:table-cell>
          <table:table-cell office:value-type="float" office:value="1859.69" calcext:value-type="float">
            <text:p>1859.69</text:p>
          </table:table-cell>
          <table:table-cell office:value-type="float" office:value="1867.86" calcext:value-type="float">
            <text:p>1867.86</text:p>
          </table:table-cell>
          <table:table-cell table:number-columns-repeated="2"/>
          <table:table-cell table:formula="of:=AVERAGE([.A129:.E129])" office:value-type="float" office:value="3170" calcext:value-type="float">
            <text:p>3170</text:p>
          </table:table-cell>
          <table:table-cell table:formula="of:=AVERAGE([.G129:.K129])" office:value-type="float" office:value="1984.832" calcext:value-type="float">
            <text:p>1984.832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607" calcext:value-type="float">
            <text:p>3607</text:p>
          </table:table-cell>
          <table:table-cell office:value-type="float" office:value="2952" calcext:value-type="float">
            <text:p>2952</text:p>
          </table:table-cell>
          <table:table-cell office:value-type="float" office:value="2897" calcext:value-type="float">
            <text:p>2897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1911.24" calcext:value-type="float">
            <text:p>1911.24</text:p>
          </table:table-cell>
          <table:table-cell office:value-type="float" office:value="2615.52" calcext:value-type="float">
            <text:p>2615.52</text:p>
          </table:table-cell>
          <table:table-cell office:value-type="float" office:value="1777.04" calcext:value-type="float">
            <text:p>1777.04</text:p>
          </table:table-cell>
          <table:table-cell office:value-type="float" office:value="1797.27" calcext:value-type="float">
            <text:p>1797.27</text:p>
          </table:table-cell>
          <table:table-cell office:value-type="float" office:value="1923.49" calcext:value-type="float">
            <text:p>1923.49</text:p>
          </table:table-cell>
          <table:table-cell table:number-columns-repeated="2"/>
          <table:table-cell table:formula="of:=AVERAGE([.A130:.E130])" office:value-type="float" office:value="3166" calcext:value-type="float">
            <text:p>3166</text:p>
          </table:table-cell>
          <table:table-cell table:formula="of:=AVERAGE([.G130:.K130])" office:value-type="float" office:value="2004.912" calcext:value-type="float">
            <text:p>2004.912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97" calcext:value-type="float">
            <text:p>3997</text:p>
          </table:table-cell>
          <table:table-cell office:value-type="float" office:value="2827" calcext:value-type="float">
            <text:p>2827</text:p>
          </table:table-cell>
          <table:table-cell office:value-type="float" office:value="3147" calcext:value-type="float">
            <text:p>3147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1958.39" calcext:value-type="float">
            <text:p>1958.39</text:p>
          </table:table-cell>
          <table:table-cell office:value-type="float" office:value="2586.54" calcext:value-type="float">
            <text:p>2586.54</text:p>
          </table:table-cell>
          <table:table-cell office:value-type="float" office:value="1720.64" calcext:value-type="float">
            <text:p>1720.64</text:p>
          </table:table-cell>
          <table:table-cell office:value-type="float" office:value="1844.64" calcext:value-type="float">
            <text:p>1844.64</text:p>
          </table:table-cell>
          <table:table-cell office:value-type="float" office:value="1908.19" calcext:value-type="float">
            <text:p>1908.19</text:p>
          </table:table-cell>
          <table:table-cell table:number-columns-repeated="2"/>
          <table:table-cell table:formula="of:=AVERAGE([.A131:.E131])" office:value-type="float" office:value="3365" calcext:value-type="float">
            <text:p>3365</text:p>
          </table:table-cell>
          <table:table-cell table:formula="of:=AVERAGE([.G131:.K131])" office:value-type="float" office:value="2003.68" calcext:value-type="float">
            <text:p>2003.68</text:p>
          </table:table-cell>
          <table:table-cell table:number-columns-repeated="2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857" calcext:value-type="float">
            <text:p>3857</text:p>
          </table:table-cell>
          <table:table-cell office:value-type="float" office:value="3712" calcext:value-type="float">
            <text:p>3712</text:p>
          </table:table-cell>
          <table:table-cell office:value-type="float" office:value="2797" calcext:value-type="float">
            <text:p>2797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1941.43" calcext:value-type="float">
            <text:p>1941.43</text:p>
          </table:table-cell>
          <table:table-cell office:value-type="float" office:value="2492.21" calcext:value-type="float">
            <text:p>2492.21</text:p>
          </table:table-cell>
          <table:table-cell office:value-type="float" office:value="1753.52" calcext:value-type="float">
            <text:p>1753.52</text:p>
          </table:table-cell>
          <table:table-cell office:value-type="float" office:value="1873.31" calcext:value-type="float">
            <text:p>1873.31</text:p>
          </table:table-cell>
          <table:table-cell office:value-type="float" office:value="1856.42" calcext:value-type="float">
            <text:p>1856.42</text:p>
          </table:table-cell>
          <table:table-cell table:number-columns-repeated="2"/>
          <table:table-cell table:formula="of:=AVERAGE([.A132:.E132])" office:value-type="float" office:value="3398" calcext:value-type="float">
            <text:p>3398</text:p>
          </table:table-cell>
          <table:table-cell table:formula="of:=AVERAGE([.G132:.K132])" office:value-type="float" office:value="1983.378" calcext:value-type="float">
            <text:p>1983.378</text:p>
          </table:table-cell>
          <table:table-cell table:number-columns-repeated="2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057" calcext:value-type="float">
            <text:p>4057</text:p>
          </table:table-cell>
          <table:table-cell office:value-type="float" office:value="3057" calcext:value-type="float">
            <text:p>3057</text:p>
          </table:table-cell>
          <table:table-cell office:value-type="float" office:value="3067" calcext:value-type="float">
            <text:p>3067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849.87" calcext:value-type="float">
            <text:p>1849.87</text:p>
          </table:table-cell>
          <table:table-cell office:value-type="float" office:value="2580.97" calcext:value-type="float">
            <text:p>2580.97</text:p>
          </table:table-cell>
          <table:table-cell office:value-type="float" office:value="1727.39" calcext:value-type="float">
            <text:p>1727.39</text:p>
          </table:table-cell>
          <table:table-cell office:value-type="float" office:value="1872.79" calcext:value-type="float">
            <text:p>1872.79</text:p>
          </table:table-cell>
          <table:table-cell office:value-type="float" office:value="1870.31" calcext:value-type="float">
            <text:p>1870.31</text:p>
          </table:table-cell>
          <table:table-cell table:number-columns-repeated="2"/>
          <table:table-cell table:formula="of:=AVERAGE([.A133:.E133])" office:value-type="float" office:value="3312" calcext:value-type="float">
            <text:p>3312</text:p>
          </table:table-cell>
          <table:table-cell table:formula="of:=AVERAGE([.G133:.K133])" office:value-type="float" office:value="1980.266" calcext:value-type="float">
            <text:p>1980.266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511" calcext:value-type="float">
            <text:p>3511</text:p>
          </table:table-cell>
          <table:table-cell office:value-type="float" office:value="2892" calcext:value-type="float">
            <text:p>2892</text:p>
          </table:table-cell>
          <table:table-cell office:value-type="float" office:value="3257" calcext:value-type="float">
            <text:p>325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853.94" calcext:value-type="float">
            <text:p>1853.94</text:p>
          </table:table-cell>
          <table:table-cell office:value-type="float" office:value="2617.13" calcext:value-type="float">
            <text:p>2617.13</text:p>
          </table:table-cell>
          <table:table-cell office:value-type="float" office:value="1792.27" calcext:value-type="float">
            <text:p>1792.27</text:p>
          </table:table-cell>
          <table:table-cell office:value-type="float" office:value="1860.59" calcext:value-type="float">
            <text:p>1860.59</text:p>
          </table:table-cell>
          <table:table-cell office:value-type="float" office:value="1847.87" calcext:value-type="float">
            <text:p>1847.87</text:p>
          </table:table-cell>
          <table:table-cell table:number-columns-repeated="2"/>
          <table:table-cell table:formula="of:=AVERAGE([.A134:.E134])" office:value-type="float" office:value="3227.8" calcext:value-type="float">
            <text:p>3227.8</text:p>
          </table:table-cell>
          <table:table-cell table:formula="of:=AVERAGE([.G134:.K134])" office:value-type="float" office:value="1994.36" calcext:value-type="float">
            <text:p>1994.36</text:p>
          </table:table-cell>
          <table:table-cell table:number-columns-repeated="2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682" calcext:value-type="float">
            <text:p>3682</text:p>
          </table:table-cell>
          <table:table-cell office:value-type="float" office:value="2802" calcext:value-type="float">
            <text:p>2802</text:p>
          </table:table-cell>
          <table:table-cell office:value-type="float" office:value="3497" calcext:value-type="float">
            <text:p>349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932.96" calcext:value-type="float">
            <text:p>1932.96</text:p>
          </table:table-cell>
          <table:table-cell office:value-type="float" office:value="2547.16" calcext:value-type="float">
            <text:p>2547.16</text:p>
          </table:table-cell>
          <table:table-cell office:value-type="float" office:value="1712.19" calcext:value-type="float">
            <text:p>1712.19</text:p>
          </table:table-cell>
          <table:table-cell office:value-type="float" office:value="2018.76" calcext:value-type="float">
            <text:p>2018.76</text:p>
          </table:table-cell>
          <table:table-cell office:value-type="float" office:value="1840.82" calcext:value-type="float">
            <text:p>1840.82</text:p>
          </table:table-cell>
          <table:table-cell table:number-columns-repeated="2"/>
          <table:table-cell table:formula="of:=AVERAGE([.A135:.E135])" office:value-type="float" office:value="3234" calcext:value-type="float">
            <text:p>3234</text:p>
          </table:table-cell>
          <table:table-cell table:formula="of:=AVERAGE([.G135:.K135])" office:value-type="float" office:value="2010.378" calcext:value-type="float">
            <text:p>2010.378</text:p>
          </table:table-cell>
          <table:table-cell table:number-columns-repeated="2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457" calcext:value-type="float">
            <text:p>3457</text:p>
          </table:table-cell>
          <table:table-cell office:value-type="float" office:value="3162" calcext:value-type="float">
            <text:p>3162</text:p>
          </table:table-cell>
          <table:table-cell office:value-type="float" office:value="3352" calcext:value-type="float">
            <text:p>3352</text:p>
          </table:table-cell>
          <table:table-cell office:value-type="float" office:value="3137" calcext:value-type="float">
            <text:p>3137</text:p>
          </table:table-cell>
          <table:table-cell/>
          <table:table-cell office:value-type="float" office:value="1908.48" calcext:value-type="float">
            <text:p>1908.48</text:p>
          </table:table-cell>
          <table:table-cell office:value-type="float" office:value="2493.49" calcext:value-type="float">
            <text:p>2493.49</text:p>
          </table:table-cell>
          <table:table-cell office:value-type="float" office:value="1749.75" calcext:value-type="float">
            <text:p>1749.75</text:p>
          </table:table-cell>
          <table:table-cell office:value-type="float" office:value="1987.05" calcext:value-type="float">
            <text:p>1987.05</text:p>
          </table:table-cell>
          <table:table-cell office:value-type="float" office:value="1759.18" calcext:value-type="float">
            <text:p>1759.18</text:p>
          </table:table-cell>
          <table:table-cell table:number-columns-repeated="2"/>
          <table:table-cell table:formula="of:=AVERAGE([.A136:.E136])" office:value-type="float" office:value="3373" calcext:value-type="float">
            <text:p>3373</text:p>
          </table:table-cell>
          <table:table-cell table:formula="of:=AVERAGE([.G136:.K136])" office:value-type="float" office:value="1979.59" calcext:value-type="float">
            <text:p>1979.59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642" calcext:value-type="float">
            <text:p>3642</text:p>
          </table:table-cell>
          <table:table-cell office:value-type="float" office:value="2937" calcext:value-type="float">
            <text:p>2937</text:p>
          </table:table-cell>
          <table:table-cell office:value-type="float" office:value="3239" calcext:value-type="float">
            <text:p>3239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895.1" calcext:value-type="float">
            <text:p>1895.1</text:p>
          </table:table-cell>
          <table:table-cell office:value-type="float" office:value="2589.86" calcext:value-type="float">
            <text:p>2589.86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822.33" calcext:value-type="float">
            <text:p>1822.33</text:p>
          </table:table-cell>
          <table:table-cell office:value-type="float" office:value="1840.3" calcext:value-type="float">
            <text:p>1840.3</text:p>
          </table:table-cell>
          <table:table-cell table:number-columns-repeated="2"/>
          <table:table-cell table:formula="of:=AVERAGE([.A137:.E137])" office:value-type="float" office:value="3192.4" calcext:value-type="float">
            <text:p>3192.4</text:p>
          </table:table-cell>
          <table:table-cell table:formula="of:=AVERAGE([.G137:.K137])" office:value-type="float" office:value="1989.916" calcext:value-type="float">
            <text:p>1989.91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917" calcext:value-type="float">
            <text:p>3917</text:p>
          </table:table-cell>
          <table:table-cell office:value-type="float" office:value="2742" calcext:value-type="float">
            <text:p>2742</text:p>
          </table:table-cell>
          <table:table-cell office:value-type="float" office:value="3047" calcext:value-type="float">
            <text:p>3047</text:p>
          </table:table-cell>
          <table:table-cell office:value-type="float" office:value="3092" calcext:value-type="float">
            <text:p>3092</text:p>
          </table:table-cell>
          <table:table-cell/>
          <table:table-cell office:value-type="float" office:value="1907.52" calcext:value-type="float">
            <text:p>1907.52</text:p>
          </table:table-cell>
          <table:table-cell office:value-type="float" office:value="2452.74" calcext:value-type="float">
            <text:p>2452.74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932.12" calcext:value-type="float">
            <text:p>1932.12</text:p>
          </table:table-cell>
          <table:table-cell office:value-type="float" office:value="1885.03" calcext:value-type="float">
            <text:p>1885.03</text:p>
          </table:table-cell>
          <table:table-cell table:number-columns-repeated="2"/>
          <table:table-cell table:formula="of:=AVERAGE([.A138:.E138])" office:value-type="float" office:value="3182" calcext:value-type="float">
            <text:p>3182</text:p>
          </table:table-cell>
          <table:table-cell table:formula="of:=AVERAGE([.G138:.K138])" office:value-type="float" office:value="1990.994" calcext:value-type="float">
            <text:p>1990.994</text:p>
          </table:table-cell>
          <table:table-cell table:number-columns-repeated="2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3477" calcext:value-type="float">
            <text:p>3477</text:p>
          </table:table-cell>
          <table:table-cell office:value-type="float" office:value="2927" calcext:value-type="float">
            <text:p>2927</text:p>
          </table:table-cell>
          <table:table-cell office:value-type="float" office:value="3022" calcext:value-type="float">
            <text:p>3022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892.26" calcext:value-type="float">
            <text:p>1892.26</text:p>
          </table:table-cell>
          <table:table-cell office:value-type="float" office:value="2500.84" calcext:value-type="float">
            <text:p>2500.84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947.39" calcext:value-type="float">
            <text:p>1947.39</text:p>
          </table:table-cell>
          <table:table-cell office:value-type="float" office:value="1879.61" calcext:value-type="float">
            <text:p>1879.61</text:p>
          </table:table-cell>
          <table:table-cell table:number-columns-repeated="2"/>
          <table:table-cell table:formula="of:=AVERAGE([.A139:.E139])" office:value-type="float" office:value="3209" calcext:value-type="float">
            <text:p>3209</text:p>
          </table:table-cell>
          <table:table-cell table:formula="of:=AVERAGE([.G139:.K139])" office:value-type="float" office:value="1984.374" calcext:value-type="float">
            <text:p>1984.374</text:p>
          </table:table-cell>
          <table:table-cell table:number-columns-repeated="2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762" calcext:value-type="float">
            <text:p>3762</text:p>
          </table:table-cell>
          <table:table-cell office:value-type="float" office:value="3032" calcext:value-type="float">
            <text:p>3032</text:p>
          </table:table-cell>
          <table:table-cell office:value-type="float" office:value="2947" calcext:value-type="float">
            <text:p>294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908.23" calcext:value-type="float">
            <text:p>1908.23</text:p>
          </table:table-cell>
          <table:table-cell office:value-type="float" office:value="2555.88" calcext:value-type="float">
            <text:p>2555.88</text:p>
          </table:table-cell>
          <table:table-cell office:value-type="float" office:value="1733.86" calcext:value-type="float">
            <text:p>1733.86</text:p>
          </table:table-cell>
          <table:table-cell office:value-type="float" office:value="1948.48" calcext:value-type="float">
            <text:p>1948.48</text:p>
          </table:table-cell>
          <table:table-cell office:value-type="float" office:value="1980.09" calcext:value-type="float">
            <text:p>1980.09</text:p>
          </table:table-cell>
          <table:table-cell table:number-columns-repeated="2"/>
          <table:table-cell table:formula="of:=AVERAGE([.A140:.E140])" office:value-type="float" office:value="3231" calcext:value-type="float">
            <text:p>3231</text:p>
          </table:table-cell>
          <table:table-cell table:formula="of:=AVERAGE([.G140:.K140])" office:value-type="float" office:value="2025.308" calcext:value-type="float">
            <text:p>2025.308</text:p>
          </table:table-cell>
          <table:table-cell table:number-columns-repeated="2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727" calcext:value-type="float">
            <text:p>3727</text:p>
          </table:table-cell>
          <table:table-cell office:value-type="float" office:value="2813" calcext:value-type="float">
            <text:p>2813</text:p>
          </table:table-cell>
          <table:table-cell office:value-type="float" office:value="3112" calcext:value-type="float">
            <text:p>311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783.42" calcext:value-type="float">
            <text:p>1783.42</text:p>
          </table:table-cell>
          <table:table-cell office:value-type="float" office:value="2594.56" calcext:value-type="float">
            <text:p>2594.56</text:p>
          </table:table-cell>
          <table:table-cell office:value-type="float" office:value="1820.1" calcext:value-type="float">
            <text:p>1820.1</text:p>
          </table:table-cell>
          <table:table-cell office:value-type="float" office:value="1859.91" calcext:value-type="float">
            <text:p>1859.91</text:p>
          </table:table-cell>
          <table:table-cell office:value-type="float" office:value="1960.9" calcext:value-type="float">
            <text:p>1960.9</text:p>
          </table:table-cell>
          <table:table-cell table:number-columns-repeated="2"/>
          <table:table-cell table:formula="of:=AVERAGE([.A141:.E141])" office:value-type="float" office:value="3212.2" calcext:value-type="float">
            <text:p>3212.2</text:p>
          </table:table-cell>
          <table:table-cell table:formula="of:=AVERAGE([.G141:.K141])" office:value-type="float" office:value="2003.778" calcext:value-type="float">
            <text:p>2003.778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437" calcext:value-type="float">
            <text:p>3437</text:p>
          </table:table-cell>
          <table:table-cell office:value-type="float" office:value="2777" calcext:value-type="float">
            <text:p>2777</text:p>
          </table:table-cell>
          <table:table-cell office:value-type="float" office:value="2922" calcext:value-type="float">
            <text:p>292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831.69" calcext:value-type="float">
            <text:p>1831.69</text:p>
          </table:table-cell>
          <table:table-cell office:value-type="float" office:value="2672.45" calcext:value-type="float">
            <text:p>2672.45</text:p>
          </table:table-cell>
          <table:table-cell office:value-type="float" office:value="1685.66" calcext:value-type="float">
            <text:p>1685.66</text:p>
          </table:table-cell>
          <table:table-cell office:value-type="float" office:value="1798.4" calcext:value-type="float">
            <text:p>1798.4</text:p>
          </table:table-cell>
          <table:table-cell office:value-type="float" office:value="2026.33" calcext:value-type="float">
            <text:p>2026.33</text:p>
          </table:table-cell>
          <table:table-cell table:number-columns-repeated="2"/>
          <table:table-cell table:formula="of:=AVERAGE([.A142:.E142])" office:value-type="float" office:value="3141" calcext:value-type="float">
            <text:p>3141</text:p>
          </table:table-cell>
          <table:table-cell table:formula="of:=AVERAGE([.G142:.K142])" office:value-type="float" office:value="2002.906" calcext:value-type="float">
            <text:p>2002.906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567" calcext:value-type="float">
            <text:p>3567</text:p>
          </table:table-cell>
          <table:table-cell office:value-type="float" office:value="3137" calcext:value-type="float">
            <text:p>3137</text:p>
          </table:table-cell>
          <table:table-cell office:value-type="float" office:value="2967" calcext:value-type="float">
            <text:p>2967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871.57" calcext:value-type="float">
            <text:p>1871.57</text:p>
          </table:table-cell>
          <table:table-cell office:value-type="float" office:value="2563.53" calcext:value-type="float">
            <text:p>2563.53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778.2" calcext:value-type="float">
            <text:p>1778.2</text:p>
          </table:table-cell>
          <table:table-cell office:value-type="float" office:value="1838.43" calcext:value-type="float">
            <text:p>1838.43</text:p>
          </table:table-cell>
          <table:table-cell table:number-columns-repeated="2"/>
          <table:table-cell table:formula="of:=AVERAGE([.A143:.E143])" office:value-type="float" office:value="3228" calcext:value-type="float">
            <text:p>3228</text:p>
          </table:table-cell>
          <table:table-cell table:formula="of:=AVERAGE([.G143:.K143])" office:value-type="float" office:value="1947.01" calcext:value-type="float">
            <text:p>1947.01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547" calcext:value-type="float">
            <text:p>3547</text:p>
          </table:table-cell>
          <table:table-cell office:value-type="float" office:value="3147" calcext:value-type="float">
            <text:p>3147</text:p>
          </table:table-cell>
          <table:table-cell office:value-type="float" office:value="3202" calcext:value-type="float">
            <text:p>3202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957.47" calcext:value-type="float">
            <text:p>1957.47</text:p>
          </table:table-cell>
          <table:table-cell office:value-type="float" office:value="2528.75" calcext:value-type="float">
            <text:p>2528.75</text:p>
          </table:table-cell>
          <table:table-cell office:value-type="float" office:value="1795.8" calcext:value-type="float">
            <text:p>1795.8</text:p>
          </table:table-cell>
          <table:table-cell office:value-type="float" office:value="1707.91" calcext:value-type="float">
            <text:p>1707.91</text:p>
          </table:table-cell>
          <table:table-cell office:value-type="float" office:value="1816.13" calcext:value-type="float">
            <text:p>1816.13</text:p>
          </table:table-cell>
          <table:table-cell table:number-columns-repeated="2"/>
          <table:table-cell table:formula="of:=AVERAGE([.A144:.E144])" office:value-type="float" office:value="3298" calcext:value-type="float">
            <text:p>3298</text:p>
          </table:table-cell>
          <table:table-cell table:formula="of:=AVERAGE([.G144:.K144])" office:value-type="float" office:value="1961.212" calcext:value-type="float">
            <text:p>1961.212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587" calcext:value-type="float">
            <text:p>3587</text:p>
          </table:table-cell>
          <table:table-cell office:value-type="float" office:value="2862" calcext:value-type="float">
            <text:p>2862</text:p>
          </table:table-cell>
          <table:table-cell office:value-type="float" office:value="3017" calcext:value-type="float">
            <text:p>301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875.33" calcext:value-type="float">
            <text:p>1875.33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852.74" calcext:value-type="float">
            <text:p>1852.74</text:p>
          </table:table-cell>
          <table:table-cell office:value-type="float" office:value="1682.26" calcext:value-type="float">
            <text:p>1682.26</text:p>
          </table:table-cell>
          <table:table-cell table:number-columns-repeated="2"/>
          <table:table-cell table:formula="of:=AVERAGE([.A145:.E145])" office:value-type="float" office:value="3140" calcext:value-type="float">
            <text:p>3140</text:p>
          </table:table-cell>
          <table:table-cell table:formula="of:=AVERAGE([.G145:.K145])" office:value-type="float" office:value="1922.618" calcext:value-type="float">
            <text:p>1922.618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537" calcext:value-type="float">
            <text:p>3537</text:p>
          </table:table-cell>
          <table:table-cell office:value-type="float" office:value="2977" calcext:value-type="float">
            <text:p>2977</text:p>
          </table:table-cell>
          <table:table-cell office:value-type="float" office:value="3057" calcext:value-type="float">
            <text:p>3057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1812.56" calcext:value-type="float">
            <text:p>1812.56</text:p>
          </table:table-cell>
          <table:table-cell office:value-type="float" office:value="2525.01" calcext:value-type="float">
            <text:p>2525.01</text:p>
          </table:table-cell>
          <table:table-cell office:value-type="float" office:value="1804.95" calcext:value-type="float">
            <text:p>1804.95</text:p>
          </table:table-cell>
          <table:table-cell office:value-type="float" office:value="1870.98" calcext:value-type="float">
            <text:p>1870.98</text:p>
          </table:table-cell>
          <table:table-cell office:value-type="float" office:value="1844.03" calcext:value-type="float">
            <text:p>1844.03</text:p>
          </table:table-cell>
          <table:table-cell table:number-columns-repeated="2"/>
          <table:table-cell table:formula="of:=AVERAGE([.A146:.E146])" office:value-type="float" office:value="3281" calcext:value-type="float">
            <text:p>3281</text:p>
          </table:table-cell>
          <table:table-cell table:formula="of:=AVERAGE([.G146:.K146])" office:value-type="float" office:value="1971.506" calcext:value-type="float">
            <text:p>1971.506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372" calcext:value-type="float">
            <text:p>3372</text:p>
          </table:table-cell>
          <table:table-cell office:value-type="float" office:value="3037" calcext:value-type="float">
            <text:p>3037</text:p>
          </table:table-cell>
          <table:table-cell office:value-type="float" office:value="2777" calcext:value-type="float">
            <text:p>277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834.08" calcext:value-type="float">
            <text:p>1834.08</text:p>
          </table:table-cell>
          <table:table-cell office:value-type="float" office:value="2524.62" calcext:value-type="float">
            <text:p>2524.62</text:p>
          </table:table-cell>
          <table:table-cell office:value-type="float" office:value="1652.94" calcext:value-type="float">
            <text:p>1652.94</text:p>
          </table:table-cell>
          <table:table-cell office:value-type="float" office:value="1797.89" calcext:value-type="float">
            <text:p>1797.89</text:p>
          </table:table-cell>
          <table:table-cell office:value-type="float" office:value="1888.18" calcext:value-type="float">
            <text:p>1888.18</text:p>
          </table:table-cell>
          <table:table-cell table:number-columns-repeated="2"/>
          <table:table-cell table:formula="of:=AVERAGE([.A147:.E147])" office:value-type="float" office:value="3121" calcext:value-type="float">
            <text:p>3121</text:p>
          </table:table-cell>
          <table:table-cell table:formula="of:=AVERAGE([.G147:.K147])" office:value-type="float" office:value="1939.542" calcext:value-type="float">
            <text:p>1939.542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587" calcext:value-type="float">
            <text:p>3587</text:p>
          </table:table-cell>
          <table:table-cell office:value-type="float" office:value="2842" calcext:value-type="float">
            <text:p>2842</text:p>
          </table:table-cell>
          <table:table-cell office:value-type="float" office:value="2917" calcext:value-type="float">
            <text:p>2917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824.52" calcext:value-type="float">
            <text:p>1824.52</text:p>
          </table:table-cell>
          <table:table-cell office:value-type="float" office:value="2556.97" calcext:value-type="float">
            <text:p>2556.97</text:p>
          </table:table-cell>
          <table:table-cell office:value-type="float" office:value="1639.65" calcext:value-type="float">
            <text:p>1639.65</text:p>
          </table:table-cell>
          <table:table-cell office:value-type="float" office:value="1888.4" calcext:value-type="float">
            <text:p>1888.4</text:p>
          </table:table-cell>
          <table:table-cell office:value-type="float" office:value="1921.67" calcext:value-type="float">
            <text:p>1921.67</text:p>
          </table:table-cell>
          <table:table-cell table:number-columns-repeated="2"/>
          <table:table-cell table:formula="of:=AVERAGE([.A148:.E148])" office:value-type="float" office:value="3204" calcext:value-type="float">
            <text:p>3204</text:p>
          </table:table-cell>
          <table:table-cell table:formula="of:=AVERAGE([.G148:.K148])" office:value-type="float" office:value="1966.242" calcext:value-type="float">
            <text:p>1966.242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592" calcext:value-type="float">
            <text:p>3592</text:p>
          </table:table-cell>
          <table:table-cell office:value-type="float" office:value="2887" calcext:value-type="float">
            <text:p>2887</text:p>
          </table:table-cell>
          <table:table-cell office:value-type="float" office:value="2882" calcext:value-type="float">
            <text:p>2882</text:p>
          </table:table-cell>
          <table:table-cell office:value-type="float" office:value="3167" calcext:value-type="float">
            <text:p>3167</text:p>
          </table:table-cell>
          <table:table-cell/>
          <table:table-cell office:value-type="float" office:value="1867.34" calcext:value-type="float">
            <text:p>1867.34</text:p>
          </table:table-cell>
          <table:table-cell office:value-type="float" office:value="2487.89" calcext:value-type="float">
            <text:p>2487.89</text:p>
          </table:table-cell>
          <table:table-cell office:value-type="float" office:value="1626.38" calcext:value-type="float">
            <text:p>1626.38</text:p>
          </table:table-cell>
          <table:table-cell office:value-type="float" office:value="1790.68" calcext:value-type="float">
            <text:p>1790.68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formula="of:=AVERAGE([.A149:.E149])" office:value-type="float" office:value="3190" calcext:value-type="float">
            <text:p>3190</text:p>
          </table:table-cell>
          <table:table-cell table:formula="of:=AVERAGE([.G149:.K149])" office:value-type="float" office:value="1928.458" calcext:value-type="float">
            <text:p>1928.458</text:p>
          </table:table-cell>
          <table:table-cell table:number-columns-repeated="2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722" calcext:value-type="float">
            <text:p>3722</text:p>
          </table:table-cell>
          <table:table-cell office:value-type="float" office:value="2807" calcext:value-type="float">
            <text:p>2807</text:p>
          </table:table-cell>
          <table:table-cell office:value-type="float" office:value="3217" calcext:value-type="float">
            <text:p>321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1903.08" calcext:value-type="float">
            <text:p>1903.08</text:p>
          </table:table-cell>
          <table:table-cell office:value-type="float" office:value="2500.69" calcext:value-type="float">
            <text:p>2500.69</text:p>
          </table:table-cell>
          <table:table-cell office:value-type="float" office:value="1589.9" calcext:value-type="float">
            <text:p>1589.9</text:p>
          </table:table-cell>
          <table:table-cell office:value-type="float" office:value="1847.24" calcext:value-type="float">
            <text:p>1847.24</text:p>
          </table:table-cell>
          <table:table-cell office:value-type="float" office:value="1895.58" calcext:value-type="float">
            <text:p>1895.58</text:p>
          </table:table-cell>
          <table:table-cell table:number-columns-repeated="2"/>
          <table:table-cell table:formula="of:=AVERAGE([.A150:.E150])" office:value-type="float" office:value="3351" calcext:value-type="float">
            <text:p>3351</text:p>
          </table:table-cell>
          <table:table-cell table:formula="of:=AVERAGE([.G150:.K150])" office:value-type="float" office:value="1947.298" calcext:value-type="float">
            <text:p>1947.298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707" calcext:value-type="float">
            <text:p>3707</text:p>
          </table:table-cell>
          <table:table-cell office:value-type="float" office:value="3032" calcext:value-type="float">
            <text:p>3032</text:p>
          </table:table-cell>
          <table:table-cell office:value-type="float" office:value="3012" calcext:value-type="float">
            <text:p>301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800.33" calcext:value-type="float">
            <text:p>1800.33</text:p>
          </table:table-cell>
          <table:table-cell office:value-type="float" office:value="2563.42" calcext:value-type="float">
            <text:p>2563.42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859.36" calcext:value-type="float">
            <text:p>1859.36</text:p>
          </table:table-cell>
          <table:table-cell office:value-type="float" office:value="1813.39" calcext:value-type="float">
            <text:p>1813.39</text:p>
          </table:table-cell>
          <table:table-cell table:number-columns-repeated="2"/>
          <table:table-cell table:formula="of:=AVERAGE([.A151:.E151])" office:value-type="float" office:value="3181" calcext:value-type="float">
            <text:p>3181</text:p>
          </table:table-cell>
          <table:table-cell table:formula="of:=AVERAGE([.G151:.K151])" office:value-type="float" office:value="1928.556" calcext:value-type="float">
            <text:p>1928.556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682" calcext:value-type="float">
            <text:p>3682</text:p>
          </table:table-cell>
          <table:table-cell office:value-type="float" office:value="3382" calcext:value-type="float">
            <text:p>3382</text:p>
          </table:table-cell>
          <table:table-cell office:value-type="float" office:value="3047" calcext:value-type="float">
            <text:p>3047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1740.56" calcext:value-type="float">
            <text:p>1740.56</text:p>
          </table:table-cell>
          <table:table-cell office:value-type="float" office:value="2526.56" calcext:value-type="float">
            <text:p>2526.56</text:p>
          </table:table-cell>
          <table:table-cell office:value-type="float" office:value="1569.55" calcext:value-type="float">
            <text:p>1569.55</text:p>
          </table:table-cell>
          <table:table-cell office:value-type="float" office:value="1827.09" calcext:value-type="float">
            <text:p>1827.09</text:p>
          </table:table-cell>
          <table:table-cell office:value-type="float" office:value="1650.71" calcext:value-type="float">
            <text:p>1650.71</text:p>
          </table:table-cell>
          <table:table-cell table:number-columns-repeated="2"/>
          <table:table-cell table:formula="of:=AVERAGE([.A152:.E152])" office:value-type="float" office:value="3271" calcext:value-type="float">
            <text:p>3271</text:p>
          </table:table-cell>
          <table:table-cell table:formula="of:=AVERAGE([.G152:.K152])" office:value-type="float" office:value="1862.894" calcext:value-type="float">
            <text:p>1862.894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827" calcext:value-type="float">
            <text:p>3827</text:p>
          </table:table-cell>
          <table:table-cell office:value-type="float" office:value="2727" calcext:value-type="float">
            <text:p>2727</text:p>
          </table:table-cell>
          <table:table-cell office:value-type="float" office:value="2767" calcext:value-type="float">
            <text:p>2767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1874.42" calcext:value-type="float">
            <text:p>1874.42</text:p>
          </table:table-cell>
          <table:table-cell office:value-type="float" office:value="2617.26" calcext:value-type="float">
            <text:p>2617.26</text:p>
          </table:table-cell>
          <table:table-cell office:value-type="float" office:value="1624.85" calcext:value-type="float">
            <text:p>1624.85</text:p>
          </table:table-cell>
          <table:table-cell office:value-type="float" office:value="1806.82" calcext:value-type="float">
            <text:p>1806.82</text:p>
          </table:table-cell>
          <table:table-cell office:value-type="float" office:value="1793.72" calcext:value-type="float">
            <text:p>1793.72</text:p>
          </table:table-cell>
          <table:table-cell table:number-columns-repeated="2"/>
          <table:table-cell table:formula="of:=AVERAGE([.A153:.E153])" office:value-type="float" office:value="3069" calcext:value-type="float">
            <text:p>3069</text:p>
          </table:table-cell>
          <table:table-cell table:formula="of:=AVERAGE([.G153:.K153])" office:value-type="float" office:value="1943.414" calcext:value-type="float">
            <text:p>1943.414</text:p>
          </table:table-cell>
          <table:table-cell table:number-columns-repeated="2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917" calcext:value-type="float">
            <text:p>3917</text:p>
          </table:table-cell>
          <table:table-cell office:value-type="float" office:value="3022" calcext:value-type="float">
            <text:p>3022</text:p>
          </table:table-cell>
          <table:table-cell office:value-type="float" office:value="3162" calcext:value-type="float">
            <text:p>3162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1865.37" calcext:value-type="float">
            <text:p>1865.37</text:p>
          </table:table-cell>
          <table:table-cell office:value-type="float" office:value="2600.93" calcext:value-type="float">
            <text:p>2600.93</text:p>
          </table:table-cell>
          <table:table-cell office:value-type="float" office:value="1640.19" calcext:value-type="float">
            <text:p>1640.19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1820.43" calcext:value-type="float">
            <text:p>1820.43</text:p>
          </table:table-cell>
          <table:table-cell table:number-columns-repeated="2"/>
          <table:table-cell table:formula="of:=AVERAGE([.A154:.E154])" office:value-type="float" office:value="3275" calcext:value-type="float">
            <text:p>3275</text:p>
          </table:table-cell>
          <table:table-cell table:formula="of:=AVERAGE([.G154:.K154])" office:value-type="float" office:value="1944.934" calcext:value-type="float">
            <text:p>1944.934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552" calcext:value-type="float">
            <text:p>3552</text:p>
          </table:table-cell>
          <table:table-cell office:value-type="float" office:value="2752" calcext:value-type="float">
            <text:p>2752</text:p>
          </table:table-cell>
          <table:table-cell office:value-type="float" office:value="2957" calcext:value-type="float">
            <text:p>295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840.58" calcext:value-type="float">
            <text:p>1840.58</text:p>
          </table:table-cell>
          <table:table-cell office:value-type="float" office:value="2596.2" calcext:value-type="float">
            <text:p>2596.2</text:p>
          </table:table-cell>
          <table:table-cell office:value-type="float" office:value="1601.84" calcext:value-type="float">
            <text:p>1601.84</text:p>
          </table:table-cell>
          <table:table-cell office:value-type="float" office:value="1803.5" calcext:value-type="float">
            <text:p>1803.5</text:p>
          </table:table-cell>
          <table:table-cell office:value-type="float" office:value="1797.54" calcext:value-type="float">
            <text:p>1797.54</text:p>
          </table:table-cell>
          <table:table-cell table:number-columns-repeated="2"/>
          <table:table-cell table:formula="of:=AVERAGE([.A155:.E155])" office:value-type="float" office:value="3090" calcext:value-type="float">
            <text:p>3090</text:p>
          </table:table-cell>
          <table:table-cell table:formula="of:=AVERAGE([.G155:.K155])" office:value-type="float" office:value="1927.932" calcext:value-type="float">
            <text:p>1927.932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672" calcext:value-type="float">
            <text:p>3672</text:p>
          </table:table-cell>
          <table:table-cell office:value-type="float" office:value="2832" calcext:value-type="float">
            <text:p>2832</text:p>
          </table:table-cell>
          <table:table-cell office:value-type="float" office:value="2762" calcext:value-type="float">
            <text:p>2762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1891.73" calcext:value-type="float">
            <text:p>1891.73</text:p>
          </table:table-cell>
          <table:table-cell office:value-type="float" office:value="2464.28" calcext:value-type="float">
            <text:p>2464.28</text:p>
          </table:table-cell>
          <table:table-cell office:value-type="float" office:value="1563.14" calcext:value-type="float">
            <text:p>1563.14</text:p>
          </table:table-cell>
          <table:table-cell office:value-type="float" office:value="1769.32" calcext:value-type="float">
            <text:p>1769.32</text:p>
          </table:table-cell>
          <table:table-cell office:value-type="float" office:value="1767.38" calcext:value-type="float">
            <text:p>1767.38</text:p>
          </table:table-cell>
          <table:table-cell table:number-columns-repeated="2"/>
          <table:table-cell table:formula="of:=AVERAGE([.A156:.E156])" office:value-type="float" office:value="3105" calcext:value-type="float">
            <text:p>3105</text:p>
          </table:table-cell>
          <table:table-cell table:formula="of:=AVERAGE([.G156:.K156])" office:value-type="float" office:value="1891.17" calcext:value-type="float">
            <text:p>1891.17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592" calcext:value-type="float">
            <text:p>3592</text:p>
          </table:table-cell>
          <table:table-cell office:value-type="float" office:value="2812" calcext:value-type="float">
            <text:p>2812</text:p>
          </table:table-cell>
          <table:table-cell office:value-type="float" office:value="2827" calcext:value-type="float">
            <text:p>2827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915.75" calcext:value-type="float">
            <text:p>1915.75</text:p>
          </table:table-cell>
          <table:table-cell office:value-type="float" office:value="2477.26" calcext:value-type="float">
            <text:p>2477.26</text:p>
          </table:table-cell>
          <table:table-cell office:value-type="float" office:value="1650.69" calcext:value-type="float">
            <text:p>1650.69</text:p>
          </table:table-cell>
          <table:table-cell office:value-type="float" office:value="1740.05" calcext:value-type="float">
            <text:p>1740.05</text:p>
          </table:table-cell>
          <table:table-cell office:value-type="float" office:value="1943.85" calcext:value-type="float">
            <text:p>1943.85</text:p>
          </table:table-cell>
          <table:table-cell table:number-columns-repeated="2"/>
          <table:table-cell table:formula="of:=AVERAGE([.A157:.E157])" office:value-type="float" office:value="3156" calcext:value-type="float">
            <text:p>3156</text:p>
          </table:table-cell>
          <table:table-cell table:formula="of:=AVERAGE([.G157:.K157])" office:value-type="float" office:value="1945.52" calcext:value-type="float">
            <text:p>1945.52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477" calcext:value-type="float">
            <text:p>3477</text:p>
          </table:table-cell>
          <table:table-cell office:value-type="float" office:value="3097" calcext:value-type="float">
            <text:p>3097</text:p>
          </table:table-cell>
          <table:table-cell office:value-type="float" office:value="2958" calcext:value-type="float">
            <text:p>2958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15.34" calcext:value-type="float">
            <text:p>1915.34</text:p>
          </table:table-cell>
          <table:table-cell office:value-type="float" office:value="2601.29" calcext:value-type="float">
            <text:p>2601.29</text:p>
          </table:table-cell>
          <table:table-cell office:value-type="float" office:value="1638.41" calcext:value-type="float">
            <text:p>1638.41</text:p>
          </table:table-cell>
          <table:table-cell office:value-type="float" office:value="1893.31" calcext:value-type="float">
            <text:p>1893.31</text:p>
          </table:table-cell>
          <table:table-cell office:value-type="float" office:value="1722.16" calcext:value-type="float">
            <text:p>1722.16</text:p>
          </table:table-cell>
          <table:table-cell table:number-columns-repeated="2"/>
          <table:table-cell table:formula="of:=AVERAGE([.A158:.E158])" office:value-type="float" office:value="3156.2" calcext:value-type="float">
            <text:p>3156.2</text:p>
          </table:table-cell>
          <table:table-cell table:formula="of:=AVERAGE([.G158:.K158])" office:value-type="float" office:value="1954.102" calcext:value-type="float">
            <text:p>1954.102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452" calcext:value-type="float">
            <text:p>3452</text:p>
          </table:table-cell>
          <table:table-cell office:value-type="float" office:value="2782" calcext:value-type="float">
            <text:p>2782</text:p>
          </table:table-cell>
          <table:table-cell office:value-type="float" office:value="2687" calcext:value-type="float">
            <text:p>2687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828.46" calcext:value-type="float">
            <text:p>1828.46</text:p>
          </table:table-cell>
          <table:table-cell office:value-type="float" office:value="2579.8" calcext:value-type="float">
            <text:p>2579.8</text:p>
          </table:table-cell>
          <table:table-cell office:value-type="float" office:value="1645.56" calcext:value-type="float">
            <text:p>1645.56</text:p>
          </table:table-cell>
          <table:table-cell office:value-type="float" office:value="1742.72" calcext:value-type="float">
            <text:p>1742.72</text:p>
          </table:table-cell>
          <table:table-cell office:value-type="float" office:value="1870.62" calcext:value-type="float">
            <text:p>1870.62</text:p>
          </table:table-cell>
          <table:table-cell table:number-columns-repeated="2"/>
          <table:table-cell table:formula="of:=AVERAGE([.A159:.E159])" office:value-type="float" office:value="3086" calcext:value-type="float">
            <text:p>3086</text:p>
          </table:table-cell>
          <table:table-cell table:formula="of:=AVERAGE([.G159:.K159])" office:value-type="float" office:value="1933.432" calcext:value-type="float">
            <text:p>1933.432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422" calcext:value-type="float">
            <text:p>3422</text:p>
          </table:table-cell>
          <table:table-cell office:value-type="float" office:value="2757" calcext:value-type="float">
            <text:p>2757</text:p>
          </table:table-cell>
          <table:table-cell office:value-type="float" office:value="2922" calcext:value-type="float">
            <text:p>2922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float" office:value="1925.66" calcext:value-type="float">
            <text:p>1925.66</text:p>
          </table:table-cell>
          <table:table-cell office:value-type="float" office:value="2519.41" calcext:value-type="float">
            <text:p>2519.41</text:p>
          </table:table-cell>
          <table:table-cell office:value-type="float" office:value="1546.14" calcext:value-type="float">
            <text:p>1546.14</text:p>
          </table:table-cell>
          <table:table-cell office:value-type="float" office:value="1823.66" calcext:value-type="float">
            <text:p>1823.66</text:p>
          </table:table-cell>
          <table:table-cell office:value-type="float" office:value="1837.27" calcext:value-type="float">
            <text:p>1837.27</text:p>
          </table:table-cell>
          <table:table-cell table:number-columns-repeated="2"/>
          <table:table-cell table:formula="of:=AVERAGE([.A160:.E160])" office:value-type="float" office:value="3115" calcext:value-type="float">
            <text:p>3115</text:p>
          </table:table-cell>
          <table:table-cell table:formula="of:=AVERAGE([.G160:.K160])" office:value-type="float" office:value="1930.428" calcext:value-type="float">
            <text:p>1930.428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3927" calcext:value-type="float">
            <text:p>3927</text:p>
          </table:table-cell>
          <table:table-cell office:value-type="float" office:value="2627" calcext:value-type="float">
            <text:p>2627</text:p>
          </table:table-cell>
          <table:table-cell office:value-type="float" office:value="2936" calcext:value-type="float">
            <text:p>2936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1871.62" calcext:value-type="float">
            <text:p>1871.62</text:p>
          </table:table-cell>
          <table:table-cell office:value-type="float" office:value="2640.49" calcext:value-type="float">
            <text:p>2640.49</text:p>
          </table:table-cell>
          <table:table-cell office:value-type="float" office:value="1502.92" calcext:value-type="float">
            <text:p>1502.92</text:p>
          </table:table-cell>
          <table:table-cell office:value-type="float" office:value="1798.34" calcext:value-type="float">
            <text:p>1798.34</text:p>
          </table:table-cell>
          <table:table-cell office:value-type="float" office:value="1914.63" calcext:value-type="float">
            <text:p>1914.63</text:p>
          </table:table-cell>
          <table:table-cell table:number-columns-repeated="2"/>
          <table:table-cell table:formula="of:=AVERAGE([.A161:.E161])" office:value-type="float" office:value="3288.8" calcext:value-type="float">
            <text:p>3288.8</text:p>
          </table:table-cell>
          <table:table-cell table:formula="of:=AVERAGE([.G161:.K161])" office:value-type="float" office:value="1945.6" calcext:value-type="float">
            <text:p>1945.6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682" calcext:value-type="float">
            <text:p>3682</text:p>
          </table:table-cell>
          <table:table-cell office:value-type="float" office:value="2477" calcext:value-type="float">
            <text:p>2477</text:p>
          </table:table-cell>
          <table:table-cell table:number-columns-repeated="2" office:value-type="float" office:value="3072" calcext:value-type="float">
            <text:p>3072</text:p>
          </table:table-cell>
          <table:table-cell/>
          <table:table-cell office:value-type="float" office:value="1810.38" calcext:value-type="float">
            <text:p>1810.38</text:p>
          </table:table-cell>
          <table:table-cell office:value-type="float" office:value="2526.3" calcext:value-type="float">
            <text:p>2526.3</text:p>
          </table:table-cell>
          <table:table-cell office:value-type="float" office:value="1552.45" calcext:value-type="float">
            <text:p>1552.45</text:p>
          </table:table-cell>
          <table:table-cell office:value-type="float" office:value="1869.22" calcext:value-type="float">
            <text:p>1869.22</text:p>
          </table:table-cell>
          <table:table-cell office:value-type="float" office:value="1869.05" calcext:value-type="float">
            <text:p>1869.05</text:p>
          </table:table-cell>
          <table:table-cell table:number-columns-repeated="2"/>
          <table:table-cell table:formula="of:=AVERAGE([.A162:.E162])" office:value-type="float" office:value="3160" calcext:value-type="float">
            <text:p>3160</text:p>
          </table:table-cell>
          <table:table-cell table:formula="of:=AVERAGE([.G162:.K162])" office:value-type="float" office:value="1925.48" calcext:value-type="float">
            <text:p>1925.48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947" calcext:value-type="float">
            <text:p>3947</text:p>
          </table:table-cell>
          <table:table-cell office:value-type="float" office:value="3052" calcext:value-type="float">
            <text:p>3052</text:p>
          </table:table-cell>
          <table:table-cell office:value-type="float" office:value="2997" calcext:value-type="float">
            <text:p>2997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797.97" calcext:value-type="float">
            <text:p>1797.97</text:p>
          </table:table-cell>
          <table:table-cell office:value-type="float" office:value="2574.88" calcext:value-type="float">
            <text:p>2574.88</text:p>
          </table:table-cell>
          <table:table-cell office:value-type="float" office:value="1565.22" calcext:value-type="float">
            <text:p>1565.22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1821.62" calcext:value-type="float">
            <text:p>1821.62</text:p>
          </table:table-cell>
          <table:table-cell table:number-columns-repeated="2"/>
          <table:table-cell table:formula="of:=AVERAGE([.A163:.E163])" office:value-type="float" office:value="3293" calcext:value-type="float">
            <text:p>3293</text:p>
          </table:table-cell>
          <table:table-cell table:formula="of:=AVERAGE([.G163:.K163])" office:value-type="float" office:value="1921.95" calcext:value-type="float">
            <text:p>1921.95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3714" calcext:value-type="float">
            <text:p>3714</text:p>
          </table:table-cell>
          <table:table-cell office:value-type="float" office:value="2792" calcext:value-type="float">
            <text:p>2792</text:p>
          </table:table-cell>
          <table:table-cell office:value-type="float" office:value="3435" calcext:value-type="float">
            <text:p>3435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780.62" calcext:value-type="float">
            <text:p>1780.62</text:p>
          </table:table-cell>
          <table:table-cell office:value-type="float" office:value="2625.29" calcext:value-type="float">
            <text:p>2625.29</text:p>
          </table:table-cell>
          <table:table-cell office:value-type="float" office:value="1669.47" calcext:value-type="float">
            <text:p>1669.47</text:p>
          </table:table-cell>
          <table:table-cell office:value-type="float" office:value="1814.85" calcext:value-type="float">
            <text:p>1814.85</text:p>
          </table:table-cell>
          <table:table-cell office:value-type="float" office:value="1883.5" calcext:value-type="float">
            <text:p>1883.5</text:p>
          </table:table-cell>
          <table:table-cell table:number-columns-repeated="2"/>
          <table:table-cell table:formula="of:=AVERAGE([.A164:.E164])" office:value-type="float" office:value="3341" calcext:value-type="float">
            <text:p>3341</text:p>
          </table:table-cell>
          <table:table-cell table:formula="of:=AVERAGE([.G164:.K164])" office:value-type="float" office:value="1954.746" calcext:value-type="float">
            <text:p>1954.746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4032" calcext:value-type="float">
            <text:p>4032</text:p>
          </table:table-cell>
          <table:table-cell office:value-type="float" office:value="2732" calcext:value-type="float">
            <text:p>2732</text:p>
          </table:table-cell>
          <table:table-cell office:value-type="float" office:value="2957" calcext:value-type="float">
            <text:p>2957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float" office:value="1782.62" calcext:value-type="float">
            <text:p>1782.62</text:p>
          </table:table-cell>
          <table:table-cell office:value-type="float" office:value="2665.31" calcext:value-type="float">
            <text:p>2665.31</text:p>
          </table:table-cell>
          <table:table-cell office:value-type="float" office:value="1650.73" calcext:value-type="float">
            <text:p>1650.73</text:p>
          </table:table-cell>
          <table:table-cell office:value-type="float" office:value="1844.94" calcext:value-type="float">
            <text:p>1844.94</text:p>
          </table:table-cell>
          <table:table-cell office:value-type="float" office:value="1889.85" calcext:value-type="float">
            <text:p>1889.85</text:p>
          </table:table-cell>
          <table:table-cell table:number-columns-repeated="2"/>
          <table:table-cell table:formula="of:=AVERAGE([.A165:.E165])" office:value-type="float" office:value="3196" calcext:value-type="float">
            <text:p>3196</text:p>
          </table:table-cell>
          <table:table-cell table:formula="of:=AVERAGE([.G165:.K165])" office:value-type="float" office:value="1966.69" calcext:value-type="float">
            <text:p>1966.69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177" calcext:value-type="float">
            <text:p>4177</text:p>
          </table:table-cell>
          <table:table-cell office:value-type="float" office:value="2817" calcext:value-type="float">
            <text:p>2817</text:p>
          </table:table-cell>
          <table:table-cell office:value-type="float" office:value="3047" calcext:value-type="float">
            <text:p>3047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768.07" calcext:value-type="float">
            <text:p>1768.07</text:p>
          </table:table-cell>
          <table:table-cell office:value-type="float" office:value="2664.84" calcext:value-type="float">
            <text:p>2664.84</text:p>
          </table:table-cell>
          <table:table-cell office:value-type="float" office:value="1551.44" calcext:value-type="float">
            <text:p>1551.44</text:p>
          </table:table-cell>
          <table:table-cell office:value-type="float" office:value="1797.61" calcext:value-type="float">
            <text:p>1797.61</text:p>
          </table:table-cell>
          <table:table-cell office:value-type="float" office:value="1856.37" calcext:value-type="float">
            <text:p>1856.37</text:p>
          </table:table-cell>
          <table:table-cell table:number-columns-repeated="2"/>
          <table:table-cell table:formula="of:=AVERAGE([.A166:.E166])" office:value-type="float" office:value="3353" calcext:value-type="float">
            <text:p>3353</text:p>
          </table:table-cell>
          <table:table-cell table:formula="of:=AVERAGE([.G166:.K166])" office:value-type="float" office:value="1927.666" calcext:value-type="float">
            <text:p>1927.666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787" calcext:value-type="float">
            <text:p>3787</text:p>
          </table:table-cell>
          <table:table-cell office:value-type="float" office:value="2747" calcext:value-type="float">
            <text:p>2747</text:p>
          </table:table-cell>
          <table:table-cell office:value-type="float" office:value="3137" calcext:value-type="float">
            <text:p>313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798.37" calcext:value-type="float">
            <text:p>1798.37</text:p>
          </table:table-cell>
          <table:table-cell office:value-type="float" office:value="2581.98" calcext:value-type="float">
            <text:p>2581.98</text:p>
          </table:table-cell>
          <table:table-cell office:value-type="float" office:value="1588.86" calcext:value-type="float">
            <text:p>1588.86</text:p>
          </table:table-cell>
          <table:table-cell office:value-type="float" office:value="1739.59" calcext:value-type="float">
            <text:p>1739.59</text:p>
          </table:table-cell>
          <table:table-cell office:value-type="float" office:value="1786.3" calcext:value-type="float">
            <text:p>1786.3</text:p>
          </table:table-cell>
          <table:table-cell table:number-columns-repeated="2"/>
          <table:table-cell table:formula="of:=AVERAGE([.A167:.E167])" office:value-type="float" office:value="3113.8" calcext:value-type="float">
            <text:p>3113.8</text:p>
          </table:table-cell>
          <table:table-cell table:formula="of:=AVERAGE([.G167:.K167])" office:value-type="float" office:value="1899.02" calcext:value-type="float">
            <text:p>1899.02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272" calcext:value-type="float">
            <text:p>3272</text:p>
          </table:table-cell>
          <table:table-cell office:value-type="float" office:value="2947" calcext:value-type="float">
            <text:p>2947</text:p>
          </table:table-cell>
          <table:table-cell office:value-type="float" office:value="2827" calcext:value-type="float">
            <text:p>2827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821.15" calcext:value-type="float">
            <text:p>1821.15</text:p>
          </table:table-cell>
          <table:table-cell office:value-type="float" office:value="2587.63" calcext:value-type="float">
            <text:p>2587.63</text:p>
          </table:table-cell>
          <table:table-cell office:value-type="float" office:value="1575.76" calcext:value-type="float">
            <text:p>1575.76</text:p>
          </table:table-cell>
          <table:table-cell office:value-type="float" office:value="1727.35" calcext:value-type="float">
            <text:p>1727.35</text:p>
          </table:table-cell>
          <table:table-cell office:value-type="float" office:value="1933.28" calcext:value-type="float">
            <text:p>1933.28</text:p>
          </table:table-cell>
          <table:table-cell table:number-columns-repeated="2"/>
          <table:table-cell table:formula="of:=AVERAGE([.A168:.E168])" office:value-type="float" office:value="3098" calcext:value-type="float">
            <text:p>3098</text:p>
          </table:table-cell>
          <table:table-cell table:formula="of:=AVERAGE([.G168:.K168])" office:value-type="float" office:value="1929.034" calcext:value-type="float">
            <text:p>1929.034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772" calcext:value-type="float">
            <text:p>3772</text:p>
          </table:table-cell>
          <table:table-cell office:value-type="float" office:value="2842" calcext:value-type="float">
            <text:p>2842</text:p>
          </table:table-cell>
          <table:table-cell office:value-type="float" office:value="2787" calcext:value-type="float">
            <text:p>2787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1836.6" calcext:value-type="float">
            <text:p>1836.6</text:p>
          </table:table-cell>
          <table:table-cell office:value-type="float" office:value="2537.28" calcext:value-type="float">
            <text:p>2537.28</text:p>
          </table:table-cell>
          <table:table-cell office:value-type="float" office:value="1601.89" calcext:value-type="float">
            <text:p>1601.89</text:p>
          </table:table-cell>
          <table:table-cell office:value-type="float" office:value="1810.67" calcext:value-type="float">
            <text:p>1810.67</text:p>
          </table:table-cell>
          <table:table-cell office:value-type="float" office:value="1833.09" calcext:value-type="float">
            <text:p>1833.09</text:p>
          </table:table-cell>
          <table:table-cell table:number-columns-repeated="2"/>
          <table:table-cell table:formula="of:=AVERAGE([.A169:.E169])" office:value-type="float" office:value="3136.2" calcext:value-type="float">
            <text:p>3136.2</text:p>
          </table:table-cell>
          <table:table-cell table:formula="of:=AVERAGE([.G169:.K169])" office:value-type="float" office:value="1923.906" calcext:value-type="float">
            <text:p>1923.906</text:p>
          </table:table-cell>
          <table:table-cell table:number-columns-repeated="2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3517" calcext:value-type="float">
            <text:p>3517</text:p>
          </table:table-cell>
          <table:table-cell office:value-type="float" office:value="2782" calcext:value-type="float">
            <text:p>2782</text:p>
          </table:table-cell>
          <table:table-cell office:value-type="float" office:value="3307" calcext:value-type="float">
            <text:p>3307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1956.12" calcext:value-type="float">
            <text:p>1956.12</text:p>
          </table:table-cell>
          <table:table-cell office:value-type="float" office:value="2505.44" calcext:value-type="float">
            <text:p>2505.44</text:p>
          </table:table-cell>
          <table:table-cell office:value-type="float" office:value="1569.82" calcext:value-type="float">
            <text:p>1569.82</text:p>
          </table:table-cell>
          <table:table-cell office:value-type="float" office:value="1771" calcext:value-type="float">
            <text:p>1771</text:p>
          </table:table-cell>
          <table:table-cell office:value-type="float" office:value="1945.48" calcext:value-type="float">
            <text:p>1945.48</text:p>
          </table:table-cell>
          <table:table-cell table:number-columns-repeated="2"/>
          <table:table-cell table:formula="of:=AVERAGE([.A170:.E170])" office:value-type="float" office:value="3261" calcext:value-type="float">
            <text:p>3261</text:p>
          </table:table-cell>
          <table:table-cell table:formula="of:=AVERAGE([.G170:.K170])" office:value-type="float" office:value="1949.572" calcext:value-type="float">
            <text:p>1949.572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687" calcext:value-type="float">
            <text:p>3687</text:p>
          </table:table-cell>
          <table:table-cell office:value-type="float" office:value="2882" calcext:value-type="float">
            <text:p>2882</text:p>
          </table:table-cell>
          <table:table-cell office:value-type="float" office:value="3242" calcext:value-type="float">
            <text:p>3242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float" office:value="1950.06" calcext:value-type="float">
            <text:p>1950.06</text:p>
          </table:table-cell>
          <table:table-cell office:value-type="float" office:value="2574.62" calcext:value-type="float">
            <text:p>2574.62</text:p>
          </table:table-cell>
          <table:table-cell office:value-type="float" office:value="1604.07" calcext:value-type="float">
            <text:p>1604.07</text:p>
          </table:table-cell>
          <table:table-cell office:value-type="float" office:value="1773.62" calcext:value-type="float">
            <text:p>1773.62</text:p>
          </table:table-cell>
          <table:table-cell office:value-type="float" office:value="1913.38" calcext:value-type="float">
            <text:p>1913.38</text:p>
          </table:table-cell>
          <table:table-cell table:number-columns-repeated="2"/>
          <table:table-cell table:formula="of:=AVERAGE([.A171:.E171])" office:value-type="float" office:value="3229" calcext:value-type="float">
            <text:p>3229</text:p>
          </table:table-cell>
          <table:table-cell table:formula="of:=AVERAGE([.G171:.K171])" office:value-type="float" office:value="1963.15" calcext:value-type="float">
            <text:p>1963.15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52" calcext:value-type="float">
            <text:p>3852</text:p>
          </table:table-cell>
          <table:table-cell office:value-type="float" office:value="2637" calcext:value-type="float">
            <text:p>2637</text:p>
          </table:table-cell>
          <table:table-cell office:value-type="float" office:value="2812" calcext:value-type="float">
            <text:p>281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936.21" calcext:value-type="float">
            <text:p>1936.21</text:p>
          </table:table-cell>
          <table:table-cell office:value-type="float" office:value="2404.83" calcext:value-type="float">
            <text:p>2404.83</text:p>
          </table:table-cell>
          <table:table-cell office:value-type="float" office:value="1617.16" calcext:value-type="float">
            <text:p>1617.16</text:p>
          </table:table-cell>
          <table:table-cell office:value-type="float" office:value="1829.87" calcext:value-type="float">
            <text:p>1829.87</text:p>
          </table:table-cell>
          <table:table-cell office:value-type="float" office:value="1907.91" calcext:value-type="float">
            <text:p>1907.91</text:p>
          </table:table-cell>
          <table:table-cell table:number-columns-repeated="2"/>
          <table:table-cell table:formula="of:=AVERAGE([.A172:.E172])" office:value-type="float" office:value="3196" calcext:value-type="float">
            <text:p>3196</text:p>
          </table:table-cell>
          <table:table-cell table:formula="of:=AVERAGE([.G172:.K172])" office:value-type="float" office:value="1939.196" calcext:value-type="float">
            <text:p>1939.196</text:p>
          </table:table-cell>
          <table:table-cell table:number-columns-repeated="2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017" calcext:value-type="float">
            <text:p>4017</text:p>
          </table:table-cell>
          <table:table-cell office:value-type="float" office:value="3067" calcext:value-type="float">
            <text:p>3067</text:p>
          </table:table-cell>
          <table:table-cell office:value-type="float" office:value="2927" calcext:value-type="float">
            <text:p>2927</text:p>
          </table:table-cell>
          <table:table-cell office:value-type="float" office:value="2837" calcext:value-type="float">
            <text:p>2837</text:p>
          </table:table-cell>
          <table:table-cell/>
          <table:table-cell office:value-type="float" office:value="1907.95" calcext:value-type="float">
            <text:p>1907.95</text:p>
          </table:table-cell>
          <table:table-cell office:value-type="float" office:value="2737.14" calcext:value-type="float">
            <text:p>2737.14</text:p>
          </table:table-cell>
          <table:table-cell office:value-type="float" office:value="1607.9" calcext:value-type="float">
            <text:p>1607.9</text:p>
          </table:table-cell>
          <table:table-cell office:value-type="float" office:value="1726.8" calcext:value-type="float">
            <text:p>1726.8</text:p>
          </table:table-cell>
          <table:table-cell office:value-type="float" office:value="1892.9" calcext:value-type="float">
            <text:p>1892.9</text:p>
          </table:table-cell>
          <table:table-cell table:number-columns-repeated="2"/>
          <table:table-cell table:formula="of:=AVERAGE([.A173:.E173])" office:value-type="float" office:value="3331" calcext:value-type="float">
            <text:p>3331</text:p>
          </table:table-cell>
          <table:table-cell table:formula="of:=AVERAGE([.G173:.K173])" office:value-type="float" office:value="1974.538" calcext:value-type="float">
            <text:p>1974.538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937" calcext:value-type="float">
            <text:p>3937</text:p>
          </table:table-cell>
          <table:table-cell office:value-type="float" office:value="2808" calcext:value-type="float">
            <text:p>2808</text:p>
          </table:table-cell>
          <table:table-cell office:value-type="float" office:value="2687" calcext:value-type="float">
            <text:p>2687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1840.93" calcext:value-type="float">
            <text:p>1840.93</text:p>
          </table:table-cell>
          <table:table-cell office:value-type="float" office:value="2604.25" calcext:value-type="float">
            <text:p>2604.25</text:p>
          </table:table-cell>
          <table:table-cell office:value-type="float" office:value="1615.6" calcext:value-type="float">
            <text:p>1615.6</text:p>
          </table:table-cell>
          <table:table-cell office:value-type="float" office:value="1852.45" calcext:value-type="float">
            <text:p>1852.45</text:p>
          </table:table-cell>
          <table:table-cell office:value-type="float" office:value="1883.51" calcext:value-type="float">
            <text:p>1883.51</text:p>
          </table:table-cell>
          <table:table-cell table:number-columns-repeated="2"/>
          <table:table-cell table:formula="of:=AVERAGE([.A174:.E174])" office:value-type="float" office:value="3207.2" calcext:value-type="float">
            <text:p>3207.2</text:p>
          </table:table-cell>
          <table:table-cell table:formula="of:=AVERAGE([.G174:.K174])" office:value-type="float" office:value="1959.348" calcext:value-type="float">
            <text:p>1959.348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982" calcext:value-type="float">
            <text:p>3982</text:p>
          </table:table-cell>
          <table:table-cell office:value-type="float" office:value="2972" calcext:value-type="float">
            <text:p>2972</text:p>
          </table:table-cell>
          <table:table-cell office:value-type="float" office:value="2922" calcext:value-type="float">
            <text:p>2922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868.36" calcext:value-type="float">
            <text:p>1868.36</text:p>
          </table:table-cell>
          <table:table-cell office:value-type="float" office:value="2659.45" calcext:value-type="float">
            <text:p>2659.45</text:p>
          </table:table-cell>
          <table:table-cell office:value-type="float" office:value="1562.03" calcext:value-type="float">
            <text:p>1562.03</text:p>
          </table:table-cell>
          <table:table-cell office:value-type="float" office:value="1852.7" calcext:value-type="float">
            <text:p>1852.7</text:p>
          </table:table-cell>
          <table:table-cell office:value-type="float" office:value="1806.45" calcext:value-type="float">
            <text:p>1806.45</text:p>
          </table:table-cell>
          <table:table-cell table:number-columns-repeated="2"/>
          <table:table-cell table:formula="of:=AVERAGE([.A175:.E175])" office:value-type="float" office:value="3303" calcext:value-type="float">
            <text:p>3303</text:p>
          </table:table-cell>
          <table:table-cell table:formula="of:=AVERAGE([.G175:.K175])" office:value-type="float" office:value="1949.798" calcext:value-type="float">
            <text:p>1949.798</text:p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682" calcext:value-type="float">
            <text:p>3682</text:p>
          </table:table-cell>
          <table:table-cell office:value-type="float" office:value="3172" calcext:value-type="float">
            <text:p>3172</text:p>
          </table:table-cell>
          <table:table-cell office:value-type="float" office:value="3102" calcext:value-type="float">
            <text:p>310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2005.33" calcext:value-type="float">
            <text:p>2005.33</text:p>
          </table:table-cell>
          <table:table-cell office:value-type="float" office:value="2644.57" calcext:value-type="float">
            <text:p>2644.57</text:p>
          </table:table-cell>
          <table:table-cell office:value-type="float" office:value="1700.53" calcext:value-type="float">
            <text:p>1700.53</text:p>
          </table:table-cell>
          <table:table-cell office:value-type="float" office:value="1802.55" calcext:value-type="float">
            <text:p>1802.55</text:p>
          </table:table-cell>
          <table:table-cell office:value-type="float" office:value="1838.11" calcext:value-type="float">
            <text:p>1838.11</text:p>
          </table:table-cell>
          <table:table-cell table:number-columns-repeated="2"/>
          <table:table-cell table:formula="of:=AVERAGE([.A176:.E176])" office:value-type="float" office:value="3250" calcext:value-type="float">
            <text:p>3250</text:p>
          </table:table-cell>
          <table:table-cell table:formula="of:=AVERAGE([.G176:.K176])" office:value-type="float" office:value="1998.218" calcext:value-type="float">
            <text:p>1998.218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822" calcext:value-type="float">
            <text:p>3822</text:p>
          </table:table-cell>
          <table:table-cell office:value-type="float" office:value="2797" calcext:value-type="float">
            <text:p>2797</text:p>
          </table:table-cell>
          <table:table-cell office:value-type="float" office:value="3187" calcext:value-type="float">
            <text:p>3187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float" office:value="2034.41" calcext:value-type="float">
            <text:p>2034.41</text:p>
          </table:table-cell>
          <table:table-cell office:value-type="float" office:value="2667.07" calcext:value-type="float">
            <text:p>2667.07</text:p>
          </table:table-cell>
          <table:table-cell office:value-type="float" office:value="1705.86" calcext:value-type="float">
            <text:p>1705.86</text:p>
          </table:table-cell>
          <table:table-cell office:value-type="float" office:value="1898.32" calcext:value-type="float">
            <text:p>1898.32</text:p>
          </table:table-cell>
          <table:table-cell office:value-type="float" office:value="1920.33" calcext:value-type="float">
            <text:p>1920.33</text:p>
          </table:table-cell>
          <table:table-cell table:number-columns-repeated="2"/>
          <table:table-cell table:formula="of:=AVERAGE([.A177:.E177])" office:value-type="float" office:value="3184" calcext:value-type="float">
            <text:p>3184</text:p>
          </table:table-cell>
          <table:table-cell table:formula="of:=AVERAGE([.G177:.K177])" office:value-type="float" office:value="2045.198" calcext:value-type="float">
            <text:p>2045.198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602" calcext:value-type="float">
            <text:p>3602</text:p>
          </table:table-cell>
          <table:table-cell office:value-type="float" office:value="3097" calcext:value-type="float">
            <text:p>3097</text:p>
          </table:table-cell>
          <table:table-cell office:value-type="float" office:value="2882" calcext:value-type="float">
            <text:p>2882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54.56" calcext:value-type="float">
            <text:p>1954.56</text:p>
          </table:table-cell>
          <table:table-cell office:value-type="float" office:value="2663.65" calcext:value-type="float">
            <text:p>2663.65</text:p>
          </table:table-cell>
          <table:table-cell office:value-type="float" office:value="1637.3" calcext:value-type="float">
            <text:p>1637.3</text:p>
          </table:table-cell>
          <table:table-cell office:value-type="float" office:value="1895.05" calcext:value-type="float">
            <text:p>1895.05</text:p>
          </table:table-cell>
          <table:table-cell office:value-type="float" office:value="1922.27" calcext:value-type="float">
            <text:p>1922.27</text:p>
          </table:table-cell>
          <table:table-cell table:number-columns-repeated="2"/>
          <table:table-cell table:formula="of:=AVERAGE([.A178:.E178])" office:value-type="float" office:value="3201" calcext:value-type="float">
            <text:p>3201</text:p>
          </table:table-cell>
          <table:table-cell table:formula="of:=AVERAGE([.G178:.K178])" office:value-type="float" office:value="2014.566" calcext:value-type="float">
            <text:p>2014.566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532" calcext:value-type="float">
            <text:p>3532</text:p>
          </table:table-cell>
          <table:table-cell office:value-type="float" office:value="2733" calcext:value-type="float">
            <text:p>2733</text:p>
          </table:table-cell>
          <table:table-cell office:value-type="float" office:value="2782" calcext:value-type="float">
            <text:p>2782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2027.16" calcext:value-type="float">
            <text:p>2027.16</text:p>
          </table:table-cell>
          <table:table-cell office:value-type="float" office:value="2556.33" calcext:value-type="float">
            <text:p>2556.33</text:p>
          </table:table-cell>
          <table:table-cell office:value-type="float" office:value="1801.55" calcext:value-type="float">
            <text:p>1801.55</text:p>
          </table:table-cell>
          <table:table-cell office:value-type="float" office:value="1834.46" calcext:value-type="float">
            <text:p>1834.46</text:p>
          </table:table-cell>
          <table:table-cell office:value-type="float" office:value="1883.36" calcext:value-type="float">
            <text:p>1883.36</text:p>
          </table:table-cell>
          <table:table-cell table:number-columns-repeated="2"/>
          <table:table-cell table:formula="of:=AVERAGE([.A179:.E179])" office:value-type="float" office:value="3110.2" calcext:value-type="float">
            <text:p>3110.2</text:p>
          </table:table-cell>
          <table:table-cell table:formula="of:=AVERAGE([.G179:.K179])" office:value-type="float" office:value="2020.572" calcext:value-type="float">
            <text:p>2020.572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3592" calcext:value-type="float">
            <text:p>3592</text:p>
          </table:table-cell>
          <table:table-cell office:value-type="float" office:value="2927" calcext:value-type="float">
            <text:p>2927</text:p>
          </table:table-cell>
          <table:table-cell office:value-type="float" office:value="3257" calcext:value-type="float">
            <text:p>3257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2062.02" calcext:value-type="float">
            <text:p>2062.02</text:p>
          </table:table-cell>
          <table:table-cell office:value-type="float" office:value="2678.44" calcext:value-type="float">
            <text:p>2678.44</text:p>
          </table:table-cell>
          <table:table-cell office:value-type="float" office:value="1763.09" calcext:value-type="float">
            <text:p>1763.09</text:p>
          </table:table-cell>
          <table:table-cell office:value-type="float" office:value="1912.08" calcext:value-type="float">
            <text:p>1912.08</text:p>
          </table:table-cell>
          <table:table-cell office:value-type="float" office:value="2020.48" calcext:value-type="float">
            <text:p>2020.48</text:p>
          </table:table-cell>
          <table:table-cell table:number-columns-repeated="2"/>
          <table:table-cell table:formula="of:=AVERAGE([.A180:.E180])" office:value-type="float" office:value="3312" calcext:value-type="float">
            <text:p>3312</text:p>
          </table:table-cell>
          <table:table-cell table:formula="of:=AVERAGE([.G180:.K180])" office:value-type="float" office:value="2087.222" calcext:value-type="float">
            <text:p>2087.222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682" calcext:value-type="float">
            <text:p>3682</text:p>
          </table:table-cell>
          <table:table-cell office:value-type="float" office:value="2812" calcext:value-type="float">
            <text:p>2812</text:p>
          </table:table-cell>
          <table:table-cell office:value-type="float" office:value="2982" calcext:value-type="float">
            <text:p>2982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2054.67" calcext:value-type="float">
            <text:p>2054.67</text:p>
          </table:table-cell>
          <table:table-cell office:value-type="float" office:value="2502.81" calcext:value-type="float">
            <text:p>2502.81</text:p>
          </table:table-cell>
          <table:table-cell office:value-type="float" office:value="1730.54" calcext:value-type="float">
            <text:p>1730.54</text:p>
          </table:table-cell>
          <table:table-cell office:value-type="float" office:value="1933.03" calcext:value-type="float">
            <text:p>1933.03</text:p>
          </table:table-cell>
          <table:table-cell office:value-type="float" office:value="1795.4" calcext:value-type="float">
            <text:p>1795.4</text:p>
          </table:table-cell>
          <table:table-cell table:number-columns-repeated="2"/>
          <table:table-cell table:formula="of:=AVERAGE([.A181:.E181])" office:value-type="float" office:value="3241" calcext:value-type="float">
            <text:p>3241</text:p>
          </table:table-cell>
          <table:table-cell table:formula="of:=AVERAGE([.G181:.K181])" office:value-type="float" office:value="2003.29" calcext:value-type="float">
            <text:p>2003.29</text:p>
          </table:table-cell>
          <table:table-cell table:number-columns-repeated="2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437" calcext:value-type="float">
            <text:p>3437</text:p>
          </table:table-cell>
          <table:table-cell office:value-type="float" office:value="2887" calcext:value-type="float">
            <text:p>2887</text:p>
          </table:table-cell>
          <table:table-cell office:value-type="float" office:value="2682" calcext:value-type="float">
            <text:p>2682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2058.04" calcext:value-type="float">
            <text:p>2058.04</text:p>
          </table:table-cell>
          <table:table-cell office:value-type="float" office:value="2490.43" calcext:value-type="float">
            <text:p>2490.43</text:p>
          </table:table-cell>
          <table:table-cell office:value-type="float" office:value="1545.96" calcext:value-type="float">
            <text:p>1545.96</text:p>
          </table:table-cell>
          <table:table-cell office:value-type="float" office:value="1951.79" calcext:value-type="float">
            <text:p>1951.79</text:p>
          </table:table-cell>
          <table:table-cell office:value-type="float" office:value="1893.63" calcext:value-type="float">
            <text:p>1893.63</text:p>
          </table:table-cell>
          <table:table-cell table:number-columns-repeated="2"/>
          <table:table-cell table:formula="of:=AVERAGE([.A182:.E182])" office:value-type="float" office:value="3053" calcext:value-type="float">
            <text:p>3053</text:p>
          </table:table-cell>
          <table:table-cell table:formula="of:=AVERAGE([.G182:.K182])" office:value-type="float" office:value="1987.97" calcext:value-type="float">
            <text:p>1987.97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552" calcext:value-type="float">
            <text:p>3552</text:p>
          </table:table-cell>
          <table:table-cell office:value-type="float" office:value="2707" calcext:value-type="float">
            <text:p>2707</text:p>
          </table:table-cell>
          <table:table-cell office:value-type="float" office:value="2701" calcext:value-type="float">
            <text:p>2701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2087.61" calcext:value-type="float">
            <text:p>2087.61</text:p>
          </table:table-cell>
          <table:table-cell office:value-type="float" office:value="2412.71" calcext:value-type="float">
            <text:p>2412.71</text:p>
          </table:table-cell>
          <table:table-cell office:value-type="float" office:value="1621.71" calcext:value-type="float">
            <text:p>1621.71</text:p>
          </table:table-cell>
          <table:table-cell office:value-type="float" office:value="1906.29" calcext:value-type="float">
            <text:p>1906.29</text:p>
          </table:table-cell>
          <table:table-cell office:value-type="float" office:value="1910.07" calcext:value-type="float">
            <text:p>1910.07</text:p>
          </table:table-cell>
          <table:table-cell table:number-columns-repeated="2"/>
          <table:table-cell table:formula="of:=AVERAGE([.A183:.E183])" office:value-type="float" office:value="3076.8" calcext:value-type="float">
            <text:p>3076.8</text:p>
          </table:table-cell>
          <table:table-cell table:formula="of:=AVERAGE([.G183:.K183])" office:value-type="float" office:value="1987.678" calcext:value-type="float">
            <text:p>1987.678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357" calcext:value-type="float">
            <text:p>3357</text:p>
          </table:table-cell>
          <table:table-cell office:value-type="float" office:value="2976" calcext:value-type="float">
            <text:p>2976</text:p>
          </table:table-cell>
          <table:table-cell office:value-type="float" office:value="2942" calcext:value-type="float">
            <text:p>2942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2011.05" calcext:value-type="float">
            <text:p>2011.05</text:p>
          </table:table-cell>
          <table:table-cell office:value-type="float" office:value="2362.36" calcext:value-type="float">
            <text:p>2362.36</text:p>
          </table:table-cell>
          <table:table-cell office:value-type="float" office:value="1676.82" calcext:value-type="float">
            <text:p>1676.82</text:p>
          </table:table-cell>
          <table:table-cell office:value-type="float" office:value="1926.12" calcext:value-type="float">
            <text:p>1926.12</text:p>
          </table:table-cell>
          <table:table-cell office:value-type="float" office:value="1855.85" calcext:value-type="float">
            <text:p>1855.85</text:p>
          </table:table-cell>
          <table:table-cell table:number-columns-repeated="2"/>
          <table:table-cell table:formula="of:=AVERAGE([.A184:.E184])" office:value-type="float" office:value="3193.8" calcext:value-type="float">
            <text:p>3193.8</text:p>
          </table:table-cell>
          <table:table-cell table:formula="of:=AVERAGE([.G184:.K184])" office:value-type="float" office:value="1966.44" calcext:value-type="float">
            <text:p>1966.44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3407" calcext:value-type="float">
            <text:p>3407</text:p>
          </table:table-cell>
          <table:table-cell office:value-type="float" office:value="3082" calcext:value-type="float">
            <text:p>3082</text:p>
          </table:table-cell>
          <table:table-cell office:value-type="float" office:value="2992" calcext:value-type="float">
            <text:p>2992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float" office:value="2092.77" calcext:value-type="float">
            <text:p>2092.77</text:p>
          </table:table-cell>
          <table:table-cell office:value-type="float" office:value="2493.45" calcext:value-type="float">
            <text:p>2493.45</text:p>
          </table:table-cell>
          <table:table-cell office:value-type="float" office:value="1641.75" calcext:value-type="float">
            <text:p>1641.75</text:p>
          </table:table-cell>
          <table:table-cell office:value-type="float" office:value="1910.21" calcext:value-type="float">
            <text:p>1910.21</text:p>
          </table:table-cell>
          <table:table-cell office:value-type="float" office:value="1897.38" calcext:value-type="float">
            <text:p>1897.38</text:p>
          </table:table-cell>
          <table:table-cell table:number-columns-repeated="2"/>
          <table:table-cell table:formula="of:=AVERAGE([.A185:.E185])" office:value-type="float" office:value="3228" calcext:value-type="float">
            <text:p>3228</text:p>
          </table:table-cell>
          <table:table-cell table:formula="of:=AVERAGE([.G185:.K185])" office:value-type="float" office:value="2007.112" calcext:value-type="float">
            <text:p>2007.112</text:p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3307" calcext:value-type="float">
            <text:p>3307</text:p>
          </table:table-cell>
          <table:table-cell office:value-type="float" office:value="2987" calcext:value-type="float">
            <text:p>2987</text:p>
          </table:table-cell>
          <table:table-cell office:value-type="float" office:value="2817" calcext:value-type="float">
            <text:p>2817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1980.64" calcext:value-type="float">
            <text:p>1980.64</text:p>
          </table:table-cell>
          <table:table-cell office:value-type="float" office:value="2395.77" calcext:value-type="float">
            <text:p>2395.77</text:p>
          </table:table-cell>
          <table:table-cell office:value-type="float" office:value="1644.06" calcext:value-type="float">
            <text:p>1644.06</text:p>
          </table:table-cell>
          <table:table-cell office:value-type="float" office:value="1986.99" calcext:value-type="float">
            <text:p>1986.99</text:p>
          </table:table-cell>
          <table:table-cell office:value-type="float" office:value="1988.16" calcext:value-type="float">
            <text:p>1988.16</text:p>
          </table:table-cell>
          <table:table-cell table:number-columns-repeated="2"/>
          <table:table-cell table:formula="of:=AVERAGE([.A186:.E186])" office:value-type="float" office:value="3296.6" calcext:value-type="float">
            <text:p>3296.6</text:p>
          </table:table-cell>
          <table:table-cell table:formula="of:=AVERAGE([.G186:.K186])" office:value-type="float" office:value="1999.124" calcext:value-type="float">
            <text:p>1999.124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727" calcext:value-type="float">
            <text:p>3727</text:p>
          </table:table-cell>
          <table:table-cell office:value-type="float" office:value="3007" calcext:value-type="float">
            <text:p>3007</text:p>
          </table:table-cell>
          <table:table-cell office:value-type="float" office:value="2882" calcext:value-type="float">
            <text:p>2882</text:p>
          </table:table-cell>
          <table:table-cell office:value-type="float" office:value="3082" calcext:value-type="float">
            <text:p>3082</text:p>
          </table:table-cell>
          <table:table-cell/>
          <table:table-cell office:value-type="float" office:value="2011.94" calcext:value-type="float">
            <text:p>2011.94</text:p>
          </table:table-cell>
          <table:table-cell office:value-type="float" office:value="2531.27" calcext:value-type="float">
            <text:p>2531.27</text:p>
          </table:table-cell>
          <table:table-cell office:value-type="float" office:value="1615.37" calcext:value-type="float">
            <text:p>1615.37</text:p>
          </table:table-cell>
          <table:table-cell office:value-type="float" office:value="1957.23" calcext:value-type="float">
            <text:p>1957.23</text:p>
          </table:table-cell>
          <table:table-cell office:value-type="float" office:value="1963.72" calcext:value-type="float">
            <text:p>1963.72</text:p>
          </table:table-cell>
          <table:table-cell table:number-columns-repeated="2"/>
          <table:table-cell table:formula="of:=AVERAGE([.A187:.E187])" office:value-type="float" office:value="3195" calcext:value-type="float">
            <text:p>3195</text:p>
          </table:table-cell>
          <table:table-cell table:formula="of:=AVERAGE([.G187:.K187])" office:value-type="float" office:value="2015.906" calcext:value-type="float">
            <text:p>2015.906</text:p>
          </table:table-cell>
          <table:table-cell table:number-columns-repeated="2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647" calcext:value-type="float">
            <text:p>3647</text:p>
          </table:table-cell>
          <table:table-cell office:value-type="float" office:value="2877" calcext:value-type="float">
            <text:p>2877</text:p>
          </table:table-cell>
          <table:table-cell office:value-type="float" office:value="3207" calcext:value-type="float">
            <text:p>320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985.72" calcext:value-type="float">
            <text:p>1985.72</text:p>
          </table:table-cell>
          <table:table-cell office:value-type="float" office:value="2401.06" calcext:value-type="float">
            <text:p>2401.06</text:p>
          </table:table-cell>
          <table:table-cell office:value-type="float" office:value="1617.76" calcext:value-type="float">
            <text:p>1617.76</text:p>
          </table:table-cell>
          <table:table-cell office:value-type="float" office:value="1838.81" calcext:value-type="float">
            <text:p>1838.81</text:p>
          </table:table-cell>
          <table:table-cell office:value-type="float" office:value="1921.82" calcext:value-type="float">
            <text:p>1921.82</text:p>
          </table:table-cell>
          <table:table-cell table:number-columns-repeated="2"/>
          <table:table-cell table:formula="of:=AVERAGE([.A188:.E188])" office:value-type="float" office:value="3223" calcext:value-type="float">
            <text:p>3223</text:p>
          </table:table-cell>
          <table:table-cell table:formula="of:=AVERAGE([.G188:.K188])" office:value-type="float" office:value="1953.034" calcext:value-type="float">
            <text:p>1953.034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647" calcext:value-type="float">
            <text:p>3647</text:p>
          </table:table-cell>
          <table:table-cell office:value-type="float" office:value="3047" calcext:value-type="float">
            <text:p>3047</text:p>
          </table:table-cell>
          <table:table-cell office:value-type="float" office:value="3297" calcext:value-type="float">
            <text:p>3297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2016.16" calcext:value-type="float">
            <text:p>2016.16</text:p>
          </table:table-cell>
          <table:table-cell office:value-type="float" office:value="2425.37" calcext:value-type="float">
            <text:p>2425.37</text:p>
          </table:table-cell>
          <table:table-cell office:value-type="float" office:value="1660.61" calcext:value-type="float">
            <text:p>1660.61</text:p>
          </table:table-cell>
          <table:table-cell office:value-type="float" office:value="1892.27" calcext:value-type="float">
            <text:p>1892.27</text:p>
          </table:table-cell>
          <table:table-cell office:value-type="float" office:value="1923.73" calcext:value-type="float">
            <text:p>1923.73</text:p>
          </table:table-cell>
          <table:table-cell table:number-columns-repeated="2"/>
          <table:table-cell table:formula="of:=AVERAGE([.A189:.E189])" office:value-type="float" office:value="3335" calcext:value-type="float">
            <text:p>3335</text:p>
          </table:table-cell>
          <table:table-cell table:formula="of:=AVERAGE([.G189:.K189])" office:value-type="float" office:value="1983.628" calcext:value-type="float">
            <text:p>1983.628</text:p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648" calcext:value-type="float">
            <text:p>3648</text:p>
          </table:table-cell>
          <table:table-cell office:value-type="float" office:value="2712" calcext:value-type="float">
            <text:p>2712</text:p>
          </table:table-cell>
          <table:table-cell office:value-type="float" office:value="2907" calcext:value-type="float">
            <text:p>2907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2069.49" calcext:value-type="float">
            <text:p>2069.49</text:p>
          </table:table-cell>
          <table:table-cell office:value-type="float" office:value="2418.81" calcext:value-type="float">
            <text:p>2418.81</text:p>
          </table:table-cell>
          <table:table-cell office:value-type="float" office:value="1736.6" calcext:value-type="float">
            <text:p>1736.6</text:p>
          </table:table-cell>
          <table:table-cell office:value-type="float" office:value="1987.06" calcext:value-type="float">
            <text:p>1987.06</text:p>
          </table:table-cell>
          <table:table-cell office:value-type="float" office:value="1895.5" calcext:value-type="float">
            <text:p>1895.5</text:p>
          </table:table-cell>
          <table:table-cell table:number-columns-repeated="2"/>
          <table:table-cell table:formula="of:=AVERAGE([.A190:.E190])" office:value-type="float" office:value="3145.2" calcext:value-type="float">
            <text:p>3145.2</text:p>
          </table:table-cell>
          <table:table-cell table:formula="of:=AVERAGE([.G190:.K190])" office:value-type="float" office:value="2021.492" calcext:value-type="float">
            <text:p>2021.492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3387" calcext:value-type="float">
            <text:p>3387</text:p>
          </table:table-cell>
          <table:table-cell office:value-type="float" office:value="2772" calcext:value-type="float">
            <text:p>2772</text:p>
          </table:table-cell>
          <table:table-cell office:value-type="float" office:value="2847" calcext:value-type="float">
            <text:p>2847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2018.95" calcext:value-type="float">
            <text:p>2018.95</text:p>
          </table:table-cell>
          <table:table-cell office:value-type="float" office:value="2456.05" calcext:value-type="float">
            <text:p>2456.05</text:p>
          </table:table-cell>
          <table:table-cell office:value-type="float" office:value="1666.4" calcext:value-type="float">
            <text:p>1666.4</text:p>
          </table:table-cell>
          <table:table-cell office:value-type="float" office:value="1968.89" calcext:value-type="float">
            <text:p>1968.89</text:p>
          </table:table-cell>
          <table:table-cell office:value-type="float" office:value="1984.18" calcext:value-type="float">
            <text:p>1984.18</text:p>
          </table:table-cell>
          <table:table-cell table:number-columns-repeated="2"/>
          <table:table-cell table:formula="of:=AVERAGE([.A191:.E191])" office:value-type="float" office:value="3135.2" calcext:value-type="float">
            <text:p>3135.2</text:p>
          </table:table-cell>
          <table:table-cell table:formula="of:=AVERAGE([.G191:.K191])" office:value-type="float" office:value="2018.894" calcext:value-type="float">
            <text:p>2018.894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632" calcext:value-type="float">
            <text:p>363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2051.1" calcext:value-type="float">
            <text:p>2051.1</text:p>
          </table:table-cell>
          <table:table-cell office:value-type="float" office:value="2383.79" calcext:value-type="float">
            <text:p>2383.79</text:p>
          </table:table-cell>
          <table:table-cell office:value-type="float" office:value="1689.81" calcext:value-type="float">
            <text:p>1689.81</text:p>
          </table:table-cell>
          <table:table-cell office:value-type="float" office:value="1974.72" calcext:value-type="float">
            <text:p>1974.72</text:p>
          </table:table-cell>
          <table:table-cell office:value-type="float" office:value="1816.64" calcext:value-type="float">
            <text:p>1816.64</text:p>
          </table:table-cell>
          <table:table-cell table:number-columns-repeated="2"/>
          <table:table-cell table:formula="of:=AVERAGE([.A192:.E192])" office:value-type="float" office:value="3261.8" calcext:value-type="float">
            <text:p>3261.8</text:p>
          </table:table-cell>
          <table:table-cell table:formula="of:=AVERAGE([.G192:.K192])" office:value-type="float" office:value="1983.212" calcext:value-type="float">
            <text:p>1983.212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567" calcext:value-type="float">
            <text:p>3567</text:p>
          </table:table-cell>
          <table:table-cell office:value-type="float" office:value="3112" calcext:value-type="float">
            <text:p>3112</text:p>
          </table:table-cell>
          <table:table-cell office:value-type="float" office:value="3117" calcext:value-type="float">
            <text:p>3117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2060.56" calcext:value-type="float">
            <text:p>2060.56</text:p>
          </table:table-cell>
          <table:table-cell office:value-type="float" office:value="2389.79" calcext:value-type="float">
            <text:p>2389.79</text:p>
          </table:table-cell>
          <table:table-cell office:value-type="float" office:value="1637.03" calcext:value-type="float">
            <text:p>1637.03</text:p>
          </table:table-cell>
          <table:table-cell office:value-type="float" office:value="1977.71" calcext:value-type="float">
            <text:p>1977.71</text:p>
          </table:table-cell>
          <table:table-cell office:value-type="float" office:value="1954.12" calcext:value-type="float">
            <text:p>1954.12</text:p>
          </table:table-cell>
          <table:table-cell table:number-columns-repeated="2"/>
          <table:table-cell table:formula="of:=AVERAGE([.A193:.E193])" office:value-type="float" office:value="3337.8" calcext:value-type="float">
            <text:p>3337.8</text:p>
          </table:table-cell>
          <table:table-cell table:formula="of:=AVERAGE([.G193:.K193])" office:value-type="float" office:value="2003.842" calcext:value-type="float">
            <text:p>2003.84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562" calcext:value-type="float">
            <text:p>3562</text:p>
          </table:table-cell>
          <table:table-cell office:value-type="float" office:value="3267" calcext:value-type="float">
            <text:p>3267</text:p>
          </table:table-cell>
          <table:table-cell office:value-type="float" office:value="3302" calcext:value-type="float">
            <text:p>3302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919.1" calcext:value-type="float">
            <text:p>1919.1</text:p>
          </table:table-cell>
          <table:table-cell office:value-type="float" office:value="2348.67" calcext:value-type="float">
            <text:p>2348.67</text:p>
          </table:table-cell>
          <table:table-cell office:value-type="float" office:value="1610.73" calcext:value-type="float">
            <text:p>1610.73</text:p>
          </table:table-cell>
          <table:table-cell office:value-type="float" office:value="2056.65" calcext:value-type="float">
            <text:p>2056.65</text:p>
          </table:table-cell>
          <table:table-cell office:value-type="float" office:value="1920.31" calcext:value-type="float">
            <text:p>1920.31</text:p>
          </table:table-cell>
          <table:table-cell table:number-columns-repeated="2"/>
          <table:table-cell table:formula="of:=AVERAGE([.A194:.E194])" office:value-type="float" office:value="3296" calcext:value-type="float">
            <text:p>3296</text:p>
          </table:table-cell>
          <table:table-cell table:formula="of:=AVERAGE([.G194:.K194])" office:value-type="float" office:value="1971.092" calcext:value-type="float">
            <text:p>1971.092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512" calcext:value-type="float">
            <text:p>3512</text:p>
          </table:table-cell>
          <table:table-cell office:value-type="float" office:value="3182" calcext:value-type="float">
            <text:p>3182</text:p>
          </table:table-cell>
          <table:table-cell office:value-type="float" office:value="3142" calcext:value-type="float">
            <text:p>314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809.45" calcext:value-type="float">
            <text:p>1809.45</text:p>
          </table:table-cell>
          <table:table-cell office:value-type="float" office:value="2412.55" calcext:value-type="float">
            <text:p>2412.55</text:p>
          </table:table-cell>
          <table:table-cell office:value-type="float" office:value="1622.82" calcext:value-type="float">
            <text:p>1622.82</text:p>
          </table:table-cell>
          <table:table-cell office:value-type="float" office:value="1999.84" calcext:value-type="float">
            <text:p>1999.84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table:formula="of:=AVERAGE([.A195:.E195])" office:value-type="float" office:value="3289" calcext:value-type="float">
            <text:p>3289</text:p>
          </table:table-cell>
          <table:table-cell table:formula="of:=AVERAGE([.G195:.K195])" office:value-type="float" office:value="1951.132" calcext:value-type="float">
            <text:p>1951.132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362" calcext:value-type="float">
            <text:p>3362</text:p>
          </table:table-cell>
          <table:table-cell office:value-type="float" office:value="3282" calcext:value-type="float">
            <text:p>3282</text:p>
          </table:table-cell>
          <table:table-cell office:value-type="float" office:value="2887" calcext:value-type="float">
            <text:p>288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861.24" calcext:value-type="float">
            <text:p>1861.24</text:p>
          </table:table-cell>
          <table:table-cell office:value-type="float" office:value="2320.61" calcext:value-type="float">
            <text:p>2320.61</text:p>
          </table:table-cell>
          <table:table-cell office:value-type="float" office:value="1698.42" calcext:value-type="float">
            <text:p>1698.42</text:p>
          </table:table-cell>
          <table:table-cell office:value-type="float" office:value="1848.47" calcext:value-type="float">
            <text:p>1848.47</text:p>
          </table:table-cell>
          <table:table-cell office:value-type="float" office:value="1873.9" calcext:value-type="float">
            <text:p>1873.9</text:p>
          </table:table-cell>
          <table:table-cell table:number-columns-repeated="2"/>
          <table:table-cell table:formula="of:=AVERAGE([.A196:.E196])" office:value-type="float" office:value="3299" calcext:value-type="float">
            <text:p>3299</text:p>
          </table:table-cell>
          <table:table-cell table:formula="of:=AVERAGE([.G196:.K196])" office:value-type="float" office:value="1920.528" calcext:value-type="float">
            <text:p>1920.528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497" calcext:value-type="float">
            <text:p>3497</text:p>
          </table:table-cell>
          <table:table-cell office:value-type="float" office:value="3107" calcext:value-type="float">
            <text:p>3107</text:p>
          </table:table-cell>
          <table:table-cell office:value-type="float" office:value="3087" calcext:value-type="float">
            <text:p>3087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1890.87" calcext:value-type="float">
            <text:p>1890.87</text:p>
          </table:table-cell>
          <table:table-cell office:value-type="float" office:value="2439.52" calcext:value-type="float">
            <text:p>2439.52</text:p>
          </table:table-cell>
          <table:table-cell office:value-type="float" office:value="1619.12" calcext:value-type="float">
            <text:p>1619.12</text:p>
          </table:table-cell>
          <table:table-cell office:value-type="float" office:value="2030.7" calcext:value-type="float">
            <text:p>2030.7</text:p>
          </table:table-cell>
          <table:table-cell office:value-type="float" office:value="1891.81" calcext:value-type="float">
            <text:p>1891.81</text:p>
          </table:table-cell>
          <table:table-cell table:number-columns-repeated="2"/>
          <table:table-cell table:formula="of:=AVERAGE([.A197:.E197])" office:value-type="float" office:value="3280" calcext:value-type="float">
            <text:p>3280</text:p>
          </table:table-cell>
          <table:table-cell table:formula="of:=AVERAGE([.G197:.K197])" office:value-type="float" office:value="1974.404" calcext:value-type="float">
            <text:p>1974.404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472" calcext:value-type="float">
            <text:p>3472</text:p>
          </table:table-cell>
          <table:table-cell office:value-type="float" office:value="2942" calcext:value-type="float">
            <text:p>2942</text:p>
          </table:table-cell>
          <table:table-cell office:value-type="float" office:value="2937" calcext:value-type="float">
            <text:p>2937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1919.38" calcext:value-type="float">
            <text:p>1919.38</text:p>
          </table:table-cell>
          <table:table-cell office:value-type="float" office:value="2406.44" calcext:value-type="float">
            <text:p>2406.44</text:p>
          </table:table-cell>
          <table:table-cell office:value-type="float" office:value="1695.32" calcext:value-type="float">
            <text:p>1695.32</text:p>
          </table:table-cell>
          <table:table-cell office:value-type="float" office:value="1958.11" calcext:value-type="float">
            <text:p>1958.11</text:p>
          </table:table-cell>
          <table:table-cell office:value-type="float" office:value="1909.2" calcext:value-type="float">
            <text:p>1909.2</text:p>
          </table:table-cell>
          <table:table-cell table:number-columns-repeated="2"/>
          <table:table-cell table:formula="of:=AVERAGE([.A198:.E198])" office:value-type="float" office:value="3198" calcext:value-type="float">
            <text:p>3198</text:p>
          </table:table-cell>
          <table:table-cell table:formula="of:=AVERAGE([.G198:.K198])" office:value-type="float" office:value="1977.69" calcext:value-type="float">
            <text:p>1977.69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597" calcext:value-type="float">
            <text:p>3597</text:p>
          </table:table-cell>
          <table:table-cell office:value-type="float" office:value="3037" calcext:value-type="float">
            <text:p>3037</text:p>
          </table:table-cell>
          <table:table-cell office:value-type="float" office:value="3157" calcext:value-type="float">
            <text:p>3157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888.18" calcext:value-type="float">
            <text:p>1888.18</text:p>
          </table:table-cell>
          <table:table-cell office:value-type="float" office:value="2472.31" calcext:value-type="float">
            <text:p>2472.31</text:p>
          </table:table-cell>
          <table:table-cell office:value-type="float" office:value="1710.39" calcext:value-type="float">
            <text:p>1710.39</text:p>
          </table:table-cell>
          <table:table-cell office:value-type="float" office:value="2004.25" calcext:value-type="float">
            <text:p>2004.25</text:p>
          </table:table-cell>
          <table:table-cell office:value-type="float" office:value="1840.73" calcext:value-type="float">
            <text:p>1840.73</text:p>
          </table:table-cell>
          <table:table-cell table:number-columns-repeated="2"/>
          <table:table-cell table:formula="of:=AVERAGE([.A199:.E199])" office:value-type="float" office:value="3329" calcext:value-type="float">
            <text:p>3329</text:p>
          </table:table-cell>
          <table:table-cell table:formula="of:=AVERAGE([.G199:.K199])" office:value-type="float" office:value="1983.172" calcext:value-type="float">
            <text:p>1983.172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447" calcext:value-type="float">
            <text:p>3447</text:p>
          </table:table-cell>
          <table:table-cell office:value-type="float" office:value="3376" calcext:value-type="float">
            <text:p>3376</text:p>
          </table:table-cell>
          <table:table-cell office:value-type="float" office:value="2907" calcext:value-type="float">
            <text:p>290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14.73" calcext:value-type="float">
            <text:p>1914.73</text:p>
          </table:table-cell>
          <table:table-cell office:value-type="float" office:value="2508.13" calcext:value-type="float">
            <text:p>2508.13</text:p>
          </table:table-cell>
          <table:table-cell office:value-type="float" office:value="1712.78" calcext:value-type="float">
            <text:p>1712.78</text:p>
          </table:table-cell>
          <table:table-cell office:value-type="float" office:value="1896.16" calcext:value-type="float">
            <text:p>1896.16</text:p>
          </table:table-cell>
          <table:table-cell office:value-type="float" office:value="1896.01" calcext:value-type="float">
            <text:p>1896.01</text:p>
          </table:table-cell>
          <table:table-cell table:number-columns-repeated="2"/>
          <table:table-cell table:formula="of:=AVERAGE([.A200:.E200])" office:value-type="float" office:value="3290.8" calcext:value-type="float">
            <text:p>3290.8</text:p>
          </table:table-cell>
          <table:table-cell table:formula="of:=AVERAGE([.G200:.K200])" office:value-type="float" office:value="1985.562" calcext:value-type="float">
            <text:p>1985.562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432" calcext:value-type="float">
            <text:p>3432</text:p>
          </table:table-cell>
          <table:table-cell office:value-type="float" office:value="3167" calcext:value-type="float">
            <text:p>3167</text:p>
          </table:table-cell>
          <table:table-cell office:value-type="float" office:value="2869" calcext:value-type="float">
            <text:p>2869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float" office:value="1864.33" calcext:value-type="float">
            <text:p>1864.33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1647.16" calcext:value-type="float">
            <text:p>1647.16</text:p>
          </table:table-cell>
          <table:table-cell office:value-type="float" office:value="1928.53" calcext:value-type="float">
            <text:p>1928.53</text:p>
          </table:table-cell>
          <table:table-cell office:value-type="float" office:value="1793.33" calcext:value-type="float">
            <text:p>1793.33</text:p>
          </table:table-cell>
          <table:table-cell table:number-columns-repeated="2"/>
          <table:table-cell table:formula="of:=AVERAGE([.A201:.E201])" office:value-type="float" office:value="3197.8" calcext:value-type="float">
            <text:p>3197.8</text:p>
          </table:table-cell>
          <table:table-cell table:formula="of:=AVERAGE([.G201:.K201])" office:value-type="float" office:value="1934.916" calcext:value-type="float">
            <text:p>1934.916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277" calcext:value-type="float">
            <text:p>3277</text:p>
          </table:table-cell>
          <table:table-cell office:value-type="float" office:value="2780" calcext:value-type="float">
            <text:p>2780</text:p>
          </table:table-cell>
          <table:table-cell office:value-type="float" office:value="3097" calcext:value-type="float">
            <text:p>3097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float" office:value="1887.52" calcext:value-type="float">
            <text:p>1887.52</text:p>
          </table:table-cell>
          <table:table-cell office:value-type="float" office:value="2312.93" calcext:value-type="float">
            <text:p>2312.93</text:p>
          </table:table-cell>
          <table:table-cell office:value-type="float" office:value="1645.58" calcext:value-type="float">
            <text:p>1645.58</text:p>
          </table:table-cell>
          <table:table-cell office:value-type="float" office:value="1940.58" calcext:value-type="float">
            <text:p>1940.58</text:p>
          </table:table-cell>
          <table:table-cell office:value-type="float" office:value="1751.48" calcext:value-type="float">
            <text:p>1751.48</text:p>
          </table:table-cell>
          <table:table-cell table:number-columns-repeated="2"/>
          <table:table-cell table:formula="of:=AVERAGE([.A202:.E202])" office:value-type="float" office:value="3152.6" calcext:value-type="float">
            <text:p>3152.6</text:p>
          </table:table-cell>
          <table:table-cell table:formula="of:=AVERAGE([.G202:.K202])" office:value-type="float" office:value="1907.618" calcext:value-type="float">
            <text:p>1907.618</text:p>
          </table:table-cell>
          <table:table-cell table:number-columns-repeated="2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3497" calcext:value-type="float">
            <text:p>3497</text:p>
          </table:table-cell>
          <table:table-cell office:value-type="float" office:value="2902" calcext:value-type="float">
            <text:p>2902</text:p>
          </table:table-cell>
          <table:table-cell office:value-type="float" office:value="3097" calcext:value-type="float">
            <text:p>3097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959.41" calcext:value-type="float">
            <text:p>1959.41</text:p>
          </table:table-cell>
          <table:table-cell office:value-type="float" office:value="2365.56" calcext:value-type="float">
            <text:p>2365.56</text:p>
          </table:table-cell>
          <table:table-cell office:value-type="float" office:value="1607.08" calcext:value-type="float">
            <text:p>1607.08</text:p>
          </table:table-cell>
          <table:table-cell office:value-type="float" office:value="2020.31" calcext:value-type="float">
            <text:p>2020.31</text:p>
          </table:table-cell>
          <table:table-cell office:value-type="float" office:value="1741.36" calcext:value-type="float">
            <text:p>1741.36</text:p>
          </table:table-cell>
          <table:table-cell table:number-columns-repeated="2"/>
          <table:table-cell table:formula="of:=AVERAGE([.A203:.E203])" office:value-type="float" office:value="3208.6" calcext:value-type="float">
            <text:p>3208.6</text:p>
          </table:table-cell>
          <table:table-cell table:formula="of:=AVERAGE([.G203:.K203])" office:value-type="float" office:value="1938.744" calcext:value-type="float">
            <text:p>1938.744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472" calcext:value-type="float">
            <text:p>3472</text:p>
          </table:table-cell>
          <table:table-cell office:value-type="float" office:value="2717" calcext:value-type="float">
            <text:p>2717</text:p>
          </table:table-cell>
          <table:table-cell office:value-type="float" office:value="3187" calcext:value-type="float">
            <text:p>3187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1991.93" calcext:value-type="float">
            <text:p>1991.93</text:p>
          </table:table-cell>
          <table:table-cell office:value-type="float" office:value="2518.26" calcext:value-type="float">
            <text:p>2518.26</text:p>
          </table:table-cell>
          <table:table-cell office:value-type="float" office:value="1598.46" calcext:value-type="float">
            <text:p>1598.46</text:p>
          </table:table-cell>
          <table:table-cell office:value-type="float" office:value="2053.14" calcext:value-type="float">
            <text:p>2053.14</text:p>
          </table:table-cell>
          <table:table-cell office:value-type="float" office:value="1892.4" calcext:value-type="float">
            <text:p>1892.4</text:p>
          </table:table-cell>
          <table:table-cell table:number-columns-repeated="2"/>
          <table:table-cell table:formula="of:=AVERAGE([.A204:.E204])" office:value-type="float" office:value="3201" calcext:value-type="float">
            <text:p>3201</text:p>
          </table:table-cell>
          <table:table-cell table:formula="of:=AVERAGE([.G204:.K204])" office:value-type="float" office:value="2010.838" calcext:value-type="float">
            <text:p>2010.838</text:p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602" calcext:value-type="float">
            <text:p>3602</text:p>
          </table:table-cell>
          <table:table-cell office:value-type="float" office:value="2857" calcext:value-type="float">
            <text:p>2857</text:p>
          </table:table-cell>
          <table:table-cell office:value-type="float" office:value="3257" calcext:value-type="float">
            <text:p>3257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908.47" calcext:value-type="float">
            <text:p>1908.47</text:p>
          </table:table-cell>
          <table:table-cell office:value-type="float" office:value="2421.52" calcext:value-type="float">
            <text:p>2421.52</text:p>
          </table:table-cell>
          <table:table-cell office:value-type="float" office:value="1580.9" calcext:value-type="float">
            <text:p>1580.9</text:p>
          </table:table-cell>
          <table:table-cell office:value-type="float" office:value="2089.02" calcext:value-type="float">
            <text:p>2089.02</text:p>
          </table:table-cell>
          <table:table-cell office:value-type="float" office:value="1829.11" calcext:value-type="float">
            <text:p>1829.11</text:p>
          </table:table-cell>
          <table:table-cell table:number-columns-repeated="2"/>
          <table:table-cell table:formula="of:=AVERAGE([.A205:.E205])" office:value-type="float" office:value="3276" calcext:value-type="float">
            <text:p>3276</text:p>
          </table:table-cell>
          <table:table-cell table:formula="of:=AVERAGE([.G205:.K205])" office:value-type="float" office:value="1965.804" calcext:value-type="float">
            <text:p>1965.804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217" calcext:value-type="float">
            <text:p>3217</text:p>
          </table:table-cell>
          <table:table-cell office:value-type="float" office:value="3097" calcext:value-type="float">
            <text:p>3097</text:p>
          </table:table-cell>
          <table:table-cell office:value-type="float" office:value="3027" calcext:value-type="float">
            <text:p>3027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2020.88" calcext:value-type="float">
            <text:p>2020.88</text:p>
          </table:table-cell>
          <table:table-cell office:value-type="float" office:value="2422.07" calcext:value-type="float">
            <text:p>2422.07</text:p>
          </table:table-cell>
          <table:table-cell office:value-type="float" office:value="1653.27" calcext:value-type="float">
            <text:p>1653.27</text:p>
          </table:table-cell>
          <table:table-cell office:value-type="float" office:value="1980.32" calcext:value-type="float">
            <text:p>1980.32</text:p>
          </table:table-cell>
          <table:table-cell office:value-type="float" office:value="1864.4" calcext:value-type="float">
            <text:p>1864.4</text:p>
          </table:table-cell>
          <table:table-cell table:number-columns-repeated="2"/>
          <table:table-cell table:formula="of:=AVERAGE([.A206:.E206])" office:value-type="float" office:value="3222" calcext:value-type="float">
            <text:p>3222</text:p>
          </table:table-cell>
          <table:table-cell table:formula="of:=AVERAGE([.G206:.K206])" office:value-type="float" office:value="1988.188" calcext:value-type="float">
            <text:p>1988.18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257" calcext:value-type="float">
            <text:p>3257</text:p>
          </table:table-cell>
          <table:table-cell office:value-type="float" office:value="3167" calcext:value-type="float">
            <text:p>3167</text:p>
          </table:table-cell>
          <table:table-cell office:value-type="float" office:value="3252" calcext:value-type="float">
            <text:p>3252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1886.95" calcext:value-type="float">
            <text:p>1886.95</text:p>
          </table:table-cell>
          <table:table-cell office:value-type="float" office:value="2572.29" calcext:value-type="float">
            <text:p>2572.29</text:p>
          </table:table-cell>
          <table:table-cell office:value-type="float" office:value="1672.44" calcext:value-type="float">
            <text:p>1672.44</text:p>
          </table:table-cell>
          <table:table-cell office:value-type="float" office:value="1935.55" calcext:value-type="float">
            <text:p>1935.55</text:p>
          </table:table-cell>
          <table:table-cell office:value-type="float" office:value="1759.76" calcext:value-type="float">
            <text:p>1759.76</text:p>
          </table:table-cell>
          <table:table-cell table:number-columns-repeated="2"/>
          <table:table-cell table:formula="of:=AVERAGE([.A207:.E207])" office:value-type="float" office:value="3175" calcext:value-type="float">
            <text:p>3175</text:p>
          </table:table-cell>
          <table:table-cell table:formula="of:=AVERAGE([.G207:.K207])" office:value-type="float" office:value="1965.398" calcext:value-type="float">
            <text:p>1965.398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587" calcext:value-type="float">
            <text:p>3587</text:p>
          </table:table-cell>
          <table:table-cell office:value-type="float" office:value="2802" calcext:value-type="float">
            <text:p>2802</text:p>
          </table:table-cell>
          <table:table-cell office:value-type="float" office:value="3197" calcext:value-type="float">
            <text:p>3197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859.72" calcext:value-type="float">
            <text:p>1859.72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1669.19" calcext:value-type="float">
            <text:p>1669.19</text:p>
          </table:table-cell>
          <table:table-cell office:value-type="float" office:value="1864.22" calcext:value-type="float">
            <text:p>1864.22</text:p>
          </table:table-cell>
          <table:table-cell office:value-type="float" office:value="1861.32" calcext:value-type="float">
            <text:p>1861.32</text:p>
          </table:table-cell>
          <table:table-cell table:number-columns-repeated="2"/>
          <table:table-cell table:formula="of:=AVERAGE([.A208:.E208])" office:value-type="float" office:value="3149" calcext:value-type="float">
            <text:p>3149</text:p>
          </table:table-cell>
          <table:table-cell table:formula="of:=AVERAGE([.G208:.K208])" office:value-type="float" office:value="1945.678" calcext:value-type="float">
            <text:p>1945.678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427" calcext:value-type="float">
            <text:p>3427</text:p>
          </table:table-cell>
          <table:table-cell office:value-type="float" office:value="2932" calcext:value-type="float">
            <text:p>2932</text:p>
          </table:table-cell>
          <table:table-cell office:value-type="float" office:value="3157" calcext:value-type="float">
            <text:p>315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913.69" calcext:value-type="float">
            <text:p>1913.69</text:p>
          </table:table-cell>
          <table:table-cell office:value-type="float" office:value="2298.21" calcext:value-type="float">
            <text:p>2298.21</text:p>
          </table:table-cell>
          <table:table-cell office:value-type="float" office:value="1671.86" calcext:value-type="float">
            <text:p>1671.86</text:p>
          </table:table-cell>
          <table:table-cell office:value-type="float" office:value="1833.02" calcext:value-type="float">
            <text:p>1833.02</text:p>
          </table:table-cell>
          <table:table-cell office:value-type="float" office:value="1908.79" calcext:value-type="float">
            <text:p>1908.79</text:p>
          </table:table-cell>
          <table:table-cell table:number-columns-repeated="2"/>
          <table:table-cell table:formula="of:=AVERAGE([.A209:.E209])" office:value-type="float" office:value="3151" calcext:value-type="float">
            <text:p>3151</text:p>
          </table:table-cell>
          <table:table-cell table:formula="of:=AVERAGE([.G209:.K209])" office:value-type="float" office:value="1925.114" calcext:value-type="float">
            <text:p>1925.114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22" calcext:value-type="float">
            <text:p>3522</text:p>
          </table:table-cell>
          <table:table-cell office:value-type="float" office:value="2685" calcext:value-type="float">
            <text:p>2685</text:p>
          </table:table-cell>
          <table:table-cell office:value-type="float" office:value="3212" calcext:value-type="float">
            <text:p>3212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float" office:value="1935.04" calcext:value-type="float">
            <text:p>1935.04</text:p>
          </table:table-cell>
          <table:table-cell office:value-type="float" office:value="2452.57" calcext:value-type="float">
            <text:p>2452.57</text:p>
          </table:table-cell>
          <table:table-cell office:value-type="float" office:value="1692.94" calcext:value-type="float">
            <text:p>1692.94</text:p>
          </table:table-cell>
          <table:table-cell office:value-type="float" office:value="1905.08" calcext:value-type="float">
            <text:p>1905.08</text:p>
          </table:table-cell>
          <table:table-cell office:value-type="float" office:value="1922.75" calcext:value-type="float">
            <text:p>1922.75</text:p>
          </table:table-cell>
          <table:table-cell table:number-columns-repeated="2"/>
          <table:table-cell table:formula="of:=AVERAGE([.A210:.E210])" office:value-type="float" office:value="3253.6" calcext:value-type="float">
            <text:p>3253.6</text:p>
          </table:table-cell>
          <table:table-cell table:formula="of:=AVERAGE([.G210:.K210])" office:value-type="float" office:value="1981.676" calcext:value-type="float">
            <text:p>1981.676</text:p>
          </table:table-cell>
          <table:table-cell table:number-columns-repeated="2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432" calcext:value-type="float">
            <text:p>3432</text:p>
          </table:table-cell>
          <table:table-cell office:value-type="float" office:value="2777" calcext:value-type="float">
            <text:p>2777</text:p>
          </table:table-cell>
          <table:table-cell office:value-type="float" office:value="3417" calcext:value-type="float">
            <text:p>3417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926.3" calcext:value-type="float">
            <text:p>1926.3</text:p>
          </table:table-cell>
          <table:table-cell office:value-type="float" office:value="2475.43" calcext:value-type="float">
            <text:p>2475.43</text:p>
          </table:table-cell>
          <table:table-cell office:value-type="float" office:value="1733.68" calcext:value-type="float">
            <text:p>1733.68</text:p>
          </table:table-cell>
          <table:table-cell office:value-type="float" office:value="1859.77" calcext:value-type="float">
            <text:p>1859.77</text:p>
          </table:table-cell>
          <table:table-cell office:value-type="float" office:value="1686.22" calcext:value-type="float">
            <text:p>1686.22</text:p>
          </table:table-cell>
          <table:table-cell table:number-columns-repeated="2"/>
          <table:table-cell table:formula="of:=AVERAGE([.A211:.E211])" office:value-type="float" office:value="3168" calcext:value-type="float">
            <text:p>3168</text:p>
          </table:table-cell>
          <table:table-cell table:formula="of:=AVERAGE([.G211:.K211])" office:value-type="float" office:value="1936.28" calcext:value-type="float">
            <text:p>1936.28</text:p>
          </table:table-cell>
          <table:table-cell table:number-columns-repeated="2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497" calcext:value-type="float">
            <text:p>3497</text:p>
          </table:table-cell>
          <table:table-cell office:value-type="float" office:value="2752" calcext:value-type="float">
            <text:p>2752</text:p>
          </table:table-cell>
          <table:table-cell office:value-type="float" office:value="3332" calcext:value-type="float">
            <text:p>333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972.95" calcext:value-type="float">
            <text:p>1972.95</text:p>
          </table:table-cell>
          <table:table-cell office:value-type="float" office:value="2395.7" calcext:value-type="float">
            <text:p>2395.7</text:p>
          </table:table-cell>
          <table:table-cell office:value-type="float" office:value="1778.14" calcext:value-type="float">
            <text:p>1778.14</text:p>
          </table:table-cell>
          <table:table-cell office:value-type="float" office:value="1987.82" calcext:value-type="float">
            <text:p>1987.82</text:p>
          </table:table-cell>
          <table:table-cell office:value-type="float" office:value="1717.35" calcext:value-type="float">
            <text:p>1717.35</text:p>
          </table:table-cell>
          <table:table-cell table:number-columns-repeated="2"/>
          <table:table-cell table:formula="of:=AVERAGE([.A212:.E212])" office:value-type="float" office:value="3193" calcext:value-type="float">
            <text:p>3193</text:p>
          </table:table-cell>
          <table:table-cell table:formula="of:=AVERAGE([.G212:.K212])" office:value-type="float" office:value="1970.392" calcext:value-type="float">
            <text:p>1970.392</text:p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3502" calcext:value-type="float">
            <text:p>3502</text:p>
          </table:table-cell>
          <table:table-cell office:value-type="float" office:value="3177" calcext:value-type="float">
            <text:p>3177</text:p>
          </table:table-cell>
          <table:table-cell office:value-type="float" office:value="2982" calcext:value-type="float">
            <text:p>2982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float" office:value="2130.41" calcext:value-type="float">
            <text:p>2130.41</text:p>
          </table:table-cell>
          <table:table-cell office:value-type="float" office:value="2515.89" calcext:value-type="float">
            <text:p>2515.89</text:p>
          </table:table-cell>
          <table:table-cell office:value-type="float" office:value="1713.49" calcext:value-type="float">
            <text:p>1713.49</text:p>
          </table:table-cell>
          <table:table-cell office:value-type="float" office:value="2014.61" calcext:value-type="float">
            <text:p>2014.61</text:p>
          </table:table-cell>
          <table:table-cell office:value-type="float" office:value="1836.95" calcext:value-type="float">
            <text:p>1836.95</text:p>
          </table:table-cell>
          <table:table-cell table:number-columns-repeated="2"/>
          <table:table-cell table:formula="of:=AVERAGE([.A213:.E213])" office:value-type="float" office:value="3279" calcext:value-type="float">
            <text:p>3279</text:p>
          </table:table-cell>
          <table:table-cell table:formula="of:=AVERAGE([.G213:.K213])" office:value-type="float" office:value="2042.27" calcext:value-type="float">
            <text:p>2042.27</text:p>
          </table:table-cell>
          <table:table-cell table:number-columns-repeated="2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737" calcext:value-type="float">
            <text:p>3737</text:p>
          </table:table-cell>
          <table:table-cell office:value-type="float" office:value="2707" calcext:value-type="float">
            <text:p>2707</text:p>
          </table:table-cell>
          <table:table-cell office:value-type="float" office:value="2907" calcext:value-type="float">
            <text:p>290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2063.26" calcext:value-type="float">
            <text:p>2063.26</text:p>
          </table:table-cell>
          <table:table-cell office:value-type="float" office:value="2475.12" calcext:value-type="float">
            <text:p>2475.12</text:p>
          </table:table-cell>
          <table:table-cell office:value-type="float" office:value="1720.04" calcext:value-type="float">
            <text:p>1720.04</text:p>
          </table:table-cell>
          <table:table-cell office:value-type="float" office:value="1873.35" calcext:value-type="float">
            <text:p>1873.35</text:p>
          </table:table-cell>
          <table:table-cell office:value-type="float" office:value="1887.95" calcext:value-type="float">
            <text:p>1887.95</text:p>
          </table:table-cell>
          <table:table-cell table:number-columns-repeated="2"/>
          <table:table-cell table:formula="of:=AVERAGE([.A214:.E214])" office:value-type="float" office:value="3225" calcext:value-type="float">
            <text:p>3225</text:p>
          </table:table-cell>
          <table:table-cell table:formula="of:=AVERAGE([.G214:.K214])" office:value-type="float" office:value="2003.944" calcext:value-type="float">
            <text:p>2003.94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602" calcext:value-type="float">
            <text:p>3602</text:p>
          </table:table-cell>
          <table:table-cell office:value-type="float" office:value="2827" calcext:value-type="float">
            <text:p>2827</text:p>
          </table:table-cell>
          <table:table-cell office:value-type="float" office:value="2897" calcext:value-type="float">
            <text:p>2897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2038.73" calcext:value-type="float">
            <text:p>2038.73</text:p>
          </table:table-cell>
          <table:table-cell office:value-type="float" office:value="2486.53" calcext:value-type="float">
            <text:p>2486.53</text:p>
          </table:table-cell>
          <table:table-cell office:value-type="float" office:value="1861.62" calcext:value-type="float">
            <text:p>1861.62</text:p>
          </table:table-cell>
          <table:table-cell office:value-type="float" office:value="1864.62" calcext:value-type="float">
            <text:p>1864.62</text:p>
          </table:table-cell>
          <table:table-cell office:value-type="float" office:value="1816.04" calcext:value-type="float">
            <text:p>1816.04</text:p>
          </table:table-cell>
          <table:table-cell table:number-columns-repeated="2"/>
          <table:table-cell table:formula="of:=AVERAGE([.A215:.E215])" office:value-type="float" office:value="3204" calcext:value-type="float">
            <text:p>3204</text:p>
          </table:table-cell>
          <table:table-cell table:formula="of:=AVERAGE([.G215:.K215])" office:value-type="float" office:value="2013.508" calcext:value-type="float">
            <text:p>2013.508</text:p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547" calcext:value-type="float">
            <text:p>3547</text:p>
          </table:table-cell>
          <table:table-cell office:value-type="float" office:value="2897" calcext:value-type="float">
            <text:p>2897</text:p>
          </table:table-cell>
          <table:table-cell office:value-type="float" office:value="2987" calcext:value-type="float">
            <text:p>2987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999.53" calcext:value-type="float">
            <text:p>1999.53</text:p>
          </table:table-cell>
          <table:table-cell office:value-type="float" office:value="2504.95" calcext:value-type="float">
            <text:p>2504.95</text:p>
          </table:table-cell>
          <table:table-cell office:value-type="float" office:value="1799.74" calcext:value-type="float">
            <text:p>1799.74</text:p>
          </table:table-cell>
          <table:table-cell office:value-type="float" office:value="1835.57" calcext:value-type="float">
            <text:p>1835.57</text:p>
          </table:table-cell>
          <table:table-cell office:value-type="float" office:value="2009.68" calcext:value-type="float">
            <text:p>2009.68</text:p>
          </table:table-cell>
          <table:table-cell table:number-columns-repeated="2"/>
          <table:table-cell table:formula="of:=AVERAGE([.A216:.E216])" office:value-type="float" office:value="3193" calcext:value-type="float">
            <text:p>3193</text:p>
          </table:table-cell>
          <table:table-cell table:formula="of:=AVERAGE([.G216:.K216])" office:value-type="float" office:value="2029.894" calcext:value-type="float">
            <text:p>2029.894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737" calcext:value-type="float">
            <text:p>3737</text:p>
          </table:table-cell>
          <table:table-cell office:value-type="float" office:value="2707" calcext:value-type="float">
            <text:p>2707</text:p>
          </table:table-cell>
          <table:table-cell office:value-type="float" office:value="2994" calcext:value-type="float">
            <text:p>2994</text:p>
          </table:table-cell>
          <table:table-cell office:value-type="float" office:value="3597" calcext:value-type="float">
            <text:p>3597</text:p>
          </table:table-cell>
          <table:table-cell/>
          <table:table-cell office:value-type="float" office:value="2037.36" calcext:value-type="float">
            <text:p>2037.36</text:p>
          </table:table-cell>
          <table:table-cell office:value-type="float" office:value="2453.04" calcext:value-type="float">
            <text:p>2453.04</text:p>
          </table:table-cell>
          <table:table-cell office:value-type="float" office:value="1822.95" calcext:value-type="float">
            <text:p>1822.95</text:p>
          </table:table-cell>
          <table:table-cell office:value-type="float" office:value="1771.52" calcext:value-type="float">
            <text:p>1771.52</text:p>
          </table:table-cell>
          <table:table-cell office:value-type="float" office:value="1932.35" calcext:value-type="float">
            <text:p>1932.35</text:p>
          </table:table-cell>
          <table:table-cell table:number-columns-repeated="2"/>
          <table:table-cell table:formula="of:=AVERAGE([.A217:.E217])" office:value-type="float" office:value="3301.4" calcext:value-type="float">
            <text:p>3301.4</text:p>
          </table:table-cell>
          <table:table-cell table:formula="of:=AVERAGE([.G217:.K217])" office:value-type="float" office:value="2003.444" calcext:value-type="float">
            <text:p>2003.444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532" calcext:value-type="float">
            <text:p>3532</text:p>
          </table:table-cell>
          <table:table-cell office:value-type="float" office:value="3019" calcext:value-type="float">
            <text:p>3019</text:p>
          </table:table-cell>
          <table:table-cell office:value-type="float" office:value="3092" calcext:value-type="float">
            <text:p>3092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2048.62" calcext:value-type="float">
            <text:p>2048.62</text:p>
          </table:table-cell>
          <table:table-cell office:value-type="float" office:value="2582.53" calcext:value-type="float">
            <text:p>2582.53</text:p>
          </table:table-cell>
          <table:table-cell office:value-type="float" office:value="1858.09" calcext:value-type="float">
            <text:p>1858.09</text:p>
          </table:table-cell>
          <table:table-cell office:value-type="float" office:value="1857.83" calcext:value-type="float">
            <text:p>1857.83</text:p>
          </table:table-cell>
          <table:table-cell office:value-type="float" office:value="1954.73" calcext:value-type="float">
            <text:p>1954.73</text:p>
          </table:table-cell>
          <table:table-cell table:number-columns-repeated="2"/>
          <table:table-cell table:formula="of:=AVERAGE([.A218:.E218])" office:value-type="float" office:value="3200.4" calcext:value-type="float">
            <text:p>3200.4</text:p>
          </table:table-cell>
          <table:table-cell table:formula="of:=AVERAGE([.G218:.K218])" office:value-type="float" office:value="2060.36" calcext:value-type="float">
            <text:p>2060.36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512" calcext:value-type="float">
            <text:p>3512</text:p>
          </table:table-cell>
          <table:table-cell office:value-type="float" office:value="2737" calcext:value-type="float">
            <text:p>2737</text:p>
          </table:table-cell>
          <table:table-cell office:value-type="float" office:value="2902" calcext:value-type="float">
            <text:p>290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2057.82" calcext:value-type="float">
            <text:p>2057.82</text:p>
          </table:table-cell>
          <table:table-cell office:value-type="float" office:value="2551.49" calcext:value-type="float">
            <text:p>2551.49</text:p>
          </table:table-cell>
          <table:table-cell office:value-type="float" office:value="1785.42" calcext:value-type="float">
            <text:p>1785.42</text:p>
          </table:table-cell>
          <table:table-cell office:value-type="float" office:value="1893.73" calcext:value-type="float">
            <text:p>1893.73</text:p>
          </table:table-cell>
          <table:table-cell office:value-type="float" office:value="1876.9" calcext:value-type="float">
            <text:p>1876.9</text:p>
          </table:table-cell>
          <table:table-cell table:number-columns-repeated="2"/>
          <table:table-cell table:formula="of:=AVERAGE([.A219:.E219])" office:value-type="float" office:value="3187" calcext:value-type="float">
            <text:p>3187</text:p>
          </table:table-cell>
          <table:table-cell table:formula="of:=AVERAGE([.G219:.K219])" office:value-type="float" office:value="2033.072" calcext:value-type="float">
            <text:p>2033.072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587" calcext:value-type="float">
            <text:p>3587</text:p>
          </table:table-cell>
          <table:table-cell office:value-type="float" office:value="3147" calcext:value-type="float">
            <text:p>3147</text:p>
          </table:table-cell>
          <table:table-cell office:value-type="float" office:value="2882" calcext:value-type="float">
            <text:p>2882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2058.07" calcext:value-type="float">
            <text:p>2058.07</text:p>
          </table:table-cell>
          <table:table-cell office:value-type="float" office:value="2500.54" calcext:value-type="float">
            <text:p>2500.54</text:p>
          </table:table-cell>
          <table:table-cell office:value-type="float" office:value="1828.85" calcext:value-type="float">
            <text:p>1828.85</text:p>
          </table:table-cell>
          <table:table-cell office:value-type="float" office:value="1893.75" calcext:value-type="float">
            <text:p>1893.75</text:p>
          </table:table-cell>
          <table:table-cell office:value-type="float" office:value="1956.32" calcext:value-type="float">
            <text:p>1956.32</text:p>
          </table:table-cell>
          <table:table-cell table:number-columns-repeated="2"/>
          <table:table-cell table:formula="of:=AVERAGE([.A220:.E220])" office:value-type="float" office:value="3280.8" calcext:value-type="float">
            <text:p>3280.8</text:p>
          </table:table-cell>
          <table:table-cell table:formula="of:=AVERAGE([.G220:.K220])" office:value-type="float" office:value="2047.506" calcext:value-type="float">
            <text:p>2047.506</text:p>
          </table:table-cell>
          <table:table-cell table:number-columns-repeated="2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3487" calcext:value-type="float">
            <text:p>3487</text:p>
          </table:table-cell>
          <table:table-cell office:value-type="float" office:value="3097" calcext:value-type="float">
            <text:p>3097</text:p>
          </table:table-cell>
          <table:table-cell office:value-type="float" office:value="3012" calcext:value-type="float">
            <text:p>3012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2103.73" calcext:value-type="float">
            <text:p>2103.73</text:p>
          </table:table-cell>
          <table:table-cell office:value-type="float" office:value="2447.55" calcext:value-type="float">
            <text:p>2447.55</text:p>
          </table:table-cell>
          <table:table-cell office:value-type="float" office:value="1754.99" calcext:value-type="float">
            <text:p>1754.99</text:p>
          </table:table-cell>
          <table:table-cell office:value-type="float" office:value="1837.79" calcext:value-type="float">
            <text:p>1837.79</text:p>
          </table:table-cell>
          <table:table-cell office:value-type="float" office:value="1999.24" calcext:value-type="float">
            <text:p>1999.24</text:p>
          </table:table-cell>
          <table:table-cell table:number-columns-repeated="2"/>
          <table:table-cell table:formula="of:=AVERAGE([.A221:.E221])" office:value-type="float" office:value="3268" calcext:value-type="float">
            <text:p>3268</text:p>
          </table:table-cell>
          <table:table-cell table:formula="of:=AVERAGE([.G221:.K221])" office:value-type="float" office:value="2028.66" calcext:value-type="float">
            <text:p>2028.66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602" calcext:value-type="float">
            <text:p>3602</text:p>
          </table:table-cell>
          <table:table-cell office:value-type="float" office:value="3082" calcext:value-type="float">
            <text:p>3082</text:p>
          </table:table-cell>
          <table:table-cell office:value-type="float" office:value="2932" calcext:value-type="float">
            <text:p>2932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2088.36" calcext:value-type="float">
            <text:p>2088.36</text:p>
          </table:table-cell>
          <table:table-cell office:value-type="float" office:value="2501.98" calcext:value-type="float">
            <text:p>2501.98</text:p>
          </table:table-cell>
          <table:table-cell office:value-type="float" office:value="1699.09" calcext:value-type="float">
            <text:p>1699.09</text:p>
          </table:table-cell>
          <table:table-cell office:value-type="float" office:value="1873.09" calcext:value-type="float">
            <text:p>1873.09</text:p>
          </table:table-cell>
          <table:table-cell office:value-type="float" office:value="2022.35" calcext:value-type="float">
            <text:p>2022.35</text:p>
          </table:table-cell>
          <table:table-cell table:number-columns-repeated="2"/>
          <table:table-cell table:formula="of:=AVERAGE([.A222:.E222])" office:value-type="float" office:value="3375" calcext:value-type="float">
            <text:p>3375</text:p>
          </table:table-cell>
          <table:table-cell table:formula="of:=AVERAGE([.G222:.K222])" office:value-type="float" office:value="2036.974" calcext:value-type="float">
            <text:p>2036.974</text:p>
          </table:table-cell>
          <table:table-cell table:number-columns-repeated="2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447" calcext:value-type="float">
            <text:p>3447</text:p>
          </table:table-cell>
          <table:table-cell office:value-type="float" office:value="2787" calcext:value-type="float">
            <text:p>2787</text:p>
          </table:table-cell>
          <table:table-cell office:value-type="float" office:value="3202" calcext:value-type="float">
            <text:p>320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2040.28" calcext:value-type="float">
            <text:p>2040.28</text:p>
          </table:table-cell>
          <table:table-cell office:value-type="float" office:value="2553.94" calcext:value-type="float">
            <text:p>2553.94</text:p>
          </table:table-cell>
          <table:table-cell office:value-type="float" office:value="1736.57" calcext:value-type="float">
            <text:p>1736.57</text:p>
          </table:table-cell>
          <table:table-cell office:value-type="float" office:value="1775.26" calcext:value-type="float">
            <text:p>1775.26</text:p>
          </table:table-cell>
          <table:table-cell office:value-type="float" office:value="2003.01" calcext:value-type="float">
            <text:p>2003.01</text:p>
          </table:table-cell>
          <table:table-cell table:number-columns-repeated="2"/>
          <table:table-cell table:formula="of:=AVERAGE([.A223:.E223])" office:value-type="float" office:value="3206" calcext:value-type="float">
            <text:p>3206</text:p>
          </table:table-cell>
          <table:table-cell table:formula="of:=AVERAGE([.G223:.K223])" office:value-type="float" office:value="2021.812" calcext:value-type="float">
            <text:p>2021.812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3782" calcext:value-type="float">
            <text:p>3782</text:p>
          </table:table-cell>
          <table:table-cell office:value-type="float" office:value="2802" calcext:value-type="float">
            <text:p>2802</text:p>
          </table:table-cell>
          <table:table-cell office:value-type="float" office:value="3267" calcext:value-type="float">
            <text:p>3267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980.31" calcext:value-type="float">
            <text:p>1980.31</text:p>
          </table:table-cell>
          <table:table-cell office:value-type="float" office:value="2595.43" calcext:value-type="float">
            <text:p>2595.43</text:p>
          </table:table-cell>
          <table:table-cell office:value-type="float" office:value="1793.55" calcext:value-type="float">
            <text:p>1793.55</text:p>
          </table:table-cell>
          <table:table-cell office:value-type="float" office:value="1903.74" calcext:value-type="float">
            <text:p>1903.74</text:p>
          </table:table-cell>
          <table:table-cell office:value-type="float" office:value="1896.2" calcext:value-type="float">
            <text:p>1896.2</text:p>
          </table:table-cell>
          <table:table-cell table:number-columns-repeated="2"/>
          <table:table-cell table:formula="of:=AVERAGE([.A224:.E224])" office:value-type="float" office:value="3351" calcext:value-type="float">
            <text:p>3351</text:p>
          </table:table-cell>
          <table:table-cell table:formula="of:=AVERAGE([.G224:.K224])" office:value-type="float" office:value="2033.846" calcext:value-type="float">
            <text:p>2033.846</text:p>
          </table:table-cell>
          <table:table-cell table:number-columns-repeated="2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463" calcext:value-type="float">
            <text:p>3463</text:p>
          </table:table-cell>
          <table:table-cell office:value-type="float" office:value="2962" calcext:value-type="float">
            <text:p>2962</text:p>
          </table:table-cell>
          <table:table-cell office:value-type="float" office:value="3067" calcext:value-type="float">
            <text:p>3067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float" office:value="2029.05" calcext:value-type="float">
            <text:p>2029.05</text:p>
          </table:table-cell>
          <table:table-cell office:value-type="float" office:value="2584.1" calcext:value-type="float">
            <text:p>2584.1</text:p>
          </table:table-cell>
          <table:table-cell office:value-type="float" office:value="1800.5" calcext:value-type="float">
            <text:p>1800.5</text:p>
          </table:table-cell>
          <table:table-cell office:value-type="float" office:value="1934.78" calcext:value-type="float">
            <text:p>1934.78</text:p>
          </table:table-cell>
          <table:table-cell office:value-type="float" office:value="1979.25" calcext:value-type="float">
            <text:p>1979.25</text:p>
          </table:table-cell>
          <table:table-cell table:number-columns-repeated="2"/>
          <table:table-cell table:formula="of:=AVERAGE([.A225:.E225])" office:value-type="float" office:value="3170.8" calcext:value-type="float">
            <text:p>3170.8</text:p>
          </table:table-cell>
          <table:table-cell table:formula="of:=AVERAGE([.G225:.K225])" office:value-type="float" office:value="2065.536" calcext:value-type="float">
            <text:p>2065.536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462" calcext:value-type="float">
            <text:p>3462</text:p>
          </table:table-cell>
          <table:table-cell office:value-type="float" office:value="2627" calcext:value-type="float">
            <text:p>2627</text:p>
          </table:table-cell>
          <table:table-cell office:value-type="float" office:value="3057" calcext:value-type="float">
            <text:p>3057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925.52" calcext:value-type="float">
            <text:p>1925.52</text:p>
          </table:table-cell>
          <table:table-cell office:value-type="float" office:value="2571.78" calcext:value-type="float">
            <text:p>2571.78</text:p>
          </table:table-cell>
          <table:table-cell office:value-type="float" office:value="1795.45" calcext:value-type="float">
            <text:p>1795.45</text:p>
          </table:table-cell>
          <table:table-cell office:value-type="float" office:value="1924.5" calcext:value-type="float">
            <text:p>1924.5</text:p>
          </table:table-cell>
          <table:table-cell office:value-type="float" office:value="2044.87" calcext:value-type="float">
            <text:p>2044.87</text:p>
          </table:table-cell>
          <table:table-cell table:number-columns-repeated="2"/>
          <table:table-cell table:formula="of:=AVERAGE([.A226:.E226])" office:value-type="float" office:value="3110" calcext:value-type="float">
            <text:p>3110</text:p>
          </table:table-cell>
          <table:table-cell table:formula="of:=AVERAGE([.G226:.K226])" office:value-type="float" office:value="2052.424" calcext:value-type="float">
            <text:p>2052.424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662" calcext:value-type="float">
            <text:p>3662</text:p>
          </table:table-cell>
          <table:table-cell office:value-type="float" office:value="3202" calcext:value-type="float">
            <text:p>3202</text:p>
          </table:table-cell>
          <table:table-cell office:value-type="float" office:value="2737" calcext:value-type="float">
            <text:p>273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715.87" calcext:value-type="float">
            <text:p>1715.87</text:p>
          </table:table-cell>
          <table:table-cell office:value-type="float" office:value="2518.19" calcext:value-type="float">
            <text:p>2518.19</text:p>
          </table:table-cell>
          <table:table-cell office:value-type="float" office:value="1801.59" calcext:value-type="float">
            <text:p>1801.59</text:p>
          </table:table-cell>
          <table:table-cell office:value-type="float" office:value="1870.18" calcext:value-type="float">
            <text:p>1870.18</text:p>
          </table:table-cell>
          <table:table-cell office:value-type="float" office:value="1841.22" calcext:value-type="float">
            <text:p>1841.22</text:p>
          </table:table-cell>
          <table:table-cell table:number-columns-repeated="2"/>
          <table:table-cell table:formula="of:=AVERAGE([.A227:.E227])" office:value-type="float" office:value="3227" calcext:value-type="float">
            <text:p>3227</text:p>
          </table:table-cell>
          <table:table-cell table:formula="of:=AVERAGE([.G227:.K227])" office:value-type="float" office:value="1949.41" calcext:value-type="float">
            <text:p>1949.41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07" calcext:value-type="float">
            <text:p>3507</text:p>
          </table:table-cell>
          <table:table-cell office:value-type="float" office:value="2887" calcext:value-type="float">
            <text:p>2887</text:p>
          </table:table-cell>
          <table:table-cell office:value-type="float" office:value="2857" calcext:value-type="float">
            <text:p>2857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float" office:value="1921.05" calcext:value-type="float">
            <text:p>1921.05</text:p>
          </table:table-cell>
          <table:table-cell office:value-type="float" office:value="2554.26" calcext:value-type="float">
            <text:p>2554.26</text:p>
          </table:table-cell>
          <table:table-cell office:value-type="float" office:value="1777.89" calcext:value-type="float">
            <text:p>1777.89</text:p>
          </table:table-cell>
          <table:table-cell office:value-type="float" office:value="1905.59" calcext:value-type="float">
            <text:p>1905.59</text:p>
          </table:table-cell>
          <table:table-cell office:value-type="float" office:value="1846.93" calcext:value-type="float">
            <text:p>1846.93</text:p>
          </table:table-cell>
          <table:table-cell table:number-columns-repeated="2"/>
          <table:table-cell table:formula="of:=AVERAGE([.A228:.E228])" office:value-type="float" office:value="3170" calcext:value-type="float">
            <text:p>3170</text:p>
          </table:table-cell>
          <table:table-cell table:formula="of:=AVERAGE([.G228:.K228])" office:value-type="float" office:value="2001.144" calcext:value-type="float">
            <text:p>2001.144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4032" calcext:value-type="float">
            <text:p>4032</text:p>
          </table:table-cell>
          <table:table-cell office:value-type="float" office:value="3047" calcext:value-type="float">
            <text:p>3047</text:p>
          </table:table-cell>
          <table:table-cell office:value-type="float" office:value="3017" calcext:value-type="float">
            <text:p>3017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1900.13" calcext:value-type="float">
            <text:p>1900.13</text:p>
          </table:table-cell>
          <table:table-cell office:value-type="float" office:value="2594.34" calcext:value-type="float">
            <text:p>2594.34</text:p>
          </table:table-cell>
          <table:table-cell office:value-type="float" office:value="1854.32" calcext:value-type="float">
            <text:p>1854.32</text:p>
          </table:table-cell>
          <table:table-cell office:value-type="float" office:value="1976.4" calcext:value-type="float">
            <text:p>1976.4</text:p>
          </table:table-cell>
          <table:table-cell office:value-type="float" office:value="1885.93" calcext:value-type="float">
            <text:p>1885.93</text:p>
          </table:table-cell>
          <table:table-cell table:number-columns-repeated="2"/>
          <table:table-cell table:formula="of:=AVERAGE([.A229:.E229])" office:value-type="float" office:value="3326.8" calcext:value-type="float">
            <text:p>3326.8</text:p>
          </table:table-cell>
          <table:table-cell table:formula="of:=AVERAGE([.G229:.K229])" office:value-type="float" office:value="2042.224" calcext:value-type="float">
            <text:p>2042.224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527" calcext:value-type="float">
            <text:p>3527</text:p>
          </table:table-cell>
          <table:table-cell office:value-type="float" office:value="2812" calcext:value-type="float">
            <text:p>2812</text:p>
          </table:table-cell>
          <table:table-cell office:value-type="float" office:value="2987" calcext:value-type="float">
            <text:p>2987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1942.46" calcext:value-type="float">
            <text:p>1942.46</text:p>
          </table:table-cell>
          <table:table-cell office:value-type="float" office:value="2510.23" calcext:value-type="float">
            <text:p>2510.23</text:p>
          </table:table-cell>
          <table:table-cell office:value-type="float" office:value="1737.43" calcext:value-type="float">
            <text:p>1737.43</text:p>
          </table:table-cell>
          <table:table-cell office:value-type="float" office:value="1907.64" calcext:value-type="float">
            <text:p>1907.64</text:p>
          </table:table-cell>
          <table:table-cell office:value-type="float" office:value="1804.59" calcext:value-type="float">
            <text:p>1804.59</text:p>
          </table:table-cell>
          <table:table-cell table:number-columns-repeated="2"/>
          <table:table-cell table:formula="of:=AVERAGE([.A230:.E230])" office:value-type="float" office:value="3213" calcext:value-type="float">
            <text:p>3213</text:p>
          </table:table-cell>
          <table:table-cell table:formula="of:=AVERAGE([.G230:.K230])" office:value-type="float" office:value="1980.47" calcext:value-type="float">
            <text:p>1980.47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777" calcext:value-type="float">
            <text:p>3777</text:p>
          </table:table-cell>
          <table:table-cell office:value-type="float" office:value="3232" calcext:value-type="float">
            <text:p>3232</text:p>
          </table:table-cell>
          <table:table-cell office:value-type="float" office:value="3296" calcext:value-type="float">
            <text:p>3296</text:p>
          </table:table-cell>
          <table:table-cell office:value-type="float" office:value="2823" calcext:value-type="float">
            <text:p>2823</text:p>
          </table:table-cell>
          <table:table-cell/>
          <table:table-cell office:value-type="float" office:value="1889.52" calcext:value-type="float">
            <text:p>1889.52</text:p>
          </table:table-cell>
          <table:table-cell office:value-type="float" office:value="2583.99" calcext:value-type="float">
            <text:p>2583.99</text:p>
          </table:table-cell>
          <table:table-cell office:value-type="float" office:value="1701.15" calcext:value-type="float">
            <text:p>1701.15</text:p>
          </table:table-cell>
          <table:table-cell office:value-type="float" office:value="1996.67" calcext:value-type="float">
            <text:p>1996.67</text:p>
          </table:table-cell>
          <table:table-cell office:value-type="float" office:value="1937.32" calcext:value-type="float">
            <text:p>1937.32</text:p>
          </table:table-cell>
          <table:table-cell table:number-columns-repeated="2"/>
          <table:table-cell table:formula="of:=AVERAGE([.A231:.E231])" office:value-type="float" office:value="3340" calcext:value-type="float">
            <text:p>3340</text:p>
          </table:table-cell>
          <table:table-cell table:formula="of:=AVERAGE([.G231:.K231])" office:value-type="float" office:value="2021.73" calcext:value-type="float">
            <text:p>2021.73</text:p>
          </table:table-cell>
          <table:table-cell table:number-columns-repeated="2"/>
        </table:table-row>
      </table:table>
      <table:table table:name="output linear" table:style-name="ta1">
        <table:shapes>
          <draw:frame draw:z-index="0" draw:style-name="gr1" draw:text-style-name="P1" svg:width="15.999cm" svg:height="8.999cm" svg:x="28.145cm" svg:y="0.1cm">
            <draw:object draw:notify-on-update-of-ranges="'output linear'.N1:'output linear'.N1 'output linear'.N2:'output linear'.N231 'output linear'.O1:'output linear'.O1 'output linear'.O2:'output linear'.O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147" calcext:value-type="float">
            <text:p>1147</text:p>
          </table:table-cell>
          <table:table-cell office:value-type="float" office:value="1212" calcext:value-type="float">
            <text:p>1212</text:p>
          </table:table-cell>
          <table:table-cell office:value-type="float" office:value="1742" calcext:value-type="float">
            <text:p>1742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-31.46" calcext:value-type="float">
            <text:p>-31.46</text:p>
          </table:table-cell>
          <table:table-cell office:value-type="float" office:value="-43.19" calcext:value-type="float">
            <text:p>-43.19</text:p>
          </table:table-cell>
          <table:table-cell office:value-type="float" office:value="-74.77" calcext:value-type="float">
            <text:p>-74.77</text:p>
          </table:table-cell>
          <table:table-cell office:value-type="float" office:value="-98.89" calcext:value-type="float">
            <text:p>-98.89</text:p>
          </table:table-cell>
          <table:table-cell office:value-type="float" office:value="-111.45" calcext:value-type="float">
            <text:p>-111.45</text:p>
          </table:table-cell>
          <table:table-cell table:number-columns-repeated="2"/>
          <table:table-cell table:formula="of:=AVERAGE([.A2:.E2])" office:value-type="float" office:value="1283.4" calcext:value-type="float">
            <text:p>1283.4</text:p>
          </table:table-cell>
          <table:table-cell table:formula="of:=AVERAGE([.G2:.K2])" office:value-type="float" office:value="-71.952" calcext:value-type="float">
            <text:p>-71.95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322" calcext:value-type="float">
            <text:p>1322</text:p>
          </table:table-cell>
          <table:table-cell office:value-type="float" office:value="1387" calcext:value-type="float">
            <text:p>1387</text:p>
          </table:table-cell>
          <table:table-cell office:value-type="float" office:value="1662" calcext:value-type="float">
            <text:p>166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float" office:value="202.03" calcext:value-type="float">
            <text:p>202.03</text:p>
          </table:table-cell>
          <table:table-cell office:value-type="float" office:value="186.1" calcext:value-type="float">
            <text:p>186.1</text:p>
          </table:table-cell>
          <table:table-cell office:value-type="float" office:value="207.99" calcext:value-type="float">
            <text:p>207.99</text:p>
          </table:table-cell>
          <table:table-cell office:value-type="float" office:value="283.06" calcext:value-type="float">
            <text:p>283.06</text:p>
          </table:table-cell>
          <table:table-cell office:value-type="float" office:value="257.16" calcext:value-type="float">
            <text:p>257.16</text:p>
          </table:table-cell>
          <table:table-cell table:number-columns-repeated="2"/>
          <table:table-cell table:formula="of:=AVERAGE([.A3:.E3])" office:value-type="float" office:value="1520" calcext:value-type="float">
            <text:p>1520</text:p>
          </table:table-cell>
          <table:table-cell table:formula="of:=AVERAGE([.G3:.K3])" office:value-type="float" office:value="227.268" calcext:value-type="float">
            <text:p>227.26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757" calcext:value-type="float">
            <text:p>1757</text:p>
          </table:table-cell>
          <table:table-cell office:value-type="float" office:value="1437" calcext:value-type="float">
            <text:p>1437</text:p>
          </table:table-cell>
          <table:table-cell office:value-type="float" office:value="2027" calcext:value-type="float">
            <text:p>2027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446.09" calcext:value-type="float">
            <text:p>446.09</text:p>
          </table:table-cell>
          <table:table-cell office:value-type="float" office:value="448.56" calcext:value-type="float">
            <text:p>448.56</text:p>
          </table:table-cell>
          <table:table-cell office:value-type="float" office:value="402.88" calcext:value-type="float">
            <text:p>402.88</text:p>
          </table:table-cell>
          <table:table-cell office:value-type="float" office:value="714.82" calcext:value-type="float">
            <text:p>714.82</text:p>
          </table:table-cell>
          <table:table-cell office:value-type="float" office:value="665.32" calcext:value-type="float">
            <text:p>665.32</text:p>
          </table:table-cell>
          <table:table-cell table:number-columns-repeated="2"/>
          <table:table-cell table:formula="of:=AVERAGE([.A4:.E4])" office:value-type="float" office:value="1702" calcext:value-type="float">
            <text:p>1702</text:p>
          </table:table-cell>
          <table:table-cell table:formula="of:=AVERAGE([.G4:.K4])" office:value-type="float" office:value="535.534" calcext:value-type="float">
            <text:p>535.534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272" calcext:value-type="float">
            <text:p>2272</text:p>
          </table:table-cell>
          <table:table-cell office:value-type="float" office:value="1867" calcext:value-type="float">
            <text:p>1867</text:p>
          </table:table-cell>
          <table:table-cell office:value-type="float" office:value="2467" calcext:value-type="float">
            <text:p>2467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715.31" calcext:value-type="float">
            <text:p>715.31</text:p>
          </table:table-cell>
          <table:table-cell office:value-type="float" office:value="586.09" calcext:value-type="float">
            <text:p>586.09</text:p>
          </table:table-cell>
          <table:table-cell office:value-type="float" office:value="603.56" calcext:value-type="float">
            <text:p>603.56</text:p>
          </table:table-cell>
          <table:table-cell office:value-type="float" office:value="943.1" calcext:value-type="float">
            <text:p>943.1</text:p>
          </table:table-cell>
          <table:table-cell office:value-type="float" office:value="870.63" calcext:value-type="float">
            <text:p>870.63</text:p>
          </table:table-cell>
          <table:table-cell table:number-columns-repeated="2"/>
          <table:table-cell table:formula="of:=AVERAGE([.A5:.E5])" office:value-type="float" office:value="2191" calcext:value-type="float">
            <text:p>2191</text:p>
          </table:table-cell>
          <table:table-cell table:formula="of:=AVERAGE([.G5:.K5])" office:value-type="float" office:value="743.738" calcext:value-type="float">
            <text:p>743.73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337" calcext:value-type="float">
            <text:p>2337</text:p>
          </table:table-cell>
          <table:table-cell office:value-type="float" office:value="1732" calcext:value-type="float">
            <text:p>1732</text:p>
          </table:table-cell>
          <table:table-cell office:value-type="float" office:value="2602" calcext:value-type="float">
            <text:p>2602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970.94" calcext:value-type="float">
            <text:p>970.94</text:p>
          </table:table-cell>
          <table:table-cell office:value-type="float" office:value="691.37" calcext:value-type="float">
            <text:p>691.37</text:p>
          </table:table-cell>
          <table:table-cell office:value-type="float" office:value="1312.26" calcext:value-type="float">
            <text:p>1312.26</text:p>
          </table:table-cell>
          <table:table-cell office:value-type="float" office:value="1002.8" calcext:value-type="float">
            <text:p>1002.8</text:p>
          </table:table-cell>
          <table:table-cell table:number-columns-repeated="2"/>
          <table:table-cell table:formula="of:=AVERAGE([.A6:.E6])" office:value-type="float" office:value="2208" calcext:value-type="float">
            <text:p>2208</text:p>
          </table:table-cell>
          <table:table-cell table:formula="of:=AVERAGE([.G6:.K6])" office:value-type="float" office:value="1000.074" calcext:value-type="float">
            <text:p>1000.074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577" calcext:value-type="float">
            <text:p>2577</text:p>
          </table:table-cell>
          <table:table-cell office:value-type="float" office:value="2367" calcext:value-type="float">
            <text:p>2367</text:p>
          </table:table-cell>
          <table:table-cell office:value-type="float" office:value="2687" calcext:value-type="float">
            <text:p>2687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204.64" calcext:value-type="float">
            <text:p>1204.64</text:p>
          </table:table-cell>
          <table:table-cell office:value-type="float" office:value="1203.62" calcext:value-type="float">
            <text:p>1203.62</text:p>
          </table:table-cell>
          <table:table-cell office:value-type="float" office:value="777.02" calcext:value-type="float">
            <text:p>777.02</text:p>
          </table:table-cell>
          <table:table-cell office:value-type="float" office:value="1240.2" calcext:value-type="float">
            <text:p>1240.2</text:p>
          </table:table-cell>
          <table:table-cell office:value-type="float" office:value="1132.17" calcext:value-type="float">
            <text:p>1132.17</text:p>
          </table:table-cell>
          <table:table-cell table:number-columns-repeated="2"/>
          <table:table-cell table:formula="of:=AVERAGE([.A7:.E7])" office:value-type="float" office:value="2600" calcext:value-type="float">
            <text:p>2600</text:p>
          </table:table-cell>
          <table:table-cell table:formula="of:=AVERAGE([.G7:.K7])" office:value-type="float" office:value="1111.53" calcext:value-type="float">
            <text:p>1111.5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497" calcext:value-type="float">
            <text:p>2497</text:p>
          </table:table-cell>
          <table:table-cell office:value-type="float" office:value="2187" calcext:value-type="float">
            <text:p>2187</text:p>
          </table:table-cell>
          <table:table-cell office:value-type="float" office:value="3207" calcext:value-type="float">
            <text:p>3207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393.57" calcext:value-type="float">
            <text:p>1393.57</text:p>
          </table:table-cell>
          <table:table-cell office:value-type="float" office:value="1223.52" calcext:value-type="float">
            <text:p>1223.52</text:p>
          </table:table-cell>
          <table:table-cell office:value-type="float" office:value="982.67" calcext:value-type="float">
            <text:p>982.67</text:p>
          </table:table-cell>
          <table:table-cell office:value-type="float" office:value="1187.09" calcext:value-type="float">
            <text:p>1187.09</text:p>
          </table:table-cell>
          <table:table-cell office:value-type="float" office:value="1189.14" calcext:value-type="float">
            <text:p>1189.14</text:p>
          </table:table-cell>
          <table:table-cell table:number-columns-repeated="2"/>
          <table:table-cell table:formula="of:=AVERAGE([.A8:.E8])" office:value-type="float" office:value="2690" calcext:value-type="float">
            <text:p>2690</text:p>
          </table:table-cell>
          <table:table-cell table:formula="of:=AVERAGE([.G8:.K8])" office:value-type="float" office:value="1195.198" calcext:value-type="float">
            <text:p>1195.198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637" calcext:value-type="float">
            <text:p>2637</text:p>
          </table:table-cell>
          <table:table-cell office:value-type="float" office:value="1847" calcext:value-type="float">
            <text:p>1847</text:p>
          </table:table-cell>
          <table:table-cell office:value-type="float" office:value="3352" calcext:value-type="float">
            <text:p>3352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343.77" calcext:value-type="float">
            <text:p>1343.77</text:p>
          </table:table-cell>
          <table:table-cell office:value-type="float" office:value="1307.42" calcext:value-type="float">
            <text:p>1307.42</text:p>
          </table:table-cell>
          <table:table-cell office:value-type="float" office:value="652.3" calcext:value-type="float">
            <text:p>652.3</text:p>
          </table:table-cell>
          <table:table-cell office:value-type="float" office:value="1510.59" calcext:value-type="float">
            <text:p>1510.59</text:p>
          </table:table-cell>
          <table:table-cell office:value-type="float" office:value="1346.58" calcext:value-type="float">
            <text:p>1346.58</text:p>
          </table:table-cell>
          <table:table-cell table:number-columns-repeated="2"/>
          <table:table-cell table:formula="of:=AVERAGE([.A9:.E9])" office:value-type="float" office:value="2719" calcext:value-type="float">
            <text:p>2719</text:p>
          </table:table-cell>
          <table:table-cell table:formula="of:=AVERAGE([.G9:.K9])" office:value-type="float" office:value="1232.132" calcext:value-type="float">
            <text:p>1232.13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72" calcext:value-type="float">
            <text:p>2672</text:p>
          </table:table-cell>
          <table:table-cell office:value-type="float" office:value="2138" calcext:value-type="float">
            <text:p>2138</text:p>
          </table:table-cell>
          <table:table-cell office:value-type="float" office:value="3107" calcext:value-type="float">
            <text:p>3107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350.33" calcext:value-type="float">
            <text:p>1350.33</text:p>
          </table:table-cell>
          <table:table-cell office:value-type="float" office:value="1188.64" calcext:value-type="float">
            <text:p>1188.64</text:p>
          </table:table-cell>
          <table:table-cell office:value-type="float" office:value="644.72" calcext:value-type="float">
            <text:p>644.72</text:p>
          </table:table-cell>
          <table:table-cell office:value-type="float" office:value="1891.64" calcext:value-type="float">
            <text:p>1891.64</text:p>
          </table:table-cell>
          <table:table-cell office:value-type="float" office:value="985.98" calcext:value-type="float">
            <text:p>985.98</text:p>
          </table:table-cell>
          <table:table-cell table:number-columns-repeated="2"/>
          <table:table-cell table:formula="of:=AVERAGE([.A10:.E10])" office:value-type="float" office:value="2578.6" calcext:value-type="float">
            <text:p>2578.6</text:p>
          </table:table-cell>
          <table:table-cell table:formula="of:=AVERAGE([.G10:.K10])" office:value-type="float" office:value="1212.262" calcext:value-type="float">
            <text:p>1212.26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247" calcext:value-type="float">
            <text:p>2247</text:p>
          </table:table-cell>
          <table:table-cell office:value-type="float" office:value="2002" calcext:value-type="float">
            <text:p>2002</text:p>
          </table:table-cell>
          <table:table-cell office:value-type="float" office:value="2947" calcext:value-type="float">
            <text:p>2947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1549.13" calcext:value-type="float">
            <text:p>1549.13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998.4" calcext:value-type="float">
            <text:p>998.4</text:p>
          </table:table-cell>
          <table:table-cell office:value-type="float" office:value="1802.72" calcext:value-type="float">
            <text:p>1802.72</text:p>
          </table:table-cell>
          <table:table-cell office:value-type="float" office:value="1159.43" calcext:value-type="float">
            <text:p>1159.43</text:p>
          </table:table-cell>
          <table:table-cell table:number-columns-repeated="2"/>
          <table:table-cell table:formula="of:=AVERAGE([.A11:.E11])" office:value-type="float" office:value="2635" calcext:value-type="float">
            <text:p>2635</text:p>
          </table:table-cell>
          <table:table-cell table:formula="of:=AVERAGE([.G11:.K11])" office:value-type="float" office:value="1341.922" calcext:value-type="float">
            <text:p>1341.922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597" calcext:value-type="float">
            <text:p>2597</text:p>
          </table:table-cell>
          <table:table-cell office:value-type="float" office:value="2186" calcext:value-type="float">
            <text:p>2186</text:p>
          </table:table-cell>
          <table:table-cell office:value-type="float" office:value="3357" calcext:value-type="float">
            <text:p>3357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1422.13" calcext:value-type="float">
            <text:p>1422.13</text:p>
          </table:table-cell>
          <table:table-cell office:value-type="float" office:value="1293.31" calcext:value-type="float">
            <text:p>1293.31</text:p>
          </table:table-cell>
          <table:table-cell office:value-type="float" office:value="965.88" calcext:value-type="float">
            <text:p>965.88</text:p>
          </table:table-cell>
          <table:table-cell office:value-type="float" office:value="1408.91" calcext:value-type="float">
            <text:p>1408.91</text:p>
          </table:table-cell>
          <table:table-cell office:value-type="float" office:value="1377.99" calcext:value-type="float">
            <text:p>1377.99</text:p>
          </table:table-cell>
          <table:table-cell table:number-columns-repeated="2"/>
          <table:table-cell table:formula="of:=AVERAGE([.A12:.E12])" office:value-type="float" office:value="2765.8" calcext:value-type="float">
            <text:p>2765.8</text:p>
          </table:table-cell>
          <table:table-cell table:formula="of:=AVERAGE([.G12:.K12])" office:value-type="float" office:value="1293.644" calcext:value-type="float">
            <text:p>1293.64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737" calcext:value-type="float">
            <text:p>2737</text:p>
          </table:table-cell>
          <table:table-cell office:value-type="float" office:value="2347" calcext:value-type="float">
            <text:p>2347</text:p>
          </table:table-cell>
          <table:table-cell office:value-type="float" office:value="3177" calcext:value-type="float">
            <text:p>3177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1529.4" calcext:value-type="float">
            <text:p>1529.4</text:p>
          </table:table-cell>
          <table:table-cell office:value-type="float" office:value="1368.47" calcext:value-type="float">
            <text:p>1368.47</text:p>
          </table:table-cell>
          <table:table-cell office:value-type="float" office:value="959.34" calcext:value-type="float">
            <text:p>959.34</text:p>
          </table:table-cell>
          <table:table-cell office:value-type="float" office:value="1696.34" calcext:value-type="float">
            <text:p>1696.34</text:p>
          </table:table-cell>
          <table:table-cell office:value-type="float" office:value="1312.19" calcext:value-type="float">
            <text:p>1312.19</text:p>
          </table:table-cell>
          <table:table-cell table:number-columns-repeated="2"/>
          <table:table-cell table:formula="of:=AVERAGE([.A13:.E13])" office:value-type="float" office:value="2784" calcext:value-type="float">
            <text:p>2784</text:p>
          </table:table-cell>
          <table:table-cell table:formula="of:=AVERAGE([.G13:.K13])" office:value-type="float" office:value="1373.148" calcext:value-type="float">
            <text:p>1373.14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102" calcext:value-type="float">
            <text:p>3102</text:p>
          </table:table-cell>
          <table:table-cell office:value-type="float" office:value="2577" calcext:value-type="float">
            <text:p>2577</text:p>
          </table:table-cell>
          <table:table-cell office:value-type="float" office:value="2884" calcext:value-type="float">
            <text:p>2884</text:p>
          </table:table-cell>
          <table:table-cell office:value-type="float" office:value="3032" calcext:value-type="float">
            <text:p>3032</text:p>
          </table:table-cell>
          <table:table-cell/>
          <table:table-cell office:value-type="float" office:value="1601.63" calcext:value-type="float">
            <text:p>1601.63</text:p>
          </table:table-cell>
          <table:table-cell office:value-type="float" office:value="1370.98" calcext:value-type="float">
            <text:p>1370.98</text:p>
          </table:table-cell>
          <table:table-cell office:value-type="float" office:value="1113.95" calcext:value-type="float">
            <text:p>1113.95</text:p>
          </table:table-cell>
          <table:table-cell office:value-type="float" office:value="1653.91" calcext:value-type="float">
            <text:p>1653.91</text:p>
          </table:table-cell>
          <table:table-cell office:value-type="float" office:value="1337.74" calcext:value-type="float">
            <text:p>1337.74</text:p>
          </table:table-cell>
          <table:table-cell table:number-columns-repeated="2"/>
          <table:table-cell table:formula="of:=AVERAGE([.A14:.E14])" office:value-type="float" office:value="2953.4" calcext:value-type="float">
            <text:p>2953.4</text:p>
          </table:table-cell>
          <table:table-cell table:formula="of:=AVERAGE([.G14:.K14])" office:value-type="float" office:value="1415.642" calcext:value-type="float">
            <text:p>1415.64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027" calcext:value-type="float">
            <text:p>3027</text:p>
          </table:table-cell>
          <table:table-cell office:value-type="float" office:value="2327" calcext:value-type="float">
            <text:p>2327</text:p>
          </table:table-cell>
          <table:table-cell office:value-type="float" office:value="2672" calcext:value-type="float">
            <text:p>2672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608.31" calcext:value-type="float">
            <text:p>1608.31</text:p>
          </table:table-cell>
          <table:table-cell office:value-type="float" office:value="1415.87" calcext:value-type="float">
            <text:p>1415.87</text:p>
          </table:table-cell>
          <table:table-cell office:value-type="float" office:value="1207.1" calcext:value-type="float">
            <text:p>1207.1</text:p>
          </table:table-cell>
          <table:table-cell office:value-type="float" office:value="1675.4" calcext:value-type="float">
            <text:p>1675.4</text:p>
          </table:table-cell>
          <table:table-cell office:value-type="float" office:value="1348.82" calcext:value-type="float">
            <text:p>1348.82</text:p>
          </table:table-cell>
          <table:table-cell table:number-columns-repeated="2"/>
          <table:table-cell table:formula="of:=AVERAGE([.A15:.E15])" office:value-type="float" office:value="2725" calcext:value-type="float">
            <text:p>2725</text:p>
          </table:table-cell>
          <table:table-cell table:formula="of:=AVERAGE([.G15:.K15])" office:value-type="float" office:value="1451.1" calcext:value-type="float">
            <text:p>1451.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637" calcext:value-type="float">
            <text:p>2637</text:p>
          </table:table-cell>
          <table:table-cell office:value-type="float" office:value="2597" calcext:value-type="float">
            <text:p>2597</text:p>
          </table:table-cell>
          <table:table-cell office:value-type="float" office:value="2912" calcext:value-type="float">
            <text:p>291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600.79" calcext:value-type="float">
            <text:p>1600.79</text:p>
          </table:table-cell>
          <table:table-cell office:value-type="float" office:value="1373.89" calcext:value-type="float">
            <text:p>1373.89</text:p>
          </table:table-cell>
          <table:table-cell office:value-type="float" office:value="1279.73" calcext:value-type="float">
            <text:p>1279.73</text:p>
          </table:table-cell>
          <table:table-cell office:value-type="float" office:value="1619" calcext:value-type="float">
            <text:p>1619</text:p>
          </table:table-cell>
          <table:table-cell office:value-type="float" office:value="1484.18" calcext:value-type="float">
            <text:p>1484.18</text:p>
          </table:table-cell>
          <table:table-cell table:number-columns-repeated="2"/>
          <table:table-cell table:formula="of:=AVERAGE([.A16:.E16])" office:value-type="float" office:value="2766" calcext:value-type="float">
            <text:p>2766</text:p>
          </table:table-cell>
          <table:table-cell table:formula="of:=AVERAGE([.G16:.K16])" office:value-type="float" office:value="1471.518" calcext:value-type="float">
            <text:p>1471.518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817" calcext:value-type="float">
            <text:p>2817</text:p>
          </table:table-cell>
          <table:table-cell office:value-type="float" office:value="2682" calcext:value-type="float">
            <text:p>2682</text:p>
          </table:table-cell>
          <table:table-cell office:value-type="float" office:value="2887" calcext:value-type="float">
            <text:p>2887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1533.78" calcext:value-type="float">
            <text:p>1533.78</text:p>
          </table:table-cell>
          <table:table-cell office:value-type="float" office:value="1563.26" calcext:value-type="float">
            <text:p>1563.26</text:p>
          </table:table-cell>
          <table:table-cell office:value-type="float" office:value="1399.3" calcext:value-type="float">
            <text:p>1399.3</text:p>
          </table:table-cell>
          <table:table-cell office:value-type="float" office:value="1829.19" calcext:value-type="float">
            <text:p>1829.19</text:p>
          </table:table-cell>
          <table:table-cell office:value-type="float" office:value="1466.64" calcext:value-type="float">
            <text:p>1466.64</text:p>
          </table:table-cell>
          <table:table-cell table:number-columns-repeated="2"/>
          <table:table-cell table:formula="of:=AVERAGE([.A17:.E17])" office:value-type="float" office:value="2826" calcext:value-type="float">
            <text:p>2826</text:p>
          </table:table-cell>
          <table:table-cell table:formula="of:=AVERAGE([.G17:.K17])" office:value-type="float" office:value="1558.434" calcext:value-type="float">
            <text:p>1558.434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2912" calcext:value-type="float">
            <text:p>2912</text:p>
          </table:table-cell>
          <table:table-cell office:value-type="float" office:value="3027" calcext:value-type="float">
            <text:p>3027</text:p>
          </table:table-cell>
          <table:table-cell office:value-type="float" office:value="2887" calcext:value-type="float">
            <text:p>2887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float" office:value="1663.18" calcext:value-type="float">
            <text:p>1663.18</text:p>
          </table:table-cell>
          <table:table-cell office:value-type="float" office:value="1578.36" calcext:value-type="float">
            <text:p>1578.36</text:p>
          </table:table-cell>
          <table:table-cell office:value-type="float" office:value="1330.73" calcext:value-type="float">
            <text:p>1330.73</text:p>
          </table:table-cell>
          <table:table-cell office:value-type="float" office:value="1437.8" calcext:value-type="float">
            <text:p>1437.8</text:p>
          </table:table-cell>
          <table:table-cell office:value-type="float" office:value="1483.55" calcext:value-type="float">
            <text:p>1483.55</text:p>
          </table:table-cell>
          <table:table-cell table:number-columns-repeated="2"/>
          <table:table-cell table:formula="of:=AVERAGE([.A18:.E18])" office:value-type="float" office:value="3036" calcext:value-type="float">
            <text:p>3036</text:p>
          </table:table-cell>
          <table:table-cell table:formula="of:=AVERAGE([.G18:.K18])" office:value-type="float" office:value="1498.724" calcext:value-type="float">
            <text:p>1498.724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112" calcext:value-type="float">
            <text:p>3112</text:p>
          </table:table-cell>
          <table:table-cell office:value-type="float" office:value="2498" calcext:value-type="float">
            <text:p>2498</text:p>
          </table:table-cell>
          <table:table-cell office:value-type="float" office:value="3032" calcext:value-type="float">
            <text:p>3032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634.23" calcext:value-type="float">
            <text:p>1634.23</text:p>
          </table:table-cell>
          <table:table-cell office:value-type="float" office:value="1664.06" calcext:value-type="float">
            <text:p>1664.06</text:p>
          </table:table-cell>
          <table:table-cell office:value-type="float" office:value="1378.14" calcext:value-type="float">
            <text:p>1378.14</text:p>
          </table:table-cell>
          <table:table-cell office:value-type="float" office:value="1750.04" calcext:value-type="float">
            <text:p>1750.04</text:p>
          </table:table-cell>
          <table:table-cell office:value-type="float" office:value="1474.58" calcext:value-type="float">
            <text:p>1474.58</text:p>
          </table:table-cell>
          <table:table-cell table:number-columns-repeated="2"/>
          <table:table-cell table:formula="of:=AVERAGE([.A19:.E19])" office:value-type="float" office:value="2967.2" calcext:value-type="float">
            <text:p>2967.2</text:p>
          </table:table-cell>
          <table:table-cell table:formula="of:=AVERAGE([.G19:.K19])" office:value-type="float" office:value="1580.21" calcext:value-type="float">
            <text:p>1580.21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3407" calcext:value-type="float">
            <text:p>3407</text:p>
          </table:table-cell>
          <table:table-cell office:value-type="float" office:value="2862" calcext:value-type="float">
            <text:p>2862</text:p>
          </table:table-cell>
          <table:table-cell office:value-type="float" office:value="2917" calcext:value-type="float">
            <text:p>2917</text:p>
          </table:table-cell>
          <table:table-cell office:value-type="float" office:value="2727" calcext:value-type="float">
            <text:p>2727</text:p>
          </table:table-cell>
          <table:table-cell/>
          <table:table-cell office:value-type="float" office:value="1607.23" calcext:value-type="float">
            <text:p>1607.23</text:p>
          </table:table-cell>
          <table:table-cell office:value-type="float" office:value="1754.9" calcext:value-type="float">
            <text:p>1754.9</text:p>
          </table:table-cell>
          <table:table-cell office:value-type="float" office:value="1290.28" calcext:value-type="float">
            <text:p>1290.28</text:p>
          </table:table-cell>
          <table:table-cell office:value-type="float" office:value="1805.52" calcext:value-type="float">
            <text:p>1805.52</text:p>
          </table:table-cell>
          <table:table-cell office:value-type="float" office:value="1480.61" calcext:value-type="float">
            <text:p>1480.61</text:p>
          </table:table-cell>
          <table:table-cell table:number-columns-repeated="2"/>
          <table:table-cell table:formula="of:=AVERAGE([.A20:.E20])" office:value-type="float" office:value="3113.8" calcext:value-type="float">
            <text:p>3113.8</text:p>
          </table:table-cell>
          <table:table-cell table:formula="of:=AVERAGE([.G20:.K20])" office:value-type="float" office:value="1587.708" calcext:value-type="float">
            <text:p>1587.70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477" calcext:value-type="float">
            <text:p>3477</text:p>
          </table:table-cell>
          <table:table-cell office:value-type="float" office:value="2302" calcext:value-type="float">
            <text:p>2302</text:p>
          </table:table-cell>
          <table:table-cell office:value-type="float" office:value="2987" calcext:value-type="float">
            <text:p>2987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464.33" calcext:value-type="float">
            <text:p>1464.33</text:p>
          </table:table-cell>
          <table:table-cell office:value-type="float" office:value="1873.24" calcext:value-type="float">
            <text:p>1873.24</text:p>
          </table:table-cell>
          <table:table-cell office:value-type="float" office:value="1385.43" calcext:value-type="float">
            <text:p>1385.43</text:p>
          </table:table-cell>
          <table:table-cell office:value-type="float" office:value="1947.14" calcext:value-type="float">
            <text:p>1947.14</text:p>
          </table:table-cell>
          <table:table-cell office:value-type="float" office:value="1407.53" calcext:value-type="float">
            <text:p>1407.53</text:p>
          </table:table-cell>
          <table:table-cell table:number-columns-repeated="2"/>
          <table:table-cell table:formula="of:=AVERAGE([.A21:.E21])" office:value-type="float" office:value="2855" calcext:value-type="float">
            <text:p>2855</text:p>
          </table:table-cell>
          <table:table-cell table:formula="of:=AVERAGE([.G21:.K21])" office:value-type="float" office:value="1615.534" calcext:value-type="float">
            <text:p>1615.534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502" calcext:value-type="float">
            <text:p>3502</text:p>
          </table:table-cell>
          <table:table-cell office:value-type="float" office:value="2602" calcext:value-type="float">
            <text:p>2602</text:p>
          </table:table-cell>
          <table:table-cell office:value-type="float" office:value="3207" calcext:value-type="float">
            <text:p>3207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669.39" calcext:value-type="float">
            <text:p>1669.39</text:p>
          </table:table-cell>
          <table:table-cell office:value-type="float" office:value="1809.12" calcext:value-type="float">
            <text:p>1809.12</text:p>
          </table:table-cell>
          <table:table-cell office:value-type="float" office:value="1343.35" calcext:value-type="float">
            <text:p>1343.35</text:p>
          </table:table-cell>
          <table:table-cell office:value-type="float" office:value="1784.97" calcext:value-type="float">
            <text:p>1784.97</text:p>
          </table:table-cell>
          <table:table-cell office:value-type="float" office:value="1437.57" calcext:value-type="float">
            <text:p>1437.57</text:p>
          </table:table-cell>
          <table:table-cell table:number-columns-repeated="2"/>
          <table:table-cell table:formula="of:=AVERAGE([.A22:.E22])" office:value-type="float" office:value="3007" calcext:value-type="float">
            <text:p>3007</text:p>
          </table:table-cell>
          <table:table-cell table:formula="of:=AVERAGE([.G22:.K22])" office:value-type="float" office:value="1608.88" calcext:value-type="float">
            <text:p>1608.8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007" calcext:value-type="float">
            <text:p>3007</text:p>
          </table:table-cell>
          <table:table-cell office:value-type="float" office:value="3135" calcext:value-type="float">
            <text:p>3135</text:p>
          </table:table-cell>
          <table:table-cell office:value-type="float" office:value="3147" calcext:value-type="float">
            <text:p>314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564.13" calcext:value-type="float">
            <text:p>1564.13</text:p>
          </table:table-cell>
          <table:table-cell office:value-type="float" office:value="1815.49" calcext:value-type="float">
            <text:p>1815.49</text:p>
          </table:table-cell>
          <table:table-cell office:value-type="float" office:value="1397.55" calcext:value-type="float">
            <text:p>1397.55</text:p>
          </table:table-cell>
          <table:table-cell office:value-type="float" office:value="1827.53" calcext:value-type="float">
            <text:p>1827.53</text:p>
          </table:table-cell>
          <table:table-cell office:value-type="float" office:value="1592.88" calcext:value-type="float">
            <text:p>1592.88</text:p>
          </table:table-cell>
          <table:table-cell table:number-columns-repeated="2"/>
          <table:table-cell table:formula="of:=AVERAGE([.A23:.E23])" office:value-type="float" office:value="3045.6" calcext:value-type="float">
            <text:p>3045.6</text:p>
          </table:table-cell>
          <table:table-cell table:formula="of:=AVERAGE([.G23:.K23])" office:value-type="float" office:value="1639.516" calcext:value-type="float">
            <text:p>1639.51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432" calcext:value-type="float">
            <text:p>3432</text:p>
          </table:table-cell>
          <table:table-cell office:value-type="float" office:value="2562" calcext:value-type="float">
            <text:p>2562</text:p>
          </table:table-cell>
          <table:table-cell office:value-type="float" office:value="2912" calcext:value-type="float">
            <text:p>2912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float" office:value="1535.87" calcext:value-type="float">
            <text:p>1535.87</text:p>
          </table:table-cell>
          <table:table-cell office:value-type="float" office:value="1877.12" calcext:value-type="float">
            <text:p>1877.12</text:p>
          </table:table-cell>
          <table:table-cell office:value-type="float" office:value="1374.73" calcext:value-type="float">
            <text:p>1374.73</text:p>
          </table:table-cell>
          <table:table-cell office:value-type="float" office:value="1808.75" calcext:value-type="float">
            <text:p>1808.75</text:p>
          </table:table-cell>
          <table:table-cell office:value-type="float" office:value="1464.29" calcext:value-type="float">
            <text:p>1464.29</text:p>
          </table:table-cell>
          <table:table-cell table:number-columns-repeated="2"/>
          <table:table-cell table:formula="of:=AVERAGE([.A24:.E24])" office:value-type="float" office:value="2920" calcext:value-type="float">
            <text:p>2920</text:p>
          </table:table-cell>
          <table:table-cell table:formula="of:=AVERAGE([.G24:.K24])" office:value-type="float" office:value="1612.152" calcext:value-type="float">
            <text:p>1612.152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107" calcext:value-type="float">
            <text:p>3107</text:p>
          </table:table-cell>
          <table:table-cell office:value-type="float" office:value="2537" calcext:value-type="float">
            <text:p>2537</text:p>
          </table:table-cell>
          <table:table-cell office:value-type="float" office:value="2767" calcext:value-type="float">
            <text:p>2767</text:p>
          </table:table-cell>
          <table:table-cell office:value-type="float" office:value="2925" calcext:value-type="float">
            <text:p>2925</text:p>
          </table:table-cell>
          <table:table-cell/>
          <table:table-cell office:value-type="float" office:value="1642.06" calcext:value-type="float">
            <text:p>1642.06</text:p>
          </table:table-cell>
          <table:table-cell office:value-type="float" office:value="1784.53" calcext:value-type="float">
            <text:p>1784.53</text:p>
          </table:table-cell>
          <table:table-cell office:value-type="float" office:value="1408.89" calcext:value-type="float">
            <text:p>1408.89</text:p>
          </table:table-cell>
          <table:table-cell office:value-type="float" office:value="1749.8" calcext:value-type="float">
            <text:p>1749.8</text:p>
          </table:table-cell>
          <table:table-cell office:value-type="float" office:value="1531.06" calcext:value-type="float">
            <text:p>1531.06</text:p>
          </table:table-cell>
          <table:table-cell table:number-columns-repeated="2"/>
          <table:table-cell table:formula="of:=AVERAGE([.A25:.E25])" office:value-type="float" office:value="2890.6" calcext:value-type="float">
            <text:p>2890.6</text:p>
          </table:table-cell>
          <table:table-cell table:formula="of:=AVERAGE([.G25:.K25])" office:value-type="float" office:value="1623.268" calcext:value-type="float">
            <text:p>1623.26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387" calcext:value-type="float">
            <text:p>3387</text:p>
          </table:table-cell>
          <table:table-cell office:value-type="float" office:value="2652" calcext:value-type="float">
            <text:p>2652</text:p>
          </table:table-cell>
          <table:table-cell office:value-type="float" office:value="3072" calcext:value-type="float">
            <text:p>307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1748.85" calcext:value-type="float">
            <text:p>1748.85</text:p>
          </table:table-cell>
          <table:table-cell office:value-type="float" office:value="1634.42" calcext:value-type="float">
            <text:p>1634.42</text:p>
          </table:table-cell>
          <table:table-cell office:value-type="float" office:value="1294.04" calcext:value-type="float">
            <text:p>1294.04</text:p>
          </table:table-cell>
          <table:table-cell office:value-type="float" office:value="1876.67" calcext:value-type="float">
            <text:p>1876.67</text:p>
          </table:table-cell>
          <table:table-cell office:value-type="float" office:value="1562.53" calcext:value-type="float">
            <text:p>1562.53</text:p>
          </table:table-cell>
          <table:table-cell table:number-columns-repeated="2"/>
          <table:table-cell table:formula="of:=AVERAGE([.A26:.E26])" office:value-type="float" office:value="2989" calcext:value-type="float">
            <text:p>2989</text:p>
          </table:table-cell>
          <table:table-cell table:formula="of:=AVERAGE([.G26:.K26])" office:value-type="float" office:value="1623.302" calcext:value-type="float">
            <text:p>1623.302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3387" calcext:value-type="float">
            <text:p>3387</text:p>
          </table:table-cell>
          <table:table-cell office:value-type="float" office:value="2737" calcext:value-type="float">
            <text:p>2737</text:p>
          </table:table-cell>
          <table:table-cell office:value-type="float" office:value="3177" calcext:value-type="float">
            <text:p>3177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float" office:value="1597.19" calcext:value-type="float">
            <text:p>1597.19</text:p>
          </table:table-cell>
          <table:table-cell office:value-type="float" office:value="1732.78" calcext:value-type="float">
            <text:p>1732.78</text:p>
          </table:table-cell>
          <table:table-cell office:value-type="float" office:value="1413.93" calcext:value-type="float">
            <text:p>1413.93</text:p>
          </table:table-cell>
          <table:table-cell office:value-type="float" office:value="1900.03" calcext:value-type="float">
            <text:p>1900.03</text:p>
          </table:table-cell>
          <table:table-cell office:value-type="float" office:value="1525.3" calcext:value-type="float">
            <text:p>1525.3</text:p>
          </table:table-cell>
          <table:table-cell table:number-columns-repeated="2"/>
          <table:table-cell table:formula="of:=AVERAGE([.A27:.E27])" office:value-type="float" office:value="2961" calcext:value-type="float">
            <text:p>2961</text:p>
          </table:table-cell>
          <table:table-cell table:formula="of:=AVERAGE([.G27:.K27])" office:value-type="float" office:value="1633.846" calcext:value-type="float">
            <text:p>1633.84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102" calcext:value-type="float">
            <text:p>3102</text:p>
          </table:table-cell>
          <table:table-cell office:value-type="float" office:value="2652" calcext:value-type="float">
            <text:p>2652</text:p>
          </table:table-cell>
          <table:table-cell office:value-type="float" office:value="2992" calcext:value-type="float">
            <text:p>299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683.49" calcext:value-type="float">
            <text:p>1683.49</text:p>
          </table:table-cell>
          <table:table-cell office:value-type="float" office:value="1848.17" calcext:value-type="float">
            <text:p>1848.17</text:p>
          </table:table-cell>
          <table:table-cell office:value-type="float" office:value="1501.48" calcext:value-type="float">
            <text:p>1501.48</text:p>
          </table:table-cell>
          <table:table-cell office:value-type="float" office:value="1889.36" calcext:value-type="float">
            <text:p>1889.36</text:p>
          </table:table-cell>
          <table:table-cell office:value-type="float" office:value="1598.14" calcext:value-type="float">
            <text:p>1598.14</text:p>
          </table:table-cell>
          <table:table-cell table:number-columns-repeated="2"/>
          <table:table-cell table:formula="of:=AVERAGE([.A28:.E28])" office:value-type="float" office:value="2943" calcext:value-type="float">
            <text:p>2943</text:p>
          </table:table-cell>
          <table:table-cell table:formula="of:=AVERAGE([.G28:.K28])" office:value-type="float" office:value="1704.128" calcext:value-type="float">
            <text:p>1704.128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167" calcext:value-type="float">
            <text:p>3167</text:p>
          </table:table-cell>
          <table:table-cell office:value-type="float" office:value="2870" calcext:value-type="float">
            <text:p>2870</text:p>
          </table:table-cell>
          <table:table-cell office:value-type="float" office:value="2828" calcext:value-type="float">
            <text:p>2828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731.55" calcext:value-type="float">
            <text:p>1731.55</text:p>
          </table:table-cell>
          <table:table-cell office:value-type="float" office:value="1735.82" calcext:value-type="float">
            <text:p>1735.82</text:p>
          </table:table-cell>
          <table:table-cell office:value-type="float" office:value="1456.53" calcext:value-type="float">
            <text:p>1456.53</text:p>
          </table:table-cell>
          <table:table-cell office:value-type="float" office:value="1781.37" calcext:value-type="float">
            <text:p>1781.37</text:p>
          </table:table-cell>
          <table:table-cell office:value-type="float" office:value="1570.87" calcext:value-type="float">
            <text:p>1570.87</text:p>
          </table:table-cell>
          <table:table-cell table:number-columns-repeated="2"/>
          <table:table-cell table:formula="of:=AVERAGE([.A29:.E29])" office:value-type="float" office:value="2853.8" calcext:value-type="float">
            <text:p>2853.8</text:p>
          </table:table-cell>
          <table:table-cell table:formula="of:=AVERAGE([.G29:.K29])" office:value-type="float" office:value="1655.228" calcext:value-type="float">
            <text:p>1655.228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372" calcext:value-type="float">
            <text:p>3372</text:p>
          </table:table-cell>
          <table:table-cell office:value-type="float" office:value="2462" calcext:value-type="float">
            <text:p>2462</text:p>
          </table:table-cell>
          <table:table-cell office:value-type="float" office:value="3067" calcext:value-type="float">
            <text:p>3067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701.36" calcext:value-type="float">
            <text:p>1701.36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1306.89" calcext:value-type="float">
            <text:p>1306.89</text:p>
          </table:table-cell>
          <table:table-cell office:value-type="float" office:value="1953.86" calcext:value-type="float">
            <text:p>1953.86</text:p>
          </table:table-cell>
          <table:table-cell office:value-type="float" office:value="1591.03" calcext:value-type="float">
            <text:p>1591.03</text:p>
          </table:table-cell>
          <table:table-cell table:number-columns-repeated="2"/>
          <table:table-cell table:formula="of:=AVERAGE([.A30:.E30])" office:value-type="float" office:value="2977.6" calcext:value-type="float">
            <text:p>2977.6</text:p>
          </table:table-cell>
          <table:table-cell table:formula="of:=AVERAGE([.G30:.K30])" office:value-type="float" office:value="1680.012" calcext:value-type="float">
            <text:p>1680.012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517" calcext:value-type="float">
            <text:p>3517</text:p>
          </table:table-cell>
          <table:table-cell office:value-type="float" office:value="2597" calcext:value-type="float">
            <text:p>2597</text:p>
          </table:table-cell>
          <table:table-cell office:value-type="float" office:value="3442" calcext:value-type="float">
            <text:p>3442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float" office:value="1684.69" calcext:value-type="float">
            <text:p>1684.69</text:p>
          </table:table-cell>
          <table:table-cell office:value-type="float" office:value="1752.55" calcext:value-type="float">
            <text:p>1752.55</text:p>
          </table:table-cell>
          <table:table-cell office:value-type="float" office:value="1444.32" calcext:value-type="float">
            <text:p>1444.32</text:p>
          </table:table-cell>
          <table:table-cell office:value-type="float" office:value="1879.68" calcext:value-type="float">
            <text:p>1879.68</text:p>
          </table:table-cell>
          <table:table-cell office:value-type="float" office:value="1377.57" calcext:value-type="float">
            <text:p>1377.57</text:p>
          </table:table-cell>
          <table:table-cell table:number-columns-repeated="2"/>
          <table:table-cell table:formula="of:=AVERAGE([.A31:.E31])" office:value-type="float" office:value="3102" calcext:value-type="float">
            <text:p>3102</text:p>
          </table:table-cell>
          <table:table-cell table:formula="of:=AVERAGE([.G31:.K31])" office:value-type="float" office:value="1627.762" calcext:value-type="float">
            <text:p>1627.762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3652" calcext:value-type="float">
            <text:p>3652</text:p>
          </table:table-cell>
          <table:table-cell office:value-type="float" office:value="2572" calcext:value-type="float">
            <text:p>2572</text:p>
          </table:table-cell>
          <table:table-cell office:value-type="float" office:value="3052" calcext:value-type="float">
            <text:p>3052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1498.82" calcext:value-type="float">
            <text:p>1498.82</text:p>
          </table:table-cell>
          <table:table-cell office:value-type="float" office:value="1708.5" calcext:value-type="float">
            <text:p>1708.5</text:p>
          </table:table-cell>
          <table:table-cell office:value-type="float" office:value="1300.76" calcext:value-type="float">
            <text:p>1300.76</text:p>
          </table:table-cell>
          <table:table-cell office:value-type="float" office:value="1924.07" calcext:value-type="float">
            <text:p>1924.07</text:p>
          </table:table-cell>
          <table:table-cell office:value-type="float" office:value="1501.16" calcext:value-type="float">
            <text:p>1501.16</text:p>
          </table:table-cell>
          <table:table-cell table:number-columns-repeated="2"/>
          <table:table-cell table:formula="of:=AVERAGE([.A32:.E32])" office:value-type="float" office:value="2926" calcext:value-type="float">
            <text:p>2926</text:p>
          </table:table-cell>
          <table:table-cell table:formula="of:=AVERAGE([.G32:.K32])" office:value-type="float" office:value="1586.662" calcext:value-type="float">
            <text:p>1586.66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172" calcext:value-type="float">
            <text:p>3172</text:p>
          </table:table-cell>
          <table:table-cell office:value-type="float" office:value="3072" calcext:value-type="float">
            <text:p>3072</text:p>
          </table:table-cell>
          <table:table-cell office:value-type="float" office:value="3242" calcext:value-type="float">
            <text:p>3242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1681.14" calcext:value-type="float">
            <text:p>1681.14</text:p>
          </table:table-cell>
          <table:table-cell office:value-type="float" office:value="1733.91" calcext:value-type="float">
            <text:p>1733.91</text:p>
          </table:table-cell>
          <table:table-cell office:value-type="float" office:value="1387.02" calcext:value-type="float">
            <text:p>1387.02</text:p>
          </table:table-cell>
          <table:table-cell office:value-type="float" office:value="1864.5" calcext:value-type="float">
            <text:p>1864.5</text:p>
          </table:table-cell>
          <table:table-cell office:value-type="float" office:value="1627.89" calcext:value-type="float">
            <text:p>1627.89</text:p>
          </table:table-cell>
          <table:table-cell table:number-columns-repeated="2"/>
          <table:table-cell table:formula="of:=AVERAGE([.A33:.E33])" office:value-type="float" office:value="3060" calcext:value-type="float">
            <text:p>3060</text:p>
          </table:table-cell>
          <table:table-cell table:formula="of:=AVERAGE([.G33:.K33])" office:value-type="float" office:value="1658.892" calcext:value-type="float">
            <text:p>1658.892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3102" calcext:value-type="float">
            <text:p>3102</text:p>
          </table:table-cell>
          <table:table-cell office:value-type="float" office:value="2687" calcext:value-type="float">
            <text:p>2687</text:p>
          </table:table-cell>
          <table:table-cell office:value-type="float" office:value="3287" calcext:value-type="float">
            <text:p>3287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553.8" calcext:value-type="float">
            <text:p>1553.8</text:p>
          </table:table-cell>
          <table:table-cell office:value-type="float" office:value="1628.42" calcext:value-type="float">
            <text:p>1628.42</text:p>
          </table:table-cell>
          <table:table-cell office:value-type="float" office:value="1390.18" calcext:value-type="float">
            <text:p>1390.18</text:p>
          </table:table-cell>
          <table:table-cell office:value-type="float" office:value="1862.93" calcext:value-type="float">
            <text:p>1862.93</text:p>
          </table:table-cell>
          <table:table-cell office:value-type="float" office:value="1685.85" calcext:value-type="float">
            <text:p>1685.85</text:p>
          </table:table-cell>
          <table:table-cell table:number-columns-repeated="2"/>
          <table:table-cell table:formula="of:=AVERAGE([.A34:.E34])" office:value-type="float" office:value="2933" calcext:value-type="float">
            <text:p>2933</text:p>
          </table:table-cell>
          <table:table-cell table:formula="of:=AVERAGE([.G34:.K34])" office:value-type="float" office:value="1624.236" calcext:value-type="float">
            <text:p>1624.23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217" calcext:value-type="float">
            <text:p>3217</text:p>
          </table:table-cell>
          <table:table-cell office:value-type="float" office:value="2477" calcext:value-type="float">
            <text:p>2477</text:p>
          </table:table-cell>
          <table:table-cell office:value-type="float" office:value="2982" calcext:value-type="float">
            <text:p>298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577.64" calcext:value-type="float">
            <text:p>1577.64</text:p>
          </table:table-cell>
          <table:table-cell office:value-type="float" office:value="1692.77" calcext:value-type="float">
            <text:p>1692.77</text:p>
          </table:table-cell>
          <table:table-cell office:value-type="float" office:value="1273.7" calcext:value-type="float">
            <text:p>1273.7</text:p>
          </table:table-cell>
          <table:table-cell office:value-type="float" office:value="1782.52" calcext:value-type="float">
            <text:p>1782.52</text:p>
          </table:table-cell>
          <table:table-cell office:value-type="float" office:value="1577.98" calcext:value-type="float">
            <text:p>1577.98</text:p>
          </table:table-cell>
          <table:table-cell table:number-columns-repeated="2"/>
          <table:table-cell table:formula="of:=AVERAGE([.A35:.E35])" office:value-type="float" office:value="2880" calcext:value-type="float">
            <text:p>2880</text:p>
          </table:table-cell>
          <table:table-cell table:formula="of:=AVERAGE([.G35:.K35])" office:value-type="float" office:value="1580.922" calcext:value-type="float">
            <text:p>1580.92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467" calcext:value-type="float">
            <text:p>3467</text:p>
          </table:table-cell>
          <table:table-cell office:value-type="float" office:value="2922" calcext:value-type="float">
            <text:p>2922</text:p>
          </table:table-cell>
          <table:table-cell office:value-type="float" office:value="2977" calcext:value-type="float">
            <text:p>2977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557.76" calcext:value-type="float">
            <text:p>1557.76</text:p>
          </table:table-cell>
          <table:table-cell office:value-type="float" office:value="1834.6" calcext:value-type="float">
            <text:p>1834.6</text:p>
          </table:table-cell>
          <table:table-cell office:value-type="float" office:value="1281.36" calcext:value-type="float">
            <text:p>1281.36</text:p>
          </table:table-cell>
          <table:table-cell office:value-type="float" office:value="1844.89" calcext:value-type="float">
            <text:p>1844.89</text:p>
          </table:table-cell>
          <table:table-cell office:value-type="float" office:value="1691.49" calcext:value-type="float">
            <text:p>1691.49</text:p>
          </table:table-cell>
          <table:table-cell table:number-columns-repeated="2"/>
          <table:table-cell table:formula="of:=AVERAGE([.A36:.E36])" office:value-type="float" office:value="3001" calcext:value-type="float">
            <text:p>3001</text:p>
          </table:table-cell>
          <table:table-cell table:formula="of:=AVERAGE([.G36:.K36])" office:value-type="float" office:value="1642.02" calcext:value-type="float">
            <text:p>1642.02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317" calcext:value-type="float">
            <text:p>3317</text:p>
          </table:table-cell>
          <table:table-cell office:value-type="float" office:value="2507" calcext:value-type="float">
            <text:p>2507</text:p>
          </table:table-cell>
          <table:table-cell office:value-type="float" office:value="2797" calcext:value-type="float">
            <text:p>2797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745.33" calcext:value-type="float">
            <text:p>1745.33</text:p>
          </table:table-cell>
          <table:table-cell office:value-type="float" office:value="1840.85" calcext:value-type="float">
            <text:p>1840.85</text:p>
          </table:table-cell>
          <table:table-cell office:value-type="float" office:value="1269.25" calcext:value-type="float">
            <text:p>1269.25</text:p>
          </table:table-cell>
          <table:table-cell office:value-type="float" office:value="1840.94" calcext:value-type="float">
            <text:p>1840.94</text:p>
          </table:table-cell>
          <table:table-cell office:value-type="float" office:value="1627.89" calcext:value-type="float">
            <text:p>1627.89</text:p>
          </table:table-cell>
          <table:table-cell table:number-columns-repeated="2"/>
          <table:table-cell table:formula="of:=AVERAGE([.A37:.E37])" office:value-type="float" office:value="2858" calcext:value-type="float">
            <text:p>2858</text:p>
          </table:table-cell>
          <table:table-cell table:formula="of:=AVERAGE([.G37:.K37])" office:value-type="float" office:value="1664.852" calcext:value-type="float">
            <text:p>1664.85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557" calcext:value-type="float">
            <text:p>3557</text:p>
          </table:table-cell>
          <table:table-cell office:value-type="float" office:value="3192" calcext:value-type="float">
            <text:p>3192</text:p>
          </table:table-cell>
          <table:table-cell office:value-type="float" office:value="2927" calcext:value-type="float">
            <text:p>2927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736.49" calcext:value-type="float">
            <text:p>1736.49</text:p>
          </table:table-cell>
          <table:table-cell office:value-type="float" office:value="1670.62" calcext:value-type="float">
            <text:p>1670.62</text:p>
          </table:table-cell>
          <table:table-cell office:value-type="float" office:value="1326.99" calcext:value-type="float">
            <text:p>1326.99</text:p>
          </table:table-cell>
          <table:table-cell office:value-type="float" office:value="1805.42" calcext:value-type="float">
            <text:p>1805.42</text:p>
          </table:table-cell>
          <table:table-cell office:value-type="float" office:value="1628.69" calcext:value-type="float">
            <text:p>1628.69</text:p>
          </table:table-cell>
          <table:table-cell table:number-columns-repeated="2"/>
          <table:table-cell table:formula="of:=AVERAGE([.A38:.E38])" office:value-type="float" office:value="3151" calcext:value-type="float">
            <text:p>3151</text:p>
          </table:table-cell>
          <table:table-cell table:formula="of:=AVERAGE([.G38:.K38])" office:value-type="float" office:value="1633.642" calcext:value-type="float">
            <text:p>1633.64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207" calcext:value-type="float">
            <text:p>3207</text:p>
          </table:table-cell>
          <table:table-cell office:value-type="float" office:value="2327" calcext:value-type="float">
            <text:p>2327</text:p>
          </table:table-cell>
          <table:table-cell office:value-type="float" office:value="2882" calcext:value-type="float">
            <text:p>2882</text:p>
          </table:table-cell>
          <table:table-cell office:value-type="float" office:value="2783" calcext:value-type="float">
            <text:p>2783</text:p>
          </table:table-cell>
          <table:table-cell/>
          <table:table-cell office:value-type="float" office:value="1668.75" calcext:value-type="float">
            <text:p>1668.75</text:p>
          </table:table-cell>
          <table:table-cell office:value-type="float" office:value="1732.96" calcext:value-type="float">
            <text:p>1732.96</text:p>
          </table:table-cell>
          <table:table-cell office:value-type="float" office:value="1332.16" calcext:value-type="float">
            <text:p>1332.16</text:p>
          </table:table-cell>
          <table:table-cell office:value-type="float" office:value="1928.12" calcext:value-type="float">
            <text:p>1928.12</text:p>
          </table:table-cell>
          <table:table-cell office:value-type="float" office:value="1651.35" calcext:value-type="float">
            <text:p>1651.35</text:p>
          </table:table-cell>
          <table:table-cell table:number-columns-repeated="2"/>
          <table:table-cell table:formula="of:=AVERAGE([.A39:.E39])" office:value-type="float" office:value="2864.2" calcext:value-type="float">
            <text:p>2864.2</text:p>
          </table:table-cell>
          <table:table-cell table:formula="of:=AVERAGE([.G39:.K39])" office:value-type="float" office:value="1662.668" calcext:value-type="float">
            <text:p>1662.668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177" calcext:value-type="float">
            <text:p>3177</text:p>
          </table:table-cell>
          <table:table-cell office:value-type="float" office:value="2587" calcext:value-type="float">
            <text:p>2587</text:p>
          </table:table-cell>
          <table:table-cell office:value-type="float" office:value="3022" calcext:value-type="float">
            <text:p>3022</text:p>
          </table:table-cell>
          <table:table-cell office:value-type="float" office:value="2417" calcext:value-type="float">
            <text:p>2417</text:p>
          </table:table-cell>
          <table:table-cell/>
          <table:table-cell office:value-type="float" office:value="1786.39" calcext:value-type="float">
            <text:p>1786.39</text:p>
          </table:table-cell>
          <table:table-cell office:value-type="float" office:value="1704.06" calcext:value-type="float">
            <text:p>1704.06</text:p>
          </table:table-cell>
          <table:table-cell office:value-type="float" office:value="1284.61" calcext:value-type="float">
            <text:p>1284.61</text:p>
          </table:table-cell>
          <table:table-cell office:value-type="float" office:value="1893.33" calcext:value-type="float">
            <text:p>1893.33</text:p>
          </table:table-cell>
          <table:table-cell office:value-type="float" office:value="1466.72" calcext:value-type="float">
            <text:p>1466.72</text:p>
          </table:table-cell>
          <table:table-cell table:number-columns-repeated="2"/>
          <table:table-cell table:formula="of:=AVERAGE([.A40:.E40])" office:value-type="float" office:value="2898" calcext:value-type="float">
            <text:p>2898</text:p>
          </table:table-cell>
          <table:table-cell table:formula="of:=AVERAGE([.G40:.K40])" office:value-type="float" office:value="1627.022" calcext:value-type="float">
            <text:p>1627.02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637" calcext:value-type="float">
            <text:p>3637</text:p>
          </table:table-cell>
          <table:table-cell office:value-type="float" office:value="2955" calcext:value-type="float">
            <text:p>2955</text:p>
          </table:table-cell>
          <table:table-cell office:value-type="float" office:value="2987" calcext:value-type="float">
            <text:p>2987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1681.77" calcext:value-type="float">
            <text:p>1681.77</text:p>
          </table:table-cell>
          <table:table-cell office:value-type="float" office:value="1620.48" calcext:value-type="float">
            <text:p>1620.48</text:p>
          </table:table-cell>
          <table:table-cell office:value-type="float" office:value="1399.01" calcext:value-type="float">
            <text:p>1399.01</text:p>
          </table:table-cell>
          <table:table-cell office:value-type="float" office:value="1823.11" calcext:value-type="float">
            <text:p>1823.11</text:p>
          </table:table-cell>
          <table:table-cell office:value-type="float" office:value="1605.58" calcext:value-type="float">
            <text:p>1605.58</text:p>
          </table:table-cell>
          <table:table-cell table:number-columns-repeated="2"/>
          <table:table-cell table:formula="of:=AVERAGE([.A41:.E41])" office:value-type="float" office:value="3025.6" calcext:value-type="float">
            <text:p>3025.6</text:p>
          </table:table-cell>
          <table:table-cell table:formula="of:=AVERAGE([.G41:.K41])" office:value-type="float" office:value="1625.99" calcext:value-type="float">
            <text:p>1625.99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182" calcext:value-type="float">
            <text:p>3182</text:p>
          </table:table-cell>
          <table:table-cell office:value-type="float" office:value="2578" calcext:value-type="float">
            <text:p>2578</text:p>
          </table:table-cell>
          <table:table-cell office:value-type="float" office:value="2942" calcext:value-type="float">
            <text:p>2942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654.76" calcext:value-type="float">
            <text:p>1654.76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374.37" calcext:value-type="float">
            <text:p>1374.37</text:p>
          </table:table-cell>
          <table:table-cell office:value-type="float" office:value="2003.27" calcext:value-type="float">
            <text:p>2003.27</text:p>
          </table:table-cell>
          <table:table-cell office:value-type="float" office:value="1711.93" calcext:value-type="float">
            <text:p>1711.93</text:p>
          </table:table-cell>
          <table:table-cell table:number-columns-repeated="2"/>
          <table:table-cell table:formula="of:=AVERAGE([.A42:.E42])" office:value-type="float" office:value="2869.2" calcext:value-type="float">
            <text:p>2869.2</text:p>
          </table:table-cell>
          <table:table-cell table:formula="of:=AVERAGE([.G42:.K42])" office:value-type="float" office:value="1661.18" calcext:value-type="float">
            <text:p>1661.18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332" calcext:value-type="float">
            <text:p>3332</text:p>
          </table:table-cell>
          <table:table-cell office:value-type="float" office:value="2512" calcext:value-type="float">
            <text:p>2512</text:p>
          </table:table-cell>
          <table:table-cell office:value-type="float" office:value="3152" calcext:value-type="float">
            <text:p>3152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float" office:value="1589.32" calcext:value-type="float">
            <text:p>1589.32</text:p>
          </table:table-cell>
          <table:table-cell office:value-type="float" office:value="1370.24" calcext:value-type="float">
            <text:p>1370.24</text:p>
          </table:table-cell>
          <table:table-cell office:value-type="float" office:value="1980.01" calcext:value-type="float">
            <text:p>1980.01</text:p>
          </table:table-cell>
          <table:table-cell office:value-type="float" office:value="1720.4" calcext:value-type="float">
            <text:p>1720.4</text:p>
          </table:table-cell>
          <table:table-cell table:number-columns-repeated="2"/>
          <table:table-cell table:formula="of:=AVERAGE([.A43:.E43])" office:value-type="float" office:value="3015" calcext:value-type="float">
            <text:p>3015</text:p>
          </table:table-cell>
          <table:table-cell table:formula="of:=AVERAGE([.G43:.K43])" office:value-type="float" office:value="1694.394" calcext:value-type="float">
            <text:p>1694.394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02" calcext:value-type="float">
            <text:p>3002</text:p>
          </table:table-cell>
          <table:table-cell office:value-type="float" office:value="2572" calcext:value-type="float">
            <text:p>2572</text:p>
          </table:table-cell>
          <table:table-cell office:value-type="float" office:value="3102" calcext:value-type="float">
            <text:p>310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float" office:value="1760.05" calcext:value-type="float">
            <text:p>1760.05</text:p>
          </table:table-cell>
          <table:table-cell office:value-type="float" office:value="1702.26" calcext:value-type="float">
            <text:p>1702.26</text:p>
          </table:table-cell>
          <table:table-cell office:value-type="float" office:value="1392.04" calcext:value-type="float">
            <text:p>1392.04</text:p>
          </table:table-cell>
          <table:table-cell office:value-type="float" office:value="1868.29" calcext:value-type="float">
            <text:p>1868.29</text:p>
          </table:table-cell>
          <table:table-cell office:value-type="float" office:value="1736.1" calcext:value-type="float">
            <text:p>1736.1</text:p>
          </table:table-cell>
          <table:table-cell table:number-columns-repeated="2"/>
          <table:table-cell table:formula="of:=AVERAGE([.A44:.E44])" office:value-type="float" office:value="2916.6" calcext:value-type="float">
            <text:p>2916.6</text:p>
          </table:table-cell>
          <table:table-cell table:formula="of:=AVERAGE([.G44:.K44])" office:value-type="float" office:value="1691.748" calcext:value-type="float">
            <text:p>1691.748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722" calcext:value-type="float">
            <text:p>3722</text:p>
          </table:table-cell>
          <table:table-cell office:value-type="float" office:value="2952" calcext:value-type="float">
            <text:p>2952</text:p>
          </table:table-cell>
          <table:table-cell office:value-type="float" office:value="2982" calcext:value-type="float">
            <text:p>2982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1616.39" calcext:value-type="float">
            <text:p>1616.39</text:p>
          </table:table-cell>
          <table:table-cell office:value-type="float" office:value="1722.76" calcext:value-type="float">
            <text:p>1722.76</text:p>
          </table:table-cell>
          <table:table-cell office:value-type="float" office:value="1402.33" calcext:value-type="float">
            <text:p>1402.33</text:p>
          </table:table-cell>
          <table:table-cell office:value-type="float" office:value="1881.69" calcext:value-type="float">
            <text:p>1881.69</text:p>
          </table:table-cell>
          <table:table-cell office:value-type="float" office:value="1645.27" calcext:value-type="float">
            <text:p>1645.27</text:p>
          </table:table-cell>
          <table:table-cell table:number-columns-repeated="2"/>
          <table:table-cell table:formula="of:=AVERAGE([.A45:.E45])" office:value-type="float" office:value="3122" calcext:value-type="float">
            <text:p>3122</text:p>
          </table:table-cell>
          <table:table-cell table:formula="of:=AVERAGE([.G45:.K45])" office:value-type="float" office:value="1653.688" calcext:value-type="float">
            <text:p>1653.68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612" calcext:value-type="float">
            <text:p>3612</text:p>
          </table:table-cell>
          <table:table-cell office:value-type="float" office:value="2772" calcext:value-type="float">
            <text:p>2772</text:p>
          </table:table-cell>
          <table:table-cell office:value-type="float" office:value="3007" calcext:value-type="float">
            <text:p>3007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float" office:value="1763.57" calcext:value-type="float">
            <text:p>1763.57</text:p>
          </table:table-cell>
          <table:table-cell office:value-type="float" office:value="1704.61" calcext:value-type="float">
            <text:p>1704.61</text:p>
          </table:table-cell>
          <table:table-cell office:value-type="float" office:value="1489.25" calcext:value-type="float">
            <text:p>1489.25</text:p>
          </table:table-cell>
          <table:table-cell office:value-type="float" office:value="1752.23" calcext:value-type="float">
            <text:p>1752.23</text:p>
          </table:table-cell>
          <table:table-cell office:value-type="float" office:value="1548.04" calcext:value-type="float">
            <text:p>1548.04</text:p>
          </table:table-cell>
          <table:table-cell table:number-columns-repeated="2"/>
          <table:table-cell table:formula="of:=AVERAGE([.A46:.E46])" office:value-type="float" office:value="3065" calcext:value-type="float">
            <text:p>3065</text:p>
          </table:table-cell>
          <table:table-cell table:formula="of:=AVERAGE([.G46:.K46])" office:value-type="float" office:value="1651.54" calcext:value-type="float">
            <text:p>1651.54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222" calcext:value-type="float">
            <text:p>3222</text:p>
          </table:table-cell>
          <table:table-cell office:value-type="float" office:value="2412" calcext:value-type="float">
            <text:p>2412</text:p>
          </table:table-cell>
          <table:table-cell office:value-type="float" office:value="2892" calcext:value-type="float">
            <text:p>2892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729.98" calcext:value-type="float">
            <text:p>1729.98</text:p>
          </table:table-cell>
          <table:table-cell office:value-type="float" office:value="1623.47" calcext:value-type="float">
            <text:p>1623.47</text:p>
          </table:table-cell>
          <table:table-cell office:value-type="float" office:value="1428.08" calcext:value-type="float">
            <text:p>1428.08</text:p>
          </table:table-cell>
          <table:table-cell office:value-type="float" office:value="1877.65" calcext:value-type="float">
            <text:p>1877.65</text:p>
          </table:table-cell>
          <table:table-cell office:value-type="float" office:value="1718.44" calcext:value-type="float">
            <text:p>1718.44</text:p>
          </table:table-cell>
          <table:table-cell table:number-columns-repeated="2"/>
          <table:table-cell table:formula="of:=AVERAGE([.A47:.E47])" office:value-type="float" office:value="2886" calcext:value-type="float">
            <text:p>2886</text:p>
          </table:table-cell>
          <table:table-cell table:formula="of:=AVERAGE([.G47:.K47])" office:value-type="float" office:value="1675.524" calcext:value-type="float">
            <text:p>1675.52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267" calcext:value-type="float">
            <text:p>3267</text:p>
          </table:table-cell>
          <table:table-cell office:value-type="float" office:value="2422" calcext:value-type="float">
            <text:p>2422</text:p>
          </table:table-cell>
          <table:table-cell office:value-type="float" office:value="3287" calcext:value-type="float">
            <text:p>3287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float" office:value="1656.46" calcext:value-type="float">
            <text:p>1656.46</text:p>
          </table:table-cell>
          <table:table-cell office:value-type="float" office:value="1808.35" calcext:value-type="float">
            <text:p>1808.35</text:p>
          </table:table-cell>
          <table:table-cell office:value-type="float" office:value="1301.42" calcext:value-type="float">
            <text:p>1301.42</text:p>
          </table:table-cell>
          <table:table-cell office:value-type="float" office:value="1833.21" calcext:value-type="float">
            <text:p>1833.21</text:p>
          </table:table-cell>
          <table:table-cell office:value-type="float" office:value="1701.83" calcext:value-type="float">
            <text:p>1701.83</text:p>
          </table:table-cell>
          <table:table-cell table:number-columns-repeated="2"/>
          <table:table-cell table:formula="of:=AVERAGE([.A48:.E48])" office:value-type="float" office:value="2974" calcext:value-type="float">
            <text:p>2974</text:p>
          </table:table-cell>
          <table:table-cell table:formula="of:=AVERAGE([.G48:.K48])" office:value-type="float" office:value="1660.254" calcext:value-type="float">
            <text:p>1660.25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272" calcext:value-type="float">
            <text:p>3272</text:p>
          </table:table-cell>
          <table:table-cell office:value-type="float" office:value="2687" calcext:value-type="float">
            <text:p>2687</text:p>
          </table:table-cell>
          <table:table-cell office:value-type="float" office:value="3007" calcext:value-type="float">
            <text:p>3007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float" office:value="1704.72" calcext:value-type="float">
            <text:p>1704.72</text:p>
          </table:table-cell>
          <table:table-cell office:value-type="float" office:value="1853.14" calcext:value-type="float">
            <text:p>1853.14</text:p>
          </table:table-cell>
          <table:table-cell office:value-type="float" office:value="1437.47" calcext:value-type="float">
            <text:p>1437.47</text:p>
          </table:table-cell>
          <table:table-cell office:value-type="float" office:value="1813.15" calcext:value-type="float">
            <text:p>1813.15</text:p>
          </table:table-cell>
          <table:table-cell office:value-type="float" office:value="1762.53" calcext:value-type="float">
            <text:p>1762.53</text:p>
          </table:table-cell>
          <table:table-cell table:number-columns-repeated="2"/>
          <table:table-cell table:formula="of:=AVERAGE([.A49:.E49])" office:value-type="float" office:value="2943" calcext:value-type="float">
            <text:p>2943</text:p>
          </table:table-cell>
          <table:table-cell table:formula="of:=AVERAGE([.G49:.K49])" office:value-type="float" office:value="1714.202" calcext:value-type="float">
            <text:p>1714.202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822" calcext:value-type="float">
            <text:p>2822</text:p>
          </table:table-cell>
          <table:table-cell office:value-type="float" office:value="2682" calcext:value-type="float">
            <text:p>2682</text:p>
          </table:table-cell>
          <table:table-cell office:value-type="float" office:value="3222" calcext:value-type="float">
            <text:p>3222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542.12" calcext:value-type="float">
            <text:p>1542.12</text:p>
          </table:table-cell>
          <table:table-cell office:value-type="float" office:value="1688.33" calcext:value-type="float">
            <text:p>1688.33</text:p>
          </table:table-cell>
          <table:table-cell office:value-type="float" office:value="1357.91" calcext:value-type="float">
            <text:p>1357.91</text:p>
          </table:table-cell>
          <table:table-cell office:value-type="float" office:value="1873.12" calcext:value-type="float">
            <text:p>1873.12</text:p>
          </table:table-cell>
          <table:table-cell office:value-type="float" office:value="1753.35" calcext:value-type="float">
            <text:p>1753.35</text:p>
          </table:table-cell>
          <table:table-cell table:number-columns-repeated="2"/>
          <table:table-cell table:formula="of:=AVERAGE([.A50:.E50])" office:value-type="float" office:value="2907" calcext:value-type="float">
            <text:p>2907</text:p>
          </table:table-cell>
          <table:table-cell table:formula="of:=AVERAGE([.G50:.K50])" office:value-type="float" office:value="1642.966" calcext:value-type="float">
            <text:p>1642.96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112" calcext:value-type="float">
            <text:p>3112</text:p>
          </table:table-cell>
          <table:table-cell office:value-type="float" office:value="2517" calcext:value-type="float">
            <text:p>2517</text:p>
          </table:table-cell>
          <table:table-cell office:value-type="float" office:value="2927" calcext:value-type="float">
            <text:p>2927</text:p>
          </table:table-cell>
          <table:table-cell office:value-type="float" office:value="2707" calcext:value-type="float">
            <text:p>2707</text:p>
          </table:table-cell>
          <table:table-cell/>
          <table:table-cell office:value-type="float" office:value="1550.84" calcext:value-type="float">
            <text:p>1550.84</text:p>
          </table:table-cell>
          <table:table-cell office:value-type="float" office:value="1705.6" calcext:value-type="float">
            <text:p>1705.6</text:p>
          </table:table-cell>
          <table:table-cell office:value-type="float" office:value="1452.21" calcext:value-type="float">
            <text:p>1452.21</text:p>
          </table:table-cell>
          <table:table-cell office:value-type="float" office:value="1935.14" calcext:value-type="float">
            <text:p>1935.14</text:p>
          </table:table-cell>
          <table:table-cell office:value-type="float" office:value="1644.89" calcext:value-type="float">
            <text:p>1644.89</text:p>
          </table:table-cell>
          <table:table-cell table:number-columns-repeated="2"/>
          <table:table-cell table:formula="of:=AVERAGE([.A51:.E51])" office:value-type="float" office:value="2815" calcext:value-type="float">
            <text:p>2815</text:p>
          </table:table-cell>
          <table:table-cell table:formula="of:=AVERAGE([.G51:.K51])" office:value-type="float" office:value="1657.736" calcext:value-type="float">
            <text:p>1657.736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302" calcext:value-type="float">
            <text:p>3302</text:p>
          </table:table-cell>
          <table:table-cell office:value-type="float" office:value="2867" calcext:value-type="float">
            <text:p>2867</text:p>
          </table:table-cell>
          <table:table-cell office:value-type="float" office:value="3057" calcext:value-type="float">
            <text:p>3057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1641.55" calcext:value-type="float">
            <text:p>1641.55</text:p>
          </table:table-cell>
          <table:table-cell office:value-type="float" office:value="1728.61" calcext:value-type="float">
            <text:p>1728.61</text:p>
          </table:table-cell>
          <table:table-cell office:value-type="float" office:value="1416.95" calcext:value-type="float">
            <text:p>1416.95</text:p>
          </table:table-cell>
          <table:table-cell office:value-type="float" office:value="1923.87" calcext:value-type="float">
            <text:p>1923.87</text:p>
          </table:table-cell>
          <table:table-cell office:value-type="float" office:value="1684.87" calcext:value-type="float">
            <text:p>1684.87</text:p>
          </table:table-cell>
          <table:table-cell table:number-columns-repeated="2"/>
          <table:table-cell table:formula="of:=AVERAGE([.A52:.E52])" office:value-type="float" office:value="3009" calcext:value-type="float">
            <text:p>3009</text:p>
          </table:table-cell>
          <table:table-cell table:formula="of:=AVERAGE([.G52:.K52])" office:value-type="float" office:value="1679.17" calcext:value-type="float">
            <text:p>1679.17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477" calcext:value-type="float">
            <text:p>3477</text:p>
          </table:table-cell>
          <table:table-cell office:value-type="float" office:value="2612" calcext:value-type="float">
            <text:p>2612</text:p>
          </table:table-cell>
          <table:table-cell office:value-type="float" office:value="3052" calcext:value-type="float">
            <text:p>3052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660.27" calcext:value-type="float">
            <text:p>1660.27</text:p>
          </table:table-cell>
          <table:table-cell office:value-type="float" office:value="1722.3" calcext:value-type="float">
            <text:p>1722.3</text:p>
          </table:table-cell>
          <table:table-cell office:value-type="float" office:value="1428.97" calcext:value-type="float">
            <text:p>1428.97</text:p>
          </table:table-cell>
          <table:table-cell office:value-type="float" office:value="1981.22" calcext:value-type="float">
            <text:p>1981.22</text:p>
          </table:table-cell>
          <table:table-cell office:value-type="float" office:value="1736.17" calcext:value-type="float">
            <text:p>1736.17</text:p>
          </table:table-cell>
          <table:table-cell table:number-columns-repeated="2"/>
          <table:table-cell table:formula="of:=AVERAGE([.A53:.E53])" office:value-type="float" office:value="3075" calcext:value-type="float">
            <text:p>3075</text:p>
          </table:table-cell>
          <table:table-cell table:formula="of:=AVERAGE([.G53:.K53])" office:value-type="float" office:value="1705.786" calcext:value-type="float">
            <text:p>1705.786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217" calcext:value-type="float">
            <text:p>3217</text:p>
          </table:table-cell>
          <table:table-cell office:value-type="float" office:value="2452" calcext:value-type="float">
            <text:p>2452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688.76" calcext:value-type="float">
            <text:p>1688.76</text:p>
          </table:table-cell>
          <table:table-cell office:value-type="float" office:value="1781.18" calcext:value-type="float">
            <text:p>1781.18</text:p>
          </table:table-cell>
          <table:table-cell office:value-type="float" office:value="1373.61" calcext:value-type="float">
            <text:p>1373.61</text:p>
          </table:table-cell>
          <table:table-cell office:value-type="float" office:value="1896.34" calcext:value-type="float">
            <text:p>1896.34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A54:.E54])" office:value-type="float" office:value="2964" calcext:value-type="float">
            <text:p>2964</text:p>
          </table:table-cell>
          <table:table-cell table:formula="of:=AVERAGE([.G54:.K54])" office:value-type="float" office:value="1689.178" calcext:value-type="float">
            <text:p>1689.178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652" calcext:value-type="float">
            <text:p>3652</text:p>
          </table:table-cell>
          <table:table-cell office:value-type="float" office:value="2427" calcext:value-type="float">
            <text:p>2427</text:p>
          </table:table-cell>
          <table:table-cell office:value-type="float" office:value="3102" calcext:value-type="float">
            <text:p>3102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1624.5" calcext:value-type="float">
            <text:p>1624.5</text:p>
          </table:table-cell>
          <table:table-cell office:value-type="float" office:value="1738.97" calcext:value-type="float">
            <text:p>1738.97</text:p>
          </table:table-cell>
          <table:table-cell office:value-type="float" office:value="1297.15" calcext:value-type="float">
            <text:p>1297.15</text:p>
          </table:table-cell>
          <table:table-cell office:value-type="float" office:value="1882.45" calcext:value-type="float">
            <text:p>1882.45</text:p>
          </table:table-cell>
          <table:table-cell office:value-type="float" office:value="1658.14" calcext:value-type="float">
            <text:p>1658.14</text:p>
          </table:table-cell>
          <table:table-cell table:number-columns-repeated="2"/>
          <table:table-cell table:formula="of:=AVERAGE([.A55:.E55])" office:value-type="float" office:value="3014" calcext:value-type="float">
            <text:p>3014</text:p>
          </table:table-cell>
          <table:table-cell table:formula="of:=AVERAGE([.G55:.K55])" office:value-type="float" office:value="1640.242" calcext:value-type="float">
            <text:p>1640.24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247" calcext:value-type="float">
            <text:p>3247</text:p>
          </table:table-cell>
          <table:table-cell office:value-type="float" office:value="2757" calcext:value-type="float">
            <text:p>2757</text:p>
          </table:table-cell>
          <table:table-cell office:value-type="float" office:value="3017" calcext:value-type="float">
            <text:p>3017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1588.77" calcext:value-type="float">
            <text:p>1588.77</text:p>
          </table:table-cell>
          <table:table-cell office:value-type="float" office:value="1833.84" calcext:value-type="float">
            <text:p>1833.84</text:p>
          </table:table-cell>
          <table:table-cell office:value-type="float" office:value="1417.66" calcext:value-type="float">
            <text:p>1417.66</text:p>
          </table:table-cell>
          <table:table-cell office:value-type="float" office:value="2002.41" calcext:value-type="float">
            <text:p>2002.41</text:p>
          </table:table-cell>
          <table:table-cell office:value-type="float" office:value="1590.33" calcext:value-type="float">
            <text:p>1590.33</text:p>
          </table:table-cell>
          <table:table-cell table:number-columns-repeated="2"/>
          <table:table-cell table:formula="of:=AVERAGE([.A56:.E56])" office:value-type="float" office:value="2913" calcext:value-type="float">
            <text:p>2913</text:p>
          </table:table-cell>
          <table:table-cell table:formula="of:=AVERAGE([.G56:.K56])" office:value-type="float" office:value="1686.602" calcext:value-type="float">
            <text:p>1686.602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647" calcext:value-type="float">
            <text:p>3647</text:p>
          </table:table-cell>
          <table:table-cell office:value-type="float" office:value="2722" calcext:value-type="float">
            <text:p>2722</text:p>
          </table:table-cell>
          <table:table-cell office:value-type="float" office:value="2927" calcext:value-type="float">
            <text:p>2927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1728.09" calcext:value-type="float">
            <text:p>1728.09</text:p>
          </table:table-cell>
          <table:table-cell office:value-type="float" office:value="1841.4" calcext:value-type="float">
            <text:p>1841.4</text:p>
          </table:table-cell>
          <table:table-cell office:value-type="float" office:value="1388.03" calcext:value-type="float">
            <text:p>1388.03</text:p>
          </table:table-cell>
          <table:table-cell office:value-type="float" office:value="1916.21" calcext:value-type="float">
            <text:p>1916.21</text:p>
          </table:table-cell>
          <table:table-cell office:value-type="float" office:value="1598.24" calcext:value-type="float">
            <text:p>1598.24</text:p>
          </table:table-cell>
          <table:table-cell table:number-columns-repeated="2"/>
          <table:table-cell table:formula="of:=AVERAGE([.A57:.E57])" office:value-type="float" office:value="3037" calcext:value-type="float">
            <text:p>3037</text:p>
          </table:table-cell>
          <table:table-cell table:formula="of:=AVERAGE([.G57:.K57])" office:value-type="float" office:value="1694.394" calcext:value-type="float">
            <text:p>1694.394</text:p>
          </table:table-cell>
        </table:table-row>
        <table:table-row table:style-name="ro1">
          <table:table-cell table:number-columns-repeated="2" office:value-type="float" office:value="3352" calcext:value-type="float">
            <text:p>3352</text:p>
          </table:table-cell>
          <table:table-cell office:value-type="float" office:value="2682" calcext:value-type="float">
            <text:p>2682</text:p>
          </table:table-cell>
          <table:table-cell office:value-type="float" office:value="2912" calcext:value-type="float">
            <text:p>2912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float" office:value="1704.94" calcext:value-type="float">
            <text:p>1704.94</text:p>
          </table:table-cell>
          <table:table-cell office:value-type="float" office:value="1662.49" calcext:value-type="float">
            <text:p>1662.49</text:p>
          </table:table-cell>
          <table:table-cell office:value-type="float" office:value="1368.86" calcext:value-type="float">
            <text:p>1368.86</text:p>
          </table:table-cell>
          <table:table-cell office:value-type="float" office:value="1857.76" calcext:value-type="float">
            <text:p>1857.76</text:p>
          </table:table-cell>
          <table:table-cell office:value-type="float" office:value="1675.63" calcext:value-type="float">
            <text:p>1675.63</text:p>
          </table:table-cell>
          <table:table-cell table:number-columns-repeated="2"/>
          <table:table-cell table:formula="of:=AVERAGE([.A58:.E58])" office:value-type="float" office:value="2985" calcext:value-type="float">
            <text:p>2985</text:p>
          </table:table-cell>
          <table:table-cell table:formula="of:=AVERAGE([.G58:.K58])" office:value-type="float" office:value="1653.936" calcext:value-type="float">
            <text:p>1653.936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107" calcext:value-type="float">
            <text:p>3107</text:p>
          </table:table-cell>
          <table:table-cell office:value-type="float" office:value="2712" calcext:value-type="float">
            <text:p>2712</text:p>
          </table:table-cell>
          <table:table-cell office:value-type="float" office:value="3172" calcext:value-type="float">
            <text:p>3172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1727.84" calcext:value-type="float">
            <text:p>1727.84</text:p>
          </table:table-cell>
          <table:table-cell office:value-type="float" office:value="1949.44" calcext:value-type="float">
            <text:p>1949.44</text:p>
          </table:table-cell>
          <table:table-cell office:value-type="float" office:value="1384.52" calcext:value-type="float">
            <text:p>1384.52</text:p>
          </table:table-cell>
          <table:table-cell office:value-type="float" office:value="1869.03" calcext:value-type="float">
            <text:p>1869.03</text:p>
          </table:table-cell>
          <table:table-cell office:value-type="float" office:value="1630.23" calcext:value-type="float">
            <text:p>1630.23</text:p>
          </table:table-cell>
          <table:table-cell table:number-columns-repeated="2"/>
          <table:table-cell table:formula="of:=AVERAGE([.A59:.E59])" office:value-type="float" office:value="2918" calcext:value-type="float">
            <text:p>2918</text:p>
          </table:table-cell>
          <table:table-cell table:formula="of:=AVERAGE([.G59:.K59])" office:value-type="float" office:value="1712.212" calcext:value-type="float">
            <text:p>1712.21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277" calcext:value-type="float">
            <text:p>3277</text:p>
          </table:table-cell>
          <table:table-cell office:value-type="float" office:value="2787" calcext:value-type="float">
            <text:p>2787</text:p>
          </table:table-cell>
          <table:table-cell office:value-type="float" office:value="3152" calcext:value-type="float">
            <text:p>3152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689.45" calcext:value-type="float">
            <text:p>1689.45</text:p>
          </table:table-cell>
          <table:table-cell office:value-type="float" office:value="1985.9" calcext:value-type="float">
            <text:p>1985.9</text:p>
          </table:table-cell>
          <table:table-cell office:value-type="float" office:value="1440.16" calcext:value-type="float">
            <text:p>1440.16</text:p>
          </table:table-cell>
          <table:table-cell office:value-type="float" office:value="1911.77" calcext:value-type="float">
            <text:p>1911.77</text:p>
          </table:table-cell>
          <table:table-cell office:value-type="float" office:value="1738.24" calcext:value-type="float">
            <text:p>1738.24</text:p>
          </table:table-cell>
          <table:table-cell table:number-columns-repeated="2"/>
          <table:table-cell table:formula="of:=AVERAGE([.A60:.E60])" office:value-type="float" office:value="2989" calcext:value-type="float">
            <text:p>2989</text:p>
          </table:table-cell>
          <table:table-cell table:formula="of:=AVERAGE([.G60:.K60])" office:value-type="float" office:value="1753.104" calcext:value-type="float">
            <text:p>1753.104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557" calcext:value-type="float">
            <text:p>3557</text:p>
          </table:table-cell>
          <table:table-cell office:value-type="float" office:value="2627" calcext:value-type="float">
            <text:p>2627</text:p>
          </table:table-cell>
          <table:table-cell office:value-type="float" office:value="2972" calcext:value-type="float">
            <text:p>2972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643.37" calcext:value-type="float">
            <text:p>1643.37</text:p>
          </table:table-cell>
          <table:table-cell office:value-type="float" office:value="1609.9" calcext:value-type="float">
            <text:p>1609.9</text:p>
          </table:table-cell>
          <table:table-cell office:value-type="float" office:value="1427.89" calcext:value-type="float">
            <text:p>1427.89</text:p>
          </table:table-cell>
          <table:table-cell office:value-type="float" office:value="1916.78" calcext:value-type="float">
            <text:p>1916.78</text:p>
          </table:table-cell>
          <table:table-cell office:value-type="float" office:value="1710.02" calcext:value-type="float">
            <text:p>1710.02</text:p>
          </table:table-cell>
          <table:table-cell table:number-columns-repeated="2"/>
          <table:table-cell table:formula="of:=AVERAGE([.A61:.E61])" office:value-type="float" office:value="2958" calcext:value-type="float">
            <text:p>2958</text:p>
          </table:table-cell>
          <table:table-cell table:formula="of:=AVERAGE([.G61:.K61])" office:value-type="float" office:value="1661.592" calcext:value-type="float">
            <text:p>1661.59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452" calcext:value-type="float">
            <text:p>3452</text:p>
          </table:table-cell>
          <table:table-cell office:value-type="float" office:value="2807" calcext:value-type="float">
            <text:p>2807</text:p>
          </table:table-cell>
          <table:table-cell office:value-type="float" office:value="3077" calcext:value-type="float">
            <text:p>3077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693.33" calcext:value-type="float">
            <text:p>1693.33</text:p>
          </table:table-cell>
          <table:table-cell office:value-type="float" office:value="1794.88" calcext:value-type="float">
            <text:p>1794.88</text:p>
          </table:table-cell>
          <table:table-cell office:value-type="float" office:value="1507.67" calcext:value-type="float">
            <text:p>1507.67</text:p>
          </table:table-cell>
          <table:table-cell office:value-type="float" office:value="1905.21" calcext:value-type="float">
            <text:p>1905.21</text:p>
          </table:table-cell>
          <table:table-cell office:value-type="float" office:value="1720.1" calcext:value-type="float">
            <text:p>1720.1</text:p>
          </table:table-cell>
          <table:table-cell table:number-columns-repeated="2"/>
          <table:table-cell table:formula="of:=AVERAGE([.A62:.E62])" office:value-type="float" office:value="3028" calcext:value-type="float">
            <text:p>3028</text:p>
          </table:table-cell>
          <table:table-cell table:formula="of:=AVERAGE([.G62:.K62])" office:value-type="float" office:value="1724.238" calcext:value-type="float">
            <text:p>1724.238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627" calcext:value-type="float">
            <text:p>3627</text:p>
          </table:table-cell>
          <table:table-cell office:value-type="float" office:value="2767" calcext:value-type="float">
            <text:p>2767</text:p>
          </table:table-cell>
          <table:table-cell office:value-type="float" office:value="3202" calcext:value-type="float">
            <text:p>3202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float" office:value="1663.59" calcext:value-type="float">
            <text:p>1663.59</text:p>
          </table:table-cell>
          <table:table-cell office:value-type="float" office:value="1876.4" calcext:value-type="float">
            <text:p>1876.4</text:p>
          </table:table-cell>
          <table:table-cell office:value-type="float" office:value="1450.8" calcext:value-type="float">
            <text:p>1450.8</text:p>
          </table:table-cell>
          <table:table-cell office:value-type="float" office:value="1915.85" calcext:value-type="float">
            <text:p>1915.85</text:p>
          </table:table-cell>
          <table:table-cell office:value-type="float" office:value="1812.51" calcext:value-type="float">
            <text:p>1812.51</text:p>
          </table:table-cell>
          <table:table-cell table:number-columns-repeated="2"/>
          <table:table-cell table:formula="of:=AVERAGE([.A63:.E63])" office:value-type="float" office:value="3185" calcext:value-type="float">
            <text:p>3185</text:p>
          </table:table-cell>
          <table:table-cell table:formula="of:=AVERAGE([.G63:.K63])" office:value-type="float" office:value="1743.83" calcext:value-type="float">
            <text:p>1743.8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237" calcext:value-type="float">
            <text:p>3237</text:p>
          </table:table-cell>
          <table:table-cell office:value-type="float" office:value="3002" calcext:value-type="float">
            <text:p>3002</text:p>
          </table:table-cell>
          <table:table-cell office:value-type="float" office:value="3447" calcext:value-type="float">
            <text:p>3447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float" office:value="1755.28" calcext:value-type="float">
            <text:p>1755.28</text:p>
          </table:table-cell>
          <table:table-cell office:value-type="float" office:value="1960.78" calcext:value-type="float">
            <text:p>1960.78</text:p>
          </table:table-cell>
          <table:table-cell office:value-type="float" office:value="1527.1" calcext:value-type="float">
            <text:p>1527.1</text:p>
          </table:table-cell>
          <table:table-cell office:value-type="float" office:value="1916.29" calcext:value-type="float">
            <text:p>1916.29</text:p>
          </table:table-cell>
          <table:table-cell office:value-type="float" office:value="1492.33" calcext:value-type="float">
            <text:p>1492.33</text:p>
          </table:table-cell>
          <table:table-cell table:number-columns-repeated="2"/>
          <table:table-cell table:formula="of:=AVERAGE([.A64:.E64])" office:value-type="float" office:value="3093" calcext:value-type="float">
            <text:p>3093</text:p>
          </table:table-cell>
          <table:table-cell table:formula="of:=AVERAGE([.G64:.K64])" office:value-type="float" office:value="1730.356" calcext:value-type="float">
            <text:p>1730.356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477" calcext:value-type="float">
            <text:p>3477</text:p>
          </table:table-cell>
          <table:table-cell office:value-type="float" office:value="2637" calcext:value-type="float">
            <text:p>2637</text:p>
          </table:table-cell>
          <table:table-cell office:value-type="float" office:value="2962" calcext:value-type="float">
            <text:p>2962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float" office:value="1626.17" calcext:value-type="float">
            <text:p>1626.17</text:p>
          </table:table-cell>
          <table:table-cell office:value-type="float" office:value="1936.32" calcext:value-type="float">
            <text:p>1936.32</text:p>
          </table:table-cell>
          <table:table-cell office:value-type="float" office:value="1418.24" calcext:value-type="float">
            <text:p>1418.24</text:p>
          </table:table-cell>
          <table:table-cell office:value-type="float" office:value="1816.27" calcext:value-type="float">
            <text:p>1816.27</text:p>
          </table:table-cell>
          <table:table-cell office:value-type="float" office:value="1619.77" calcext:value-type="float">
            <text:p>1619.77</text:p>
          </table:table-cell>
          <table:table-cell table:number-columns-repeated="2"/>
          <table:table-cell table:formula="of:=AVERAGE([.A65:.E65])" office:value-type="float" office:value="2901" calcext:value-type="float">
            <text:p>2901</text:p>
          </table:table-cell>
          <table:table-cell table:formula="of:=AVERAGE([.G65:.K65])" office:value-type="float" office:value="1683.354" calcext:value-type="float">
            <text:p>1683.35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3552" calcext:value-type="float">
            <text:p>3552</text:p>
          </table:table-cell>
          <table:table-cell office:value-type="float" office:value="2637" calcext:value-type="float">
            <text:p>2637</text:p>
          </table:table-cell>
          <table:table-cell office:value-type="float" office:value="3072" calcext:value-type="float">
            <text:p>307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712.41" calcext:value-type="float">
            <text:p>1712.41</text:p>
          </table:table-cell>
          <table:table-cell office:value-type="float" office:value="1906.24" calcext:value-type="float">
            <text:p>1906.24</text:p>
          </table:table-cell>
          <table:table-cell office:value-type="float" office:value="1446.73" calcext:value-type="float">
            <text:p>1446.73</text:p>
          </table:table-cell>
          <table:table-cell office:value-type="float" office:value="1982.76" calcext:value-type="float">
            <text:p>1982.76</text:p>
          </table:table-cell>
          <table:table-cell office:value-type="float" office:value="1608.19" calcext:value-type="float">
            <text:p>1608.19</text:p>
          </table:table-cell>
          <table:table-cell table:number-columns-repeated="2"/>
          <table:table-cell table:formula="of:=AVERAGE([.A66:.E66])" office:value-type="float" office:value="2998" calcext:value-type="float">
            <text:p>2998</text:p>
          </table:table-cell>
          <table:table-cell table:formula="of:=AVERAGE([.G66:.K66])" office:value-type="float" office:value="1731.266" calcext:value-type="float">
            <text:p>1731.266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437" calcext:value-type="float">
            <text:p>3437</text:p>
          </table:table-cell>
          <table:table-cell office:value-type="float" office:value="2592" calcext:value-type="float">
            <text:p>2592</text:p>
          </table:table-cell>
          <table:table-cell office:value-type="float" office:value="3187" calcext:value-type="float">
            <text:p>318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810.18" calcext:value-type="float">
            <text:p>1810.18</text:p>
          </table:table-cell>
          <table:table-cell office:value-type="float" office:value="1942.8" calcext:value-type="float">
            <text:p>1942.8</text:p>
          </table:table-cell>
          <table:table-cell office:value-type="float" office:value="1302.77" calcext:value-type="float">
            <text:p>1302.77</text:p>
          </table:table-cell>
          <table:table-cell office:value-type="float" office:value="1783.4" calcext:value-type="float">
            <text:p>1783.4</text:p>
          </table:table-cell>
          <table:table-cell office:value-type="float" office:value="1712.62" calcext:value-type="float">
            <text:p>1712.62</text:p>
          </table:table-cell>
          <table:table-cell table:number-columns-repeated="2"/>
          <table:table-cell table:formula="of:=AVERAGE([.A67:.E67])" office:value-type="float" office:value="3147" calcext:value-type="float">
            <text:p>3147</text:p>
          </table:table-cell>
          <table:table-cell table:formula="of:=AVERAGE([.G67:.K67])" office:value-type="float" office:value="1710.354" calcext:value-type="float">
            <text:p>1710.35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327" calcext:value-type="float">
            <text:p>3327</text:p>
          </table:table-cell>
          <table:table-cell office:value-type="float" office:value="2507" calcext:value-type="float">
            <text:p>2507</text:p>
          </table:table-cell>
          <table:table-cell office:value-type="float" office:value="3247" calcext:value-type="float">
            <text:p>3247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float" office:value="1724.61" calcext:value-type="float">
            <text:p>1724.61</text:p>
          </table:table-cell>
          <table:table-cell office:value-type="float" office:value="1936.23" calcext:value-type="float">
            <text:p>1936.23</text:p>
          </table:table-cell>
          <table:table-cell office:value-type="float" office:value="1276.52" calcext:value-type="float">
            <text:p>1276.52</text:p>
          </table:table-cell>
          <table:table-cell office:value-type="float" office:value="1914.98" calcext:value-type="float">
            <text:p>1914.98</text:p>
          </table:table-cell>
          <table:table-cell office:value-type="float" office:value="1700.03" calcext:value-type="float">
            <text:p>1700.03</text:p>
          </table:table-cell>
          <table:table-cell table:number-columns-repeated="2"/>
          <table:table-cell table:formula="of:=AVERAGE([.A68:.E68])" office:value-type="float" office:value="2969" calcext:value-type="float">
            <text:p>2969</text:p>
          </table:table-cell>
          <table:table-cell table:formula="of:=AVERAGE([.G68:.K68])" office:value-type="float" office:value="1710.474" calcext:value-type="float">
            <text:p>1710.474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647" calcext:value-type="float">
            <text:p>3647</text:p>
          </table:table-cell>
          <table:table-cell office:value-type="float" office:value="2487" calcext:value-type="float">
            <text:p>2487</text:p>
          </table:table-cell>
          <table:table-cell office:value-type="float" office:value="2902" calcext:value-type="float">
            <text:p>290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945.39" calcext:value-type="float">
            <text:p>1945.39</text:p>
          </table:table-cell>
          <table:table-cell office:value-type="float" office:value="2017.59" calcext:value-type="float">
            <text:p>2017.59</text:p>
          </table:table-cell>
          <table:table-cell office:value-type="float" office:value="1299.43" calcext:value-type="float">
            <text:p>1299.43</text:p>
          </table:table-cell>
          <table:table-cell office:value-type="float" office:value="1828.39" calcext:value-type="float">
            <text:p>1828.39</text:p>
          </table:table-cell>
          <table:table-cell office:value-type="float" office:value="1610.43" calcext:value-type="float">
            <text:p>1610.43</text:p>
          </table:table-cell>
          <table:table-cell table:number-columns-repeated="2"/>
          <table:table-cell table:formula="of:=AVERAGE([.A69:.E69])" office:value-type="float" office:value="3024" calcext:value-type="float">
            <text:p>3024</text:p>
          </table:table-cell>
          <table:table-cell table:formula="of:=AVERAGE([.G69:.K69])" office:value-type="float" office:value="1740.246" calcext:value-type="float">
            <text:p>1740.246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477" calcext:value-type="float">
            <text:p>3477</text:p>
          </table:table-cell>
          <table:table-cell office:value-type="float" office:value="2895" calcext:value-type="float">
            <text:p>2895</text:p>
          </table:table-cell>
          <table:table-cell office:value-type="float" office:value="3132" calcext:value-type="float">
            <text:p>3132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897.97" calcext:value-type="float">
            <text:p>1897.97</text:p>
          </table:table-cell>
          <table:table-cell office:value-type="float" office:value="2024.77" calcext:value-type="float">
            <text:p>2024.77</text:p>
          </table:table-cell>
          <table:table-cell office:value-type="float" office:value="1406.63" calcext:value-type="float">
            <text:p>1406.63</text:p>
          </table:table-cell>
          <table:table-cell office:value-type="float" office:value="1841.34" calcext:value-type="float">
            <text:p>1841.34</text:p>
          </table:table-cell>
          <table:table-cell office:value-type="float" office:value="1570.46" calcext:value-type="float">
            <text:p>1570.46</text:p>
          </table:table-cell>
          <table:table-cell table:number-columns-repeated="2"/>
          <table:table-cell table:formula="of:=AVERAGE([.A70:.E70])" office:value-type="float" office:value="3132.6" calcext:value-type="float">
            <text:p>3132.6</text:p>
          </table:table-cell>
          <table:table-cell table:formula="of:=AVERAGE([.G70:.K70])" office:value-type="float" office:value="1748.234" calcext:value-type="float">
            <text:p>1748.234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962" calcext:value-type="float">
            <text:p>2962</text:p>
          </table:table-cell>
          <table:table-cell office:value-type="float" office:value="2857" calcext:value-type="float">
            <text:p>2857</text:p>
          </table:table-cell>
          <table:table-cell office:value-type="float" office:value="3047" calcext:value-type="float">
            <text:p>3047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59.38" calcext:value-type="float">
            <text:p>1859.38</text:p>
          </table:table-cell>
          <table:table-cell office:value-type="float" office:value="1994.41" calcext:value-type="float">
            <text:p>1994.41</text:p>
          </table:table-cell>
          <table:table-cell office:value-type="float" office:value="1491.69" calcext:value-type="float">
            <text:p>1491.69</text:p>
          </table:table-cell>
          <table:table-cell office:value-type="float" office:value="1917.38" calcext:value-type="float">
            <text:p>1917.38</text:p>
          </table:table-cell>
          <table:table-cell office:value-type="float" office:value="1683.14" calcext:value-type="float">
            <text:p>1683.14</text:p>
          </table:table-cell>
          <table:table-cell table:number-columns-repeated="2"/>
          <table:table-cell table:formula="of:=AVERAGE([.A71:.E71])" office:value-type="float" office:value="2914.6" calcext:value-type="float">
            <text:p>2914.6</text:p>
          </table:table-cell>
          <table:table-cell table:formula="of:=AVERAGE([.G71:.K71])" office:value-type="float" office:value="1789.2" calcext:value-type="float">
            <text:p>1789.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582" calcext:value-type="float">
            <text:p>3582</text:p>
          </table:table-cell>
          <table:table-cell office:value-type="float" office:value="2532" calcext:value-type="float">
            <text:p>2532</text:p>
          </table:table-cell>
          <table:table-cell office:value-type="float" office:value="3072" calcext:value-type="float">
            <text:p>3072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858.82" calcext:value-type="float">
            <text:p>1858.82</text:p>
          </table:table-cell>
          <table:table-cell office:value-type="float" office:value="2142.92" calcext:value-type="float">
            <text:p>2142.92</text:p>
          </table:table-cell>
          <table:table-cell office:value-type="float" office:value="1538.25" calcext:value-type="float">
            <text:p>1538.25</text:p>
          </table:table-cell>
          <table:table-cell office:value-type="float" office:value="1798.82" calcext:value-type="float">
            <text:p>1798.82</text:p>
          </table:table-cell>
          <table:table-cell office:value-type="float" office:value="1599.07" calcext:value-type="float">
            <text:p>1599.07</text:p>
          </table:table-cell>
          <table:table-cell table:number-columns-repeated="2"/>
          <table:table-cell table:formula="of:=AVERAGE([.A72:.E72])" office:value-type="float" office:value="3033" calcext:value-type="float">
            <text:p>3033</text:p>
          </table:table-cell>
          <table:table-cell table:formula="of:=AVERAGE([.G72:.K72])" office:value-type="float" office:value="1787.576" calcext:value-type="float">
            <text:p>1787.57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576" calcext:value-type="float">
            <text:p>3576</text:p>
          </table:table-cell>
          <table:table-cell office:value-type="float" office:value="3007" calcext:value-type="float">
            <text:p>3007</text:p>
          </table:table-cell>
          <table:table-cell office:value-type="float" office:value="3277" calcext:value-type="float">
            <text:p>3277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1806.69" calcext:value-type="float">
            <text:p>1806.69</text:p>
          </table:table-cell>
          <table:table-cell office:value-type="float" office:value="2085.6" calcext:value-type="float">
            <text:p>2085.6</text:p>
          </table:table-cell>
          <table:table-cell office:value-type="float" office:value="1450.33" calcext:value-type="float">
            <text:p>1450.33</text:p>
          </table:table-cell>
          <table:table-cell office:value-type="float" office:value="1814.09" calcext:value-type="float">
            <text:p>1814.09</text:p>
          </table:table-cell>
          <table:table-cell office:value-type="float" office:value="1564.82" calcext:value-type="float">
            <text:p>1564.82</text:p>
          </table:table-cell>
          <table:table-cell table:number-columns-repeated="2"/>
          <table:table-cell table:formula="of:=AVERAGE([.A73:.E73])" office:value-type="float" office:value="3085.8" calcext:value-type="float">
            <text:p>3085.8</text:p>
          </table:table-cell>
          <table:table-cell table:formula="of:=AVERAGE([.G73:.K73])" office:value-type="float" office:value="1744.306" calcext:value-type="float">
            <text:p>1744.30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377" calcext:value-type="float">
            <text:p>3377</text:p>
          </table:table-cell>
          <table:table-cell office:value-type="float" office:value="2807" calcext:value-type="float">
            <text:p>2807</text:p>
          </table:table-cell>
          <table:table-cell office:value-type="float" office:value="3372" calcext:value-type="float">
            <text:p>3372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881.63" calcext:value-type="float">
            <text:p>1881.63</text:p>
          </table:table-cell>
          <table:table-cell office:value-type="float" office:value="2064.89" calcext:value-type="float">
            <text:p>2064.89</text:p>
          </table:table-cell>
          <table:table-cell office:value-type="float" office:value="1474.36" calcext:value-type="float">
            <text:p>1474.36</text:p>
          </table:table-cell>
          <table:table-cell office:value-type="float" office:value="1908.98" calcext:value-type="float">
            <text:p>1908.98</text:p>
          </table:table-cell>
          <table:table-cell office:value-type="float" office:value="1796.79" calcext:value-type="float">
            <text:p>1796.79</text:p>
          </table:table-cell>
          <table:table-cell table:number-columns-repeated="2"/>
          <table:table-cell table:formula="of:=AVERAGE([.A74:.E74])" office:value-type="float" office:value="3149" calcext:value-type="float">
            <text:p>3149</text:p>
          </table:table-cell>
          <table:table-cell table:formula="of:=AVERAGE([.G74:.K74])" office:value-type="float" office:value="1825.33" calcext:value-type="float">
            <text:p>1825.3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682" calcext:value-type="float">
            <text:p>3682</text:p>
          </table:table-cell>
          <table:table-cell office:value-type="float" office:value="2502" calcext:value-type="float">
            <text:p>2502</text:p>
          </table:table-cell>
          <table:table-cell office:value-type="float" office:value="2967" calcext:value-type="float">
            <text:p>2967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763.8" calcext:value-type="float">
            <text:p>1763.8</text:p>
          </table:table-cell>
          <table:table-cell office:value-type="float" office:value="2017.6" calcext:value-type="float">
            <text:p>2017.6</text:p>
          </table:table-cell>
          <table:table-cell office:value-type="float" office:value="1440.66" calcext:value-type="float">
            <text:p>1440.66</text:p>
          </table:table-cell>
          <table:table-cell office:value-type="float" office:value="1869.88" calcext:value-type="float">
            <text:p>1869.88</text:p>
          </table:table-cell>
          <table:table-cell office:value-type="float" office:value="1696.77" calcext:value-type="float">
            <text:p>1696.77</text:p>
          </table:table-cell>
          <table:table-cell table:number-columns-repeated="2"/>
          <table:table-cell table:formula="of:=AVERAGE([.A75:.E75])" office:value-type="float" office:value="2925" calcext:value-type="float">
            <text:p>2925</text:p>
          </table:table-cell>
          <table:table-cell table:formula="of:=AVERAGE([.G75:.K75])" office:value-type="float" office:value="1757.742" calcext:value-type="float">
            <text:p>1757.742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352" calcext:value-type="float">
            <text:p>3352</text:p>
          </table:table-cell>
          <table:table-cell office:value-type="float" office:value="2702" calcext:value-type="float">
            <text:p>2702</text:p>
          </table:table-cell>
          <table:table-cell office:value-type="float" office:value="3092" calcext:value-type="float">
            <text:p>3092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float" office:value="1779.67" calcext:value-type="float">
            <text:p>1779.67</text:p>
          </table:table-cell>
          <table:table-cell office:value-type="float" office:value="2160.79" calcext:value-type="float">
            <text:p>2160.79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1940.95" calcext:value-type="float">
            <text:p>1940.95</text:p>
          </table:table-cell>
          <table:table-cell office:value-type="float" office:value="1691.78" calcext:value-type="float">
            <text:p>1691.78</text:p>
          </table:table-cell>
          <table:table-cell table:number-columns-repeated="2"/>
          <table:table-cell table:formula="of:=AVERAGE([.A76:.E76])" office:value-type="float" office:value="2999" calcext:value-type="float">
            <text:p>2999</text:p>
          </table:table-cell>
          <table:table-cell table:formula="of:=AVERAGE([.G76:.K76])" office:value-type="float" office:value="1828.946" calcext:value-type="float">
            <text:p>1828.946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452" calcext:value-type="float">
            <text:p>3452</text:p>
          </table:table-cell>
          <table:table-cell office:value-type="float" office:value="2897" calcext:value-type="float">
            <text:p>2897</text:p>
          </table:table-cell>
          <table:table-cell office:value-type="float" office:value="3162" calcext:value-type="float">
            <text:p>3162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1690.03" calcext:value-type="float">
            <text:p>1690.03</text:p>
          </table:table-cell>
          <table:table-cell office:value-type="float" office:value="2064.11" calcext:value-type="float">
            <text:p>2064.11</text:p>
          </table:table-cell>
          <table:table-cell office:value-type="float" office:value="1624.23" calcext:value-type="float">
            <text:p>1624.23</text:p>
          </table:table-cell>
          <table:table-cell office:value-type="float" office:value="1771.26" calcext:value-type="float">
            <text:p>1771.26</text:p>
          </table:table-cell>
          <table:table-cell office:value-type="float" office:value="1728" calcext:value-type="float">
            <text:p>1728</text:p>
          </table:table-cell>
          <table:table-cell table:number-columns-repeated="2"/>
          <table:table-cell table:formula="of:=AVERAGE([.A77:.E77])" office:value-type="float" office:value="3035" calcext:value-type="float">
            <text:p>3035</text:p>
          </table:table-cell>
          <table:table-cell table:formula="of:=AVERAGE([.G77:.K77])" office:value-type="float" office:value="1775.526" calcext:value-type="float">
            <text:p>1775.526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322" calcext:value-type="float">
            <text:p>3322</text:p>
          </table:table-cell>
          <table:table-cell office:value-type="float" office:value="2811" calcext:value-type="float">
            <text:p>2811</text:p>
          </table:table-cell>
          <table:table-cell office:value-type="float" office:value="2997" calcext:value-type="float">
            <text:p>2997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1808.12" calcext:value-type="float">
            <text:p>1808.12</text:p>
          </table:table-cell>
          <table:table-cell office:value-type="float" office:value="2021.73" calcext:value-type="float">
            <text:p>2021.73</text:p>
          </table:table-cell>
          <table:table-cell office:value-type="float" office:value="1495.58" calcext:value-type="float">
            <text:p>1495.58</text:p>
          </table:table-cell>
          <table:table-cell office:value-type="float" office:value="1884.99" calcext:value-type="float">
            <text:p>1884.99</text:p>
          </table:table-cell>
          <table:table-cell office:value-type="float" office:value="1557.1" calcext:value-type="float">
            <text:p>1557.1</text:p>
          </table:table-cell>
          <table:table-cell table:number-columns-repeated="2"/>
          <table:table-cell table:formula="of:=AVERAGE([.A78:.E78])" office:value-type="float" office:value="3041.8" calcext:value-type="float">
            <text:p>3041.8</text:p>
          </table:table-cell>
          <table:table-cell table:formula="of:=AVERAGE([.G78:.K78])" office:value-type="float" office:value="1753.504" calcext:value-type="float">
            <text:p>1753.504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767" calcext:value-type="float">
            <text:p>3767</text:p>
          </table:table-cell>
          <table:table-cell office:value-type="float" office:value="2972" calcext:value-type="float">
            <text:p>2972</text:p>
          </table:table-cell>
          <table:table-cell office:value-type="float" office:value="3022" calcext:value-type="float">
            <text:p>3022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float" office:value="1745.72" calcext:value-type="float">
            <text:p>1745.72</text:p>
          </table:table-cell>
          <table:table-cell office:value-type="float" office:value="2251.93" calcext:value-type="float">
            <text:p>2251.93</text:p>
          </table:table-cell>
          <table:table-cell office:value-type="float" office:value="1663.92" calcext:value-type="float">
            <text:p>1663.92</text:p>
          </table:table-cell>
          <table:table-cell office:value-type="float" office:value="1930.72" calcext:value-type="float">
            <text:p>1930.72</text:p>
          </table:table-cell>
          <table:table-cell office:value-type="float" office:value="1758.27" calcext:value-type="float">
            <text:p>1758.27</text:p>
          </table:table-cell>
          <table:table-cell table:number-columns-repeated="2"/>
          <table:table-cell table:formula="of:=AVERAGE([.A79:.E79])" office:value-type="float" office:value="3065" calcext:value-type="float">
            <text:p>3065</text:p>
          </table:table-cell>
          <table:table-cell table:formula="of:=AVERAGE([.G79:.K79])" office:value-type="float" office:value="1870.112" calcext:value-type="float">
            <text:p>1870.11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3526" calcext:value-type="float">
            <text:p>3526</text:p>
          </table:table-cell>
          <table:table-cell office:value-type="float" office:value="2772" calcext:value-type="float">
            <text:p>2772</text:p>
          </table:table-cell>
          <table:table-cell office:value-type="float" office:value="2982" calcext:value-type="float">
            <text:p>2982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float" office:value="1764.07" calcext:value-type="float">
            <text:p>1764.07</text:p>
          </table:table-cell>
          <table:table-cell office:value-type="float" office:value="2194.46" calcext:value-type="float">
            <text:p>2194.46</text:p>
          </table:table-cell>
          <table:table-cell office:value-type="float" office:value="1463.74" calcext:value-type="float">
            <text:p>1463.74</text:p>
          </table:table-cell>
          <table:table-cell office:value-type="float" office:value="1938.78" calcext:value-type="float">
            <text:p>1938.78</text:p>
          </table:table-cell>
          <table:table-cell office:value-type="float" office:value="1682.05" calcext:value-type="float">
            <text:p>1682.05</text:p>
          </table:table-cell>
          <table:table-cell table:number-columns-repeated="2"/>
          <table:table-cell table:formula="of:=AVERAGE([.A80:.E80])" office:value-type="float" office:value="3122.8" calcext:value-type="float">
            <text:p>3122.8</text:p>
          </table:table-cell>
          <table:table-cell table:formula="of:=AVERAGE([.G80:.K80])" office:value-type="float" office:value="1808.62" calcext:value-type="float">
            <text:p>1808.6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130" calcext:value-type="float">
            <text:p>4130</text:p>
          </table:table-cell>
          <table:table-cell office:value-type="float" office:value="3127" calcext:value-type="float">
            <text:p>3127</text:p>
          </table:table-cell>
          <table:table-cell office:value-type="float" office:value="3182" calcext:value-type="float">
            <text:p>3182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1811.33" calcext:value-type="float">
            <text:p>1811.33</text:p>
          </table:table-cell>
          <table:table-cell office:value-type="float" office:value="2286.99" calcext:value-type="float">
            <text:p>2286.99</text:p>
          </table:table-cell>
          <table:table-cell office:value-type="float" office:value="1645.43" calcext:value-type="float">
            <text:p>1645.43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1635.92" calcext:value-type="float">
            <text:p>1635.92</text:p>
          </table:table-cell>
          <table:table-cell table:number-columns-repeated="2"/>
          <table:table-cell table:formula="of:=AVERAGE([.A81:.E81])" office:value-type="float" office:value="3298.6" calcext:value-type="float">
            <text:p>3298.6</text:p>
          </table:table-cell>
          <table:table-cell table:formula="of:=AVERAGE([.G81:.K81])" office:value-type="float" office:value="1864.316" calcext:value-type="float">
            <text:p>1864.316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682" calcext:value-type="float">
            <text:p>3682</text:p>
          </table:table-cell>
          <table:table-cell office:value-type="float" office:value="2747" calcext:value-type="float">
            <text:p>2747</text:p>
          </table:table-cell>
          <table:table-cell office:value-type="float" office:value="2977" calcext:value-type="float">
            <text:p>297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782.25" calcext:value-type="float">
            <text:p>1782.25</text:p>
          </table:table-cell>
          <table:table-cell office:value-type="float" office:value="2214.13" calcext:value-type="float">
            <text:p>2214.13</text:p>
          </table:table-cell>
          <table:table-cell office:value-type="float" office:value="1653.64" calcext:value-type="float">
            <text:p>1653.64</text:p>
          </table:table-cell>
          <table:table-cell office:value-type="float" office:value="1984.12" calcext:value-type="float">
            <text:p>1984.12</text:p>
          </table:table-cell>
          <table:table-cell office:value-type="float" office:value="1708.85" calcext:value-type="float">
            <text:p>1708.85</text:p>
          </table:table-cell>
          <table:table-cell table:number-columns-repeated="2"/>
          <table:table-cell table:formula="of:=AVERAGE([.A82:.E82])" office:value-type="float" office:value="3124" calcext:value-type="float">
            <text:p>3124</text:p>
          </table:table-cell>
          <table:table-cell table:formula="of:=AVERAGE([.G82:.K82])" office:value-type="float" office:value="1868.598" calcext:value-type="float">
            <text:p>1868.59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467" calcext:value-type="float">
            <text:p>3467</text:p>
          </table:table-cell>
          <table:table-cell office:value-type="float" office:value="3037" calcext:value-type="float">
            <text:p>3037</text:p>
          </table:table-cell>
          <table:table-cell office:value-type="float" office:value="2977" calcext:value-type="float">
            <text:p>2977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float" office:value="1803.26" calcext:value-type="float">
            <text:p>1803.26</text:p>
          </table:table-cell>
          <table:table-cell office:value-type="float" office:value="2196.8" calcext:value-type="float">
            <text:p>2196.8</text:p>
          </table:table-cell>
          <table:table-cell office:value-type="float" office:value="1591.88" calcext:value-type="float">
            <text:p>1591.88</text:p>
          </table:table-cell>
          <table:table-cell office:value-type="float" office:value="1853.3" calcext:value-type="float">
            <text:p>1853.3</text:p>
          </table:table-cell>
          <table:table-cell office:value-type="float" office:value="1772.25" calcext:value-type="float">
            <text:p>1772.25</text:p>
          </table:table-cell>
          <table:table-cell table:number-columns-repeated="2"/>
          <table:table-cell table:formula="of:=AVERAGE([.A83:.E83])" office:value-type="float" office:value="3111" calcext:value-type="float">
            <text:p>3111</text:p>
          </table:table-cell>
          <table:table-cell table:formula="of:=AVERAGE([.G83:.K83])" office:value-type="float" office:value="1843.498" calcext:value-type="float">
            <text:p>1843.49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642" calcext:value-type="float">
            <text:p>3642</text:p>
          </table:table-cell>
          <table:table-cell office:value-type="float" office:value="2477" calcext:value-type="float">
            <text:p>2477</text:p>
          </table:table-cell>
          <table:table-cell office:value-type="float" office:value="3022" calcext:value-type="float">
            <text:p>302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1825.65" calcext:value-type="float">
            <text:p>1825.65</text:p>
          </table:table-cell>
          <table:table-cell office:value-type="float" office:value="2283.77" calcext:value-type="float">
            <text:p>2283.77</text:p>
          </table:table-cell>
          <table:table-cell office:value-type="float" office:value="1393.85" calcext:value-type="float">
            <text:p>1393.85</text:p>
          </table:table-cell>
          <table:table-cell office:value-type="float" office:value="2063" calcext:value-type="float">
            <text:p>2063</text:p>
          </table:table-cell>
          <table:table-cell office:value-type="float" office:value="1835.34" calcext:value-type="float">
            <text:p>1835.34</text:p>
          </table:table-cell>
          <table:table-cell table:number-columns-repeated="2"/>
          <table:table-cell table:formula="of:=AVERAGE([.A84:.E84])" office:value-type="float" office:value="3108" calcext:value-type="float">
            <text:p>3108</text:p>
          </table:table-cell>
          <table:table-cell table:formula="of:=AVERAGE([.G84:.K84])" office:value-type="float" office:value="1880.322" calcext:value-type="float">
            <text:p>1880.322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472" calcext:value-type="float">
            <text:p>3472</text:p>
          </table:table-cell>
          <table:table-cell office:value-type="float" office:value="2852" calcext:value-type="float">
            <text:p>2852</text:p>
          </table:table-cell>
          <table:table-cell office:value-type="float" office:value="2767" calcext:value-type="float">
            <text:p>2767</text:p>
          </table:table-cell>
          <table:table-cell office:value-type="float" office:value="2998" calcext:value-type="float">
            <text:p>2998</text:p>
          </table:table-cell>
          <table:table-cell/>
          <table:table-cell office:value-type="float" office:value="1797.59" calcext:value-type="float">
            <text:p>1797.59</text:p>
          </table:table-cell>
          <table:table-cell office:value-type="float" office:value="2323.65" calcext:value-type="float">
            <text:p>2323.65</text:p>
          </table:table-cell>
          <table:table-cell office:value-type="float" office:value="1609.82" calcext:value-type="float">
            <text:p>1609.82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800.28" calcext:value-type="float">
            <text:p>1800.28</text:p>
          </table:table-cell>
          <table:table-cell table:number-columns-repeated="2"/>
          <table:table-cell table:formula="of:=AVERAGE([.A85:.E85])" office:value-type="float" office:value="2972.6" calcext:value-type="float">
            <text:p>2972.6</text:p>
          </table:table-cell>
          <table:table-cell table:formula="of:=AVERAGE([.G85:.K85])" office:value-type="float" office:value="1879.482" calcext:value-type="float">
            <text:p>1879.48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861" calcext:value-type="float">
            <text:p>3861</text:p>
          </table:table-cell>
          <table:table-cell office:value-type="float" office:value="3082" calcext:value-type="float">
            <text:p>3082</text:p>
          </table:table-cell>
          <table:table-cell office:value-type="float" office:value="3092" calcext:value-type="float">
            <text:p>3092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float" office:value="1844.51" calcext:value-type="float">
            <text:p>1844.51</text:p>
          </table:table-cell>
          <table:table-cell office:value-type="float" office:value="2281.55" calcext:value-type="float">
            <text:p>2281.55</text:p>
          </table:table-cell>
          <table:table-cell office:value-type="float" office:value="1647.06" calcext:value-type="float">
            <text:p>1647.06</text:p>
          </table:table-cell>
          <table:table-cell office:value-type="float" office:value="1962.17" calcext:value-type="float">
            <text:p>1962.17</text:p>
          </table:table-cell>
          <table:table-cell office:value-type="float" office:value="1839.22" calcext:value-type="float">
            <text:p>1839.22</text:p>
          </table:table-cell>
          <table:table-cell table:number-columns-repeated="2"/>
          <table:table-cell table:formula="of:=AVERAGE([.A86:.E86])" office:value-type="float" office:value="3247.8" calcext:value-type="float">
            <text:p>3247.8</text:p>
          </table:table-cell>
          <table:table-cell table:formula="of:=AVERAGE([.G86:.K86])" office:value-type="float" office:value="1914.902" calcext:value-type="float">
            <text:p>1914.90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772" calcext:value-type="float">
            <text:p>3772</text:p>
          </table:table-cell>
          <table:table-cell office:value-type="float" office:value="2957" calcext:value-type="float">
            <text:p>2957</text:p>
          </table:table-cell>
          <table:table-cell office:value-type="float" office:value="3132" calcext:value-type="float">
            <text:p>313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845.57" calcext:value-type="float">
            <text:p>1845.57</text:p>
          </table:table-cell>
          <table:table-cell office:value-type="float" office:value="2337.36" calcext:value-type="float">
            <text:p>2337.36</text:p>
          </table:table-cell>
          <table:table-cell office:value-type="float" office:value="1795.85" calcext:value-type="float">
            <text:p>1795.85</text:p>
          </table:table-cell>
          <table:table-cell office:value-type="float" office:value="1738.8" calcext:value-type="float">
            <text:p>1738.8</text:p>
          </table:table-cell>
          <table:table-cell office:value-type="float" office:value="1704.96" calcext:value-type="float">
            <text:p>1704.96</text:p>
          </table:table-cell>
          <table:table-cell table:number-columns-repeated="2"/>
          <table:table-cell table:formula="of:=AVERAGE([.A87:.E87])" office:value-type="float" office:value="3117" calcext:value-type="float">
            <text:p>3117</text:p>
          </table:table-cell>
          <table:table-cell table:formula="of:=AVERAGE([.G87:.K87])" office:value-type="float" office:value="1884.508" calcext:value-type="float">
            <text:p>1884.508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3816" calcext:value-type="float">
            <text:p>3816</text:p>
          </table:table-cell>
          <table:table-cell office:value-type="float" office:value="2977" calcext:value-type="float">
            <text:p>2977</text:p>
          </table:table-cell>
          <table:table-cell office:value-type="float" office:value="3277" calcext:value-type="float">
            <text:p>3277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807.76" calcext:value-type="float">
            <text:p>1807.76</text:p>
          </table:table-cell>
          <table:table-cell office:value-type="float" office:value="2180.15" calcext:value-type="float">
            <text:p>2180.15</text:p>
          </table:table-cell>
          <table:table-cell office:value-type="float" office:value="1668.37" calcext:value-type="float">
            <text:p>1668.37</text:p>
          </table:table-cell>
          <table:table-cell office:value-type="float" office:value="1891.88" calcext:value-type="float">
            <text:p>1891.88</text:p>
          </table:table-cell>
          <table:table-cell office:value-type="float" office:value="1828.24" calcext:value-type="float">
            <text:p>1828.24</text:p>
          </table:table-cell>
          <table:table-cell table:number-columns-repeated="2"/>
          <table:table-cell table:formula="of:=AVERAGE([.A88:.E88])" office:value-type="float" office:value="3250.6" calcext:value-type="float">
            <text:p>3250.6</text:p>
          </table:table-cell>
          <table:table-cell table:formula="of:=AVERAGE([.G88:.K88])" office:value-type="float" office:value="1875.28" calcext:value-type="float">
            <text:p>1875.28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522" calcext:value-type="float">
            <text:p>3522</text:p>
          </table:table-cell>
          <table:table-cell office:value-type="float" office:value="2782" calcext:value-type="float">
            <text:p>2782</text:p>
          </table:table-cell>
          <table:table-cell office:value-type="float" office:value="3217" calcext:value-type="float">
            <text:p>321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830.55" calcext:value-type="float">
            <text:p>1830.55</text:p>
          </table:table-cell>
          <table:table-cell office:value-type="float" office:value="2074.31" calcext:value-type="float">
            <text:p>2074.31</text:p>
          </table:table-cell>
          <table:table-cell office:value-type="float" office:value="1693.28" calcext:value-type="float">
            <text:p>1693.28</text:p>
          </table:table-cell>
          <table:table-cell office:value-type="float" office:value="1889.58" calcext:value-type="float">
            <text:p>1889.58</text:p>
          </table:table-cell>
          <table:table-cell office:value-type="float" office:value="1776.75" calcext:value-type="float">
            <text:p>1776.75</text:p>
          </table:table-cell>
          <table:table-cell table:number-columns-repeated="2"/>
          <table:table-cell table:formula="of:=AVERAGE([.A89:.E89])" office:value-type="float" office:value="3151.8" calcext:value-type="float">
            <text:p>3151.8</text:p>
          </table:table-cell>
          <table:table-cell table:formula="of:=AVERAGE([.G89:.K89])" office:value-type="float" office:value="1852.894" calcext:value-type="float">
            <text:p>1852.89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807" calcext:value-type="float">
            <text:p>3807</text:p>
          </table:table-cell>
          <table:table-cell office:value-type="float" office:value="2997" calcext:value-type="float">
            <text:p>2997</text:p>
          </table:table-cell>
          <table:table-cell office:value-type="float" office:value="2942" calcext:value-type="float">
            <text:p>2942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float" office:value="1847.88" calcext:value-type="float">
            <text:p>1847.88</text:p>
          </table:table-cell>
          <table:table-cell office:value-type="float" office:value="2130.35" calcext:value-type="float">
            <text:p>2130.35</text:p>
          </table:table-cell>
          <table:table-cell office:value-type="float" office:value="1713.61" calcext:value-type="float">
            <text:p>1713.61</text:p>
          </table:table-cell>
          <table:table-cell office:value-type="float" office:value="1929.95" calcext:value-type="float">
            <text:p>1929.95</text:p>
          </table:table-cell>
          <table:table-cell office:value-type="float" office:value="1704.88" calcext:value-type="float">
            <text:p>1704.88</text:p>
          </table:table-cell>
          <table:table-cell table:number-columns-repeated="2"/>
          <table:table-cell table:formula="of:=AVERAGE([.A90:.E90])" office:value-type="float" office:value="3175" calcext:value-type="float">
            <text:p>3175</text:p>
          </table:table-cell>
          <table:table-cell table:formula="of:=AVERAGE([.G90:.K90])" office:value-type="float" office:value="1865.334" calcext:value-type="float">
            <text:p>1865.334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806" calcext:value-type="float">
            <text:p>3806</text:p>
          </table:table-cell>
          <table:table-cell office:value-type="float" office:value="3057" calcext:value-type="float">
            <text:p>3057</text:p>
          </table:table-cell>
          <table:table-cell office:value-type="float" office:value="3177" calcext:value-type="float">
            <text:p>317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958.6" calcext:value-type="float">
            <text:p>1958.6</text:p>
          </table:table-cell>
          <table:table-cell office:value-type="float" office:value="2063.58" calcext:value-type="float">
            <text:p>2063.58</text:p>
          </table:table-cell>
          <table:table-cell office:value-type="float" office:value="1578.8" calcext:value-type="float">
            <text:p>1578.8</text:p>
          </table:table-cell>
          <table:table-cell office:value-type="float" office:value="1815.57" calcext:value-type="float">
            <text:p>1815.57</text:p>
          </table:table-cell>
          <table:table-cell office:value-type="float" office:value="1830.99" calcext:value-type="float">
            <text:p>1830.99</text:p>
          </table:table-cell>
          <table:table-cell table:number-columns-repeated="2"/>
          <table:table-cell table:formula="of:=AVERAGE([.A91:.E91])" office:value-type="float" office:value="3231.8" calcext:value-type="float">
            <text:p>3231.8</text:p>
          </table:table-cell>
          <table:table-cell table:formula="of:=AVERAGE([.G91:.K91])" office:value-type="float" office:value="1849.508" calcext:value-type="float">
            <text:p>1849.50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812" calcext:value-type="float">
            <text:p>3812</text:p>
          </table:table-cell>
          <table:table-cell office:value-type="float" office:value="2777" calcext:value-type="float">
            <text:p>2777</text:p>
          </table:table-cell>
          <table:table-cell office:value-type="float" office:value="3042" calcext:value-type="float">
            <text:p>3042</text:p>
          </table:table-cell>
          <table:table-cell office:value-type="float" office:value="3302" calcext:value-type="float">
            <text:p>3302</text:p>
          </table:table-cell>
          <table:table-cell/>
          <table:table-cell office:value-type="float" office:value="1961.67" calcext:value-type="float">
            <text:p>1961.67</text:p>
          </table:table-cell>
          <table:table-cell office:value-type="float" office:value="2344.43" calcext:value-type="float">
            <text:p>2344.43</text:p>
          </table:table-cell>
          <table:table-cell office:value-type="float" office:value="1675.34" calcext:value-type="float">
            <text:p>1675.34</text:p>
          </table:table-cell>
          <table:table-cell office:value-type="float" office:value="1870.23" calcext:value-type="float">
            <text:p>1870.23</text:p>
          </table:table-cell>
          <table:table-cell office:value-type="float" office:value="1820.64" calcext:value-type="float">
            <text:p>1820.64</text:p>
          </table:table-cell>
          <table:table-cell table:number-columns-repeated="2"/>
          <table:table-cell table:formula="of:=AVERAGE([.A92:.E92])" office:value-type="float" office:value="3237" calcext:value-type="float">
            <text:p>3237</text:p>
          </table:table-cell>
          <table:table-cell table:formula="of:=AVERAGE([.G92:.K92])" office:value-type="float" office:value="1934.462" calcext:value-type="float">
            <text:p>1934.462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4177" calcext:value-type="float">
            <text:p>4177</text:p>
          </table:table-cell>
          <table:table-cell office:value-type="float" office:value="3117" calcext:value-type="float">
            <text:p>3117</text:p>
          </table:table-cell>
          <table:table-cell office:value-type="float" office:value="2972" calcext:value-type="float">
            <text:p>2972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788.3" calcext:value-type="float">
            <text:p>1788.3</text:p>
          </table:table-cell>
          <table:table-cell office:value-type="float" office:value="2160.58" calcext:value-type="float">
            <text:p>2160.58</text:p>
          </table:table-cell>
          <table:table-cell office:value-type="float" office:value="1590.48" calcext:value-type="float">
            <text:p>1590.48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2002.44" calcext:value-type="float">
            <text:p>2002.44</text:p>
          </table:table-cell>
          <table:table-cell table:number-columns-repeated="2"/>
          <table:table-cell table:formula="of:=AVERAGE([.A93:.E93])" office:value-type="float" office:value="3281" calcext:value-type="float">
            <text:p>3281</text:p>
          </table:table-cell>
          <table:table-cell table:formula="of:=AVERAGE([.G93:.K93])" office:value-type="float" office:value="1876.206" calcext:value-type="float">
            <text:p>1876.206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542" calcext:value-type="float">
            <text:p>3542</text:p>
          </table:table-cell>
          <table:table-cell office:value-type="float" office:value="2952" calcext:value-type="float">
            <text:p>2952</text:p>
          </table:table-cell>
          <table:table-cell office:value-type="float" office:value="3212" calcext:value-type="float">
            <text:p>3212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860.21" calcext:value-type="float">
            <text:p>1860.21</text:p>
          </table:table-cell>
          <table:table-cell office:value-type="float" office:value="2234.99" calcext:value-type="float">
            <text:p>2234.99</text:p>
          </table:table-cell>
          <table:table-cell office:value-type="float" office:value="1736.9" calcext:value-type="float">
            <text:p>1736.9</text:p>
          </table:table-cell>
          <table:table-cell office:value-type="float" office:value="1806.29" calcext:value-type="float">
            <text:p>1806.29</text:p>
          </table:table-cell>
          <table:table-cell office:value-type="float" office:value="1760.3" calcext:value-type="float">
            <text:p>1760.3</text:p>
          </table:table-cell>
          <table:table-cell table:number-columns-repeated="2"/>
          <table:table-cell table:formula="of:=AVERAGE([.A94:.E94])" office:value-type="float" office:value="3144" calcext:value-type="float">
            <text:p>3144</text:p>
          </table:table-cell>
          <table:table-cell table:formula="of:=AVERAGE([.G94:.K94])" office:value-type="float" office:value="1879.738" calcext:value-type="float">
            <text:p>1879.738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862" calcext:value-type="float">
            <text:p>3862</text:p>
          </table:table-cell>
          <table:table-cell office:value-type="float" office:value="2732" calcext:value-type="float">
            <text:p>2732</text:p>
          </table:table-cell>
          <table:table-cell office:value-type="float" office:value="3472" calcext:value-type="float">
            <text:p>3472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1800.76" calcext:value-type="float">
            <text:p>1800.76</text:p>
          </table:table-cell>
          <table:table-cell office:value-type="float" office:value="2088.1" calcext:value-type="float">
            <text:p>2088.1</text:p>
          </table:table-cell>
          <table:table-cell office:value-type="float" office:value="1763.15" calcext:value-type="float">
            <text:p>1763.15</text:p>
          </table:table-cell>
          <table:table-cell office:value-type="float" office:value="1898.59" calcext:value-type="float">
            <text:p>1898.59</text:p>
          </table:table-cell>
          <table:table-cell office:value-type="float" office:value="1812.59" calcext:value-type="float">
            <text:p>1812.59</text:p>
          </table:table-cell>
          <table:table-cell table:number-columns-repeated="2"/>
          <table:table-cell table:formula="of:=AVERAGE([.A95:.E95])" office:value-type="float" office:value="3157" calcext:value-type="float">
            <text:p>3157</text:p>
          </table:table-cell>
          <table:table-cell table:formula="of:=AVERAGE([.G95:.K95])" office:value-type="float" office:value="1872.638" calcext:value-type="float">
            <text:p>1872.63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937" calcext:value-type="float">
            <text:p>3937</text:p>
          </table:table-cell>
          <table:table-cell office:value-type="float" office:value="2797" calcext:value-type="float">
            <text:p>2797</text:p>
          </table:table-cell>
          <table:table-cell office:value-type="float" office:value="2862" calcext:value-type="float">
            <text:p>2862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float" office:value="1897.57" calcext:value-type="float">
            <text:p>1897.57</text:p>
          </table:table-cell>
          <table:table-cell office:value-type="float" office:value="2222.55" calcext:value-type="float">
            <text:p>2222.55</text:p>
          </table:table-cell>
          <table:table-cell office:value-type="float" office:value="1710.95" calcext:value-type="float">
            <text:p>1710.95</text:p>
          </table:table-cell>
          <table:table-cell office:value-type="float" office:value="1914.13" calcext:value-type="float">
            <text:p>1914.13</text:p>
          </table:table-cell>
          <table:table-cell office:value-type="float" office:value="1846.63" calcext:value-type="float">
            <text:p>1846.63</text:p>
          </table:table-cell>
          <table:table-cell table:number-columns-repeated="2"/>
          <table:table-cell table:formula="of:=AVERAGE([.A96:.E96])" office:value-type="float" office:value="3192" calcext:value-type="float">
            <text:p>3192</text:p>
          </table:table-cell>
          <table:table-cell table:formula="of:=AVERAGE([.G96:.K96])" office:value-type="float" office:value="1918.366" calcext:value-type="float">
            <text:p>1918.366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4327" calcext:value-type="float">
            <text:p>4327</text:p>
          </table:table-cell>
          <table:table-cell office:value-type="float" office:value="2902" calcext:value-type="float">
            <text:p>2902</text:p>
          </table:table-cell>
          <table:table-cell office:value-type="float" office:value="3452" calcext:value-type="float">
            <text:p>3452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float" office:value="1968.7" calcext:value-type="float">
            <text:p>1968.7</text:p>
          </table:table-cell>
          <table:table-cell office:value-type="float" office:value="2043.18" calcext:value-type="float">
            <text:p>2043.18</text:p>
          </table:table-cell>
          <table:table-cell office:value-type="float" office:value="1811.27" calcext:value-type="float">
            <text:p>1811.27</text:p>
          </table:table-cell>
          <table:table-cell office:value-type="float" office:value="1960.65" calcext:value-type="float">
            <text:p>1960.65</text:p>
          </table:table-cell>
          <table:table-cell office:value-type="float" office:value="1971.68" calcext:value-type="float">
            <text:p>1971.68</text:p>
          </table:table-cell>
          <table:table-cell table:number-columns-repeated="2"/>
          <table:table-cell table:formula="of:=AVERAGE([.A97:.E97])" office:value-type="float" office:value="3429" calcext:value-type="float">
            <text:p>3429</text:p>
          </table:table-cell>
          <table:table-cell table:formula="of:=AVERAGE([.G97:.K97])" office:value-type="float" office:value="1951.096" calcext:value-type="float">
            <text:p>1951.096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3657" calcext:value-type="float">
            <text:p>3657</text:p>
          </table:table-cell>
          <table:table-cell office:value-type="float" office:value="2937" calcext:value-type="float">
            <text:p>2937</text:p>
          </table:table-cell>
          <table:table-cell office:value-type="float" office:value="2997" calcext:value-type="float">
            <text:p>2997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float" office:value="1938.77" calcext:value-type="float">
            <text:p>1938.77</text:p>
          </table:table-cell>
          <table:table-cell office:value-type="float" office:value="2206.87" calcext:value-type="float">
            <text:p>2206.87</text:p>
          </table:table-cell>
          <table:table-cell office:value-type="float" office:value="1702.92" calcext:value-type="float">
            <text:p>1702.92</text:p>
          </table:table-cell>
          <table:table-cell office:value-type="float" office:value="1918.61" calcext:value-type="float">
            <text:p>1918.61</text:p>
          </table:table-cell>
          <table:table-cell office:value-type="float" office:value="1859.12" calcext:value-type="float">
            <text:p>1859.12</text:p>
          </table:table-cell>
          <table:table-cell table:number-columns-repeated="2"/>
          <table:table-cell table:formula="of:=AVERAGE([.A98:.E98])" office:value-type="float" office:value="3138" calcext:value-type="float">
            <text:p>3138</text:p>
          </table:table-cell>
          <table:table-cell table:formula="of:=AVERAGE([.G98:.K98])" office:value-type="float" office:value="1925.258" calcext:value-type="float">
            <text:p>1925.25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602" calcext:value-type="float">
            <text:p>3602</text:p>
          </table:table-cell>
          <table:table-cell office:value-type="float" office:value="2787" calcext:value-type="float">
            <text:p>2787</text:p>
          </table:table-cell>
          <table:table-cell office:value-type="float" office:value="3092" calcext:value-type="float">
            <text:p>3092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1930.94" calcext:value-type="float">
            <text:p>1930.94</text:p>
          </table:table-cell>
          <table:table-cell office:value-type="float" office:value="2108.24" calcext:value-type="float">
            <text:p>2108.24</text:p>
          </table:table-cell>
          <table:table-cell office:value-type="float" office:value="1747.19" calcext:value-type="float">
            <text:p>1747.19</text:p>
          </table:table-cell>
          <table:table-cell office:value-type="float" office:value="1914.73" calcext:value-type="float">
            <text:p>1914.73</text:p>
          </table:table-cell>
          <table:table-cell office:value-type="float" office:value="1860.31" calcext:value-type="float">
            <text:p>1860.31</text:p>
          </table:table-cell>
          <table:table-cell table:number-columns-repeated="2"/>
          <table:table-cell table:formula="of:=AVERAGE([.A99:.E99])" office:value-type="float" office:value="3130" calcext:value-type="float">
            <text:p>3130</text:p>
          </table:table-cell>
          <table:table-cell table:formula="of:=AVERAGE([.G99:.K99])" office:value-type="float" office:value="1912.282" calcext:value-type="float">
            <text:p>1912.28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642" calcext:value-type="float">
            <text:p>3642</text:p>
          </table:table-cell>
          <table:table-cell office:value-type="float" office:value="2927" calcext:value-type="float">
            <text:p>2927</text:p>
          </table:table-cell>
          <table:table-cell office:value-type="float" office:value="3037" calcext:value-type="float">
            <text:p>3037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float" office:value="1865.42" calcext:value-type="float">
            <text:p>1865.42</text:p>
          </table:table-cell>
          <table:table-cell office:value-type="float" office:value="2381.61" calcext:value-type="float">
            <text:p>2381.61</text:p>
          </table:table-cell>
          <table:table-cell office:value-type="float" office:value="1759.84" calcext:value-type="float">
            <text:p>1759.84</text:p>
          </table:table-cell>
          <table:table-cell office:value-type="float" office:value="1945.27" calcext:value-type="float">
            <text:p>1945.27</text:p>
          </table:table-cell>
          <table:table-cell office:value-type="float" office:value="1713.08" calcext:value-type="float">
            <text:p>1713.08</text:p>
          </table:table-cell>
          <table:table-cell table:number-columns-repeated="2"/>
          <table:table-cell table:formula="of:=AVERAGE([.A100:.E100])" office:value-type="float" office:value="3092" calcext:value-type="float">
            <text:p>3092</text:p>
          </table:table-cell>
          <table:table-cell table:formula="of:=AVERAGE([.G100:.K100])" office:value-type="float" office:value="1933.044" calcext:value-type="float">
            <text:p>1933.044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217" calcext:value-type="float">
            <text:p>4217</text:p>
          </table:table-cell>
          <table:table-cell office:value-type="float" office:value="3232" calcext:value-type="float">
            <text:p>3232</text:p>
          </table:table-cell>
          <table:table-cell office:value-type="float" office:value="2962" calcext:value-type="float">
            <text:p>2962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1832.38" calcext:value-type="float">
            <text:p>1832.38</text:p>
          </table:table-cell>
          <table:table-cell office:value-type="float" office:value="2227.34" calcext:value-type="float">
            <text:p>2227.34</text:p>
          </table:table-cell>
          <table:table-cell office:value-type="float" office:value="1829.7" calcext:value-type="float">
            <text:p>1829.7</text:p>
          </table:table-cell>
          <table:table-cell office:value-type="float" office:value="1975.69" calcext:value-type="float">
            <text:p>1975.69</text:p>
          </table:table-cell>
          <table:table-cell office:value-type="float" office:value="1671.4" calcext:value-type="float">
            <text:p>1671.4</text:p>
          </table:table-cell>
          <table:table-cell table:number-columns-repeated="2"/>
          <table:table-cell table:formula="of:=AVERAGE([.A101:.E101])" office:value-type="float" office:value="3366" calcext:value-type="float">
            <text:p>3366</text:p>
          </table:table-cell>
          <table:table-cell table:formula="of:=AVERAGE([.G101:.K101])" office:value-type="float" office:value="1907.302" calcext:value-type="float">
            <text:p>1907.30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987" calcext:value-type="float">
            <text:p>3987</text:p>
          </table:table-cell>
          <table:table-cell office:value-type="float" office:value="2882" calcext:value-type="float">
            <text:p>2882</text:p>
          </table:table-cell>
          <table:table-cell office:value-type="float" office:value="3307" calcext:value-type="float">
            <text:p>3307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1860.49" calcext:value-type="float">
            <text:p>1860.49</text:p>
          </table:table-cell>
          <table:table-cell office:value-type="float" office:value="2321.15" calcext:value-type="float">
            <text:p>2321.15</text:p>
          </table:table-cell>
          <table:table-cell office:value-type="float" office:value="1790.63" calcext:value-type="float">
            <text:p>1790.63</text:p>
          </table:table-cell>
          <table:table-cell office:value-type="float" office:value="1741.33" calcext:value-type="float">
            <text:p>1741.33</text:p>
          </table:table-cell>
          <table:table-cell office:value-type="float" office:value="1836.37" calcext:value-type="float">
            <text:p>1836.37</text:p>
          </table:table-cell>
          <table:table-cell table:number-columns-repeated="2"/>
          <table:table-cell table:formula="of:=AVERAGE([.A102:.E102])" office:value-type="float" office:value="3286" calcext:value-type="float">
            <text:p>3286</text:p>
          </table:table-cell>
          <table:table-cell table:formula="of:=AVERAGE([.G102:.K102])" office:value-type="float" office:value="1909.994" calcext:value-type="float">
            <text:p>1909.994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851" calcext:value-type="float">
            <text:p>3851</text:p>
          </table:table-cell>
          <table:table-cell office:value-type="float" office:value="3402" calcext:value-type="float">
            <text:p>3402</text:p>
          </table:table-cell>
          <table:table-cell office:value-type="float" office:value="3217" calcext:value-type="float">
            <text:p>3217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1883.26" calcext:value-type="float">
            <text:p>1883.26</text:p>
          </table:table-cell>
          <table:table-cell office:value-type="float" office:value="2352.9" calcext:value-type="float">
            <text:p>2352.9</text:p>
          </table:table-cell>
          <table:table-cell office:value-type="float" office:value="1735.92" calcext:value-type="float">
            <text:p>1735.92</text:p>
          </table:table-cell>
          <table:table-cell office:value-type="float" office:value="1915.1" calcext:value-type="float">
            <text:p>1915.1</text:p>
          </table:table-cell>
          <table:table-cell office:value-type="float" office:value="1745.66" calcext:value-type="float">
            <text:p>1745.66</text:p>
          </table:table-cell>
          <table:table-cell table:number-columns-repeated="2"/>
          <table:table-cell table:formula="of:=AVERAGE([.A103:.E103])" office:value-type="float" office:value="3257.8" calcext:value-type="float">
            <text:p>3257.8</text:p>
          </table:table-cell>
          <table:table-cell table:formula="of:=AVERAGE([.G103:.K103])" office:value-type="float" office:value="1926.568" calcext:value-type="float">
            <text:p>1926.56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632" calcext:value-type="float">
            <text:p>3632</text:p>
          </table:table-cell>
          <table:table-cell office:value-type="float" office:value="2902" calcext:value-type="float">
            <text:p>2902</text:p>
          </table:table-cell>
          <table:table-cell office:value-type="float" office:value="2912" calcext:value-type="float">
            <text:p>2912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1875.7" calcext:value-type="float">
            <text:p>1875.7</text:p>
          </table:table-cell>
          <table:table-cell office:value-type="float" office:value="2329.96" calcext:value-type="float">
            <text:p>2329.96</text:p>
          </table:table-cell>
          <table:table-cell office:value-type="float" office:value="1764.05" calcext:value-type="float">
            <text:p>1764.05</text:p>
          </table:table-cell>
          <table:table-cell office:value-type="float" office:value="1868.65" calcext:value-type="float">
            <text:p>1868.65</text:p>
          </table:table-cell>
          <table:table-cell office:value-type="float" office:value="1792.61" calcext:value-type="float">
            <text:p>1792.61</text:p>
          </table:table-cell>
          <table:table-cell table:number-columns-repeated="2"/>
          <table:table-cell table:formula="of:=AVERAGE([.A104:.E104])" office:value-type="float" office:value="3043" calcext:value-type="float">
            <text:p>3043</text:p>
          </table:table-cell>
          <table:table-cell table:formula="of:=AVERAGE([.G104:.K104])" office:value-type="float" office:value="1926.194" calcext:value-type="float">
            <text:p>1926.194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782" calcext:value-type="float">
            <text:p>3782</text:p>
          </table:table-cell>
          <table:table-cell office:value-type="float" office:value="3112" calcext:value-type="float">
            <text:p>3112</text:p>
          </table:table-cell>
          <table:table-cell office:value-type="float" office:value="3207" calcext:value-type="float">
            <text:p>3207</text:p>
          </table:table-cell>
          <table:table-cell office:value-type="float" office:value="3032" calcext:value-type="float">
            <text:p>3032</text:p>
          </table:table-cell>
          <table:table-cell/>
          <table:table-cell office:value-type="float" office:value="1931.07" calcext:value-type="float">
            <text:p>1931.07</text:p>
          </table:table-cell>
          <table:table-cell office:value-type="float" office:value="2318.54" calcext:value-type="float">
            <text:p>2318.54</text:p>
          </table:table-cell>
          <table:table-cell office:value-type="float" office:value="1848.54" calcext:value-type="float">
            <text:p>1848.54</text:p>
          </table:table-cell>
          <table:table-cell office:value-type="float" office:value="1897.22" calcext:value-type="float">
            <text:p>1897.22</text:p>
          </table:table-cell>
          <table:table-cell office:value-type="float" office:value="1750.6" calcext:value-type="float">
            <text:p>1750.6</text:p>
          </table:table-cell>
          <table:table-cell table:number-columns-repeated="2"/>
          <table:table-cell table:formula="of:=AVERAGE([.A105:.E105])" office:value-type="float" office:value="3315" calcext:value-type="float">
            <text:p>3315</text:p>
          </table:table-cell>
          <table:table-cell table:formula="of:=AVERAGE([.G105:.K105])" office:value-type="float" office:value="1949.194" calcext:value-type="float">
            <text:p>1949.194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792" calcext:value-type="float">
            <text:p>3792</text:p>
          </table:table-cell>
          <table:table-cell office:value-type="float" office:value="3047" calcext:value-type="float">
            <text:p>3047</text:p>
          </table:table-cell>
          <table:table-cell office:value-type="float" office:value="3282" calcext:value-type="float">
            <text:p>3282</text:p>
          </table:table-cell>
          <table:table-cell office:value-type="float" office:value="3211" calcext:value-type="float">
            <text:p>3211</text:p>
          </table:table-cell>
          <table:table-cell/>
          <table:table-cell office:value-type="float" office:value="1841.13" calcext:value-type="float">
            <text:p>1841.13</text:p>
          </table:table-cell>
          <table:table-cell office:value-type="float" office:value="2254.95" calcext:value-type="float">
            <text:p>2254.95</text:p>
          </table:table-cell>
          <table:table-cell office:value-type="float" office:value="1754.22" calcext:value-type="float">
            <text:p>1754.22</text:p>
          </table:table-cell>
          <table:table-cell office:value-type="float" office:value="1959.93" calcext:value-type="float">
            <text:p>1959.93</text:p>
          </table:table-cell>
          <table:table-cell office:value-type="float" office:value="1832.44" calcext:value-type="float">
            <text:p>1832.44</text:p>
          </table:table-cell>
          <table:table-cell table:number-columns-repeated="2"/>
          <table:table-cell table:formula="of:=AVERAGE([.A106:.E106])" office:value-type="float" office:value="3259.8" calcext:value-type="float">
            <text:p>3259.8</text:p>
          </table:table-cell>
          <table:table-cell table:formula="of:=AVERAGE([.G106:.K106])" office:value-type="float" office:value="1928.534" calcext:value-type="float">
            <text:p>1928.53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781" calcext:value-type="float">
            <text:p>3781</text:p>
          </table:table-cell>
          <table:table-cell office:value-type="float" office:value="3162" calcext:value-type="float">
            <text:p>3162</text:p>
          </table:table-cell>
          <table:table-cell office:value-type="float" office:value="3192" calcext:value-type="float">
            <text:p>3192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1844.69" calcext:value-type="float">
            <text:p>1844.69</text:p>
          </table:table-cell>
          <table:table-cell office:value-type="float" office:value="2230.71" calcext:value-type="float">
            <text:p>2230.71</text:p>
          </table:table-cell>
          <table:table-cell office:value-type="float" office:value="1783.85" calcext:value-type="float">
            <text:p>1783.85</text:p>
          </table:table-cell>
          <table:table-cell office:value-type="float" office:value="1977.15" calcext:value-type="float">
            <text:p>1977.15</text:p>
          </table:table-cell>
          <table:table-cell office:value-type="float" office:value="1639.64" calcext:value-type="float">
            <text:p>1639.64</text:p>
          </table:table-cell>
          <table:table-cell table:number-columns-repeated="2"/>
          <table:table-cell table:formula="of:=AVERAGE([.A107:.E107])" office:value-type="float" office:value="3240.8" calcext:value-type="float">
            <text:p>3240.8</text:p>
          </table:table-cell>
          <table:table-cell table:formula="of:=AVERAGE([.G107:.K107])" office:value-type="float" office:value="1895.208" calcext:value-type="float">
            <text:p>1895.208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700" calcext:value-type="float">
            <text:p>3700</text:p>
          </table:table-cell>
          <table:table-cell office:value-type="float" office:value="3342" calcext:value-type="float">
            <text:p>3342</text:p>
          </table:table-cell>
          <table:table-cell office:value-type="float" office:value="3722" calcext:value-type="float">
            <text:p>3722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943.25" calcext:value-type="float">
            <text:p>1943.25</text:p>
          </table:table-cell>
          <table:table-cell office:value-type="float" office:value="2310.03" calcext:value-type="float">
            <text:p>2310.03</text:p>
          </table:table-cell>
          <table:table-cell office:value-type="float" office:value="1827.41" calcext:value-type="float">
            <text:p>1827.41</text:p>
          </table:table-cell>
          <table:table-cell office:value-type="float" office:value="2076.19" calcext:value-type="float">
            <text:p>2076.19</text:p>
          </table:table-cell>
          <table:table-cell office:value-type="float" office:value="1896.97" calcext:value-type="float">
            <text:p>1896.97</text:p>
          </table:table-cell>
          <table:table-cell table:number-columns-repeated="2"/>
          <table:table-cell table:formula="of:=AVERAGE([.A108:.E108])" office:value-type="float" office:value="3515.4" calcext:value-type="float">
            <text:p>3515.4</text:p>
          </table:table-cell>
          <table:table-cell table:formula="of:=AVERAGE([.G108:.K108])" office:value-type="float" office:value="2010.77" calcext:value-type="float">
            <text:p>2010.77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727" calcext:value-type="float">
            <text:p>3727</text:p>
          </table:table-cell>
          <table:table-cell office:value-type="float" office:value="2972" calcext:value-type="float">
            <text:p>2972</text:p>
          </table:table-cell>
          <table:table-cell office:value-type="float" office:value="3092" calcext:value-type="float">
            <text:p>3092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228.75" calcext:value-type="float">
            <text:p>2228.75</text:p>
          </table:table-cell>
          <table:table-cell office:value-type="float" office:value="1776.14" calcext:value-type="float">
            <text:p>1776.14</text:p>
          </table:table-cell>
          <table:table-cell office:value-type="float" office:value="1979.48" calcext:value-type="float">
            <text:p>1979.48</text:p>
          </table:table-cell>
          <table:table-cell office:value-type="float" office:value="1657.74" calcext:value-type="float">
            <text:p>1657.74</text:p>
          </table:table-cell>
          <table:table-cell table:number-columns-repeated="2"/>
          <table:table-cell table:formula="of:=AVERAGE([.A109:.E109])" office:value-type="float" office:value="3240" calcext:value-type="float">
            <text:p>3240</text:p>
          </table:table-cell>
          <table:table-cell table:formula="of:=AVERAGE([.G109:.K109])" office:value-type="float" office:value="1916.422" calcext:value-type="float">
            <text:p>1916.422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602" calcext:value-type="float">
            <text:p>3602</text:p>
          </table:table-cell>
          <table:table-cell office:value-type="float" office:value="2977" calcext:value-type="float">
            <text:p>2977</text:p>
          </table:table-cell>
          <table:table-cell office:value-type="float" office:value="2937" calcext:value-type="float">
            <text:p>2937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918.19" calcext:value-type="float">
            <text:p>1918.19</text:p>
          </table:table-cell>
          <table:table-cell office:value-type="float" office:value="2260.09" calcext:value-type="float">
            <text:p>2260.09</text:p>
          </table:table-cell>
          <table:table-cell office:value-type="float" office:value="1876.51" calcext:value-type="float">
            <text:p>1876.51</text:p>
          </table:table-cell>
          <table:table-cell office:value-type="float" office:value="1911.83" calcext:value-type="float">
            <text:p>1911.83</text:p>
          </table:table-cell>
          <table:table-cell office:value-type="float" office:value="1567.11" calcext:value-type="float">
            <text:p>1567.11</text:p>
          </table:table-cell>
          <table:table-cell table:number-columns-repeated="2"/>
          <table:table-cell table:formula="of:=AVERAGE([.A110:.E110])" office:value-type="float" office:value="3156.8" calcext:value-type="float">
            <text:p>3156.8</text:p>
          </table:table-cell>
          <table:table-cell table:formula="of:=AVERAGE([.G110:.K110])" office:value-type="float" office:value="1906.746" calcext:value-type="float">
            <text:p>1906.74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247" calcext:value-type="float">
            <text:p>4247</text:p>
          </table:table-cell>
          <table:table-cell office:value-type="float" office:value="3167" calcext:value-type="float">
            <text:p>3167</text:p>
          </table:table-cell>
          <table:table-cell office:value-type="float" office:value="3492" calcext:value-type="float">
            <text:p>3492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1937.23" calcext:value-type="float">
            <text:p>1937.23</text:p>
          </table:table-cell>
          <table:table-cell office:value-type="float" office:value="2250.1" calcext:value-type="float">
            <text:p>2250.1</text:p>
          </table:table-cell>
          <table:table-cell office:value-type="float" office:value="1901.04" calcext:value-type="float">
            <text:p>1901.04</text:p>
          </table:table-cell>
          <table:table-cell office:value-type="float" office:value="1959.55" calcext:value-type="float">
            <text:p>1959.55</text:p>
          </table:table-cell>
          <table:table-cell office:value-type="float" office:value="1877.54" calcext:value-type="float">
            <text:p>1877.54</text:p>
          </table:table-cell>
          <table:table-cell table:number-columns-repeated="2"/>
          <table:table-cell table:formula="of:=AVERAGE([.A111:.E111])" office:value-type="float" office:value="3379" calcext:value-type="float">
            <text:p>3379</text:p>
          </table:table-cell>
          <table:table-cell table:formula="of:=AVERAGE([.G111:.K111])" office:value-type="float" office:value="1985.092" calcext:value-type="float">
            <text:p>1985.092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722" calcext:value-type="float">
            <text:p>3722</text:p>
          </table:table-cell>
          <table:table-cell office:value-type="float" office:value="2782" calcext:value-type="float">
            <text:p>2782</text:p>
          </table:table-cell>
          <table:table-cell office:value-type="float" office:value="2877" calcext:value-type="float">
            <text:p>2877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float" office:value="1874.74" calcext:value-type="float">
            <text:p>1874.74</text:p>
          </table:table-cell>
          <table:table-cell office:value-type="float" office:value="2313.88" calcext:value-type="float">
            <text:p>2313.88</text:p>
          </table:table-cell>
          <table:table-cell office:value-type="float" office:value="1694.93" calcext:value-type="float">
            <text:p>1694.93</text:p>
          </table:table-cell>
          <table:table-cell office:value-type="float" office:value="1905.24" calcext:value-type="float">
            <text:p>1905.24</text:p>
          </table:table-cell>
          <table:table-cell office:value-type="float" office:value="1802.39" calcext:value-type="float">
            <text:p>1802.39</text:p>
          </table:table-cell>
          <table:table-cell table:number-columns-repeated="2"/>
          <table:table-cell table:formula="of:=AVERAGE([.A112:.E112])" office:value-type="float" office:value="3132" calcext:value-type="float">
            <text:p>3132</text:p>
          </table:table-cell>
          <table:table-cell table:formula="of:=AVERAGE([.G112:.K112])" office:value-type="float" office:value="1918.236" calcext:value-type="float">
            <text:p>1918.236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4127" calcext:value-type="float">
            <text:p>4127</text:p>
          </table:table-cell>
          <table:table-cell office:value-type="float" office:value="3057" calcext:value-type="float">
            <text:p>3057</text:p>
          </table:table-cell>
          <table:table-cell office:value-type="float" office:value="3167" calcext:value-type="float">
            <text:p>316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843.84" calcext:value-type="float">
            <text:p>1843.84</text:p>
          </table:table-cell>
          <table:table-cell office:value-type="float" office:value="2348.15" calcext:value-type="float">
            <text:p>2348.15</text:p>
          </table:table-cell>
          <table:table-cell office:value-type="float" office:value="1753.13" calcext:value-type="float">
            <text:p>1753.13</text:p>
          </table:table-cell>
          <table:table-cell office:value-type="float" office:value="1902.56" calcext:value-type="float">
            <text:p>1902.56</text:p>
          </table:table-cell>
          <table:table-cell office:value-type="float" office:value="1830.84" calcext:value-type="float">
            <text:p>1830.84</text:p>
          </table:table-cell>
          <table:table-cell table:number-columns-repeated="2"/>
          <table:table-cell table:formula="of:=AVERAGE([.A113:.E113])" office:value-type="float" office:value="3379" calcext:value-type="float">
            <text:p>3379</text:p>
          </table:table-cell>
          <table:table-cell table:formula="of:=AVERAGE([.G113:.K113])" office:value-type="float" office:value="1935.704" calcext:value-type="float">
            <text:p>1935.70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4447" calcext:value-type="float">
            <text:p>4447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3237" calcext:value-type="float">
            <text:p>3237</text:p>
          </table:table-cell>
          <table:table-cell/>
          <table:table-cell office:value-type="float" office:value="1859.42" calcext:value-type="float">
            <text:p>1859.42</text:p>
          </table:table-cell>
          <table:table-cell office:value-type="float" office:value="2171.53" calcext:value-type="float">
            <text:p>2171.53</text:p>
          </table:table-cell>
          <table:table-cell office:value-type="float" office:value="1730.13" calcext:value-type="float">
            <text:p>1730.13</text:p>
          </table:table-cell>
          <table:table-cell office:value-type="float" office:value="2034.9" calcext:value-type="float">
            <text:p>2034.9</text:p>
          </table:table-cell>
          <table:table-cell office:value-type="float" office:value="1724.79" calcext:value-type="float">
            <text:p>1724.79</text:p>
          </table:table-cell>
          <table:table-cell table:number-columns-repeated="2"/>
          <table:table-cell table:formula="of:=AVERAGE([.A114:.E114])" office:value-type="float" office:value="3514" calcext:value-type="float">
            <text:p>3514</text:p>
          </table:table-cell>
          <table:table-cell table:formula="of:=AVERAGE([.G114:.K114])" office:value-type="float" office:value="1904.154" calcext:value-type="float">
            <text:p>1904.154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3821" calcext:value-type="float">
            <text:p>3821</text:p>
          </table:table-cell>
          <table:table-cell office:value-type="float" office:value="2972" calcext:value-type="float">
            <text:p>2972</text:p>
          </table:table-cell>
          <table:table-cell office:value-type="float" office:value="3112" calcext:value-type="float">
            <text:p>3112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1879.81" calcext:value-type="float">
            <text:p>1879.81</text:p>
          </table:table-cell>
          <table:table-cell office:value-type="float" office:value="2368.99" calcext:value-type="float">
            <text:p>2368.99</text:p>
          </table:table-cell>
          <table:table-cell office:value-type="float" office:value="1863.21" calcext:value-type="float">
            <text:p>1863.21</text:p>
          </table:table-cell>
          <table:table-cell office:value-type="float" office:value="1988.85" calcext:value-type="float">
            <text:p>1988.85</text:p>
          </table:table-cell>
          <table:table-cell office:value-type="float" office:value="1749.53" calcext:value-type="float">
            <text:p>1749.53</text:p>
          </table:table-cell>
          <table:table-cell table:number-columns-repeated="2"/>
          <table:table-cell table:formula="of:=AVERAGE([.A115:.E115])" office:value-type="float" office:value="3256.6" calcext:value-type="float">
            <text:p>3256.6</text:p>
          </table:table-cell>
          <table:table-cell table:formula="of:=AVERAGE([.G115:.K115])" office:value-type="float" office:value="1970.078" calcext:value-type="float">
            <text:p>1970.07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797" calcext:value-type="float">
            <text:p>3797</text:p>
          </table:table-cell>
          <table:table-cell office:value-type="float" office:value="2992" calcext:value-type="float">
            <text:p>2992</text:p>
          </table:table-cell>
          <table:table-cell office:value-type="float" office:value="3502" calcext:value-type="float">
            <text:p>350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1856.24" calcext:value-type="float">
            <text:p>1856.24</text:p>
          </table:table-cell>
          <table:table-cell office:value-type="float" office:value="2324.86" calcext:value-type="float">
            <text:p>2324.86</text:p>
          </table:table-cell>
          <table:table-cell office:value-type="float" office:value="1885.27" calcext:value-type="float">
            <text:p>1885.27</text:p>
          </table:table-cell>
          <table:table-cell office:value-type="float" office:value="2061.21" calcext:value-type="float">
            <text:p>2061.21</text:p>
          </table:table-cell>
          <table:table-cell office:value-type="float" office:value="1743.54" calcext:value-type="float">
            <text:p>1743.54</text:p>
          </table:table-cell>
          <table:table-cell table:number-columns-repeated="2"/>
          <table:table-cell table:formula="of:=AVERAGE([.A116:.E116])" office:value-type="float" office:value="3213" calcext:value-type="float">
            <text:p>3213</text:p>
          </table:table-cell>
          <table:table-cell table:formula="of:=AVERAGE([.G116:.K116])" office:value-type="float" office:value="1974.224" calcext:value-type="float">
            <text:p>1974.224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037" calcext:value-type="float">
            <text:p>4037</text:p>
          </table:table-cell>
          <table:table-cell office:value-type="float" office:value="3097" calcext:value-type="float">
            <text:p>3097</text:p>
          </table:table-cell>
          <table:table-cell office:value-type="float" office:value="3562" calcext:value-type="float">
            <text:p>3562</text:p>
          </table:table-cell>
          <table:table-cell office:value-type="float" office:value="3057" calcext:value-type="float">
            <text:p>3057</text:p>
          </table:table-cell>
          <table:table-cell/>
          <table:table-cell office:value-type="float" office:value="1924.65" calcext:value-type="float">
            <text:p>1924.65</text:p>
          </table:table-cell>
          <table:table-cell office:value-type="float" office:value="2398.55" calcext:value-type="float">
            <text:p>2398.55</text:p>
          </table:table-cell>
          <table:table-cell office:value-type="float" office:value="1907" calcext:value-type="float">
            <text:p>1907</text:p>
          </table:table-cell>
          <table:table-cell office:value-type="float" office:value="1929.05" calcext:value-type="float">
            <text:p>1929.05</text:p>
          </table:table-cell>
          <table:table-cell office:value-type="float" office:value="1788.63" calcext:value-type="float">
            <text:p>1788.63</text:p>
          </table:table-cell>
          <table:table-cell table:number-columns-repeated="2"/>
          <table:table-cell table:formula="of:=AVERAGE([.A117:.E117])" office:value-type="float" office:value="3346" calcext:value-type="float">
            <text:p>3346</text:p>
          </table:table-cell>
          <table:table-cell table:formula="of:=AVERAGE([.G117:.K117])" office:value-type="float" office:value="1989.576" calcext:value-type="float">
            <text:p>1989.576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807" calcext:value-type="float">
            <text:p>3807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3227" calcext:value-type="float">
            <text:p>3227</text:p>
          </table:table-cell>
          <table:table-cell/>
          <table:table-cell office:value-type="float" office:value="1912.33" calcext:value-type="float">
            <text:p>1912.33</text:p>
          </table:table-cell>
          <table:table-cell office:value-type="float" office:value="2491.07" calcext:value-type="float">
            <text:p>2491.07</text:p>
          </table:table-cell>
          <table:table-cell office:value-type="float" office:value="1735.57" calcext:value-type="float">
            <text:p>1735.57</text:p>
          </table:table-cell>
          <table:table-cell office:value-type="float" office:value="1984.37" calcext:value-type="float">
            <text:p>1984.37</text:p>
          </table:table-cell>
          <table:table-cell office:value-type="float" office:value="1711.59" calcext:value-type="float">
            <text:p>1711.59</text:p>
          </table:table-cell>
          <table:table-cell table:number-columns-repeated="2"/>
          <table:table-cell table:formula="of:=AVERAGE([.A118:.E118])" office:value-type="float" office:value="3306" calcext:value-type="float">
            <text:p>3306</text:p>
          </table:table-cell>
          <table:table-cell table:formula="of:=AVERAGE([.G118:.K118])" office:value-type="float" office:value="1966.986" calcext:value-type="float">
            <text:p>1966.98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972" calcext:value-type="float">
            <text:p>3972</text:p>
          </table:table-cell>
          <table:table-cell office:value-type="float" office:value="2877" calcext:value-type="float">
            <text:p>2877</text:p>
          </table:table-cell>
          <table:table-cell office:value-type="float" office:value="3312" calcext:value-type="float">
            <text:p>3312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float" office:value="1790.55" calcext:value-type="float">
            <text:p>1790.55</text:p>
          </table:table-cell>
          <table:table-cell office:value-type="float" office:value="2444.59" calcext:value-type="float">
            <text:p>2444.59</text:p>
          </table:table-cell>
          <table:table-cell office:value-type="float" office:value="1798.92" calcext:value-type="float">
            <text:p>1798.92</text:p>
          </table:table-cell>
          <table:table-cell office:value-type="float" office:value="1998.67" calcext:value-type="float">
            <text:p>1998.67</text:p>
          </table:table-cell>
          <table:table-cell office:value-type="float" office:value="1881.38" calcext:value-type="float">
            <text:p>1881.38</text:p>
          </table:table-cell>
          <table:table-cell table:number-columns-repeated="2"/>
          <table:table-cell table:formula="of:=AVERAGE([.A119:.E119])" office:value-type="float" office:value="3357" calcext:value-type="float">
            <text:p>3357</text:p>
          </table:table-cell>
          <table:table-cell table:formula="of:=AVERAGE([.G119:.K119])" office:value-type="float" office:value="1982.822" calcext:value-type="float">
            <text:p>1982.822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087" calcext:value-type="float">
            <text:p>4087</text:p>
          </table:table-cell>
          <table:table-cell office:value-type="float" office:value="3047" calcext:value-type="float">
            <text:p>3047</text:p>
          </table:table-cell>
          <table:table-cell office:value-type="float" office:value="3352" calcext:value-type="float">
            <text:p>3352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float" office:value="1836.54" calcext:value-type="float">
            <text:p>1836.54</text:p>
          </table:table-cell>
          <table:table-cell office:value-type="float" office:value="2399.01" calcext:value-type="float">
            <text:p>2399.01</text:p>
          </table:table-cell>
          <table:table-cell office:value-type="float" office:value="1847.83" calcext:value-type="float">
            <text:p>1847.83</text:p>
          </table:table-cell>
          <table:table-cell office:value-type="float" office:value="2114.7" calcext:value-type="float">
            <text:p>2114.7</text:p>
          </table:table-cell>
          <table:table-cell office:value-type="float" office:value="1844.63" calcext:value-type="float">
            <text:p>1844.63</text:p>
          </table:table-cell>
          <table:table-cell table:number-columns-repeated="2"/>
          <table:table-cell table:formula="of:=AVERAGE([.A120:.E120])" office:value-type="float" office:value="3342" calcext:value-type="float">
            <text:p>3342</text:p>
          </table:table-cell>
          <table:table-cell table:formula="of:=AVERAGE([.G120:.K120])" office:value-type="float" office:value="2008.542" calcext:value-type="float">
            <text:p>2008.54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3587" calcext:value-type="float">
            <text:p>3587</text:p>
          </table:table-cell>
          <table:table-cell office:value-type="float" office:value="3002" calcext:value-type="float">
            <text:p>3002</text:p>
          </table:table-cell>
          <table:table-cell office:value-type="float" office:value="3092" calcext:value-type="float">
            <text:p>3092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1862.19" calcext:value-type="float">
            <text:p>1862.19</text:p>
          </table:table-cell>
          <table:table-cell office:value-type="float" office:value="2383.13" calcext:value-type="float">
            <text:p>2383.13</text:p>
          </table:table-cell>
          <table:table-cell office:value-type="float" office:value="1888.64" calcext:value-type="float">
            <text:p>1888.64</text:p>
          </table:table-cell>
          <table:table-cell office:value-type="float" office:value="1949.45" calcext:value-type="float">
            <text:p>1949.45</text:p>
          </table:table-cell>
          <table:table-cell office:value-type="float" office:value="1891.55" calcext:value-type="float">
            <text:p>1891.55</text:p>
          </table:table-cell>
          <table:table-cell table:number-columns-repeated="2"/>
          <table:table-cell table:formula="of:=AVERAGE([.A121:.E121])" office:value-type="float" office:value="3286" calcext:value-type="float">
            <text:p>3286</text:p>
          </table:table-cell>
          <table:table-cell table:formula="of:=AVERAGE([.G121:.K121])" office:value-type="float" office:value="1994.992" calcext:value-type="float">
            <text:p>1994.99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4122" calcext:value-type="float">
            <text:p>4122</text:p>
          </table:table-cell>
          <table:table-cell office:value-type="float" office:value="3257" calcext:value-type="float">
            <text:p>3257</text:p>
          </table:table-cell>
          <table:table-cell office:value-type="float" office:value="3267" calcext:value-type="float">
            <text:p>3267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1665.18" calcext:value-type="float">
            <text:p>1665.18</text:p>
          </table:table-cell>
          <table:table-cell office:value-type="float" office:value="2415.46" calcext:value-type="float">
            <text:p>2415.46</text:p>
          </table:table-cell>
          <table:table-cell office:value-type="float" office:value="1823.39" calcext:value-type="float">
            <text:p>1823.39</text:p>
          </table:table-cell>
          <table:table-cell office:value-type="float" office:value="2011.9" calcext:value-type="float">
            <text:p>2011.9</text:p>
          </table:table-cell>
          <table:table-cell office:value-type="float" office:value="1846.52" calcext:value-type="float">
            <text:p>1846.52</text:p>
          </table:table-cell>
          <table:table-cell table:number-columns-repeated="2"/>
          <table:table-cell table:formula="of:=AVERAGE([.A122:.E122])" office:value-type="float" office:value="3326" calcext:value-type="float">
            <text:p>3326</text:p>
          </table:table-cell>
          <table:table-cell table:formula="of:=AVERAGE([.G122:.K122])" office:value-type="float" office:value="1952.49" calcext:value-type="float">
            <text:p>1952.49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3272" calcext:value-type="float">
            <text:p>3272</text:p>
          </table:table-cell>
          <table:table-cell office:value-type="float" office:value="3032" calcext:value-type="float">
            <text:p>3032</text:p>
          </table:table-cell>
          <table:table-cell/>
          <table:table-cell office:value-type="float" office:value="1690.49" calcext:value-type="float">
            <text:p>1690.49</text:p>
          </table:table-cell>
          <table:table-cell office:value-type="float" office:value="2373.69" calcext:value-type="float">
            <text:p>2373.69</text:p>
          </table:table-cell>
          <table:table-cell office:value-type="float" office:value="1905.3" calcext:value-type="float">
            <text:p>1905.3</text:p>
          </table:table-cell>
          <table:table-cell office:value-type="float" office:value="2038.96" calcext:value-type="float">
            <text:p>2038.96</text:p>
          </table:table-cell>
          <table:table-cell office:value-type="float" office:value="1892.22" calcext:value-type="float">
            <text:p>1892.22</text:p>
          </table:table-cell>
          <table:table-cell table:number-columns-repeated="2"/>
          <table:table-cell table:formula="of:=AVERAGE([.A123:.E123])" office:value-type="float" office:value="3205" calcext:value-type="float">
            <text:p>3205</text:p>
          </table:table-cell>
          <table:table-cell table:formula="of:=AVERAGE([.G123:.K123])" office:value-type="float" office:value="1980.132" calcext:value-type="float">
            <text:p>1980.13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4012" calcext:value-type="float">
            <text:p>4012</text:p>
          </table:table-cell>
          <table:table-cell office:value-type="float" office:value="2882" calcext:value-type="float">
            <text:p>2882</text:p>
          </table:table-cell>
          <table:table-cell office:value-type="float" office:value="3357" calcext:value-type="float">
            <text:p>3357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1772.13" calcext:value-type="float">
            <text:p>1772.13</text:p>
          </table:table-cell>
          <table:table-cell office:value-type="float" office:value="2466.01" calcext:value-type="float">
            <text:p>2466.01</text:p>
          </table:table-cell>
          <table:table-cell office:value-type="float" office:value="1789.27" calcext:value-type="float">
            <text:p>1789.27</text:p>
          </table:table-cell>
          <table:table-cell office:value-type="float" office:value="2067.93" calcext:value-type="float">
            <text:p>2067.93</text:p>
          </table:table-cell>
          <table:table-cell office:value-type="float" office:value="1861.99" calcext:value-type="float">
            <text:p>1861.99</text:p>
          </table:table-cell>
          <table:table-cell table:number-columns-repeated="2"/>
          <table:table-cell table:formula="of:=AVERAGE([.A124:.E124])" office:value-type="float" office:value="3367.8" calcext:value-type="float">
            <text:p>3367.8</text:p>
          </table:table-cell>
          <table:table-cell table:formula="of:=AVERAGE([.G124:.K124])" office:value-type="float" office:value="1991.466" calcext:value-type="float">
            <text:p>1991.466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592" calcext:value-type="float">
            <text:p>3592</text:p>
          </table:table-cell>
          <table:table-cell table:number-columns-repeated="2" office:value-type="float" office:value="3042" calcext:value-type="float">
            <text:p>3042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float" office:value="1918.61" calcext:value-type="float">
            <text:p>1918.61</text:p>
          </table:table-cell>
          <table:table-cell office:value-type="float" office:value="2492.46" calcext:value-type="float">
            <text:p>2492.46</text:p>
          </table:table-cell>
          <table:table-cell office:value-type="float" office:value="1879.35" calcext:value-type="float">
            <text:p>1879.35</text:p>
          </table:table-cell>
          <table:table-cell office:value-type="float" office:value="2070.56" calcext:value-type="float">
            <text:p>2070.56</text:p>
          </table:table-cell>
          <table:table-cell office:value-type="float" office:value="1732.52" calcext:value-type="float">
            <text:p>1732.52</text:p>
          </table:table-cell>
          <table:table-cell table:number-columns-repeated="2"/>
          <table:table-cell table:formula="of:=AVERAGE([.A125:.E125])" office:value-type="float" office:value="3172" calcext:value-type="float">
            <text:p>3172</text:p>
          </table:table-cell>
          <table:table-cell table:formula="of:=AVERAGE([.G125:.K125])" office:value-type="float" office:value="2018.7" calcext:value-type="float">
            <text:p>2018.7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852" calcext:value-type="float">
            <text:p>3852</text:p>
          </table:table-cell>
          <table:table-cell office:value-type="float" office:value="3362" calcext:value-type="float">
            <text:p>3362</text:p>
          </table:table-cell>
          <table:table-cell office:value-type="float" office:value="3412" calcext:value-type="float">
            <text:p>3412</text:p>
          </table:table-cell>
          <table:table-cell office:value-type="float" office:value="3247" calcext:value-type="float">
            <text:p>3247</text:p>
          </table:table-cell>
          <table:table-cell/>
          <table:table-cell office:value-type="float" office:value="1870.35" calcext:value-type="float">
            <text:p>1870.35</text:p>
          </table:table-cell>
          <table:table-cell office:value-type="float" office:value="2524.45" calcext:value-type="float">
            <text:p>2524.45</text:p>
          </table:table-cell>
          <table:table-cell office:value-type="float" office:value="1786.79" calcext:value-type="float">
            <text:p>1786.79</text:p>
          </table:table-cell>
          <table:table-cell office:value-type="float" office:value="2039.02" calcext:value-type="float">
            <text:p>2039.02</text:p>
          </table:table-cell>
          <table:table-cell office:value-type="float" office:value="1781.59" calcext:value-type="float">
            <text:p>1781.59</text:p>
          </table:table-cell>
          <table:table-cell table:number-columns-repeated="2"/>
          <table:table-cell table:formula="of:=AVERAGE([.A126:.E126])" office:value-type="float" office:value="3413" calcext:value-type="float">
            <text:p>3413</text:p>
          </table:table-cell>
          <table:table-cell table:formula="of:=AVERAGE([.G126:.K126])" office:value-type="float" office:value="2000.44" calcext:value-type="float">
            <text:p>2000.4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4357" calcext:value-type="float">
            <text:p>4357</text:p>
          </table:table-cell>
          <table:table-cell office:value-type="float" office:value="3017" calcext:value-type="float">
            <text:p>3017</text:p>
          </table:table-cell>
          <table:table-cell office:value-type="float" office:value="3272" calcext:value-type="float">
            <text:p>3272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float" office:value="1861.11" calcext:value-type="float">
            <text:p>1861.11</text:p>
          </table:table-cell>
          <table:table-cell office:value-type="float" office:value="2466.9" calcext:value-type="float">
            <text:p>2466.9</text:p>
          </table:table-cell>
          <table:table-cell office:value-type="float" office:value="1853.14" calcext:value-type="float">
            <text:p>1853.14</text:p>
          </table:table-cell>
          <table:table-cell office:value-type="float" office:value="1934.61" calcext:value-type="float">
            <text:p>1934.61</text:p>
          </table:table-cell>
          <table:table-cell office:value-type="float" office:value="1778.65" calcext:value-type="float">
            <text:p>1778.65</text:p>
          </table:table-cell>
          <table:table-cell table:number-columns-repeated="2"/>
          <table:table-cell table:formula="of:=AVERAGE([.A127:.E127])" office:value-type="float" office:value="3416" calcext:value-type="float">
            <text:p>3416</text:p>
          </table:table-cell>
          <table:table-cell table:formula="of:=AVERAGE([.G127:.K127])" office:value-type="float" office:value="1978.882" calcext:value-type="float">
            <text:p>1978.882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4287" calcext:value-type="float">
            <text:p>4287</text:p>
          </table:table-cell>
          <table:table-cell office:value-type="float" office:value="3002" calcext:value-type="float">
            <text:p>3002</text:p>
          </table:table-cell>
          <table:table-cell office:value-type="float" office:value="3247" calcext:value-type="float">
            <text:p>3247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float" office:value="2008.43" calcext:value-type="float">
            <text:p>2008.43</text:p>
          </table:table-cell>
          <table:table-cell office:value-type="float" office:value="2378.86" calcext:value-type="float">
            <text:p>2378.86</text:p>
          </table:table-cell>
          <table:table-cell office:value-type="float" office:value="1775.16" calcext:value-type="float">
            <text:p>1775.16</text:p>
          </table:table-cell>
          <table:table-cell office:value-type="float" office:value="2198.87" calcext:value-type="float">
            <text:p>2198.87</text:p>
          </table:table-cell>
          <table:table-cell office:value-type="float" office:value="1724.83" calcext:value-type="float">
            <text:p>1724.83</text:p>
          </table:table-cell>
          <table:table-cell table:number-columns-repeated="2"/>
          <table:table-cell table:formula="of:=AVERAGE([.A128:.E128])" office:value-type="float" office:value="3500" calcext:value-type="float">
            <text:p>3500</text:p>
          </table:table-cell>
          <table:table-cell table:formula="of:=AVERAGE([.G128:.K128])" office:value-type="float" office:value="2017.23" calcext:value-type="float">
            <text:p>2017.2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817" calcext:value-type="float">
            <text:p>3817</text:p>
          </table:table-cell>
          <table:table-cell office:value-type="float" office:value="3042" calcext:value-type="float">
            <text:p>3042</text:p>
          </table:table-cell>
          <table:table-cell office:value-type="float" office:value="3192" calcext:value-type="float">
            <text:p>3192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float" office:value="1888.89" calcext:value-type="float">
            <text:p>1888.89</text:p>
          </table:table-cell>
          <table:table-cell office:value-type="float" office:value="2474.87" calcext:value-type="float">
            <text:p>2474.87</text:p>
          </table:table-cell>
          <table:table-cell office:value-type="float" office:value="1558.87" calcext:value-type="float">
            <text:p>1558.87</text:p>
          </table:table-cell>
          <table:table-cell office:value-type="float" office:value="1965.6" calcext:value-type="float">
            <text:p>1965.6</text:p>
          </table:table-cell>
          <table:table-cell office:value-type="float" office:value="1804.12" calcext:value-type="float">
            <text:p>1804.12</text:p>
          </table:table-cell>
          <table:table-cell table:number-columns-repeated="2"/>
          <table:table-cell table:formula="of:=AVERAGE([.A129:.E129])" office:value-type="float" office:value="3238.4" calcext:value-type="float">
            <text:p>3238.4</text:p>
          </table:table-cell>
          <table:table-cell table:formula="of:=AVERAGE([.G129:.K129])" office:value-type="float" office:value="1938.47" calcext:value-type="float">
            <text:p>1938.47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3896" calcext:value-type="float">
            <text:p>3896</text:p>
          </table:table-cell>
          <table:table-cell office:value-type="float" office:value="3147" calcext:value-type="float">
            <text:p>3147</text:p>
          </table:table-cell>
          <table:table-cell office:value-type="float" office:value="3202" calcext:value-type="float">
            <text:p>3202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1987.37" calcext:value-type="float">
            <text:p>1987.37</text:p>
          </table:table-cell>
          <table:table-cell office:value-type="float" office:value="2359.06" calcext:value-type="float">
            <text:p>2359.06</text:p>
          </table:table-cell>
          <table:table-cell office:value-type="float" office:value="1783.04" calcext:value-type="float">
            <text:p>1783.04</text:p>
          </table:table-cell>
          <table:table-cell office:value-type="float" office:value="2131.86" calcext:value-type="float">
            <text:p>2131.86</text:p>
          </table:table-cell>
          <table:table-cell office:value-type="float" office:value="1698.28" calcext:value-type="float">
            <text:p>1698.28</text:p>
          </table:table-cell>
          <table:table-cell table:number-columns-repeated="2"/>
          <table:table-cell table:formula="of:=AVERAGE([.A130:.E130])" office:value-type="float" office:value="3385.6" calcext:value-type="float">
            <text:p>3385.6</text:p>
          </table:table-cell>
          <table:table-cell table:formula="of:=AVERAGE([.G130:.K130])" office:value-type="float" office:value="1991.922" calcext:value-type="float">
            <text:p>1991.92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892" calcext:value-type="float">
            <text:p>3892</text:p>
          </table:table-cell>
          <table:table-cell office:value-type="float" office:value="3117" calcext:value-type="float">
            <text:p>3117</text:p>
          </table:table-cell>
          <table:table-cell office:value-type="float" office:value="3192" calcext:value-type="float">
            <text:p>3192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float" office:value="1919.98" calcext:value-type="float">
            <text:p>1919.98</text:p>
          </table:table-cell>
          <table:table-cell office:value-type="float" office:value="2359.41" calcext:value-type="float">
            <text:p>2359.41</text:p>
          </table:table-cell>
          <table:table-cell office:value-type="float" office:value="1717.44" calcext:value-type="float">
            <text:p>1717.44</text:p>
          </table:table-cell>
          <table:table-cell office:value-type="float" office:value="2056.45" calcext:value-type="float">
            <text:p>2056.45</text:p>
          </table:table-cell>
          <table:table-cell office:value-type="float" office:value="1825.44" calcext:value-type="float">
            <text:p>1825.44</text:p>
          </table:table-cell>
          <table:table-cell table:number-columns-repeated="2"/>
          <table:table-cell table:formula="of:=AVERAGE([.A131:.E131])" office:value-type="float" office:value="3237.4" calcext:value-type="float">
            <text:p>3237.4</text:p>
          </table:table-cell>
          <table:table-cell table:formula="of:=AVERAGE([.G131:.K131])" office:value-type="float" office:value="1975.744" calcext:value-type="float">
            <text:p>1975.744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992" calcext:value-type="float">
            <text:p>3992</text:p>
          </table:table-cell>
          <table:table-cell office:value-type="float" office:value="3267" calcext:value-type="float">
            <text:p>3267</text:p>
          </table:table-cell>
          <table:table-cell office:value-type="float" office:value="3187" calcext:value-type="float">
            <text:p>3187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1848.15" calcext:value-type="float">
            <text:p>1848.15</text:p>
          </table:table-cell>
          <table:table-cell office:value-type="float" office:value="2361.83" calcext:value-type="float">
            <text:p>2361.83</text:p>
          </table:table-cell>
          <table:table-cell office:value-type="float" office:value="1718.62" calcext:value-type="float">
            <text:p>1718.62</text:p>
          </table:table-cell>
          <table:table-cell office:value-type="float" office:value="2073.36" calcext:value-type="float">
            <text:p>2073.36</text:p>
          </table:table-cell>
          <table:table-cell office:value-type="float" office:value="1626.03" calcext:value-type="float">
            <text:p>1626.03</text:p>
          </table:table-cell>
          <table:table-cell table:number-columns-repeated="2"/>
          <table:table-cell table:formula="of:=AVERAGE([.A132:.E132])" office:value-type="float" office:value="3389" calcext:value-type="float">
            <text:p>3389</text:p>
          </table:table-cell>
          <table:table-cell table:formula="of:=AVERAGE([.G132:.K132])" office:value-type="float" office:value="1925.598" calcext:value-type="float">
            <text:p>1925.59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542" calcext:value-type="float">
            <text:p>3542</text:p>
          </table:table-cell>
          <table:table-cell office:value-type="float" office:value="2922" calcext:value-type="float">
            <text:p>2922</text:p>
          </table:table-cell>
          <table:table-cell office:value-type="float" office:value="3522" calcext:value-type="float">
            <text:p>3522</text:p>
          </table:table-cell>
          <table:table-cell office:value-type="float" office:value="2954" calcext:value-type="float">
            <text:p>2954</text:p>
          </table:table-cell>
          <table:table-cell/>
          <table:table-cell office:value-type="float" office:value="1860.76" calcext:value-type="float">
            <text:p>1860.76</text:p>
          </table:table-cell>
          <table:table-cell office:value-type="float" office:value="2379.27" calcext:value-type="float">
            <text:p>2379.27</text:p>
          </table:table-cell>
          <table:table-cell office:value-type="float" office:value="1628.02" calcext:value-type="float">
            <text:p>1628.02</text:p>
          </table:table-cell>
          <table:table-cell office:value-type="float" office:value="2235.37" calcext:value-type="float">
            <text:p>2235.37</text:p>
          </table:table-cell>
          <table:table-cell office:value-type="float" office:value="1653.56" calcext:value-type="float">
            <text:p>1653.56</text:p>
          </table:table-cell>
          <table:table-cell table:number-columns-repeated="2"/>
          <table:table-cell table:formula="of:=AVERAGE([.A133:.E133])" office:value-type="float" office:value="3238.4" calcext:value-type="float">
            <text:p>3238.4</text:p>
          </table:table-cell>
          <table:table-cell table:formula="of:=AVERAGE([.G133:.K133])" office:value-type="float" office:value="1951.396" calcext:value-type="float">
            <text:p>1951.396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3702" calcext:value-type="float">
            <text:p>3702</text:p>
          </table:table-cell>
          <table:table-cell office:value-type="float" office:value="3047" calcext:value-type="float">
            <text:p>3047</text:p>
          </table:table-cell>
          <table:table-cell office:value-type="float" office:value="3197" calcext:value-type="float">
            <text:p>3197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883.23" calcext:value-type="float">
            <text:p>1883.23</text:p>
          </table:table-cell>
          <table:table-cell office:value-type="float" office:value="2447.6" calcext:value-type="float">
            <text:p>2447.6</text:p>
          </table:table-cell>
          <table:table-cell office:value-type="float" office:value="1864.13" calcext:value-type="float">
            <text:p>1864.13</text:p>
          </table:table-cell>
          <table:table-cell office:value-type="float" office:value="2232.41" calcext:value-type="float">
            <text:p>2232.41</text:p>
          </table:table-cell>
          <table:table-cell office:value-type="float" office:value="1712" calcext:value-type="float">
            <text:p>1712</text:p>
          </table:table-cell>
          <table:table-cell table:number-columns-repeated="2"/>
          <table:table-cell table:formula="of:=AVERAGE([.A134:.E134])" office:value-type="float" office:value="3403" calcext:value-type="float">
            <text:p>3403</text:p>
          </table:table-cell>
          <table:table-cell table:formula="of:=AVERAGE([.G134:.K134])" office:value-type="float" office:value="2027.874" calcext:value-type="float">
            <text:p>2027.874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747" calcext:value-type="float">
            <text:p>3747</text:p>
          </table:table-cell>
          <table:table-cell office:value-type="float" office:value="3227" calcext:value-type="float">
            <text:p>3227</text:p>
          </table:table-cell>
          <table:table-cell office:value-type="float" office:value="3237" calcext:value-type="float">
            <text:p>3237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float" office:value="1920.6" calcext:value-type="float">
            <text:p>1920.6</text:p>
          </table:table-cell>
          <table:table-cell office:value-type="float" office:value="2323.01" calcext:value-type="float">
            <text:p>2323.01</text:p>
          </table:table-cell>
          <table:table-cell office:value-type="float" office:value="1835.5" calcext:value-type="float">
            <text:p>1835.5</text:p>
          </table:table-cell>
          <table:table-cell office:value-type="float" office:value="2194.41" calcext:value-type="float">
            <text:p>2194.41</text:p>
          </table:table-cell>
          <table:table-cell office:value-type="float" office:value="1820.49" calcext:value-type="float">
            <text:p>1820.49</text:p>
          </table:table-cell>
          <table:table-cell table:number-columns-repeated="2"/>
          <table:table-cell table:formula="of:=AVERAGE([.A135:.E135])" office:value-type="float" office:value="3300" calcext:value-type="float">
            <text:p>3300</text:p>
          </table:table-cell>
          <table:table-cell table:formula="of:=AVERAGE([.G135:.K135])" office:value-type="float" office:value="2018.802" calcext:value-type="float">
            <text:p>2018.802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4252" calcext:value-type="float">
            <text:p>4252</text:p>
          </table:table-cell>
          <table:table-cell office:value-type="float" office:value="3122" calcext:value-type="float">
            <text:p>3122</text:p>
          </table:table-cell>
          <table:table-cell office:value-type="float" office:value="3147" calcext:value-type="float">
            <text:p>3147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1943.72" calcext:value-type="float">
            <text:p>1943.72</text:p>
          </table:table-cell>
          <table:table-cell office:value-type="float" office:value="2363.53" calcext:value-type="float">
            <text:p>2363.53</text:p>
          </table:table-cell>
          <table:table-cell office:value-type="float" office:value="1816.69" calcext:value-type="float">
            <text:p>1816.69</text:p>
          </table:table-cell>
          <table:table-cell office:value-type="float" office:value="2183.66" calcext:value-type="float">
            <text:p>2183.66</text:p>
          </table:table-cell>
          <table:table-cell office:value-type="float" office:value="1824.09" calcext:value-type="float">
            <text:p>1824.09</text:p>
          </table:table-cell>
          <table:table-cell table:number-columns-repeated="2"/>
          <table:table-cell table:formula="of:=AVERAGE([.A136:.E136])" office:value-type="float" office:value="3573" calcext:value-type="float">
            <text:p>3573</text:p>
          </table:table-cell>
          <table:table-cell table:formula="of:=AVERAGE([.G136:.K136])" office:value-type="float" office:value="2026.338" calcext:value-type="float">
            <text:p>2026.338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892" calcext:value-type="float">
            <text:p>3892</text:p>
          </table:table-cell>
          <table:table-cell office:value-type="float" office:value="3102" calcext:value-type="float">
            <text:p>3102</text:p>
          </table:table-cell>
          <table:table-cell office:value-type="float" office:value="3172" calcext:value-type="float">
            <text:p>3172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1962.28" calcext:value-type="float">
            <text:p>1962.28</text:p>
          </table:table-cell>
          <table:table-cell office:value-type="float" office:value="2331.2" calcext:value-type="float">
            <text:p>2331.2</text:p>
          </table:table-cell>
          <table:table-cell office:value-type="float" office:value="1704.25" calcext:value-type="float">
            <text:p>1704.25</text:p>
          </table:table-cell>
          <table:table-cell office:value-type="float" office:value="2155.94" calcext:value-type="float">
            <text:p>2155.94</text:p>
          </table:table-cell>
          <table:table-cell office:value-type="float" office:value="1817.54" calcext:value-type="float">
            <text:p>1817.54</text:p>
          </table:table-cell>
          <table:table-cell table:number-columns-repeated="2"/>
          <table:table-cell table:formula="of:=AVERAGE([.A137:.E137])" office:value-type="float" office:value="3357" calcext:value-type="float">
            <text:p>3357</text:p>
          </table:table-cell>
          <table:table-cell table:formula="of:=AVERAGE([.G137:.K137])" office:value-type="float" office:value="1994.242" calcext:value-type="float">
            <text:p>1994.242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837" calcext:value-type="float">
            <text:p>3837</text:p>
          </table:table-cell>
          <table:table-cell office:value-type="float" office:value="3092" calcext:value-type="float">
            <text:p>3092</text:p>
          </table:table-cell>
          <table:table-cell office:value-type="float" office:value="3052" calcext:value-type="float">
            <text:p>3052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float" office:value="1950.39" calcext:value-type="float">
            <text:p>1950.39</text:p>
          </table:table-cell>
          <table:table-cell office:value-type="float" office:value="2380.24" calcext:value-type="float">
            <text:p>2380.24</text:p>
          </table:table-cell>
          <table:table-cell office:value-type="float" office:value="1717.67" calcext:value-type="float">
            <text:p>1717.67</text:p>
          </table:table-cell>
          <table:table-cell office:value-type="float" office:value="2224.42" calcext:value-type="float">
            <text:p>2224.42</text:p>
          </table:table-cell>
          <table:table-cell office:value-type="float" office:value="1824.5" calcext:value-type="float">
            <text:p>1824.5</text:p>
          </table:table-cell>
          <table:table-cell table:number-columns-repeated="2"/>
          <table:table-cell table:formula="of:=AVERAGE([.A138:.E138])" office:value-type="float" office:value="3321" calcext:value-type="float">
            <text:p>3321</text:p>
          </table:table-cell>
          <table:table-cell table:formula="of:=AVERAGE([.G138:.K138])" office:value-type="float" office:value="2019.444" calcext:value-type="float">
            <text:p>2019.444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622" calcext:value-type="float">
            <text:p>3622</text:p>
          </table:table-cell>
          <table:table-cell office:value-type="float" office:value="3065" calcext:value-type="float">
            <text:p>3065</text:p>
          </table:table-cell>
          <table:table-cell office:value-type="float" office:value="3207" calcext:value-type="float">
            <text:p>3207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1891.06" calcext:value-type="float">
            <text:p>1891.06</text:p>
          </table:table-cell>
          <table:table-cell office:value-type="float" office:value="2439.15" calcext:value-type="float">
            <text:p>2439.15</text:p>
          </table:table-cell>
          <table:table-cell office:value-type="float" office:value="1610.64" calcext:value-type="float">
            <text:p>1610.64</text:p>
          </table:table-cell>
          <table:table-cell office:value-type="float" office:value="2173.53" calcext:value-type="float">
            <text:p>2173.53</text:p>
          </table:table-cell>
          <table:table-cell office:value-type="float" office:value="1846.84" calcext:value-type="float">
            <text:p>1846.84</text:p>
          </table:table-cell>
          <table:table-cell table:number-columns-repeated="2"/>
          <table:table-cell table:formula="of:=AVERAGE([.A139:.E139])" office:value-type="float" office:value="3188.6" calcext:value-type="float">
            <text:p>3188.6</text:p>
          </table:table-cell>
          <table:table-cell table:formula="of:=AVERAGE([.G139:.K139])" office:value-type="float" office:value="1992.244" calcext:value-type="float">
            <text:p>1992.244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4067" calcext:value-type="float">
            <text:p>4067</text:p>
          </table:table-cell>
          <table:table-cell office:value-type="float" office:value="2982" calcext:value-type="float">
            <text:p>2982</text:p>
          </table:table-cell>
          <table:table-cell office:value-type="float" office:value="3532" calcext:value-type="float">
            <text:p>3532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1926.94" calcext:value-type="float">
            <text:p>1926.94</text:p>
          </table:table-cell>
          <table:table-cell office:value-type="float" office:value="2504.4" calcext:value-type="float">
            <text:p>2504.4</text:p>
          </table:table-cell>
          <table:table-cell office:value-type="float" office:value="1610.92" calcext:value-type="float">
            <text:p>1610.92</text:p>
          </table:table-cell>
          <table:table-cell office:value-type="float" office:value="2095.73" calcext:value-type="float">
            <text:p>2095.73</text:p>
          </table:table-cell>
          <table:table-cell office:value-type="float" office:value="1765.78" calcext:value-type="float">
            <text:p>1765.78</text:p>
          </table:table-cell>
          <table:table-cell table:number-columns-repeated="2"/>
          <table:table-cell table:formula="of:=AVERAGE([.A140:.E140])" office:value-type="float" office:value="3526" calcext:value-type="float">
            <text:p>3526</text:p>
          </table:table-cell>
          <table:table-cell table:formula="of:=AVERAGE([.G140:.K140])" office:value-type="float" office:value="1980.754" calcext:value-type="float">
            <text:p>1980.754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4097" calcext:value-type="float">
            <text:p>4097</text:p>
          </table:table-cell>
          <table:table-cell office:value-type="float" office:value="3087" calcext:value-type="float">
            <text:p>3087</text:p>
          </table:table-cell>
          <table:table-cell office:value-type="float" office:value="3382" calcext:value-type="float">
            <text:p>3382</text:p>
          </table:table-cell>
          <table:table-cell office:value-type="float" office:value="2892" calcext:value-type="float">
            <text:p>2892</text:p>
          </table:table-cell>
          <table:table-cell/>
          <table:table-cell office:value-type="float" office:value="1784.32" calcext:value-type="float">
            <text:p>1784.32</text:p>
          </table:table-cell>
          <table:table-cell office:value-type="float" office:value="2507.24" calcext:value-type="float">
            <text:p>2507.24</text:p>
          </table:table-cell>
          <table:table-cell office:value-type="float" office:value="1716.08" calcext:value-type="float">
            <text:p>1716.08</text:p>
          </table:table-cell>
          <table:table-cell office:value-type="float" office:value="2240.59" calcext:value-type="float">
            <text:p>2240.59</text:p>
          </table:table-cell>
          <table:table-cell office:value-type="float" office:value="1638.98" calcext:value-type="float">
            <text:p>1638.98</text:p>
          </table:table-cell>
          <table:table-cell table:number-columns-repeated="2"/>
          <table:table-cell table:formula="of:=AVERAGE([.A141:.E141])" office:value-type="float" office:value="3535.8" calcext:value-type="float">
            <text:p>3535.8</text:p>
          </table:table-cell>
          <table:table-cell table:formula="of:=AVERAGE([.G141:.K141])" office:value-type="float" office:value="1977.442" calcext:value-type="float">
            <text:p>1977.442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667" calcext:value-type="float">
            <text:p>3667</text:p>
          </table:table-cell>
          <table:table-cell office:value-type="float" office:value="3317" calcext:value-type="float">
            <text:p>3317</text:p>
          </table:table-cell>
          <table:table-cell table:number-columns-repeated="2" office:value-type="float" office:value="3442" calcext:value-type="float">
            <text:p>3442</text:p>
          </table:table-cell>
          <table:table-cell/>
          <table:table-cell office:value-type="float" office:value="1854.42" calcext:value-type="float">
            <text:p>1854.42</text:p>
          </table:table-cell>
          <table:table-cell office:value-type="float" office:value="2410.48" calcext:value-type="float">
            <text:p>2410.48</text:p>
          </table:table-cell>
          <table:table-cell office:value-type="float" office:value="1643.17" calcext:value-type="float">
            <text:p>1643.17</text:p>
          </table:table-cell>
          <table:table-cell office:value-type="float" office:value="2258.47" calcext:value-type="float">
            <text:p>2258.47</text:p>
          </table:table-cell>
          <table:table-cell office:value-type="float" office:value="1728.52" calcext:value-type="float">
            <text:p>1728.52</text:p>
          </table:table-cell>
          <table:table-cell table:number-columns-repeated="2"/>
          <table:table-cell table:formula="of:=AVERAGE([.A142:.E142])" office:value-type="float" office:value="3434.8" calcext:value-type="float">
            <text:p>3434.8</text:p>
          </table:table-cell>
          <table:table-cell table:formula="of:=AVERAGE([.G142:.K142])" office:value-type="float" office:value="1979.012" calcext:value-type="float">
            <text:p>1979.01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922" calcext:value-type="float">
            <text:p>3922</text:p>
          </table:table-cell>
          <table:table-cell office:value-type="float" office:value="3307" calcext:value-type="float">
            <text:p>3307</text:p>
          </table:table-cell>
          <table:table-cell office:value-type="float" office:value="3647" calcext:value-type="float">
            <text:p>3647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801.19" calcext:value-type="float">
            <text:p>1801.19</text:p>
          </table:table-cell>
          <table:table-cell office:value-type="float" office:value="2347.07" calcext:value-type="float">
            <text:p>2347.07</text:p>
          </table:table-cell>
          <table:table-cell office:value-type="float" office:value="1692.06" calcext:value-type="float">
            <text:p>1692.06</text:p>
          </table:table-cell>
          <table:table-cell office:value-type="float" office:value="2303.92" calcext:value-type="float">
            <text:p>2303.92</text:p>
          </table:table-cell>
          <table:table-cell office:value-type="float" office:value="1687.23" calcext:value-type="float">
            <text:p>1687.23</text:p>
          </table:table-cell>
          <table:table-cell table:number-columns-repeated="2"/>
          <table:table-cell table:formula="of:=AVERAGE([.A143:.E143])" office:value-type="float" office:value="3407" calcext:value-type="float">
            <text:p>3407</text:p>
          </table:table-cell>
          <table:table-cell table:formula="of:=AVERAGE([.G143:.K143])" office:value-type="float" office:value="1966.294" calcext:value-type="float">
            <text:p>1966.294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752" calcext:value-type="float">
            <text:p>3752</text:p>
          </table:table-cell>
          <table:table-cell office:value-type="float" office:value="2817" calcext:value-type="float">
            <text:p>2817</text:p>
          </table:table-cell>
          <table:table-cell office:value-type="float" office:value="3222" calcext:value-type="float">
            <text:p>3222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1849.01" calcext:value-type="float">
            <text:p>1849.01</text:p>
          </table:table-cell>
          <table:table-cell office:value-type="float" office:value="2345.97" calcext:value-type="float">
            <text:p>2345.97</text:p>
          </table:table-cell>
          <table:table-cell office:value-type="float" office:value="1699.44" calcext:value-type="float">
            <text:p>1699.44</text:p>
          </table:table-cell>
          <table:table-cell office:value-type="float" office:value="2302.31" calcext:value-type="float">
            <text:p>2302.31</text:p>
          </table:table-cell>
          <table:table-cell office:value-type="float" office:value="1934.21" calcext:value-type="float">
            <text:p>1934.21</text:p>
          </table:table-cell>
          <table:table-cell table:number-columns-repeated="2"/>
          <table:table-cell table:formula="of:=AVERAGE([.A144:.E144])" office:value-type="float" office:value="3362" calcext:value-type="float">
            <text:p>3362</text:p>
          </table:table-cell>
          <table:table-cell table:formula="of:=AVERAGE([.G144:.K144])" office:value-type="float" office:value="2026.188" calcext:value-type="float">
            <text:p>2026.188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4067" calcext:value-type="float">
            <text:p>4067</text:p>
          </table:table-cell>
          <table:table-cell office:value-type="float" office:value="3027" calcext:value-type="float">
            <text:p>3027</text:p>
          </table:table-cell>
          <table:table-cell office:value-type="float" office:value="3332" calcext:value-type="float">
            <text:p>3332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1827.55" calcext:value-type="float">
            <text:p>1827.55</text:p>
          </table:table-cell>
          <table:table-cell office:value-type="float" office:value="2386.54" calcext:value-type="float">
            <text:p>2386.54</text:p>
          </table:table-cell>
          <table:table-cell office:value-type="float" office:value="1764.03" calcext:value-type="float">
            <text:p>1764.03</text:p>
          </table:table-cell>
          <table:table-cell office:value-type="float" office:value="2194.31" calcext:value-type="float">
            <text:p>2194.31</text:p>
          </table:table-cell>
          <table:table-cell office:value-type="float" office:value="1793.3" calcext:value-type="float">
            <text:p>1793.3</text:p>
          </table:table-cell>
          <table:table-cell table:number-columns-repeated="2"/>
          <table:table-cell table:formula="of:=AVERAGE([.A145:.E145])" office:value-type="float" office:value="3455" calcext:value-type="float">
            <text:p>3455</text:p>
          </table:table-cell>
          <table:table-cell table:formula="of:=AVERAGE([.G145:.K145])" office:value-type="float" office:value="1993.146" calcext:value-type="float">
            <text:p>1993.146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4047" calcext:value-type="float">
            <text:p>4047</text:p>
          </table:table-cell>
          <table:table-cell office:value-type="float" office:value="2927" calcext:value-type="float">
            <text:p>2927</text:p>
          </table:table-cell>
          <table:table-cell office:value-type="float" office:value="3407" calcext:value-type="float">
            <text:p>3407</text:p>
          </table:table-cell>
          <table:table-cell office:value-type="float" office:value="3537" calcext:value-type="float">
            <text:p>3537</text:p>
          </table:table-cell>
          <table:table-cell/>
          <table:table-cell office:value-type="float" office:value="1814.6" calcext:value-type="float">
            <text:p>1814.6</text:p>
          </table:table-cell>
          <table:table-cell office:value-type="float" office:value="2475.32" calcext:value-type="float">
            <text:p>2475.32</text:p>
          </table:table-cell>
          <table:table-cell office:value-type="float" office:value="1691.33" calcext:value-type="float">
            <text:p>1691.33</text:p>
          </table:table-cell>
          <table:table-cell office:value-type="float" office:value="2175.84" calcext:value-type="float">
            <text:p>2175.84</text:p>
          </table:table-cell>
          <table:table-cell office:value-type="float" office:value="1907.95" calcext:value-type="float">
            <text:p>1907.95</text:p>
          </table:table-cell>
          <table:table-cell table:number-columns-repeated="2"/>
          <table:table-cell table:formula="of:=AVERAGE([.A146:.E146])" office:value-type="float" office:value="3436" calcext:value-type="float">
            <text:p>3436</text:p>
          </table:table-cell>
          <table:table-cell table:formula="of:=AVERAGE([.G146:.K146])" office:value-type="float" office:value="2013.008" calcext:value-type="float">
            <text:p>2013.008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4307" calcext:value-type="float">
            <text:p>4307</text:p>
          </table:table-cell>
          <table:table-cell office:value-type="float" office:value="3247" calcext:value-type="float">
            <text:p>3247</text:p>
          </table:table-cell>
          <table:table-cell office:value-type="float" office:value="3312" calcext:value-type="float">
            <text:p>3312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1754.01" calcext:value-type="float">
            <text:p>1754.01</text:p>
          </table:table-cell>
          <table:table-cell office:value-type="float" office:value="2409" calcext:value-type="float">
            <text:p>2409</text:p>
          </table:table-cell>
          <table:table-cell office:value-type="float" office:value="1689.81" calcext:value-type="float">
            <text:p>1689.81</text:p>
          </table:table-cell>
          <table:table-cell office:value-type="float" office:value="2235.37" calcext:value-type="float">
            <text:p>2235.37</text:p>
          </table:table-cell>
          <table:table-cell office:value-type="float" office:value="1820.86" calcext:value-type="float">
            <text:p>1820.86</text:p>
          </table:table-cell>
          <table:table-cell table:number-columns-repeated="2"/>
          <table:table-cell table:formula="of:=AVERAGE([.A147:.E147])" office:value-type="float" office:value="3357" calcext:value-type="float">
            <text:p>3357</text:p>
          </table:table-cell>
          <table:table-cell table:formula="of:=AVERAGE([.G147:.K147])" office:value-type="float" office:value="1981.81" calcext:value-type="float">
            <text:p>1981.8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092" calcext:value-type="float">
            <text:p>4092</text:p>
          </table:table-cell>
          <table:table-cell office:value-type="float" office:value="3437" calcext:value-type="float">
            <text:p>3437</text:p>
          </table:table-cell>
          <table:table-cell office:value-type="float" office:value="3407" calcext:value-type="float">
            <text:p>3407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848.61" calcext:value-type="float">
            <text:p>1848.61</text:p>
          </table:table-cell>
          <table:table-cell office:value-type="float" office:value="2289.07" calcext:value-type="float">
            <text:p>2289.07</text:p>
          </table:table-cell>
          <table:table-cell office:value-type="float" office:value="1705.84" calcext:value-type="float">
            <text:p>1705.84</text:p>
          </table:table-cell>
          <table:table-cell office:value-type="float" office:value="2215.97" calcext:value-type="float">
            <text:p>2215.97</text:p>
          </table:table-cell>
          <table:table-cell office:value-type="float" office:value="1718.21" calcext:value-type="float">
            <text:p>1718.21</text:p>
          </table:table-cell>
          <table:table-cell table:number-columns-repeated="2"/>
          <table:table-cell table:formula="of:=AVERAGE([.A148:.E148])" office:value-type="float" office:value="3405" calcext:value-type="float">
            <text:p>3405</text:p>
          </table:table-cell>
          <table:table-cell table:formula="of:=AVERAGE([.G148:.K148])" office:value-type="float" office:value="1955.54" calcext:value-type="float">
            <text:p>1955.54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4112" calcext:value-type="float">
            <text:p>4112</text:p>
          </table:table-cell>
          <table:table-cell office:value-type="float" office:value="3397" calcext:value-type="float">
            <text:p>3397</text:p>
          </table:table-cell>
          <table:table-cell office:value-type="float" office:value="3492" calcext:value-type="float">
            <text:p>3492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1790.29" calcext:value-type="float">
            <text:p>1790.29</text:p>
          </table:table-cell>
          <table:table-cell office:value-type="float" office:value="2433.4" calcext:value-type="float">
            <text:p>2433.4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2128.61" calcext:value-type="float">
            <text:p>2128.61</text:p>
          </table:table-cell>
          <table:table-cell office:value-type="float" office:value="1802.61" calcext:value-type="float">
            <text:p>1802.61</text:p>
          </table:table-cell>
          <table:table-cell table:number-columns-repeated="2"/>
          <table:table-cell table:formula="of:=AVERAGE([.A149:.E149])" office:value-type="float" office:value="3546" calcext:value-type="float">
            <text:p>3546</text:p>
          </table:table-cell>
          <table:table-cell table:formula="of:=AVERAGE([.G149:.K149])" office:value-type="float" office:value="1956.628" calcext:value-type="float">
            <text:p>1956.62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4286" calcext:value-type="float">
            <text:p>4286</text:p>
          </table:table-cell>
          <table:table-cell office:value-type="float" office:value="3332" calcext:value-type="float">
            <text:p>3332</text:p>
          </table:table-cell>
          <table:table-cell office:value-type="float" office:value="3817" calcext:value-type="float">
            <text:p>3817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1759.46" calcext:value-type="float">
            <text:p>1759.46</text:p>
          </table:table-cell>
          <table:table-cell office:value-type="float" office:value="2478.76" calcext:value-type="float">
            <text:p>2478.76</text:p>
          </table:table-cell>
          <table:table-cell office:value-type="float" office:value="1801.7" calcext:value-type="float">
            <text:p>1801.7</text:p>
          </table:table-cell>
          <table:table-cell office:value-type="float" office:value="2229.68" calcext:value-type="float">
            <text:p>2229.68</text:p>
          </table:table-cell>
          <table:table-cell office:value-type="float" office:value="1605" calcext:value-type="float">
            <text:p>1605</text:p>
          </table:table-cell>
          <table:table-cell table:number-columns-repeated="2"/>
          <table:table-cell table:formula="of:=AVERAGE([.A150:.E150])" office:value-type="float" office:value="3686.8" calcext:value-type="float">
            <text:p>3686.8</text:p>
          </table:table-cell>
          <table:table-cell table:formula="of:=AVERAGE([.G150:.K150])" office:value-type="float" office:value="1974.92" calcext:value-type="float">
            <text:p>1974.9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4107" calcext:value-type="float">
            <text:p>4107</text:p>
          </table:table-cell>
          <table:table-cell office:value-type="float" office:value="3280" calcext:value-type="float">
            <text:p>3280</text:p>
          </table:table-cell>
          <table:table-cell office:value-type="float" office:value="3367" calcext:value-type="float">
            <text:p>3367</text:p>
          </table:table-cell>
          <table:table-cell office:value-type="float" office:value="3507" calcext:value-type="float">
            <text:p>3507</text:p>
          </table:table-cell>
          <table:table-cell/>
          <table:table-cell office:value-type="float" office:value="1902.14" calcext:value-type="float">
            <text:p>1902.14</text:p>
          </table:table-cell>
          <table:table-cell office:value-type="float" office:value="2334.82" calcext:value-type="float">
            <text:p>2334.82</text:p>
          </table:table-cell>
          <table:table-cell office:value-type="float" office:value="1750.6" calcext:value-type="float">
            <text:p>1750.6</text:p>
          </table:table-cell>
          <table:table-cell office:value-type="float" office:value="2274.14" calcext:value-type="float">
            <text:p>2274.14</text:p>
          </table:table-cell>
          <table:table-cell office:value-type="float" office:value="1780.28" calcext:value-type="float">
            <text:p>1780.28</text:p>
          </table:table-cell>
          <table:table-cell table:number-columns-repeated="2"/>
          <table:table-cell table:formula="of:=AVERAGE([.A151:.E151])" office:value-type="float" office:value="3571.6" calcext:value-type="float">
            <text:p>3571.6</text:p>
          </table:table-cell>
          <table:table-cell table:formula="of:=AVERAGE([.G151:.K151])" office:value-type="float" office:value="2008.396" calcext:value-type="float">
            <text:p>2008.396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937" calcext:value-type="float">
            <text:p>3937</text:p>
          </table:table-cell>
          <table:table-cell office:value-type="float" office:value="3177" calcext:value-type="float">
            <text:p>3177</text:p>
          </table:table-cell>
          <table:table-cell office:value-type="float" office:value="3537" calcext:value-type="float">
            <text:p>3537</text:p>
          </table:table-cell>
          <table:table-cell office:value-type="float" office:value="3347" calcext:value-type="float">
            <text:p>3347</text:p>
          </table:table-cell>
          <table:table-cell/>
          <table:table-cell office:value-type="float" office:value="1805.26" calcext:value-type="float">
            <text:p>1805.26</text:p>
          </table:table-cell>
          <table:table-cell office:value-type="float" office:value="2271.32" calcext:value-type="float">
            <text:p>2271.32</text:p>
          </table:table-cell>
          <table:table-cell office:value-type="float" office:value="1747.51" calcext:value-type="float">
            <text:p>1747.51</text:p>
          </table:table-cell>
          <table:table-cell office:value-type="float" office:value="2295.34" calcext:value-type="float">
            <text:p>2295.34</text:p>
          </table:table-cell>
          <table:table-cell office:value-type="float" office:value="1799.7" calcext:value-type="float">
            <text:p>1799.7</text:p>
          </table:table-cell>
          <table:table-cell table:number-columns-repeated="2"/>
          <table:table-cell table:formula="of:=AVERAGE([.A152:.E152])" office:value-type="float" office:value="3382" calcext:value-type="float">
            <text:p>3382</text:p>
          </table:table-cell>
          <table:table-cell table:formula="of:=AVERAGE([.G152:.K152])" office:value-type="float" office:value="1983.826" calcext:value-type="float">
            <text:p>1983.826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822" calcext:value-type="float">
            <text:p>3822</text:p>
          </table:table-cell>
          <table:table-cell office:value-type="float" office:value="3217" calcext:value-type="float">
            <text:p>3217</text:p>
          </table:table-cell>
          <table:table-cell office:value-type="float" office:value="3287" calcext:value-type="float">
            <text:p>3287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float" office:value="1875.32" calcext:value-type="float">
            <text:p>1875.32</text:p>
          </table:table-cell>
          <table:table-cell office:value-type="float" office:value="2406.97" calcext:value-type="float">
            <text:p>2406.97</text:p>
          </table:table-cell>
          <table:table-cell office:value-type="float" office:value="1777.9" calcext:value-type="float">
            <text:p>1777.9</text:p>
          </table:table-cell>
          <table:table-cell office:value-type="float" office:value="2376.24" calcext:value-type="float">
            <text:p>2376.24</text:p>
          </table:table-cell>
          <table:table-cell office:value-type="float" office:value="1751.27" calcext:value-type="float">
            <text:p>1751.27</text:p>
          </table:table-cell>
          <table:table-cell table:number-columns-repeated="2"/>
          <table:table-cell table:formula="of:=AVERAGE([.A153:.E153])" office:value-type="float" office:value="3490" calcext:value-type="float">
            <text:p>3490</text:p>
          </table:table-cell>
          <table:table-cell table:formula="of:=AVERAGE([.G153:.K153])" office:value-type="float" office:value="2037.54" calcext:value-type="float">
            <text:p>2037.5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3902" calcext:value-type="float">
            <text:p>3902</text:p>
          </table:table-cell>
          <table:table-cell office:value-type="float" office:value="3307" calcext:value-type="float">
            <text:p>3307</text:p>
          </table:table-cell>
          <table:table-cell office:value-type="float" office:value="3477" calcext:value-type="float">
            <text:p>3477</text:p>
          </table:table-cell>
          <table:table-cell office:value-type="float" office:value="3247" calcext:value-type="float">
            <text:p>3247</text:p>
          </table:table-cell>
          <table:table-cell/>
          <table:table-cell office:value-type="float" office:value="1821.2" calcext:value-type="float">
            <text:p>1821.2</text:p>
          </table:table-cell>
          <table:table-cell office:value-type="float" office:value="2475.97" calcext:value-type="float">
            <text:p>2475.97</text:p>
          </table:table-cell>
          <table:table-cell office:value-type="float" office:value="1856.55" calcext:value-type="float">
            <text:p>1856.55</text:p>
          </table:table-cell>
          <table:table-cell office:value-type="float" office:value="2227.22" calcext:value-type="float">
            <text:p>2227.22</text:p>
          </table:table-cell>
          <table:table-cell office:value-type="float" office:value="1979.5" calcext:value-type="float">
            <text:p>1979.5</text:p>
          </table:table-cell>
          <table:table-cell table:number-columns-repeated="2"/>
          <table:table-cell table:formula="of:=AVERAGE([.A154:.E154])" office:value-type="float" office:value="3531" calcext:value-type="float">
            <text:p>3531</text:p>
          </table:table-cell>
          <table:table-cell table:formula="of:=AVERAGE([.G154:.K154])" office:value-type="float" office:value="2072.088" calcext:value-type="float">
            <text:p>2072.088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357" calcext:value-type="float">
            <text:p>4357</text:p>
          </table:table-cell>
          <table:table-cell office:value-type="float" office:value="3192" calcext:value-type="float">
            <text:p>3192</text:p>
          </table:table-cell>
          <table:table-cell office:value-type="float" office:value="3452" calcext:value-type="float">
            <text:p>3452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713.06" calcext:value-type="float">
            <text:p>1713.06</text:p>
          </table:table-cell>
          <table:table-cell office:value-type="float" office:value="2468.68" calcext:value-type="float">
            <text:p>2468.68</text:p>
          </table:table-cell>
          <table:table-cell office:value-type="float" office:value="1790.86" calcext:value-type="float">
            <text:p>1790.86</text:p>
          </table:table-cell>
          <table:table-cell office:value-type="float" office:value="2285.61" calcext:value-type="float">
            <text:p>2285.61</text:p>
          </table:table-cell>
          <table:table-cell office:value-type="float" office:value="1822.06" calcext:value-type="float">
            <text:p>1822.06</text:p>
          </table:table-cell>
          <table:table-cell table:number-columns-repeated="2"/>
          <table:table-cell table:formula="of:=AVERAGE([.A155:.E155])" office:value-type="float" office:value="3515" calcext:value-type="float">
            <text:p>3515</text:p>
          </table:table-cell>
          <table:table-cell table:formula="of:=AVERAGE([.G155:.K155])" office:value-type="float" office:value="2016.054" calcext:value-type="float">
            <text:p>2016.054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4062" calcext:value-type="float">
            <text:p>4062</text:p>
          </table:table-cell>
          <table:table-cell office:value-type="float" office:value="3397" calcext:value-type="float">
            <text:p>3397</text:p>
          </table:table-cell>
          <table:table-cell office:value-type="float" office:value="3217" calcext:value-type="float">
            <text:p>3217</text:p>
          </table:table-cell>
          <table:table-cell office:value-type="float" office:value="3457" calcext:value-type="float">
            <text:p>3457</text:p>
          </table:table-cell>
          <table:table-cell/>
          <table:table-cell office:value-type="float" office:value="1602.65" calcext:value-type="float">
            <text:p>1602.65</text:p>
          </table:table-cell>
          <table:table-cell office:value-type="float" office:value="2377.79" calcext:value-type="float">
            <text:p>2377.79</text:p>
          </table:table-cell>
          <table:table-cell office:value-type="float" office:value="1876.31" calcext:value-type="float">
            <text:p>1876.31</text:p>
          </table:table-cell>
          <table:table-cell office:value-type="float" office:value="2197.45" calcext:value-type="float">
            <text:p>2197.45</text:p>
          </table:table-cell>
          <table:table-cell office:value-type="float" office:value="1795.41" calcext:value-type="float">
            <text:p>1795.41</text:p>
          </table:table-cell>
          <table:table-cell table:number-columns-repeated="2"/>
          <table:table-cell table:formula="of:=AVERAGE([.A156:.E156])" office:value-type="float" office:value="3474.4" calcext:value-type="float">
            <text:p>3474.4</text:p>
          </table:table-cell>
          <table:table-cell table:formula="of:=AVERAGE([.G156:.K156])" office:value-type="float" office:value="1969.922" calcext:value-type="float">
            <text:p>1969.922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982" calcext:value-type="float">
            <text:p>3982</text:p>
          </table:table-cell>
          <table:table-cell office:value-type="float" office:value="3502" calcext:value-type="float">
            <text:p>3502</text:p>
          </table:table-cell>
          <table:table-cell office:value-type="float" office:value="3607" calcext:value-type="float">
            <text:p>3607</text:p>
          </table:table-cell>
          <table:table-cell office:value-type="float" office:value="3652" calcext:value-type="float">
            <text:p>3652</text:p>
          </table:table-cell>
          <table:table-cell/>
          <table:table-cell office:value-type="float" office:value="1723.28" calcext:value-type="float">
            <text:p>1723.28</text:p>
          </table:table-cell>
          <table:table-cell office:value-type="float" office:value="2468.23" calcext:value-type="float">
            <text:p>2468.23</text:p>
          </table:table-cell>
          <table:table-cell office:value-type="float" office:value="1863.91" calcext:value-type="float">
            <text:p>1863.91</text:p>
          </table:table-cell>
          <table:table-cell office:value-type="float" office:value="2252.21" calcext:value-type="float">
            <text:p>2252.21</text:p>
          </table:table-cell>
          <table:table-cell office:value-type="float" office:value="1846.42" calcext:value-type="float">
            <text:p>1846.42</text:p>
          </table:table-cell>
          <table:table-cell table:number-columns-repeated="2"/>
          <table:table-cell table:formula="of:=AVERAGE([.A157:.E157])" office:value-type="float" office:value="3591" calcext:value-type="float">
            <text:p>3591</text:p>
          </table:table-cell>
          <table:table-cell table:formula="of:=AVERAGE([.G157:.K157])" office:value-type="float" office:value="2030.81" calcext:value-type="float">
            <text:p>2030.8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4157" calcext:value-type="float">
            <text:p>4157</text:p>
          </table:table-cell>
          <table:table-cell office:value-type="float" office:value="3192" calcext:value-type="float">
            <text:p>3192</text:p>
          </table:table-cell>
          <table:table-cell office:value-type="float" office:value="3252" calcext:value-type="float">
            <text:p>3252</text:p>
          </table:table-cell>
          <table:table-cell office:value-type="float" office:value="3566" calcext:value-type="float">
            <text:p>3566</text:p>
          </table:table-cell>
          <table:table-cell/>
          <table:table-cell office:value-type="float" office:value="1753.17" calcext:value-type="float">
            <text:p>1753.17</text:p>
          </table:table-cell>
          <table:table-cell office:value-type="float" office:value="2419.16" calcext:value-type="float">
            <text:p>2419.16</text:p>
          </table:table-cell>
          <table:table-cell office:value-type="float" office:value="1717.6" calcext:value-type="float">
            <text:p>1717.6</text:p>
          </table:table-cell>
          <table:table-cell office:value-type="float" office:value="2206.26" calcext:value-type="float">
            <text:p>2206.26</text:p>
          </table:table-cell>
          <table:table-cell office:value-type="float" office:value="1867.33" calcext:value-type="float">
            <text:p>1867.33</text:p>
          </table:table-cell>
          <table:table-cell table:number-columns-repeated="2"/>
          <table:table-cell table:formula="of:=AVERAGE([.A158:.E158])" office:value-type="float" office:value="3566.6" calcext:value-type="float">
            <text:p>3566.6</text:p>
          </table:table-cell>
          <table:table-cell table:formula="of:=AVERAGE([.G158:.K158])" office:value-type="float" office:value="1992.704" calcext:value-type="float">
            <text:p>1992.70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802" calcext:value-type="float">
            <text:p>3802</text:p>
          </table:table-cell>
          <table:table-cell office:value-type="float" office:value="3392" calcext:value-type="float">
            <text:p>3392</text:p>
          </table:table-cell>
          <table:table-cell office:value-type="float" office:value="3227" calcext:value-type="float">
            <text:p>3227</text:p>
          </table:table-cell>
          <table:table-cell office:value-type="float" office:value="3457" calcext:value-type="float">
            <text:p>3457</text:p>
          </table:table-cell>
          <table:table-cell/>
          <table:table-cell office:value-type="float" office:value="1821.76" calcext:value-type="float">
            <text:p>1821.76</text:p>
          </table:table-cell>
          <table:table-cell office:value-type="float" office:value="2416.91" calcext:value-type="float">
            <text:p>2416.91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2245.13" calcext:value-type="float">
            <text:p>2245.13</text:p>
          </table:table-cell>
          <table:table-cell office:value-type="float" office:value="1755.19" calcext:value-type="float">
            <text:p>1755.19</text:p>
          </table:table-cell>
          <table:table-cell table:number-columns-repeated="2"/>
          <table:table-cell table:formula="of:=AVERAGE([.A159:.E159])" office:value-type="float" office:value="3422" calcext:value-type="float">
            <text:p>3422</text:p>
          </table:table-cell>
          <table:table-cell table:formula="of:=AVERAGE([.G159:.K159])" office:value-type="float" office:value="2020.696" calcext:value-type="float">
            <text:p>2020.696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762" calcext:value-type="float">
            <text:p>3762</text:p>
          </table:table-cell>
          <table:table-cell office:value-type="float" office:value="3062" calcext:value-type="float">
            <text:p>3062</text:p>
          </table:table-cell>
          <table:table-cell office:value-type="float" office:value="3857" calcext:value-type="float">
            <text:p>3857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float" office:value="1709.28" calcext:value-type="float">
            <text:p>1709.28</text:p>
          </table:table-cell>
          <table:table-cell office:value-type="float" office:value="2322.98" calcext:value-type="float">
            <text:p>2322.98</text:p>
          </table:table-cell>
          <table:table-cell office:value-type="float" office:value="1849" calcext:value-type="float">
            <text:p>1849</text:p>
          </table:table-cell>
          <table:table-cell office:value-type="float" office:value="2186.02" calcext:value-type="float">
            <text:p>2186.02</text:p>
          </table:table-cell>
          <table:table-cell office:value-type="float" office:value="1888.31" calcext:value-type="float">
            <text:p>1888.31</text:p>
          </table:table-cell>
          <table:table-cell table:number-columns-repeated="2"/>
          <table:table-cell table:formula="of:=AVERAGE([.A160:.E160])" office:value-type="float" office:value="3414" calcext:value-type="float">
            <text:p>3414</text:p>
          </table:table-cell>
          <table:table-cell table:formula="of:=AVERAGE([.G160:.K160])" office:value-type="float" office:value="1991.118" calcext:value-type="float">
            <text:p>1991.118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867" calcext:value-type="float">
            <text:p>3867</text:p>
          </table:table-cell>
          <table:table-cell office:value-type="float" office:value="3407" calcext:value-type="float">
            <text:p>3407</text:p>
          </table:table-cell>
          <table:table-cell office:value-type="float" office:value="3372" calcext:value-type="float">
            <text:p>3372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float" office:value="1786.28" calcext:value-type="float">
            <text:p>1786.28</text:p>
          </table:table-cell>
          <table:table-cell office:value-type="float" office:value="2508.98" calcext:value-type="float">
            <text:p>2508.98</text:p>
          </table:table-cell>
          <table:table-cell office:value-type="float" office:value="1847.98" calcext:value-type="float">
            <text:p>1847.98</text:p>
          </table:table-cell>
          <table:table-cell office:value-type="float" office:value="2209.51" calcext:value-type="float">
            <text:p>2209.51</text:p>
          </table:table-cell>
          <table:table-cell office:value-type="float" office:value="1826.22" calcext:value-type="float">
            <text:p>1826.22</text:p>
          </table:table-cell>
          <table:table-cell table:number-columns-repeated="2"/>
          <table:table-cell table:formula="of:=AVERAGE([.A161:.E161])" office:value-type="float" office:value="3469" calcext:value-type="float">
            <text:p>3469</text:p>
          </table:table-cell>
          <table:table-cell table:formula="of:=AVERAGE([.G161:.K161])" office:value-type="float" office:value="2035.794" calcext:value-type="float">
            <text:p>2035.794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4017" calcext:value-type="float">
            <text:p>4017</text:p>
          </table:table-cell>
          <table:table-cell office:value-type="float" office:value="3342" calcext:value-type="float">
            <text:p>3342</text:p>
          </table:table-cell>
          <table:table-cell office:value-type="float" office:value="3477" calcext:value-type="float">
            <text:p>3477</text:p>
          </table:table-cell>
          <table:table-cell office:value-type="float" office:value="3092" calcext:value-type="float">
            <text:p>3092</text:p>
          </table:table-cell>
          <table:table-cell/>
          <table:table-cell office:value-type="float" office:value="1711.73" calcext:value-type="float">
            <text:p>1711.73</text:p>
          </table:table-cell>
          <table:table-cell office:value-type="float" office:value="2442.09" calcext:value-type="float">
            <text:p>2442.09</text:p>
          </table:table-cell>
          <table:table-cell office:value-type="float" office:value="1654.9" calcext:value-type="float">
            <text:p>1654.9</text:p>
          </table:table-cell>
          <table:table-cell office:value-type="float" office:value="2229.62" calcext:value-type="float">
            <text:p>2229.62</text:p>
          </table:table-cell>
          <table:table-cell office:value-type="float" office:value="1674.51" calcext:value-type="float">
            <text:p>1674.51</text:p>
          </table:table-cell>
          <table:table-cell table:number-columns-repeated="2"/>
          <table:table-cell table:formula="of:=AVERAGE([.A162:.E162])" office:value-type="float" office:value="3402" calcext:value-type="float">
            <text:p>3402</text:p>
          </table:table-cell>
          <table:table-cell table:formula="of:=AVERAGE([.G162:.K162])" office:value-type="float" office:value="1942.57" calcext:value-type="float">
            <text:p>1942.57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4100" calcext:value-type="float">
            <text:p>4100</text:p>
          </table:table-cell>
          <table:table-cell office:value-type="float" office:value="3032" calcext:value-type="float">
            <text:p>3032</text:p>
          </table:table-cell>
          <table:table-cell office:value-type="float" office:value="3567" calcext:value-type="float">
            <text:p>3567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1797.96" calcext:value-type="float">
            <text:p>1797.96</text:p>
          </table:table-cell>
          <table:table-cell office:value-type="float" office:value="2527.35" calcext:value-type="float">
            <text:p>2527.35</text:p>
          </table:table-cell>
          <table:table-cell office:value-type="float" office:value="1577.21" calcext:value-type="float">
            <text:p>1577.21</text:p>
          </table:table-cell>
          <table:table-cell office:value-type="float" office:value="2285.06" calcext:value-type="float">
            <text:p>2285.06</text:p>
          </table:table-cell>
          <table:table-cell office:value-type="float" office:value="1798.2" calcext:value-type="float">
            <text:p>1798.2</text:p>
          </table:table-cell>
          <table:table-cell table:number-columns-repeated="2"/>
          <table:table-cell table:formula="of:=AVERAGE([.A163:.E163])" office:value-type="float" office:value="3404.6" calcext:value-type="float">
            <text:p>3404.6</text:p>
          </table:table-cell>
          <table:table-cell table:formula="of:=AVERAGE([.G163:.K163])" office:value-type="float" office:value="1997.156" calcext:value-type="float">
            <text:p>1997.156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992" calcext:value-type="float">
            <text:p>3992</text:p>
          </table:table-cell>
          <table:table-cell office:value-type="float" office:value="3027" calcext:value-type="float">
            <text:p>3027</text:p>
          </table:table-cell>
          <table:table-cell office:value-type="float" office:value="3432" calcext:value-type="float">
            <text:p>3432</text:p>
          </table:table-cell>
          <table:table-cell office:value-type="float" office:value="3417" calcext:value-type="float">
            <text:p>3417</text:p>
          </table:table-cell>
          <table:table-cell/>
          <table:table-cell office:value-type="float" office:value="1754.39" calcext:value-type="float">
            <text:p>1754.39</text:p>
          </table:table-cell>
          <table:table-cell office:value-type="float" office:value="2598.8" calcext:value-type="float">
            <text:p>2598.8</text:p>
          </table:table-cell>
          <table:table-cell office:value-type="float" office:value="1527.3" calcext:value-type="float">
            <text:p>1527.3</text:p>
          </table:table-cell>
          <table:table-cell office:value-type="float" office:value="2288.05" calcext:value-type="float">
            <text:p>2288.05</text:p>
          </table:table-cell>
          <table:table-cell office:value-type="float" office:value="1872.16" calcext:value-type="float">
            <text:p>1872.16</text:p>
          </table:table-cell>
          <table:table-cell table:number-columns-repeated="2"/>
          <table:table-cell table:formula="of:=AVERAGE([.A164:.E164])" office:value-type="float" office:value="3478.8" calcext:value-type="float">
            <text:p>3478.8</text:p>
          </table:table-cell>
          <table:table-cell table:formula="of:=AVERAGE([.G164:.K164])" office:value-type="float" office:value="2008.14" calcext:value-type="float">
            <text:p>2008.1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987" calcext:value-type="float">
            <text:p>3987</text:p>
          </table:table-cell>
          <table:table-cell office:value-type="float" office:value="3187" calcext:value-type="float">
            <text:p>3187</text:p>
          </table:table-cell>
          <table:table-cell office:value-type="float" office:value="3412" calcext:value-type="float">
            <text:p>3412</text:p>
          </table:table-cell>
          <table:table-cell office:value-type="float" office:value="3667" calcext:value-type="float">
            <text:p>3667</text:p>
          </table:table-cell>
          <table:table-cell/>
          <table:table-cell office:value-type="float" office:value="1730.39" calcext:value-type="float">
            <text:p>1730.39</text:p>
          </table:table-cell>
          <table:table-cell office:value-type="float" office:value="2525.2" calcext:value-type="float">
            <text:p>2525.2</text:p>
          </table:table-cell>
          <table:table-cell office:value-type="float" office:value="1681.18" calcext:value-type="float">
            <text:p>1681.18</text:p>
          </table:table-cell>
          <table:table-cell office:value-type="float" office:value="2209.4" calcext:value-type="float">
            <text:p>2209.4</text:p>
          </table:table-cell>
          <table:table-cell office:value-type="float" office:value="1856.39" calcext:value-type="float">
            <text:p>1856.39</text:p>
          </table:table-cell>
          <table:table-cell table:number-columns-repeated="2"/>
          <table:table-cell table:formula="of:=AVERAGE([.A165:.E165])" office:value-type="float" office:value="3497" calcext:value-type="float">
            <text:p>3497</text:p>
          </table:table-cell>
          <table:table-cell table:formula="of:=AVERAGE([.G165:.K165])" office:value-type="float" office:value="2000.512" calcext:value-type="float">
            <text:p>2000.51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722" calcext:value-type="float">
            <text:p>3722</text:p>
          </table:table-cell>
          <table:table-cell office:value-type="float" office:value="3302" calcext:value-type="float">
            <text:p>3302</text:p>
          </table:table-cell>
          <table:table-cell office:value-type="float" office:value="3522" calcext:value-type="float">
            <text:p>3522</text:p>
          </table:table-cell>
          <table:table-cell office:value-type="float" office:value="3807" calcext:value-type="float">
            <text:p>3807</text:p>
          </table:table-cell>
          <table:table-cell/>
          <table:table-cell office:value-type="float" office:value="1687.43" calcext:value-type="float">
            <text:p>1687.43</text:p>
          </table:table-cell>
          <table:table-cell office:value-type="float" office:value="2434.99" calcext:value-type="float">
            <text:p>2434.99</text:p>
          </table:table-cell>
          <table:table-cell office:value-type="float" office:value="1732.15" calcext:value-type="float">
            <text:p>1732.15</text:p>
          </table:table-cell>
          <table:table-cell office:value-type="float" office:value="2252.94" calcext:value-type="float">
            <text:p>2252.94</text:p>
          </table:table-cell>
          <table:table-cell office:value-type="float" office:value="1634.39" calcext:value-type="float">
            <text:p>1634.39</text:p>
          </table:table-cell>
          <table:table-cell table:number-columns-repeated="2"/>
          <table:table-cell table:formula="of:=AVERAGE([.A166:.E166])" office:value-type="float" office:value="3508" calcext:value-type="float">
            <text:p>3508</text:p>
          </table:table-cell>
          <table:table-cell table:formula="of:=AVERAGE([.G166:.K166])" office:value-type="float" office:value="1948.38" calcext:value-type="float">
            <text:p>1948.38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4057" calcext:value-type="float">
            <text:p>4057</text:p>
          </table:table-cell>
          <table:table-cell office:value-type="float" office:value="3512" calcext:value-type="float">
            <text:p>3512</text:p>
          </table:table-cell>
          <table:table-cell office:value-type="float" office:value="3587" calcext:value-type="float">
            <text:p>3587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1743.98" calcext:value-type="float">
            <text:p>1743.98</text:p>
          </table:table-cell>
          <table:table-cell office:value-type="float" office:value="2435.01" calcext:value-type="float">
            <text:p>2435.01</text:p>
          </table:table-cell>
          <table:table-cell office:value-type="float" office:value="1824.25" calcext:value-type="float">
            <text:p>1824.25</text:p>
          </table:table-cell>
          <table:table-cell office:value-type="float" office:value="2314.49" calcext:value-type="float">
            <text:p>2314.49</text:p>
          </table:table-cell>
          <table:table-cell office:value-type="float" office:value="1697.46" calcext:value-type="float">
            <text:p>1697.46</text:p>
          </table:table-cell>
          <table:table-cell table:number-columns-repeated="2"/>
          <table:table-cell table:formula="of:=AVERAGE([.A167:.E167])" office:value-type="float" office:value="3404" calcext:value-type="float">
            <text:p>3404</text:p>
          </table:table-cell>
          <table:table-cell table:formula="of:=AVERAGE([.G167:.K167])" office:value-type="float" office:value="2003.038" calcext:value-type="float">
            <text:p>2003.03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4092" calcext:value-type="float">
            <text:p>4092</text:p>
          </table:table-cell>
          <table:table-cell office:value-type="float" office:value="3182" calcext:value-type="float">
            <text:p>3182</text:p>
          </table:table-cell>
          <table:table-cell office:value-type="float" office:value="3327" calcext:value-type="float">
            <text:p>3327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float" office:value="1787.44" calcext:value-type="float">
            <text:p>1787.44</text:p>
          </table:table-cell>
          <table:table-cell office:value-type="float" office:value="2419.37" calcext:value-type="float">
            <text:p>2419.37</text:p>
          </table:table-cell>
          <table:table-cell office:value-type="float" office:value="1676.16" calcext:value-type="float">
            <text:p>1676.16</text:p>
          </table:table-cell>
          <table:table-cell office:value-type="float" office:value="2187.64" calcext:value-type="float">
            <text:p>2187.64</text:p>
          </table:table-cell>
          <table:table-cell office:value-type="float" office:value="1757.92" calcext:value-type="float">
            <text:p>1757.92</text:p>
          </table:table-cell>
          <table:table-cell table:number-columns-repeated="2"/>
          <table:table-cell table:formula="of:=AVERAGE([.A168:.E168])" office:value-type="float" office:value="3504" calcext:value-type="float">
            <text:p>3504</text:p>
          </table:table-cell>
          <table:table-cell table:formula="of:=AVERAGE([.G168:.K168])" office:value-type="float" office:value="1965.706" calcext:value-type="float">
            <text:p>1965.706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4017" calcext:value-type="float">
            <text:p>4017</text:p>
          </table:table-cell>
          <table:table-cell office:value-type="float" office:value="3217" calcext:value-type="float">
            <text:p>3217</text:p>
          </table:table-cell>
          <table:table-cell office:value-type="float" office:value="3357" calcext:value-type="float">
            <text:p>3357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float" office:value="1802.89" calcext:value-type="float">
            <text:p>1802.89</text:p>
          </table:table-cell>
          <table:table-cell office:value-type="float" office:value="2621.58" calcext:value-type="float">
            <text:p>2621.58</text:p>
          </table:table-cell>
          <table:table-cell office:value-type="float" office:value="1697.22" calcext:value-type="float">
            <text:p>1697.22</text:p>
          </table:table-cell>
          <table:table-cell office:value-type="float" office:value="2181.73" calcext:value-type="float">
            <text:p>2181.73</text:p>
          </table:table-cell>
          <table:table-cell office:value-type="float" office:value="1707.07" calcext:value-type="float">
            <text:p>1707.07</text:p>
          </table:table-cell>
          <table:table-cell table:number-columns-repeated="2"/>
          <table:table-cell table:formula="of:=AVERAGE([.A169:.E169])" office:value-type="float" office:value="3418" calcext:value-type="float">
            <text:p>3418</text:p>
          </table:table-cell>
          <table:table-cell table:formula="of:=AVERAGE([.G169:.K169])" office:value-type="float" office:value="2002.098" calcext:value-type="float">
            <text:p>2002.098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162" calcext:value-type="float">
            <text:p>4162</text:p>
          </table:table-cell>
          <table:table-cell office:value-type="float" office:value="3032" calcext:value-type="float">
            <text:p>3032</text:p>
          </table:table-cell>
          <table:table-cell office:value-type="float" office:value="3632" calcext:value-type="float">
            <text:p>3632</text:p>
          </table:table-cell>
          <table:table-cell office:value-type="float" office:value="3707" calcext:value-type="float">
            <text:p>3707</text:p>
          </table:table-cell>
          <table:table-cell/>
          <table:table-cell office:value-type="float" office:value="1849.82" calcext:value-type="float">
            <text:p>1849.82</text:p>
          </table:table-cell>
          <table:table-cell office:value-type="float" office:value="2457.72" calcext:value-type="float">
            <text:p>2457.72</text:p>
          </table:table-cell>
          <table:table-cell office:value-type="float" office:value="1701.41" calcext:value-type="float">
            <text:p>1701.41</text:p>
          </table:table-cell>
          <table:table-cell office:value-type="float" office:value="2379.63" calcext:value-type="float">
            <text:p>2379.63</text:p>
          </table:table-cell>
          <table:table-cell office:value-type="float" office:value="1901.79" calcext:value-type="float">
            <text:p>1901.79</text:p>
          </table:table-cell>
          <table:table-cell table:number-columns-repeated="2"/>
          <table:table-cell table:formula="of:=AVERAGE([.A170:.E170])" office:value-type="float" office:value="3589" calcext:value-type="float">
            <text:p>3589</text:p>
          </table:table-cell>
          <table:table-cell table:formula="of:=AVERAGE([.G170:.K170])" office:value-type="float" office:value="2058.074" calcext:value-type="float">
            <text:p>2058.074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947" calcext:value-type="float">
            <text:p>3947</text:p>
          </table:table-cell>
          <table:table-cell office:value-type="float" office:value="3227" calcext:value-type="float">
            <text:p>3227</text:p>
          </table:table-cell>
          <table:table-cell office:value-type="float" office:value="3362" calcext:value-type="float">
            <text:p>3362</text:p>
          </table:table-cell>
          <table:table-cell office:value-type="float" office:value="3127" calcext:value-type="float">
            <text:p>3127</text:p>
          </table:table-cell>
          <table:table-cell/>
          <table:table-cell office:value-type="float" office:value="1623.25" calcext:value-type="float">
            <text:p>1623.25</text:p>
          </table:table-cell>
          <table:table-cell office:value-type="float" office:value="2515.51" calcext:value-type="float">
            <text:p>2515.51</text:p>
          </table:table-cell>
          <table:table-cell office:value-type="float" office:value="1782.44" calcext:value-type="float">
            <text:p>1782.44</text:p>
          </table:table-cell>
          <table:table-cell office:value-type="float" office:value="2282.14" calcext:value-type="float">
            <text:p>2282.14</text:p>
          </table:table-cell>
          <table:table-cell office:value-type="float" office:value="1859.68" calcext:value-type="float">
            <text:p>1859.68</text:p>
          </table:table-cell>
          <table:table-cell table:number-columns-repeated="2"/>
          <table:table-cell table:formula="of:=AVERAGE([.A171:.E171])" office:value-type="float" office:value="3317" calcext:value-type="float">
            <text:p>3317</text:p>
          </table:table-cell>
          <table:table-cell table:formula="of:=AVERAGE([.G171:.K171])" office:value-type="float" office:value="2012.604" calcext:value-type="float">
            <text:p>2012.604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852" calcext:value-type="float">
            <text:p>3852</text:p>
          </table:table-cell>
          <table:table-cell office:value-type="float" office:value="3242" calcext:value-type="float">
            <text:p>3242</text:p>
          </table:table-cell>
          <table:table-cell office:value-type="float" office:value="3312" calcext:value-type="float">
            <text:p>3312</text:p>
          </table:table-cell>
          <table:table-cell office:value-type="float" office:value="3422" calcext:value-type="float">
            <text:p>3422</text:p>
          </table:table-cell>
          <table:table-cell/>
          <table:table-cell office:value-type="float" office:value="1713.44" calcext:value-type="float">
            <text:p>1713.44</text:p>
          </table:table-cell>
          <table:table-cell office:value-type="float" office:value="2456.75" calcext:value-type="float">
            <text:p>2456.75</text:p>
          </table:table-cell>
          <table:table-cell office:value-type="float" office:value="1766.31" calcext:value-type="float">
            <text:p>1766.31</text:p>
          </table:table-cell>
          <table:table-cell office:value-type="float" office:value="2198.32" calcext:value-type="float">
            <text:p>2198.32</text:p>
          </table:table-cell>
          <table:table-cell office:value-type="float" office:value="1913.17" calcext:value-type="float">
            <text:p>1913.17</text:p>
          </table:table-cell>
          <table:table-cell table:number-columns-repeated="2"/>
          <table:table-cell table:formula="of:=AVERAGE([.A172:.E172])" office:value-type="float" office:value="3376" calcext:value-type="float">
            <text:p>3376</text:p>
          </table:table-cell>
          <table:table-cell table:formula="of:=AVERAGE([.G172:.K172])" office:value-type="float" office:value="2009.598" calcext:value-type="float">
            <text:p>2009.59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997" calcext:value-type="float">
            <text:p>3997</text:p>
          </table:table-cell>
          <table:table-cell office:value-type="float" office:value="3456" calcext:value-type="float">
            <text:p>3456</text:p>
          </table:table-cell>
          <table:table-cell office:value-type="float" office:value="3447" calcext:value-type="float">
            <text:p>3447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1718.16" calcext:value-type="float">
            <text:p>1718.16</text:p>
          </table:table-cell>
          <table:table-cell office:value-type="float" office:value="2476.75" calcext:value-type="float">
            <text:p>2476.75</text:p>
          </table:table-cell>
          <table:table-cell office:value-type="float" office:value="1828.07" calcext:value-type="float">
            <text:p>1828.07</text:p>
          </table:table-cell>
          <table:table-cell office:value-type="float" office:value="2176.13" calcext:value-type="float">
            <text:p>2176.13</text:p>
          </table:table-cell>
          <table:table-cell office:value-type="float" office:value="1898.87" calcext:value-type="float">
            <text:p>1898.87</text:p>
          </table:table-cell>
          <table:table-cell table:number-columns-repeated="2"/>
          <table:table-cell table:formula="of:=AVERAGE([.A173:.E173])" office:value-type="float" office:value="3481.8" calcext:value-type="float">
            <text:p>3481.8</text:p>
          </table:table-cell>
          <table:table-cell table:formula="of:=AVERAGE([.G173:.K173])" office:value-type="float" office:value="2019.596" calcext:value-type="float">
            <text:p>2019.596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822" calcext:value-type="float">
            <text:p>3822</text:p>
          </table:table-cell>
          <table:table-cell office:value-type="float" office:value="3672" calcext:value-type="float">
            <text:p>3672</text:p>
          </table:table-cell>
          <table:table-cell office:value-type="float" office:value="3552" calcext:value-type="float">
            <text:p>3552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float" office:value="1777.34" calcext:value-type="float">
            <text:p>1777.34</text:p>
          </table:table-cell>
          <table:table-cell office:value-type="float" office:value="2554.49" calcext:value-type="float">
            <text:p>2554.49</text:p>
          </table:table-cell>
          <table:table-cell office:value-type="float" office:value="1864.19" calcext:value-type="float">
            <text:p>1864.19</text:p>
          </table:table-cell>
          <table:table-cell office:value-type="float" office:value="2176.31" calcext:value-type="float">
            <text:p>2176.31</text:p>
          </table:table-cell>
          <table:table-cell office:value-type="float" office:value="1786.94" calcext:value-type="float">
            <text:p>1786.94</text:p>
          </table:table-cell>
          <table:table-cell table:number-columns-repeated="2"/>
          <table:table-cell table:formula="of:=AVERAGE([.A174:.E174])" office:value-type="float" office:value="3446" calcext:value-type="float">
            <text:p>3446</text:p>
          </table:table-cell>
          <table:table-cell table:formula="of:=AVERAGE([.G174:.K174])" office:value-type="float" office:value="2031.854" calcext:value-type="float">
            <text:p>2031.854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4521" calcext:value-type="float">
            <text:p>4521</text:p>
          </table:table-cell>
          <table:table-cell office:value-type="float" office:value="2992" calcext:value-type="float">
            <text:p>2992</text:p>
          </table:table-cell>
          <table:table-cell office:value-type="float" office:value="3637" calcext:value-type="float">
            <text:p>3637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1708.69" calcext:value-type="float">
            <text:p>1708.69</text:p>
          </table:table-cell>
          <table:table-cell office:value-type="float" office:value="2537.16" calcext:value-type="float">
            <text:p>2537.16</text:p>
          </table:table-cell>
          <table:table-cell office:value-type="float" office:value="1686.06" calcext:value-type="float">
            <text:p>1686.06</text:p>
          </table:table-cell>
          <table:table-cell office:value-type="float" office:value="2258.15" calcext:value-type="float">
            <text:p>2258.15</text:p>
          </table:table-cell>
          <table:table-cell office:value-type="float" office:value="1636.19" calcext:value-type="float">
            <text:p>1636.19</text:p>
          </table:table-cell>
          <table:table-cell table:number-columns-repeated="2"/>
          <table:table-cell table:formula="of:=AVERAGE([.A175:.E175])" office:value-type="float" office:value="3443.2" calcext:value-type="float">
            <text:p>3443.2</text:p>
          </table:table-cell>
          <table:table-cell table:formula="of:=AVERAGE([.G175:.K175])" office:value-type="float" office:value="1965.25" calcext:value-type="float">
            <text:p>1965.2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3722" calcext:value-type="float">
            <text:p>3722</text:p>
          </table:table-cell>
          <table:table-cell office:value-type="float" office:value="3402" calcext:value-type="float">
            <text:p>3402</text:p>
          </table:table-cell>
          <table:table-cell office:value-type="float" office:value="3412" calcext:value-type="float">
            <text:p>3412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1794.77" calcext:value-type="float">
            <text:p>1794.77</text:p>
          </table:table-cell>
          <table:table-cell office:value-type="float" office:value="2453.31" calcext:value-type="float">
            <text:p>2453.31</text:p>
          </table:table-cell>
          <table:table-cell office:value-type="float" office:value="1708.56" calcext:value-type="float">
            <text:p>1708.56</text:p>
          </table:table-cell>
          <table:table-cell office:value-type="float" office:value="2304.82" calcext:value-type="float">
            <text:p>2304.82</text:p>
          </table:table-cell>
          <table:table-cell office:value-type="float" office:value="1897.74" calcext:value-type="float">
            <text:p>1897.74</text:p>
          </table:table-cell>
          <table:table-cell table:number-columns-repeated="2"/>
          <table:table-cell table:formula="of:=AVERAGE([.A176:.E176])" office:value-type="float" office:value="3572.8" calcext:value-type="float">
            <text:p>3572.8</text:p>
          </table:table-cell>
          <table:table-cell table:formula="of:=AVERAGE([.G176:.K176])" office:value-type="float" office:value="2031.84" calcext:value-type="float">
            <text:p>2031.8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672" calcext:value-type="float">
            <text:p>3672</text:p>
          </table:table-cell>
          <table:table-cell office:value-type="float" office:value="3047" calcext:value-type="float">
            <text:p>3047</text:p>
          </table:table-cell>
          <table:table-cell office:value-type="float" office:value="3302" calcext:value-type="float">
            <text:p>3302</text:p>
          </table:table-cell>
          <table:table-cell office:value-type="float" office:value="3282" calcext:value-type="float">
            <text:p>3282</text:p>
          </table:table-cell>
          <table:table-cell/>
          <table:table-cell office:value-type="float" office:value="1705.91" calcext:value-type="float">
            <text:p>1705.91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1847.27" calcext:value-type="float">
            <text:p>1847.27</text:p>
          </table:table-cell>
          <table:table-cell office:value-type="float" office:value="2166.38" calcext:value-type="float">
            <text:p>2166.38</text:p>
          </table:table-cell>
          <table:table-cell office:value-type="float" office:value="1845.82" calcext:value-type="float">
            <text:p>1845.82</text:p>
          </table:table-cell>
          <table:table-cell table:number-columns-repeated="2"/>
          <table:table-cell table:formula="of:=AVERAGE([.A177:.E177])" office:value-type="float" office:value="3327" calcext:value-type="float">
            <text:p>3327</text:p>
          </table:table-cell>
          <table:table-cell table:formula="of:=AVERAGE([.G177:.K177])" office:value-type="float" office:value="2005.588" calcext:value-type="float">
            <text:p>2005.58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482" calcext:value-type="float">
            <text:p>4482</text:p>
          </table:table-cell>
          <table:table-cell office:value-type="float" office:value="3272" calcext:value-type="float">
            <text:p>3272</text:p>
          </table:table-cell>
          <table:table-cell office:value-type="float" office:value="3437" calcext:value-type="float">
            <text:p>3437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1845.56" calcext:value-type="float">
            <text:p>1845.56</text:p>
          </table:table-cell>
          <table:table-cell office:value-type="float" office:value="2589.59" calcext:value-type="float">
            <text:p>2589.59</text:p>
          </table:table-cell>
          <table:table-cell office:value-type="float" office:value="1714.77" calcext:value-type="float">
            <text:p>1714.77</text:p>
          </table:table-cell>
          <table:table-cell office:value-type="float" office:value="2343.79" calcext:value-type="float">
            <text:p>2343.79</text:p>
          </table:table-cell>
          <table:table-cell office:value-type="float" office:value="1703.43" calcext:value-type="float">
            <text:p>1703.43</text:p>
          </table:table-cell>
          <table:table-cell table:number-columns-repeated="2"/>
          <table:table-cell table:formula="of:=AVERAGE([.A178:.E178])" office:value-type="float" office:value="3530" calcext:value-type="float">
            <text:p>3530</text:p>
          </table:table-cell>
          <table:table-cell table:formula="of:=AVERAGE([.G178:.K178])" office:value-type="float" office:value="2039.428" calcext:value-type="float">
            <text:p>2039.428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902" calcext:value-type="float">
            <text:p>3902</text:p>
          </table:table-cell>
          <table:table-cell office:value-type="float" office:value="3147" calcext:value-type="float">
            <text:p>3147</text:p>
          </table:table-cell>
          <table:table-cell office:value-type="float" office:value="3852" calcext:value-type="float">
            <text:p>3852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float" office:value="1856.74" calcext:value-type="float">
            <text:p>1856.74</text:p>
          </table:table-cell>
          <table:table-cell office:value-type="float" office:value="2478.17" calcext:value-type="float">
            <text:p>2478.17</text:p>
          </table:table-cell>
          <table:table-cell office:value-type="float" office:value="1855.67" calcext:value-type="float">
            <text:p>1855.67</text:p>
          </table:table-cell>
          <table:table-cell office:value-type="float" office:value="2257.75" calcext:value-type="float">
            <text:p>2257.75</text:p>
          </table:table-cell>
          <table:table-cell office:value-type="float" office:value="1915.9" calcext:value-type="float">
            <text:p>1915.9</text:p>
          </table:table-cell>
          <table:table-cell table:number-columns-repeated="2"/>
          <table:table-cell table:formula="of:=AVERAGE([.A179:.E179])" office:value-type="float" office:value="3508" calcext:value-type="float">
            <text:p>3508</text:p>
          </table:table-cell>
          <table:table-cell table:formula="of:=AVERAGE([.G179:.K179])" office:value-type="float" office:value="2072.846" calcext:value-type="float">
            <text:p>2072.846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972" calcext:value-type="float">
            <text:p>3972</text:p>
          </table:table-cell>
          <table:table-cell office:value-type="float" office:value="3147" calcext:value-type="float">
            <text:p>3147</text:p>
          </table:table-cell>
          <table:table-cell office:value-type="float" office:value="3427" calcext:value-type="float">
            <text:p>3427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778.5" calcext:value-type="float">
            <text:p>1778.5</text:p>
          </table:table-cell>
          <table:table-cell office:value-type="float" office:value="2441.04" calcext:value-type="float">
            <text:p>2441.04</text:p>
          </table:table-cell>
          <table:table-cell office:value-type="float" office:value="1894.41" calcext:value-type="float">
            <text:p>1894.41</text:p>
          </table:table-cell>
          <table:table-cell office:value-type="float" office:value="2235.17" calcext:value-type="float">
            <text:p>2235.17</text:p>
          </table:table-cell>
          <table:table-cell office:value-type="float" office:value="1905.07" calcext:value-type="float">
            <text:p>1905.07</text:p>
          </table:table-cell>
          <table:table-cell table:number-columns-repeated="2"/>
          <table:table-cell table:formula="of:=AVERAGE([.A180:.E180])" office:value-type="float" office:value="3400" calcext:value-type="float">
            <text:p>3400</text:p>
          </table:table-cell>
          <table:table-cell table:formula="of:=AVERAGE([.G180:.K180])" office:value-type="float" office:value="2050.838" calcext:value-type="float">
            <text:p>2050.83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4077" calcext:value-type="float">
            <text:p>4077</text:p>
          </table:table-cell>
          <table:table-cell office:value-type="float" office:value="3447" calcext:value-type="float">
            <text:p>3447</text:p>
          </table:table-cell>
          <table:table-cell office:value-type="float" office:value="3367" calcext:value-type="float">
            <text:p>3367</text:p>
          </table:table-cell>
          <table:table-cell office:value-type="float" office:value="3462" calcext:value-type="float">
            <text:p>3462</text:p>
          </table:table-cell>
          <table:table-cell/>
          <table:table-cell office:value-type="float" office:value="1739.92" calcext:value-type="float">
            <text:p>1739.92</text:p>
          </table:table-cell>
          <table:table-cell office:value-type="float" office:value="2477.55" calcext:value-type="float">
            <text:p>2477.55</text:p>
          </table:table-cell>
          <table:table-cell office:value-type="float" office:value="1735.17" calcext:value-type="float">
            <text:p>1735.17</text:p>
          </table:table-cell>
          <table:table-cell office:value-type="float" office:value="2105.14" calcext:value-type="float">
            <text:p>2105.14</text:p>
          </table:table-cell>
          <table:table-cell office:value-type="float" office:value="1769.26" calcext:value-type="float">
            <text:p>1769.26</text:p>
          </table:table-cell>
          <table:table-cell table:number-columns-repeated="2"/>
          <table:table-cell table:formula="of:=AVERAGE([.A181:.E181])" office:value-type="float" office:value="3445" calcext:value-type="float">
            <text:p>3445</text:p>
          </table:table-cell>
          <table:table-cell table:formula="of:=AVERAGE([.G181:.K181])" office:value-type="float" office:value="1965.408" calcext:value-type="float">
            <text:p>1965.408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4062" calcext:value-type="float">
            <text:p>4062</text:p>
          </table:table-cell>
          <table:table-cell office:value-type="float" office:value="3472" calcext:value-type="float">
            <text:p>3472</text:p>
          </table:table-cell>
          <table:table-cell office:value-type="float" office:value="3172" calcext:value-type="float">
            <text:p>3172</text:p>
          </table:table-cell>
          <table:table-cell office:value-type="float" office:value="3422" calcext:value-type="float">
            <text:p>3422</text:p>
          </table:table-cell>
          <table:table-cell/>
          <table:table-cell office:value-type="float" office:value="1869.16" calcext:value-type="float">
            <text:p>1869.16</text:p>
          </table:table-cell>
          <table:table-cell office:value-type="float" office:value="2548.58" calcext:value-type="float">
            <text:p>2548.58</text:p>
          </table:table-cell>
          <table:table-cell office:value-type="float" office:value="1817.95" calcext:value-type="float">
            <text:p>1817.95</text:p>
          </table:table-cell>
          <table:table-cell office:value-type="float" office:value="2029.96" calcext:value-type="float">
            <text:p>2029.96</text:p>
          </table:table-cell>
          <table:table-cell office:value-type="float" office:value="1643.78" calcext:value-type="float">
            <text:p>1643.78</text:p>
          </table:table-cell>
          <table:table-cell table:number-columns-repeated="2"/>
          <table:table-cell table:formula="of:=AVERAGE([.A182:.E182])" office:value-type="float" office:value="3481" calcext:value-type="float">
            <text:p>3481</text:p>
          </table:table-cell>
          <table:table-cell table:formula="of:=AVERAGE([.G182:.K182])" office:value-type="float" office:value="1981.886" calcext:value-type="float">
            <text:p>1981.88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672" calcext:value-type="float">
            <text:p>3672</text:p>
          </table:table-cell>
          <table:table-cell office:value-type="float" office:value="3217" calcext:value-type="float">
            <text:p>3217</text:p>
          </table:table-cell>
          <table:table-cell office:value-type="float" office:value="3467" calcext:value-type="float">
            <text:p>3467</text:p>
          </table:table-cell>
          <table:table-cell office:value-type="float" office:value="3181" calcext:value-type="float">
            <text:p>3181</text:p>
          </table:table-cell>
          <table:table-cell/>
          <table:table-cell office:value-type="float" office:value="1758.15" calcext:value-type="float">
            <text:p>1758.15</text:p>
          </table:table-cell>
          <table:table-cell office:value-type="float" office:value="2505.27" calcext:value-type="float">
            <text:p>2505.27</text:p>
          </table:table-cell>
          <table:table-cell office:value-type="float" office:value="1956.77" calcext:value-type="float">
            <text:p>1956.77</text:p>
          </table:table-cell>
          <table:table-cell office:value-type="float" office:value="2057.01" calcext:value-type="float">
            <text:p>2057.01</text:p>
          </table:table-cell>
          <table:table-cell office:value-type="float" office:value="1898.17" calcext:value-type="float">
            <text:p>1898.17</text:p>
          </table:table-cell>
          <table:table-cell table:number-columns-repeated="2"/>
          <table:table-cell table:formula="of:=AVERAGE([.A183:.E183])" office:value-type="float" office:value="3272.8" calcext:value-type="float">
            <text:p>3272.8</text:p>
          </table:table-cell>
          <table:table-cell table:formula="of:=AVERAGE([.G183:.K183])" office:value-type="float" office:value="2035.074" calcext:value-type="float">
            <text:p>2035.074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907" calcext:value-type="float">
            <text:p>3907</text:p>
          </table:table-cell>
          <table:table-cell office:value-type="float" office:value="3652" calcext:value-type="float">
            <text:p>3652</text:p>
          </table:table-cell>
          <table:table-cell office:value-type="float" office:value="3747" calcext:value-type="float">
            <text:p>3747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1850.57" calcext:value-type="float">
            <text:p>1850.57</text:p>
          </table:table-cell>
          <table:table-cell office:value-type="float" office:value="2530.83" calcext:value-type="float">
            <text:p>2530.83</text:p>
          </table:table-cell>
          <table:table-cell office:value-type="float" office:value="1749.74" calcext:value-type="float">
            <text:p>1749.74</text:p>
          </table:table-cell>
          <table:table-cell office:value-type="float" office:value="2120.17" calcext:value-type="float">
            <text:p>2120.17</text:p>
          </table:table-cell>
          <table:table-cell office:value-type="float" office:value="1792.81" calcext:value-type="float">
            <text:p>1792.81</text:p>
          </table:table-cell>
          <table:table-cell table:number-columns-repeated="2"/>
          <table:table-cell table:formula="of:=AVERAGE([.A184:.E184])" office:value-type="float" office:value="3575" calcext:value-type="float">
            <text:p>3575</text:p>
          </table:table-cell>
          <table:table-cell table:formula="of:=AVERAGE([.G184:.K184])" office:value-type="float" office:value="2008.824" calcext:value-type="float">
            <text:p>2008.824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4037" calcext:value-type="float">
            <text:p>4037</text:p>
          </table:table-cell>
          <table:table-cell office:value-type="float" office:value="3477" calcext:value-type="float">
            <text:p>3477</text:p>
          </table:table-cell>
          <table:table-cell office:value-type="float" office:value="3307" calcext:value-type="float">
            <text:p>3307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1770.88" calcext:value-type="float">
            <text:p>1770.88</text:p>
          </table:table-cell>
          <table:table-cell office:value-type="float" office:value="2511.17" calcext:value-type="float">
            <text:p>2511.17</text:p>
          </table:table-cell>
          <table:table-cell office:value-type="float" office:value="1826.41" calcext:value-type="float">
            <text:p>1826.41</text:p>
          </table:table-cell>
          <table:table-cell office:value-type="float" office:value="2180.76" calcext:value-type="float">
            <text:p>2180.76</text:p>
          </table:table-cell>
          <table:table-cell office:value-type="float" office:value="1831.32" calcext:value-type="float">
            <text:p>1831.32</text:p>
          </table:table-cell>
          <table:table-cell table:number-columns-repeated="2"/>
          <table:table-cell table:formula="of:=AVERAGE([.A185:.E185])" office:value-type="float" office:value="3508.8" calcext:value-type="float">
            <text:p>3508.8</text:p>
          </table:table-cell>
          <table:table-cell table:formula="of:=AVERAGE([.G185:.K185])" office:value-type="float" office:value="2024.108" calcext:value-type="float">
            <text:p>2024.108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892" calcext:value-type="float">
            <text:p>3892</text:p>
          </table:table-cell>
          <table:table-cell office:value-type="float" office:value="3057" calcext:value-type="float">
            <text:p>3057</text:p>
          </table:table-cell>
          <table:table-cell office:value-type="float" office:value="3472" calcext:value-type="float">
            <text:p>3472</text:p>
          </table:table-cell>
          <table:table-cell office:value-type="float" office:value="3367" calcext:value-type="float">
            <text:p>3367</text:p>
          </table:table-cell>
          <table:table-cell/>
          <table:table-cell office:value-type="float" office:value="1683.44" calcext:value-type="float">
            <text:p>1683.44</text:p>
          </table:table-cell>
          <table:table-cell office:value-type="float" office:value="2472.2" calcext:value-type="float">
            <text:p>2472.2</text:p>
          </table:table-cell>
          <table:table-cell office:value-type="float" office:value="1878.03" calcext:value-type="float">
            <text:p>1878.03</text:p>
          </table:table-cell>
          <table:table-cell office:value-type="float" office:value="2187.24" calcext:value-type="float">
            <text:p>2187.24</text:p>
          </table:table-cell>
          <table:table-cell office:value-type="float" office:value="1707.03" calcext:value-type="float">
            <text:p>1707.03</text:p>
          </table:table-cell>
          <table:table-cell table:number-columns-repeated="2"/>
          <table:table-cell table:formula="of:=AVERAGE([.A186:.E186])" office:value-type="float" office:value="3388" calcext:value-type="float">
            <text:p>3388</text:p>
          </table:table-cell>
          <table:table-cell table:formula="of:=AVERAGE([.G186:.K186])" office:value-type="float" office:value="1985.588" calcext:value-type="float">
            <text:p>1985.58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4037" calcext:value-type="float">
            <text:p>4037</text:p>
          </table:table-cell>
          <table:table-cell office:value-type="float" office:value="3107" calcext:value-type="float">
            <text:p>3107</text:p>
          </table:table-cell>
          <table:table-cell office:value-type="float" office:value="3702" calcext:value-type="float">
            <text:p>3702</text:p>
          </table:table-cell>
          <table:table-cell office:value-type="float" office:value="3342" calcext:value-type="float">
            <text:p>3342</text:p>
          </table:table-cell>
          <table:table-cell/>
          <table:table-cell office:value-type="float" office:value="1709.67" calcext:value-type="float">
            <text:p>1709.67</text:p>
          </table:table-cell>
          <table:table-cell office:value-type="float" office:value="2462.94" calcext:value-type="float">
            <text:p>2462.94</text:p>
          </table:table-cell>
          <table:table-cell office:value-type="float" office:value="1948.72" calcext:value-type="float">
            <text:p>1948.72</text:p>
          </table:table-cell>
          <table:table-cell office:value-type="float" office:value="2364.83" calcext:value-type="float">
            <text:p>2364.83</text:p>
          </table:table-cell>
          <table:table-cell office:value-type="float" office:value="1694.3" calcext:value-type="float">
            <text:p>1694.3</text:p>
          </table:table-cell>
          <table:table-cell table:number-columns-repeated="2"/>
          <table:table-cell table:formula="of:=AVERAGE([.A187:.E187])" office:value-type="float" office:value="3399" calcext:value-type="float">
            <text:p>3399</text:p>
          </table:table-cell>
          <table:table-cell table:formula="of:=AVERAGE([.G187:.K187])" office:value-type="float" office:value="2036.092" calcext:value-type="float">
            <text:p>2036.09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877" calcext:value-type="float">
            <text:p>3877</text:p>
          </table:table-cell>
          <table:table-cell office:value-type="float" office:value="3442" calcext:value-type="float">
            <text:p>3442</text:p>
          </table:table-cell>
          <table:table-cell office:value-type="float" office:value="3562" calcext:value-type="float">
            <text:p>3562</text:p>
          </table:table-cell>
          <table:table-cell office:value-type="float" office:value="3547" calcext:value-type="float">
            <text:p>3547</text:p>
          </table:table-cell>
          <table:table-cell/>
          <table:table-cell office:value-type="float" office:value="1598.64" calcext:value-type="float">
            <text:p>1598.64</text:p>
          </table:table-cell>
          <table:table-cell office:value-type="float" office:value="2456.58" calcext:value-type="float">
            <text:p>2456.58</text:p>
          </table:table-cell>
          <table:table-cell office:value-type="float" office:value="1866.71" calcext:value-type="float">
            <text:p>1866.71</text:p>
          </table:table-cell>
          <table:table-cell office:value-type="float" office:value="2197.93" calcext:value-type="float">
            <text:p>2197.93</text:p>
          </table:table-cell>
          <table:table-cell office:value-type="float" office:value="1896.2" calcext:value-type="float">
            <text:p>1896.2</text:p>
          </table:table-cell>
          <table:table-cell table:number-columns-repeated="2"/>
          <table:table-cell table:formula="of:=AVERAGE([.A188:.E188])" office:value-type="float" office:value="3502" calcext:value-type="float">
            <text:p>3502</text:p>
          </table:table-cell>
          <table:table-cell table:formula="of:=AVERAGE([.G188:.K188])" office:value-type="float" office:value="2003.212" calcext:value-type="float">
            <text:p>2003.21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4182" calcext:value-type="float">
            <text:p>4182</text:p>
          </table:table-cell>
          <table:table-cell office:value-type="float" office:value="3342" calcext:value-type="float">
            <text:p>3342</text:p>
          </table:table-cell>
          <table:table-cell office:value-type="float" office:value="3567" calcext:value-type="float">
            <text:p>3567</text:p>
          </table:table-cell>
          <table:table-cell office:value-type="float" office:value="4471" calcext:value-type="float">
            <text:p>4471</text:p>
          </table:table-cell>
          <table:table-cell/>
          <table:table-cell office:value-type="float" office:value="1770.22" calcext:value-type="float">
            <text:p>1770.22</text:p>
          </table:table-cell>
          <table:table-cell office:value-type="float" office:value="2544.48" calcext:value-type="float">
            <text:p>2544.48</text:p>
          </table:table-cell>
          <table:table-cell office:value-type="float" office:value="1922.33" calcext:value-type="float">
            <text:p>1922.33</text:p>
          </table:table-cell>
          <table:table-cell office:value-type="float" office:value="2312.46" calcext:value-type="float">
            <text:p>2312.46</text:p>
          </table:table-cell>
          <table:table-cell office:value-type="float" office:value="1834.47" calcext:value-type="float">
            <text:p>1834.47</text:p>
          </table:table-cell>
          <table:table-cell table:number-columns-repeated="2"/>
          <table:table-cell table:formula="of:=AVERAGE([.A189:.E189])" office:value-type="float" office:value="3676.8" calcext:value-type="float">
            <text:p>3676.8</text:p>
          </table:table-cell>
          <table:table-cell table:formula="of:=AVERAGE([.G189:.K189])" office:value-type="float" office:value="2076.792" calcext:value-type="float">
            <text:p>2076.792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932" calcext:value-type="float">
            <text:p>3932</text:p>
          </table:table-cell>
          <table:table-cell office:value-type="float" office:value="3317" calcext:value-type="float">
            <text:p>3317</text:p>
          </table:table-cell>
          <table:table-cell office:value-type="float" office:value="3477" calcext:value-type="float">
            <text:p>3477</text:p>
          </table:table-cell>
          <table:table-cell office:value-type="float" office:value="4121" calcext:value-type="float">
            <text:p>4121</text:p>
          </table:table-cell>
          <table:table-cell/>
          <table:table-cell office:value-type="float" office:value="1753.1" calcext:value-type="float">
            <text:p>1753.1</text:p>
          </table:table-cell>
          <table:table-cell office:value-type="float" office:value="2472.11" calcext:value-type="float">
            <text:p>2472.11</text:p>
          </table:table-cell>
          <table:table-cell office:value-type="float" office:value="1888.28" calcext:value-type="float">
            <text:p>1888.28</text:p>
          </table:table-cell>
          <table:table-cell office:value-type="float" office:value="2162.17" calcext:value-type="float">
            <text:p>2162.17</text:p>
          </table:table-cell>
          <table:table-cell office:value-type="float" office:value="1894.19" calcext:value-type="float">
            <text:p>1894.19</text:p>
          </table:table-cell>
          <table:table-cell table:number-columns-repeated="2"/>
          <table:table-cell table:formula="of:=AVERAGE([.A190:.E190])" office:value-type="float" office:value="3576.6" calcext:value-type="float">
            <text:p>3576.6</text:p>
          </table:table-cell>
          <table:table-cell table:formula="of:=AVERAGE([.G190:.K190])" office:value-type="float" office:value="2033.97" calcext:value-type="float">
            <text:p>2033.97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3557" calcext:value-type="float">
            <text:p>3557</text:p>
          </table:table-cell>
          <table:table-cell office:value-type="float" office:value="3332" calcext:value-type="float">
            <text:p>3332</text:p>
          </table:table-cell>
          <table:table-cell office:value-type="float" office:value="3337" calcext:value-type="float">
            <text:p>3337</text:p>
          </table:table-cell>
          <table:table-cell office:value-type="float" office:value="3302" calcext:value-type="float">
            <text:p>3302</text:p>
          </table:table-cell>
          <table:table-cell/>
          <table:table-cell office:value-type="float" office:value="1697.64" calcext:value-type="float">
            <text:p>1697.64</text:p>
          </table:table-cell>
          <table:table-cell office:value-type="float" office:value="2427.27" calcext:value-type="float">
            <text:p>2427.27</text:p>
          </table:table-cell>
          <table:table-cell office:value-type="float" office:value="1872.76" calcext:value-type="float">
            <text:p>1872.76</text:p>
          </table:table-cell>
          <table:table-cell office:value-type="float" office:value="2190.55" calcext:value-type="float">
            <text:p>2190.55</text:p>
          </table:table-cell>
          <table:table-cell office:value-type="float" office:value="1789.28" calcext:value-type="float">
            <text:p>1789.28</text:p>
          </table:table-cell>
          <table:table-cell table:number-columns-repeated="2"/>
          <table:table-cell table:formula="of:=AVERAGE([.A191:.E191])" office:value-type="float" office:value="3459.8" calcext:value-type="float">
            <text:p>3459.8</text:p>
          </table:table-cell>
          <table:table-cell table:formula="of:=AVERAGE([.G191:.K191])" office:value-type="float" office:value="1995.5" calcext:value-type="float">
            <text:p>1995.5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3787" calcext:value-type="float">
            <text:p>3787</text:p>
          </table:table-cell>
          <table:table-cell office:value-type="float" office:value="3102" calcext:value-type="float">
            <text:p>3102</text:p>
          </table:table-cell>
          <table:table-cell office:value-type="float" office:value="3792" calcext:value-type="float">
            <text:p>3792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float" office:value="1807.99" calcext:value-type="float">
            <text:p>1807.99</text:p>
          </table:table-cell>
          <table:table-cell office:value-type="float" office:value="2466.37" calcext:value-type="float">
            <text:p>2466.37</text:p>
          </table:table-cell>
          <table:table-cell office:value-type="float" office:value="1896.85" calcext:value-type="float">
            <text:p>1896.85</text:p>
          </table:table-cell>
          <table:table-cell office:value-type="float" office:value="2195.86" calcext:value-type="float">
            <text:p>2195.86</text:p>
          </table:table-cell>
          <table:table-cell office:value-type="float" office:value="1905.51" calcext:value-type="float">
            <text:p>1905.51</text:p>
          </table:table-cell>
          <table:table-cell table:number-columns-repeated="2"/>
          <table:table-cell table:formula="of:=AVERAGE([.A192:.E192])" office:value-type="float" office:value="3597" calcext:value-type="float">
            <text:p>3597</text:p>
          </table:table-cell>
          <table:table-cell table:formula="of:=AVERAGE([.G192:.K192])" office:value-type="float" office:value="2054.516" calcext:value-type="float">
            <text:p>2054.51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571" calcext:value-type="float">
            <text:p>4571</text:p>
          </table:table-cell>
          <table:table-cell office:value-type="float" office:value="3142" calcext:value-type="float">
            <text:p>3142</text:p>
          </table:table-cell>
          <table:table-cell office:value-type="float" office:value="3197" calcext:value-type="float">
            <text:p>3197</text:p>
          </table:table-cell>
          <table:table-cell office:value-type="float" office:value="3357" calcext:value-type="float">
            <text:p>3357</text:p>
          </table:table-cell>
          <table:table-cell/>
          <table:table-cell office:value-type="float" office:value="1816.22" calcext:value-type="float">
            <text:p>1816.22</text:p>
          </table:table-cell>
          <table:table-cell office:value-type="float" office:value="2496.28" calcext:value-type="float">
            <text:p>2496.28</text:p>
          </table:table-cell>
          <table:table-cell office:value-type="float" office:value="1908.62" calcext:value-type="float">
            <text:p>1908.62</text:p>
          </table:table-cell>
          <table:table-cell office:value-type="float" office:value="2264.35" calcext:value-type="float">
            <text:p>2264.35</text:p>
          </table:table-cell>
          <table:table-cell office:value-type="float" office:value="1933.98" calcext:value-type="float">
            <text:p>1933.98</text:p>
          </table:table-cell>
          <table:table-cell table:number-columns-repeated="2"/>
          <table:table-cell table:formula="of:=AVERAGE([.A193:.E193])" office:value-type="float" office:value="3445.8" calcext:value-type="float">
            <text:p>3445.8</text:p>
          </table:table-cell>
          <table:table-cell table:formula="of:=AVERAGE([.G193:.K193])" office:value-type="float" office:value="2083.89" calcext:value-type="float">
            <text:p>2083.89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837" calcext:value-type="float">
            <text:p>3837</text:p>
          </table:table-cell>
          <table:table-cell office:value-type="float" office:value="3162" calcext:value-type="float">
            <text:p>3162</text:p>
          </table:table-cell>
          <table:table-cell office:value-type="float" office:value="3632" calcext:value-type="float">
            <text:p>3632</text:p>
          </table:table-cell>
          <table:table-cell office:value-type="float" office:value="3942" calcext:value-type="float">
            <text:p>3942</text:p>
          </table:table-cell>
          <table:table-cell/>
          <table:table-cell office:value-type="float" office:value="1831.53" calcext:value-type="float">
            <text:p>1831.53</text:p>
          </table:table-cell>
          <table:table-cell office:value-type="float" office:value="2356.57" calcext:value-type="float">
            <text:p>2356.57</text:p>
          </table:table-cell>
          <table:table-cell office:value-type="float" office:value="1906.05" calcext:value-type="float">
            <text:p>1906.05</text:p>
          </table:table-cell>
          <table:table-cell office:value-type="float" office:value="2293.49" calcext:value-type="float">
            <text:p>2293.49</text:p>
          </table:table-cell>
          <table:table-cell office:value-type="float" office:value="1929.86" calcext:value-type="float">
            <text:p>1929.86</text:p>
          </table:table-cell>
          <table:table-cell table:number-columns-repeated="2"/>
          <table:table-cell table:formula="of:=AVERAGE([.A194:.E194])" office:value-type="float" office:value="3637" calcext:value-type="float">
            <text:p>3637</text:p>
          </table:table-cell>
          <table:table-cell table:formula="of:=AVERAGE([.G194:.K194])" office:value-type="float" office:value="2063.5" calcext:value-type="float">
            <text:p>2063.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537" calcext:value-type="float">
            <text:p>3537</text:p>
          </table:table-cell>
          <table:table-cell office:value-type="float" office:value="3282" calcext:value-type="float">
            <text:p>3282</text:p>
          </table:table-cell>
          <table:table-cell office:value-type="float" office:value="3557" calcext:value-type="float">
            <text:p>3557</text:p>
          </table:table-cell>
          <table:table-cell office:value-type="float" office:value="3322" calcext:value-type="float">
            <text:p>3322</text:p>
          </table:table-cell>
          <table:table-cell/>
          <table:table-cell office:value-type="float" office:value="1953.47" calcext:value-type="float">
            <text:p>1953.47</text:p>
          </table:table-cell>
          <table:table-cell office:value-type="float" office:value="2351.72" calcext:value-type="float">
            <text:p>2351.72</text:p>
          </table:table-cell>
          <table:table-cell office:value-type="float" office:value="1937.83" calcext:value-type="float">
            <text:p>1937.83</text:p>
          </table:table-cell>
          <table:table-cell office:value-type="float" office:value="2304.2" calcext:value-type="float">
            <text:p>2304.2</text:p>
          </table:table-cell>
          <table:table-cell office:value-type="float" office:value="1935.23" calcext:value-type="float">
            <text:p>1935.23</text:p>
          </table:table-cell>
          <table:table-cell table:number-columns-repeated="2"/>
          <table:table-cell table:formula="of:=AVERAGE([.A195:.E195])" office:value-type="float" office:value="3427" calcext:value-type="float">
            <text:p>3427</text:p>
          </table:table-cell>
          <table:table-cell table:formula="of:=AVERAGE([.G195:.K195])" office:value-type="float" office:value="2096.49" calcext:value-type="float">
            <text:p>2096.49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4187" calcext:value-type="float">
            <text:p>4187</text:p>
          </table:table-cell>
          <table:table-cell office:value-type="float" office:value="3092" calcext:value-type="float">
            <text:p>3092</text:p>
          </table:table-cell>
          <table:table-cell office:value-type="float" office:value="3807" calcext:value-type="float">
            <text:p>3807</text:p>
          </table:table-cell>
          <table:table-cell office:value-type="float" office:value="3237" calcext:value-type="float">
            <text:p>3237</text:p>
          </table:table-cell>
          <table:table-cell/>
          <table:table-cell office:value-type="float" office:value="1862.42" calcext:value-type="float">
            <text:p>1862.42</text:p>
          </table:table-cell>
          <table:table-cell office:value-type="float" office:value="2381.68" calcext:value-type="float">
            <text:p>2381.68</text:p>
          </table:table-cell>
          <table:table-cell office:value-type="float" office:value="1812.27" calcext:value-type="float">
            <text:p>1812.27</text:p>
          </table:table-cell>
          <table:table-cell office:value-type="float" office:value="2241.97" calcext:value-type="float">
            <text:p>2241.97</text:p>
          </table:table-cell>
          <table:table-cell office:value-type="float" office:value="1905.04" calcext:value-type="float">
            <text:p>1905.04</text:p>
          </table:table-cell>
          <table:table-cell table:number-columns-repeated="2"/>
          <table:table-cell table:formula="of:=AVERAGE([.A196:.E196])" office:value-type="float" office:value="3467" calcext:value-type="float">
            <text:p>3467</text:p>
          </table:table-cell>
          <table:table-cell table:formula="of:=AVERAGE([.G196:.K196])" office:value-type="float" office:value="2040.676" calcext:value-type="float">
            <text:p>2040.676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4112" calcext:value-type="float">
            <text:p>4112</text:p>
          </table:table-cell>
          <table:table-cell office:value-type="float" office:value="3232" calcext:value-type="float">
            <text:p>3232</text:p>
          </table:table-cell>
          <table:table-cell office:value-type="float" office:value="3587" calcext:value-type="float">
            <text:p>3587</text:p>
          </table:table-cell>
          <table:table-cell office:value-type="float" office:value="3252" calcext:value-type="float">
            <text:p>3252</text:p>
          </table:table-cell>
          <table:table-cell/>
          <table:table-cell office:value-type="float" office:value="1855.56" calcext:value-type="float">
            <text:p>1855.56</text:p>
          </table:table-cell>
          <table:table-cell office:value-type="float" office:value="2588.99" calcext:value-type="float">
            <text:p>2588.99</text:p>
          </table:table-cell>
          <table:table-cell office:value-type="float" office:value="1985.79" calcext:value-type="float">
            <text:p>1985.79</text:p>
          </table:table-cell>
          <table:table-cell office:value-type="float" office:value="2362.21" calcext:value-type="float">
            <text:p>2362.21</text:p>
          </table:table-cell>
          <table:table-cell office:value-type="float" office:value="1930.63" calcext:value-type="float">
            <text:p>1930.63</text:p>
          </table:table-cell>
          <table:table-cell table:number-columns-repeated="2"/>
          <table:table-cell table:formula="of:=AVERAGE([.A197:.E197])" office:value-type="float" office:value="3529.8" calcext:value-type="float">
            <text:p>3529.8</text:p>
          </table:table-cell>
          <table:table-cell table:formula="of:=AVERAGE([.G197:.K197])" office:value-type="float" office:value="2144.636" calcext:value-type="float">
            <text:p>2144.636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042" calcext:value-type="float">
            <text:p>4042</text:p>
          </table:table-cell>
          <table:table-cell office:value-type="float" office:value="3007" calcext:value-type="float">
            <text:p>3007</text:p>
          </table:table-cell>
          <table:table-cell office:value-type="float" office:value="3567" calcext:value-type="float">
            <text:p>3567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float" office:value="1849.78" calcext:value-type="float">
            <text:p>1849.78</text:p>
          </table:table-cell>
          <table:table-cell office:value-type="float" office:value="2525.71" calcext:value-type="float">
            <text:p>2525.71</text:p>
          </table:table-cell>
          <table:table-cell office:value-type="float" office:value="1912.79" calcext:value-type="float">
            <text:p>1912.79</text:p>
          </table:table-cell>
          <table:table-cell office:value-type="float" office:value="2203.75" calcext:value-type="float">
            <text:p>2203.75</text:p>
          </table:table-cell>
          <table:table-cell office:value-type="float" office:value="1914.2" calcext:value-type="float">
            <text:p>1914.2</text:p>
          </table:table-cell>
          <table:table-cell table:number-columns-repeated="2"/>
          <table:table-cell table:formula="of:=AVERAGE([.A198:.E198])" office:value-type="float" office:value="3400" calcext:value-type="float">
            <text:p>3400</text:p>
          </table:table-cell>
          <table:table-cell table:formula="of:=AVERAGE([.G198:.K198])" office:value-type="float" office:value="2081.246" calcext:value-type="float">
            <text:p>2081.246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3987" calcext:value-type="float">
            <text:p>3987</text:p>
          </table:table-cell>
          <table:table-cell office:value-type="float" office:value="3607" calcext:value-type="float">
            <text:p>3607</text:p>
          </table:table-cell>
          <table:table-cell office:value-type="float" office:value="3587" calcext:value-type="float">
            <text:p>3587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float" office:value="1887.99" calcext:value-type="float">
            <text:p>1887.99</text:p>
          </table:table-cell>
          <table:table-cell office:value-type="float" office:value="2457.88" calcext:value-type="float">
            <text:p>2457.88</text:p>
          </table:table-cell>
          <table:table-cell office:value-type="float" office:value="2006.55" calcext:value-type="float">
            <text:p>2006.55</text:p>
          </table:table-cell>
          <table:table-cell office:value-type="float" office:value="2176.53" calcext:value-type="float">
            <text:p>2176.53</text:p>
          </table:table-cell>
          <table:table-cell office:value-type="float" office:value="1940.98" calcext:value-type="float">
            <text:p>1940.98</text:p>
          </table:table-cell>
          <table:table-cell table:number-columns-repeated="2"/>
          <table:table-cell table:formula="of:=AVERAGE([.A199:.E199])" office:value-type="float" office:value="3524" calcext:value-type="float">
            <text:p>3524</text:p>
          </table:table-cell>
          <table:table-cell table:formula="of:=AVERAGE([.G199:.K199])" office:value-type="float" office:value="2093.986" calcext:value-type="float">
            <text:p>2093.98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4051" calcext:value-type="float">
            <text:p>4051</text:p>
          </table:table-cell>
          <table:table-cell office:value-type="float" office:value="3157" calcext:value-type="float">
            <text:p>3157</text:p>
          </table:table-cell>
          <table:table-cell office:value-type="float" office:value="3617" calcext:value-type="float">
            <text:p>3617</text:p>
          </table:table-cell>
          <table:table-cell office:value-type="float" office:value="3437" calcext:value-type="float">
            <text:p>3437</text:p>
          </table:table-cell>
          <table:table-cell/>
          <table:table-cell office:value-type="float" office:value="1886.53" calcext:value-type="float">
            <text:p>1886.53</text:p>
          </table:table-cell>
          <table:table-cell office:value-type="float" office:value="2382.47" calcext:value-type="float">
            <text:p>2382.47</text:p>
          </table:table-cell>
          <table:table-cell office:value-type="float" office:value="2032.81" calcext:value-type="float">
            <text:p>2032.81</text:p>
          </table:table-cell>
          <table:table-cell office:value-type="float" office:value="2296.35" calcext:value-type="float">
            <text:p>2296.35</text:p>
          </table:table-cell>
          <table:table-cell office:value-type="float" office:value="1953.14" calcext:value-type="float">
            <text:p>1953.14</text:p>
          </table:table-cell>
          <table:table-cell table:number-columns-repeated="2"/>
          <table:table-cell table:formula="of:=AVERAGE([.A200:.E200])" office:value-type="float" office:value="3592.6" calcext:value-type="float">
            <text:p>3592.6</text:p>
          </table:table-cell>
          <table:table-cell table:formula="of:=AVERAGE([.G200:.K200])" office:value-type="float" office:value="2110.26" calcext:value-type="float">
            <text:p>2110.26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277" calcext:value-type="float">
            <text:p>4277</text:p>
          </table:table-cell>
          <table:table-cell office:value-type="float" office:value="2977" calcext:value-type="float">
            <text:p>2977</text:p>
          </table:table-cell>
          <table:table-cell office:value-type="float" office:value="3602" calcext:value-type="float">
            <text:p>3602</text:p>
          </table:table-cell>
          <table:table-cell office:value-type="float" office:value="3347" calcext:value-type="float">
            <text:p>3347</text:p>
          </table:table-cell>
          <table:table-cell/>
          <table:table-cell office:value-type="float" office:value="1740.35" calcext:value-type="float">
            <text:p>1740.35</text:p>
          </table:table-cell>
          <table:table-cell office:value-type="float" office:value="2416.41" calcext:value-type="float">
            <text:p>2416.41</text:p>
          </table:table-cell>
          <table:table-cell office:value-type="float" office:value="1886.99" calcext:value-type="float">
            <text:p>1886.99</text:p>
          </table:table-cell>
          <table:table-cell office:value-type="float" office:value="2241.83" calcext:value-type="float">
            <text:p>2241.83</text:p>
          </table:table-cell>
          <table:table-cell office:value-type="float" office:value="1934.72" calcext:value-type="float">
            <text:p>1934.72</text:p>
          </table:table-cell>
          <table:table-cell table:number-columns-repeated="2"/>
          <table:table-cell table:formula="of:=AVERAGE([.A201:.E201])" office:value-type="float" office:value="3467" calcext:value-type="float">
            <text:p>3467</text:p>
          </table:table-cell>
          <table:table-cell table:formula="of:=AVERAGE([.G201:.K201])" office:value-type="float" office:value="2044.06" calcext:value-type="float">
            <text:p>2044.06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3952" calcext:value-type="float">
            <text:p>3952</text:p>
          </table:table-cell>
          <table:table-cell office:value-type="float" office:value="3662" calcext:value-type="float">
            <text:p>3662</text:p>
          </table:table-cell>
          <table:table-cell office:value-type="float" office:value="3497" calcext:value-type="float">
            <text:p>3497</text:p>
          </table:table-cell>
          <table:table-cell office:value-type="float" office:value="3477" calcext:value-type="float">
            <text:p>3477</text:p>
          </table:table-cell>
          <table:table-cell/>
          <table:table-cell office:value-type="float" office:value="1957.4" calcext:value-type="float">
            <text:p>1957.4</text:p>
          </table:table-cell>
          <table:table-cell office:value-type="float" office:value="2556.81" calcext:value-type="float">
            <text:p>2556.81</text:p>
          </table:table-cell>
          <table:table-cell office:value-type="float" office:value="2104.76" calcext:value-type="float">
            <text:p>2104.76</text:p>
          </table:table-cell>
          <table:table-cell office:value-type="float" office:value="2203.27" calcext:value-type="float">
            <text:p>2203.27</text:p>
          </table:table-cell>
          <table:table-cell office:value-type="float" office:value="1973.31" calcext:value-type="float">
            <text:p>1973.31</text:p>
          </table:table-cell>
          <table:table-cell table:number-columns-repeated="2"/>
          <table:table-cell table:formula="of:=AVERAGE([.A202:.E202])" office:value-type="float" office:value="3777.8" calcext:value-type="float">
            <text:p>3777.8</text:p>
          </table:table-cell>
          <table:table-cell table:formula="of:=AVERAGE([.G202:.K202])" office:value-type="float" office:value="2159.11" calcext:value-type="float">
            <text:p>2159.11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4157" calcext:value-type="float">
            <text:p>4157</text:p>
          </table:table-cell>
          <table:table-cell office:value-type="float" office:value="3507" calcext:value-type="float">
            <text:p>3507</text:p>
          </table:table-cell>
          <table:table-cell office:value-type="float" office:value="3332" calcext:value-type="float">
            <text:p>3332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875.41" calcext:value-type="float">
            <text:p>1875.41</text:p>
          </table:table-cell>
          <table:table-cell office:value-type="float" office:value="2582.94" calcext:value-type="float">
            <text:p>2582.94</text:p>
          </table:table-cell>
          <table:table-cell office:value-type="float" office:value="2097.48" calcext:value-type="float">
            <text:p>2097.48</text:p>
          </table:table-cell>
          <table:table-cell office:value-type="float" office:value="2253.14" calcext:value-type="float">
            <text:p>2253.14</text:p>
          </table:table-cell>
          <table:table-cell office:value-type="float" office:value="1700.75" calcext:value-type="float">
            <text:p>1700.75</text:p>
          </table:table-cell>
          <table:table-cell table:number-columns-repeated="2"/>
          <table:table-cell table:formula="of:=AVERAGE([.A203:.E203])" office:value-type="float" office:value="3541" calcext:value-type="float">
            <text:p>3541</text:p>
          </table:table-cell>
          <table:table-cell table:formula="of:=AVERAGE([.G203:.K203])" office:value-type="float" office:value="2101.944" calcext:value-type="float">
            <text:p>2101.94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557" calcext:value-type="float">
            <text:p>3557</text:p>
          </table:table-cell>
          <table:table-cell office:value-type="float" office:value="3532" calcext:value-type="float">
            <text:p>3532</text:p>
          </table:table-cell>
          <table:table-cell office:value-type="float" office:value="3527" calcext:value-type="float">
            <text:p>3527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float" office:value="1948.4" calcext:value-type="float">
            <text:p>1948.4</text:p>
          </table:table-cell>
          <table:table-cell office:value-type="float" office:value="2539.1" calcext:value-type="float">
            <text:p>2539.1</text:p>
          </table:table-cell>
          <table:table-cell office:value-type="float" office:value="2018.72" calcext:value-type="float">
            <text:p>2018.72</text:p>
          </table:table-cell>
          <table:table-cell office:value-type="float" office:value="2322.15" calcext:value-type="float">
            <text:p>2322.15</text:p>
          </table:table-cell>
          <table:table-cell office:value-type="float" office:value="1889.11" calcext:value-type="float">
            <text:p>1889.11</text:p>
          </table:table-cell>
          <table:table-cell table:number-columns-repeated="2"/>
          <table:table-cell table:formula="of:=AVERAGE([.A204:.E204])" office:value-type="float" office:value="3466" calcext:value-type="float">
            <text:p>3466</text:p>
          </table:table-cell>
          <table:table-cell table:formula="of:=AVERAGE([.G204:.K204])" office:value-type="float" office:value="2143.496" calcext:value-type="float">
            <text:p>2143.496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3817" calcext:value-type="float">
            <text:p>3817</text:p>
          </table:table-cell>
          <table:table-cell table:number-columns-repeated="2" office:value-type="float" office:value="3117" calcext:value-type="float">
            <text:p>3117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float" office:value="1896.1" calcext:value-type="float">
            <text:p>1896.1</text:p>
          </table:table-cell>
          <table:table-cell office:value-type="float" office:value="2524.43" calcext:value-type="float">
            <text:p>2524.43</text:p>
          </table:table-cell>
          <table:table-cell office:value-type="float" office:value="1997.63" calcext:value-type="float">
            <text:p>1997.63</text:p>
          </table:table-cell>
          <table:table-cell office:value-type="float" office:value="2112.44" calcext:value-type="float">
            <text:p>2112.44</text:p>
          </table:table-cell>
          <table:table-cell office:value-type="float" office:value="1843.86" calcext:value-type="float">
            <text:p>1843.86</text:p>
          </table:table-cell>
          <table:table-cell table:number-columns-repeated="2"/>
          <table:table-cell table:formula="of:=AVERAGE([.A205:.E205])" office:value-type="float" office:value="3350" calcext:value-type="float">
            <text:p>3350</text:p>
          </table:table-cell>
          <table:table-cell table:formula="of:=AVERAGE([.G205:.K205])" office:value-type="float" office:value="2074.892" calcext:value-type="float">
            <text:p>2074.892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742" calcext:value-type="float">
            <text:p>3742</text:p>
          </table:table-cell>
          <table:table-cell office:value-type="float" office:value="3182" calcext:value-type="float">
            <text:p>3182</text:p>
          </table:table-cell>
          <table:table-cell office:value-type="float" office:value="3277" calcext:value-type="float">
            <text:p>3277</text:p>
          </table:table-cell>
          <table:table-cell office:value-type="float" office:value="3547" calcext:value-type="float">
            <text:p>3547</text:p>
          </table:table-cell>
          <table:table-cell/>
          <table:table-cell office:value-type="float" office:value="1861.58" calcext:value-type="float">
            <text:p>1861.58</text:p>
          </table:table-cell>
          <table:table-cell office:value-type="float" office:value="2554.22" calcext:value-type="float">
            <text:p>2554.22</text:p>
          </table:table-cell>
          <table:table-cell office:value-type="float" office:value="1943.72" calcext:value-type="float">
            <text:p>1943.72</text:p>
          </table:table-cell>
          <table:table-cell office:value-type="float" office:value="2231.9" calcext:value-type="float">
            <text:p>2231.9</text:p>
          </table:table-cell>
          <table:table-cell office:value-type="float" office:value="1980.34" calcext:value-type="float">
            <text:p>1980.34</text:p>
          </table:table-cell>
          <table:table-cell table:number-columns-repeated="2"/>
          <table:table-cell table:formula="of:=AVERAGE([.A206:.E206])" office:value-type="float" office:value="3421.4" calcext:value-type="float">
            <text:p>3421.4</text:p>
          </table:table-cell>
          <table:table-cell table:formula="of:=AVERAGE([.G206:.K206])" office:value-type="float" office:value="2114.352" calcext:value-type="float">
            <text:p>2114.35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992" calcext:value-type="float">
            <text:p>3992</text:p>
          </table:table-cell>
          <table:table-cell office:value-type="float" office:value="3322" calcext:value-type="float">
            <text:p>3322</text:p>
          </table:table-cell>
          <table:table-cell office:value-type="float" office:value="3337" calcext:value-type="float">
            <text:p>3337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float" office:value="1844.7" calcext:value-type="float">
            <text:p>1844.7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1966.07" calcext:value-type="float">
            <text:p>1966.07</text:p>
          </table:table-cell>
          <table:table-cell office:value-type="float" office:value="2176.7" calcext:value-type="float">
            <text:p>2176.7</text:p>
          </table:table-cell>
          <table:table-cell office:value-type="float" office:value="1884.15" calcext:value-type="float">
            <text:p>1884.15</text:p>
          </table:table-cell>
          <table:table-cell table:number-columns-repeated="2"/>
          <table:table-cell table:formula="of:=AVERAGE([.A207:.E207])" office:value-type="float" office:value="3462" calcext:value-type="float">
            <text:p>3462</text:p>
          </table:table-cell>
          <table:table-cell table:formula="of:=AVERAGE([.G207:.K207])" office:value-type="float" office:value="2093.132" calcext:value-type="float">
            <text:p>2093.13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547" calcext:value-type="float">
            <text:p>3547</text:p>
          </table:table-cell>
          <table:table-cell office:value-type="float" office:value="3207" calcext:value-type="float">
            <text:p>3207</text:p>
          </table:table-cell>
          <table:table-cell office:value-type="float" office:value="3227" calcext:value-type="float">
            <text:p>3227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float" office:value="1618.07" calcext:value-type="float">
            <text:p>1618.07</text:p>
          </table:table-cell>
          <table:table-cell office:value-type="float" office:value="2554.79" calcext:value-type="float">
            <text:p>2554.79</text:p>
          </table:table-cell>
          <table:table-cell office:value-type="float" office:value="1880.82" calcext:value-type="float">
            <text:p>1880.82</text:p>
          </table:table-cell>
          <table:table-cell office:value-type="float" office:value="2173.17" calcext:value-type="float">
            <text:p>2173.17</text:p>
          </table:table-cell>
          <table:table-cell office:value-type="float" office:value="2085.07" calcext:value-type="float">
            <text:p>2085.07</text:p>
          </table:table-cell>
          <table:table-cell table:number-columns-repeated="2"/>
          <table:table-cell table:formula="of:=AVERAGE([.A208:.E208])" office:value-type="float" office:value="3354" calcext:value-type="float">
            <text:p>3354</text:p>
          </table:table-cell>
          <table:table-cell table:formula="of:=AVERAGE([.G208:.K208])" office:value-type="float" office:value="2062.384" calcext:value-type="float">
            <text:p>2062.384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302" calcext:value-type="float">
            <text:p>4302</text:p>
          </table:table-cell>
          <table:table-cell office:value-type="float" office:value="3097" calcext:value-type="float">
            <text:p>3097</text:p>
          </table:table-cell>
          <table:table-cell office:value-type="float" office:value="3647" calcext:value-type="float">
            <text:p>3647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float" office:value="1733.18" calcext:value-type="float">
            <text:p>1733.18</text:p>
          </table:table-cell>
          <table:table-cell office:value-type="float" office:value="2450.42" calcext:value-type="float">
            <text:p>2450.42</text:p>
          </table:table-cell>
          <table:table-cell office:value-type="float" office:value="2019.62" calcext:value-type="float">
            <text:p>2019.62</text:p>
          </table:table-cell>
          <table:table-cell office:value-type="float" office:value="2196.83" calcext:value-type="float">
            <text:p>2196.83</text:p>
          </table:table-cell>
          <table:table-cell office:value-type="float" office:value="1840.61" calcext:value-type="float">
            <text:p>1840.61</text:p>
          </table:table-cell>
          <table:table-cell table:number-columns-repeated="2"/>
          <table:table-cell table:formula="of:=AVERAGE([.A209:.E209])" office:value-type="float" office:value="3479" calcext:value-type="float">
            <text:p>3479</text:p>
          </table:table-cell>
          <table:table-cell table:formula="of:=AVERAGE([.G209:.K209])" office:value-type="float" office:value="2048.132" calcext:value-type="float">
            <text:p>2048.132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977" calcext:value-type="float">
            <text:p>3977</text:p>
          </table:table-cell>
          <table:table-cell office:value-type="float" office:value="3247" calcext:value-type="float">
            <text:p>3247</text:p>
          </table:table-cell>
          <table:table-cell office:value-type="float" office:value="3607" calcext:value-type="float">
            <text:p>3607</text:p>
          </table:table-cell>
          <table:table-cell office:value-type="float" office:value="3297" calcext:value-type="float">
            <text:p>3297</text:p>
          </table:table-cell>
          <table:table-cell/>
          <table:table-cell office:value-type="float" office:value="1900.96" calcext:value-type="float">
            <text:p>1900.96</text:p>
          </table:table-cell>
          <table:table-cell office:value-type="float" office:value="2621.8" calcext:value-type="float">
            <text:p>2621.8</text:p>
          </table:table-cell>
          <table:table-cell office:value-type="float" office:value="1793.01" calcext:value-type="float">
            <text:p>1793.01</text:p>
          </table:table-cell>
          <table:table-cell office:value-type="float" office:value="2198.45" calcext:value-type="float">
            <text:p>2198.45</text:p>
          </table:table-cell>
          <table:table-cell office:value-type="float" office:value="2089.17" calcext:value-type="float">
            <text:p>2089.17</text:p>
          </table:table-cell>
          <table:table-cell table:number-columns-repeated="2"/>
          <table:table-cell table:formula="of:=AVERAGE([.A210:.E210])" office:value-type="float" office:value="3443" calcext:value-type="float">
            <text:p>3443</text:p>
          </table:table-cell>
          <table:table-cell table:formula="of:=AVERAGE([.G210:.K210])" office:value-type="float" office:value="2120.678" calcext:value-type="float">
            <text:p>2120.678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837" calcext:value-type="float">
            <text:p>3837</text:p>
          </table:table-cell>
          <table:table-cell office:value-type="float" office:value="2947" calcext:value-type="float">
            <text:p>2947</text:p>
          </table:table-cell>
          <table:table-cell office:value-type="float" office:value="3257" calcext:value-type="float">
            <text:p>3257</text:p>
          </table:table-cell>
          <table:table-cell office:value-type="float" office:value="3082" calcext:value-type="float">
            <text:p>3082</text:p>
          </table:table-cell>
          <table:table-cell/>
          <table:table-cell office:value-type="float" office:value="1789.32" calcext:value-type="float">
            <text:p>1789.32</text:p>
          </table:table-cell>
          <table:table-cell office:value-type="float" office:value="2635.51" calcext:value-type="float">
            <text:p>2635.51</text:p>
          </table:table-cell>
          <table:table-cell office:value-type="float" office:value="1985.63" calcext:value-type="float">
            <text:p>1985.63</text:p>
          </table:table-cell>
          <table:table-cell office:value-type="float" office:value="2293.2" calcext:value-type="float">
            <text:p>2293.2</text:p>
          </table:table-cell>
          <table:table-cell office:value-type="float" office:value="2058.05" calcext:value-type="float">
            <text:p>2058.05</text:p>
          </table:table-cell>
          <table:table-cell table:number-columns-repeated="2"/>
          <table:table-cell table:formula="of:=AVERAGE([.A211:.E211])" office:value-type="float" office:value="3269" calcext:value-type="float">
            <text:p>3269</text:p>
          </table:table-cell>
          <table:table-cell table:formula="of:=AVERAGE([.G211:.K211])" office:value-type="float" office:value="2152.342" calcext:value-type="float">
            <text:p>2152.34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217" calcext:value-type="float">
            <text:p>4217</text:p>
          </table:table-cell>
          <table:table-cell office:value-type="float" office:value="3182" calcext:value-type="float">
            <text:p>3182</text:p>
          </table:table-cell>
          <table:table-cell office:value-type="float" office:value="3432" calcext:value-type="float">
            <text:p>3432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float" office:value="1838.87" calcext:value-type="float">
            <text:p>1838.87</text:p>
          </table:table-cell>
          <table:table-cell office:value-type="float" office:value="2704.38" calcext:value-type="float">
            <text:p>2704.38</text:p>
          </table:table-cell>
          <table:table-cell office:value-type="float" office:value="1888.07" calcext:value-type="float">
            <text:p>1888.07</text:p>
          </table:table-cell>
          <table:table-cell office:value-type="float" office:value="2282.71" calcext:value-type="float">
            <text:p>2282.71</text:p>
          </table:table-cell>
          <table:table-cell office:value-type="float" office:value="1892.53" calcext:value-type="float">
            <text:p>1892.53</text:p>
          </table:table-cell>
          <table:table-cell table:number-columns-repeated="2"/>
          <table:table-cell table:formula="of:=AVERAGE([.A212:.E212])" office:value-type="float" office:value="3339" calcext:value-type="float">
            <text:p>3339</text:p>
          </table:table-cell>
          <table:table-cell table:formula="of:=AVERAGE([.G212:.K212])" office:value-type="float" office:value="2121.312" calcext:value-type="float">
            <text:p>2121.31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562" calcext:value-type="float">
            <text:p>4562</text:p>
          </table:table-cell>
          <table:table-cell office:value-type="float" office:value="2777" calcext:value-type="float">
            <text:p>2777</text:p>
          </table:table-cell>
          <table:table-cell office:value-type="float" office:value="3572" calcext:value-type="float">
            <text:p>3572</text:p>
          </table:table-cell>
          <table:table-cell office:value-type="float" office:value="3862" calcext:value-type="float">
            <text:p>3862</text:p>
          </table:table-cell>
          <table:table-cell/>
          <table:table-cell office:value-type="float" office:value="1884.18" calcext:value-type="float">
            <text:p>1884.18</text:p>
          </table:table-cell>
          <table:table-cell office:value-type="float" office:value="2620.37" calcext:value-type="float">
            <text:p>2620.37</text:p>
          </table:table-cell>
          <table:table-cell office:value-type="float" office:value="1810.31" calcext:value-type="float">
            <text:p>1810.31</text:p>
          </table:table-cell>
          <table:table-cell office:value-type="float" office:value="2276.64" calcext:value-type="float">
            <text:p>2276.64</text:p>
          </table:table-cell>
          <table:table-cell office:value-type="float" office:value="2006.09" calcext:value-type="float">
            <text:p>2006.09</text:p>
          </table:table-cell>
          <table:table-cell table:number-columns-repeated="2"/>
          <table:table-cell table:formula="of:=AVERAGE([.A213:.E213])" office:value-type="float" office:value="3581" calcext:value-type="float">
            <text:p>3581</text:p>
          </table:table-cell>
          <table:table-cell table:formula="of:=AVERAGE([.G213:.K213])" office:value-type="float" office:value="2119.518" calcext:value-type="float">
            <text:p>2119.518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4642" calcext:value-type="float">
            <text:p>4642</text:p>
          </table:table-cell>
          <table:table-cell office:value-type="float" office:value="3142" calcext:value-type="float">
            <text:p>3142</text:p>
          </table:table-cell>
          <table:table-cell office:value-type="float" office:value="3567" calcext:value-type="float">
            <text:p>3567</text:p>
          </table:table-cell>
          <table:table-cell office:value-type="float" office:value="3797" calcext:value-type="float">
            <text:p>3797</text:p>
          </table:table-cell>
          <table:table-cell/>
          <table:table-cell office:value-type="float" office:value="1897.88" calcext:value-type="float">
            <text:p>1897.88</text:p>
          </table:table-cell>
          <table:table-cell office:value-type="float" office:value="2701.93" calcext:value-type="float">
            <text:p>2701.93</text:p>
          </table:table-cell>
          <table:table-cell office:value-type="float" office:value="1906.6" calcext:value-type="float">
            <text:p>1906.6</text:p>
          </table:table-cell>
          <table:table-cell office:value-type="float" office:value="2280.31" calcext:value-type="float">
            <text:p>2280.31</text:p>
          </table:table-cell>
          <table:table-cell office:value-type="float" office:value="2073.15" calcext:value-type="float">
            <text:p>2073.15</text:p>
          </table:table-cell>
          <table:table-cell table:number-columns-repeated="2"/>
          <table:table-cell table:formula="of:=AVERAGE([.A214:.E214])" office:value-type="float" office:value="3653" calcext:value-type="float">
            <text:p>3653</text:p>
          </table:table-cell>
          <table:table-cell table:formula="of:=AVERAGE([.G214:.K214])" office:value-type="float" office:value="2171.974" calcext:value-type="float">
            <text:p>2171.974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3972" calcext:value-type="float">
            <text:p>3972</text:p>
          </table:table-cell>
          <table:table-cell office:value-type="float" office:value="3132" calcext:value-type="float">
            <text:p>3132</text:p>
          </table:table-cell>
          <table:table-cell office:value-type="float" office:value="3587" calcext:value-type="float">
            <text:p>3587</text:p>
          </table:table-cell>
          <table:table-cell office:value-type="float" office:value="3607" calcext:value-type="float">
            <text:p>3607</text:p>
          </table:table-cell>
          <table:table-cell/>
          <table:table-cell office:value-type="float" office:value="1807.05" calcext:value-type="float">
            <text:p>1807.05</text:p>
          </table:table-cell>
          <table:table-cell office:value-type="float" office:value="2670.46" calcext:value-type="float">
            <text:p>2670.46</text:p>
          </table:table-cell>
          <table:table-cell office:value-type="float" office:value="1948.76" calcext:value-type="float">
            <text:p>1948.76</text:p>
          </table:table-cell>
          <table:table-cell office:value-type="float" office:value="2275.9" calcext:value-type="float">
            <text:p>2275.9</text:p>
          </table:table-cell>
          <table:table-cell office:value-type="float" office:value="2038.29" calcext:value-type="float">
            <text:p>2038.29</text:p>
          </table:table-cell>
          <table:table-cell table:number-columns-repeated="2"/>
          <table:table-cell table:formula="of:=AVERAGE([.A215:.E215])" office:value-type="float" office:value="3435" calcext:value-type="float">
            <text:p>3435</text:p>
          </table:table-cell>
          <table:table-cell table:formula="of:=AVERAGE([.G215:.K215])" office:value-type="float" office:value="2148.092" calcext:value-type="float">
            <text:p>2148.09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4137" calcext:value-type="float">
            <text:p>4137</text:p>
          </table:table-cell>
          <table:table-cell office:value-type="float" office:value="3202" calcext:value-type="float">
            <text:p>3202</text:p>
          </table:table-cell>
          <table:table-cell office:value-type="float" office:value="3652" calcext:value-type="float">
            <text:p>3652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float" office:value="1821.97" calcext:value-type="float">
            <text:p>1821.97</text:p>
          </table:table-cell>
          <table:table-cell office:value-type="float" office:value="2587.4" calcext:value-type="float">
            <text:p>2587.4</text:p>
          </table:table-cell>
          <table:table-cell office:value-type="float" office:value="1966.83" calcext:value-type="float">
            <text:p>1966.83</text:p>
          </table:table-cell>
          <table:table-cell office:value-type="float" office:value="2241.12" calcext:value-type="float">
            <text:p>2241.12</text:p>
          </table:table-cell>
          <table:table-cell office:value-type="float" office:value="2080.89" calcext:value-type="float">
            <text:p>2080.89</text:p>
          </table:table-cell>
          <table:table-cell table:number-columns-repeated="2"/>
          <table:table-cell table:formula="of:=AVERAGE([.A216:.E216])" office:value-type="float" office:value="3638.8" calcext:value-type="float">
            <text:p>3638.8</text:p>
          </table:table-cell>
          <table:table-cell table:formula="of:=AVERAGE([.G216:.K216])" office:value-type="float" office:value="2139.642" calcext:value-type="float">
            <text:p>2139.642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4366" calcext:value-type="float">
            <text:p>4366</text:p>
          </table:table-cell>
          <table:table-cell office:value-type="float" office:value="3202" calcext:value-type="float">
            <text:p>3202</text:p>
          </table:table-cell>
          <table:table-cell office:value-type="float" office:value="3342" calcext:value-type="float">
            <text:p>3342</text:p>
          </table:table-cell>
          <table:table-cell office:value-type="float" office:value="3837" calcext:value-type="float">
            <text:p>3837</text:p>
          </table:table-cell>
          <table:table-cell/>
          <table:table-cell office:value-type="float" office:value="1760.65" calcext:value-type="float">
            <text:p>1760.65</text:p>
          </table:table-cell>
          <table:table-cell office:value-type="float" office:value="2680.43" calcext:value-type="float">
            <text:p>2680.43</text:p>
          </table:table-cell>
          <table:table-cell office:value-type="float" office:value="2001.15" calcext:value-type="float">
            <text:p>2001.15</text:p>
          </table:table-cell>
          <table:table-cell office:value-type="float" office:value="2254.81" calcext:value-type="float">
            <text:p>2254.81</text:p>
          </table:table-cell>
          <table:table-cell office:value-type="float" office:value="2052.83" calcext:value-type="float">
            <text:p>2052.83</text:p>
          </table:table-cell>
          <table:table-cell table:number-columns-repeated="2"/>
          <table:table-cell table:formula="of:=AVERAGE([.A217:.E217])" office:value-type="float" office:value="3598.8" calcext:value-type="float">
            <text:p>3598.8</text:p>
          </table:table-cell>
          <table:table-cell table:formula="of:=AVERAGE([.G217:.K217])" office:value-type="float" office:value="2149.974" calcext:value-type="float">
            <text:p>2149.97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872" calcext:value-type="float">
            <text:p>3872</text:p>
          </table:table-cell>
          <table:table-cell office:value-type="float" office:value="3302" calcext:value-type="float">
            <text:p>3302</text:p>
          </table:table-cell>
          <table:table-cell office:value-type="float" office:value="3422" calcext:value-type="float">
            <text:p>3422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float" office:value="1683.56" calcext:value-type="float">
            <text:p>1683.56</text:p>
          </table:table-cell>
          <table:table-cell office:value-type="float" office:value="2671.43" calcext:value-type="float">
            <text:p>2671.43</text:p>
          </table:table-cell>
          <table:table-cell office:value-type="float" office:value="1875.28" calcext:value-type="float">
            <text:p>1875.28</text:p>
          </table:table-cell>
          <table:table-cell office:value-type="float" office:value="2335.86" calcext:value-type="float">
            <text:p>2335.86</text:p>
          </table:table-cell>
          <table:table-cell office:value-type="float" office:value="1935.86" calcext:value-type="float">
            <text:p>1935.86</text:p>
          </table:table-cell>
          <table:table-cell table:number-columns-repeated="2"/>
          <table:table-cell table:formula="of:=AVERAGE([.A218:.E218])" office:value-type="float" office:value="3500" calcext:value-type="float">
            <text:p>3500</text:p>
          </table:table-cell>
          <table:table-cell table:formula="of:=AVERAGE([.G218:.K218])" office:value-type="float" office:value="2100.398" calcext:value-type="float">
            <text:p>2100.398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3867" calcext:value-type="float">
            <text:p>3867</text:p>
          </table:table-cell>
          <table:table-cell table:number-columns-repeated="2" office:value-type="float" office:value="3302" calcext:value-type="float">
            <text:p>3302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float" office:value="1744.03" calcext:value-type="float">
            <text:p>1744.03</text:p>
          </table:table-cell>
          <table:table-cell office:value-type="float" office:value="2653.65" calcext:value-type="float">
            <text:p>2653.65</text:p>
          </table:table-cell>
          <table:table-cell office:value-type="float" office:value="1890.97" calcext:value-type="float">
            <text:p>1890.97</text:p>
          </table:table-cell>
          <table:table-cell office:value-type="float" office:value="2189.55" calcext:value-type="float">
            <text:p>2189.55</text:p>
          </table:table-cell>
          <table:table-cell office:value-type="float" office:value="2157.32" calcext:value-type="float">
            <text:p>2157.32</text:p>
          </table:table-cell>
          <table:table-cell table:number-columns-repeated="2"/>
          <table:table-cell table:formula="of:=AVERAGE([.A219:.E219])" office:value-type="float" office:value="3678" calcext:value-type="float">
            <text:p>3678</text:p>
          </table:table-cell>
          <table:table-cell table:formula="of:=AVERAGE([.G219:.K219])" office:value-type="float" office:value="2127.104" calcext:value-type="float">
            <text:p>2127.104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3917" calcext:value-type="float">
            <text:p>3917</text:p>
          </table:table-cell>
          <table:table-cell office:value-type="float" office:value="3147" calcext:value-type="float">
            <text:p>3147</text:p>
          </table:table-cell>
          <table:table-cell office:value-type="float" office:value="3427" calcext:value-type="float">
            <text:p>3427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1722.21" calcext:value-type="float">
            <text:p>1722.21</text:p>
          </table:table-cell>
          <table:table-cell office:value-type="float" office:value="2671.56" calcext:value-type="float">
            <text:p>2671.56</text:p>
          </table:table-cell>
          <table:table-cell office:value-type="float" office:value="1924.3" calcext:value-type="float">
            <text:p>1924.3</text:p>
          </table:table-cell>
          <table:table-cell office:value-type="float" office:value="2236.92" calcext:value-type="float">
            <text:p>2236.92</text:p>
          </table:table-cell>
          <table:table-cell office:value-type="float" office:value="1952.51" calcext:value-type="float">
            <text:p>1952.51</text:p>
          </table:table-cell>
          <table:table-cell table:number-columns-repeated="2"/>
          <table:table-cell table:formula="of:=AVERAGE([.A220:.E220])" office:value-type="float" office:value="3522" calcext:value-type="float">
            <text:p>3522</text:p>
          </table:table-cell>
          <table:table-cell table:formula="of:=AVERAGE([.G220:.K220])" office:value-type="float" office:value="2101.5" calcext:value-type="float">
            <text:p>2101.5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3762" calcext:value-type="float">
            <text:p>3762</text:p>
          </table:table-cell>
          <table:table-cell office:value-type="float" office:value="3027" calcext:value-type="float">
            <text:p>3027</text:p>
          </table:table-cell>
          <table:table-cell office:value-type="float" office:value="3532" calcext:value-type="float">
            <text:p>3532</text:p>
          </table:table-cell>
          <table:table-cell office:value-type="float" office:value="3847" calcext:value-type="float">
            <text:p>3847</text:p>
          </table:table-cell>
          <table:table-cell/>
          <table:table-cell office:value-type="float" office:value="1785.09" calcext:value-type="float">
            <text:p>1785.09</text:p>
          </table:table-cell>
          <table:table-cell office:value-type="float" office:value="2603.63" calcext:value-type="float">
            <text:p>2603.63</text:p>
          </table:table-cell>
          <table:table-cell office:value-type="float" office:value="1805.61" calcext:value-type="float">
            <text:p>1805.61</text:p>
          </table:table-cell>
          <table:table-cell office:value-type="float" office:value="2214.33" calcext:value-type="float">
            <text:p>2214.33</text:p>
          </table:table-cell>
          <table:table-cell office:value-type="float" office:value="2108.3" calcext:value-type="float">
            <text:p>2108.3</text:p>
          </table:table-cell>
          <table:table-cell table:number-columns-repeated="2"/>
          <table:table-cell table:formula="of:=AVERAGE([.A221:.E221])" office:value-type="float" office:value="3402" calcext:value-type="float">
            <text:p>3402</text:p>
          </table:table-cell>
          <table:table-cell table:formula="of:=AVERAGE([.G221:.K221])" office:value-type="float" office:value="2103.392" calcext:value-type="float">
            <text:p>2103.392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732" calcext:value-type="float">
            <text:p>3732</text:p>
          </table:table-cell>
          <table:table-cell office:value-type="float" office:value="3057" calcext:value-type="float">
            <text:p>3057</text:p>
          </table:table-cell>
          <table:table-cell office:value-type="float" office:value="3422" calcext:value-type="float">
            <text:p>3422</text:p>
          </table:table-cell>
          <table:table-cell office:value-type="float" office:value="4182" calcext:value-type="float">
            <text:p>4182</text:p>
          </table:table-cell>
          <table:table-cell/>
          <table:table-cell office:value-type="float" office:value="1822.29" calcext:value-type="float">
            <text:p>1822.29</text:p>
          </table:table-cell>
          <table:table-cell office:value-type="float" office:value="2559.69" calcext:value-type="float">
            <text:p>2559.69</text:p>
          </table:table-cell>
          <table:table-cell office:value-type="float" office:value="1881.39" calcext:value-type="float">
            <text:p>1881.39</text:p>
          </table:table-cell>
          <table:table-cell office:value-type="float" office:value="2261.14" calcext:value-type="float">
            <text:p>2261.14</text:p>
          </table:table-cell>
          <table:table-cell office:value-type="float" office:value="2123.94" calcext:value-type="float">
            <text:p>2123.94</text:p>
          </table:table-cell>
          <table:table-cell table:number-columns-repeated="2"/>
          <table:table-cell table:formula="of:=AVERAGE([.A222:.E222])" office:value-type="float" office:value="3605.8" calcext:value-type="float">
            <text:p>3605.8</text:p>
          </table:table-cell>
          <table:table-cell table:formula="of:=AVERAGE([.G222:.K222])" office:value-type="float" office:value="2129.69" calcext:value-type="float">
            <text:p>2129.69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3992" calcext:value-type="float">
            <text:p>3992</text:p>
          </table:table-cell>
          <table:table-cell office:value-type="float" office:value="3117" calcext:value-type="float">
            <text:p>3117</text:p>
          </table:table-cell>
          <table:table-cell office:value-type="float" office:value="3377" calcext:value-type="float">
            <text:p>3377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float" office:value="1980.78" calcext:value-type="float">
            <text:p>1980.78</text:p>
          </table:table-cell>
          <table:table-cell office:value-type="float" office:value="2605.05" calcext:value-type="float">
            <text:p>2605.05</text:p>
          </table:table-cell>
          <table:table-cell office:value-type="float" office:value="1819.67" calcext:value-type="float">
            <text:p>1819.67</text:p>
          </table:table-cell>
          <table:table-cell office:value-type="float" office:value="2284.47" calcext:value-type="float">
            <text:p>2284.47</text:p>
          </table:table-cell>
          <table:table-cell office:value-type="float" office:value="2193.08" calcext:value-type="float">
            <text:p>2193.08</text:p>
          </table:table-cell>
          <table:table-cell table:number-columns-repeated="2"/>
          <table:table-cell table:formula="of:=AVERAGE([.A223:.E223])" office:value-type="float" office:value="3630" calcext:value-type="float">
            <text:p>3630</text:p>
          </table:table-cell>
          <table:table-cell table:formula="of:=AVERAGE([.G223:.K223])" office:value-type="float" office:value="2176.61" calcext:value-type="float">
            <text:p>2176.6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877" calcext:value-type="float">
            <text:p>3877</text:p>
          </table:table-cell>
          <table:table-cell office:value-type="float" office:value="3052" calcext:value-type="float">
            <text:p>3052</text:p>
          </table:table-cell>
          <table:table-cell office:value-type="float" office:value="3352" calcext:value-type="float">
            <text:p>3352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float" office:value="1858.83" calcext:value-type="float">
            <text:p>1858.83</text:p>
          </table:table-cell>
          <table:table-cell office:value-type="float" office:value="2691.44" calcext:value-type="float">
            <text:p>2691.44</text:p>
          </table:table-cell>
          <table:table-cell office:value-type="float" office:value="1899.88" calcext:value-type="float">
            <text:p>1899.88</text:p>
          </table:table-cell>
          <table:table-cell office:value-type="float" office:value="2221.31" calcext:value-type="float">
            <text:p>2221.31</text:p>
          </table:table-cell>
          <table:table-cell office:value-type="float" office:value="1976.79" calcext:value-type="float">
            <text:p>1976.79</text:p>
          </table:table-cell>
          <table:table-cell table:number-columns-repeated="2"/>
          <table:table-cell table:formula="of:=AVERAGE([.A224:.E224])" office:value-type="float" office:value="3578" calcext:value-type="float">
            <text:p>3578</text:p>
          </table:table-cell>
          <table:table-cell table:formula="of:=AVERAGE([.G224:.K224])" office:value-type="float" office:value="2129.65" calcext:value-type="float">
            <text:p>2129.6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676" calcext:value-type="float">
            <text:p>4676</text:p>
          </table:table-cell>
          <table:table-cell office:value-type="float" office:value="3302" calcext:value-type="float">
            <text:p>3302</text:p>
          </table:table-cell>
          <table:table-cell office:value-type="float" office:value="3402" calcext:value-type="float">
            <text:p>3402</text:p>
          </table:table-cell>
          <table:table-cell office:value-type="float" office:value="4412" calcext:value-type="float">
            <text:p>4412</text:p>
          </table:table-cell>
          <table:table-cell/>
          <table:table-cell office:value-type="float" office:value="1858.67" calcext:value-type="float">
            <text:p>1858.67</text:p>
          </table:table-cell>
          <table:table-cell office:value-type="float" office:value="2719" calcext:value-type="float">
            <text:p>2719</text:p>
          </table:table-cell>
          <table:table-cell office:value-type="float" office:value="1801.03" calcext:value-type="float">
            <text:p>1801.03</text:p>
          </table:table-cell>
          <table:table-cell office:value-type="float" office:value="2180.66" calcext:value-type="float">
            <text:p>2180.66</text:p>
          </table:table-cell>
          <table:table-cell office:value-type="float" office:value="2219.39" calcext:value-type="float">
            <text:p>2219.39</text:p>
          </table:table-cell>
          <table:table-cell table:number-columns-repeated="2"/>
          <table:table-cell table:formula="of:=AVERAGE([.A225:.E225])" office:value-type="float" office:value="3828.8" calcext:value-type="float">
            <text:p>3828.8</text:p>
          </table:table-cell>
          <table:table-cell table:formula="of:=AVERAGE([.G225:.K225])" office:value-type="float" office:value="2155.75" calcext:value-type="float">
            <text:p>2155.75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4362" calcext:value-type="float">
            <text:p>4362</text:p>
          </table:table-cell>
          <table:table-cell office:value-type="float" office:value="3322" calcext:value-type="float">
            <text:p>3322</text:p>
          </table:table-cell>
          <table:table-cell office:value-type="float" office:value="3772" calcext:value-type="float">
            <text:p>3772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float" office:value="1930.65" calcext:value-type="float">
            <text:p>1930.65</text:p>
          </table:table-cell>
          <table:table-cell office:value-type="float" office:value="2646.21" calcext:value-type="float">
            <text:p>2646.21</text:p>
          </table:table-cell>
          <table:table-cell office:value-type="float" office:value="1875.08" calcext:value-type="float">
            <text:p>1875.08</text:p>
          </table:table-cell>
          <table:table-cell office:value-type="float" office:value="2242.68" calcext:value-type="float">
            <text:p>2242.68</text:p>
          </table:table-cell>
          <table:table-cell office:value-type="float" office:value="2347.38" calcext:value-type="float">
            <text:p>2347.38</text:p>
          </table:table-cell>
          <table:table-cell table:number-columns-repeated="2"/>
          <table:table-cell table:formula="of:=AVERAGE([.A226:.E226])" office:value-type="float" office:value="3792" calcext:value-type="float">
            <text:p>3792</text:p>
          </table:table-cell>
          <table:table-cell table:formula="of:=AVERAGE([.G226:.K226])" office:value-type="float" office:value="2208.4" calcext:value-type="float">
            <text:p>2208.4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887" calcext:value-type="float">
            <text:p>3887</text:p>
          </table:table-cell>
          <table:table-cell office:value-type="float" office:value="3112" calcext:value-type="float">
            <text:p>3112</text:p>
          </table:table-cell>
          <table:table-cell office:value-type="float" office:value="3557" calcext:value-type="float">
            <text:p>3557</text:p>
          </table:table-cell>
          <table:table-cell office:value-type="float" office:value="3647" calcext:value-type="float">
            <text:p>3647</text:p>
          </table:table-cell>
          <table:table-cell/>
          <table:table-cell office:value-type="float" office:value="1989.85" calcext:value-type="float">
            <text:p>1989.85</text:p>
          </table:table-cell>
          <table:table-cell office:value-type="float" office:value="2771.54" calcext:value-type="float">
            <text:p>2771.54</text:p>
          </table:table-cell>
          <table:table-cell office:value-type="float" office:value="1848.11" calcext:value-type="float">
            <text:p>1848.11</text:p>
          </table:table-cell>
          <table:table-cell office:value-type="float" office:value="2333.13" calcext:value-type="float">
            <text:p>2333.13</text:p>
          </table:table-cell>
          <table:table-cell office:value-type="float" office:value="2048.77" calcext:value-type="float">
            <text:p>2048.77</text:p>
          </table:table-cell>
          <table:table-cell table:number-columns-repeated="2"/>
          <table:table-cell table:formula="of:=AVERAGE([.A227:.E227])" office:value-type="float" office:value="3537" calcext:value-type="float">
            <text:p>3537</text:p>
          </table:table-cell>
          <table:table-cell table:formula="of:=AVERAGE([.G227:.K227])" office:value-type="float" office:value="2198.28" calcext:value-type="float">
            <text:p>2198.28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4047" calcext:value-type="float">
            <text:p>4047</text:p>
          </table:table-cell>
          <table:table-cell office:value-type="float" office:value="2872" calcext:value-type="float">
            <text:p>2872</text:p>
          </table:table-cell>
          <table:table-cell office:value-type="float" office:value="3667" calcext:value-type="float">
            <text:p>3667</text:p>
          </table:table-cell>
          <table:table-cell office:value-type="float" office:value="3567" calcext:value-type="float">
            <text:p>3567</text:p>
          </table:table-cell>
          <table:table-cell/>
          <table:table-cell office:value-type="float" office:value="1842.93" calcext:value-type="float">
            <text:p>1842.93</text:p>
          </table:table-cell>
          <table:table-cell office:value-type="float" office:value="2769.78" calcext:value-type="float">
            <text:p>2769.78</text:p>
          </table:table-cell>
          <table:table-cell office:value-type="float" office:value="1800.83" calcext:value-type="float">
            <text:p>1800.83</text:p>
          </table:table-cell>
          <table:table-cell office:value-type="float" office:value="2251.65" calcext:value-type="float">
            <text:p>2251.65</text:p>
          </table:table-cell>
          <table:table-cell office:value-type="float" office:value="1909.35" calcext:value-type="float">
            <text:p>1909.35</text:p>
          </table:table-cell>
          <table:table-cell table:number-columns-repeated="2"/>
          <table:table-cell table:formula="of:=AVERAGE([.A228:.E228])" office:value-type="float" office:value="3526" calcext:value-type="float">
            <text:p>3526</text:p>
          </table:table-cell>
          <table:table-cell table:formula="of:=AVERAGE([.G228:.K228])" office:value-type="float" office:value="2114.908" calcext:value-type="float">
            <text:p>2114.908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142" calcext:value-type="float">
            <text:p>4142</text:p>
          </table:table-cell>
          <table:table-cell office:value-type="float" office:value="3442" calcext:value-type="float">
            <text:p>3442</text:p>
          </table:table-cell>
          <table:table-cell office:value-type="float" office:value="3882" calcext:value-type="float">
            <text:p>3882</text:p>
          </table:table-cell>
          <table:table-cell office:value-type="float" office:value="4117" calcext:value-type="float">
            <text:p>4117</text:p>
          </table:table-cell>
          <table:table-cell/>
          <table:table-cell office:value-type="float" office:value="1987.65" calcext:value-type="float">
            <text:p>1987.65</text:p>
          </table:table-cell>
          <table:table-cell office:value-type="float" office:value="2812.58" calcext:value-type="float">
            <text:p>2812.58</text:p>
          </table:table-cell>
          <table:table-cell office:value-type="float" office:value="1673.2" calcext:value-type="float">
            <text:p>1673.2</text:p>
          </table:table-cell>
          <table:table-cell office:value-type="float" office:value="2309.37" calcext:value-type="float">
            <text:p>2309.37</text:p>
          </table:table-cell>
          <table:table-cell office:value-type="float" office:value="2179.33" calcext:value-type="float">
            <text:p>2179.33</text:p>
          </table:table-cell>
          <table:table-cell table:number-columns-repeated="2"/>
          <table:table-cell table:formula="of:=AVERAGE([.A229:.E229])" office:value-type="float" office:value="3739.6" calcext:value-type="float">
            <text:p>3739.6</text:p>
          </table:table-cell>
          <table:table-cell table:formula="of:=AVERAGE([.G229:.K229])" office:value-type="float" office:value="2192.426" calcext:value-type="float">
            <text:p>2192.42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402" calcext:value-type="float">
            <text:p>4402</text:p>
          </table:table-cell>
          <table:table-cell office:value-type="float" office:value="3157" calcext:value-type="float">
            <text:p>3157</text:p>
          </table:table-cell>
          <table:table-cell office:value-type="float" office:value="3897" calcext:value-type="float">
            <text:p>3897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float" office:value="1892.02" calcext:value-type="float">
            <text:p>1892.02</text:p>
          </table:table-cell>
          <table:table-cell office:value-type="float" office:value="2728.96" calcext:value-type="float">
            <text:p>2728.96</text:p>
          </table:table-cell>
          <table:table-cell office:value-type="float" office:value="1924.32" calcext:value-type="float">
            <text:p>1924.32</text:p>
          </table:table-cell>
          <table:table-cell office:value-type="float" office:value="2330.62" calcext:value-type="float">
            <text:p>2330.62</text:p>
          </table:table-cell>
          <table:table-cell office:value-type="float" office:value="2113.49" calcext:value-type="float">
            <text:p>2113.49</text:p>
          </table:table-cell>
          <table:table-cell table:number-columns-repeated="2"/>
          <table:table-cell table:formula="of:=AVERAGE([.A230:.E230])" office:value-type="float" office:value="3767" calcext:value-type="float">
            <text:p>3767</text:p>
          </table:table-cell>
          <table:table-cell table:formula="of:=AVERAGE([.G230:.K230])" office:value-type="float" office:value="2197.882" calcext:value-type="float">
            <text:p>2197.882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4297" calcext:value-type="float">
            <text:p>4297</text:p>
          </table:table-cell>
          <table:table-cell office:value-type="float" office:value="2967" calcext:value-type="float">
            <text:p>2967</text:p>
          </table:table-cell>
          <table:table-cell office:value-type="float" office:value="3397" calcext:value-type="float">
            <text:p>3397</text:p>
          </table:table-cell>
          <table:table-cell office:value-type="float" office:value="4632" calcext:value-type="float">
            <text:p>4632</text:p>
          </table:table-cell>
          <table:table-cell/>
          <table:table-cell office:value-type="float" office:value="2067.79" calcext:value-type="float">
            <text:p>2067.79</text:p>
          </table:table-cell>
          <table:table-cell office:value-type="float" office:value="2849.4" calcext:value-type="float">
            <text:p>2849.4</text:p>
          </table:table-cell>
          <table:table-cell office:value-type="float" office:value="2020.95" calcext:value-type="float">
            <text:p>2020.95</text:p>
          </table:table-cell>
          <table:table-cell office:value-type="float" office:value="2245.19" calcext:value-type="float">
            <text:p>2245.19</text:p>
          </table:table-cell>
          <table:table-cell office:value-type="float" office:value="2147.89" calcext:value-type="float">
            <text:p>2147.89</text:p>
          </table:table-cell>
          <table:table-cell table:number-columns-repeated="2"/>
          <table:table-cell table:formula="of:=AVERAGE([.A231:.E231])" office:value-type="float" office:value="3707" calcext:value-type="float">
            <text:p>3707</text:p>
          </table:table-cell>
          <table:table-cell table:formula="of:=AVERAGE([.G231:.K231])" office:value-type="float" office:value="2266.244" calcext:value-type="float">
            <text:p>2266.244</text:p>
          </table:table-cell>
        </table:table-row>
      </table:table>
      <table:table table:name="total output" table:style-name="ta1">
        <table:shapes>
          <draw:frame draw:z-index="0" draw:style-name="gr1" draw:text-style-name="P1" svg:width="15.999cm" svg:height="8.999cm" svg:x="23.229cm" svg:y="0.631cm">
            <draw:object draw:notify-on-update-of-ranges="'total output'.B1:'total output'.B1 'total output'.B2:'total output'.B231 'total output'.C1:'total output'.C1 'total output'.C2:'total output'.C2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3.78cm" svg:y="11.708cm">
            <draw:object draw:notify-on-update-of-ranges="'total output'.E1:'total output'.E1 'total output'.E2:'total output'.E231 'total output'.F1:'total output'.F1 'total output'.F2:'total output'.F2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/>
          <table:table-cell table:formula="of:=['output sigmoid'.N2]" office:value-type="float" office:value="1468" calcext:value-type="float">
            <text:p>1468</text:p>
          </table:table-cell>
          <table:table-cell table:formula="of:=['output linear'.N2]" office:value-type="float" office:value="1283.4" calcext:value-type="float">
            <text:p>1283.4</text:p>
          </table:table-cell>
          <table:table-cell/>
          <table:table-cell table:formula="of:=['output sigmoid'.O2]" office:value-type="float" office:value="585.324" calcext:value-type="float">
            <text:p>585.324</text:p>
          </table:table-cell>
          <table:table-cell table:formula="of:=['output linear'.O2]" office:value-type="float" office:value="-71.952" calcext:value-type="float">
            <text:p>-71.952</text:p>
          </table:table-cell>
        </table:table-row>
        <table:table-row table:style-name="ro1">
          <table:table-cell/>
          <table:table-cell table:formula="of:=['output sigmoid'.N3]" office:value-type="float" office:value="1660.8" calcext:value-type="float">
            <text:p>1660.8</text:p>
          </table:table-cell>
          <table:table-cell table:formula="of:=['output linear'.N3]" office:value-type="float" office:value="1520" calcext:value-type="float">
            <text:p>1520</text:p>
          </table:table-cell>
          <table:table-cell/>
          <table:table-cell table:formula="of:=['output sigmoid'.O3]" office:value-type="float" office:value="754.858" calcext:value-type="float">
            <text:p>754.858</text:p>
          </table:table-cell>
          <table:table-cell table:formula="of:=['output linear'.O3]" office:value-type="float" office:value="227.268" calcext:value-type="float">
            <text:p>227.268</text:p>
          </table:table-cell>
        </table:table-row>
        <table:table-row table:style-name="ro1">
          <table:table-cell/>
          <table:table-cell table:formula="of:=['output sigmoid'.N4]" office:value-type="float" office:value="1863" calcext:value-type="float">
            <text:p>1863</text:p>
          </table:table-cell>
          <table:table-cell table:formula="of:=['output linear'.N4]" office:value-type="float" office:value="1702" calcext:value-type="float">
            <text:p>1702</text:p>
          </table:table-cell>
          <table:table-cell/>
          <table:table-cell table:formula="of:=['output sigmoid'.O4]" office:value-type="float" office:value="885.16" calcext:value-type="float">
            <text:p>885.16</text:p>
          </table:table-cell>
          <table:table-cell table:formula="of:=['output linear'.O4]" office:value-type="float" office:value="535.534" calcext:value-type="float">
            <text:p>535.534</text:p>
          </table:table-cell>
        </table:table-row>
        <table:table-row table:style-name="ro1">
          <table:table-cell/>
          <table:table-cell table:formula="of:=['output sigmoid'.N5]" office:value-type="float" office:value="2181.8" calcext:value-type="float">
            <text:p>2181.8</text:p>
          </table:table-cell>
          <table:table-cell table:formula="of:=['output linear'.N5]" office:value-type="float" office:value="2191" calcext:value-type="float">
            <text:p>2191</text:p>
          </table:table-cell>
          <table:table-cell/>
          <table:table-cell table:formula="of:=['output sigmoid'.O5]" office:value-type="float" office:value="1060.106" calcext:value-type="float">
            <text:p>1060.106</text:p>
          </table:table-cell>
          <table:table-cell table:formula="of:=['output linear'.O5]" office:value-type="float" office:value="743.738" calcext:value-type="float">
            <text:p>743.738</text:p>
          </table:table-cell>
        </table:table-row>
        <table:table-row table:style-name="ro1">
          <table:table-cell/>
          <table:table-cell table:formula="of:=['output sigmoid'.N6]" office:value-type="float" office:value="2217.4" calcext:value-type="float">
            <text:p>2217.4</text:p>
          </table:table-cell>
          <table:table-cell table:formula="of:=['output linear'.N6]" office:value-type="float" office:value="2208" calcext:value-type="float">
            <text:p>2208</text:p>
          </table:table-cell>
          <table:table-cell/>
          <table:table-cell table:formula="of:=['output sigmoid'.O6]" office:value-type="float" office:value="1161.93" calcext:value-type="float">
            <text:p>1161.93</text:p>
          </table:table-cell>
          <table:table-cell table:formula="of:=['output linear'.O6]" office:value-type="float" office:value="1000.074" calcext:value-type="float">
            <text:p>1000.074</text:p>
          </table:table-cell>
        </table:table-row>
        <table:table-row table:style-name="ro1">
          <table:table-cell/>
          <table:table-cell table:formula="of:=['output sigmoid'.N7]" office:value-type="float" office:value="2327.4" calcext:value-type="float">
            <text:p>2327.4</text:p>
          </table:table-cell>
          <table:table-cell table:formula="of:=['output linear'.N7]" office:value-type="float" office:value="2600" calcext:value-type="float">
            <text:p>2600</text:p>
          </table:table-cell>
          <table:table-cell/>
          <table:table-cell table:formula="of:=['output sigmoid'.O7]" office:value-type="float" office:value="1257.73" calcext:value-type="float">
            <text:p>1257.73</text:p>
          </table:table-cell>
          <table:table-cell table:formula="of:=['output linear'.O7]" office:value-type="float" office:value="1111.53" calcext:value-type="float">
            <text:p>1111.53</text:p>
          </table:table-cell>
        </table:table-row>
        <table:table-row table:style-name="ro1">
          <table:table-cell/>
          <table:table-cell table:formula="of:=['output sigmoid'.N8]" office:value-type="float" office:value="2478.6" calcext:value-type="float">
            <text:p>2478.6</text:p>
          </table:table-cell>
          <table:table-cell table:formula="of:=['output linear'.N8]" office:value-type="float" office:value="2690" calcext:value-type="float">
            <text:p>2690</text:p>
          </table:table-cell>
          <table:table-cell/>
          <table:table-cell table:formula="of:=['output sigmoid'.O8]" office:value-type="float" office:value="1329.202" calcext:value-type="float">
            <text:p>1329.202</text:p>
          </table:table-cell>
          <table:table-cell table:formula="of:=['output linear'.O8]" office:value-type="float" office:value="1195.198" calcext:value-type="float">
            <text:p>1195.198</text:p>
          </table:table-cell>
        </table:table-row>
        <table:table-row table:style-name="ro1">
          <table:table-cell/>
          <table:table-cell table:formula="of:=['output sigmoid'.N9]" office:value-type="float" office:value="2323.6" calcext:value-type="float">
            <text:p>2323.6</text:p>
          </table:table-cell>
          <table:table-cell table:formula="of:=['output linear'.N9]" office:value-type="float" office:value="2719" calcext:value-type="float">
            <text:p>2719</text:p>
          </table:table-cell>
          <table:table-cell/>
          <table:table-cell table:formula="of:=['output sigmoid'.O9]" office:value-type="float" office:value="1295.694" calcext:value-type="float">
            <text:p>1295.694</text:p>
          </table:table-cell>
          <table:table-cell table:formula="of:=['output linear'.O9]" office:value-type="float" office:value="1232.132" calcext:value-type="float">
            <text:p>1232.132</text:p>
          </table:table-cell>
        </table:table-row>
        <table:table-row table:style-name="ro1">
          <table:table-cell/>
          <table:table-cell table:formula="of:=['output sigmoid'.N10]" office:value-type="float" office:value="2384" calcext:value-type="float">
            <text:p>2384</text:p>
          </table:table-cell>
          <table:table-cell table:formula="of:=['output linear'.N10]" office:value-type="float" office:value="2578.6" calcext:value-type="float">
            <text:p>2578.6</text:p>
          </table:table-cell>
          <table:table-cell/>
          <table:table-cell table:formula="of:=['output sigmoid'.O10]" office:value-type="float" office:value="1359.438" calcext:value-type="float">
            <text:p>1359.438</text:p>
          </table:table-cell>
          <table:table-cell table:formula="of:=['output linear'.O10]" office:value-type="float" office:value="1212.262" calcext:value-type="float">
            <text:p>1212.262</text:p>
          </table:table-cell>
        </table:table-row>
        <table:table-row table:style-name="ro1">
          <table:table-cell/>
          <table:table-cell table:formula="of:=['output sigmoid'.N11]" office:value-type="float" office:value="2500.6" calcext:value-type="float">
            <text:p>2500.6</text:p>
          </table:table-cell>
          <table:table-cell table:formula="of:=['output linear'.N11]" office:value-type="float" office:value="2635" calcext:value-type="float">
            <text:p>2635</text:p>
          </table:table-cell>
          <table:table-cell/>
          <table:table-cell table:formula="of:=['output sigmoid'.O11]" office:value-type="float" office:value="1372.082" calcext:value-type="float">
            <text:p>1372.082</text:p>
          </table:table-cell>
          <table:table-cell table:formula="of:=['output linear'.O11]" office:value-type="float" office:value="1341.922" calcext:value-type="float">
            <text:p>1341.922</text:p>
          </table:table-cell>
        </table:table-row>
        <table:table-row table:style-name="ro1">
          <table:table-cell/>
          <table:table-cell table:formula="of:=['output sigmoid'.N12]" office:value-type="float" office:value="2556" calcext:value-type="float">
            <text:p>2556</text:p>
          </table:table-cell>
          <table:table-cell table:formula="of:=['output linear'.N12]" office:value-type="float" office:value="2765.8" calcext:value-type="float">
            <text:p>2765.8</text:p>
          </table:table-cell>
          <table:table-cell/>
          <table:table-cell table:formula="of:=['output sigmoid'.O12]" office:value-type="float" office:value="1324.168" calcext:value-type="float">
            <text:p>1324.168</text:p>
          </table:table-cell>
          <table:table-cell table:formula="of:=['output linear'.O12]" office:value-type="float" office:value="1293.644" calcext:value-type="float">
            <text:p>1293.644</text:p>
          </table:table-cell>
        </table:table-row>
        <table:table-row table:style-name="ro1">
          <table:table-cell/>
          <table:table-cell table:formula="of:=['output sigmoid'.N13]" office:value-type="float" office:value="2499" calcext:value-type="float">
            <text:p>2499</text:p>
          </table:table-cell>
          <table:table-cell table:formula="of:=['output linear'.N13]" office:value-type="float" office:value="2784" calcext:value-type="float">
            <text:p>2784</text:p>
          </table:table-cell>
          <table:table-cell/>
          <table:table-cell table:formula="of:=['output sigmoid'.O13]" office:value-type="float" office:value="1343.016" calcext:value-type="float">
            <text:p>1343.016</text:p>
          </table:table-cell>
          <table:table-cell table:formula="of:=['output linear'.O13]" office:value-type="float" office:value="1373.148" calcext:value-type="float">
            <text:p>1373.148</text:p>
          </table:table-cell>
        </table:table-row>
        <table:table-row table:style-name="ro1">
          <table:table-cell/>
          <table:table-cell table:formula="of:=['output sigmoid'.N14]" office:value-type="float" office:value="2718.4" calcext:value-type="float">
            <text:p>2718.4</text:p>
          </table:table-cell>
          <table:table-cell table:formula="of:=['output linear'.N14]" office:value-type="float" office:value="2953.4" calcext:value-type="float">
            <text:p>2953.4</text:p>
          </table:table-cell>
          <table:table-cell/>
          <table:table-cell table:formula="of:=['output sigmoid'.O14]" office:value-type="float" office:value="1494.78" calcext:value-type="float">
            <text:p>1494.78</text:p>
          </table:table-cell>
          <table:table-cell table:formula="of:=['output linear'.O14]" office:value-type="float" office:value="1415.642" calcext:value-type="float">
            <text:p>1415.642</text:p>
          </table:table-cell>
        </table:table-row>
        <table:table-row table:style-name="ro1">
          <table:table-cell/>
          <table:table-cell table:formula="of:=['output sigmoid'.N15]" office:value-type="float" office:value="2516" calcext:value-type="float">
            <text:p>2516</text:p>
          </table:table-cell>
          <table:table-cell table:formula="of:=['output linear'.N15]" office:value-type="float" office:value="2725" calcext:value-type="float">
            <text:p>2725</text:p>
          </table:table-cell>
          <table:table-cell/>
          <table:table-cell table:formula="of:=['output sigmoid'.O15]" office:value-type="float" office:value="1418.262" calcext:value-type="float">
            <text:p>1418.262</text:p>
          </table:table-cell>
          <table:table-cell table:formula="of:=['output linear'.O15]" office:value-type="float" office:value="1451.1" calcext:value-type="float">
            <text:p>1451.1</text:p>
          </table:table-cell>
        </table:table-row>
        <table:table-row table:style-name="ro1">
          <table:table-cell/>
          <table:table-cell table:formula="of:=['output sigmoid'.N16]" office:value-type="float" office:value="2559.6" calcext:value-type="float">
            <text:p>2559.6</text:p>
          </table:table-cell>
          <table:table-cell table:formula="of:=['output linear'.N16]" office:value-type="float" office:value="2766" calcext:value-type="float">
            <text:p>2766</text:p>
          </table:table-cell>
          <table:table-cell/>
          <table:table-cell table:formula="of:=['output sigmoid'.O16]" office:value-type="float" office:value="1447.582" calcext:value-type="float">
            <text:p>1447.582</text:p>
          </table:table-cell>
          <table:table-cell table:formula="of:=['output linear'.O16]" office:value-type="float" office:value="1471.518" calcext:value-type="float">
            <text:p>1471.518</text:p>
          </table:table-cell>
        </table:table-row>
        <table:table-row table:style-name="ro1">
          <table:table-cell/>
          <table:table-cell table:formula="of:=['output sigmoid'.N17]" office:value-type="float" office:value="2535" calcext:value-type="float">
            <text:p>2535</text:p>
          </table:table-cell>
          <table:table-cell table:formula="of:=['output linear'.N17]" office:value-type="float" office:value="2826" calcext:value-type="float">
            <text:p>2826</text:p>
          </table:table-cell>
          <table:table-cell/>
          <table:table-cell table:formula="of:=['output sigmoid'.O17]" office:value-type="float" office:value="1492.57" calcext:value-type="float">
            <text:p>1492.57</text:p>
          </table:table-cell>
          <table:table-cell table:formula="of:=['output linear'.O17]" office:value-type="float" office:value="1558.434" calcext:value-type="float">
            <text:p>1558.434</text:p>
          </table:table-cell>
        </table:table-row>
        <table:table-row table:style-name="ro1">
          <table:table-cell/>
          <table:table-cell table:formula="of:=['output sigmoid'.N18]" office:value-type="float" office:value="2727" calcext:value-type="float">
            <text:p>2727</text:p>
          </table:table-cell>
          <table:table-cell table:formula="of:=['output linear'.N18]" office:value-type="float" office:value="3036" calcext:value-type="float">
            <text:p>3036</text:p>
          </table:table-cell>
          <table:table-cell/>
          <table:table-cell table:formula="of:=['output sigmoid'.O18]" office:value-type="float" office:value="1541.404" calcext:value-type="float">
            <text:p>1541.404</text:p>
          </table:table-cell>
          <table:table-cell table:formula="of:=['output linear'.O18]" office:value-type="float" office:value="1498.724" calcext:value-type="float">
            <text:p>1498.724</text:p>
          </table:table-cell>
        </table:table-row>
        <table:table-row table:style-name="ro1">
          <table:table-cell/>
          <table:table-cell table:formula="of:=['output sigmoid'.N19]" office:value-type="float" office:value="2543.2" calcext:value-type="float">
            <text:p>2543.2</text:p>
          </table:table-cell>
          <table:table-cell table:formula="of:=['output linear'.N19]" office:value-type="float" office:value="2967.2" calcext:value-type="float">
            <text:p>2967.2</text:p>
          </table:table-cell>
          <table:table-cell/>
          <table:table-cell table:formula="of:=['output sigmoid'.O19]" office:value-type="float" office:value="1500.978" calcext:value-type="float">
            <text:p>1500.978</text:p>
          </table:table-cell>
          <table:table-cell table:formula="of:=['output linear'.O19]" office:value-type="float" office:value="1580.21" calcext:value-type="float">
            <text:p>1580.21</text:p>
          </table:table-cell>
        </table:table-row>
        <table:table-row table:style-name="ro1">
          <table:table-cell/>
          <table:table-cell table:formula="of:=['output sigmoid'.N20]" office:value-type="float" office:value="2581.4" calcext:value-type="float">
            <text:p>2581.4</text:p>
          </table:table-cell>
          <table:table-cell table:formula="of:=['output linear'.N20]" office:value-type="float" office:value="3113.8" calcext:value-type="float">
            <text:p>3113.8</text:p>
          </table:table-cell>
          <table:table-cell/>
          <table:table-cell table:formula="of:=['output sigmoid'.O20]" office:value-type="float" office:value="1490.962" calcext:value-type="float">
            <text:p>1490.962</text:p>
          </table:table-cell>
          <table:table-cell table:formula="of:=['output linear'.O20]" office:value-type="float" office:value="1587.708" calcext:value-type="float">
            <text:p>1587.708</text:p>
          </table:table-cell>
        </table:table-row>
        <table:table-row table:style-name="ro1">
          <table:table-cell/>
          <table:table-cell table:formula="of:=['output sigmoid'.N21]" office:value-type="float" office:value="2593" calcext:value-type="float">
            <text:p>2593</text:p>
          </table:table-cell>
          <table:table-cell table:formula="of:=['output linear'.N21]" office:value-type="float" office:value="2855" calcext:value-type="float">
            <text:p>2855</text:p>
          </table:table-cell>
          <table:table-cell/>
          <table:table-cell table:formula="of:=['output sigmoid'.O21]" office:value-type="float" office:value="1533.924" calcext:value-type="float">
            <text:p>1533.924</text:p>
          </table:table-cell>
          <table:table-cell table:formula="of:=['output linear'.O21]" office:value-type="float" office:value="1615.534" calcext:value-type="float">
            <text:p>1615.534</text:p>
          </table:table-cell>
        </table:table-row>
        <table:table-row table:style-name="ro1">
          <table:table-cell/>
          <table:table-cell table:formula="of:=['output sigmoid'.N22]" office:value-type="float" office:value="2615.6" calcext:value-type="float">
            <text:p>2615.6</text:p>
          </table:table-cell>
          <table:table-cell table:formula="of:=['output linear'.N22]" office:value-type="float" office:value="3007" calcext:value-type="float">
            <text:p>3007</text:p>
          </table:table-cell>
          <table:table-cell/>
          <table:table-cell table:formula="of:=['output sigmoid'.O22]" office:value-type="float" office:value="1540.022" calcext:value-type="float">
            <text:p>1540.022</text:p>
          </table:table-cell>
          <table:table-cell table:formula="of:=['output linear'.O22]" office:value-type="float" office:value="1608.88" calcext:value-type="float">
            <text:p>1608.88</text:p>
          </table:table-cell>
        </table:table-row>
        <table:table-row table:style-name="ro1">
          <table:table-cell/>
          <table:table-cell table:formula="of:=['output sigmoid'.N23]" office:value-type="float" office:value="2607" calcext:value-type="float">
            <text:p>2607</text:p>
          </table:table-cell>
          <table:table-cell table:formula="of:=['output linear'.N23]" office:value-type="float" office:value="3045.6" calcext:value-type="float">
            <text:p>3045.6</text:p>
          </table:table-cell>
          <table:table-cell/>
          <table:table-cell table:formula="of:=['output sigmoid'.O23]" office:value-type="float" office:value="1527.11" calcext:value-type="float">
            <text:p>1527.11</text:p>
          </table:table-cell>
          <table:table-cell table:formula="of:=['output linear'.O23]" office:value-type="float" office:value="1639.516" calcext:value-type="float">
            <text:p>1639.516</text:p>
          </table:table-cell>
        </table:table-row>
        <table:table-row table:style-name="ro1">
          <table:table-cell/>
          <table:table-cell table:formula="of:=['output sigmoid'.N24]" office:value-type="float" office:value="2626" calcext:value-type="float">
            <text:p>2626</text:p>
          </table:table-cell>
          <table:table-cell table:formula="of:=['output linear'.N24]" office:value-type="float" office:value="2920" calcext:value-type="float">
            <text:p>2920</text:p>
          </table:table-cell>
          <table:table-cell/>
          <table:table-cell table:formula="of:=['output sigmoid'.O24]" office:value-type="float" office:value="1519.456" calcext:value-type="float">
            <text:p>1519.456</text:p>
          </table:table-cell>
          <table:table-cell table:formula="of:=['output linear'.O24]" office:value-type="float" office:value="1612.152" calcext:value-type="float">
            <text:p>1612.152</text:p>
          </table:table-cell>
        </table:table-row>
        <table:table-row table:style-name="ro1">
          <table:table-cell/>
          <table:table-cell table:formula="of:=['output sigmoid'.N25]" office:value-type="float" office:value="2566" calcext:value-type="float">
            <text:p>2566</text:p>
          </table:table-cell>
          <table:table-cell table:formula="of:=['output linear'.N25]" office:value-type="float" office:value="2890.6" calcext:value-type="float">
            <text:p>2890.6</text:p>
          </table:table-cell>
          <table:table-cell/>
          <table:table-cell table:formula="of:=['output sigmoid'.O25]" office:value-type="float" office:value="1545.766" calcext:value-type="float">
            <text:p>1545.766</text:p>
          </table:table-cell>
          <table:table-cell table:formula="of:=['output linear'.O25]" office:value-type="float" office:value="1623.268" calcext:value-type="float">
            <text:p>1623.268</text:p>
          </table:table-cell>
        </table:table-row>
        <table:table-row table:style-name="ro1">
          <table:table-cell/>
          <table:table-cell table:formula="of:=['output sigmoid'.N26]" office:value-type="float" office:value="2777" calcext:value-type="float">
            <text:p>2777</text:p>
          </table:table-cell>
          <table:table-cell table:formula="of:=['output linear'.N26]" office:value-type="float" office:value="2989" calcext:value-type="float">
            <text:p>2989</text:p>
          </table:table-cell>
          <table:table-cell/>
          <table:table-cell table:formula="of:=['output sigmoid'.O26]" office:value-type="float" office:value="1538.926" calcext:value-type="float">
            <text:p>1538.926</text:p>
          </table:table-cell>
          <table:table-cell table:formula="of:=['output linear'.O26]" office:value-type="float" office:value="1623.302" calcext:value-type="float">
            <text:p>1623.302</text:p>
          </table:table-cell>
        </table:table-row>
        <table:table-row table:style-name="ro1">
          <table:table-cell/>
          <table:table-cell table:formula="of:=['output sigmoid'.N27]" office:value-type="float" office:value="2671" calcext:value-type="float">
            <text:p>2671</text:p>
          </table:table-cell>
          <table:table-cell table:formula="of:=['output linear'.N27]" office:value-type="float" office:value="2961" calcext:value-type="float">
            <text:p>2961</text:p>
          </table:table-cell>
          <table:table-cell/>
          <table:table-cell table:formula="of:=['output sigmoid'.O27]" office:value-type="float" office:value="1486.524" calcext:value-type="float">
            <text:p>1486.524</text:p>
          </table:table-cell>
          <table:table-cell table:formula="of:=['output linear'.O27]" office:value-type="float" office:value="1633.846" calcext:value-type="float">
            <text:p>1633.846</text:p>
          </table:table-cell>
        </table:table-row>
        <table:table-row table:style-name="ro1">
          <table:table-cell/>
          <table:table-cell table:formula="of:=['output sigmoid'.N28]" office:value-type="float" office:value="2650" calcext:value-type="float">
            <text:p>2650</text:p>
          </table:table-cell>
          <table:table-cell table:formula="of:=['output linear'.N28]" office:value-type="float" office:value="2943" calcext:value-type="float">
            <text:p>2943</text:p>
          </table:table-cell>
          <table:table-cell/>
          <table:table-cell table:formula="of:=['output sigmoid'.O28]" office:value-type="float" office:value="1549.622" calcext:value-type="float">
            <text:p>1549.622</text:p>
          </table:table-cell>
          <table:table-cell table:formula="of:=['output linear'.O28]" office:value-type="float" office:value="1704.128" calcext:value-type="float">
            <text:p>1704.128</text:p>
          </table:table-cell>
        </table:table-row>
        <table:table-row table:style-name="ro1">
          <table:table-cell/>
          <table:table-cell table:formula="of:=['output sigmoid'.N29]" office:value-type="float" office:value="2591.2" calcext:value-type="float">
            <text:p>2591.2</text:p>
          </table:table-cell>
          <table:table-cell table:formula="of:=['output linear'.N29]" office:value-type="float" office:value="2853.8" calcext:value-type="float">
            <text:p>2853.8</text:p>
          </table:table-cell>
          <table:table-cell/>
          <table:table-cell table:formula="of:=['output sigmoid'.O29]" office:value-type="float" office:value="1537.668" calcext:value-type="float">
            <text:p>1537.668</text:p>
          </table:table-cell>
          <table:table-cell table:formula="of:=['output linear'.O29]" office:value-type="float" office:value="1655.228" calcext:value-type="float">
            <text:p>1655.228</text:p>
          </table:table-cell>
        </table:table-row>
        <table:table-row table:style-name="ro1">
          <table:table-cell/>
          <table:table-cell table:formula="of:=['output sigmoid'.N30]" office:value-type="float" office:value="2690" calcext:value-type="float">
            <text:p>2690</text:p>
          </table:table-cell>
          <table:table-cell table:formula="of:=['output linear'.N30]" office:value-type="float" office:value="2977.6" calcext:value-type="float">
            <text:p>2977.6</text:p>
          </table:table-cell>
          <table:table-cell/>
          <table:table-cell table:formula="of:=['output sigmoid'.O30]" office:value-type="float" office:value="1580.096" calcext:value-type="float">
            <text:p>1580.096</text:p>
          </table:table-cell>
          <table:table-cell table:formula="of:=['output linear'.O30]" office:value-type="float" office:value="1680.012" calcext:value-type="float">
            <text:p>1680.012</text:p>
          </table:table-cell>
        </table:table-row>
        <table:table-row table:style-name="ro1">
          <table:table-cell/>
          <table:table-cell table:formula="of:=['output sigmoid'.N31]" office:value-type="float" office:value="2740" calcext:value-type="float">
            <text:p>2740</text:p>
          </table:table-cell>
          <table:table-cell table:formula="of:=['output linear'.N31]" office:value-type="float" office:value="3102" calcext:value-type="float">
            <text:p>3102</text:p>
          </table:table-cell>
          <table:table-cell/>
          <table:table-cell table:formula="of:=['output sigmoid'.O31]" office:value-type="float" office:value="1582.238" calcext:value-type="float">
            <text:p>1582.238</text:p>
          </table:table-cell>
          <table:table-cell table:formula="of:=['output linear'.O31]" office:value-type="float" office:value="1627.762" calcext:value-type="float">
            <text:p>1627.762</text:p>
          </table:table-cell>
        </table:table-row>
        <table:table-row table:style-name="ro1">
          <table:table-cell/>
          <table:table-cell table:formula="of:=['output sigmoid'.N32]" office:value-type="float" office:value="2755.4" calcext:value-type="float">
            <text:p>2755.4</text:p>
          </table:table-cell>
          <table:table-cell table:formula="of:=['output linear'.N32]" office:value-type="float" office:value="2926" calcext:value-type="float">
            <text:p>2926</text:p>
          </table:table-cell>
          <table:table-cell/>
          <table:table-cell table:formula="of:=['output sigmoid'.O32]" office:value-type="float" office:value="1584.066" calcext:value-type="float">
            <text:p>1584.066</text:p>
          </table:table-cell>
          <table:table-cell table:formula="of:=['output linear'.O32]" office:value-type="float" office:value="1586.662" calcext:value-type="float">
            <text:p>1586.662</text:p>
          </table:table-cell>
        </table:table-row>
        <table:table-row table:style-name="ro1">
          <table:table-cell/>
          <table:table-cell table:formula="of:=['output sigmoid'.N33]" office:value-type="float" office:value="2755" calcext:value-type="float">
            <text:p>2755</text:p>
          </table:table-cell>
          <table:table-cell table:formula="of:=['output linear'.N33]" office:value-type="float" office:value="3060" calcext:value-type="float">
            <text:p>3060</text:p>
          </table:table-cell>
          <table:table-cell/>
          <table:table-cell table:formula="of:=['output sigmoid'.O33]" office:value-type="float" office:value="1577.168" calcext:value-type="float">
            <text:p>1577.168</text:p>
          </table:table-cell>
          <table:table-cell table:formula="of:=['output linear'.O33]" office:value-type="float" office:value="1658.892" calcext:value-type="float">
            <text:p>1658.892</text:p>
          </table:table-cell>
        </table:table-row>
        <table:table-row table:style-name="ro1">
          <table:table-cell/>
          <table:table-cell table:formula="of:=['output sigmoid'.N34]" office:value-type="float" office:value="2835.2" calcext:value-type="float">
            <text:p>2835.2</text:p>
          </table:table-cell>
          <table:table-cell table:formula="of:=['output linear'.N34]" office:value-type="float" office:value="2933" calcext:value-type="float">
            <text:p>2933</text:p>
          </table:table-cell>
          <table:table-cell/>
          <table:table-cell table:formula="of:=['output sigmoid'.O34]" office:value-type="float" office:value="1632.482" calcext:value-type="float">
            <text:p>1632.482</text:p>
          </table:table-cell>
          <table:table-cell table:formula="of:=['output linear'.O34]" office:value-type="float" office:value="1624.236" calcext:value-type="float">
            <text:p>1624.236</text:p>
          </table:table-cell>
        </table:table-row>
        <table:table-row table:style-name="ro1">
          <table:table-cell/>
          <table:table-cell table:formula="of:=['output sigmoid'.N35]" office:value-type="float" office:value="2894" calcext:value-type="float">
            <text:p>2894</text:p>
          </table:table-cell>
          <table:table-cell table:formula="of:=['output linear'.N35]" office:value-type="float" office:value="2880" calcext:value-type="float">
            <text:p>2880</text:p>
          </table:table-cell>
          <table:table-cell/>
          <table:table-cell table:formula="of:=['output sigmoid'.O35]" office:value-type="float" office:value="1638.52" calcext:value-type="float">
            <text:p>1638.52</text:p>
          </table:table-cell>
          <table:table-cell table:formula="of:=['output linear'.O35]" office:value-type="float" office:value="1580.922" calcext:value-type="float">
            <text:p>1580.922</text:p>
          </table:table-cell>
        </table:table-row>
        <table:table-row table:style-name="ro1">
          <table:table-cell/>
          <table:table-cell table:formula="of:=['output sigmoid'.N36]" office:value-type="float" office:value="2761.4" calcext:value-type="float">
            <text:p>2761.4</text:p>
          </table:table-cell>
          <table:table-cell table:formula="of:=['output linear'.N36]" office:value-type="float" office:value="3001" calcext:value-type="float">
            <text:p>3001</text:p>
          </table:table-cell>
          <table:table-cell/>
          <table:table-cell table:formula="of:=['output sigmoid'.O36]" office:value-type="float" office:value="1633.7" calcext:value-type="float">
            <text:p>1633.7</text:p>
          </table:table-cell>
          <table:table-cell table:formula="of:=['output linear'.O36]" office:value-type="float" office:value="1642.02" calcext:value-type="float">
            <text:p>1642.02</text:p>
          </table:table-cell>
        </table:table-row>
        <table:table-row table:style-name="ro1">
          <table:table-cell/>
          <table:table-cell table:formula="of:=['output sigmoid'.N37]" office:value-type="float" office:value="2888.8" calcext:value-type="float">
            <text:p>2888.8</text:p>
          </table:table-cell>
          <table:table-cell table:formula="of:=['output linear'.N37]" office:value-type="float" office:value="2858" calcext:value-type="float">
            <text:p>2858</text:p>
          </table:table-cell>
          <table:table-cell/>
          <table:table-cell table:formula="of:=['output sigmoid'.O37]" office:value-type="float" office:value="1644.614" calcext:value-type="float">
            <text:p>1644.614</text:p>
          </table:table-cell>
          <table:table-cell table:formula="of:=['output linear'.O37]" office:value-type="float" office:value="1664.852" calcext:value-type="float">
            <text:p>1664.852</text:p>
          </table:table-cell>
        </table:table-row>
        <table:table-row table:style-name="ro1">
          <table:table-cell/>
          <table:table-cell table:formula="of:=['output sigmoid'.N38]" office:value-type="float" office:value="2915" calcext:value-type="float">
            <text:p>2915</text:p>
          </table:table-cell>
          <table:table-cell table:formula="of:=['output linear'.N38]" office:value-type="float" office:value="3151" calcext:value-type="float">
            <text:p>3151</text:p>
          </table:table-cell>
          <table:table-cell/>
          <table:table-cell table:formula="of:=['output sigmoid'.O38]" office:value-type="float" office:value="1639.472" calcext:value-type="float">
            <text:p>1639.472</text:p>
          </table:table-cell>
          <table:table-cell table:formula="of:=['output linear'.O38]" office:value-type="float" office:value="1633.642" calcext:value-type="float">
            <text:p>1633.642</text:p>
          </table:table-cell>
        </table:table-row>
        <table:table-row table:style-name="ro1">
          <table:table-cell/>
          <table:table-cell table:formula="of:=['output sigmoid'.N39]" office:value-type="float" office:value="2991.4" calcext:value-type="float">
            <text:p>2991.4</text:p>
          </table:table-cell>
          <table:table-cell table:formula="of:=['output linear'.N39]" office:value-type="float" office:value="2864.2" calcext:value-type="float">
            <text:p>2864.2</text:p>
          </table:table-cell>
          <table:table-cell/>
          <table:table-cell table:formula="of:=['output sigmoid'.O39]" office:value-type="float" office:value="1636.382" calcext:value-type="float">
            <text:p>1636.382</text:p>
          </table:table-cell>
          <table:table-cell table:formula="of:=['output linear'.O39]" office:value-type="float" office:value="1662.668" calcext:value-type="float">
            <text:p>1662.668</text:p>
          </table:table-cell>
        </table:table-row>
        <table:table-row table:style-name="ro1">
          <table:table-cell/>
          <table:table-cell table:formula="of:=['output sigmoid'.N40]" office:value-type="float" office:value="2861" calcext:value-type="float">
            <text:p>2861</text:p>
          </table:table-cell>
          <table:table-cell table:formula="of:=['output linear'.N40]" office:value-type="float" office:value="2898" calcext:value-type="float">
            <text:p>2898</text:p>
          </table:table-cell>
          <table:table-cell/>
          <table:table-cell table:formula="of:=['output sigmoid'.O40]" office:value-type="float" office:value="1607.432" calcext:value-type="float">
            <text:p>1607.432</text:p>
          </table:table-cell>
          <table:table-cell table:formula="of:=['output linear'.O40]" office:value-type="float" office:value="1627.022" calcext:value-type="float">
            <text:p>1627.022</text:p>
          </table:table-cell>
        </table:table-row>
        <table:table-row table:style-name="ro1">
          <table:table-cell/>
          <table:table-cell table:formula="of:=['output sigmoid'.N41]" office:value-type="float" office:value="2729" calcext:value-type="float">
            <text:p>2729</text:p>
          </table:table-cell>
          <table:table-cell table:formula="of:=['output linear'.N41]" office:value-type="float" office:value="3025.6" calcext:value-type="float">
            <text:p>3025.6</text:p>
          </table:table-cell>
          <table:table-cell/>
          <table:table-cell table:formula="of:=['output sigmoid'.O41]" office:value-type="float" office:value="1614.932" calcext:value-type="float">
            <text:p>1614.932</text:p>
          </table:table-cell>
          <table:table-cell table:formula="of:=['output linear'.O41]" office:value-type="float" office:value="1625.99" calcext:value-type="float">
            <text:p>1625.99</text:p>
          </table:table-cell>
        </table:table-row>
        <table:table-row table:style-name="ro1">
          <table:table-cell/>
          <table:table-cell table:formula="of:=['output sigmoid'.N42]" office:value-type="float" office:value="2971.2" calcext:value-type="float">
            <text:p>2971.2</text:p>
          </table:table-cell>
          <table:table-cell table:formula="of:=['output linear'.N42]" office:value-type="float" office:value="2869.2" calcext:value-type="float">
            <text:p>2869.2</text:p>
          </table:table-cell>
          <table:table-cell/>
          <table:table-cell table:formula="of:=['output sigmoid'.O42]" office:value-type="float" office:value="1627.792" calcext:value-type="float">
            <text:p>1627.792</text:p>
          </table:table-cell>
          <table:table-cell table:formula="of:=['output linear'.O42]" office:value-type="float" office:value="1661.18" calcext:value-type="float">
            <text:p>1661.18</text:p>
          </table:table-cell>
        </table:table-row>
        <table:table-row table:style-name="ro1">
          <table:table-cell/>
          <table:table-cell table:formula="of:=['output sigmoid'.N43]" office:value-type="float" office:value="2834.6" calcext:value-type="float">
            <text:p>2834.6</text:p>
          </table:table-cell>
          <table:table-cell table:formula="of:=['output linear'.N43]" office:value-type="float" office:value="3015" calcext:value-type="float">
            <text:p>3015</text:p>
          </table:table-cell>
          <table:table-cell/>
          <table:table-cell table:formula="of:=['output sigmoid'.O43]" office:value-type="float" office:value="1652.334" calcext:value-type="float">
            <text:p>1652.334</text:p>
          </table:table-cell>
          <table:table-cell table:formula="of:=['output linear'.O43]" office:value-type="float" office:value="1694.394" calcext:value-type="float">
            <text:p>1694.394</text:p>
          </table:table-cell>
        </table:table-row>
        <table:table-row table:style-name="ro1">
          <table:table-cell/>
          <table:table-cell table:formula="of:=['output sigmoid'.N44]" office:value-type="float" office:value="2807" calcext:value-type="float">
            <text:p>2807</text:p>
          </table:table-cell>
          <table:table-cell table:formula="of:=['output linear'.N44]" office:value-type="float" office:value="2916.6" calcext:value-type="float">
            <text:p>2916.6</text:p>
          </table:table-cell>
          <table:table-cell/>
          <table:table-cell table:formula="of:=['output sigmoid'.O44]" office:value-type="float" office:value="1593.734" calcext:value-type="float">
            <text:p>1593.734</text:p>
          </table:table-cell>
          <table:table-cell table:formula="of:=['output linear'.O44]" office:value-type="float" office:value="1691.748" calcext:value-type="float">
            <text:p>1691.748</text:p>
          </table:table-cell>
        </table:table-row>
        <table:table-row table:style-name="ro1">
          <table:table-cell/>
          <table:table-cell table:formula="of:=['output sigmoid'.N45]" office:value-type="float" office:value="2949" calcext:value-type="float">
            <text:p>2949</text:p>
          </table:table-cell>
          <table:table-cell table:formula="of:=['output linear'.N45]" office:value-type="float" office:value="3122" calcext:value-type="float">
            <text:p>3122</text:p>
          </table:table-cell>
          <table:table-cell/>
          <table:table-cell table:formula="of:=['output sigmoid'.O45]" office:value-type="float" office:value="1663.974" calcext:value-type="float">
            <text:p>1663.974</text:p>
          </table:table-cell>
          <table:table-cell table:formula="of:=['output linear'.O45]" office:value-type="float" office:value="1653.688" calcext:value-type="float">
            <text:p>1653.688</text:p>
          </table:table-cell>
        </table:table-row>
        <table:table-row table:style-name="ro1">
          <table:table-cell/>
          <table:table-cell table:formula="of:=['output sigmoid'.N46]" office:value-type="float" office:value="2811.4" calcext:value-type="float">
            <text:p>2811.4</text:p>
          </table:table-cell>
          <table:table-cell table:formula="of:=['output linear'.N46]" office:value-type="float" office:value="3065" calcext:value-type="float">
            <text:p>3065</text:p>
          </table:table-cell>
          <table:table-cell/>
          <table:table-cell table:formula="of:=['output sigmoid'.O46]" office:value-type="float" office:value="1669.882" calcext:value-type="float">
            <text:p>1669.882</text:p>
          </table:table-cell>
          <table:table-cell table:formula="of:=['output linear'.O46]" office:value-type="float" office:value="1651.54" calcext:value-type="float">
            <text:p>1651.54</text:p>
          </table:table-cell>
        </table:table-row>
        <table:table-row table:style-name="ro1">
          <table:table-cell/>
          <table:table-cell table:formula="of:=['output sigmoid'.N47]" office:value-type="float" office:value="2943" calcext:value-type="float">
            <text:p>2943</text:p>
          </table:table-cell>
          <table:table-cell table:formula="of:=['output linear'.N47]" office:value-type="float" office:value="2886" calcext:value-type="float">
            <text:p>2886</text:p>
          </table:table-cell>
          <table:table-cell/>
          <table:table-cell table:formula="of:=['output sigmoid'.O47]" office:value-type="float" office:value="1661.256" calcext:value-type="float">
            <text:p>1661.256</text:p>
          </table:table-cell>
          <table:table-cell table:formula="of:=['output linear'.O47]" office:value-type="float" office:value="1675.524" calcext:value-type="float">
            <text:p>1675.524</text:p>
          </table:table-cell>
        </table:table-row>
        <table:table-row table:style-name="ro1">
          <table:table-cell/>
          <table:table-cell table:formula="of:=['output sigmoid'.N48]" office:value-type="float" office:value="2896" calcext:value-type="float">
            <text:p>2896</text:p>
          </table:table-cell>
          <table:table-cell table:formula="of:=['output linear'.N48]" office:value-type="float" office:value="2974" calcext:value-type="float">
            <text:p>2974</text:p>
          </table:table-cell>
          <table:table-cell/>
          <table:table-cell table:formula="of:=['output sigmoid'.O48]" office:value-type="float" office:value="1695.172" calcext:value-type="float">
            <text:p>1695.172</text:p>
          </table:table-cell>
          <table:table-cell table:formula="of:=['output linear'.O48]" office:value-type="float" office:value="1660.254" calcext:value-type="float">
            <text:p>1660.254</text:p>
          </table:table-cell>
        </table:table-row>
        <table:table-row table:style-name="ro1">
          <table:table-cell/>
          <table:table-cell table:formula="of:=['output sigmoid'.N49]" office:value-type="float" office:value="2946" calcext:value-type="float">
            <text:p>2946</text:p>
          </table:table-cell>
          <table:table-cell table:formula="of:=['output linear'.N49]" office:value-type="float" office:value="2943" calcext:value-type="float">
            <text:p>2943</text:p>
          </table:table-cell>
          <table:table-cell/>
          <table:table-cell table:formula="of:=['output sigmoid'.O49]" office:value-type="float" office:value="1669.796" calcext:value-type="float">
            <text:p>1669.796</text:p>
          </table:table-cell>
          <table:table-cell table:formula="of:=['output linear'.O49]" office:value-type="float" office:value="1714.202" calcext:value-type="float">
            <text:p>1714.202</text:p>
          </table:table-cell>
        </table:table-row>
        <table:table-row table:style-name="ro1">
          <table:table-cell/>
          <table:table-cell table:formula="of:=['output sigmoid'.N50]" office:value-type="float" office:value="2876" calcext:value-type="float">
            <text:p>2876</text:p>
          </table:table-cell>
          <table:table-cell table:formula="of:=['output linear'.N50]" office:value-type="float" office:value="2907" calcext:value-type="float">
            <text:p>2907</text:p>
          </table:table-cell>
          <table:table-cell/>
          <table:table-cell table:formula="of:=['output sigmoid'.O50]" office:value-type="float" office:value="1649.402" calcext:value-type="float">
            <text:p>1649.402</text:p>
          </table:table-cell>
          <table:table-cell table:formula="of:=['output linear'.O50]" office:value-type="float" office:value="1642.966" calcext:value-type="float">
            <text:p>1642.966</text:p>
          </table:table-cell>
        </table:table-row>
        <table:table-row table:style-name="ro1">
          <table:table-cell/>
          <table:table-cell table:formula="of:=['output sigmoid'.N51]" office:value-type="float" office:value="2895" calcext:value-type="float">
            <text:p>2895</text:p>
          </table:table-cell>
          <table:table-cell table:formula="of:=['output linear'.N51]" office:value-type="float" office:value="2815" calcext:value-type="float">
            <text:p>2815</text:p>
          </table:table-cell>
          <table:table-cell/>
          <table:table-cell table:formula="of:=['output sigmoid'.O51]" office:value-type="float" office:value="1642.928" calcext:value-type="float">
            <text:p>1642.928</text:p>
          </table:table-cell>
          <table:table-cell table:formula="of:=['output linear'.O51]" office:value-type="float" office:value="1657.736" calcext:value-type="float">
            <text:p>1657.736</text:p>
          </table:table-cell>
        </table:table-row>
        <table:table-row table:style-name="ro1">
          <table:table-cell/>
          <table:table-cell table:formula="of:=['output sigmoid'.N52]" office:value-type="float" office:value="2986" calcext:value-type="float">
            <text:p>2986</text:p>
          </table:table-cell>
          <table:table-cell table:formula="of:=['output linear'.N52]" office:value-type="float" office:value="3009" calcext:value-type="float">
            <text:p>3009</text:p>
          </table:table-cell>
          <table:table-cell/>
          <table:table-cell table:formula="of:=['output sigmoid'.O52]" office:value-type="float" office:value="1711.838" calcext:value-type="float">
            <text:p>1711.838</text:p>
          </table:table-cell>
          <table:table-cell table:formula="of:=['output linear'.O52]" office:value-type="float" office:value="1679.17" calcext:value-type="float">
            <text:p>1679.17</text:p>
          </table:table-cell>
        </table:table-row>
        <table:table-row table:style-name="ro1">
          <table:table-cell/>
          <table:table-cell table:formula="of:=['output sigmoid'.N53]" office:value-type="float" office:value="2799.6" calcext:value-type="float">
            <text:p>2799.6</text:p>
          </table:table-cell>
          <table:table-cell table:formula="of:=['output linear'.N53]" office:value-type="float" office:value="3075" calcext:value-type="float">
            <text:p>3075</text:p>
          </table:table-cell>
          <table:table-cell/>
          <table:table-cell table:formula="of:=['output sigmoid'.O53]" office:value-type="float" office:value="1665.034" calcext:value-type="float">
            <text:p>1665.034</text:p>
          </table:table-cell>
          <table:table-cell table:formula="of:=['output linear'.O53]" office:value-type="float" office:value="1705.786" calcext:value-type="float">
            <text:p>1705.786</text:p>
          </table:table-cell>
        </table:table-row>
        <table:table-row table:style-name="ro1">
          <table:table-cell/>
          <table:table-cell table:formula="of:=['output sigmoid'.N54]" office:value-type="float" office:value="2868" calcext:value-type="float">
            <text:p>2868</text:p>
          </table:table-cell>
          <table:table-cell table:formula="of:=['output linear'.N54]" office:value-type="float" office:value="2964" calcext:value-type="float">
            <text:p>2964</text:p>
          </table:table-cell>
          <table:table-cell/>
          <table:table-cell table:formula="of:=['output sigmoid'.O54]" office:value-type="float" office:value="1678.622" calcext:value-type="float">
            <text:p>1678.622</text:p>
          </table:table-cell>
          <table:table-cell table:formula="of:=['output linear'.O54]" office:value-type="float" office:value="1689.178" calcext:value-type="float">
            <text:p>1689.178</text:p>
          </table:table-cell>
        </table:table-row>
        <table:table-row table:style-name="ro1">
          <table:table-cell/>
          <table:table-cell table:formula="of:=['output sigmoid'.N55]" office:value-type="float" office:value="2856.8" calcext:value-type="float">
            <text:p>2856.8</text:p>
          </table:table-cell>
          <table:table-cell table:formula="of:=['output linear'.N55]" office:value-type="float" office:value="3014" calcext:value-type="float">
            <text:p>3014</text:p>
          </table:table-cell>
          <table:table-cell/>
          <table:table-cell table:formula="of:=['output sigmoid'.O55]" office:value-type="float" office:value="1759.132" calcext:value-type="float">
            <text:p>1759.132</text:p>
          </table:table-cell>
          <table:table-cell table:formula="of:=['output linear'.O55]" office:value-type="float" office:value="1640.242" calcext:value-type="float">
            <text:p>1640.242</text:p>
          </table:table-cell>
        </table:table-row>
        <table:table-row table:style-name="ro1">
          <table:table-cell/>
          <table:table-cell table:formula="of:=['output sigmoid'.N56]" office:value-type="float" office:value="3093" calcext:value-type="float">
            <text:p>3093</text:p>
          </table:table-cell>
          <table:table-cell table:formula="of:=['output linear'.N56]" office:value-type="float" office:value="2913" calcext:value-type="float">
            <text:p>2913</text:p>
          </table:table-cell>
          <table:table-cell/>
          <table:table-cell table:formula="of:=['output sigmoid'.O56]" office:value-type="float" office:value="1785.112" calcext:value-type="float">
            <text:p>1785.112</text:p>
          </table:table-cell>
          <table:table-cell table:formula="of:=['output linear'.O56]" office:value-type="float" office:value="1686.602" calcext:value-type="float">
            <text:p>1686.602</text:p>
          </table:table-cell>
        </table:table-row>
        <table:table-row table:style-name="ro1">
          <table:table-cell/>
          <table:table-cell table:formula="of:=['output sigmoid'.N57]" office:value-type="float" office:value="2881" calcext:value-type="float">
            <text:p>2881</text:p>
          </table:table-cell>
          <table:table-cell table:formula="of:=['output linear'.N57]" office:value-type="float" office:value="3037" calcext:value-type="float">
            <text:p>3037</text:p>
          </table:table-cell>
          <table:table-cell/>
          <table:table-cell table:formula="of:=['output sigmoid'.O57]" office:value-type="float" office:value="1760.192" calcext:value-type="float">
            <text:p>1760.192</text:p>
          </table:table-cell>
          <table:table-cell table:formula="of:=['output linear'.O57]" office:value-type="float" office:value="1694.394" calcext:value-type="float">
            <text:p>1694.394</text:p>
          </table:table-cell>
        </table:table-row>
        <table:table-row table:style-name="ro1">
          <table:table-cell/>
          <table:table-cell table:formula="of:=['output sigmoid'.N58]" office:value-type="float" office:value="2856" calcext:value-type="float">
            <text:p>2856</text:p>
          </table:table-cell>
          <table:table-cell table:formula="of:=['output linear'.N58]" office:value-type="float" office:value="2985" calcext:value-type="float">
            <text:p>2985</text:p>
          </table:table-cell>
          <table:table-cell/>
          <table:table-cell table:formula="of:=['output sigmoid'.O58]" office:value-type="float" office:value="1752.36" calcext:value-type="float">
            <text:p>1752.36</text:p>
          </table:table-cell>
          <table:table-cell table:formula="of:=['output linear'.O58]" office:value-type="float" office:value="1653.936" calcext:value-type="float">
            <text:p>1653.936</text:p>
          </table:table-cell>
        </table:table-row>
        <table:table-row table:style-name="ro1">
          <table:table-cell/>
          <table:table-cell table:formula="of:=['output sigmoid'.N59]" office:value-type="float" office:value="2813" calcext:value-type="float">
            <text:p>2813</text:p>
          </table:table-cell>
          <table:table-cell table:formula="of:=['output linear'.N59]" office:value-type="float" office:value="2918" calcext:value-type="float">
            <text:p>2918</text:p>
          </table:table-cell>
          <table:table-cell/>
          <table:table-cell table:formula="of:=['output sigmoid'.O59]" office:value-type="float" office:value="1736.536" calcext:value-type="float">
            <text:p>1736.536</text:p>
          </table:table-cell>
          <table:table-cell table:formula="of:=['output linear'.O59]" office:value-type="float" office:value="1712.212" calcext:value-type="float">
            <text:p>1712.212</text:p>
          </table:table-cell>
        </table:table-row>
        <table:table-row table:style-name="ro1">
          <table:table-cell/>
          <table:table-cell table:formula="of:=['output sigmoid'.N60]" office:value-type="float" office:value="2894" calcext:value-type="float">
            <text:p>2894</text:p>
          </table:table-cell>
          <table:table-cell table:formula="of:=['output linear'.N60]" office:value-type="float" office:value="2989" calcext:value-type="float">
            <text:p>2989</text:p>
          </table:table-cell>
          <table:table-cell/>
          <table:table-cell table:formula="of:=['output sigmoid'.O60]" office:value-type="float" office:value="1750.338" calcext:value-type="float">
            <text:p>1750.338</text:p>
          </table:table-cell>
          <table:table-cell table:formula="of:=['output linear'.O60]" office:value-type="float" office:value="1753.104" calcext:value-type="float">
            <text:p>1753.104</text:p>
          </table:table-cell>
        </table:table-row>
        <table:table-row table:style-name="ro1">
          <table:table-cell/>
          <table:table-cell table:formula="of:=['output sigmoid'.N61]" office:value-type="float" office:value="2899" calcext:value-type="float">
            <text:p>2899</text:p>
          </table:table-cell>
          <table:table-cell table:formula="of:=['output linear'.N61]" office:value-type="float" office:value="2958" calcext:value-type="float">
            <text:p>2958</text:p>
          </table:table-cell>
          <table:table-cell/>
          <table:table-cell table:formula="of:=['output sigmoid'.O61]" office:value-type="float" office:value="1799.484" calcext:value-type="float">
            <text:p>1799.484</text:p>
          </table:table-cell>
          <table:table-cell table:formula="of:=['output linear'.O61]" office:value-type="float" office:value="1661.592" calcext:value-type="float">
            <text:p>1661.592</text:p>
          </table:table-cell>
        </table:table-row>
        <table:table-row table:style-name="ro1">
          <table:table-cell/>
          <table:table-cell table:formula="of:=['output sigmoid'.N62]" office:value-type="float" office:value="2868" calcext:value-type="float">
            <text:p>2868</text:p>
          </table:table-cell>
          <table:table-cell table:formula="of:=['output linear'.N62]" office:value-type="float" office:value="3028" calcext:value-type="float">
            <text:p>3028</text:p>
          </table:table-cell>
          <table:table-cell/>
          <table:table-cell table:formula="of:=['output sigmoid'.O62]" office:value-type="float" office:value="1818.48" calcext:value-type="float">
            <text:p>1818.48</text:p>
          </table:table-cell>
          <table:table-cell table:formula="of:=['output linear'.O62]" office:value-type="float" office:value="1724.238" calcext:value-type="float">
            <text:p>1724.238</text:p>
          </table:table-cell>
        </table:table-row>
        <table:table-row table:style-name="ro1">
          <table:table-cell/>
          <table:table-cell table:formula="of:=['output sigmoid'.N63]" office:value-type="float" office:value="3043.2" calcext:value-type="float">
            <text:p>3043.2</text:p>
          </table:table-cell>
          <table:table-cell table:formula="of:=['output linear'.N63]" office:value-type="float" office:value="3185" calcext:value-type="float">
            <text:p>3185</text:p>
          </table:table-cell>
          <table:table-cell/>
          <table:table-cell table:formula="of:=['output sigmoid'.O63]" office:value-type="float" office:value="1789.886" calcext:value-type="float">
            <text:p>1789.886</text:p>
          </table:table-cell>
          <table:table-cell table:formula="of:=['output linear'.O63]" office:value-type="float" office:value="1743.83" calcext:value-type="float">
            <text:p>1743.83</text:p>
          </table:table-cell>
        </table:table-row>
        <table:table-row table:style-name="ro1">
          <table:table-cell/>
          <table:table-cell table:formula="of:=['output sigmoid'.N64]" office:value-type="float" office:value="2973.4" calcext:value-type="float">
            <text:p>2973.4</text:p>
          </table:table-cell>
          <table:table-cell table:formula="of:=['output linear'.N64]" office:value-type="float" office:value="3093" calcext:value-type="float">
            <text:p>3093</text:p>
          </table:table-cell>
          <table:table-cell/>
          <table:table-cell table:formula="of:=['output sigmoid'.O64]" office:value-type="float" office:value="1824.338" calcext:value-type="float">
            <text:p>1824.338</text:p>
          </table:table-cell>
          <table:table-cell table:formula="of:=['output linear'.O64]" office:value-type="float" office:value="1730.356" calcext:value-type="float">
            <text:p>1730.356</text:p>
          </table:table-cell>
        </table:table-row>
        <table:table-row table:style-name="ro1">
          <table:table-cell/>
          <table:table-cell table:formula="of:=['output sigmoid'.N65]" office:value-type="float" office:value="3029" calcext:value-type="float">
            <text:p>3029</text:p>
          </table:table-cell>
          <table:table-cell table:formula="of:=['output linear'.N65]" office:value-type="float" office:value="2901" calcext:value-type="float">
            <text:p>2901</text:p>
          </table:table-cell>
          <table:table-cell/>
          <table:table-cell table:formula="of:=['output sigmoid'.O65]" office:value-type="float" office:value="1799.84" calcext:value-type="float">
            <text:p>1799.84</text:p>
          </table:table-cell>
          <table:table-cell table:formula="of:=['output linear'.O65]" office:value-type="float" office:value="1683.354" calcext:value-type="float">
            <text:p>1683.354</text:p>
          </table:table-cell>
        </table:table-row>
        <table:table-row table:style-name="ro1">
          <table:table-cell/>
          <table:table-cell table:formula="of:=['output sigmoid'.N66]" office:value-type="float" office:value="3002" calcext:value-type="float">
            <text:p>3002</text:p>
          </table:table-cell>
          <table:table-cell table:formula="of:=['output linear'.N66]" office:value-type="float" office:value="2998" calcext:value-type="float">
            <text:p>2998</text:p>
          </table:table-cell>
          <table:table-cell/>
          <table:table-cell table:formula="of:=['output sigmoid'.O66]" office:value-type="float" office:value="1826.63" calcext:value-type="float">
            <text:p>1826.63</text:p>
          </table:table-cell>
          <table:table-cell table:formula="of:=['output linear'.O66]" office:value-type="float" office:value="1731.266" calcext:value-type="float">
            <text:p>1731.266</text:p>
          </table:table-cell>
        </table:table-row>
        <table:table-row table:style-name="ro1">
          <table:table-cell/>
          <table:table-cell table:formula="of:=['output sigmoid'.N67]" office:value-type="float" office:value="2930" calcext:value-type="float">
            <text:p>2930</text:p>
          </table:table-cell>
          <table:table-cell table:formula="of:=['output linear'.N67]" office:value-type="float" office:value="3147" calcext:value-type="float">
            <text:p>3147</text:p>
          </table:table-cell>
          <table:table-cell/>
          <table:table-cell table:formula="of:=['output sigmoid'.O67]" office:value-type="float" office:value="1831.864" calcext:value-type="float">
            <text:p>1831.864</text:p>
          </table:table-cell>
          <table:table-cell table:formula="of:=['output linear'.O67]" office:value-type="float" office:value="1710.354" calcext:value-type="float">
            <text:p>1710.354</text:p>
          </table:table-cell>
        </table:table-row>
        <table:table-row table:style-name="ro1">
          <table:table-cell/>
          <table:table-cell table:formula="of:=['output sigmoid'.N68]" office:value-type="float" office:value="2975" calcext:value-type="float">
            <text:p>2975</text:p>
          </table:table-cell>
          <table:table-cell table:formula="of:=['output linear'.N68]" office:value-type="float" office:value="2969" calcext:value-type="float">
            <text:p>2969</text:p>
          </table:table-cell>
          <table:table-cell/>
          <table:table-cell table:formula="of:=['output sigmoid'.O68]" office:value-type="float" office:value="1849.316" calcext:value-type="float">
            <text:p>1849.316</text:p>
          </table:table-cell>
          <table:table-cell table:formula="of:=['output linear'.O68]" office:value-type="float" office:value="1710.474" calcext:value-type="float">
            <text:p>1710.474</text:p>
          </table:table-cell>
        </table:table-row>
        <table:table-row table:style-name="ro1">
          <table:table-cell/>
          <table:table-cell table:formula="of:=['output sigmoid'.N69]" office:value-type="float" office:value="3079" calcext:value-type="float">
            <text:p>3079</text:p>
          </table:table-cell>
          <table:table-cell table:formula="of:=['output linear'.N69]" office:value-type="float" office:value="3024" calcext:value-type="float">
            <text:p>3024</text:p>
          </table:table-cell>
          <table:table-cell/>
          <table:table-cell table:formula="of:=['output sigmoid'.O69]" office:value-type="float" office:value="1844.25" calcext:value-type="float">
            <text:p>1844.25</text:p>
          </table:table-cell>
          <table:table-cell table:formula="of:=['output linear'.O69]" office:value-type="float" office:value="1740.246" calcext:value-type="float">
            <text:p>1740.246</text:p>
          </table:table-cell>
        </table:table-row>
        <table:table-row table:style-name="ro1">
          <table:table-cell/>
          <table:table-cell table:formula="of:=['output sigmoid'.N70]" office:value-type="float" office:value="2968" calcext:value-type="float">
            <text:p>2968</text:p>
          </table:table-cell>
          <table:table-cell table:formula="of:=['output linear'.N70]" office:value-type="float" office:value="3132.6" calcext:value-type="float">
            <text:p>3132.6</text:p>
          </table:table-cell>
          <table:table-cell/>
          <table:table-cell table:formula="of:=['output sigmoid'.O70]" office:value-type="float" office:value="1850.192" calcext:value-type="float">
            <text:p>1850.192</text:p>
          </table:table-cell>
          <table:table-cell table:formula="of:=['output linear'.O70]" office:value-type="float" office:value="1748.234" calcext:value-type="float">
            <text:p>1748.234</text:p>
          </table:table-cell>
        </table:table-row>
        <table:table-row table:style-name="ro1">
          <table:table-cell/>
          <table:table-cell table:formula="of:=['output sigmoid'.N71]" office:value-type="float" office:value="2975.4" calcext:value-type="float">
            <text:p>2975.4</text:p>
          </table:table-cell>
          <table:table-cell table:formula="of:=['output linear'.N71]" office:value-type="float" office:value="2914.6" calcext:value-type="float">
            <text:p>2914.6</text:p>
          </table:table-cell>
          <table:table-cell/>
          <table:table-cell table:formula="of:=['output sigmoid'.O71]" office:value-type="float" office:value="1835.288" calcext:value-type="float">
            <text:p>1835.288</text:p>
          </table:table-cell>
          <table:table-cell table:formula="of:=['output linear'.O71]" office:value-type="float" office:value="1789.2" calcext:value-type="float">
            <text:p>1789.2</text:p>
          </table:table-cell>
        </table:table-row>
        <table:table-row table:style-name="ro1">
          <table:table-cell/>
          <table:table-cell table:formula="of:=['output sigmoid'.N72]" office:value-type="float" office:value="3129" calcext:value-type="float">
            <text:p>3129</text:p>
          </table:table-cell>
          <table:table-cell table:formula="of:=['output linear'.N72]" office:value-type="float" office:value="3033" calcext:value-type="float">
            <text:p>3033</text:p>
          </table:table-cell>
          <table:table-cell/>
          <table:table-cell table:formula="of:=['output sigmoid'.O72]" office:value-type="float" office:value="1845.354" calcext:value-type="float">
            <text:p>1845.354</text:p>
          </table:table-cell>
          <table:table-cell table:formula="of:=['output linear'.O72]" office:value-type="float" office:value="1787.576" calcext:value-type="float">
            <text:p>1787.576</text:p>
          </table:table-cell>
        </table:table-row>
        <table:table-row table:style-name="ro1">
          <table:table-cell/>
          <table:table-cell table:formula="of:=['output sigmoid'.N73]" office:value-type="float" office:value="3065" calcext:value-type="float">
            <text:p>3065</text:p>
          </table:table-cell>
          <table:table-cell table:formula="of:=['output linear'.N73]" office:value-type="float" office:value="3085.8" calcext:value-type="float">
            <text:p>3085.8</text:p>
          </table:table-cell>
          <table:table-cell/>
          <table:table-cell table:formula="of:=['output sigmoid'.O73]" office:value-type="float" office:value="1881.04" calcext:value-type="float">
            <text:p>1881.04</text:p>
          </table:table-cell>
          <table:table-cell table:formula="of:=['output linear'.O73]" office:value-type="float" office:value="1744.306" calcext:value-type="float">
            <text:p>1744.306</text:p>
          </table:table-cell>
        </table:table-row>
        <table:table-row table:style-name="ro1">
          <table:table-cell/>
          <table:table-cell table:formula="of:=['output sigmoid'.N74]" office:value-type="float" office:value="3068" calcext:value-type="float">
            <text:p>3068</text:p>
          </table:table-cell>
          <table:table-cell table:formula="of:=['output linear'.N74]" office:value-type="float" office:value="3149" calcext:value-type="float">
            <text:p>3149</text:p>
          </table:table-cell>
          <table:table-cell/>
          <table:table-cell table:formula="of:=['output sigmoid'.O74]" office:value-type="float" office:value="1893.398" calcext:value-type="float">
            <text:p>1893.398</text:p>
          </table:table-cell>
          <table:table-cell table:formula="of:=['output linear'.O74]" office:value-type="float" office:value="1825.33" calcext:value-type="float">
            <text:p>1825.33</text:p>
          </table:table-cell>
        </table:table-row>
        <table:table-row table:style-name="ro1">
          <table:table-cell/>
          <table:table-cell table:formula="of:=['output sigmoid'.N75]" office:value-type="float" office:value="2986.6" calcext:value-type="float">
            <text:p>2986.6</text:p>
          </table:table-cell>
          <table:table-cell table:formula="of:=['output linear'.N75]" office:value-type="float" office:value="2925" calcext:value-type="float">
            <text:p>2925</text:p>
          </table:table-cell>
          <table:table-cell/>
          <table:table-cell table:formula="of:=['output sigmoid'.O75]" office:value-type="float" office:value="1859.428" calcext:value-type="float">
            <text:p>1859.428</text:p>
          </table:table-cell>
          <table:table-cell table:formula="of:=['output linear'.O75]" office:value-type="float" office:value="1757.742" calcext:value-type="float">
            <text:p>1757.742</text:p>
          </table:table-cell>
        </table:table-row>
        <table:table-row table:style-name="ro1">
          <table:table-cell/>
          <table:table-cell table:formula="of:=['output sigmoid'.N76]" office:value-type="float" office:value="2962.2" calcext:value-type="float">
            <text:p>2962.2</text:p>
          </table:table-cell>
          <table:table-cell table:formula="of:=['output linear'.N76]" office:value-type="float" office:value="2999" calcext:value-type="float">
            <text:p>2999</text:p>
          </table:table-cell>
          <table:table-cell/>
          <table:table-cell table:formula="of:=['output sigmoid'.O76]" office:value-type="float" office:value="1845.234" calcext:value-type="float">
            <text:p>1845.234</text:p>
          </table:table-cell>
          <table:table-cell table:formula="of:=['output linear'.O76]" office:value-type="float" office:value="1828.946" calcext:value-type="float">
            <text:p>1828.946</text:p>
          </table:table-cell>
        </table:table-row>
        <table:table-row table:style-name="ro1">
          <table:table-cell/>
          <table:table-cell table:formula="of:=['output sigmoid'.N77]" office:value-type="float" office:value="2999" calcext:value-type="float">
            <text:p>2999</text:p>
          </table:table-cell>
          <table:table-cell table:formula="of:=['output linear'.N77]" office:value-type="float" office:value="3035" calcext:value-type="float">
            <text:p>3035</text:p>
          </table:table-cell>
          <table:table-cell/>
          <table:table-cell table:formula="of:=['output sigmoid'.O77]" office:value-type="float" office:value="1867.194" calcext:value-type="float">
            <text:p>1867.194</text:p>
          </table:table-cell>
          <table:table-cell table:formula="of:=['output linear'.O77]" office:value-type="float" office:value="1775.526" calcext:value-type="float">
            <text:p>1775.526</text:p>
          </table:table-cell>
        </table:table-row>
        <table:table-row table:style-name="ro1">
          <table:table-cell/>
          <table:table-cell table:formula="of:=['output sigmoid'.N78]" office:value-type="float" office:value="2976" calcext:value-type="float">
            <text:p>2976</text:p>
          </table:table-cell>
          <table:table-cell table:formula="of:=['output linear'.N78]" office:value-type="float" office:value="3041.8" calcext:value-type="float">
            <text:p>3041.8</text:p>
          </table:table-cell>
          <table:table-cell/>
          <table:table-cell table:formula="of:=['output sigmoid'.O78]" office:value-type="float" office:value="1835.304" calcext:value-type="float">
            <text:p>1835.304</text:p>
          </table:table-cell>
          <table:table-cell table:formula="of:=['output linear'.O78]" office:value-type="float" office:value="1753.504" calcext:value-type="float">
            <text:p>1753.504</text:p>
          </table:table-cell>
        </table:table-row>
        <table:table-row table:style-name="ro1">
          <table:table-cell/>
          <table:table-cell table:formula="of:=['output sigmoid'.N79]" office:value-type="float" office:value="2967" calcext:value-type="float">
            <text:p>2967</text:p>
          </table:table-cell>
          <table:table-cell table:formula="of:=['output linear'.N79]" office:value-type="float" office:value="3065" calcext:value-type="float">
            <text:p>3065</text:p>
          </table:table-cell>
          <table:table-cell/>
          <table:table-cell table:formula="of:=['output sigmoid'.O79]" office:value-type="float" office:value="1853.088" calcext:value-type="float">
            <text:p>1853.088</text:p>
          </table:table-cell>
          <table:table-cell table:formula="of:=['output linear'.O79]" office:value-type="float" office:value="1870.112" calcext:value-type="float">
            <text:p>1870.112</text:p>
          </table:table-cell>
        </table:table-row>
        <table:table-row table:style-name="ro1">
          <table:table-cell/>
          <table:table-cell table:formula="of:=['output sigmoid'.N80]" office:value-type="float" office:value="2964.4" calcext:value-type="float">
            <text:p>2964.4</text:p>
          </table:table-cell>
          <table:table-cell table:formula="of:=['output linear'.N80]" office:value-type="float" office:value="3122.8" calcext:value-type="float">
            <text:p>3122.8</text:p>
          </table:table-cell>
          <table:table-cell/>
          <table:table-cell table:formula="of:=['output sigmoid'.O80]" office:value-type="float" office:value="1852.904" calcext:value-type="float">
            <text:p>1852.904</text:p>
          </table:table-cell>
          <table:table-cell table:formula="of:=['output linear'.O80]" office:value-type="float" office:value="1808.62" calcext:value-type="float">
            <text:p>1808.62</text:p>
          </table:table-cell>
        </table:table-row>
        <table:table-row table:style-name="ro1">
          <table:table-cell/>
          <table:table-cell table:formula="of:=['output sigmoid'.N81]" office:value-type="float" office:value="3001" calcext:value-type="float">
            <text:p>3001</text:p>
          </table:table-cell>
          <table:table-cell table:formula="of:=['output linear'.N81]" office:value-type="float" office:value="3298.6" calcext:value-type="float">
            <text:p>3298.6</text:p>
          </table:table-cell>
          <table:table-cell/>
          <table:table-cell table:formula="of:=['output sigmoid'.O81]" office:value-type="float" office:value="1850.656" calcext:value-type="float">
            <text:p>1850.656</text:p>
          </table:table-cell>
          <table:table-cell table:formula="of:=['output linear'.O81]" office:value-type="float" office:value="1864.316" calcext:value-type="float">
            <text:p>1864.316</text:p>
          </table:table-cell>
        </table:table-row>
        <table:table-row table:style-name="ro1">
          <table:table-cell/>
          <table:table-cell table:formula="of:=['output sigmoid'.N82]" office:value-type="float" office:value="3094" calcext:value-type="float">
            <text:p>3094</text:p>
          </table:table-cell>
          <table:table-cell table:formula="of:=['output linear'.N82]" office:value-type="float" office:value="3124" calcext:value-type="float">
            <text:p>3124</text:p>
          </table:table-cell>
          <table:table-cell/>
          <table:table-cell table:formula="of:=['output sigmoid'.O82]" office:value-type="float" office:value="1939.374" calcext:value-type="float">
            <text:p>1939.374</text:p>
          </table:table-cell>
          <table:table-cell table:formula="of:=['output linear'.O82]" office:value-type="float" office:value="1868.598" calcext:value-type="float">
            <text:p>1868.598</text:p>
          </table:table-cell>
        </table:table-row>
        <table:table-row table:style-name="ro1">
          <table:table-cell/>
          <table:table-cell table:formula="of:=['output sigmoid'.N83]" office:value-type="float" office:value="2978.6" calcext:value-type="float">
            <text:p>2978.6</text:p>
          </table:table-cell>
          <table:table-cell table:formula="of:=['output linear'.N83]" office:value-type="float" office:value="3111" calcext:value-type="float">
            <text:p>3111</text:p>
          </table:table-cell>
          <table:table-cell/>
          <table:table-cell table:formula="of:=['output sigmoid'.O83]" office:value-type="float" office:value="1893.182" calcext:value-type="float">
            <text:p>1893.182</text:p>
          </table:table-cell>
          <table:table-cell table:formula="of:=['output linear'.O83]" office:value-type="float" office:value="1843.498" calcext:value-type="float">
            <text:p>1843.498</text:p>
          </table:table-cell>
        </table:table-row>
        <table:table-row table:style-name="ro1">
          <table:table-cell/>
          <table:table-cell table:formula="of:=['output sigmoid'.N84]" office:value-type="float" office:value="3004" calcext:value-type="float">
            <text:p>3004</text:p>
          </table:table-cell>
          <table:table-cell table:formula="of:=['output linear'.N84]" office:value-type="float" office:value="3108" calcext:value-type="float">
            <text:p>3108</text:p>
          </table:table-cell>
          <table:table-cell/>
          <table:table-cell table:formula="of:=['output sigmoid'.O84]" office:value-type="float" office:value="1927.264" calcext:value-type="float">
            <text:p>1927.264</text:p>
          </table:table-cell>
          <table:table-cell table:formula="of:=['output linear'.O84]" office:value-type="float" office:value="1880.322" calcext:value-type="float">
            <text:p>1880.322</text:p>
          </table:table-cell>
        </table:table-row>
        <table:table-row table:style-name="ro1">
          <table:table-cell/>
          <table:table-cell table:formula="of:=['output sigmoid'.N85]" office:value-type="float" office:value="3135" calcext:value-type="float">
            <text:p>3135</text:p>
          </table:table-cell>
          <table:table-cell table:formula="of:=['output linear'.N85]" office:value-type="float" office:value="2972.6" calcext:value-type="float">
            <text:p>2972.6</text:p>
          </table:table-cell>
          <table:table-cell/>
          <table:table-cell table:formula="of:=['output sigmoid'.O85]" office:value-type="float" office:value="1891.198" calcext:value-type="float">
            <text:p>1891.198</text:p>
          </table:table-cell>
          <table:table-cell table:formula="of:=['output linear'.O85]" office:value-type="float" office:value="1879.482" calcext:value-type="float">
            <text:p>1879.482</text:p>
          </table:table-cell>
        </table:table-row>
        <table:table-row table:style-name="ro1">
          <table:table-cell/>
          <table:table-cell table:formula="of:=['output sigmoid'.N86]" office:value-type="float" office:value="3249" calcext:value-type="float">
            <text:p>3249</text:p>
          </table:table-cell>
          <table:table-cell table:formula="of:=['output linear'.N86]" office:value-type="float" office:value="3247.8" calcext:value-type="float">
            <text:p>3247.8</text:p>
          </table:table-cell>
          <table:table-cell/>
          <table:table-cell table:formula="of:=['output sigmoid'.O86]" office:value-type="float" office:value="1982.136" calcext:value-type="float">
            <text:p>1982.136</text:p>
          </table:table-cell>
          <table:table-cell table:formula="of:=['output linear'.O86]" office:value-type="float" office:value="1914.902" calcext:value-type="float">
            <text:p>1914.902</text:p>
          </table:table-cell>
        </table:table-row>
        <table:table-row table:style-name="ro1">
          <table:table-cell/>
          <table:table-cell table:formula="of:=['output sigmoid'.N87]" office:value-type="float" office:value="3094" calcext:value-type="float">
            <text:p>3094</text:p>
          </table:table-cell>
          <table:table-cell table:formula="of:=['output linear'.N87]" office:value-type="float" office:value="3117" calcext:value-type="float">
            <text:p>3117</text:p>
          </table:table-cell>
          <table:table-cell/>
          <table:table-cell table:formula="of:=['output sigmoid'.O87]" office:value-type="float" office:value="1896.692" calcext:value-type="float">
            <text:p>1896.692</text:p>
          </table:table-cell>
          <table:table-cell table:formula="of:=['output linear'.O87]" office:value-type="float" office:value="1884.508" calcext:value-type="float">
            <text:p>1884.508</text:p>
          </table:table-cell>
        </table:table-row>
        <table:table-row table:style-name="ro1">
          <table:table-cell/>
          <table:table-cell table:formula="of:=['output sigmoid'.N88]" office:value-type="float" office:value="3161" calcext:value-type="float">
            <text:p>3161</text:p>
          </table:table-cell>
          <table:table-cell table:formula="of:=['output linear'.N88]" office:value-type="float" office:value="3250.6" calcext:value-type="float">
            <text:p>3250.6</text:p>
          </table:table-cell>
          <table:table-cell/>
          <table:table-cell table:formula="of:=['output sigmoid'.O88]" office:value-type="float" office:value="1903.924" calcext:value-type="float">
            <text:p>1903.924</text:p>
          </table:table-cell>
          <table:table-cell table:formula="of:=['output linear'.O88]" office:value-type="float" office:value="1875.28" calcext:value-type="float">
            <text:p>1875.28</text:p>
          </table:table-cell>
        </table:table-row>
        <table:table-row table:style-name="ro1">
          <table:table-cell/>
          <table:table-cell table:formula="of:=['output sigmoid'.N89]" office:value-type="float" office:value="3193" calcext:value-type="float">
            <text:p>3193</text:p>
          </table:table-cell>
          <table:table-cell table:formula="of:=['output linear'.N89]" office:value-type="float" office:value="3151.8" calcext:value-type="float">
            <text:p>3151.8</text:p>
          </table:table-cell>
          <table:table-cell/>
          <table:table-cell table:formula="of:=['output sigmoid'.O89]" office:value-type="float" office:value="1893.61" calcext:value-type="float">
            <text:p>1893.61</text:p>
          </table:table-cell>
          <table:table-cell table:formula="of:=['output linear'.O89]" office:value-type="float" office:value="1852.894" calcext:value-type="float">
            <text:p>1852.894</text:p>
          </table:table-cell>
        </table:table-row>
        <table:table-row table:style-name="ro1">
          <table:table-cell/>
          <table:table-cell table:formula="of:=['output sigmoid'.N90]" office:value-type="float" office:value="3146.2" calcext:value-type="float">
            <text:p>3146.2</text:p>
          </table:table-cell>
          <table:table-cell table:formula="of:=['output linear'.N90]" office:value-type="float" office:value="3175" calcext:value-type="float">
            <text:p>3175</text:p>
          </table:table-cell>
          <table:table-cell/>
          <table:table-cell table:formula="of:=['output sigmoid'.O90]" office:value-type="float" office:value="1884.458" calcext:value-type="float">
            <text:p>1884.458</text:p>
          </table:table-cell>
          <table:table-cell table:formula="of:=['output linear'.O90]" office:value-type="float" office:value="1865.334" calcext:value-type="float">
            <text:p>1865.334</text:p>
          </table:table-cell>
        </table:table-row>
        <table:table-row table:style-name="ro1">
          <table:table-cell/>
          <table:table-cell table:formula="of:=['output sigmoid'.N91]" office:value-type="float" office:value="3089" calcext:value-type="float">
            <text:p>3089</text:p>
          </table:table-cell>
          <table:table-cell table:formula="of:=['output linear'.N91]" office:value-type="float" office:value="3231.8" calcext:value-type="float">
            <text:p>3231.8</text:p>
          </table:table-cell>
          <table:table-cell/>
          <table:table-cell table:formula="of:=['output sigmoid'.O91]" office:value-type="float" office:value="1870.158" calcext:value-type="float">
            <text:p>1870.158</text:p>
          </table:table-cell>
          <table:table-cell table:formula="of:=['output linear'.O91]" office:value-type="float" office:value="1849.508" calcext:value-type="float">
            <text:p>1849.508</text:p>
          </table:table-cell>
        </table:table-row>
        <table:table-row table:style-name="ro1">
          <table:table-cell/>
          <table:table-cell table:formula="of:=['output sigmoid'.N92]" office:value-type="float" office:value="3317" calcext:value-type="float">
            <text:p>3317</text:p>
          </table:table-cell>
          <table:table-cell table:formula="of:=['output linear'.N92]" office:value-type="float" office:value="3237" calcext:value-type="float">
            <text:p>3237</text:p>
          </table:table-cell>
          <table:table-cell/>
          <table:table-cell table:formula="of:=['output sigmoid'.O92]" office:value-type="float" office:value="1912.006" calcext:value-type="float">
            <text:p>1912.006</text:p>
          </table:table-cell>
          <table:table-cell table:formula="of:=['output linear'.O92]" office:value-type="float" office:value="1934.462" calcext:value-type="float">
            <text:p>1934.462</text:p>
          </table:table-cell>
        </table:table-row>
        <table:table-row table:style-name="ro1">
          <table:table-cell/>
          <table:table-cell table:formula="of:=['output sigmoid'.N93]" office:value-type="float" office:value="3253" calcext:value-type="float">
            <text:p>3253</text:p>
          </table:table-cell>
          <table:table-cell table:formula="of:=['output linear'.N93]" office:value-type="float" office:value="3281" calcext:value-type="float">
            <text:p>3281</text:p>
          </table:table-cell>
          <table:table-cell/>
          <table:table-cell table:formula="of:=['output sigmoid'.O93]" office:value-type="float" office:value="1958.698" calcext:value-type="float">
            <text:p>1958.698</text:p>
          </table:table-cell>
          <table:table-cell table:formula="of:=['output linear'.O93]" office:value-type="float" office:value="1876.206" calcext:value-type="float">
            <text:p>1876.206</text:p>
          </table:table-cell>
        </table:table-row>
        <table:table-row table:style-name="ro1">
          <table:table-cell/>
          <table:table-cell table:formula="of:=['output sigmoid'.N94]" office:value-type="float" office:value="3221" calcext:value-type="float">
            <text:p>3221</text:p>
          </table:table-cell>
          <table:table-cell table:formula="of:=['output linear'.N94]" office:value-type="float" office:value="3144" calcext:value-type="float">
            <text:p>3144</text:p>
          </table:table-cell>
          <table:table-cell/>
          <table:table-cell table:formula="of:=['output sigmoid'.O94]" office:value-type="float" office:value="1921.39" calcext:value-type="float">
            <text:p>1921.39</text:p>
          </table:table-cell>
          <table:table-cell table:formula="of:=['output linear'.O94]" office:value-type="float" office:value="1879.738" calcext:value-type="float">
            <text:p>1879.738</text:p>
          </table:table-cell>
        </table:table-row>
        <table:table-row table:style-name="ro1">
          <table:table-cell/>
          <table:table-cell table:formula="of:=['output sigmoid'.N95]" office:value-type="float" office:value="3175" calcext:value-type="float">
            <text:p>3175</text:p>
          </table:table-cell>
          <table:table-cell table:formula="of:=['output linear'.N95]" office:value-type="float" office:value="3157" calcext:value-type="float">
            <text:p>3157</text:p>
          </table:table-cell>
          <table:table-cell/>
          <table:table-cell table:formula="of:=['output sigmoid'.O95]" office:value-type="float" office:value="1903.59" calcext:value-type="float">
            <text:p>1903.59</text:p>
          </table:table-cell>
          <table:table-cell table:formula="of:=['output linear'.O95]" office:value-type="float" office:value="1872.638" calcext:value-type="float">
            <text:p>1872.638</text:p>
          </table:table-cell>
        </table:table-row>
        <table:table-row table:style-name="ro1">
          <table:table-cell/>
          <table:table-cell table:formula="of:=['output sigmoid'.N96]" office:value-type="float" office:value="3191" calcext:value-type="float">
            <text:p>3191</text:p>
          </table:table-cell>
          <table:table-cell table:formula="of:=['output linear'.N96]" office:value-type="float" office:value="3192" calcext:value-type="float">
            <text:p>3192</text:p>
          </table:table-cell>
          <table:table-cell/>
          <table:table-cell table:formula="of:=['output sigmoid'.O96]" office:value-type="float" office:value="1885.26" calcext:value-type="float">
            <text:p>1885.26</text:p>
          </table:table-cell>
          <table:table-cell table:formula="of:=['output linear'.O96]" office:value-type="float" office:value="1918.366" calcext:value-type="float">
            <text:p>1918.366</text:p>
          </table:table-cell>
        </table:table-row>
        <table:table-row table:style-name="ro1">
          <table:table-cell/>
          <table:table-cell table:formula="of:=['output sigmoid'.N97]" office:value-type="float" office:value="3224" calcext:value-type="float">
            <text:p>3224</text:p>
          </table:table-cell>
          <table:table-cell table:formula="of:=['output linear'.N97]" office:value-type="float" office:value="3429" calcext:value-type="float">
            <text:p>3429</text:p>
          </table:table-cell>
          <table:table-cell/>
          <table:table-cell table:formula="of:=['output sigmoid'.O97]" office:value-type="float" office:value="1893.19" calcext:value-type="float">
            <text:p>1893.19</text:p>
          </table:table-cell>
          <table:table-cell table:formula="of:=['output linear'.O97]" office:value-type="float" office:value="1951.096" calcext:value-type="float">
            <text:p>1951.096</text:p>
          </table:table-cell>
        </table:table-row>
        <table:table-row table:style-name="ro1">
          <table:table-cell/>
          <table:table-cell table:formula="of:=['output sigmoid'.N98]" office:value-type="float" office:value="3123.6" calcext:value-type="float">
            <text:p>3123.6</text:p>
          </table:table-cell>
          <table:table-cell table:formula="of:=['output linear'.N98]" office:value-type="float" office:value="3138" calcext:value-type="float">
            <text:p>3138</text:p>
          </table:table-cell>
          <table:table-cell/>
          <table:table-cell table:formula="of:=['output sigmoid'.O98]" office:value-type="float" office:value="1874.416" calcext:value-type="float">
            <text:p>1874.416</text:p>
          </table:table-cell>
          <table:table-cell table:formula="of:=['output linear'.O98]" office:value-type="float" office:value="1925.258" calcext:value-type="float">
            <text:p>1925.258</text:p>
          </table:table-cell>
        </table:table-row>
        <table:table-row table:style-name="ro1">
          <table:table-cell/>
          <table:table-cell table:formula="of:=['output sigmoid'.N99]" office:value-type="float" office:value="3121" calcext:value-type="float">
            <text:p>3121</text:p>
          </table:table-cell>
          <table:table-cell table:formula="of:=['output linear'.N99]" office:value-type="float" office:value="3130" calcext:value-type="float">
            <text:p>3130</text:p>
          </table:table-cell>
          <table:table-cell/>
          <table:table-cell table:formula="of:=['output sigmoid'.O99]" office:value-type="float" office:value="1927.58" calcext:value-type="float">
            <text:p>1927.58</text:p>
          </table:table-cell>
          <table:table-cell table:formula="of:=['output linear'.O99]" office:value-type="float" office:value="1912.282" calcext:value-type="float">
            <text:p>1912.282</text:p>
          </table:table-cell>
        </table:table-row>
        <table:table-row table:style-name="ro1">
          <table:table-cell/>
          <table:table-cell table:formula="of:=['output sigmoid'.N100]" office:value-type="float" office:value="3289" calcext:value-type="float">
            <text:p>3289</text:p>
          </table:table-cell>
          <table:table-cell table:formula="of:=['output linear'.N100]" office:value-type="float" office:value="3092" calcext:value-type="float">
            <text:p>3092</text:p>
          </table:table-cell>
          <table:table-cell/>
          <table:table-cell table:formula="of:=['output sigmoid'.O100]" office:value-type="float" office:value="1913.314" calcext:value-type="float">
            <text:p>1913.314</text:p>
          </table:table-cell>
          <table:table-cell table:formula="of:=['output linear'.O100]" office:value-type="float" office:value="1933.044" calcext:value-type="float">
            <text:p>1933.044</text:p>
          </table:table-cell>
        </table:table-row>
        <table:table-row table:style-name="ro1">
          <table:table-cell/>
          <table:table-cell table:formula="of:=['output sigmoid'.N101]" office:value-type="float" office:value="3142.4" calcext:value-type="float">
            <text:p>3142.4</text:p>
          </table:table-cell>
          <table:table-cell table:formula="of:=['output linear'.N101]" office:value-type="float" office:value="3366" calcext:value-type="float">
            <text:p>3366</text:p>
          </table:table-cell>
          <table:table-cell/>
          <table:table-cell table:formula="of:=['output sigmoid'.O101]" office:value-type="float" office:value="1890.792" calcext:value-type="float">
            <text:p>1890.792</text:p>
          </table:table-cell>
          <table:table-cell table:formula="of:=['output linear'.O101]" office:value-type="float" office:value="1907.302" calcext:value-type="float">
            <text:p>1907.302</text:p>
          </table:table-cell>
        </table:table-row>
        <table:table-row table:style-name="ro1">
          <table:table-cell/>
          <table:table-cell table:formula="of:=['output sigmoid'.N102]" office:value-type="float" office:value="3093" calcext:value-type="float">
            <text:p>3093</text:p>
          </table:table-cell>
          <table:table-cell table:formula="of:=['output linear'.N102]" office:value-type="float" office:value="3286" calcext:value-type="float">
            <text:p>3286</text:p>
          </table:table-cell>
          <table:table-cell/>
          <table:table-cell table:formula="of:=['output sigmoid'.O102]" office:value-type="float" office:value="1906.682" calcext:value-type="float">
            <text:p>1906.682</text:p>
          </table:table-cell>
          <table:table-cell table:formula="of:=['output linear'.O102]" office:value-type="float" office:value="1909.994" calcext:value-type="float">
            <text:p>1909.994</text:p>
          </table:table-cell>
        </table:table-row>
        <table:table-row table:style-name="ro1">
          <table:table-cell/>
          <table:table-cell table:formula="of:=['output sigmoid'.N103]" office:value-type="float" office:value="3077" calcext:value-type="float">
            <text:p>3077</text:p>
          </table:table-cell>
          <table:table-cell table:formula="of:=['output linear'.N103]" office:value-type="float" office:value="3257.8" calcext:value-type="float">
            <text:p>3257.8</text:p>
          </table:table-cell>
          <table:table-cell/>
          <table:table-cell table:formula="of:=['output sigmoid'.O103]" office:value-type="float" office:value="1861.42" calcext:value-type="float">
            <text:p>1861.42</text:p>
          </table:table-cell>
          <table:table-cell table:formula="of:=['output linear'.O103]" office:value-type="float" office:value="1926.568" calcext:value-type="float">
            <text:p>1926.568</text:p>
          </table:table-cell>
        </table:table-row>
        <table:table-row table:style-name="ro1">
          <table:table-cell/>
          <table:table-cell table:formula="of:=['output sigmoid'.N104]" office:value-type="float" office:value="3071" calcext:value-type="float">
            <text:p>3071</text:p>
          </table:table-cell>
          <table:table-cell table:formula="of:=['output linear'.N104]" office:value-type="float" office:value="3043" calcext:value-type="float">
            <text:p>3043</text:p>
          </table:table-cell>
          <table:table-cell/>
          <table:table-cell table:formula="of:=['output sigmoid'.O104]" office:value-type="float" office:value="1852.726" calcext:value-type="float">
            <text:p>1852.726</text:p>
          </table:table-cell>
          <table:table-cell table:formula="of:=['output linear'.O104]" office:value-type="float" office:value="1926.194" calcext:value-type="float">
            <text:p>1926.194</text:p>
          </table:table-cell>
        </table:table-row>
        <table:table-row table:style-name="ro1">
          <table:table-cell/>
          <table:table-cell table:formula="of:=['output sigmoid'.N105]" office:value-type="float" office:value="3085" calcext:value-type="float">
            <text:p>3085</text:p>
          </table:table-cell>
          <table:table-cell table:formula="of:=['output linear'.N105]" office:value-type="float" office:value="3315" calcext:value-type="float">
            <text:p>3315</text:p>
          </table:table-cell>
          <table:table-cell/>
          <table:table-cell table:formula="of:=['output sigmoid'.O105]" office:value-type="float" office:value="1892.27" calcext:value-type="float">
            <text:p>1892.27</text:p>
          </table:table-cell>
          <table:table-cell table:formula="of:=['output linear'.O105]" office:value-type="float" office:value="1949.194" calcext:value-type="float">
            <text:p>1949.194</text:p>
          </table:table-cell>
        </table:table-row>
        <table:table-row table:style-name="ro1">
          <table:table-cell/>
          <table:table-cell table:formula="of:=['output sigmoid'.N106]" office:value-type="float" office:value="3201" calcext:value-type="float">
            <text:p>3201</text:p>
          </table:table-cell>
          <table:table-cell table:formula="of:=['output linear'.N106]" office:value-type="float" office:value="3259.8" calcext:value-type="float">
            <text:p>3259.8</text:p>
          </table:table-cell>
          <table:table-cell/>
          <table:table-cell table:formula="of:=['output sigmoid'.O106]" office:value-type="float" office:value="1977.954" calcext:value-type="float">
            <text:p>1977.954</text:p>
          </table:table-cell>
          <table:table-cell table:formula="of:=['output linear'.O106]" office:value-type="float" office:value="1928.534" calcext:value-type="float">
            <text:p>1928.534</text:p>
          </table:table-cell>
        </table:table-row>
        <table:table-row table:style-name="ro1">
          <table:table-cell/>
          <table:table-cell table:formula="of:=['output sigmoid'.N107]" office:value-type="float" office:value="2922" calcext:value-type="float">
            <text:p>2922</text:p>
          </table:table-cell>
          <table:table-cell table:formula="of:=['output linear'.N107]" office:value-type="float" office:value="3240.8" calcext:value-type="float">
            <text:p>3240.8</text:p>
          </table:table-cell>
          <table:table-cell/>
          <table:table-cell table:formula="of:=['output sigmoid'.O107]" office:value-type="float" office:value="1880.828" calcext:value-type="float">
            <text:p>1880.828</text:p>
          </table:table-cell>
          <table:table-cell table:formula="of:=['output linear'.O107]" office:value-type="float" office:value="1895.208" calcext:value-type="float">
            <text:p>1895.208</text:p>
          </table:table-cell>
        </table:table-row>
        <table:table-row table:style-name="ro1">
          <table:table-cell/>
          <table:table-cell table:formula="of:=['output sigmoid'.N108]" office:value-type="float" office:value="3125.4" calcext:value-type="float">
            <text:p>3125.4</text:p>
          </table:table-cell>
          <table:table-cell table:formula="of:=['output linear'.N108]" office:value-type="float" office:value="3515.4" calcext:value-type="float">
            <text:p>3515.4</text:p>
          </table:table-cell>
          <table:table-cell/>
          <table:table-cell table:formula="of:=['output sigmoid'.O108]" office:value-type="float" office:value="1889.134" calcext:value-type="float">
            <text:p>1889.134</text:p>
          </table:table-cell>
          <table:table-cell table:formula="of:=['output linear'.O108]" office:value-type="float" office:value="2010.77" calcext:value-type="float">
            <text:p>2010.77</text:p>
          </table:table-cell>
        </table:table-row>
        <table:table-row table:style-name="ro1">
          <table:table-cell/>
          <table:table-cell table:formula="of:=['output sigmoid'.N109]" office:value-type="float" office:value="2984" calcext:value-type="float">
            <text:p>2984</text:p>
          </table:table-cell>
          <table:table-cell table:formula="of:=['output linear'.N109]" office:value-type="float" office:value="3240" calcext:value-type="float">
            <text:p>3240</text:p>
          </table:table-cell>
          <table:table-cell/>
          <table:table-cell table:formula="of:=['output sigmoid'.O109]" office:value-type="float" office:value="1927.676" calcext:value-type="float">
            <text:p>1927.676</text:p>
          </table:table-cell>
          <table:table-cell table:formula="of:=['output linear'.O109]" office:value-type="float" office:value="1916.422" calcext:value-type="float">
            <text:p>1916.422</text:p>
          </table:table-cell>
        </table:table-row>
        <table:table-row table:style-name="ro1">
          <table:table-cell/>
          <table:table-cell table:formula="of:=['output sigmoid'.N110]" office:value-type="float" office:value="3215.4" calcext:value-type="float">
            <text:p>3215.4</text:p>
          </table:table-cell>
          <table:table-cell table:formula="of:=['output linear'.N110]" office:value-type="float" office:value="3156.8" calcext:value-type="float">
            <text:p>3156.8</text:p>
          </table:table-cell>
          <table:table-cell/>
          <table:table-cell table:formula="of:=['output sigmoid'.O110]" office:value-type="float" office:value="1910.24" calcext:value-type="float">
            <text:p>1910.24</text:p>
          </table:table-cell>
          <table:table-cell table:formula="of:=['output linear'.O110]" office:value-type="float" office:value="1906.746" calcext:value-type="float">
            <text:p>1906.746</text:p>
          </table:table-cell>
        </table:table-row>
        <table:table-row table:style-name="ro1">
          <table:table-cell/>
          <table:table-cell table:formula="of:=['output sigmoid'.N111]" office:value-type="float" office:value="3238.2" calcext:value-type="float">
            <text:p>3238.2</text:p>
          </table:table-cell>
          <table:table-cell table:formula="of:=['output linear'.N111]" office:value-type="float" office:value="3379" calcext:value-type="float">
            <text:p>3379</text:p>
          </table:table-cell>
          <table:table-cell/>
          <table:table-cell table:formula="of:=['output sigmoid'.O111]" office:value-type="float" office:value="1915.852" calcext:value-type="float">
            <text:p>1915.852</text:p>
          </table:table-cell>
          <table:table-cell table:formula="of:=['output linear'.O111]" office:value-type="float" office:value="1985.092" calcext:value-type="float">
            <text:p>1985.092</text:p>
          </table:table-cell>
        </table:table-row>
        <table:table-row table:style-name="ro1">
          <table:table-cell/>
          <table:table-cell table:formula="of:=['output sigmoid'.N112]" office:value-type="float" office:value="3082.2" calcext:value-type="float">
            <text:p>3082.2</text:p>
          </table:table-cell>
          <table:table-cell table:formula="of:=['output linear'.N112]" office:value-type="float" office:value="3132" calcext:value-type="float">
            <text:p>3132</text:p>
          </table:table-cell>
          <table:table-cell/>
          <table:table-cell table:formula="of:=['output sigmoid'.O112]" office:value-type="float" office:value="1912.398" calcext:value-type="float">
            <text:p>1912.398</text:p>
          </table:table-cell>
          <table:table-cell table:formula="of:=['output linear'.O112]" office:value-type="float" office:value="1918.236" calcext:value-type="float">
            <text:p>1918.236</text:p>
          </table:table-cell>
        </table:table-row>
        <table:table-row table:style-name="ro1">
          <table:table-cell/>
          <table:table-cell table:formula="of:=['output sigmoid'.N113]" office:value-type="float" office:value="3200.6" calcext:value-type="float">
            <text:p>3200.6</text:p>
          </table:table-cell>
          <table:table-cell table:formula="of:=['output linear'.N113]" office:value-type="float" office:value="3379" calcext:value-type="float">
            <text:p>3379</text:p>
          </table:table-cell>
          <table:table-cell/>
          <table:table-cell table:formula="of:=['output sigmoid'.O113]" office:value-type="float" office:value="1914.01" calcext:value-type="float">
            <text:p>1914.01</text:p>
          </table:table-cell>
          <table:table-cell table:formula="of:=['output linear'.O113]" office:value-type="float" office:value="1935.704" calcext:value-type="float">
            <text:p>1935.704</text:p>
          </table:table-cell>
        </table:table-row>
        <table:table-row table:style-name="ro1">
          <table:table-cell/>
          <table:table-cell table:formula="of:=['output sigmoid'.N114]" office:value-type="float" office:value="3182.6" calcext:value-type="float">
            <text:p>3182.6</text:p>
          </table:table-cell>
          <table:table-cell table:formula="of:=['output linear'.N114]" office:value-type="float" office:value="3514" calcext:value-type="float">
            <text:p>3514</text:p>
          </table:table-cell>
          <table:table-cell/>
          <table:table-cell table:formula="of:=['output sigmoid'.O114]" office:value-type="float" office:value="1876.506" calcext:value-type="float">
            <text:p>1876.506</text:p>
          </table:table-cell>
          <table:table-cell table:formula="of:=['output linear'.O114]" office:value-type="float" office:value="1904.154" calcext:value-type="float">
            <text:p>1904.154</text:p>
          </table:table-cell>
        </table:table-row>
        <table:table-row table:style-name="ro1">
          <table:table-cell/>
          <table:table-cell table:formula="of:=['output sigmoid'.N115]" office:value-type="float" office:value="3050" calcext:value-type="float">
            <text:p>3050</text:p>
          </table:table-cell>
          <table:table-cell table:formula="of:=['output linear'.N115]" office:value-type="float" office:value="3256.6" calcext:value-type="float">
            <text:p>3256.6</text:p>
          </table:table-cell>
          <table:table-cell/>
          <table:table-cell table:formula="of:=['output sigmoid'.O115]" office:value-type="float" office:value="1923.5" calcext:value-type="float">
            <text:p>1923.5</text:p>
          </table:table-cell>
          <table:table-cell table:formula="of:=['output linear'.O115]" office:value-type="float" office:value="1970.078" calcext:value-type="float">
            <text:p>1970.078</text:p>
          </table:table-cell>
        </table:table-row>
        <table:table-row table:style-name="ro1">
          <table:table-cell/>
          <table:table-cell table:formula="of:=['output sigmoid'.N116]" office:value-type="float" office:value="3277" calcext:value-type="float">
            <text:p>3277</text:p>
          </table:table-cell>
          <table:table-cell table:formula="of:=['output linear'.N116]" office:value-type="float" office:value="3213" calcext:value-type="float">
            <text:p>3213</text:p>
          </table:table-cell>
          <table:table-cell/>
          <table:table-cell table:formula="of:=['output sigmoid'.O116]" office:value-type="float" office:value="1923.9" calcext:value-type="float">
            <text:p>1923.9</text:p>
          </table:table-cell>
          <table:table-cell table:formula="of:=['output linear'.O116]" office:value-type="float" office:value="1974.224" calcext:value-type="float">
            <text:p>1974.224</text:p>
          </table:table-cell>
        </table:table-row>
        <table:table-row table:style-name="ro1">
          <table:table-cell/>
          <table:table-cell table:formula="of:=['output sigmoid'.N117]" office:value-type="float" office:value="3064.6" calcext:value-type="float">
            <text:p>3064.6</text:p>
          </table:table-cell>
          <table:table-cell table:formula="of:=['output linear'.N117]" office:value-type="float" office:value="3346" calcext:value-type="float">
            <text:p>3346</text:p>
          </table:table-cell>
          <table:table-cell/>
          <table:table-cell table:formula="of:=['output sigmoid'.O117]" office:value-type="float" office:value="1914.378" calcext:value-type="float">
            <text:p>1914.378</text:p>
          </table:table-cell>
          <table:table-cell table:formula="of:=['output linear'.O117]" office:value-type="float" office:value="1989.576" calcext:value-type="float">
            <text:p>1989.576</text:p>
          </table:table-cell>
        </table:table-row>
        <table:table-row table:style-name="ro1">
          <table:table-cell/>
          <table:table-cell table:formula="of:=['output sigmoid'.N118]" office:value-type="float" office:value="3079" calcext:value-type="float">
            <text:p>3079</text:p>
          </table:table-cell>
          <table:table-cell table:formula="of:=['output linear'.N118]" office:value-type="float" office:value="3306" calcext:value-type="float">
            <text:p>3306</text:p>
          </table:table-cell>
          <table:table-cell/>
          <table:table-cell table:formula="of:=['output sigmoid'.O118]" office:value-type="float" office:value="1962.332" calcext:value-type="float">
            <text:p>1962.332</text:p>
          </table:table-cell>
          <table:table-cell table:formula="of:=['output linear'.O118]" office:value-type="float" office:value="1966.986" calcext:value-type="float">
            <text:p>1966.986</text:p>
          </table:table-cell>
        </table:table-row>
        <table:table-row table:style-name="ro1">
          <table:table-cell/>
          <table:table-cell table:formula="of:=['output sigmoid'.N119]" office:value-type="float" office:value="3228" calcext:value-type="float">
            <text:p>3228</text:p>
          </table:table-cell>
          <table:table-cell table:formula="of:=['output linear'.N119]" office:value-type="float" office:value="3357" calcext:value-type="float">
            <text:p>3357</text:p>
          </table:table-cell>
          <table:table-cell/>
          <table:table-cell table:formula="of:=['output sigmoid'.O119]" office:value-type="float" office:value="1942.908" calcext:value-type="float">
            <text:p>1942.908</text:p>
          </table:table-cell>
          <table:table-cell table:formula="of:=['output linear'.O119]" office:value-type="float" office:value="1982.822" calcext:value-type="float">
            <text:p>1982.822</text:p>
          </table:table-cell>
        </table:table-row>
        <table:table-row table:style-name="ro1">
          <table:table-cell/>
          <table:table-cell table:formula="of:=['output sigmoid'.N120]" office:value-type="float" office:value="3133.2" calcext:value-type="float">
            <text:p>3133.2</text:p>
          </table:table-cell>
          <table:table-cell table:formula="of:=['output linear'.N120]" office:value-type="float" office:value="3342" calcext:value-type="float">
            <text:p>3342</text:p>
          </table:table-cell>
          <table:table-cell/>
          <table:table-cell table:formula="of:=['output sigmoid'.O120]" office:value-type="float" office:value="1967.466" calcext:value-type="float">
            <text:p>1967.466</text:p>
          </table:table-cell>
          <table:table-cell table:formula="of:=['output linear'.O120]" office:value-type="float" office:value="2008.542" calcext:value-type="float">
            <text:p>2008.542</text:p>
          </table:table-cell>
        </table:table-row>
        <table:table-row table:style-name="ro1">
          <table:table-cell/>
          <table:table-cell table:formula="of:=['output sigmoid'.N121]" office:value-type="float" office:value="3291" calcext:value-type="float">
            <text:p>3291</text:p>
          </table:table-cell>
          <table:table-cell table:formula="of:=['output linear'.N121]" office:value-type="float" office:value="3286" calcext:value-type="float">
            <text:p>3286</text:p>
          </table:table-cell>
          <table:table-cell/>
          <table:table-cell table:formula="of:=['output sigmoid'.O121]" office:value-type="float" office:value="1946.674" calcext:value-type="float">
            <text:p>1946.674</text:p>
          </table:table-cell>
          <table:table-cell table:formula="of:=['output linear'.O121]" office:value-type="float" office:value="1994.992" calcext:value-type="float">
            <text:p>1994.992</text:p>
          </table:table-cell>
        </table:table-row>
        <table:table-row table:style-name="ro1">
          <table:table-cell/>
          <table:table-cell table:formula="of:=['output sigmoid'.N122]" office:value-type="float" office:value="3088" calcext:value-type="float">
            <text:p>3088</text:p>
          </table:table-cell>
          <table:table-cell table:formula="of:=['output linear'.N122]" office:value-type="float" office:value="3326" calcext:value-type="float">
            <text:p>3326</text:p>
          </table:table-cell>
          <table:table-cell/>
          <table:table-cell table:formula="of:=['output sigmoid'.O122]" office:value-type="float" office:value="1890.564" calcext:value-type="float">
            <text:p>1890.564</text:p>
          </table:table-cell>
          <table:table-cell table:formula="of:=['output linear'.O122]" office:value-type="float" office:value="1952.49" calcext:value-type="float">
            <text:p>1952.49</text:p>
          </table:table-cell>
        </table:table-row>
        <table:table-row table:style-name="ro1">
          <table:table-cell/>
          <table:table-cell table:formula="of:=['output sigmoid'.N123]" office:value-type="float" office:value="3189" calcext:value-type="float">
            <text:p>3189</text:p>
          </table:table-cell>
          <table:table-cell table:formula="of:=['output linear'.N123]" office:value-type="float" office:value="3205" calcext:value-type="float">
            <text:p>3205</text:p>
          </table:table-cell>
          <table:table-cell/>
          <table:table-cell table:formula="of:=['output sigmoid'.O123]" office:value-type="float" office:value="1900.774" calcext:value-type="float">
            <text:p>1900.774</text:p>
          </table:table-cell>
          <table:table-cell table:formula="of:=['output linear'.O123]" office:value-type="float" office:value="1980.132" calcext:value-type="float">
            <text:p>1980.132</text:p>
          </table:table-cell>
        </table:table-row>
        <table:table-row table:style-name="ro1">
          <table:table-cell/>
          <table:table-cell table:formula="of:=['output sigmoid'.N124]" office:value-type="float" office:value="3125.6" calcext:value-type="float">
            <text:p>3125.6</text:p>
          </table:table-cell>
          <table:table-cell table:formula="of:=['output linear'.N124]" office:value-type="float" office:value="3367.8" calcext:value-type="float">
            <text:p>3367.8</text:p>
          </table:table-cell>
          <table:table-cell/>
          <table:table-cell table:formula="of:=['output sigmoid'.O124]" office:value-type="float" office:value="1895.848" calcext:value-type="float">
            <text:p>1895.848</text:p>
          </table:table-cell>
          <table:table-cell table:formula="of:=['output linear'.O124]" office:value-type="float" office:value="1991.466" calcext:value-type="float">
            <text:p>1991.466</text:p>
          </table:table-cell>
        </table:table-row>
        <table:table-row table:style-name="ro1">
          <table:table-cell/>
          <table:table-cell table:formula="of:=['output sigmoid'.N125]" office:value-type="float" office:value="3338" calcext:value-type="float">
            <text:p>3338</text:p>
          </table:table-cell>
          <table:table-cell table:formula="of:=['output linear'.N125]" office:value-type="float" office:value="3172" calcext:value-type="float">
            <text:p>3172</text:p>
          </table:table-cell>
          <table:table-cell/>
          <table:table-cell table:formula="of:=['output sigmoid'.O125]" office:value-type="float" office:value="1911.674" calcext:value-type="float">
            <text:p>1911.674</text:p>
          </table:table-cell>
          <table:table-cell table:formula="of:=['output linear'.O125]" office:value-type="float" office:value="2018.7" calcext:value-type="float">
            <text:p>2018.7</text:p>
          </table:table-cell>
        </table:table-row>
        <table:table-row table:style-name="ro1">
          <table:table-cell/>
          <table:table-cell table:formula="of:=['output sigmoid'.N126]" office:value-type="float" office:value="3265" calcext:value-type="float">
            <text:p>3265</text:p>
          </table:table-cell>
          <table:table-cell table:formula="of:=['output linear'.N126]" office:value-type="float" office:value="3413" calcext:value-type="float">
            <text:p>3413</text:p>
          </table:table-cell>
          <table:table-cell/>
          <table:table-cell table:formula="of:=['output sigmoid'.O126]" office:value-type="float" office:value="1928.084" calcext:value-type="float">
            <text:p>1928.084</text:p>
          </table:table-cell>
          <table:table-cell table:formula="of:=['output linear'.O126]" office:value-type="float" office:value="2000.44" calcext:value-type="float">
            <text:p>2000.44</text:p>
          </table:table-cell>
        </table:table-row>
        <table:table-row table:style-name="ro1">
          <table:table-cell/>
          <table:table-cell table:formula="of:=['output sigmoid'.N127]" office:value-type="float" office:value="3229" calcext:value-type="float">
            <text:p>3229</text:p>
          </table:table-cell>
          <table:table-cell table:formula="of:=['output linear'.N127]" office:value-type="float" office:value="3416" calcext:value-type="float">
            <text:p>3416</text:p>
          </table:table-cell>
          <table:table-cell/>
          <table:table-cell table:formula="of:=['output sigmoid'.O127]" office:value-type="float" office:value="1995.026" calcext:value-type="float">
            <text:p>1995.026</text:p>
          </table:table-cell>
          <table:table-cell table:formula="of:=['output linear'.O127]" office:value-type="float" office:value="1978.882" calcext:value-type="float">
            <text:p>1978.882</text:p>
          </table:table-cell>
        </table:table-row>
        <table:table-row table:style-name="ro1">
          <table:table-cell/>
          <table:table-cell table:formula="of:=['output sigmoid'.N128]" office:value-type="float" office:value="3175" calcext:value-type="float">
            <text:p>3175</text:p>
          </table:table-cell>
          <table:table-cell table:formula="of:=['output linear'.N128]" office:value-type="float" office:value="3500" calcext:value-type="float">
            <text:p>3500</text:p>
          </table:table-cell>
          <table:table-cell/>
          <table:table-cell table:formula="of:=['output sigmoid'.O128]" office:value-type="float" office:value="1939.79" calcext:value-type="float">
            <text:p>1939.79</text:p>
          </table:table-cell>
          <table:table-cell table:formula="of:=['output linear'.O128]" office:value-type="float" office:value="2017.23" calcext:value-type="float">
            <text:p>2017.23</text:p>
          </table:table-cell>
        </table:table-row>
        <table:table-row table:style-name="ro1">
          <table:table-cell/>
          <table:table-cell table:formula="of:=['output sigmoid'.N129]" office:value-type="float" office:value="3170" calcext:value-type="float">
            <text:p>3170</text:p>
          </table:table-cell>
          <table:table-cell table:formula="of:=['output linear'.N129]" office:value-type="float" office:value="3238.4" calcext:value-type="float">
            <text:p>3238.4</text:p>
          </table:table-cell>
          <table:table-cell/>
          <table:table-cell table:formula="of:=['output sigmoid'.O129]" office:value-type="float" office:value="1984.832" calcext:value-type="float">
            <text:p>1984.832</text:p>
          </table:table-cell>
          <table:table-cell table:formula="of:=['output linear'.O129]" office:value-type="float" office:value="1938.47" calcext:value-type="float">
            <text:p>1938.47</text:p>
          </table:table-cell>
        </table:table-row>
        <table:table-row table:style-name="ro1">
          <table:table-cell/>
          <table:table-cell table:formula="of:=['output sigmoid'.N130]" office:value-type="float" office:value="3166" calcext:value-type="float">
            <text:p>3166</text:p>
          </table:table-cell>
          <table:table-cell table:formula="of:=['output linear'.N130]" office:value-type="float" office:value="3385.6" calcext:value-type="float">
            <text:p>3385.6</text:p>
          </table:table-cell>
          <table:table-cell/>
          <table:table-cell table:formula="of:=['output sigmoid'.O130]" office:value-type="float" office:value="2004.912" calcext:value-type="float">
            <text:p>2004.912</text:p>
          </table:table-cell>
          <table:table-cell table:formula="of:=['output linear'.O130]" office:value-type="float" office:value="1991.922" calcext:value-type="float">
            <text:p>1991.922</text:p>
          </table:table-cell>
        </table:table-row>
        <table:table-row table:style-name="ro1">
          <table:table-cell/>
          <table:table-cell table:formula="of:=['output sigmoid'.N131]" office:value-type="float" office:value="3365" calcext:value-type="float">
            <text:p>3365</text:p>
          </table:table-cell>
          <table:table-cell table:formula="of:=['output linear'.N131]" office:value-type="float" office:value="3237.4" calcext:value-type="float">
            <text:p>3237.4</text:p>
          </table:table-cell>
          <table:table-cell/>
          <table:table-cell table:formula="of:=['output sigmoid'.O131]" office:value-type="float" office:value="2003.68" calcext:value-type="float">
            <text:p>2003.68</text:p>
          </table:table-cell>
          <table:table-cell table:formula="of:=['output linear'.O131]" office:value-type="float" office:value="1975.744" calcext:value-type="float">
            <text:p>1975.744</text:p>
          </table:table-cell>
        </table:table-row>
        <table:table-row table:style-name="ro1">
          <table:table-cell/>
          <table:table-cell table:formula="of:=['output sigmoid'.N132]" office:value-type="float" office:value="3398" calcext:value-type="float">
            <text:p>3398</text:p>
          </table:table-cell>
          <table:table-cell table:formula="of:=['output linear'.N132]" office:value-type="float" office:value="3389" calcext:value-type="float">
            <text:p>3389</text:p>
          </table:table-cell>
          <table:table-cell/>
          <table:table-cell table:formula="of:=['output sigmoid'.O132]" office:value-type="float" office:value="1983.378" calcext:value-type="float">
            <text:p>1983.378</text:p>
          </table:table-cell>
          <table:table-cell table:formula="of:=['output linear'.O132]" office:value-type="float" office:value="1925.598" calcext:value-type="float">
            <text:p>1925.598</text:p>
          </table:table-cell>
        </table:table-row>
        <table:table-row table:style-name="ro1">
          <table:table-cell/>
          <table:table-cell table:formula="of:=['output sigmoid'.N133]" office:value-type="float" office:value="3312" calcext:value-type="float">
            <text:p>3312</text:p>
          </table:table-cell>
          <table:table-cell table:formula="of:=['output linear'.N133]" office:value-type="float" office:value="3238.4" calcext:value-type="float">
            <text:p>3238.4</text:p>
          </table:table-cell>
          <table:table-cell/>
          <table:table-cell table:formula="of:=['output sigmoid'.O133]" office:value-type="float" office:value="1980.266" calcext:value-type="float">
            <text:p>1980.266</text:p>
          </table:table-cell>
          <table:table-cell table:formula="of:=['output linear'.O133]" office:value-type="float" office:value="1951.396" calcext:value-type="float">
            <text:p>1951.396</text:p>
          </table:table-cell>
        </table:table-row>
        <table:table-row table:style-name="ro1">
          <table:table-cell/>
          <table:table-cell table:formula="of:=['output sigmoid'.N134]" office:value-type="float" office:value="3227.8" calcext:value-type="float">
            <text:p>3227.8</text:p>
          </table:table-cell>
          <table:table-cell table:formula="of:=['output linear'.N134]" office:value-type="float" office:value="3403" calcext:value-type="float">
            <text:p>3403</text:p>
          </table:table-cell>
          <table:table-cell/>
          <table:table-cell table:formula="of:=['output sigmoid'.O134]" office:value-type="float" office:value="1994.36" calcext:value-type="float">
            <text:p>1994.36</text:p>
          </table:table-cell>
          <table:table-cell table:formula="of:=['output linear'.O134]" office:value-type="float" office:value="2027.874" calcext:value-type="float">
            <text:p>2027.874</text:p>
          </table:table-cell>
        </table:table-row>
        <table:table-row table:style-name="ro1">
          <table:table-cell/>
          <table:table-cell table:formula="of:=['output sigmoid'.N135]" office:value-type="float" office:value="3234" calcext:value-type="float">
            <text:p>3234</text:p>
          </table:table-cell>
          <table:table-cell table:formula="of:=['output linear'.N135]" office:value-type="float" office:value="3300" calcext:value-type="float">
            <text:p>3300</text:p>
          </table:table-cell>
          <table:table-cell/>
          <table:table-cell table:formula="of:=['output sigmoid'.O135]" office:value-type="float" office:value="2010.378" calcext:value-type="float">
            <text:p>2010.378</text:p>
          </table:table-cell>
          <table:table-cell table:formula="of:=['output linear'.O135]" office:value-type="float" office:value="2018.802" calcext:value-type="float">
            <text:p>2018.802</text:p>
          </table:table-cell>
        </table:table-row>
        <table:table-row table:style-name="ro1">
          <table:table-cell/>
          <table:table-cell table:formula="of:=['output sigmoid'.N136]" office:value-type="float" office:value="3373" calcext:value-type="float">
            <text:p>3373</text:p>
          </table:table-cell>
          <table:table-cell table:formula="of:=['output linear'.N136]" office:value-type="float" office:value="3573" calcext:value-type="float">
            <text:p>3573</text:p>
          </table:table-cell>
          <table:table-cell/>
          <table:table-cell table:formula="of:=['output sigmoid'.O136]" office:value-type="float" office:value="1979.59" calcext:value-type="float">
            <text:p>1979.59</text:p>
          </table:table-cell>
          <table:table-cell table:formula="of:=['output linear'.O136]" office:value-type="float" office:value="2026.338" calcext:value-type="float">
            <text:p>2026.338</text:p>
          </table:table-cell>
        </table:table-row>
        <table:table-row table:style-name="ro1">
          <table:table-cell/>
          <table:table-cell table:formula="of:=['output sigmoid'.N137]" office:value-type="float" office:value="3192.4" calcext:value-type="float">
            <text:p>3192.4</text:p>
          </table:table-cell>
          <table:table-cell table:formula="of:=['output linear'.N137]" office:value-type="float" office:value="3357" calcext:value-type="float">
            <text:p>3357</text:p>
          </table:table-cell>
          <table:table-cell/>
          <table:table-cell table:formula="of:=['output sigmoid'.O137]" office:value-type="float" office:value="1989.916" calcext:value-type="float">
            <text:p>1989.916</text:p>
          </table:table-cell>
          <table:table-cell table:formula="of:=['output linear'.O137]" office:value-type="float" office:value="1994.242" calcext:value-type="float">
            <text:p>1994.242</text:p>
          </table:table-cell>
        </table:table-row>
        <table:table-row table:style-name="ro1">
          <table:table-cell/>
          <table:table-cell table:formula="of:=['output sigmoid'.N138]" office:value-type="float" office:value="3182" calcext:value-type="float">
            <text:p>3182</text:p>
          </table:table-cell>
          <table:table-cell table:formula="of:=['output linear'.N138]" office:value-type="float" office:value="3321" calcext:value-type="float">
            <text:p>3321</text:p>
          </table:table-cell>
          <table:table-cell/>
          <table:table-cell table:formula="of:=['output sigmoid'.O138]" office:value-type="float" office:value="1990.994" calcext:value-type="float">
            <text:p>1990.994</text:p>
          </table:table-cell>
          <table:table-cell table:formula="of:=['output linear'.O138]" office:value-type="float" office:value="2019.444" calcext:value-type="float">
            <text:p>2019.444</text:p>
          </table:table-cell>
        </table:table-row>
        <table:table-row table:style-name="ro1">
          <table:table-cell/>
          <table:table-cell table:formula="of:=['output sigmoid'.N139]" office:value-type="float" office:value="3209" calcext:value-type="float">
            <text:p>3209</text:p>
          </table:table-cell>
          <table:table-cell table:formula="of:=['output linear'.N139]" office:value-type="float" office:value="3188.6" calcext:value-type="float">
            <text:p>3188.6</text:p>
          </table:table-cell>
          <table:table-cell/>
          <table:table-cell table:formula="of:=['output sigmoid'.O139]" office:value-type="float" office:value="1984.374" calcext:value-type="float">
            <text:p>1984.374</text:p>
          </table:table-cell>
          <table:table-cell table:formula="of:=['output linear'.O139]" office:value-type="float" office:value="1992.244" calcext:value-type="float">
            <text:p>1992.244</text:p>
          </table:table-cell>
        </table:table-row>
        <table:table-row table:style-name="ro1">
          <table:table-cell/>
          <table:table-cell table:formula="of:=['output sigmoid'.N140]" office:value-type="float" office:value="3231" calcext:value-type="float">
            <text:p>3231</text:p>
          </table:table-cell>
          <table:table-cell table:formula="of:=['output linear'.N140]" office:value-type="float" office:value="3526" calcext:value-type="float">
            <text:p>3526</text:p>
          </table:table-cell>
          <table:table-cell/>
          <table:table-cell table:formula="of:=['output sigmoid'.O140]" office:value-type="float" office:value="2025.308" calcext:value-type="float">
            <text:p>2025.308</text:p>
          </table:table-cell>
          <table:table-cell table:formula="of:=['output linear'.O140]" office:value-type="float" office:value="1980.754" calcext:value-type="float">
            <text:p>1980.754</text:p>
          </table:table-cell>
        </table:table-row>
        <table:table-row table:style-name="ro1">
          <table:table-cell/>
          <table:table-cell table:formula="of:=['output sigmoid'.N141]" office:value-type="float" office:value="3212.2" calcext:value-type="float">
            <text:p>3212.2</text:p>
          </table:table-cell>
          <table:table-cell table:formula="of:=['output linear'.N141]" office:value-type="float" office:value="3535.8" calcext:value-type="float">
            <text:p>3535.8</text:p>
          </table:table-cell>
          <table:table-cell/>
          <table:table-cell table:formula="of:=['output sigmoid'.O141]" office:value-type="float" office:value="2003.778" calcext:value-type="float">
            <text:p>2003.778</text:p>
          </table:table-cell>
          <table:table-cell table:formula="of:=['output linear'.O141]" office:value-type="float" office:value="1977.442" calcext:value-type="float">
            <text:p>1977.442</text:p>
          </table:table-cell>
        </table:table-row>
        <table:table-row table:style-name="ro1">
          <table:table-cell/>
          <table:table-cell table:formula="of:=['output sigmoid'.N142]" office:value-type="float" office:value="3141" calcext:value-type="float">
            <text:p>3141</text:p>
          </table:table-cell>
          <table:table-cell table:formula="of:=['output linear'.N142]" office:value-type="float" office:value="3434.8" calcext:value-type="float">
            <text:p>3434.8</text:p>
          </table:table-cell>
          <table:table-cell/>
          <table:table-cell table:formula="of:=['output sigmoid'.O142]" office:value-type="float" office:value="2002.906" calcext:value-type="float">
            <text:p>2002.906</text:p>
          </table:table-cell>
          <table:table-cell table:formula="of:=['output linear'.O142]" office:value-type="float" office:value="1979.012" calcext:value-type="float">
            <text:p>1979.012</text:p>
          </table:table-cell>
        </table:table-row>
        <table:table-row table:style-name="ro1">
          <table:table-cell/>
          <table:table-cell table:formula="of:=['output sigmoid'.N143]" office:value-type="float" office:value="3228" calcext:value-type="float">
            <text:p>3228</text:p>
          </table:table-cell>
          <table:table-cell table:formula="of:=['output linear'.N143]" office:value-type="float" office:value="3407" calcext:value-type="float">
            <text:p>3407</text:p>
          </table:table-cell>
          <table:table-cell/>
          <table:table-cell table:formula="of:=['output sigmoid'.O143]" office:value-type="float" office:value="1947.01" calcext:value-type="float">
            <text:p>1947.01</text:p>
          </table:table-cell>
          <table:table-cell table:formula="of:=['output linear'.O143]" office:value-type="float" office:value="1966.294" calcext:value-type="float">
            <text:p>1966.294</text:p>
          </table:table-cell>
        </table:table-row>
        <table:table-row table:style-name="ro1">
          <table:table-cell/>
          <table:table-cell table:formula="of:=['output sigmoid'.N144]" office:value-type="float" office:value="3298" calcext:value-type="float">
            <text:p>3298</text:p>
          </table:table-cell>
          <table:table-cell table:formula="of:=['output linear'.N144]" office:value-type="float" office:value="3362" calcext:value-type="float">
            <text:p>3362</text:p>
          </table:table-cell>
          <table:table-cell/>
          <table:table-cell table:formula="of:=['output sigmoid'.O144]" office:value-type="float" office:value="1961.212" calcext:value-type="float">
            <text:p>1961.212</text:p>
          </table:table-cell>
          <table:table-cell table:formula="of:=['output linear'.O144]" office:value-type="float" office:value="2026.188" calcext:value-type="float">
            <text:p>2026.188</text:p>
          </table:table-cell>
        </table:table-row>
        <table:table-row table:style-name="ro1">
          <table:table-cell/>
          <table:table-cell table:formula="of:=['output sigmoid'.N145]" office:value-type="float" office:value="3140" calcext:value-type="float">
            <text:p>3140</text:p>
          </table:table-cell>
          <table:table-cell table:formula="of:=['output linear'.N145]" office:value-type="float" office:value="3455" calcext:value-type="float">
            <text:p>3455</text:p>
          </table:table-cell>
          <table:table-cell/>
          <table:table-cell table:formula="of:=['output sigmoid'.O145]" office:value-type="float" office:value="1922.618" calcext:value-type="float">
            <text:p>1922.618</text:p>
          </table:table-cell>
          <table:table-cell table:formula="of:=['output linear'.O145]" office:value-type="float" office:value="1993.146" calcext:value-type="float">
            <text:p>1993.146</text:p>
          </table:table-cell>
        </table:table-row>
        <table:table-row table:style-name="ro1">
          <table:table-cell/>
          <table:table-cell table:formula="of:=['output sigmoid'.N146]" office:value-type="float" office:value="3281" calcext:value-type="float">
            <text:p>3281</text:p>
          </table:table-cell>
          <table:table-cell table:formula="of:=['output linear'.N146]" office:value-type="float" office:value="3436" calcext:value-type="float">
            <text:p>3436</text:p>
          </table:table-cell>
          <table:table-cell/>
          <table:table-cell table:formula="of:=['output sigmoid'.O146]" office:value-type="float" office:value="1971.506" calcext:value-type="float">
            <text:p>1971.506</text:p>
          </table:table-cell>
          <table:table-cell table:formula="of:=['output linear'.O146]" office:value-type="float" office:value="2013.008" calcext:value-type="float">
            <text:p>2013.008</text:p>
          </table:table-cell>
        </table:table-row>
        <table:table-row table:style-name="ro1">
          <table:table-cell/>
          <table:table-cell table:formula="of:=['output sigmoid'.N147]" office:value-type="float" office:value="3121" calcext:value-type="float">
            <text:p>3121</text:p>
          </table:table-cell>
          <table:table-cell table:formula="of:=['output linear'.N147]" office:value-type="float" office:value="3357" calcext:value-type="float">
            <text:p>3357</text:p>
          </table:table-cell>
          <table:table-cell/>
          <table:table-cell table:formula="of:=['output sigmoid'.O147]" office:value-type="float" office:value="1939.542" calcext:value-type="float">
            <text:p>1939.542</text:p>
          </table:table-cell>
          <table:table-cell table:formula="of:=['output linear'.O147]" office:value-type="float" office:value="1981.81" calcext:value-type="float">
            <text:p>1981.81</text:p>
          </table:table-cell>
        </table:table-row>
        <table:table-row table:style-name="ro1">
          <table:table-cell/>
          <table:table-cell table:formula="of:=['output sigmoid'.N148]" office:value-type="float" office:value="3204" calcext:value-type="float">
            <text:p>3204</text:p>
          </table:table-cell>
          <table:table-cell table:formula="of:=['output linear'.N148]" office:value-type="float" office:value="3405" calcext:value-type="float">
            <text:p>3405</text:p>
          </table:table-cell>
          <table:table-cell/>
          <table:table-cell table:formula="of:=['output sigmoid'.O148]" office:value-type="float" office:value="1966.242" calcext:value-type="float">
            <text:p>1966.242</text:p>
          </table:table-cell>
          <table:table-cell table:formula="of:=['output linear'.O148]" office:value-type="float" office:value="1955.54" calcext:value-type="float">
            <text:p>1955.54</text:p>
          </table:table-cell>
        </table:table-row>
        <table:table-row table:style-name="ro1">
          <table:table-cell/>
          <table:table-cell table:formula="of:=['output sigmoid'.N149]" office:value-type="float" office:value="3190" calcext:value-type="float">
            <text:p>3190</text:p>
          </table:table-cell>
          <table:table-cell table:formula="of:=['output linear'.N149]" office:value-type="float" office:value="3546" calcext:value-type="float">
            <text:p>3546</text:p>
          </table:table-cell>
          <table:table-cell/>
          <table:table-cell table:formula="of:=['output sigmoid'.O149]" office:value-type="float" office:value="1928.458" calcext:value-type="float">
            <text:p>1928.458</text:p>
          </table:table-cell>
          <table:table-cell table:formula="of:=['output linear'.O149]" office:value-type="float" office:value="1956.628" calcext:value-type="float">
            <text:p>1956.628</text:p>
          </table:table-cell>
        </table:table-row>
        <table:table-row table:style-name="ro1">
          <table:table-cell/>
          <table:table-cell table:formula="of:=['output sigmoid'.N150]" office:value-type="float" office:value="3351" calcext:value-type="float">
            <text:p>3351</text:p>
          </table:table-cell>
          <table:table-cell table:formula="of:=['output linear'.N150]" office:value-type="float" office:value="3686.8" calcext:value-type="float">
            <text:p>3686.8</text:p>
          </table:table-cell>
          <table:table-cell/>
          <table:table-cell table:formula="of:=['output sigmoid'.O150]" office:value-type="float" office:value="1947.298" calcext:value-type="float">
            <text:p>1947.298</text:p>
          </table:table-cell>
          <table:table-cell table:formula="of:=['output linear'.O150]" office:value-type="float" office:value="1974.92" calcext:value-type="float">
            <text:p>1974.92</text:p>
          </table:table-cell>
        </table:table-row>
        <table:table-row table:style-name="ro1">
          <table:table-cell/>
          <table:table-cell table:formula="of:=['output sigmoid'.N151]" office:value-type="float" office:value="3181" calcext:value-type="float">
            <text:p>3181</text:p>
          </table:table-cell>
          <table:table-cell table:formula="of:=['output linear'.N151]" office:value-type="float" office:value="3571.6" calcext:value-type="float">
            <text:p>3571.6</text:p>
          </table:table-cell>
          <table:table-cell/>
          <table:table-cell table:formula="of:=['output sigmoid'.O151]" office:value-type="float" office:value="1928.556" calcext:value-type="float">
            <text:p>1928.556</text:p>
          </table:table-cell>
          <table:table-cell table:formula="of:=['output linear'.O151]" office:value-type="float" office:value="2008.396" calcext:value-type="float">
            <text:p>2008.396</text:p>
          </table:table-cell>
        </table:table-row>
        <table:table-row table:style-name="ro1">
          <table:table-cell/>
          <table:table-cell table:formula="of:=['output sigmoid'.N152]" office:value-type="float" office:value="3271" calcext:value-type="float">
            <text:p>3271</text:p>
          </table:table-cell>
          <table:table-cell table:formula="of:=['output linear'.N152]" office:value-type="float" office:value="3382" calcext:value-type="float">
            <text:p>3382</text:p>
          </table:table-cell>
          <table:table-cell/>
          <table:table-cell table:formula="of:=['output sigmoid'.O152]" office:value-type="float" office:value="1862.894" calcext:value-type="float">
            <text:p>1862.894</text:p>
          </table:table-cell>
          <table:table-cell table:formula="of:=['output linear'.O152]" office:value-type="float" office:value="1983.826" calcext:value-type="float">
            <text:p>1983.826</text:p>
          </table:table-cell>
        </table:table-row>
        <table:table-row table:style-name="ro1">
          <table:table-cell/>
          <table:table-cell table:formula="of:=['output sigmoid'.N153]" office:value-type="float" office:value="3069" calcext:value-type="float">
            <text:p>3069</text:p>
          </table:table-cell>
          <table:table-cell table:formula="of:=['output linear'.N153]" office:value-type="float" office:value="3490" calcext:value-type="float">
            <text:p>3490</text:p>
          </table:table-cell>
          <table:table-cell/>
          <table:table-cell table:formula="of:=['output sigmoid'.O153]" office:value-type="float" office:value="1943.414" calcext:value-type="float">
            <text:p>1943.414</text:p>
          </table:table-cell>
          <table:table-cell table:formula="of:=['output linear'.O153]" office:value-type="float" office:value="2037.54" calcext:value-type="float">
            <text:p>2037.54</text:p>
          </table:table-cell>
        </table:table-row>
        <table:table-row table:style-name="ro1">
          <table:table-cell/>
          <table:table-cell table:formula="of:=['output sigmoid'.N154]" office:value-type="float" office:value="3275" calcext:value-type="float">
            <text:p>3275</text:p>
          </table:table-cell>
          <table:table-cell table:formula="of:=['output linear'.N154]" office:value-type="float" office:value="3531" calcext:value-type="float">
            <text:p>3531</text:p>
          </table:table-cell>
          <table:table-cell/>
          <table:table-cell table:formula="of:=['output sigmoid'.O154]" office:value-type="float" office:value="1944.934" calcext:value-type="float">
            <text:p>1944.934</text:p>
          </table:table-cell>
          <table:table-cell table:formula="of:=['output linear'.O154]" office:value-type="float" office:value="2072.088" calcext:value-type="float">
            <text:p>2072.088</text:p>
          </table:table-cell>
        </table:table-row>
        <table:table-row table:style-name="ro1">
          <table:table-cell/>
          <table:table-cell table:formula="of:=['output sigmoid'.N155]" office:value-type="float" office:value="3090" calcext:value-type="float">
            <text:p>3090</text:p>
          </table:table-cell>
          <table:table-cell table:formula="of:=['output linear'.N155]" office:value-type="float" office:value="3515" calcext:value-type="float">
            <text:p>3515</text:p>
          </table:table-cell>
          <table:table-cell/>
          <table:table-cell table:formula="of:=['output sigmoid'.O155]" office:value-type="float" office:value="1927.932" calcext:value-type="float">
            <text:p>1927.932</text:p>
          </table:table-cell>
          <table:table-cell table:formula="of:=['output linear'.O155]" office:value-type="float" office:value="2016.054" calcext:value-type="float">
            <text:p>2016.054</text:p>
          </table:table-cell>
        </table:table-row>
        <table:table-row table:style-name="ro1">
          <table:table-cell/>
          <table:table-cell table:formula="of:=['output sigmoid'.N156]" office:value-type="float" office:value="3105" calcext:value-type="float">
            <text:p>3105</text:p>
          </table:table-cell>
          <table:table-cell table:formula="of:=['output linear'.N156]" office:value-type="float" office:value="3474.4" calcext:value-type="float">
            <text:p>3474.4</text:p>
          </table:table-cell>
          <table:table-cell/>
          <table:table-cell table:formula="of:=['output sigmoid'.O156]" office:value-type="float" office:value="1891.17" calcext:value-type="float">
            <text:p>1891.17</text:p>
          </table:table-cell>
          <table:table-cell table:formula="of:=['output linear'.O156]" office:value-type="float" office:value="1969.922" calcext:value-type="float">
            <text:p>1969.922</text:p>
          </table:table-cell>
        </table:table-row>
        <table:table-row table:style-name="ro1">
          <table:table-cell/>
          <table:table-cell table:formula="of:=['output sigmoid'.N157]" office:value-type="float" office:value="3156" calcext:value-type="float">
            <text:p>3156</text:p>
          </table:table-cell>
          <table:table-cell table:formula="of:=['output linear'.N157]" office:value-type="float" office:value="3591" calcext:value-type="float">
            <text:p>3591</text:p>
          </table:table-cell>
          <table:table-cell/>
          <table:table-cell table:formula="of:=['output sigmoid'.O157]" office:value-type="float" office:value="1945.52" calcext:value-type="float">
            <text:p>1945.52</text:p>
          </table:table-cell>
          <table:table-cell table:formula="of:=['output linear'.O157]" office:value-type="float" office:value="2030.81" calcext:value-type="float">
            <text:p>2030.81</text:p>
          </table:table-cell>
        </table:table-row>
        <table:table-row table:style-name="ro1">
          <table:table-cell/>
          <table:table-cell table:formula="of:=['output sigmoid'.N158]" office:value-type="float" office:value="3156.2" calcext:value-type="float">
            <text:p>3156.2</text:p>
          </table:table-cell>
          <table:table-cell table:formula="of:=['output linear'.N158]" office:value-type="float" office:value="3566.6" calcext:value-type="float">
            <text:p>3566.6</text:p>
          </table:table-cell>
          <table:table-cell/>
          <table:table-cell table:formula="of:=['output sigmoid'.O158]" office:value-type="float" office:value="1954.102" calcext:value-type="float">
            <text:p>1954.102</text:p>
          </table:table-cell>
          <table:table-cell table:formula="of:=['output linear'.O158]" office:value-type="float" office:value="1992.704" calcext:value-type="float">
            <text:p>1992.704</text:p>
          </table:table-cell>
        </table:table-row>
        <table:table-row table:style-name="ro1">
          <table:table-cell/>
          <table:table-cell table:formula="of:=['output sigmoid'.N159]" office:value-type="float" office:value="3086" calcext:value-type="float">
            <text:p>3086</text:p>
          </table:table-cell>
          <table:table-cell table:formula="of:=['output linear'.N159]" office:value-type="float" office:value="3422" calcext:value-type="float">
            <text:p>3422</text:p>
          </table:table-cell>
          <table:table-cell/>
          <table:table-cell table:formula="of:=['output sigmoid'.O159]" office:value-type="float" office:value="1933.432" calcext:value-type="float">
            <text:p>1933.432</text:p>
          </table:table-cell>
          <table:table-cell table:formula="of:=['output linear'.O159]" office:value-type="float" office:value="2020.696" calcext:value-type="float">
            <text:p>2020.696</text:p>
          </table:table-cell>
        </table:table-row>
        <table:table-row table:style-name="ro1">
          <table:table-cell/>
          <table:table-cell table:formula="of:=['output sigmoid'.N160]" office:value-type="float" office:value="3115" calcext:value-type="float">
            <text:p>3115</text:p>
          </table:table-cell>
          <table:table-cell table:formula="of:=['output linear'.N160]" office:value-type="float" office:value="3414" calcext:value-type="float">
            <text:p>3414</text:p>
          </table:table-cell>
          <table:table-cell/>
          <table:table-cell table:formula="of:=['output sigmoid'.O160]" office:value-type="float" office:value="1930.428" calcext:value-type="float">
            <text:p>1930.428</text:p>
          </table:table-cell>
          <table:table-cell table:formula="of:=['output linear'.O160]" office:value-type="float" office:value="1991.118" calcext:value-type="float">
            <text:p>1991.118</text:p>
          </table:table-cell>
        </table:table-row>
        <table:table-row table:style-name="ro1">
          <table:table-cell/>
          <table:table-cell table:formula="of:=['output sigmoid'.N161]" office:value-type="float" office:value="3288.8" calcext:value-type="float">
            <text:p>3288.8</text:p>
          </table:table-cell>
          <table:table-cell table:formula="of:=['output linear'.N161]" office:value-type="float" office:value="3469" calcext:value-type="float">
            <text:p>3469</text:p>
          </table:table-cell>
          <table:table-cell/>
          <table:table-cell table:formula="of:=['output sigmoid'.O161]" office:value-type="float" office:value="1945.6" calcext:value-type="float">
            <text:p>1945.6</text:p>
          </table:table-cell>
          <table:table-cell table:formula="of:=['output linear'.O161]" office:value-type="float" office:value="2035.794" calcext:value-type="float">
            <text:p>2035.794</text:p>
          </table:table-cell>
        </table:table-row>
        <table:table-row table:style-name="ro1">
          <table:table-cell/>
          <table:table-cell table:formula="of:=['output sigmoid'.N162]" office:value-type="float" office:value="3160" calcext:value-type="float">
            <text:p>3160</text:p>
          </table:table-cell>
          <table:table-cell table:formula="of:=['output linear'.N162]" office:value-type="float" office:value="3402" calcext:value-type="float">
            <text:p>3402</text:p>
          </table:table-cell>
          <table:table-cell/>
          <table:table-cell table:formula="of:=['output sigmoid'.O162]" office:value-type="float" office:value="1925.48" calcext:value-type="float">
            <text:p>1925.48</text:p>
          </table:table-cell>
          <table:table-cell table:formula="of:=['output linear'.O162]" office:value-type="float" office:value="1942.57" calcext:value-type="float">
            <text:p>1942.57</text:p>
          </table:table-cell>
        </table:table-row>
        <table:table-row table:style-name="ro1">
          <table:table-cell/>
          <table:table-cell table:formula="of:=['output sigmoid'.N163]" office:value-type="float" office:value="3293" calcext:value-type="float">
            <text:p>3293</text:p>
          </table:table-cell>
          <table:table-cell table:formula="of:=['output linear'.N163]" office:value-type="float" office:value="3404.6" calcext:value-type="float">
            <text:p>3404.6</text:p>
          </table:table-cell>
          <table:table-cell/>
          <table:table-cell table:formula="of:=['output sigmoid'.O163]" office:value-type="float" office:value="1921.95" calcext:value-type="float">
            <text:p>1921.95</text:p>
          </table:table-cell>
          <table:table-cell table:formula="of:=['output linear'.O163]" office:value-type="float" office:value="1997.156" calcext:value-type="float">
            <text:p>1997.156</text:p>
          </table:table-cell>
        </table:table-row>
        <table:table-row table:style-name="ro1">
          <table:table-cell/>
          <table:table-cell table:formula="of:=['output sigmoid'.N164]" office:value-type="float" office:value="3341" calcext:value-type="float">
            <text:p>3341</text:p>
          </table:table-cell>
          <table:table-cell table:formula="of:=['output linear'.N164]" office:value-type="float" office:value="3478.8" calcext:value-type="float">
            <text:p>3478.8</text:p>
          </table:table-cell>
          <table:table-cell/>
          <table:table-cell table:formula="of:=['output sigmoid'.O164]" office:value-type="float" office:value="1954.746" calcext:value-type="float">
            <text:p>1954.746</text:p>
          </table:table-cell>
          <table:table-cell table:formula="of:=['output linear'.O164]" office:value-type="float" office:value="2008.14" calcext:value-type="float">
            <text:p>2008.14</text:p>
          </table:table-cell>
        </table:table-row>
        <table:table-row table:style-name="ro1">
          <table:table-cell/>
          <table:table-cell table:formula="of:=['output sigmoid'.N165]" office:value-type="float" office:value="3196" calcext:value-type="float">
            <text:p>3196</text:p>
          </table:table-cell>
          <table:table-cell table:formula="of:=['output linear'.N165]" office:value-type="float" office:value="3497" calcext:value-type="float">
            <text:p>3497</text:p>
          </table:table-cell>
          <table:table-cell/>
          <table:table-cell table:formula="of:=['output sigmoid'.O165]" office:value-type="float" office:value="1966.69" calcext:value-type="float">
            <text:p>1966.69</text:p>
          </table:table-cell>
          <table:table-cell table:formula="of:=['output linear'.O165]" office:value-type="float" office:value="2000.512" calcext:value-type="float">
            <text:p>2000.512</text:p>
          </table:table-cell>
        </table:table-row>
        <table:table-row table:style-name="ro1">
          <table:table-cell/>
          <table:table-cell table:formula="of:=['output sigmoid'.N166]" office:value-type="float" office:value="3353" calcext:value-type="float">
            <text:p>3353</text:p>
          </table:table-cell>
          <table:table-cell table:formula="of:=['output linear'.N166]" office:value-type="float" office:value="3508" calcext:value-type="float">
            <text:p>3508</text:p>
          </table:table-cell>
          <table:table-cell/>
          <table:table-cell table:formula="of:=['output sigmoid'.O166]" office:value-type="float" office:value="1927.666" calcext:value-type="float">
            <text:p>1927.666</text:p>
          </table:table-cell>
          <table:table-cell table:formula="of:=['output linear'.O166]" office:value-type="float" office:value="1948.38" calcext:value-type="float">
            <text:p>1948.38</text:p>
          </table:table-cell>
        </table:table-row>
        <table:table-row table:style-name="ro1">
          <table:table-cell/>
          <table:table-cell table:formula="of:=['output sigmoid'.N167]" office:value-type="float" office:value="3113.8" calcext:value-type="float">
            <text:p>3113.8</text:p>
          </table:table-cell>
          <table:table-cell table:formula="of:=['output linear'.N167]" office:value-type="float" office:value="3404" calcext:value-type="float">
            <text:p>3404</text:p>
          </table:table-cell>
          <table:table-cell/>
          <table:table-cell table:formula="of:=['output sigmoid'.O167]" office:value-type="float" office:value="1899.02" calcext:value-type="float">
            <text:p>1899.02</text:p>
          </table:table-cell>
          <table:table-cell table:formula="of:=['output linear'.O167]" office:value-type="float" office:value="2003.038" calcext:value-type="float">
            <text:p>2003.038</text:p>
          </table:table-cell>
        </table:table-row>
        <table:table-row table:style-name="ro1">
          <table:table-cell/>
          <table:table-cell table:formula="of:=['output sigmoid'.N168]" office:value-type="float" office:value="3098" calcext:value-type="float">
            <text:p>3098</text:p>
          </table:table-cell>
          <table:table-cell table:formula="of:=['output linear'.N168]" office:value-type="float" office:value="3504" calcext:value-type="float">
            <text:p>3504</text:p>
          </table:table-cell>
          <table:table-cell/>
          <table:table-cell table:formula="of:=['output sigmoid'.O168]" office:value-type="float" office:value="1929.034" calcext:value-type="float">
            <text:p>1929.034</text:p>
          </table:table-cell>
          <table:table-cell table:formula="of:=['output linear'.O168]" office:value-type="float" office:value="1965.706" calcext:value-type="float">
            <text:p>1965.706</text:p>
          </table:table-cell>
        </table:table-row>
        <table:table-row table:style-name="ro1">
          <table:table-cell/>
          <table:table-cell table:formula="of:=['output sigmoid'.N169]" office:value-type="float" office:value="3136.2" calcext:value-type="float">
            <text:p>3136.2</text:p>
          </table:table-cell>
          <table:table-cell table:formula="of:=['output linear'.N169]" office:value-type="float" office:value="3418" calcext:value-type="float">
            <text:p>3418</text:p>
          </table:table-cell>
          <table:table-cell/>
          <table:table-cell table:formula="of:=['output sigmoid'.O169]" office:value-type="float" office:value="1923.906" calcext:value-type="float">
            <text:p>1923.906</text:p>
          </table:table-cell>
          <table:table-cell table:formula="of:=['output linear'.O169]" office:value-type="float" office:value="2002.098" calcext:value-type="float">
            <text:p>2002.098</text:p>
          </table:table-cell>
        </table:table-row>
        <table:table-row table:style-name="ro1">
          <table:table-cell/>
          <table:table-cell table:formula="of:=['output sigmoid'.N170]" office:value-type="float" office:value="3261" calcext:value-type="float">
            <text:p>3261</text:p>
          </table:table-cell>
          <table:table-cell table:formula="of:=['output linear'.N170]" office:value-type="float" office:value="3589" calcext:value-type="float">
            <text:p>3589</text:p>
          </table:table-cell>
          <table:table-cell/>
          <table:table-cell table:formula="of:=['output sigmoid'.O170]" office:value-type="float" office:value="1949.572" calcext:value-type="float">
            <text:p>1949.572</text:p>
          </table:table-cell>
          <table:table-cell table:formula="of:=['output linear'.O170]" office:value-type="float" office:value="2058.074" calcext:value-type="float">
            <text:p>2058.074</text:p>
          </table:table-cell>
        </table:table-row>
        <table:table-row table:style-name="ro1">
          <table:table-cell/>
          <table:table-cell table:formula="of:=['output sigmoid'.N171]" office:value-type="float" office:value="3229" calcext:value-type="float">
            <text:p>3229</text:p>
          </table:table-cell>
          <table:table-cell table:formula="of:=['output linear'.N171]" office:value-type="float" office:value="3317" calcext:value-type="float">
            <text:p>3317</text:p>
          </table:table-cell>
          <table:table-cell/>
          <table:table-cell table:formula="of:=['output sigmoid'.O171]" office:value-type="float" office:value="1963.15" calcext:value-type="float">
            <text:p>1963.15</text:p>
          </table:table-cell>
          <table:table-cell table:formula="of:=['output linear'.O171]" office:value-type="float" office:value="2012.604" calcext:value-type="float">
            <text:p>2012.604</text:p>
          </table:table-cell>
        </table:table-row>
        <table:table-row table:style-name="ro1">
          <table:table-cell/>
          <table:table-cell table:formula="of:=['output sigmoid'.N172]" office:value-type="float" office:value="3196" calcext:value-type="float">
            <text:p>3196</text:p>
          </table:table-cell>
          <table:table-cell table:formula="of:=['output linear'.N172]" office:value-type="float" office:value="3376" calcext:value-type="float">
            <text:p>3376</text:p>
          </table:table-cell>
          <table:table-cell/>
          <table:table-cell table:formula="of:=['output sigmoid'.O172]" office:value-type="float" office:value="1939.196" calcext:value-type="float">
            <text:p>1939.196</text:p>
          </table:table-cell>
          <table:table-cell table:formula="of:=['output linear'.O172]" office:value-type="float" office:value="2009.598" calcext:value-type="float">
            <text:p>2009.598</text:p>
          </table:table-cell>
        </table:table-row>
        <table:table-row table:style-name="ro1">
          <table:table-cell/>
          <table:table-cell table:formula="of:=['output sigmoid'.N173]" office:value-type="float" office:value="3331" calcext:value-type="float">
            <text:p>3331</text:p>
          </table:table-cell>
          <table:table-cell table:formula="of:=['output linear'.N173]" office:value-type="float" office:value="3481.8" calcext:value-type="float">
            <text:p>3481.8</text:p>
          </table:table-cell>
          <table:table-cell/>
          <table:table-cell table:formula="of:=['output sigmoid'.O173]" office:value-type="float" office:value="1974.538" calcext:value-type="float">
            <text:p>1974.538</text:p>
          </table:table-cell>
          <table:table-cell table:formula="of:=['output linear'.O173]" office:value-type="float" office:value="2019.596" calcext:value-type="float">
            <text:p>2019.596</text:p>
          </table:table-cell>
        </table:table-row>
        <table:table-row table:style-name="ro1">
          <table:table-cell/>
          <table:table-cell table:formula="of:=['output sigmoid'.N174]" office:value-type="float" office:value="3207.2" calcext:value-type="float">
            <text:p>3207.2</text:p>
          </table:table-cell>
          <table:table-cell table:formula="of:=['output linear'.N174]" office:value-type="float" office:value="3446" calcext:value-type="float">
            <text:p>3446</text:p>
          </table:table-cell>
          <table:table-cell/>
          <table:table-cell table:formula="of:=['output sigmoid'.O174]" office:value-type="float" office:value="1959.348" calcext:value-type="float">
            <text:p>1959.348</text:p>
          </table:table-cell>
          <table:table-cell table:formula="of:=['output linear'.O174]" office:value-type="float" office:value="2031.854" calcext:value-type="float">
            <text:p>2031.854</text:p>
          </table:table-cell>
        </table:table-row>
        <table:table-row table:style-name="ro1">
          <table:table-cell/>
          <table:table-cell table:formula="of:=['output sigmoid'.N175]" office:value-type="float" office:value="3303" calcext:value-type="float">
            <text:p>3303</text:p>
          </table:table-cell>
          <table:table-cell table:formula="of:=['output linear'.N175]" office:value-type="float" office:value="3443.2" calcext:value-type="float">
            <text:p>3443.2</text:p>
          </table:table-cell>
          <table:table-cell/>
          <table:table-cell table:formula="of:=['output sigmoid'.O175]" office:value-type="float" office:value="1949.798" calcext:value-type="float">
            <text:p>1949.798</text:p>
          </table:table-cell>
          <table:table-cell table:formula="of:=['output linear'.O175]" office:value-type="float" office:value="1965.25" calcext:value-type="float">
            <text:p>1965.25</text:p>
          </table:table-cell>
        </table:table-row>
        <table:table-row table:style-name="ro1">
          <table:table-cell/>
          <table:table-cell table:formula="of:=['output sigmoid'.N176]" office:value-type="float" office:value="3250" calcext:value-type="float">
            <text:p>3250</text:p>
          </table:table-cell>
          <table:table-cell table:formula="of:=['output linear'.N176]" office:value-type="float" office:value="3572.8" calcext:value-type="float">
            <text:p>3572.8</text:p>
          </table:table-cell>
          <table:table-cell/>
          <table:table-cell table:formula="of:=['output sigmoid'.O176]" office:value-type="float" office:value="1998.218" calcext:value-type="float">
            <text:p>1998.218</text:p>
          </table:table-cell>
          <table:table-cell table:formula="of:=['output linear'.O176]" office:value-type="float" office:value="2031.84" calcext:value-type="float">
            <text:p>2031.84</text:p>
          </table:table-cell>
        </table:table-row>
        <table:table-row table:style-name="ro1">
          <table:table-cell/>
          <table:table-cell table:formula="of:=['output sigmoid'.N177]" office:value-type="float" office:value="3184" calcext:value-type="float">
            <text:p>3184</text:p>
          </table:table-cell>
          <table:table-cell table:formula="of:=['output linear'.N177]" office:value-type="float" office:value="3327" calcext:value-type="float">
            <text:p>3327</text:p>
          </table:table-cell>
          <table:table-cell/>
          <table:table-cell table:formula="of:=['output sigmoid'.O177]" office:value-type="float" office:value="2045.198" calcext:value-type="float">
            <text:p>2045.198</text:p>
          </table:table-cell>
          <table:table-cell table:formula="of:=['output linear'.O177]" office:value-type="float" office:value="2005.588" calcext:value-type="float">
            <text:p>2005.588</text:p>
          </table:table-cell>
        </table:table-row>
        <table:table-row table:style-name="ro1">
          <table:table-cell/>
          <table:table-cell table:formula="of:=['output sigmoid'.N178]" office:value-type="float" office:value="3201" calcext:value-type="float">
            <text:p>3201</text:p>
          </table:table-cell>
          <table:table-cell table:formula="of:=['output linear'.N178]" office:value-type="float" office:value="3530" calcext:value-type="float">
            <text:p>3530</text:p>
          </table:table-cell>
          <table:table-cell/>
          <table:table-cell table:formula="of:=['output sigmoid'.O178]" office:value-type="float" office:value="2014.566" calcext:value-type="float">
            <text:p>2014.566</text:p>
          </table:table-cell>
          <table:table-cell table:formula="of:=['output linear'.O178]" office:value-type="float" office:value="2039.428" calcext:value-type="float">
            <text:p>2039.428</text:p>
          </table:table-cell>
        </table:table-row>
        <table:table-row table:style-name="ro1">
          <table:table-cell/>
          <table:table-cell table:formula="of:=['output sigmoid'.N179]" office:value-type="float" office:value="3110.2" calcext:value-type="float">
            <text:p>3110.2</text:p>
          </table:table-cell>
          <table:table-cell table:formula="of:=['output linear'.N179]" office:value-type="float" office:value="3508" calcext:value-type="float">
            <text:p>3508</text:p>
          </table:table-cell>
          <table:table-cell/>
          <table:table-cell table:formula="of:=['output sigmoid'.O179]" office:value-type="float" office:value="2020.572" calcext:value-type="float">
            <text:p>2020.572</text:p>
          </table:table-cell>
          <table:table-cell table:formula="of:=['output linear'.O179]" office:value-type="float" office:value="2072.846" calcext:value-type="float">
            <text:p>2072.846</text:p>
          </table:table-cell>
        </table:table-row>
        <table:table-row table:style-name="ro1">
          <table:table-cell/>
          <table:table-cell table:formula="of:=['output sigmoid'.N180]" office:value-type="float" office:value="3312" calcext:value-type="float">
            <text:p>3312</text:p>
          </table:table-cell>
          <table:table-cell table:formula="of:=['output linear'.N180]" office:value-type="float" office:value="3400" calcext:value-type="float">
            <text:p>3400</text:p>
          </table:table-cell>
          <table:table-cell/>
          <table:table-cell table:formula="of:=['output sigmoid'.O180]" office:value-type="float" office:value="2087.222" calcext:value-type="float">
            <text:p>2087.222</text:p>
          </table:table-cell>
          <table:table-cell table:formula="of:=['output linear'.O180]" office:value-type="float" office:value="2050.838" calcext:value-type="float">
            <text:p>2050.838</text:p>
          </table:table-cell>
        </table:table-row>
        <table:table-row table:style-name="ro1">
          <table:table-cell/>
          <table:table-cell table:formula="of:=['output sigmoid'.N181]" office:value-type="float" office:value="3241" calcext:value-type="float">
            <text:p>3241</text:p>
          </table:table-cell>
          <table:table-cell table:formula="of:=['output linear'.N181]" office:value-type="float" office:value="3445" calcext:value-type="float">
            <text:p>3445</text:p>
          </table:table-cell>
          <table:table-cell/>
          <table:table-cell table:formula="of:=['output sigmoid'.O181]" office:value-type="float" office:value="2003.29" calcext:value-type="float">
            <text:p>2003.29</text:p>
          </table:table-cell>
          <table:table-cell table:formula="of:=['output linear'.O181]" office:value-type="float" office:value="1965.408" calcext:value-type="float">
            <text:p>1965.408</text:p>
          </table:table-cell>
        </table:table-row>
        <table:table-row table:style-name="ro1">
          <table:table-cell/>
          <table:table-cell table:formula="of:=['output sigmoid'.N182]" office:value-type="float" office:value="3053" calcext:value-type="float">
            <text:p>3053</text:p>
          </table:table-cell>
          <table:table-cell table:formula="of:=['output linear'.N182]" office:value-type="float" office:value="3481" calcext:value-type="float">
            <text:p>3481</text:p>
          </table:table-cell>
          <table:table-cell/>
          <table:table-cell table:formula="of:=['output sigmoid'.O182]" office:value-type="float" office:value="1987.97" calcext:value-type="float">
            <text:p>1987.97</text:p>
          </table:table-cell>
          <table:table-cell table:formula="of:=['output linear'.O182]" office:value-type="float" office:value="1981.886" calcext:value-type="float">
            <text:p>1981.886</text:p>
          </table:table-cell>
        </table:table-row>
        <table:table-row table:style-name="ro1">
          <table:table-cell/>
          <table:table-cell table:formula="of:=['output sigmoid'.N183]" office:value-type="float" office:value="3076.8" calcext:value-type="float">
            <text:p>3076.8</text:p>
          </table:table-cell>
          <table:table-cell table:formula="of:=['output linear'.N183]" office:value-type="float" office:value="3272.8" calcext:value-type="float">
            <text:p>3272.8</text:p>
          </table:table-cell>
          <table:table-cell/>
          <table:table-cell table:formula="of:=['output sigmoid'.O183]" office:value-type="float" office:value="1987.678" calcext:value-type="float">
            <text:p>1987.678</text:p>
          </table:table-cell>
          <table:table-cell table:formula="of:=['output linear'.O183]" office:value-type="float" office:value="2035.074" calcext:value-type="float">
            <text:p>2035.074</text:p>
          </table:table-cell>
        </table:table-row>
        <table:table-row table:style-name="ro1">
          <table:table-cell/>
          <table:table-cell table:formula="of:=['output sigmoid'.N184]" office:value-type="float" office:value="3193.8" calcext:value-type="float">
            <text:p>3193.8</text:p>
          </table:table-cell>
          <table:table-cell table:formula="of:=['output linear'.N184]" office:value-type="float" office:value="3575" calcext:value-type="float">
            <text:p>3575</text:p>
          </table:table-cell>
          <table:table-cell/>
          <table:table-cell table:formula="of:=['output sigmoid'.O184]" office:value-type="float" office:value="1966.44" calcext:value-type="float">
            <text:p>1966.44</text:p>
          </table:table-cell>
          <table:table-cell table:formula="of:=['output linear'.O184]" office:value-type="float" office:value="2008.824" calcext:value-type="float">
            <text:p>2008.824</text:p>
          </table:table-cell>
        </table:table-row>
        <table:table-row table:style-name="ro1">
          <table:table-cell/>
          <table:table-cell table:formula="of:=['output sigmoid'.N185]" office:value-type="float" office:value="3228" calcext:value-type="float">
            <text:p>3228</text:p>
          </table:table-cell>
          <table:table-cell table:formula="of:=['output linear'.N185]" office:value-type="float" office:value="3508.8" calcext:value-type="float">
            <text:p>3508.8</text:p>
          </table:table-cell>
          <table:table-cell/>
          <table:table-cell table:formula="of:=['output sigmoid'.O185]" office:value-type="float" office:value="2007.112" calcext:value-type="float">
            <text:p>2007.112</text:p>
          </table:table-cell>
          <table:table-cell table:formula="of:=['output linear'.O185]" office:value-type="float" office:value="2024.108" calcext:value-type="float">
            <text:p>2024.108</text:p>
          </table:table-cell>
        </table:table-row>
        <table:table-row table:style-name="ro1">
          <table:table-cell/>
          <table:table-cell table:formula="of:=['output sigmoid'.N186]" office:value-type="float" office:value="3296.6" calcext:value-type="float">
            <text:p>3296.6</text:p>
          </table:table-cell>
          <table:table-cell table:formula="of:=['output linear'.N186]" office:value-type="float" office:value="3388" calcext:value-type="float">
            <text:p>3388</text:p>
          </table:table-cell>
          <table:table-cell/>
          <table:table-cell table:formula="of:=['output sigmoid'.O186]" office:value-type="float" office:value="1999.124" calcext:value-type="float">
            <text:p>1999.124</text:p>
          </table:table-cell>
          <table:table-cell table:formula="of:=['output linear'.O186]" office:value-type="float" office:value="1985.588" calcext:value-type="float">
            <text:p>1985.588</text:p>
          </table:table-cell>
        </table:table-row>
        <table:table-row table:style-name="ro1">
          <table:table-cell/>
          <table:table-cell table:formula="of:=['output sigmoid'.N187]" office:value-type="float" office:value="3195" calcext:value-type="float">
            <text:p>3195</text:p>
          </table:table-cell>
          <table:table-cell table:formula="of:=['output linear'.N187]" office:value-type="float" office:value="3399" calcext:value-type="float">
            <text:p>3399</text:p>
          </table:table-cell>
          <table:table-cell/>
          <table:table-cell table:formula="of:=['output sigmoid'.O187]" office:value-type="float" office:value="2015.906" calcext:value-type="float">
            <text:p>2015.906</text:p>
          </table:table-cell>
          <table:table-cell table:formula="of:=['output linear'.O187]" office:value-type="float" office:value="2036.092" calcext:value-type="float">
            <text:p>2036.092</text:p>
          </table:table-cell>
        </table:table-row>
        <table:table-row table:style-name="ro1">
          <table:table-cell/>
          <table:table-cell table:formula="of:=['output sigmoid'.N188]" office:value-type="float" office:value="3223" calcext:value-type="float">
            <text:p>3223</text:p>
          </table:table-cell>
          <table:table-cell table:formula="of:=['output linear'.N188]" office:value-type="float" office:value="3502" calcext:value-type="float">
            <text:p>3502</text:p>
          </table:table-cell>
          <table:table-cell/>
          <table:table-cell table:formula="of:=['output sigmoid'.O188]" office:value-type="float" office:value="1953.034" calcext:value-type="float">
            <text:p>1953.034</text:p>
          </table:table-cell>
          <table:table-cell table:formula="of:=['output linear'.O188]" office:value-type="float" office:value="2003.212" calcext:value-type="float">
            <text:p>2003.212</text:p>
          </table:table-cell>
        </table:table-row>
        <table:table-row table:style-name="ro1">
          <table:table-cell/>
          <table:table-cell table:formula="of:=['output sigmoid'.N189]" office:value-type="float" office:value="3335" calcext:value-type="float">
            <text:p>3335</text:p>
          </table:table-cell>
          <table:table-cell table:formula="of:=['output linear'.N189]" office:value-type="float" office:value="3676.8" calcext:value-type="float">
            <text:p>3676.8</text:p>
          </table:table-cell>
          <table:table-cell/>
          <table:table-cell table:formula="of:=['output sigmoid'.O189]" office:value-type="float" office:value="1983.628" calcext:value-type="float">
            <text:p>1983.628</text:p>
          </table:table-cell>
          <table:table-cell table:formula="of:=['output linear'.O189]" office:value-type="float" office:value="2076.792" calcext:value-type="float">
            <text:p>2076.792</text:p>
          </table:table-cell>
        </table:table-row>
        <table:table-row table:style-name="ro1">
          <table:table-cell/>
          <table:table-cell table:formula="of:=['output sigmoid'.N190]" office:value-type="float" office:value="3145.2" calcext:value-type="float">
            <text:p>3145.2</text:p>
          </table:table-cell>
          <table:table-cell table:formula="of:=['output linear'.N190]" office:value-type="float" office:value="3576.6" calcext:value-type="float">
            <text:p>3576.6</text:p>
          </table:table-cell>
          <table:table-cell/>
          <table:table-cell table:formula="of:=['output sigmoid'.O190]" office:value-type="float" office:value="2021.492" calcext:value-type="float">
            <text:p>2021.492</text:p>
          </table:table-cell>
          <table:table-cell table:formula="of:=['output linear'.O190]" office:value-type="float" office:value="2033.97" calcext:value-type="float">
            <text:p>2033.97</text:p>
          </table:table-cell>
        </table:table-row>
        <table:table-row table:style-name="ro1">
          <table:table-cell/>
          <table:table-cell table:formula="of:=['output sigmoid'.N191]" office:value-type="float" office:value="3135.2" calcext:value-type="float">
            <text:p>3135.2</text:p>
          </table:table-cell>
          <table:table-cell table:formula="of:=['output linear'.N191]" office:value-type="float" office:value="3459.8" calcext:value-type="float">
            <text:p>3459.8</text:p>
          </table:table-cell>
          <table:table-cell/>
          <table:table-cell table:formula="of:=['output sigmoid'.O191]" office:value-type="float" office:value="2018.894" calcext:value-type="float">
            <text:p>2018.894</text:p>
          </table:table-cell>
          <table:table-cell table:formula="of:=['output linear'.O191]" office:value-type="float" office:value="1995.5" calcext:value-type="float">
            <text:p>1995.5</text:p>
          </table:table-cell>
        </table:table-row>
        <table:table-row table:style-name="ro1">
          <table:table-cell/>
          <table:table-cell table:formula="of:=['output sigmoid'.N192]" office:value-type="float" office:value="3261.8" calcext:value-type="float">
            <text:p>3261.8</text:p>
          </table:table-cell>
          <table:table-cell table:formula="of:=['output linear'.N192]" office:value-type="float" office:value="3597" calcext:value-type="float">
            <text:p>3597</text:p>
          </table:table-cell>
          <table:table-cell/>
          <table:table-cell table:formula="of:=['output sigmoid'.O192]" office:value-type="float" office:value="1983.212" calcext:value-type="float">
            <text:p>1983.212</text:p>
          </table:table-cell>
          <table:table-cell table:formula="of:=['output linear'.O192]" office:value-type="float" office:value="2054.516" calcext:value-type="float">
            <text:p>2054.516</text:p>
          </table:table-cell>
        </table:table-row>
        <table:table-row table:style-name="ro1">
          <table:table-cell/>
          <table:table-cell table:formula="of:=['output sigmoid'.N193]" office:value-type="float" office:value="3337.8" calcext:value-type="float">
            <text:p>3337.8</text:p>
          </table:table-cell>
          <table:table-cell table:formula="of:=['output linear'.N193]" office:value-type="float" office:value="3445.8" calcext:value-type="float">
            <text:p>3445.8</text:p>
          </table:table-cell>
          <table:table-cell/>
          <table:table-cell table:formula="of:=['output sigmoid'.O193]" office:value-type="float" office:value="2003.842" calcext:value-type="float">
            <text:p>2003.842</text:p>
          </table:table-cell>
          <table:table-cell table:formula="of:=['output linear'.O193]" office:value-type="float" office:value="2083.89" calcext:value-type="float">
            <text:p>2083.89</text:p>
          </table:table-cell>
        </table:table-row>
        <table:table-row table:style-name="ro1">
          <table:table-cell/>
          <table:table-cell table:formula="of:=['output sigmoid'.N194]" office:value-type="float" office:value="3296" calcext:value-type="float">
            <text:p>3296</text:p>
          </table:table-cell>
          <table:table-cell table:formula="of:=['output linear'.N194]" office:value-type="float" office:value="3637" calcext:value-type="float">
            <text:p>3637</text:p>
          </table:table-cell>
          <table:table-cell/>
          <table:table-cell table:formula="of:=['output sigmoid'.O194]" office:value-type="float" office:value="1971.092" calcext:value-type="float">
            <text:p>1971.092</text:p>
          </table:table-cell>
          <table:table-cell table:formula="of:=['output linear'.O194]" office:value-type="float" office:value="2063.5" calcext:value-type="float">
            <text:p>2063.5</text:p>
          </table:table-cell>
        </table:table-row>
        <table:table-row table:style-name="ro1">
          <table:table-cell/>
          <table:table-cell table:formula="of:=['output sigmoid'.N195]" office:value-type="float" office:value="3289" calcext:value-type="float">
            <text:p>3289</text:p>
          </table:table-cell>
          <table:table-cell table:formula="of:=['output linear'.N195]" office:value-type="float" office:value="3427" calcext:value-type="float">
            <text:p>3427</text:p>
          </table:table-cell>
          <table:table-cell/>
          <table:table-cell table:formula="of:=['output sigmoid'.O195]" office:value-type="float" office:value="1951.132" calcext:value-type="float">
            <text:p>1951.132</text:p>
          </table:table-cell>
          <table:table-cell table:formula="of:=['output linear'.O195]" office:value-type="float" office:value="2096.49" calcext:value-type="float">
            <text:p>2096.49</text:p>
          </table:table-cell>
        </table:table-row>
        <table:table-row table:style-name="ro1">
          <table:table-cell/>
          <table:table-cell table:formula="of:=['output sigmoid'.N196]" office:value-type="float" office:value="3299" calcext:value-type="float">
            <text:p>3299</text:p>
          </table:table-cell>
          <table:table-cell table:formula="of:=['output linear'.N196]" office:value-type="float" office:value="3467" calcext:value-type="float">
            <text:p>3467</text:p>
          </table:table-cell>
          <table:table-cell/>
          <table:table-cell table:formula="of:=['output sigmoid'.O196]" office:value-type="float" office:value="1920.528" calcext:value-type="float">
            <text:p>1920.528</text:p>
          </table:table-cell>
          <table:table-cell table:formula="of:=['output linear'.O196]" office:value-type="float" office:value="2040.676" calcext:value-type="float">
            <text:p>2040.676</text:p>
          </table:table-cell>
        </table:table-row>
        <table:table-row table:style-name="ro1">
          <table:table-cell/>
          <table:table-cell table:formula="of:=['output sigmoid'.N197]" office:value-type="float" office:value="3280" calcext:value-type="float">
            <text:p>3280</text:p>
          </table:table-cell>
          <table:table-cell table:formula="of:=['output linear'.N197]" office:value-type="float" office:value="3529.8" calcext:value-type="float">
            <text:p>3529.8</text:p>
          </table:table-cell>
          <table:table-cell/>
          <table:table-cell table:formula="of:=['output sigmoid'.O197]" office:value-type="float" office:value="1974.404" calcext:value-type="float">
            <text:p>1974.404</text:p>
          </table:table-cell>
          <table:table-cell table:formula="of:=['output linear'.O197]" office:value-type="float" office:value="2144.636" calcext:value-type="float">
            <text:p>2144.636</text:p>
          </table:table-cell>
        </table:table-row>
        <table:table-row table:style-name="ro1">
          <table:table-cell/>
          <table:table-cell table:formula="of:=['output sigmoid'.N198]" office:value-type="float" office:value="3198" calcext:value-type="float">
            <text:p>3198</text:p>
          </table:table-cell>
          <table:table-cell table:formula="of:=['output linear'.N198]" office:value-type="float" office:value="3400" calcext:value-type="float">
            <text:p>3400</text:p>
          </table:table-cell>
          <table:table-cell/>
          <table:table-cell table:formula="of:=['output sigmoid'.O198]" office:value-type="float" office:value="1977.69" calcext:value-type="float">
            <text:p>1977.69</text:p>
          </table:table-cell>
          <table:table-cell table:formula="of:=['output linear'.O198]" office:value-type="float" office:value="2081.246" calcext:value-type="float">
            <text:p>2081.246</text:p>
          </table:table-cell>
        </table:table-row>
        <table:table-row table:style-name="ro1">
          <table:table-cell/>
          <table:table-cell table:formula="of:=['output sigmoid'.N199]" office:value-type="float" office:value="3329" calcext:value-type="float">
            <text:p>3329</text:p>
          </table:table-cell>
          <table:table-cell table:formula="of:=['output linear'.N199]" office:value-type="float" office:value="3524" calcext:value-type="float">
            <text:p>3524</text:p>
          </table:table-cell>
          <table:table-cell/>
          <table:table-cell table:formula="of:=['output sigmoid'.O199]" office:value-type="float" office:value="1983.172" calcext:value-type="float">
            <text:p>1983.172</text:p>
          </table:table-cell>
          <table:table-cell table:formula="of:=['output linear'.O199]" office:value-type="float" office:value="2093.986" calcext:value-type="float">
            <text:p>2093.986</text:p>
          </table:table-cell>
        </table:table-row>
        <table:table-row table:style-name="ro1">
          <table:table-cell/>
          <table:table-cell table:formula="of:=['output sigmoid'.N200]" office:value-type="float" office:value="3290.8" calcext:value-type="float">
            <text:p>3290.8</text:p>
          </table:table-cell>
          <table:table-cell table:formula="of:=['output linear'.N200]" office:value-type="float" office:value="3592.6" calcext:value-type="float">
            <text:p>3592.6</text:p>
          </table:table-cell>
          <table:table-cell/>
          <table:table-cell table:formula="of:=['output sigmoid'.O200]" office:value-type="float" office:value="1985.562" calcext:value-type="float">
            <text:p>1985.562</text:p>
          </table:table-cell>
          <table:table-cell table:formula="of:=['output linear'.O200]" office:value-type="float" office:value="2110.26" calcext:value-type="float">
            <text:p>2110.26</text:p>
          </table:table-cell>
        </table:table-row>
        <table:table-row table:style-name="ro1">
          <table:table-cell/>
          <table:table-cell table:formula="of:=['output sigmoid'.N201]" office:value-type="float" office:value="3197.8" calcext:value-type="float">
            <text:p>3197.8</text:p>
          </table:table-cell>
          <table:table-cell table:formula="of:=['output linear'.N201]" office:value-type="float" office:value="3467" calcext:value-type="float">
            <text:p>3467</text:p>
          </table:table-cell>
          <table:table-cell/>
          <table:table-cell table:formula="of:=['output sigmoid'.O201]" office:value-type="float" office:value="1934.916" calcext:value-type="float">
            <text:p>1934.916</text:p>
          </table:table-cell>
          <table:table-cell table:formula="of:=['output linear'.O201]" office:value-type="float" office:value="2044.06" calcext:value-type="float">
            <text:p>2044.06</text:p>
          </table:table-cell>
        </table:table-row>
        <table:table-row table:style-name="ro1">
          <table:table-cell/>
          <table:table-cell table:formula="of:=['output sigmoid'.N202]" office:value-type="float" office:value="3152.6" calcext:value-type="float">
            <text:p>3152.6</text:p>
          </table:table-cell>
          <table:table-cell table:formula="of:=['output linear'.N202]" office:value-type="float" office:value="3777.8" calcext:value-type="float">
            <text:p>3777.8</text:p>
          </table:table-cell>
          <table:table-cell/>
          <table:table-cell table:formula="of:=['output sigmoid'.O202]" office:value-type="float" office:value="1907.618" calcext:value-type="float">
            <text:p>1907.618</text:p>
          </table:table-cell>
          <table:table-cell table:formula="of:=['output linear'.O202]" office:value-type="float" office:value="2159.11" calcext:value-type="float">
            <text:p>2159.11</text:p>
          </table:table-cell>
        </table:table-row>
        <table:table-row table:style-name="ro1">
          <table:table-cell/>
          <table:table-cell table:formula="of:=['output sigmoid'.N203]" office:value-type="float" office:value="3208.6" calcext:value-type="float">
            <text:p>3208.6</text:p>
          </table:table-cell>
          <table:table-cell table:formula="of:=['output linear'.N203]" office:value-type="float" office:value="3541" calcext:value-type="float">
            <text:p>3541</text:p>
          </table:table-cell>
          <table:table-cell/>
          <table:table-cell table:formula="of:=['output sigmoid'.O203]" office:value-type="float" office:value="1938.744" calcext:value-type="float">
            <text:p>1938.744</text:p>
          </table:table-cell>
          <table:table-cell table:formula="of:=['output linear'.O203]" office:value-type="float" office:value="2101.944" calcext:value-type="float">
            <text:p>2101.944</text:p>
          </table:table-cell>
        </table:table-row>
        <table:table-row table:style-name="ro1">
          <table:table-cell/>
          <table:table-cell table:formula="of:=['output sigmoid'.N204]" office:value-type="float" office:value="3201" calcext:value-type="float">
            <text:p>3201</text:p>
          </table:table-cell>
          <table:table-cell table:formula="of:=['output linear'.N204]" office:value-type="float" office:value="3466" calcext:value-type="float">
            <text:p>3466</text:p>
          </table:table-cell>
          <table:table-cell/>
          <table:table-cell table:formula="of:=['output sigmoid'.O204]" office:value-type="float" office:value="2010.838" calcext:value-type="float">
            <text:p>2010.838</text:p>
          </table:table-cell>
          <table:table-cell table:formula="of:=['output linear'.O204]" office:value-type="float" office:value="2143.496" calcext:value-type="float">
            <text:p>2143.496</text:p>
          </table:table-cell>
        </table:table-row>
        <table:table-row table:style-name="ro1">
          <table:table-cell/>
          <table:table-cell table:formula="of:=['output sigmoid'.N205]" office:value-type="float" office:value="3276" calcext:value-type="float">
            <text:p>3276</text:p>
          </table:table-cell>
          <table:table-cell table:formula="of:=['output linear'.N205]" office:value-type="float" office:value="3350" calcext:value-type="float">
            <text:p>3350</text:p>
          </table:table-cell>
          <table:table-cell/>
          <table:table-cell table:formula="of:=['output sigmoid'.O205]" office:value-type="float" office:value="1965.804" calcext:value-type="float">
            <text:p>1965.804</text:p>
          </table:table-cell>
          <table:table-cell table:formula="of:=['output linear'.O205]" office:value-type="float" office:value="2074.892" calcext:value-type="float">
            <text:p>2074.892</text:p>
          </table:table-cell>
        </table:table-row>
        <table:table-row table:style-name="ro1">
          <table:table-cell/>
          <table:table-cell table:formula="of:=['output sigmoid'.N206]" office:value-type="float" office:value="3222" calcext:value-type="float">
            <text:p>3222</text:p>
          </table:table-cell>
          <table:table-cell table:formula="of:=['output linear'.N206]" office:value-type="float" office:value="3421.4" calcext:value-type="float">
            <text:p>3421.4</text:p>
          </table:table-cell>
          <table:table-cell/>
          <table:table-cell table:formula="of:=['output sigmoid'.O206]" office:value-type="float" office:value="1988.188" calcext:value-type="float">
            <text:p>1988.188</text:p>
          </table:table-cell>
          <table:table-cell table:formula="of:=['output linear'.O206]" office:value-type="float" office:value="2114.352" calcext:value-type="float">
            <text:p>2114.352</text:p>
          </table:table-cell>
        </table:table-row>
        <table:table-row table:style-name="ro1">
          <table:table-cell/>
          <table:table-cell table:formula="of:=['output sigmoid'.N207]" office:value-type="float" office:value="3175" calcext:value-type="float">
            <text:p>3175</text:p>
          </table:table-cell>
          <table:table-cell table:formula="of:=['output linear'.N207]" office:value-type="float" office:value="3462" calcext:value-type="float">
            <text:p>3462</text:p>
          </table:table-cell>
          <table:table-cell/>
          <table:table-cell table:formula="of:=['output sigmoid'.O207]" office:value-type="float" office:value="1965.398" calcext:value-type="float">
            <text:p>1965.398</text:p>
          </table:table-cell>
          <table:table-cell table:formula="of:=['output linear'.O207]" office:value-type="float" office:value="2093.132" calcext:value-type="float">
            <text:p>2093.132</text:p>
          </table:table-cell>
        </table:table-row>
        <table:table-row table:style-name="ro1">
          <table:table-cell/>
          <table:table-cell table:formula="of:=['output sigmoid'.N208]" office:value-type="float" office:value="3149" calcext:value-type="float">
            <text:p>3149</text:p>
          </table:table-cell>
          <table:table-cell table:formula="of:=['output linear'.N208]" office:value-type="float" office:value="3354" calcext:value-type="float">
            <text:p>3354</text:p>
          </table:table-cell>
          <table:table-cell/>
          <table:table-cell table:formula="of:=['output sigmoid'.O208]" office:value-type="float" office:value="1945.678" calcext:value-type="float">
            <text:p>1945.678</text:p>
          </table:table-cell>
          <table:table-cell table:formula="of:=['output linear'.O208]" office:value-type="float" office:value="2062.384" calcext:value-type="float">
            <text:p>2062.384</text:p>
          </table:table-cell>
        </table:table-row>
        <table:table-row table:style-name="ro1">
          <table:table-cell/>
          <table:table-cell table:formula="of:=['output sigmoid'.N209]" office:value-type="float" office:value="3151" calcext:value-type="float">
            <text:p>3151</text:p>
          </table:table-cell>
          <table:table-cell table:formula="of:=['output linear'.N209]" office:value-type="float" office:value="3479" calcext:value-type="float">
            <text:p>3479</text:p>
          </table:table-cell>
          <table:table-cell/>
          <table:table-cell table:formula="of:=['output sigmoid'.O209]" office:value-type="float" office:value="1925.114" calcext:value-type="float">
            <text:p>1925.114</text:p>
          </table:table-cell>
          <table:table-cell table:formula="of:=['output linear'.O209]" office:value-type="float" office:value="2048.132" calcext:value-type="float">
            <text:p>2048.132</text:p>
          </table:table-cell>
        </table:table-row>
        <table:table-row table:style-name="ro1">
          <table:table-cell/>
          <table:table-cell table:formula="of:=['output sigmoid'.N210]" office:value-type="float" office:value="3253.6" calcext:value-type="float">
            <text:p>3253.6</text:p>
          </table:table-cell>
          <table:table-cell table:formula="of:=['output linear'.N210]" office:value-type="float" office:value="3443" calcext:value-type="float">
            <text:p>3443</text:p>
          </table:table-cell>
          <table:table-cell/>
          <table:table-cell table:formula="of:=['output sigmoid'.O210]" office:value-type="float" office:value="1981.676" calcext:value-type="float">
            <text:p>1981.676</text:p>
          </table:table-cell>
          <table:table-cell table:formula="of:=['output linear'.O210]" office:value-type="float" office:value="2120.678" calcext:value-type="float">
            <text:p>2120.678</text:p>
          </table:table-cell>
        </table:table-row>
        <table:table-row table:style-name="ro1">
          <table:table-cell/>
          <table:table-cell table:formula="of:=['output sigmoid'.N211]" office:value-type="float" office:value="3168" calcext:value-type="float">
            <text:p>3168</text:p>
          </table:table-cell>
          <table:table-cell table:formula="of:=['output linear'.N211]" office:value-type="float" office:value="3269" calcext:value-type="float">
            <text:p>3269</text:p>
          </table:table-cell>
          <table:table-cell/>
          <table:table-cell table:formula="of:=['output sigmoid'.O211]" office:value-type="float" office:value="1936.28" calcext:value-type="float">
            <text:p>1936.28</text:p>
          </table:table-cell>
          <table:table-cell table:formula="of:=['output linear'.O211]" office:value-type="float" office:value="2152.342" calcext:value-type="float">
            <text:p>2152.342</text:p>
          </table:table-cell>
        </table:table-row>
        <table:table-row table:style-name="ro1">
          <table:table-cell/>
          <table:table-cell table:formula="of:=['output sigmoid'.N212]" office:value-type="float" office:value="3193" calcext:value-type="float">
            <text:p>3193</text:p>
          </table:table-cell>
          <table:table-cell table:formula="of:=['output linear'.N212]" office:value-type="float" office:value="3339" calcext:value-type="float">
            <text:p>3339</text:p>
          </table:table-cell>
          <table:table-cell/>
          <table:table-cell table:formula="of:=['output sigmoid'.O212]" office:value-type="float" office:value="1970.392" calcext:value-type="float">
            <text:p>1970.392</text:p>
          </table:table-cell>
          <table:table-cell table:formula="of:=['output linear'.O212]" office:value-type="float" office:value="2121.312" calcext:value-type="float">
            <text:p>2121.312</text:p>
          </table:table-cell>
        </table:table-row>
        <table:table-row table:style-name="ro1">
          <table:table-cell/>
          <table:table-cell table:formula="of:=['output sigmoid'.N213]" office:value-type="float" office:value="3279" calcext:value-type="float">
            <text:p>3279</text:p>
          </table:table-cell>
          <table:table-cell table:formula="of:=['output linear'.N213]" office:value-type="float" office:value="3581" calcext:value-type="float">
            <text:p>3581</text:p>
          </table:table-cell>
          <table:table-cell/>
          <table:table-cell table:formula="of:=['output sigmoid'.O213]" office:value-type="float" office:value="2042.27" calcext:value-type="float">
            <text:p>2042.27</text:p>
          </table:table-cell>
          <table:table-cell table:formula="of:=['output linear'.O213]" office:value-type="float" office:value="2119.518" calcext:value-type="float">
            <text:p>2119.518</text:p>
          </table:table-cell>
        </table:table-row>
        <table:table-row table:style-name="ro1">
          <table:table-cell/>
          <table:table-cell table:formula="of:=['output sigmoid'.N214]" office:value-type="float" office:value="3225" calcext:value-type="float">
            <text:p>3225</text:p>
          </table:table-cell>
          <table:table-cell table:formula="of:=['output linear'.N214]" office:value-type="float" office:value="3653" calcext:value-type="float">
            <text:p>3653</text:p>
          </table:table-cell>
          <table:table-cell/>
          <table:table-cell table:formula="of:=['output sigmoid'.O214]" office:value-type="float" office:value="2003.944" calcext:value-type="float">
            <text:p>2003.944</text:p>
          </table:table-cell>
          <table:table-cell table:formula="of:=['output linear'.O214]" office:value-type="float" office:value="2171.974" calcext:value-type="float">
            <text:p>2171.974</text:p>
          </table:table-cell>
        </table:table-row>
        <table:table-row table:style-name="ro1">
          <table:table-cell/>
          <table:table-cell table:formula="of:=['output sigmoid'.N215]" office:value-type="float" office:value="3204" calcext:value-type="float">
            <text:p>3204</text:p>
          </table:table-cell>
          <table:table-cell table:formula="of:=['output linear'.N215]" office:value-type="float" office:value="3435" calcext:value-type="float">
            <text:p>3435</text:p>
          </table:table-cell>
          <table:table-cell/>
          <table:table-cell table:formula="of:=['output sigmoid'.O215]" office:value-type="float" office:value="2013.508" calcext:value-type="float">
            <text:p>2013.508</text:p>
          </table:table-cell>
          <table:table-cell table:formula="of:=['output linear'.O215]" office:value-type="float" office:value="2148.092" calcext:value-type="float">
            <text:p>2148.092</text:p>
          </table:table-cell>
        </table:table-row>
        <table:table-row table:style-name="ro1">
          <table:table-cell/>
          <table:table-cell table:formula="of:=['output sigmoid'.N216]" office:value-type="float" office:value="3193" calcext:value-type="float">
            <text:p>3193</text:p>
          </table:table-cell>
          <table:table-cell table:formula="of:=['output linear'.N216]" office:value-type="float" office:value="3638.8" calcext:value-type="float">
            <text:p>3638.8</text:p>
          </table:table-cell>
          <table:table-cell/>
          <table:table-cell table:formula="of:=['output sigmoid'.O216]" office:value-type="float" office:value="2029.894" calcext:value-type="float">
            <text:p>2029.894</text:p>
          </table:table-cell>
          <table:table-cell table:formula="of:=['output linear'.O216]" office:value-type="float" office:value="2139.642" calcext:value-type="float">
            <text:p>2139.642</text:p>
          </table:table-cell>
        </table:table-row>
        <table:table-row table:style-name="ro1">
          <table:table-cell/>
          <table:table-cell table:formula="of:=['output sigmoid'.N217]" office:value-type="float" office:value="3301.4" calcext:value-type="float">
            <text:p>3301.4</text:p>
          </table:table-cell>
          <table:table-cell table:formula="of:=['output linear'.N217]" office:value-type="float" office:value="3598.8" calcext:value-type="float">
            <text:p>3598.8</text:p>
          </table:table-cell>
          <table:table-cell/>
          <table:table-cell table:formula="of:=['output sigmoid'.O217]" office:value-type="float" office:value="2003.444" calcext:value-type="float">
            <text:p>2003.444</text:p>
          </table:table-cell>
          <table:table-cell table:formula="of:=['output linear'.O217]" office:value-type="float" office:value="2149.974" calcext:value-type="float">
            <text:p>2149.974</text:p>
          </table:table-cell>
        </table:table-row>
        <table:table-row table:style-name="ro1">
          <table:table-cell/>
          <table:table-cell table:formula="of:=['output sigmoid'.N218]" office:value-type="float" office:value="3200.4" calcext:value-type="float">
            <text:p>3200.4</text:p>
          </table:table-cell>
          <table:table-cell table:formula="of:=['output linear'.N218]" office:value-type="float" office:value="3500" calcext:value-type="float">
            <text:p>3500</text:p>
          </table:table-cell>
          <table:table-cell/>
          <table:table-cell table:formula="of:=['output sigmoid'.O218]" office:value-type="float" office:value="2060.36" calcext:value-type="float">
            <text:p>2060.36</text:p>
          </table:table-cell>
          <table:table-cell table:formula="of:=['output linear'.O218]" office:value-type="float" office:value="2100.398" calcext:value-type="float">
            <text:p>2100.398</text:p>
          </table:table-cell>
        </table:table-row>
        <table:table-row table:style-name="ro1">
          <table:table-cell/>
          <table:table-cell table:formula="of:=['output sigmoid'.N219]" office:value-type="float" office:value="3187" calcext:value-type="float">
            <text:p>3187</text:p>
          </table:table-cell>
          <table:table-cell table:formula="of:=['output linear'.N219]" office:value-type="float" office:value="3678" calcext:value-type="float">
            <text:p>3678</text:p>
          </table:table-cell>
          <table:table-cell/>
          <table:table-cell table:formula="of:=['output sigmoid'.O219]" office:value-type="float" office:value="2033.072" calcext:value-type="float">
            <text:p>2033.072</text:p>
          </table:table-cell>
          <table:table-cell table:formula="of:=['output linear'.O219]" office:value-type="float" office:value="2127.104" calcext:value-type="float">
            <text:p>2127.104</text:p>
          </table:table-cell>
        </table:table-row>
        <table:table-row table:style-name="ro1">
          <table:table-cell/>
          <table:table-cell table:formula="of:=['output sigmoid'.N220]" office:value-type="float" office:value="3280.8" calcext:value-type="float">
            <text:p>3280.8</text:p>
          </table:table-cell>
          <table:table-cell table:formula="of:=['output linear'.N220]" office:value-type="float" office:value="3522" calcext:value-type="float">
            <text:p>3522</text:p>
          </table:table-cell>
          <table:table-cell/>
          <table:table-cell table:formula="of:=['output sigmoid'.O220]" office:value-type="float" office:value="2047.506" calcext:value-type="float">
            <text:p>2047.506</text:p>
          </table:table-cell>
          <table:table-cell table:formula="of:=['output linear'.O220]" office:value-type="float" office:value="2101.5" calcext:value-type="float">
            <text:p>2101.5</text:p>
          </table:table-cell>
        </table:table-row>
        <table:table-row table:style-name="ro1">
          <table:table-cell/>
          <table:table-cell table:formula="of:=['output sigmoid'.N221]" office:value-type="float" office:value="3268" calcext:value-type="float">
            <text:p>3268</text:p>
          </table:table-cell>
          <table:table-cell table:formula="of:=['output linear'.N221]" office:value-type="float" office:value="3402" calcext:value-type="float">
            <text:p>3402</text:p>
          </table:table-cell>
          <table:table-cell/>
          <table:table-cell table:formula="of:=['output sigmoid'.O221]" office:value-type="float" office:value="2028.66" calcext:value-type="float">
            <text:p>2028.66</text:p>
          </table:table-cell>
          <table:table-cell table:formula="of:=['output linear'.O221]" office:value-type="float" office:value="2103.392" calcext:value-type="float">
            <text:p>2103.392</text:p>
          </table:table-cell>
        </table:table-row>
        <table:table-row table:style-name="ro1">
          <table:table-cell/>
          <table:table-cell table:formula="of:=['output sigmoid'.N222]" office:value-type="float" office:value="3375" calcext:value-type="float">
            <text:p>3375</text:p>
          </table:table-cell>
          <table:table-cell table:formula="of:=['output linear'.N222]" office:value-type="float" office:value="3605.8" calcext:value-type="float">
            <text:p>3605.8</text:p>
          </table:table-cell>
          <table:table-cell/>
          <table:table-cell table:formula="of:=['output sigmoid'.O222]" office:value-type="float" office:value="2036.974" calcext:value-type="float">
            <text:p>2036.974</text:p>
          </table:table-cell>
          <table:table-cell table:formula="of:=['output linear'.O222]" office:value-type="float" office:value="2129.69" calcext:value-type="float">
            <text:p>2129.69</text:p>
          </table:table-cell>
        </table:table-row>
        <table:table-row table:style-name="ro1">
          <table:table-cell/>
          <table:table-cell table:formula="of:=['output sigmoid'.N223]" office:value-type="float" office:value="3206" calcext:value-type="float">
            <text:p>3206</text:p>
          </table:table-cell>
          <table:table-cell table:formula="of:=['output linear'.N223]" office:value-type="float" office:value="3630" calcext:value-type="float">
            <text:p>3630</text:p>
          </table:table-cell>
          <table:table-cell/>
          <table:table-cell table:formula="of:=['output sigmoid'.O223]" office:value-type="float" office:value="2021.812" calcext:value-type="float">
            <text:p>2021.812</text:p>
          </table:table-cell>
          <table:table-cell table:formula="of:=['output linear'.O223]" office:value-type="float" office:value="2176.61" calcext:value-type="float">
            <text:p>2176.61</text:p>
          </table:table-cell>
        </table:table-row>
        <table:table-row table:style-name="ro1">
          <table:table-cell/>
          <table:table-cell table:formula="of:=['output sigmoid'.N224]" office:value-type="float" office:value="3351" calcext:value-type="float">
            <text:p>3351</text:p>
          </table:table-cell>
          <table:table-cell table:formula="of:=['output linear'.N224]" office:value-type="float" office:value="3578" calcext:value-type="float">
            <text:p>3578</text:p>
          </table:table-cell>
          <table:table-cell/>
          <table:table-cell table:formula="of:=['output sigmoid'.O224]" office:value-type="float" office:value="2033.846" calcext:value-type="float">
            <text:p>2033.846</text:p>
          </table:table-cell>
          <table:table-cell table:formula="of:=['output linear'.O224]" office:value-type="float" office:value="2129.65" calcext:value-type="float">
            <text:p>2129.65</text:p>
          </table:table-cell>
        </table:table-row>
        <table:table-row table:style-name="ro1">
          <table:table-cell/>
          <table:table-cell table:formula="of:=['output sigmoid'.N225]" office:value-type="float" office:value="3170.8" calcext:value-type="float">
            <text:p>3170.8</text:p>
          </table:table-cell>
          <table:table-cell table:formula="of:=['output linear'.N225]" office:value-type="float" office:value="3828.8" calcext:value-type="float">
            <text:p>3828.8</text:p>
          </table:table-cell>
          <table:table-cell/>
          <table:table-cell table:formula="of:=['output sigmoid'.O225]" office:value-type="float" office:value="2065.536" calcext:value-type="float">
            <text:p>2065.536</text:p>
          </table:table-cell>
          <table:table-cell table:formula="of:=['output linear'.O225]" office:value-type="float" office:value="2155.75" calcext:value-type="float">
            <text:p>2155.75</text:p>
          </table:table-cell>
        </table:table-row>
        <table:table-row table:style-name="ro1">
          <table:table-cell/>
          <table:table-cell table:formula="of:=['output sigmoid'.N226]" office:value-type="float" office:value="3110" calcext:value-type="float">
            <text:p>3110</text:p>
          </table:table-cell>
          <table:table-cell table:formula="of:=['output linear'.N226]" office:value-type="float" office:value="3792" calcext:value-type="float">
            <text:p>3792</text:p>
          </table:table-cell>
          <table:table-cell/>
          <table:table-cell table:formula="of:=['output sigmoid'.O226]" office:value-type="float" office:value="2052.424" calcext:value-type="float">
            <text:p>2052.424</text:p>
          </table:table-cell>
          <table:table-cell table:formula="of:=['output linear'.O226]" office:value-type="float" office:value="2208.4" calcext:value-type="float">
            <text:p>2208.4</text:p>
          </table:table-cell>
        </table:table-row>
        <table:table-row table:style-name="ro1">
          <table:table-cell/>
          <table:table-cell table:formula="of:=['output sigmoid'.N227]" office:value-type="float" office:value="3227" calcext:value-type="float">
            <text:p>3227</text:p>
          </table:table-cell>
          <table:table-cell table:formula="of:=['output linear'.N227]" office:value-type="float" office:value="3537" calcext:value-type="float">
            <text:p>3537</text:p>
          </table:table-cell>
          <table:table-cell/>
          <table:table-cell table:formula="of:=['output sigmoid'.O227]" office:value-type="float" office:value="1949.41" calcext:value-type="float">
            <text:p>1949.41</text:p>
          </table:table-cell>
          <table:table-cell table:formula="of:=['output linear'.O227]" office:value-type="float" office:value="2198.28" calcext:value-type="float">
            <text:p>2198.28</text:p>
          </table:table-cell>
        </table:table-row>
        <table:table-row table:style-name="ro1">
          <table:table-cell/>
          <table:table-cell table:formula="of:=['output sigmoid'.N228]" office:value-type="float" office:value="3170" calcext:value-type="float">
            <text:p>3170</text:p>
          </table:table-cell>
          <table:table-cell table:formula="of:=['output linear'.N228]" office:value-type="float" office:value="3526" calcext:value-type="float">
            <text:p>3526</text:p>
          </table:table-cell>
          <table:table-cell/>
          <table:table-cell table:formula="of:=['output sigmoid'.O228]" office:value-type="float" office:value="2001.144" calcext:value-type="float">
            <text:p>2001.144</text:p>
          </table:table-cell>
          <table:table-cell table:formula="of:=['output linear'.O228]" office:value-type="float" office:value="2114.908" calcext:value-type="float">
            <text:p>2114.908</text:p>
          </table:table-cell>
        </table:table-row>
        <table:table-row table:style-name="ro1">
          <table:table-cell/>
          <table:table-cell table:formula="of:=['output sigmoid'.N229]" office:value-type="float" office:value="3326.8" calcext:value-type="float">
            <text:p>3326.8</text:p>
          </table:table-cell>
          <table:table-cell table:formula="of:=['output linear'.N229]" office:value-type="float" office:value="3739.6" calcext:value-type="float">
            <text:p>3739.6</text:p>
          </table:table-cell>
          <table:table-cell/>
          <table:table-cell table:formula="of:=['output sigmoid'.O229]" office:value-type="float" office:value="2042.224" calcext:value-type="float">
            <text:p>2042.224</text:p>
          </table:table-cell>
          <table:table-cell table:formula="of:=['output linear'.O229]" office:value-type="float" office:value="2192.426" calcext:value-type="float">
            <text:p>2192.426</text:p>
          </table:table-cell>
        </table:table-row>
        <table:table-row table:style-name="ro1">
          <table:table-cell/>
          <table:table-cell table:formula="of:=['output sigmoid'.N230]" office:value-type="float" office:value="3213" calcext:value-type="float">
            <text:p>3213</text:p>
          </table:table-cell>
          <table:table-cell table:formula="of:=['output linear'.N230]" office:value-type="float" office:value="3767" calcext:value-type="float">
            <text:p>3767</text:p>
          </table:table-cell>
          <table:table-cell/>
          <table:table-cell table:formula="of:=['output sigmoid'.O230]" office:value-type="float" office:value="1980.47" calcext:value-type="float">
            <text:p>1980.47</text:p>
          </table:table-cell>
          <table:table-cell table:formula="of:=['output linear'.O230]" office:value-type="float" office:value="2197.882" calcext:value-type="float">
            <text:p>2197.882</text:p>
          </table:table-cell>
        </table:table-row>
        <table:table-row table:style-name="ro1">
          <table:table-cell/>
          <table:table-cell table:formula="of:=['output sigmoid'.N231]" office:value-type="float" office:value="3340" calcext:value-type="float">
            <text:p>3340</text:p>
          </table:table-cell>
          <table:table-cell table:formula="of:=['output linear'.N231]" office:value-type="float" office:value="3707" calcext:value-type="float">
            <text:p>3707</text:p>
          </table:table-cell>
          <table:table-cell/>
          <table:table-cell table:formula="of:=['output sigmoid'.O231]" office:value-type="float" office:value="2021.73" calcext:value-type="float">
            <text:p>2021.73</text:p>
          </table:table-cell>
          <table:table-cell table:formula="of:=['output linear'.O231]" office:value-type="float" office:value="2266.244" calcext:value-type="float">
            <text:p>2266.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0:05:27.81787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5T10:11:25.573276248</dc:date>
    <meta:editing-duration>PT2H20M44S</meta:editing-duration>
    <meta:editing-cycles>44</meta:editing-cycles>
    <meta:generator>LibreOffice/4.2.8.2$Linux_X86_64 LibreOffice_project/420m0$Build-2</meta:generator>
    <meta:document-statistic meta:table-count="3" meta:cell-count="64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'output sigmoid'.N1:'output sigmoid'.O231" chart:data-source-has-labels="row" svg:x="0.32cm" svg:y="0.18cm" svg:width="12.799cm" svg:height="8.64cm">
          <chartooo:coordinate-region svg:x="1.312cm" svg:y="0.38cm" svg:width="11.71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sigmoid'.N2:'output sigmoid'.N231" chart:label-cell-address="'output sigmoid'.N1:'output sigmoid'.N1" chart:class="chart:line">
            <chart:data-point chart:repeated="230"/>
          </chart:series>
          <chart:series chart:style-name="ch7" chart:values-cell-range-address="'output sigmoid'.O2:'output sigmoid'.O231" chart:label-cell-address="'output sigmoid'.O1:'output sigmoid'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'output sigmoid'.N1:'output sigmoid'.N1</svg:desc>
                </draw:g>
              </table:table-cell>
              <table:table-cell office:value-type="string">
                <text:p>average</text:p>
                <draw:g>
                  <svg:desc>'output sigmoid'.O1:'output sigmoid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8">
                <text:p>1468</text:p>
                <draw:g>
                  <svg:desc>'output sigmoid'.N2:'output sigmoid'.N231</svg:desc>
                </draw:g>
              </table:table-cell>
              <table:table-cell office:value-type="float" office:value="585.324">
                <text:p>585.324</text:p>
                <draw:g>
                  <svg:desc>'output sigmoid'.O2:'output sigmoid'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0.8">
                <text:p>1660.8</text:p>
              </table:table-cell>
              <table:table-cell office:value-type="float" office:value="754.858">
                <text:p>754.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3">
                <text:p>1863</text:p>
              </table:table-cell>
              <table:table-cell office:value-type="float" office:value="885.16">
                <text:p>885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1.8">
                <text:p>2181.8</text:p>
              </table:table-cell>
              <table:table-cell office:value-type="float" office:value="1060.106">
                <text:p>1060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7.4">
                <text:p>2217.4</text:p>
              </table:table-cell>
              <table:table-cell office:value-type="float" office:value="1161.93">
                <text:p>1161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7.4">
                <text:p>2327.4</text:p>
              </table:table-cell>
              <table:table-cell office:value-type="float" office:value="1257.73">
                <text:p>1257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8.6">
                <text:p>2478.6</text:p>
              </table:table-cell>
              <table:table-cell office:value-type="float" office:value="1329.202">
                <text:p>1329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3.6">
                <text:p>2323.6</text:p>
              </table:table-cell>
              <table:table-cell office:value-type="float" office:value="1295.694">
                <text:p>1295.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4">
                <text:p>2384</text:p>
              </table:table-cell>
              <table:table-cell office:value-type="float" office:value="1359.438">
                <text:p>1359.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.6">
                <text:p>2500.6</text:p>
              </table:table-cell>
              <table:table-cell office:value-type="float" office:value="1372.082">
                <text:p>1372.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6">
                <text:p>2556</text:p>
              </table:table-cell>
              <table:table-cell office:value-type="float" office:value="1324.168">
                <text:p>1324.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9">
                <text:p>2499</text:p>
              </table:table-cell>
              <table:table-cell office:value-type="float" office:value="1343.016">
                <text:p>1343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8.4">
                <text:p>2718.4</text:p>
              </table:table-cell>
              <table:table-cell office:value-type="float" office:value="1494.78">
                <text:p>149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6">
                <text:p>2516</text:p>
              </table:table-cell>
              <table:table-cell office:value-type="float" office:value="1418.262">
                <text:p>1418.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9.6">
                <text:p>2559.6</text:p>
              </table:table-cell>
              <table:table-cell office:value-type="float" office:value="1447.582">
                <text:p>1447.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5">
                <text:p>2535</text:p>
              </table:table-cell>
              <table:table-cell office:value-type="float" office:value="1492.57">
                <text:p>1492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7">
                <text:p>2727</text:p>
              </table:table-cell>
              <table:table-cell office:value-type="float" office:value="1541.404">
                <text:p>1541.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3.2">
                <text:p>2543.2</text:p>
              </table:table-cell>
              <table:table-cell office:value-type="float" office:value="1500.978">
                <text:p>1500.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1.4">
                <text:p>2581.4</text:p>
              </table:table-cell>
              <table:table-cell office:value-type="float" office:value="1490.962">
                <text:p>1490.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3">
                <text:p>2593</text:p>
              </table:table-cell>
              <table:table-cell office:value-type="float" office:value="1533.924">
                <text:p>1533.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5.6">
                <text:p>2615.6</text:p>
              </table:table-cell>
              <table:table-cell office:value-type="float" office:value="1540.022">
                <text:p>1540.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7">
                <text:p>2607</text:p>
              </table:table-cell>
              <table:table-cell office:value-type="float" office:value="1527.11">
                <text:p>1527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6">
                <text:p>2626</text:p>
              </table:table-cell>
              <table:table-cell office:value-type="float" office:value="1519.456">
                <text:p>1519.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6">
                <text:p>2566</text:p>
              </table:table-cell>
              <table:table-cell office:value-type="float" office:value="1545.766">
                <text:p>1545.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7">
                <text:p>2777</text:p>
              </table:table-cell>
              <table:table-cell office:value-type="float" office:value="1538.926">
                <text:p>1538.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1">
                <text:p>2671</text:p>
              </table:table-cell>
              <table:table-cell office:value-type="float" office:value="1486.524">
                <text:p>1486.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0">
                <text:p>2650</text:p>
              </table:table-cell>
              <table:table-cell office:value-type="float" office:value="1549.622">
                <text:p>1549.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1.2">
                <text:p>2591.2</text:p>
              </table:table-cell>
              <table:table-cell office:value-type="float" office:value="1537.668">
                <text:p>1537.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90">
                <text:p>2690</text:p>
              </table:table-cell>
              <table:table-cell office:value-type="float" office:value="1580.096">
                <text:p>1580.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0">
                <text:p>2740</text:p>
              </table:table-cell>
              <table:table-cell office:value-type="float" office:value="1582.238">
                <text:p>1582.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5.4">
                <text:p>2755.4</text:p>
              </table:table-cell>
              <table:table-cell office:value-type="float" office:value="1584.066">
                <text:p>1584.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5">
                <text:p>2755</text:p>
              </table:table-cell>
              <table:table-cell office:value-type="float" office:value="1577.168">
                <text:p>1577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5.2">
                <text:p>2835.2</text:p>
              </table:table-cell>
              <table:table-cell office:value-type="float" office:value="1632.482">
                <text:p>1632.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4">
                <text:p>2894</text:p>
              </table:table-cell>
              <table:table-cell office:value-type="float" office:value="1638.52">
                <text:p>1638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1.4">
                <text:p>2761.4</text:p>
              </table:table-cell>
              <table:table-cell office:value-type="float" office:value="1633.7">
                <text:p>163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.8">
                <text:p>2888.8</text:p>
              </table:table-cell>
              <table:table-cell office:value-type="float" office:value="1644.614">
                <text:p>1644.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5">
                <text:p>2915</text:p>
              </table:table-cell>
              <table:table-cell office:value-type="float" office:value="1639.472">
                <text:p>1639.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1.4">
                <text:p>2991.4</text:p>
              </table:table-cell>
              <table:table-cell office:value-type="float" office:value="1636.382">
                <text:p>1636.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1">
                <text:p>2861</text:p>
              </table:table-cell>
              <table:table-cell office:value-type="float" office:value="1607.432">
                <text:p>1607.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9">
                <text:p>2729</text:p>
              </table:table-cell>
              <table:table-cell office:value-type="float" office:value="1614.932">
                <text:p>1614.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71.2">
                <text:p>2971.2</text:p>
              </table:table-cell>
              <table:table-cell office:value-type="float" office:value="1627.792">
                <text:p>1627.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4.6">
                <text:p>2834.6</text:p>
              </table:table-cell>
              <table:table-cell office:value-type="float" office:value="1652.334">
                <text:p>1652.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7">
                <text:p>2807</text:p>
              </table:table-cell>
              <table:table-cell office:value-type="float" office:value="1593.734">
                <text:p>1593.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49">
                <text:p>2949</text:p>
              </table:table-cell>
              <table:table-cell office:value-type="float" office:value="1663.974">
                <text:p>1663.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1.4">
                <text:p>2811.4</text:p>
              </table:table-cell>
              <table:table-cell office:value-type="float" office:value="1669.882">
                <text:p>1669.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3">
                <text:p>2943</text:p>
              </table:table-cell>
              <table:table-cell office:value-type="float" office:value="1661.256">
                <text:p>1661.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6">
                <text:p>2896</text:p>
              </table:table-cell>
              <table:table-cell office:value-type="float" office:value="1695.172">
                <text:p>1695.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6">
                <text:p>2946</text:p>
              </table:table-cell>
              <table:table-cell office:value-type="float" office:value="1669.796">
                <text:p>1669.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6">
                <text:p>2876</text:p>
              </table:table-cell>
              <table:table-cell office:value-type="float" office:value="1649.402">
                <text:p>1649.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5">
                <text:p>2895</text:p>
              </table:table-cell>
              <table:table-cell office:value-type="float" office:value="1642.928">
                <text:p>1642.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6">
                <text:p>2986</text:p>
              </table:table-cell>
              <table:table-cell office:value-type="float" office:value="1711.838">
                <text:p>1711.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9.6">
                <text:p>2799.6</text:p>
              </table:table-cell>
              <table:table-cell office:value-type="float" office:value="1665.034">
                <text:p>1665.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8">
                <text:p>2868</text:p>
              </table:table-cell>
              <table:table-cell office:value-type="float" office:value="1678.622">
                <text:p>1678.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56.8">
                <text:p>2856.8</text:p>
              </table:table-cell>
              <table:table-cell office:value-type="float" office:value="1759.132">
                <text:p>1759.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3">
                <text:p>3093</text:p>
              </table:table-cell>
              <table:table-cell office:value-type="float" office:value="1785.112">
                <text:p>1785.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1">
                <text:p>2881</text:p>
              </table:table-cell>
              <table:table-cell office:value-type="float" office:value="1760.192">
                <text:p>1760.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6">
                <text:p>2856</text:p>
              </table:table-cell>
              <table:table-cell office:value-type="float" office:value="1752.36">
                <text:p>1752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3">
                <text:p>2813</text:p>
              </table:table-cell>
              <table:table-cell office:value-type="float" office:value="1736.536">
                <text:p>1736.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4">
                <text:p>2894</text:p>
              </table:table-cell>
              <table:table-cell office:value-type="float" office:value="1750.338">
                <text:p>1750.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9">
                <text:p>2899</text:p>
              </table:table-cell>
              <table:table-cell office:value-type="float" office:value="1799.484">
                <text:p>1799.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8">
                <text:p>2868</text:p>
              </table:table-cell>
              <table:table-cell office:value-type="float" office:value="1818.48">
                <text:p>1818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3.2">
                <text:p>3043.2</text:p>
              </table:table-cell>
              <table:table-cell office:value-type="float" office:value="1789.886">
                <text:p>1789.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3.4">
                <text:p>2973.4</text:p>
              </table:table-cell>
              <table:table-cell office:value-type="float" office:value="1824.338">
                <text:p>1824.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9">
                <text:p>3029</text:p>
              </table:table-cell>
              <table:table-cell office:value-type="float" office:value="1799.84">
                <text:p>1799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2">
                <text:p>3002</text:p>
              </table:table-cell>
              <table:table-cell office:value-type="float" office:value="1826.63">
                <text:p>1826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30">
                <text:p>2930</text:p>
              </table:table-cell>
              <table:table-cell office:value-type="float" office:value="1831.864">
                <text:p>1831.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5">
                <text:p>2975</text:p>
              </table:table-cell>
              <table:table-cell office:value-type="float" office:value="1849.316">
                <text:p>1849.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9">
                <text:p>3079</text:p>
              </table:table-cell>
              <table:table-cell office:value-type="float" office:value="1844.25">
                <text:p>1844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8">
                <text:p>2968</text:p>
              </table:table-cell>
              <table:table-cell office:value-type="float" office:value="1850.192">
                <text:p>1850.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5.4">
                <text:p>2975.4</text:p>
              </table:table-cell>
              <table:table-cell office:value-type="float" office:value="1835.288">
                <text:p>1835.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29">
                <text:p>3129</text:p>
              </table:table-cell>
              <table:table-cell office:value-type="float" office:value="1845.354">
                <text:p>1845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5">
                <text:p>3065</text:p>
              </table:table-cell>
              <table:table-cell office:value-type="float" office:value="1881.04">
                <text:p>1881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8">
                <text:p>3068</text:p>
              </table:table-cell>
              <table:table-cell office:value-type="float" office:value="1893.398">
                <text:p>1893.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6.6">
                <text:p>2986.6</text:p>
              </table:table-cell>
              <table:table-cell office:value-type="float" office:value="1859.428">
                <text:p>1859.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2.2">
                <text:p>2962.2</text:p>
              </table:table-cell>
              <table:table-cell office:value-type="float" office:value="1845.234">
                <text:p>1845.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9">
                <text:p>2999</text:p>
              </table:table-cell>
              <table:table-cell office:value-type="float" office:value="1867.194">
                <text:p>1867.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6">
                <text:p>2976</text:p>
              </table:table-cell>
              <table:table-cell office:value-type="float" office:value="1835.304">
                <text:p>1835.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7">
                <text:p>2967</text:p>
              </table:table-cell>
              <table:table-cell office:value-type="float" office:value="1853.088">
                <text:p>1853.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4.4">
                <text:p>2964.4</text:p>
              </table:table-cell>
              <table:table-cell office:value-type="float" office:value="1852.904">
                <text:p>1852.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01">
                <text:p>3001</text:p>
              </table:table-cell>
              <table:table-cell office:value-type="float" office:value="1850.656">
                <text:p>1850.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4">
                <text:p>3094</text:p>
              </table:table-cell>
              <table:table-cell office:value-type="float" office:value="1939.374">
                <text:p>1939.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78.6">
                <text:p>2978.6</text:p>
              </table:table-cell>
              <table:table-cell office:value-type="float" office:value="1893.182">
                <text:p>1893.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4">
                <text:p>3004</text:p>
              </table:table-cell>
              <table:table-cell office:value-type="float" office:value="1927.264">
                <text:p>1927.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35">
                <text:p>3135</text:p>
              </table:table-cell>
              <table:table-cell office:value-type="float" office:value="1891.198">
                <text:p>1891.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9">
                <text:p>3249</text:p>
              </table:table-cell>
              <table:table-cell office:value-type="float" office:value="1982.136">
                <text:p>1982.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4">
                <text:p>3094</text:p>
              </table:table-cell>
              <table:table-cell office:value-type="float" office:value="1896.692">
                <text:p>1896.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1">
                <text:p>3161</text:p>
              </table:table-cell>
              <table:table-cell office:value-type="float" office:value="1903.924">
                <text:p>1903.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93">
                <text:p>3193</text:p>
              </table:table-cell>
              <table:table-cell office:value-type="float" office:value="1893.61">
                <text:p>1893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46.2">
                <text:p>3146.2</text:p>
              </table:table-cell>
              <table:table-cell office:value-type="float" office:value="1884.458">
                <text:p>1884.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89">
                <text:p>3089</text:p>
              </table:table-cell>
              <table:table-cell office:value-type="float" office:value="1870.158">
                <text:p>1870.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7">
                <text:p>3317</text:p>
              </table:table-cell>
              <table:table-cell office:value-type="float" office:value="1912.006">
                <text:p>1912.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3">
                <text:p>3253</text:p>
              </table:table-cell>
              <table:table-cell office:value-type="float" office:value="1958.698">
                <text:p>1958.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21">
                <text:p>3221</text:p>
              </table:table-cell>
              <table:table-cell office:value-type="float" office:value="1921.39">
                <text:p>1921.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5">
                <text:p>3175</text:p>
              </table:table-cell>
              <table:table-cell office:value-type="float" office:value="1903.59">
                <text:p>1903.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1">
                <text:p>3191</text:p>
              </table:table-cell>
              <table:table-cell office:value-type="float" office:value="1885.26">
                <text:p>1885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4">
                <text:p>3224</text:p>
              </table:table-cell>
              <table:table-cell office:value-type="float" office:value="1893.19">
                <text:p>1893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3.6">
                <text:p>3123.6</text:p>
              </table:table-cell>
              <table:table-cell office:value-type="float" office:value="1874.416">
                <text:p>1874.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21">
                <text:p>3121</text:p>
              </table:table-cell>
              <table:table-cell office:value-type="float" office:value="1927.58">
                <text:p>1927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9">
                <text:p>3289</text:p>
              </table:table-cell>
              <table:table-cell office:value-type="float" office:value="1913.314">
                <text:p>1913.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.4">
                <text:p>3142.4</text:p>
              </table:table-cell>
              <table:table-cell office:value-type="float" office:value="1890.792">
                <text:p>1890.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93">
                <text:p>3093</text:p>
              </table:table-cell>
              <table:table-cell office:value-type="float" office:value="1906.682">
                <text:p>1906.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77">
                <text:p>3077</text:p>
              </table:table-cell>
              <table:table-cell office:value-type="float" office:value="1861.42">
                <text:p>1861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1">
                <text:p>3071</text:p>
              </table:table-cell>
              <table:table-cell office:value-type="float" office:value="1852.726">
                <text:p>1852.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5">
                <text:p>3085</text:p>
              </table:table-cell>
              <table:table-cell office:value-type="float" office:value="1892.27">
                <text:p>1892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01">
                <text:p>3201</text:p>
              </table:table-cell>
              <table:table-cell office:value-type="float" office:value="1977.954">
                <text:p>1977.9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22">
                <text:p>2922</text:p>
              </table:table-cell>
              <table:table-cell office:value-type="float" office:value="1880.828">
                <text:p>1880.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5.4">
                <text:p>3125.4</text:p>
              </table:table-cell>
              <table:table-cell office:value-type="float" office:value="1889.134">
                <text:p>1889.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4">
                <text:p>2984</text:p>
              </table:table-cell>
              <table:table-cell office:value-type="float" office:value="1927.676">
                <text:p>1927.6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15.4">
                <text:p>3215.4</text:p>
              </table:table-cell>
              <table:table-cell office:value-type="float" office:value="1910.24">
                <text:p>1910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38.2">
                <text:p>3238.2</text:p>
              </table:table-cell>
              <table:table-cell office:value-type="float" office:value="1915.852">
                <text:p>1915.8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82.2">
                <text:p>3082.2</text:p>
              </table:table-cell>
              <table:table-cell office:value-type="float" office:value="1912.398">
                <text:p>1912.3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00.6">
                <text:p>3200.6</text:p>
              </table:table-cell>
              <table:table-cell office:value-type="float" office:value="1914.01">
                <text:p>1914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82.6">
                <text:p>3182.6</text:p>
              </table:table-cell>
              <table:table-cell office:value-type="float" office:value="1876.506">
                <text:p>1876.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0">
                <text:p>3050</text:p>
              </table:table-cell>
              <table:table-cell office:value-type="float" office:value="1923.5">
                <text:p>1923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77">
                <text:p>3277</text:p>
              </table:table-cell>
              <table:table-cell office:value-type="float" office:value="1923.9">
                <text:p>192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4.6">
                <text:p>3064.6</text:p>
              </table:table-cell>
              <table:table-cell office:value-type="float" office:value="1914.378">
                <text:p>1914.3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9">
                <text:p>3079</text:p>
              </table:table-cell>
              <table:table-cell office:value-type="float" office:value="1962.332">
                <text:p>1962.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28">
                <text:p>3228</text:p>
              </table:table-cell>
              <table:table-cell office:value-type="float" office:value="1942.908">
                <text:p>1942.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3.2">
                <text:p>3133.2</text:p>
              </table:table-cell>
              <table:table-cell office:value-type="float" office:value="1967.466">
                <text:p>1967.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91">
                <text:p>3291</text:p>
              </table:table-cell>
              <table:table-cell office:value-type="float" office:value="1946.674">
                <text:p>1946.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8">
                <text:p>3088</text:p>
              </table:table-cell>
              <table:table-cell office:value-type="float" office:value="1890.564">
                <text:p>1890.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9">
                <text:p>3189</text:p>
              </table:table-cell>
              <table:table-cell office:value-type="float" office:value="1900.774">
                <text:p>1900.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5.6">
                <text:p>3125.6</text:p>
              </table:table-cell>
              <table:table-cell office:value-type="float" office:value="1895.848">
                <text:p>1895.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8">
                <text:p>3338</text:p>
              </table:table-cell>
              <table:table-cell office:value-type="float" office:value="1911.674">
                <text:p>1911.6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5">
                <text:p>3265</text:p>
              </table:table-cell>
              <table:table-cell office:value-type="float" office:value="1928.084">
                <text:p>1928.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29">
                <text:p>3229</text:p>
              </table:table-cell>
              <table:table-cell office:value-type="float" office:value="1995.026">
                <text:p>1995.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">
                <text:p>3175</text:p>
              </table:table-cell>
              <table:table-cell office:value-type="float" office:value="1939.79">
                <text:p>1939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0">
                <text:p>3170</text:p>
              </table:table-cell>
              <table:table-cell office:value-type="float" office:value="1984.832">
                <text:p>1984.8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66">
                <text:p>3166</text:p>
              </table:table-cell>
              <table:table-cell office:value-type="float" office:value="2004.912">
                <text:p>2004.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5">
                <text:p>3365</text:p>
              </table:table-cell>
              <table:table-cell office:value-type="float" office:value="2003.68">
                <text:p>2003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8">
                <text:p>3398</text:p>
              </table:table-cell>
              <table:table-cell office:value-type="float" office:value="1983.378">
                <text:p>1983.3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2">
                <text:p>3312</text:p>
              </table:table-cell>
              <table:table-cell office:value-type="float" office:value="1980.266">
                <text:p>1980.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27.8">
                <text:p>3227.8</text:p>
              </table:table-cell>
              <table:table-cell office:value-type="float" office:value="1994.36">
                <text:p>1994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34">
                <text:p>3234</text:p>
              </table:table-cell>
              <table:table-cell office:value-type="float" office:value="2010.378">
                <text:p>2010.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3">
                <text:p>3373</text:p>
              </table:table-cell>
              <table:table-cell office:value-type="float" office:value="1979.59">
                <text:p>1979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92.4">
                <text:p>3192.4</text:p>
              </table:table-cell>
              <table:table-cell office:value-type="float" office:value="1989.916">
                <text:p>1989.9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2">
                <text:p>3182</text:p>
              </table:table-cell>
              <table:table-cell office:value-type="float" office:value="1990.994">
                <text:p>1990.9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09">
                <text:p>3209</text:p>
              </table:table-cell>
              <table:table-cell office:value-type="float" office:value="1984.374">
                <text:p>1984.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31">
                <text:p>3231</text:p>
              </table:table-cell>
              <table:table-cell office:value-type="float" office:value="2025.308">
                <text:p>2025.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12.2">
                <text:p>3212.2</text:p>
              </table:table-cell>
              <table:table-cell office:value-type="float" office:value="2003.778">
                <text:p>2003.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41">
                <text:p>3141</text:p>
              </table:table-cell>
              <table:table-cell office:value-type="float" office:value="2002.906">
                <text:p>2002.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28">
                <text:p>3228</text:p>
              </table:table-cell>
              <table:table-cell office:value-type="float" office:value="1947.01">
                <text:p>1947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98">
                <text:p>3298</text:p>
              </table:table-cell>
              <table:table-cell office:value-type="float" office:value="1961.212">
                <text:p>1961.2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40">
                <text:p>3140</text:p>
              </table:table-cell>
              <table:table-cell office:value-type="float" office:value="1922.618">
                <text:p>1922.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1">
                <text:p>3281</text:p>
              </table:table-cell>
              <table:table-cell office:value-type="float" office:value="1971.506">
                <text:p>1971.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21">
                <text:p>3121</text:p>
              </table:table-cell>
              <table:table-cell office:value-type="float" office:value="1939.542">
                <text:p>1939.5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04">
                <text:p>3204</text:p>
              </table:table-cell>
              <table:table-cell office:value-type="float" office:value="1966.242">
                <text:p>1966.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90">
                <text:p>3190</text:p>
              </table:table-cell>
              <table:table-cell office:value-type="float" office:value="1928.458">
                <text:p>1928.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51">
                <text:p>3351</text:p>
              </table:table-cell>
              <table:table-cell office:value-type="float" office:value="1947.298">
                <text:p>1947.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1">
                <text:p>3181</text:p>
              </table:table-cell>
              <table:table-cell office:value-type="float" office:value="1928.556">
                <text:p>1928.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71">
                <text:p>3271</text:p>
              </table:table-cell>
              <table:table-cell office:value-type="float" office:value="1862.894">
                <text:p>1862.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9">
                <text:p>3069</text:p>
              </table:table-cell>
              <table:table-cell office:value-type="float" office:value="1943.414">
                <text:p>1943.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5">
                <text:p>3275</text:p>
              </table:table-cell>
              <table:table-cell office:value-type="float" office:value="1944.934">
                <text:p>1944.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90">
                <text:p>3090</text:p>
              </table:table-cell>
              <table:table-cell office:value-type="float" office:value="1927.932">
                <text:p>1927.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5">
                <text:p>3105</text:p>
              </table:table-cell>
              <table:table-cell office:value-type="float" office:value="1891.17">
                <text:p>1891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56">
                <text:p>3156</text:p>
              </table:table-cell>
              <table:table-cell office:value-type="float" office:value="1945.52">
                <text:p>1945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56.2">
                <text:p>3156.2</text:p>
              </table:table-cell>
              <table:table-cell office:value-type="float" office:value="1954.102">
                <text:p>1954.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6">
                <text:p>3086</text:p>
              </table:table-cell>
              <table:table-cell office:value-type="float" office:value="1933.432">
                <text:p>1933.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15">
                <text:p>3115</text:p>
              </table:table-cell>
              <table:table-cell office:value-type="float" office:value="1930.428">
                <text:p>1930.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88.8">
                <text:p>3288.8</text:p>
              </table:table-cell>
              <table:table-cell office:value-type="float" office:value="1945.6">
                <text:p>1945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60">
                <text:p>3160</text:p>
              </table:table-cell>
              <table:table-cell office:value-type="float" office:value="1925.48">
                <text:p>1925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93">
                <text:p>3293</text:p>
              </table:table-cell>
              <table:table-cell office:value-type="float" office:value="1921.95">
                <text:p>1921.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41">
                <text:p>3341</text:p>
              </table:table-cell>
              <table:table-cell office:value-type="float" office:value="1954.746">
                <text:p>1954.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96">
                <text:p>3196</text:p>
              </table:table-cell>
              <table:table-cell office:value-type="float" office:value="1966.69">
                <text:p>1966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53">
                <text:p>3353</text:p>
              </table:table-cell>
              <table:table-cell office:value-type="float" office:value="1927.666">
                <text:p>1927.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13.8">
                <text:p>3113.8</text:p>
              </table:table-cell>
              <table:table-cell office:value-type="float" office:value="1899.02">
                <text:p>1899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98">
                <text:p>3098</text:p>
              </table:table-cell>
              <table:table-cell office:value-type="float" office:value="1929.034">
                <text:p>1929.0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36.2">
                <text:p>3136.2</text:p>
              </table:table-cell>
              <table:table-cell office:value-type="float" office:value="1923.906">
                <text:p>1923.9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61">
                <text:p>3261</text:p>
              </table:table-cell>
              <table:table-cell office:value-type="float" office:value="1949.572">
                <text:p>1949.5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29">
                <text:p>3229</text:p>
              </table:table-cell>
              <table:table-cell office:value-type="float" office:value="1963.15">
                <text:p>1963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6">
                <text:p>3196</text:p>
              </table:table-cell>
              <table:table-cell office:value-type="float" office:value="1939.196">
                <text:p>1939.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31">
                <text:p>3331</text:p>
              </table:table-cell>
              <table:table-cell office:value-type="float" office:value="1974.538">
                <text:p>1974.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07.2">
                <text:p>3207.2</text:p>
              </table:table-cell>
              <table:table-cell office:value-type="float" office:value="1959.348">
                <text:p>1959.3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3">
                <text:p>3303</text:p>
              </table:table-cell>
              <table:table-cell office:value-type="float" office:value="1949.798">
                <text:p>1949.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0">
                <text:p>3250</text:p>
              </table:table-cell>
              <table:table-cell office:value-type="float" office:value="1998.218">
                <text:p>1998.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4">
                <text:p>3184</text:p>
              </table:table-cell>
              <table:table-cell office:value-type="float" office:value="2045.198">
                <text:p>2045.1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1">
                <text:p>3201</text:p>
              </table:table-cell>
              <table:table-cell office:value-type="float" office:value="2014.566">
                <text:p>2014.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10.2">
                <text:p>3110.2</text:p>
              </table:table-cell>
              <table:table-cell office:value-type="float" office:value="2020.572">
                <text:p>2020.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12">
                <text:p>3312</text:p>
              </table:table-cell>
              <table:table-cell office:value-type="float" office:value="2087.222">
                <text:p>2087.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41">
                <text:p>3241</text:p>
              </table:table-cell>
              <table:table-cell office:value-type="float" office:value="2003.29">
                <text:p>2003.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53">
                <text:p>3053</text:p>
              </table:table-cell>
              <table:table-cell office:value-type="float" office:value="1987.97">
                <text:p>1987.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76.8">
                <text:p>3076.8</text:p>
              </table:table-cell>
              <table:table-cell office:value-type="float" office:value="1987.678">
                <text:p>1987.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3.8">
                <text:p>3193.8</text:p>
              </table:table-cell>
              <table:table-cell office:value-type="float" office:value="1966.44">
                <text:p>1966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28">
                <text:p>3228</text:p>
              </table:table-cell>
              <table:table-cell office:value-type="float" office:value="2007.112">
                <text:p>2007.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96.6">
                <text:p>3296.6</text:p>
              </table:table-cell>
              <table:table-cell office:value-type="float" office:value="1999.124">
                <text:p>1999.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5">
                <text:p>3195</text:p>
              </table:table-cell>
              <table:table-cell office:value-type="float" office:value="2015.906">
                <text:p>2015.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23">
                <text:p>3223</text:p>
              </table:table-cell>
              <table:table-cell office:value-type="float" office:value="1953.034">
                <text:p>1953.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5">
                <text:p>3335</text:p>
              </table:table-cell>
              <table:table-cell office:value-type="float" office:value="1983.628">
                <text:p>1983.6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45.2">
                <text:p>3145.2</text:p>
              </table:table-cell>
              <table:table-cell office:value-type="float" office:value="2021.492">
                <text:p>2021.4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35.2">
                <text:p>3135.2</text:p>
              </table:table-cell>
              <table:table-cell office:value-type="float" office:value="2018.894">
                <text:p>2018.8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1.8">
                <text:p>3261.8</text:p>
              </table:table-cell>
              <table:table-cell office:value-type="float" office:value="1983.212">
                <text:p>1983.2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37.8">
                <text:p>3337.8</text:p>
              </table:table-cell>
              <table:table-cell office:value-type="float" office:value="2003.842">
                <text:p>2003.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96">
                <text:p>3296</text:p>
              </table:table-cell>
              <table:table-cell office:value-type="float" office:value="1971.092">
                <text:p>1971.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89">
                <text:p>3289</text:p>
              </table:table-cell>
              <table:table-cell office:value-type="float" office:value="1951.132">
                <text:p>1951.1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9">
                <text:p>3299</text:p>
              </table:table-cell>
              <table:table-cell office:value-type="float" office:value="1920.528">
                <text:p>1920.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0">
                <text:p>3280</text:p>
              </table:table-cell>
              <table:table-cell office:value-type="float" office:value="1974.404">
                <text:p>1974.4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98">
                <text:p>3198</text:p>
              </table:table-cell>
              <table:table-cell office:value-type="float" office:value="1977.69">
                <text:p>1977.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29">
                <text:p>3329</text:p>
              </table:table-cell>
              <table:table-cell office:value-type="float" office:value="1983.172">
                <text:p>1983.1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90.8">
                <text:p>3290.8</text:p>
              </table:table-cell>
              <table:table-cell office:value-type="float" office:value="1985.562">
                <text:p>1985.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7.8">
                <text:p>3197.8</text:p>
              </table:table-cell>
              <table:table-cell office:value-type="float" office:value="1934.916">
                <text:p>1934.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52.6">
                <text:p>3152.6</text:p>
              </table:table-cell>
              <table:table-cell office:value-type="float" office:value="1907.618">
                <text:p>1907.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08.6">
                <text:p>3208.6</text:p>
              </table:table-cell>
              <table:table-cell office:value-type="float" office:value="1938.744">
                <text:p>1938.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01">
                <text:p>3201</text:p>
              </table:table-cell>
              <table:table-cell office:value-type="float" office:value="2010.838">
                <text:p>2010.8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76">
                <text:p>3276</text:p>
              </table:table-cell>
              <table:table-cell office:value-type="float" office:value="1965.804">
                <text:p>1965.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22">
                <text:p>3222</text:p>
              </table:table-cell>
              <table:table-cell office:value-type="float" office:value="1988.188">
                <text:p>1988.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5">
                <text:p>3175</text:p>
              </table:table-cell>
              <table:table-cell office:value-type="float" office:value="1965.398">
                <text:p>1965.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49">
                <text:p>3149</text:p>
              </table:table-cell>
              <table:table-cell office:value-type="float" office:value="1945.678">
                <text:p>1945.6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1">
                <text:p>3151</text:p>
              </table:table-cell>
              <table:table-cell office:value-type="float" office:value="1925.114">
                <text:p>1925.1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53.6">
                <text:p>3253.6</text:p>
              </table:table-cell>
              <table:table-cell office:value-type="float" office:value="1981.676">
                <text:p>1981.6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8">
                <text:p>3168</text:p>
              </table:table-cell>
              <table:table-cell office:value-type="float" office:value="1936.28">
                <text:p>1936.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3">
                <text:p>3193</text:p>
              </table:table-cell>
              <table:table-cell office:value-type="float" office:value="1970.392">
                <text:p>1970.3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79">
                <text:p>3279</text:p>
              </table:table-cell>
              <table:table-cell office:value-type="float" office:value="2042.27">
                <text:p>2042.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5">
                <text:p>3225</text:p>
              </table:table-cell>
              <table:table-cell office:value-type="float" office:value="2003.944">
                <text:p>2003.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04">
                <text:p>3204</text:p>
              </table:table-cell>
              <table:table-cell office:value-type="float" office:value="2013.508">
                <text:p>2013.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93">
                <text:p>3193</text:p>
              </table:table-cell>
              <table:table-cell office:value-type="float" office:value="2029.894">
                <text:p>2029.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01.4">
                <text:p>3301.4</text:p>
              </table:table-cell>
              <table:table-cell office:value-type="float" office:value="2003.444">
                <text:p>2003.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0.4">
                <text:p>3200.4</text:p>
              </table:table-cell>
              <table:table-cell office:value-type="float" office:value="2060.36">
                <text:p>2060.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87">
                <text:p>3187</text:p>
              </table:table-cell>
              <table:table-cell office:value-type="float" office:value="2033.072">
                <text:p>2033.0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0.8">
                <text:p>3280.8</text:p>
              </table:table-cell>
              <table:table-cell office:value-type="float" office:value="2047.506">
                <text:p>2047.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68">
                <text:p>3268</text:p>
              </table:table-cell>
              <table:table-cell office:value-type="float" office:value="2028.66">
                <text:p>2028.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75">
                <text:p>3375</text:p>
              </table:table-cell>
              <table:table-cell office:value-type="float" office:value="2036.974">
                <text:p>2036.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06">
                <text:p>3206</text:p>
              </table:table-cell>
              <table:table-cell office:value-type="float" office:value="2021.812">
                <text:p>2021.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1">
                <text:p>3351</text:p>
              </table:table-cell>
              <table:table-cell office:value-type="float" office:value="2033.846">
                <text:p>2033.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70.8">
                <text:p>3170.8</text:p>
              </table:table-cell>
              <table:table-cell office:value-type="float" office:value="2065.536">
                <text:p>2065.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10">
                <text:p>3110</text:p>
              </table:table-cell>
              <table:table-cell office:value-type="float" office:value="2052.424">
                <text:p>2052.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27">
                <text:p>3227</text:p>
              </table:table-cell>
              <table:table-cell office:value-type="float" office:value="1949.41">
                <text:p>1949.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0">
                <text:p>3170</text:p>
              </table:table-cell>
              <table:table-cell office:value-type="float" office:value="2001.144">
                <text:p>2001.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26.8">
                <text:p>3326.8</text:p>
              </table:table-cell>
              <table:table-cell office:value-type="float" office:value="2042.224">
                <text:p>2042.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13">
                <text:p>3213</text:p>
              </table:table-cell>
              <table:table-cell office:value-type="float" office:value="1980.47">
                <text:p>1980.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40">
                <text:p>3340</text:p>
              </table:table-cell>
              <table:table-cell office:value-type="float" office:value="2021.73">
                <text:p>2021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'output linear'.N1:'output linear'.O231" chart:data-source-has-labels="row" svg:x="0.32cm" svg:y="0.18cm" svg:width="12.799cm" svg:height="8.64cm">
          <chartooo:coordinate-region svg:x="1.312cm" svg:y="0.379cm" svg:width="11.71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linear'.N2:'output linear'.N231" chart:label-cell-address="'output linear'.N1:'output linear'.N1" chart:class="chart:line">
            <chart:data-point chart:repeated="230"/>
          </chart:series>
          <chart:series chart:style-name="ch7" chart:values-cell-range-address="'output linear'.O2:'output linear'.O231" chart:label-cell-address="'output linear'.O1:'output linear'.O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'output linear'.N1:'output linear'.N1</svg:desc>
                </draw:g>
              </table:table-cell>
              <table:table-cell office:value-type="string">
                <text:p>average</text:p>
                <draw:g>
                  <svg:desc>'output linear'.O1:'output linear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3.4">
                <text:p>1283.4</text:p>
                <draw:g>
                  <svg:desc>'output linear'.N2:'output linear'.N231</svg:desc>
                </draw:g>
              </table:table-cell>
              <table:table-cell office:value-type="float" office:value="-71.952">
                <text:p>-71.952</text:p>
                <draw:g>
                  <svg:desc>'output linear'.O2:'output linear'.O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0">
                <text:p>1520</text:p>
              </table:table-cell>
              <table:table-cell office:value-type="float" office:value="227.268">
                <text:p>227.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2">
                <text:p>1702</text:p>
              </table:table-cell>
              <table:table-cell office:value-type="float" office:value="535.534">
                <text:p>535.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1">
                <text:p>2191</text:p>
              </table:table-cell>
              <table:table-cell office:value-type="float" office:value="743.738">
                <text:p>743.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8">
                <text:p>2208</text:p>
              </table:table-cell>
              <table:table-cell office:value-type="float" office:value="1000.074">
                <text:p>1000.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1111.53">
                <text:p>1111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0">
                <text:p>2690</text:p>
              </table:table-cell>
              <table:table-cell office:value-type="float" office:value="1195.198">
                <text:p>1195.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9">
                <text:p>2719</text:p>
              </table:table-cell>
              <table:table-cell office:value-type="float" office:value="1232.132">
                <text:p>1232.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8.6">
                <text:p>2578.6</text:p>
              </table:table-cell>
              <table:table-cell office:value-type="float" office:value="1212.262">
                <text:p>1212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5">
                <text:p>2635</text:p>
              </table:table-cell>
              <table:table-cell office:value-type="float" office:value="1341.922">
                <text:p>1341.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5.8">
                <text:p>2765.8</text:p>
              </table:table-cell>
              <table:table-cell office:value-type="float" office:value="1293.644">
                <text:p>1293.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4">
                <text:p>2784</text:p>
              </table:table-cell>
              <table:table-cell office:value-type="float" office:value="1373.148">
                <text:p>1373.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3.4">
                <text:p>2953.4</text:p>
              </table:table-cell>
              <table:table-cell office:value-type="float" office:value="1415.642">
                <text:p>1415.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5">
                <text:p>2725</text:p>
              </table:table-cell>
              <table:table-cell office:value-type="float" office:value="1451.1">
                <text:p>145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6">
                <text:p>2766</text:p>
              </table:table-cell>
              <table:table-cell office:value-type="float" office:value="1471.518">
                <text:p>1471.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26">
                <text:p>2826</text:p>
              </table:table-cell>
              <table:table-cell office:value-type="float" office:value="1558.434">
                <text:p>1558.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6">
                <text:p>3036</text:p>
              </table:table-cell>
              <table:table-cell office:value-type="float" office:value="1498.724">
                <text:p>1498.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7.2">
                <text:p>2967.2</text:p>
              </table:table-cell>
              <table:table-cell office:value-type="float" office:value="1580.21">
                <text:p>158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3.8">
                <text:p>3113.8</text:p>
              </table:table-cell>
              <table:table-cell office:value-type="float" office:value="1587.708">
                <text:p>1587.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5">
                <text:p>2855</text:p>
              </table:table-cell>
              <table:table-cell office:value-type="float" office:value="1615.534">
                <text:p>1615.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7">
                <text:p>3007</text:p>
              </table:table-cell>
              <table:table-cell office:value-type="float" office:value="1608.88">
                <text:p>1608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45.6">
                <text:p>3045.6</text:p>
              </table:table-cell>
              <table:table-cell office:value-type="float" office:value="1639.516">
                <text:p>1639.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0">
                <text:p>2920</text:p>
              </table:table-cell>
              <table:table-cell office:value-type="float" office:value="1612.152">
                <text:p>1612.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0.6">
                <text:p>2890.6</text:p>
              </table:table-cell>
              <table:table-cell office:value-type="float" office:value="1623.268">
                <text:p>1623.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9">
                <text:p>2989</text:p>
              </table:table-cell>
              <table:table-cell office:value-type="float" office:value="1623.302">
                <text:p>1623.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1">
                <text:p>2961</text:p>
              </table:table-cell>
              <table:table-cell office:value-type="float" office:value="1633.846">
                <text:p>1633.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3">
                <text:p>2943</text:p>
              </table:table-cell>
              <table:table-cell office:value-type="float" office:value="1704.128">
                <text:p>1704.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3.8">
                <text:p>2853.8</text:p>
              </table:table-cell>
              <table:table-cell office:value-type="float" office:value="1655.228">
                <text:p>1655.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77.6">
                <text:p>2977.6</text:p>
              </table:table-cell>
              <table:table-cell office:value-type="float" office:value="1680.012">
                <text:p>1680.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2">
                <text:p>3102</text:p>
              </table:table-cell>
              <table:table-cell office:value-type="float" office:value="1627.762">
                <text:p>1627.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6">
                <text:p>2926</text:p>
              </table:table-cell>
              <table:table-cell office:value-type="float" office:value="1586.662">
                <text:p>1586.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0">
                <text:p>3060</text:p>
              </table:table-cell>
              <table:table-cell office:value-type="float" office:value="1658.892">
                <text:p>1658.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3">
                <text:p>2933</text:p>
              </table:table-cell>
              <table:table-cell office:value-type="float" office:value="1624.236">
                <text:p>1624.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0">
                <text:p>2880</text:p>
              </table:table-cell>
              <table:table-cell office:value-type="float" office:value="1580.922">
                <text:p>1580.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1">
                <text:p>3001</text:p>
              </table:table-cell>
              <table:table-cell office:value-type="float" office:value="1642.02">
                <text:p>1642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8">
                <text:p>2858</text:p>
              </table:table-cell>
              <table:table-cell office:value-type="float" office:value="1664.852">
                <text:p>1664.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51">
                <text:p>3151</text:p>
              </table:table-cell>
              <table:table-cell office:value-type="float" office:value="1633.642">
                <text:p>1633.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4.2">
                <text:p>2864.2</text:p>
              </table:table-cell>
              <table:table-cell office:value-type="float" office:value="1662.668">
                <text:p>1662.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8">
                <text:p>2898</text:p>
              </table:table-cell>
              <table:table-cell office:value-type="float" office:value="1627.022">
                <text:p>1627.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5.6">
                <text:p>3025.6</text:p>
              </table:table-cell>
              <table:table-cell office:value-type="float" office:value="1625.99">
                <text:p>1625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9.2">
                <text:p>2869.2</text:p>
              </table:table-cell>
              <table:table-cell office:value-type="float" office:value="1661.18">
                <text:p>166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5">
                <text:p>3015</text:p>
              </table:table-cell>
              <table:table-cell office:value-type="float" office:value="1694.394">
                <text:p>1694.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6.6">
                <text:p>2916.6</text:p>
              </table:table-cell>
              <table:table-cell office:value-type="float" office:value="1691.748">
                <text:p>1691.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2">
                <text:p>3122</text:p>
              </table:table-cell>
              <table:table-cell office:value-type="float" office:value="1653.688">
                <text:p>1653.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5">
                <text:p>3065</text:p>
              </table:table-cell>
              <table:table-cell office:value-type="float" office:value="1651.54">
                <text:p>1651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6">
                <text:p>2886</text:p>
              </table:table-cell>
              <table:table-cell office:value-type="float" office:value="1675.524">
                <text:p>1675.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4">
                <text:p>2974</text:p>
              </table:table-cell>
              <table:table-cell office:value-type="float" office:value="1660.254">
                <text:p>1660.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3">
                <text:p>2943</text:p>
              </table:table-cell>
              <table:table-cell office:value-type="float" office:value="1714.202">
                <text:p>1714.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7">
                <text:p>2907</text:p>
              </table:table-cell>
              <table:table-cell office:value-type="float" office:value="1642.966">
                <text:p>1642.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15">
                <text:p>2815</text:p>
              </table:table-cell>
              <table:table-cell office:value-type="float" office:value="1657.736">
                <text:p>1657.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9">
                <text:p>3009</text:p>
              </table:table-cell>
              <table:table-cell office:value-type="float" office:value="1679.17">
                <text:p>167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5">
                <text:p>3075</text:p>
              </table:table-cell>
              <table:table-cell office:value-type="float" office:value="1705.786">
                <text:p>1705.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64">
                <text:p>2964</text:p>
              </table:table-cell>
              <table:table-cell office:value-type="float" office:value="1689.178">
                <text:p>1689.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14">
                <text:p>3014</text:p>
              </table:table-cell>
              <table:table-cell office:value-type="float" office:value="1640.242">
                <text:p>1640.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13">
                <text:p>2913</text:p>
              </table:table-cell>
              <table:table-cell office:value-type="float" office:value="1686.602">
                <text:p>1686.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37">
                <text:p>3037</text:p>
              </table:table-cell>
              <table:table-cell office:value-type="float" office:value="1694.394">
                <text:p>1694.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85">
                <text:p>2985</text:p>
              </table:table-cell>
              <table:table-cell office:value-type="float" office:value="1653.936">
                <text:p>1653.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8">
                <text:p>2918</text:p>
              </table:table-cell>
              <table:table-cell office:value-type="float" office:value="1712.212">
                <text:p>1712.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89">
                <text:p>2989</text:p>
              </table:table-cell>
              <table:table-cell office:value-type="float" office:value="1753.104">
                <text:p>1753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8">
                <text:p>2958</text:p>
              </table:table-cell>
              <table:table-cell office:value-type="float" office:value="1661.592">
                <text:p>1661.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8">
                <text:p>3028</text:p>
              </table:table-cell>
              <table:table-cell office:value-type="float" office:value="1724.238">
                <text:p>1724.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85">
                <text:p>3185</text:p>
              </table:table-cell>
              <table:table-cell office:value-type="float" office:value="1743.83">
                <text:p>1743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93">
                <text:p>3093</text:p>
              </table:table-cell>
              <table:table-cell office:value-type="float" office:value="1730.356">
                <text:p>1730.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01">
                <text:p>2901</text:p>
              </table:table-cell>
              <table:table-cell office:value-type="float" office:value="1683.354">
                <text:p>1683.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8">
                <text:p>2998</text:p>
              </table:table-cell>
              <table:table-cell office:value-type="float" office:value="1731.266">
                <text:p>1731.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7">
                <text:p>3147</text:p>
              </table:table-cell>
              <table:table-cell office:value-type="float" office:value="1710.354">
                <text:p>1710.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69">
                <text:p>2969</text:p>
              </table:table-cell>
              <table:table-cell office:value-type="float" office:value="1710.474">
                <text:p>1710.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4">
                <text:p>3024</text:p>
              </table:table-cell>
              <table:table-cell office:value-type="float" office:value="1740.246">
                <text:p>1740.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2.6">
                <text:p>3132.6</text:p>
              </table:table-cell>
              <table:table-cell office:value-type="float" office:value="1748.234">
                <text:p>1748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14.6">
                <text:p>2914.6</text:p>
              </table:table-cell>
              <table:table-cell office:value-type="float" office:value="1789.2">
                <text:p>1789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3">
                <text:p>3033</text:p>
              </table:table-cell>
              <table:table-cell office:value-type="float" office:value="1787.576">
                <text:p>1787.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85.8">
                <text:p>3085.8</text:p>
              </table:table-cell>
              <table:table-cell office:value-type="float" office:value="1744.306">
                <text:p>1744.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49">
                <text:p>3149</text:p>
              </table:table-cell>
              <table:table-cell office:value-type="float" office:value="1825.33">
                <text:p>1825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5">
                <text:p>2925</text:p>
              </table:table-cell>
              <table:table-cell office:value-type="float" office:value="1757.742">
                <text:p>1757.7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9">
                <text:p>2999</text:p>
              </table:table-cell>
              <table:table-cell office:value-type="float" office:value="1828.946">
                <text:p>1828.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5">
                <text:p>3035</text:p>
              </table:table-cell>
              <table:table-cell office:value-type="float" office:value="1775.526">
                <text:p>1775.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1.8">
                <text:p>3041.8</text:p>
              </table:table-cell>
              <table:table-cell office:value-type="float" office:value="1753.504">
                <text:p>1753.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5">
                <text:p>3065</text:p>
              </table:table-cell>
              <table:table-cell office:value-type="float" office:value="1870.112">
                <text:p>1870.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2.8">
                <text:p>3122.8</text:p>
              </table:table-cell>
              <table:table-cell office:value-type="float" office:value="1808.62">
                <text:p>1808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98.6">
                <text:p>3298.6</text:p>
              </table:table-cell>
              <table:table-cell office:value-type="float" office:value="1864.316">
                <text:p>1864.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24">
                <text:p>3124</text:p>
              </table:table-cell>
              <table:table-cell office:value-type="float" office:value="1868.598">
                <text:p>1868.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11">
                <text:p>3111</text:p>
              </table:table-cell>
              <table:table-cell office:value-type="float" office:value="1843.498">
                <text:p>1843.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8">
                <text:p>3108</text:p>
              </table:table-cell>
              <table:table-cell office:value-type="float" office:value="1880.322">
                <text:p>1880.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2.6">
                <text:p>2972.6</text:p>
              </table:table-cell>
              <table:table-cell office:value-type="float" office:value="1879.482">
                <text:p>1879.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7.8">
                <text:p>3247.8</text:p>
              </table:table-cell>
              <table:table-cell office:value-type="float" office:value="1914.902">
                <text:p>1914.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7">
                <text:p>3117</text:p>
              </table:table-cell>
              <table:table-cell office:value-type="float" office:value="1884.508">
                <text:p>1884.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50.6">
                <text:p>3250.6</text:p>
              </table:table-cell>
              <table:table-cell office:value-type="float" office:value="1875.28">
                <text:p>1875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51.8">
                <text:p>3151.8</text:p>
              </table:table-cell>
              <table:table-cell office:value-type="float" office:value="1852.894">
                <text:p>1852.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75">
                <text:p>3175</text:p>
              </table:table-cell>
              <table:table-cell office:value-type="float" office:value="1865.334">
                <text:p>1865.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31.8">
                <text:p>3231.8</text:p>
              </table:table-cell>
              <table:table-cell office:value-type="float" office:value="1849.508">
                <text:p>1849.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37">
                <text:p>3237</text:p>
              </table:table-cell>
              <table:table-cell office:value-type="float" office:value="1934.462">
                <text:p>1934.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81">
                <text:p>3281</text:p>
              </table:table-cell>
              <table:table-cell office:value-type="float" office:value="1876.206">
                <text:p>1876.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44">
                <text:p>3144</text:p>
              </table:table-cell>
              <table:table-cell office:value-type="float" office:value="1879.738">
                <text:p>1879.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7">
                <text:p>3157</text:p>
              </table:table-cell>
              <table:table-cell office:value-type="float" office:value="1872.638">
                <text:p>1872.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2">
                <text:p>3192</text:p>
              </table:table-cell>
              <table:table-cell office:value-type="float" office:value="1918.366">
                <text:p>1918.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29">
                <text:p>3429</text:p>
              </table:table-cell>
              <table:table-cell office:value-type="float" office:value="1951.096">
                <text:p>1951.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8">
                <text:p>3138</text:p>
              </table:table-cell>
              <table:table-cell office:value-type="float" office:value="1925.258">
                <text:p>1925.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30">
                <text:p>3130</text:p>
              </table:table-cell>
              <table:table-cell office:value-type="float" office:value="1912.282">
                <text:p>1912.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92">
                <text:p>3092</text:p>
              </table:table-cell>
              <table:table-cell office:value-type="float" office:value="1933.044">
                <text:p>1933.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66">
                <text:p>3366</text:p>
              </table:table-cell>
              <table:table-cell office:value-type="float" office:value="1907.302">
                <text:p>1907.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86">
                <text:p>3286</text:p>
              </table:table-cell>
              <table:table-cell office:value-type="float" office:value="1909.994">
                <text:p>1909.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57.8">
                <text:p>3257.8</text:p>
              </table:table-cell>
              <table:table-cell office:value-type="float" office:value="1926.568">
                <text:p>1926.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43">
                <text:p>3043</text:p>
              </table:table-cell>
              <table:table-cell office:value-type="float" office:value="1926.194">
                <text:p>1926.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5">
                <text:p>3315</text:p>
              </table:table-cell>
              <table:table-cell office:value-type="float" office:value="1949.194">
                <text:p>1949.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59.8">
                <text:p>3259.8</text:p>
              </table:table-cell>
              <table:table-cell office:value-type="float" office:value="1928.534">
                <text:p>1928.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40.8">
                <text:p>3240.8</text:p>
              </table:table-cell>
              <table:table-cell office:value-type="float" office:value="1895.208">
                <text:p>1895.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15.4">
                <text:p>3515.4</text:p>
              </table:table-cell>
              <table:table-cell office:value-type="float" office:value="2010.77">
                <text:p>2010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0">
                <text:p>3240</text:p>
              </table:table-cell>
              <table:table-cell office:value-type="float" office:value="1916.422">
                <text:p>1916.4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56.8">
                <text:p>3156.8</text:p>
              </table:table-cell>
              <table:table-cell office:value-type="float" office:value="1906.746">
                <text:p>1906.7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79">
                <text:p>3379</text:p>
              </table:table-cell>
              <table:table-cell office:value-type="float" office:value="1985.092">
                <text:p>1985.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32">
                <text:p>3132</text:p>
              </table:table-cell>
              <table:table-cell office:value-type="float" office:value="1918.236">
                <text:p>1918.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79">
                <text:p>3379</text:p>
              </table:table-cell>
              <table:table-cell office:value-type="float" office:value="1935.704">
                <text:p>1935.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14">
                <text:p>3514</text:p>
              </table:table-cell>
              <table:table-cell office:value-type="float" office:value="1904.154">
                <text:p>1904.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56.6">
                <text:p>3256.6</text:p>
              </table:table-cell>
              <table:table-cell office:value-type="float" office:value="1970.078">
                <text:p>1970.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13">
                <text:p>3213</text:p>
              </table:table-cell>
              <table:table-cell office:value-type="float" office:value="1974.224">
                <text:p>1974.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6">
                <text:p>3346</text:p>
              </table:table-cell>
              <table:table-cell office:value-type="float" office:value="1989.576">
                <text:p>1989.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06">
                <text:p>3306</text:p>
              </table:table-cell>
              <table:table-cell office:value-type="float" office:value="1966.986">
                <text:p>1966.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57">
                <text:p>3357</text:p>
              </table:table-cell>
              <table:table-cell office:value-type="float" office:value="1982.822">
                <text:p>1982.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42">
                <text:p>3342</text:p>
              </table:table-cell>
              <table:table-cell office:value-type="float" office:value="2008.542">
                <text:p>2008.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86">
                <text:p>3286</text:p>
              </table:table-cell>
              <table:table-cell office:value-type="float" office:value="1994.992">
                <text:p>1994.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26">
                <text:p>3326</text:p>
              </table:table-cell>
              <table:table-cell office:value-type="float" office:value="1952.49">
                <text:p>1952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05">
                <text:p>3205</text:p>
              </table:table-cell>
              <table:table-cell office:value-type="float" office:value="1980.132">
                <text:p>1980.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67.8">
                <text:p>3367.8</text:p>
              </table:table-cell>
              <table:table-cell office:value-type="float" office:value="1991.466">
                <text:p>1991.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2">
                <text:p>3172</text:p>
              </table:table-cell>
              <table:table-cell office:value-type="float" office:value="2018.7">
                <text:p>2018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13">
                <text:p>3413</text:p>
              </table:table-cell>
              <table:table-cell office:value-type="float" office:value="2000.44">
                <text:p>2000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16">
                <text:p>3416</text:p>
              </table:table-cell>
              <table:table-cell office:value-type="float" office:value="1978.882">
                <text:p>1978.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0">
                <text:p>3500</text:p>
              </table:table-cell>
              <table:table-cell office:value-type="float" office:value="2017.23">
                <text:p>2017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38.4">
                <text:p>3238.4</text:p>
              </table:table-cell>
              <table:table-cell office:value-type="float" office:value="1938.47">
                <text:p>1938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85.6">
                <text:p>3385.6</text:p>
              </table:table-cell>
              <table:table-cell office:value-type="float" office:value="1991.922">
                <text:p>1991.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37.4">
                <text:p>3237.4</text:p>
              </table:table-cell>
              <table:table-cell office:value-type="float" office:value="1975.744">
                <text:p>1975.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9">
                <text:p>3389</text:p>
              </table:table-cell>
              <table:table-cell office:value-type="float" office:value="1925.598">
                <text:p>1925.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38.4">
                <text:p>3238.4</text:p>
              </table:table-cell>
              <table:table-cell office:value-type="float" office:value="1951.396">
                <text:p>1951.3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03">
                <text:p>3403</text:p>
              </table:table-cell>
              <table:table-cell office:value-type="float" office:value="2027.874">
                <text:p>2027.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00">
                <text:p>3300</text:p>
              </table:table-cell>
              <table:table-cell office:value-type="float" office:value="2018.802">
                <text:p>2018.8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73">
                <text:p>3573</text:p>
              </table:table-cell>
              <table:table-cell office:value-type="float" office:value="2026.338">
                <text:p>2026.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7">
                <text:p>3357</text:p>
              </table:table-cell>
              <table:table-cell office:value-type="float" office:value="1994.242">
                <text:p>1994.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21">
                <text:p>3321</text:p>
              </table:table-cell>
              <table:table-cell office:value-type="float" office:value="2019.444">
                <text:p>2019.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8.6">
                <text:p>3188.6</text:p>
              </table:table-cell>
              <table:table-cell office:value-type="float" office:value="1992.244">
                <text:p>1992.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26">
                <text:p>3526</text:p>
              </table:table-cell>
              <table:table-cell office:value-type="float" office:value="1980.754">
                <text:p>1980.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35.8">
                <text:p>3535.8</text:p>
              </table:table-cell>
              <table:table-cell office:value-type="float" office:value="1977.442">
                <text:p>1977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4.8">
                <text:p>3434.8</text:p>
              </table:table-cell>
              <table:table-cell office:value-type="float" office:value="1979.012">
                <text:p>1979.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07">
                <text:p>3407</text:p>
              </table:table-cell>
              <table:table-cell office:value-type="float" office:value="1966.294">
                <text:p>1966.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62">
                <text:p>3362</text:p>
              </table:table-cell>
              <table:table-cell office:value-type="float" office:value="2026.188">
                <text:p>2026.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5">
                <text:p>3455</text:p>
              </table:table-cell>
              <table:table-cell office:value-type="float" office:value="1993.146">
                <text:p>1993.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36">
                <text:p>3436</text:p>
              </table:table-cell>
              <table:table-cell office:value-type="float" office:value="2013.008">
                <text:p>2013.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57">
                <text:p>3357</text:p>
              </table:table-cell>
              <table:table-cell office:value-type="float" office:value="1981.81">
                <text:p>1981.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05">
                <text:p>3405</text:p>
              </table:table-cell>
              <table:table-cell office:value-type="float" office:value="1955.54">
                <text:p>1955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46">
                <text:p>3546</text:p>
              </table:table-cell>
              <table:table-cell office:value-type="float" office:value="1956.628">
                <text:p>1956.6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86.8">
                <text:p>3686.8</text:p>
              </table:table-cell>
              <table:table-cell office:value-type="float" office:value="1974.92">
                <text:p>1974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1.6">
                <text:p>3571.6</text:p>
              </table:table-cell>
              <table:table-cell office:value-type="float" office:value="2008.396">
                <text:p>2008.3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82">
                <text:p>3382</text:p>
              </table:table-cell>
              <table:table-cell office:value-type="float" office:value="1983.826">
                <text:p>1983.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0">
                <text:p>3490</text:p>
              </table:table-cell>
              <table:table-cell office:value-type="float" office:value="2037.54">
                <text:p>2037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31">
                <text:p>3531</text:p>
              </table:table-cell>
              <table:table-cell office:value-type="float" office:value="2072.088">
                <text:p>2072.0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15">
                <text:p>3515</text:p>
              </table:table-cell>
              <table:table-cell office:value-type="float" office:value="2016.054">
                <text:p>2016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74.4">
                <text:p>3474.4</text:p>
              </table:table-cell>
              <table:table-cell office:value-type="float" office:value="1969.922">
                <text:p>1969.9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91">
                <text:p>3591</text:p>
              </table:table-cell>
              <table:table-cell office:value-type="float" office:value="2030.81">
                <text:p>2030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6.6">
                <text:p>3566.6</text:p>
              </table:table-cell>
              <table:table-cell office:value-type="float" office:value="1992.704">
                <text:p>1992.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22">
                <text:p>3422</text:p>
              </table:table-cell>
              <table:table-cell office:value-type="float" office:value="2020.696">
                <text:p>2020.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14">
                <text:p>3414</text:p>
              </table:table-cell>
              <table:table-cell office:value-type="float" office:value="1991.118">
                <text:p>1991.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69">
                <text:p>3469</text:p>
              </table:table-cell>
              <table:table-cell office:value-type="float" office:value="2035.794">
                <text:p>2035.7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02">
                <text:p>3402</text:p>
              </table:table-cell>
              <table:table-cell office:value-type="float" office:value="1942.57">
                <text:p>1942.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04.6">
                <text:p>3404.6</text:p>
              </table:table-cell>
              <table:table-cell office:value-type="float" office:value="1997.156">
                <text:p>1997.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78.8">
                <text:p>3478.8</text:p>
              </table:table-cell>
              <table:table-cell office:value-type="float" office:value="2008.14">
                <text:p>2008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7">
                <text:p>3497</text:p>
              </table:table-cell>
              <table:table-cell office:value-type="float" office:value="2000.512">
                <text:p>2000.5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08">
                <text:p>3508</text:p>
              </table:table-cell>
              <table:table-cell office:value-type="float" office:value="1948.38">
                <text:p>1948.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04">
                <text:p>3404</text:p>
              </table:table-cell>
              <table:table-cell office:value-type="float" office:value="2003.038">
                <text:p>2003.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04">
                <text:p>3504</text:p>
              </table:table-cell>
              <table:table-cell office:value-type="float" office:value="1965.706">
                <text:p>1965.7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18">
                <text:p>3418</text:p>
              </table:table-cell>
              <table:table-cell office:value-type="float" office:value="2002.098">
                <text:p>2002.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89">
                <text:p>3589</text:p>
              </table:table-cell>
              <table:table-cell office:value-type="float" office:value="2058.074">
                <text:p>2058.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17">
                <text:p>3317</text:p>
              </table:table-cell>
              <table:table-cell office:value-type="float" office:value="2012.604">
                <text:p>2012.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76">
                <text:p>3376</text:p>
              </table:table-cell>
              <table:table-cell office:value-type="float" office:value="2009.598">
                <text:p>2009.5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1.8">
                <text:p>3481.8</text:p>
              </table:table-cell>
              <table:table-cell office:value-type="float" office:value="2019.596">
                <text:p>2019.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6">
                <text:p>3446</text:p>
              </table:table-cell>
              <table:table-cell office:value-type="float" office:value="2031.854">
                <text:p>2031.8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3.2">
                <text:p>3443.2</text:p>
              </table:table-cell>
              <table:table-cell office:value-type="float" office:value="1965.25">
                <text:p>1965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72.8">
                <text:p>3572.8</text:p>
              </table:table-cell>
              <table:table-cell office:value-type="float" office:value="2031.84">
                <text:p>2031.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7">
                <text:p>3327</text:p>
              </table:table-cell>
              <table:table-cell office:value-type="float" office:value="2005.588">
                <text:p>2005.5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0">
                <text:p>3530</text:p>
              </table:table-cell>
              <table:table-cell office:value-type="float" office:value="2039.428">
                <text:p>2039.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08">
                <text:p>3508</text:p>
              </table:table-cell>
              <table:table-cell office:value-type="float" office:value="2072.846">
                <text:p>2072.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00">
                <text:p>3400</text:p>
              </table:table-cell>
              <table:table-cell office:value-type="float" office:value="2050.838">
                <text:p>2050.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45">
                <text:p>3445</text:p>
              </table:table-cell>
              <table:table-cell office:value-type="float" office:value="1965.408">
                <text:p>1965.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81">
                <text:p>3481</text:p>
              </table:table-cell>
              <table:table-cell office:value-type="float" office:value="1981.886">
                <text:p>1981.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72.8">
                <text:p>3272.8</text:p>
              </table:table-cell>
              <table:table-cell office:value-type="float" office:value="2035.074">
                <text:p>2035.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75">
                <text:p>3575</text:p>
              </table:table-cell>
              <table:table-cell office:value-type="float" office:value="2008.824">
                <text:p>2008.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08.8">
                <text:p>3508.8</text:p>
              </table:table-cell>
              <table:table-cell office:value-type="float" office:value="2024.108">
                <text:p>2024.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88">
                <text:p>3388</text:p>
              </table:table-cell>
              <table:table-cell office:value-type="float" office:value="1985.588">
                <text:p>1985.5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99">
                <text:p>3399</text:p>
              </table:table-cell>
              <table:table-cell office:value-type="float" office:value="2036.092">
                <text:p>2036.0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02">
                <text:p>3502</text:p>
              </table:table-cell>
              <table:table-cell office:value-type="float" office:value="2003.212">
                <text:p>2003.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76.8">
                <text:p>3676.8</text:p>
              </table:table-cell>
              <table:table-cell office:value-type="float" office:value="2076.792">
                <text:p>2076.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6.6">
                <text:p>3576.6</text:p>
              </table:table-cell>
              <table:table-cell office:value-type="float" office:value="2033.97">
                <text:p>2033.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59.8">
                <text:p>3459.8</text:p>
              </table:table-cell>
              <table:table-cell office:value-type="float" office:value="1995.5">
                <text:p>19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7">
                <text:p>3597</text:p>
              </table:table-cell>
              <table:table-cell office:value-type="float" office:value="2054.516">
                <text:p>2054.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45.8">
                <text:p>3445.8</text:p>
              </table:table-cell>
              <table:table-cell office:value-type="float" office:value="2083.89">
                <text:p>2083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37">
                <text:p>3637</text:p>
              </table:table-cell>
              <table:table-cell office:value-type="float" office:value="2063.5">
                <text:p>206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27">
                <text:p>3427</text:p>
              </table:table-cell>
              <table:table-cell office:value-type="float" office:value="2096.49">
                <text:p>2096.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7">
                <text:p>3467</text:p>
              </table:table-cell>
              <table:table-cell office:value-type="float" office:value="2040.676">
                <text:p>2040.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29.8">
                <text:p>3529.8</text:p>
              </table:table-cell>
              <table:table-cell office:value-type="float" office:value="2144.636">
                <text:p>2144.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00">
                <text:p>3400</text:p>
              </table:table-cell>
              <table:table-cell office:value-type="float" office:value="2081.246">
                <text:p>2081.2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24">
                <text:p>3524</text:p>
              </table:table-cell>
              <table:table-cell office:value-type="float" office:value="2093.986">
                <text:p>2093.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92.6">
                <text:p>3592.6</text:p>
              </table:table-cell>
              <table:table-cell office:value-type="float" office:value="2110.26">
                <text:p>2110.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67">
                <text:p>3467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77.8">
                <text:p>3777.8</text:p>
              </table:table-cell>
              <table:table-cell office:value-type="float" office:value="2159.11">
                <text:p>2159.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41">
                <text:p>3541</text:p>
              </table:table-cell>
              <table:table-cell office:value-type="float" office:value="2101.944">
                <text:p>2101.9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6">
                <text:p>3466</text:p>
              </table:table-cell>
              <table:table-cell office:value-type="float" office:value="2143.496">
                <text:p>2143.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50">
                <text:p>3350</text:p>
              </table:table-cell>
              <table:table-cell office:value-type="float" office:value="2074.892">
                <text:p>2074.8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21.4">
                <text:p>3421.4</text:p>
              </table:table-cell>
              <table:table-cell office:value-type="float" office:value="2114.352">
                <text:p>2114.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62">
                <text:p>3462</text:p>
              </table:table-cell>
              <table:table-cell office:value-type="float" office:value="2093.132">
                <text:p>2093.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54">
                <text:p>3354</text:p>
              </table:table-cell>
              <table:table-cell office:value-type="float" office:value="2062.384">
                <text:p>2062.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9">
                <text:p>3479</text:p>
              </table:table-cell>
              <table:table-cell office:value-type="float" office:value="2048.132">
                <text:p>2048.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43">
                <text:p>3443</text:p>
              </table:table-cell>
              <table:table-cell office:value-type="float" office:value="2120.678">
                <text:p>2120.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9">
                <text:p>3269</text:p>
              </table:table-cell>
              <table:table-cell office:value-type="float" office:value="2152.342">
                <text:p>2152.3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39">
                <text:p>3339</text:p>
              </table:table-cell>
              <table:table-cell office:value-type="float" office:value="2121.312">
                <text:p>2121.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1">
                <text:p>3581</text:p>
              </table:table-cell>
              <table:table-cell office:value-type="float" office:value="2119.518">
                <text:p>2119.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53">
                <text:p>3653</text:p>
              </table:table-cell>
              <table:table-cell office:value-type="float" office:value="2171.974">
                <text:p>2171.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35">
                <text:p>3435</text:p>
              </table:table-cell>
              <table:table-cell office:value-type="float" office:value="2148.092">
                <text:p>2148.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38.8">
                <text:p>3638.8</text:p>
              </table:table-cell>
              <table:table-cell office:value-type="float" office:value="2139.642">
                <text:p>2139.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98.8">
                <text:p>3598.8</text:p>
              </table:table-cell>
              <table:table-cell office:value-type="float" office:value="2149.974">
                <text:p>2149.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00">
                <text:p>3500</text:p>
              </table:table-cell>
              <table:table-cell office:value-type="float" office:value="2100.398">
                <text:p>2100.3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78">
                <text:p>3678</text:p>
              </table:table-cell>
              <table:table-cell office:value-type="float" office:value="2127.104">
                <text:p>2127.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22">
                <text:p>352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02">
                <text:p>3402</text:p>
              </table:table-cell>
              <table:table-cell office:value-type="float" office:value="2103.392">
                <text:p>2103.3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05.8">
                <text:p>3605.8</text:p>
              </table:table-cell>
              <table:table-cell office:value-type="float" office:value="2129.69">
                <text:p>2129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30">
                <text:p>3630</text:p>
              </table:table-cell>
              <table:table-cell office:value-type="float" office:value="2176.61">
                <text:p>2176.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78">
                <text:p>3578</text:p>
              </table:table-cell>
              <table:table-cell office:value-type="float" office:value="2129.65">
                <text:p>2129.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28.8">
                <text:p>3828.8</text:p>
              </table:table-cell>
              <table:table-cell office:value-type="float" office:value="2155.75">
                <text:p>2155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92">
                <text:p>3792</text:p>
              </table:table-cell>
              <table:table-cell office:value-type="float" office:value="2208.4">
                <text:p>2208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37">
                <text:p>3537</text:p>
              </table:table-cell>
              <table:table-cell office:value-type="float" office:value="2198.28">
                <text:p>2198.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26">
                <text:p>3526</text:p>
              </table:table-cell>
              <table:table-cell office:value-type="float" office:value="2114.908">
                <text:p>2114.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39.6">
                <text:p>3739.6</text:p>
              </table:table-cell>
              <table:table-cell office:value-type="float" office:value="2192.426">
                <text:p>2192.4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67">
                <text:p>3767</text:p>
              </table:table-cell>
              <table:table-cell office:value-type="float" office:value="2197.882">
                <text:p>2197.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07">
                <text:p>3707</text:p>
              </table:table-cell>
              <table:table-cell office:value-type="float" office:value="2266.244">
                <text:p>2266.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Best</text:p>
        </chart:title>
        <chart:legend chart:legend-position="end" svg:x="13.412cm" svg:y="3.952cm" style:legend-expansion="high" chart:style-name="ch3"/>
        <chart:plot-area chart:style-name="ch4" table:cell-range-address="'total output'.B1:'total output'.C231" chart:data-source-has-labels="row" svg:x="0.32cm" svg:y="1.301cm" svg:width="12.772cm" svg:height="7.519cm">
          <chartooo:coordinate-region svg:x="1.312cm" svg:y="1.5cm" svg:width="11.69cm" svg:height="6.3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otal output'.B2:'total output'.B231" chart:label-cell-address="'total output'.B1:'total output'.B1" chart:class="chart:line">
            <chart:data-point chart:repeated="230"/>
          </chart:series>
          <chart:series chart:style-name="ch8" chart:values-cell-range-address="'total output'.C2:'total output'.C231" chart:label-cell-address="'total output'.C1:'total output'.C1" chart:class="chart:line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oid</text:p>
                <draw:g>
                  <svg:desc>'total output'.B1:'total output'.B1</svg:desc>
                </draw:g>
              </table:table-cell>
              <table:table-cell office:value-type="string">
                <text:p>Linear</text:p>
                <draw:g>
                  <svg:desc>'total output'.C1:'total outpu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8">
                <text:p>1468</text:p>
                <draw:g>
                  <svg:desc>'total output'.B2:'total output'.B231</svg:desc>
                </draw:g>
              </table:table-cell>
              <table:table-cell office:value-type="float" office:value="1283.4">
                <text:p>1283.4</text:p>
                <draw:g>
                  <svg:desc>'total output'.C2:'total output'.C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0.8">
                <text:p>1660.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3">
                <text:p>186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1.8">
                <text:p>2181.8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7.4">
                <text:p>2217.4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7.4">
                <text:p>2327.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8.6">
                <text:p>2478.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3.6">
                <text:p>2323.6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4">
                <text:p>2384</text:p>
              </table:table-cell>
              <table:table-cell office:value-type="float" office:value="2578.6">
                <text:p>257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.6">
                <text:p>2500.6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6">
                <text:p>2556</text:p>
              </table:table-cell>
              <table:table-cell office:value-type="float" office:value="2765.8">
                <text:p>276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9">
                <text:p>2499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8.4">
                <text:p>2718.4</text:p>
              </table:table-cell>
              <table:table-cell office:value-type="float" office:value="2953.4">
                <text:p>295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6">
                <text:p>2516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9.6">
                <text:p>2559.6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5">
                <text:p>2535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7">
                <text:p>272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3.2">
                <text:p>2543.2</text:p>
              </table:table-cell>
              <table:table-cell office:value-type="float" office:value="2967.2">
                <text:p>296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1.4">
                <text:p>2581.4</text:p>
              </table:table-cell>
              <table:table-cell office:value-type="float" office:value="3113.8">
                <text:p>311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3">
                <text:p>2593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5.6">
                <text:p>2615.6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7">
                <text:p>2607</text:p>
              </table:table-cell>
              <table:table-cell office:value-type="float" office:value="3045.6">
                <text:p>304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6">
                <text:p>2626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66">
                <text:p>2566</text:p>
              </table:table-cell>
              <table:table-cell office:value-type="float" office:value="2890.6">
                <text:p>289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7">
                <text:p>2777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1">
                <text:p>267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0">
                <text:p>265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1.2">
                <text:p>2591.2</text:p>
              </table:table-cell>
              <table:table-cell office:value-type="float" office:value="2853.8">
                <text:p>285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90">
                <text:p>2690</text:p>
              </table:table-cell>
              <table:table-cell office:value-type="float" office:value="2977.6">
                <text:p>297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0">
                <text:p>274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5.4">
                <text:p>2755.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5">
                <text:p>275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5.2">
                <text:p>2835.2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4">
                <text:p>289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1.4">
                <text:p>2761.4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.8">
                <text:p>2888.8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5">
                <text:p>2915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1.4">
                <text:p>2991.4</text:p>
              </table:table-cell>
              <table:table-cell office:value-type="float" office:value="2864.2">
                <text:p>286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61">
                <text:p>2861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9">
                <text:p>2729</text:p>
              </table:table-cell>
              <table:table-cell office:value-type="float" office:value="3025.6">
                <text:p>302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71.2">
                <text:p>2971.2</text:p>
              </table:table-cell>
              <table:table-cell office:value-type="float" office:value="2869.2">
                <text:p>286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4.6">
                <text:p>2834.6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7">
                <text:p>2807</text:p>
              </table:table-cell>
              <table:table-cell office:value-type="float" office:value="2916.6">
                <text:p>2916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49">
                <text:p>2949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1.4">
                <text:p>2811.4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3">
                <text:p>2943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6">
                <text:p>2896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6">
                <text:p>294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6">
                <text:p>2876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5">
                <text:p>289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6">
                <text:p>2986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9.6">
                <text:p>2799.6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8">
                <text:p>2868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56.8">
                <text:p>2856.8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3">
                <text:p>309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1">
                <text:p>2881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6">
                <text:p>2856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3">
                <text:p>281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4">
                <text:p>2894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9">
                <text:p>2899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8">
                <text:p>2868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3.2">
                <text:p>3043.2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3.4">
                <text:p>2973.4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9">
                <text:p>3029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2">
                <text:p>3002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30">
                <text:p>2930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5">
                <text:p>2975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9">
                <text:p>307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8">
                <text:p>2968</text:p>
              </table:table-cell>
              <table:table-cell office:value-type="float" office:value="3132.6">
                <text:p>3132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5.4">
                <text:p>2975.4</text:p>
              </table:table-cell>
              <table:table-cell office:value-type="float" office:value="2914.6">
                <text:p>2914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29">
                <text:p>312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5">
                <text:p>3065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8">
                <text:p>306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6.6">
                <text:p>2986.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2.2">
                <text:p>2962.2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9">
                <text:p>299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6">
                <text:p>2976</text:p>
              </table:table-cell>
              <table:table-cell office:value-type="float" office:value="3041.8">
                <text:p>304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7">
                <text:p>2967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4.4">
                <text:p>2964.4</text:p>
              </table:table-cell>
              <table:table-cell office:value-type="float" office:value="3122.8">
                <text:p>3122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01">
                <text:p>3001</text:p>
              </table:table-cell>
              <table:table-cell office:value-type="float" office:value="3298.6">
                <text:p>3298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4">
                <text:p>3094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78.6">
                <text:p>2978.6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4">
                <text:p>3004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35">
                <text:p>3135</text:p>
              </table:table-cell>
              <table:table-cell office:value-type="float" office:value="2972.6">
                <text:p>2972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9">
                <text:p>3249</text:p>
              </table:table-cell>
              <table:table-cell office:value-type="float" office:value="3247.8">
                <text:p>324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4">
                <text:p>3094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1">
                <text:p>3161</text:p>
              </table:table-cell>
              <table:table-cell office:value-type="float" office:value="3250.6">
                <text:p>325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93">
                <text:p>3193</text:p>
              </table:table-cell>
              <table:table-cell office:value-type="float" office:value="3151.8">
                <text:p>3151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46.2">
                <text:p>3146.2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89">
                <text:p>3089</text:p>
              </table:table-cell>
              <table:table-cell office:value-type="float" office:value="3231.8">
                <text:p>3231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17">
                <text:p>3317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3">
                <text:p>3253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21">
                <text:p>322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5">
                <text:p>3175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1">
                <text:p>3191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4">
                <text:p>3224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3.6">
                <text:p>3123.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21">
                <text:p>3121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9">
                <text:p>3289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.4">
                <text:p>3142.4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93">
                <text:p>3093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77">
                <text:p>3077</text:p>
              </table:table-cell>
              <table:table-cell office:value-type="float" office:value="3257.8">
                <text:p>3257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1">
                <text:p>307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5">
                <text:p>3085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01">
                <text:p>3201</text:p>
              </table:table-cell>
              <table:table-cell office:value-type="float" office:value="3259.8">
                <text:p>3259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22">
                <text:p>2922</text:p>
              </table:table-cell>
              <table:table-cell office:value-type="float" office:value="3240.8">
                <text:p>324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5.4">
                <text:p>3125.4</text:p>
              </table:table-cell>
              <table:table-cell office:value-type="float" office:value="3515.4">
                <text:p>3515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4">
                <text:p>2984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15.4">
                <text:p>3215.4</text:p>
              </table:table-cell>
              <table:table-cell office:value-type="float" office:value="3156.8">
                <text:p>3156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38.2">
                <text:p>3238.2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82.2">
                <text:p>3082.2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00.6">
                <text:p>3200.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82.6">
                <text:p>3182.6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50">
                <text:p>3050</text:p>
              </table:table-cell>
              <table:table-cell office:value-type="float" office:value="3256.6">
                <text:p>325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77">
                <text:p>3277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64.6">
                <text:p>3064.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9">
                <text:p>3079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28">
                <text:p>3228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33.2">
                <text:p>3133.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91">
                <text:p>3291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8">
                <text:p>308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9">
                <text:p>318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5.6">
                <text:p>3125.6</text:p>
              </table:table-cell>
              <table:table-cell office:value-type="float" office:value="3367.8">
                <text:p>3367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8">
                <text:p>333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5">
                <text:p>3265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29">
                <text:p>3229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">
                <text:p>31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0">
                <text:p>3170</text:p>
              </table:table-cell>
              <table:table-cell office:value-type="float" office:value="3238.4">
                <text:p>3238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66">
                <text:p>3166</text:p>
              </table:table-cell>
              <table:table-cell office:value-type="float" office:value="3385.6">
                <text:p>33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5">
                <text:p>3365</text:p>
              </table:table-cell>
              <table:table-cell office:value-type="float" office:value="3237.4">
                <text:p>3237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8">
                <text:p>3398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2">
                <text:p>3312</text:p>
              </table:table-cell>
              <table:table-cell office:value-type="float" office:value="3238.4">
                <text:p>3238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27.8">
                <text:p>3227.8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34">
                <text:p>323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3">
                <text:p>3373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92.4">
                <text:p>3192.4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2">
                <text:p>318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09">
                <text:p>3209</text:p>
              </table:table-cell>
              <table:table-cell office:value-type="float" office:value="3188.6">
                <text:p>3188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31">
                <text:p>3231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12.2">
                <text:p>3212.2</text:p>
              </table:table-cell>
              <table:table-cell office:value-type="float" office:value="3535.8">
                <text:p>3535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41">
                <text:p>3141</text:p>
              </table:table-cell>
              <table:table-cell office:value-type="float" office:value="3434.8">
                <text:p>3434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28">
                <text:p>3228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98">
                <text:p>3298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40">
                <text:p>3140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81">
                <text:p>328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21">
                <text:p>3121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04">
                <text:p>320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90">
                <text:p>3190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51">
                <text:p>3351</text:p>
              </table:table-cell>
              <table:table-cell office:value-type="float" office:value="3686.8">
                <text:p>3686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1">
                <text:p>3181</text:p>
              </table:table-cell>
              <table:table-cell office:value-type="float" office:value="3571.6">
                <text:p>3571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71">
                <text:p>3271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9">
                <text:p>3069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5">
                <text:p>3275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90">
                <text:p>3090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5">
                <text:p>3105</text:p>
              </table:table-cell>
              <table:table-cell office:value-type="float" office:value="3474.4">
                <text:p>3474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56">
                <text:p>3156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56.2">
                <text:p>3156.2</text:p>
              </table:table-cell>
              <table:table-cell office:value-type="float" office:value="3566.6">
                <text:p>3566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6">
                <text:p>3086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15">
                <text:p>311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88.8">
                <text:p>3288.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60">
                <text:p>3160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93">
                <text:p>3293</text:p>
              </table:table-cell>
              <table:table-cell office:value-type="float" office:value="3404.6">
                <text:p>3404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41">
                <text:p>3341</text:p>
              </table:table-cell>
              <table:table-cell office:value-type="float" office:value="3478.8">
                <text:p>3478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96">
                <text:p>319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53">
                <text:p>3353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13.8">
                <text:p>3113.8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98">
                <text:p>3098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36.2">
                <text:p>3136.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61">
                <text:p>326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29">
                <text:p>3229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6">
                <text:p>319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31">
                <text:p>3331</text:p>
              </table:table-cell>
              <table:table-cell office:value-type="float" office:value="3481.8">
                <text:p>3481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07.2">
                <text:p>3207.2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3">
                <text:p>3303</text:p>
              </table:table-cell>
              <table:table-cell office:value-type="float" office:value="3443.2">
                <text:p>3443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50">
                <text:p>3250</text:p>
              </table:table-cell>
              <table:table-cell office:value-type="float" office:value="3572.8">
                <text:p>3572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4">
                <text:p>3184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1">
                <text:p>320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10.2">
                <text:p>3110.2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12">
                <text:p>3312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41">
                <text:p>324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53">
                <text:p>305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76.8">
                <text:p>3076.8</text:p>
              </table:table-cell>
              <table:table-cell office:value-type="float" office:value="3272.8">
                <text:p>3272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3.8">
                <text:p>3193.8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28">
                <text:p>3228</text:p>
              </table:table-cell>
              <table:table-cell office:value-type="float" office:value="3508.8">
                <text:p>350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96.6">
                <text:p>3296.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5">
                <text:p>3195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23">
                <text:p>3223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5">
                <text:p>3335</text:p>
              </table:table-cell>
              <table:table-cell office:value-type="float" office:value="3676.8">
                <text:p>3676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45.2">
                <text:p>3145.2</text:p>
              </table:table-cell>
              <table:table-cell office:value-type="float" office:value="3576.6">
                <text:p>357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35.2">
                <text:p>3135.2</text:p>
              </table:table-cell>
              <table:table-cell office:value-type="float" office:value="3459.8">
                <text:p>3459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1.8">
                <text:p>3261.8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37.8">
                <text:p>3337.8</text:p>
              </table:table-cell>
              <table:table-cell office:value-type="float" office:value="3445.8">
                <text:p>3445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96">
                <text:p>3296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89">
                <text:p>3289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9">
                <text:p>3299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0">
                <text:p>3280</text:p>
              </table:table-cell>
              <table:table-cell office:value-type="float" office:value="3529.8">
                <text:p>352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98">
                <text:p>319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29">
                <text:p>3329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90.8">
                <text:p>3290.8</text:p>
              </table:table-cell>
              <table:table-cell office:value-type="float" office:value="3592.6">
                <text:p>3592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7.8">
                <text:p>3197.8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52.6">
                <text:p>3152.6</text:p>
              </table:table-cell>
              <table:table-cell office:value-type="float" office:value="3777.8">
                <text:p>3777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08.6">
                <text:p>3208.6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01">
                <text:p>320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76">
                <text:p>327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22">
                <text:p>3222</text:p>
              </table:table-cell>
              <table:table-cell office:value-type="float" office:value="3421.4">
                <text:p>3421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5">
                <text:p>3175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49">
                <text:p>3149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1">
                <text:p>3151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53.6">
                <text:p>3253.6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8">
                <text:p>3168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3">
                <text:p>3193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79">
                <text:p>327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5">
                <text:p>3225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04">
                <text:p>3204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93">
                <text:p>3193</text:p>
              </table:table-cell>
              <table:table-cell office:value-type="float" office:value="3638.8">
                <text:p>3638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01.4">
                <text:p>3301.4</text:p>
              </table:table-cell>
              <table:table-cell office:value-type="float" office:value="3598.8">
                <text:p>3598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0.4">
                <text:p>3200.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87">
                <text:p>3187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0.8">
                <text:p>3280.8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68">
                <text:p>3268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75">
                <text:p>3375</text:p>
              </table:table-cell>
              <table:table-cell office:value-type="float" office:value="3605.8">
                <text:p>3605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06">
                <text:p>3206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1">
                <text:p>3351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70.8">
                <text:p>3170.8</text:p>
              </table:table-cell>
              <table:table-cell office:value-type="float" office:value="3828.8">
                <text:p>3828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10">
                <text:p>3110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27">
                <text:p>322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0">
                <text:p>3170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26.8">
                <text:p>3326.8</text:p>
              </table:table-cell>
              <table:table-cell office:value-type="float" office:value="3739.6">
                <text:p>3739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13">
                <text:p>3213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40">
                <text:p>3340</text:p>
              </table:table-cell>
              <table:table-cell office:value-type="float" office:value="3707">
                <text:p>37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Average</text:p>
        </chart:title>
        <chart:legend chart:legend-position="end" svg:x="13.412cm" svg:y="3.952cm" style:legend-expansion="high" chart:style-name="ch3"/>
        <chart:plot-area chart:style-name="ch4" table:cell-range-address="'total output'.E1:'total output'.F231" chart:data-source-has-labels="row" svg:x="0.32cm" svg:y="1.301cm" svg:width="12.772cm" svg:height="7.519cm">
          <chartooo:coordinate-region svg:x="1.312cm" svg:y="1.501cm" svg:width="11.69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otal output'.E2:'total output'.E231" chart:label-cell-address="'total output'.E1:'total output'.E1" chart:class="chart:line">
            <chart:data-point chart:repeated="230"/>
          </chart:series>
          <chart:series chart:style-name="ch8" chart:values-cell-range-address="'total output'.F2:'total output'.F231" chart:label-cell-address="'total output'.F1:'total output'.F1" chart:class="chart:line">
            <chart:data-point chart:repeated="2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oid</text:p>
                <draw:g>
                  <svg:desc>'total output'.E1:'total output'.E1</svg:desc>
                </draw:g>
              </table:table-cell>
              <table:table-cell office:value-type="string">
                <text:p>Linear</text:p>
                <draw:g>
                  <svg:desc>'total output'.F1:'total outpu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.324">
                <text:p>585.324</text:p>
                <draw:g>
                  <svg:desc>'total output'.E2:'total output'.E231</svg:desc>
                </draw:g>
              </table:table-cell>
              <table:table-cell office:value-type="float" office:value="-71.952">
                <text:p>-71.952</text:p>
                <draw:g>
                  <svg:desc>'total output'.F2:'total output'.F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4.858">
                <text:p>754.858</text:p>
              </table:table-cell>
              <table:table-cell office:value-type="float" office:value="227.268">
                <text:p>227.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5.16">
                <text:p>885.16</text:p>
              </table:table-cell>
              <table:table-cell office:value-type="float" office:value="535.534">
                <text:p>535.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0.106">
                <text:p>1060.106</text:p>
              </table:table-cell>
              <table:table-cell office:value-type="float" office:value="743.738">
                <text:p>743.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.93">
                <text:p>1161.93</text:p>
              </table:table-cell>
              <table:table-cell office:value-type="float" office:value="1000.074">
                <text:p>1000.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7.73">
                <text:p>1257.73</text:p>
              </table:table-cell>
              <table:table-cell office:value-type="float" office:value="1111.53">
                <text:p>1111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9.202">
                <text:p>1329.202</text:p>
              </table:table-cell>
              <table:table-cell office:value-type="float" office:value="1195.198">
                <text:p>1195.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5.694">
                <text:p>1295.694</text:p>
              </table:table-cell>
              <table:table-cell office:value-type="float" office:value="1232.132">
                <text:p>1232.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9.438">
                <text:p>1359.438</text:p>
              </table:table-cell>
              <table:table-cell office:value-type="float" office:value="1212.262">
                <text:p>1212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2.082">
                <text:p>1372.082</text:p>
              </table:table-cell>
              <table:table-cell office:value-type="float" office:value="1341.922">
                <text:p>1341.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4.168">
                <text:p>1324.168</text:p>
              </table:table-cell>
              <table:table-cell office:value-type="float" office:value="1293.644">
                <text:p>1293.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.016">
                <text:p>1343.016</text:p>
              </table:table-cell>
              <table:table-cell office:value-type="float" office:value="1373.148">
                <text:p>1373.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4.78">
                <text:p>1494.78</text:p>
              </table:table-cell>
              <table:table-cell office:value-type="float" office:value="1415.642">
                <text:p>1415.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8.262">
                <text:p>1418.262</text:p>
              </table:table-cell>
              <table:table-cell office:value-type="float" office:value="1451.1">
                <text:p>145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7.582">
                <text:p>1447.582</text:p>
              </table:table-cell>
              <table:table-cell office:value-type="float" office:value="1471.518">
                <text:p>1471.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2.57">
                <text:p>1492.57</text:p>
              </table:table-cell>
              <table:table-cell office:value-type="float" office:value="1558.434">
                <text:p>1558.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1.404">
                <text:p>1541.404</text:p>
              </table:table-cell>
              <table:table-cell office:value-type="float" office:value="1498.724">
                <text:p>1498.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.978">
                <text:p>1500.978</text:p>
              </table:table-cell>
              <table:table-cell office:value-type="float" office:value="1580.21">
                <text:p>158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0.962">
                <text:p>1490.962</text:p>
              </table:table-cell>
              <table:table-cell office:value-type="float" office:value="1587.708">
                <text:p>1587.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3.924">
                <text:p>1533.924</text:p>
              </table:table-cell>
              <table:table-cell office:value-type="float" office:value="1615.534">
                <text:p>1615.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0.022">
                <text:p>1540.022</text:p>
              </table:table-cell>
              <table:table-cell office:value-type="float" office:value="1608.88">
                <text:p>1608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7.11">
                <text:p>1527.11</text:p>
              </table:table-cell>
              <table:table-cell office:value-type="float" office:value="1639.516">
                <text:p>1639.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9.456">
                <text:p>1519.456</text:p>
              </table:table-cell>
              <table:table-cell office:value-type="float" office:value="1612.152">
                <text:p>1612.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5.766">
                <text:p>1545.766</text:p>
              </table:table-cell>
              <table:table-cell office:value-type="float" office:value="1623.268">
                <text:p>1623.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8.926">
                <text:p>1538.926</text:p>
              </table:table-cell>
              <table:table-cell office:value-type="float" office:value="1623.302">
                <text:p>1623.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6.524">
                <text:p>1486.524</text:p>
              </table:table-cell>
              <table:table-cell office:value-type="float" office:value="1633.846">
                <text:p>1633.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9.622">
                <text:p>1549.622</text:p>
              </table:table-cell>
              <table:table-cell office:value-type="float" office:value="1704.128">
                <text:p>1704.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7.668">
                <text:p>1537.668</text:p>
              </table:table-cell>
              <table:table-cell office:value-type="float" office:value="1655.228">
                <text:p>1655.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0.096">
                <text:p>1580.096</text:p>
              </table:table-cell>
              <table:table-cell office:value-type="float" office:value="1680.012">
                <text:p>1680.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2.238">
                <text:p>1582.238</text:p>
              </table:table-cell>
              <table:table-cell office:value-type="float" office:value="1627.762">
                <text:p>1627.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4.066">
                <text:p>1584.066</text:p>
              </table:table-cell>
              <table:table-cell office:value-type="float" office:value="1586.662">
                <text:p>1586.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7.168">
                <text:p>1577.168</text:p>
              </table:table-cell>
              <table:table-cell office:value-type="float" office:value="1658.892">
                <text:p>1658.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2.482">
                <text:p>1632.482</text:p>
              </table:table-cell>
              <table:table-cell office:value-type="float" office:value="1624.236">
                <text:p>1624.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8.52">
                <text:p>1638.52</text:p>
              </table:table-cell>
              <table:table-cell office:value-type="float" office:value="1580.922">
                <text:p>1580.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.7">
                <text:p>1633.7</text:p>
              </table:table-cell>
              <table:table-cell office:value-type="float" office:value="1642.02">
                <text:p>1642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4.614">
                <text:p>1644.614</text:p>
              </table:table-cell>
              <table:table-cell office:value-type="float" office:value="1664.852">
                <text:p>1664.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9.472">
                <text:p>1639.472</text:p>
              </table:table-cell>
              <table:table-cell office:value-type="float" office:value="1633.642">
                <text:p>1633.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6.382">
                <text:p>1636.382</text:p>
              </table:table-cell>
              <table:table-cell office:value-type="float" office:value="1662.668">
                <text:p>1662.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7.432">
                <text:p>1607.432</text:p>
              </table:table-cell>
              <table:table-cell office:value-type="float" office:value="1627.022">
                <text:p>1627.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4.932">
                <text:p>1614.932</text:p>
              </table:table-cell>
              <table:table-cell office:value-type="float" office:value="1625.99">
                <text:p>1625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7.792">
                <text:p>1627.792</text:p>
              </table:table-cell>
              <table:table-cell office:value-type="float" office:value="1661.18">
                <text:p>166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2.334">
                <text:p>1652.334</text:p>
              </table:table-cell>
              <table:table-cell office:value-type="float" office:value="1694.394">
                <text:p>1694.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3.734">
                <text:p>1593.734</text:p>
              </table:table-cell>
              <table:table-cell office:value-type="float" office:value="1691.748">
                <text:p>1691.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3.974">
                <text:p>1663.974</text:p>
              </table:table-cell>
              <table:table-cell office:value-type="float" office:value="1653.688">
                <text:p>1653.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.882">
                <text:p>1669.882</text:p>
              </table:table-cell>
              <table:table-cell office:value-type="float" office:value="1651.54">
                <text:p>1651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1.256">
                <text:p>1661.256</text:p>
              </table:table-cell>
              <table:table-cell office:value-type="float" office:value="1675.524">
                <text:p>1675.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.172">
                <text:p>1695.172</text:p>
              </table:table-cell>
              <table:table-cell office:value-type="float" office:value="1660.254">
                <text:p>1660.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9.796">
                <text:p>1669.796</text:p>
              </table:table-cell>
              <table:table-cell office:value-type="float" office:value="1714.202">
                <text:p>1714.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9.402">
                <text:p>1649.402</text:p>
              </table:table-cell>
              <table:table-cell office:value-type="float" office:value="1642.966">
                <text:p>1642.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2.928">
                <text:p>1642.928</text:p>
              </table:table-cell>
              <table:table-cell office:value-type="float" office:value="1657.736">
                <text:p>1657.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1.838">
                <text:p>1711.838</text:p>
              </table:table-cell>
              <table:table-cell office:value-type="float" office:value="1679.17">
                <text:p>167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5.034">
                <text:p>1665.034</text:p>
              </table:table-cell>
              <table:table-cell office:value-type="float" office:value="1705.786">
                <text:p>1705.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8.622">
                <text:p>1678.622</text:p>
              </table:table-cell>
              <table:table-cell office:value-type="float" office:value="1689.178">
                <text:p>1689.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9.132">
                <text:p>1759.132</text:p>
              </table:table-cell>
              <table:table-cell office:value-type="float" office:value="1640.242">
                <text:p>1640.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5.112">
                <text:p>1785.112</text:p>
              </table:table-cell>
              <table:table-cell office:value-type="float" office:value="1686.602">
                <text:p>1686.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0.192">
                <text:p>1760.192</text:p>
              </table:table-cell>
              <table:table-cell office:value-type="float" office:value="1694.394">
                <text:p>1694.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2.36">
                <text:p>1752.36</text:p>
              </table:table-cell>
              <table:table-cell office:value-type="float" office:value="1653.936">
                <text:p>1653.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6.536">
                <text:p>1736.536</text:p>
              </table:table-cell>
              <table:table-cell office:value-type="float" office:value="1712.212">
                <text:p>1712.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.338">
                <text:p>1750.338</text:p>
              </table:table-cell>
              <table:table-cell office:value-type="float" office:value="1753.104">
                <text:p>1753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99.484">
                <text:p>1799.484</text:p>
              </table:table-cell>
              <table:table-cell office:value-type="float" office:value="1661.592">
                <text:p>1661.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8.48">
                <text:p>1818.48</text:p>
              </table:table-cell>
              <table:table-cell office:value-type="float" office:value="1724.238">
                <text:p>1724.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9.886">
                <text:p>1789.886</text:p>
              </table:table-cell>
              <table:table-cell office:value-type="float" office:value="1743.83">
                <text:p>1743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4.338">
                <text:p>1824.338</text:p>
              </table:table-cell>
              <table:table-cell office:value-type="float" office:value="1730.356">
                <text:p>1730.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9.84">
                <text:p>1799.84</text:p>
              </table:table-cell>
              <table:table-cell office:value-type="float" office:value="1683.354">
                <text:p>1683.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6.63">
                <text:p>1826.63</text:p>
              </table:table-cell>
              <table:table-cell office:value-type="float" office:value="1731.266">
                <text:p>1731.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31.864">
                <text:p>1831.864</text:p>
              </table:table-cell>
              <table:table-cell office:value-type="float" office:value="1710.354">
                <text:p>1710.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49.316">
                <text:p>1849.316</text:p>
              </table:table-cell>
              <table:table-cell office:value-type="float" office:value="1710.474">
                <text:p>1710.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44.25">
                <text:p>1844.25</text:p>
              </table:table-cell>
              <table:table-cell office:value-type="float" office:value="1740.246">
                <text:p>1740.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0.192">
                <text:p>1850.192</text:p>
              </table:table-cell>
              <table:table-cell office:value-type="float" office:value="1748.234">
                <text:p>1748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5.288">
                <text:p>1835.288</text:p>
              </table:table-cell>
              <table:table-cell office:value-type="float" office:value="1789.2">
                <text:p>1789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45.354">
                <text:p>1845.354</text:p>
              </table:table-cell>
              <table:table-cell office:value-type="float" office:value="1787.576">
                <text:p>1787.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81.04">
                <text:p>1881.04</text:p>
              </table:table-cell>
              <table:table-cell office:value-type="float" office:value="1744.306">
                <text:p>1744.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3.398">
                <text:p>1893.398</text:p>
              </table:table-cell>
              <table:table-cell office:value-type="float" office:value="1825.33">
                <text:p>1825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9.428">
                <text:p>1859.428</text:p>
              </table:table-cell>
              <table:table-cell office:value-type="float" office:value="1757.742">
                <text:p>1757.7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45.234">
                <text:p>1845.234</text:p>
              </table:table-cell>
              <table:table-cell office:value-type="float" office:value="1828.946">
                <text:p>1828.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7.194">
                <text:p>1867.194</text:p>
              </table:table-cell>
              <table:table-cell office:value-type="float" office:value="1775.526">
                <text:p>1775.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5.304">
                <text:p>1835.304</text:p>
              </table:table-cell>
              <table:table-cell office:value-type="float" office:value="1753.504">
                <text:p>1753.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53.088">
                <text:p>1853.088</text:p>
              </table:table-cell>
              <table:table-cell office:value-type="float" office:value="1870.112">
                <text:p>1870.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2.904">
                <text:p>1852.904</text:p>
              </table:table-cell>
              <table:table-cell office:value-type="float" office:value="1808.62">
                <text:p>1808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0.656">
                <text:p>1850.656</text:p>
              </table:table-cell>
              <table:table-cell office:value-type="float" office:value="1864.316">
                <text:p>1864.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39.374">
                <text:p>1939.374</text:p>
              </table:table-cell>
              <table:table-cell office:value-type="float" office:value="1868.598">
                <text:p>1868.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93.182">
                <text:p>1893.182</text:p>
              </table:table-cell>
              <table:table-cell office:value-type="float" office:value="1843.498">
                <text:p>1843.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27.264">
                <text:p>1927.264</text:p>
              </table:table-cell>
              <table:table-cell office:value-type="float" office:value="1880.322">
                <text:p>1880.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1.198">
                <text:p>1891.198</text:p>
              </table:table-cell>
              <table:table-cell office:value-type="float" office:value="1879.482">
                <text:p>1879.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2.136">
                <text:p>1982.136</text:p>
              </table:table-cell>
              <table:table-cell office:value-type="float" office:value="1914.902">
                <text:p>1914.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6.692">
                <text:p>1896.692</text:p>
              </table:table-cell>
              <table:table-cell office:value-type="float" office:value="1884.508">
                <text:p>1884.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3.924">
                <text:p>1903.924</text:p>
              </table:table-cell>
              <table:table-cell office:value-type="float" office:value="1875.28">
                <text:p>1875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.61">
                <text:p>1893.61</text:p>
              </table:table-cell>
              <table:table-cell office:value-type="float" office:value="1852.894">
                <text:p>1852.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4.458">
                <text:p>1884.458</text:p>
              </table:table-cell>
              <table:table-cell office:value-type="float" office:value="1865.334">
                <text:p>1865.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0.158">
                <text:p>1870.158</text:p>
              </table:table-cell>
              <table:table-cell office:value-type="float" office:value="1849.508">
                <text:p>1849.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2.006">
                <text:p>1912.006</text:p>
              </table:table-cell>
              <table:table-cell office:value-type="float" office:value="1934.462">
                <text:p>1934.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8.698">
                <text:p>1958.698</text:p>
              </table:table-cell>
              <table:table-cell office:value-type="float" office:value="1876.206">
                <text:p>1876.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21.39">
                <text:p>1921.39</text:p>
              </table:table-cell>
              <table:table-cell office:value-type="float" office:value="1879.738">
                <text:p>1879.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3.59">
                <text:p>1903.59</text:p>
              </table:table-cell>
              <table:table-cell office:value-type="float" office:value="1872.638">
                <text:p>1872.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5.26">
                <text:p>1885.26</text:p>
              </table:table-cell>
              <table:table-cell office:value-type="float" office:value="1918.366">
                <text:p>1918.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93.19">
                <text:p>1893.19</text:p>
              </table:table-cell>
              <table:table-cell office:value-type="float" office:value="1951.096">
                <text:p>1951.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74.416">
                <text:p>1874.416</text:p>
              </table:table-cell>
              <table:table-cell office:value-type="float" office:value="1925.258">
                <text:p>1925.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27.58">
                <text:p>1927.58</text:p>
              </table:table-cell>
              <table:table-cell office:value-type="float" office:value="1912.282">
                <text:p>1912.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13.314">
                <text:p>1913.314</text:p>
              </table:table-cell>
              <table:table-cell office:value-type="float" office:value="1933.044">
                <text:p>1933.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90.792">
                <text:p>1890.792</text:p>
              </table:table-cell>
              <table:table-cell office:value-type="float" office:value="1907.302">
                <text:p>1907.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6.682">
                <text:p>1906.682</text:p>
              </table:table-cell>
              <table:table-cell office:value-type="float" office:value="1909.994">
                <text:p>1909.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61.42">
                <text:p>1861.42</text:p>
              </table:table-cell>
              <table:table-cell office:value-type="float" office:value="1926.568">
                <text:p>1926.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52.726">
                <text:p>1852.726</text:p>
              </table:table-cell>
              <table:table-cell office:value-type="float" office:value="1926.194">
                <text:p>1926.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92.27">
                <text:p>1892.27</text:p>
              </table:table-cell>
              <table:table-cell office:value-type="float" office:value="1949.194">
                <text:p>1949.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77.954">
                <text:p>1977.954</text:p>
              </table:table-cell>
              <table:table-cell office:value-type="float" office:value="1928.534">
                <text:p>1928.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0.828">
                <text:p>1880.828</text:p>
              </table:table-cell>
              <table:table-cell office:value-type="float" office:value="1895.208">
                <text:p>1895.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89.134">
                <text:p>1889.134</text:p>
              </table:table-cell>
              <table:table-cell office:value-type="float" office:value="2010.77">
                <text:p>2010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7.676">
                <text:p>1927.676</text:p>
              </table:table-cell>
              <table:table-cell office:value-type="float" office:value="1916.422">
                <text:p>1916.4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0.24">
                <text:p>1910.24</text:p>
              </table:table-cell>
              <table:table-cell office:value-type="float" office:value="1906.746">
                <text:p>1906.7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5.852">
                <text:p>1915.852</text:p>
              </table:table-cell>
              <table:table-cell office:value-type="float" office:value="1985.092">
                <text:p>1985.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2.398">
                <text:p>1912.398</text:p>
              </table:table-cell>
              <table:table-cell office:value-type="float" office:value="1918.236">
                <text:p>1918.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4.01">
                <text:p>1914.01</text:p>
              </table:table-cell>
              <table:table-cell office:value-type="float" office:value="1935.704">
                <text:p>1935.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6.506">
                <text:p>1876.506</text:p>
              </table:table-cell>
              <table:table-cell office:value-type="float" office:value="1904.154">
                <text:p>1904.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23.5">
                <text:p>1923.5</text:p>
              </table:table-cell>
              <table:table-cell office:value-type="float" office:value="1970.078">
                <text:p>1970.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3.9">
                <text:p>1923.9</text:p>
              </table:table-cell>
              <table:table-cell office:value-type="float" office:value="1974.224">
                <text:p>1974.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4.378">
                <text:p>1914.378</text:p>
              </table:table-cell>
              <table:table-cell office:value-type="float" office:value="1989.576">
                <text:p>1989.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2.332">
                <text:p>1962.332</text:p>
              </table:table-cell>
              <table:table-cell office:value-type="float" office:value="1966.986">
                <text:p>1966.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42.908">
                <text:p>1942.908</text:p>
              </table:table-cell>
              <table:table-cell office:value-type="float" office:value="1982.822">
                <text:p>1982.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67.466">
                <text:p>1967.466</text:p>
              </table:table-cell>
              <table:table-cell office:value-type="float" office:value="2008.542">
                <text:p>2008.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46.674">
                <text:p>1946.674</text:p>
              </table:table-cell>
              <table:table-cell office:value-type="float" office:value="1994.992">
                <text:p>1994.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90.564">
                <text:p>1890.564</text:p>
              </table:table-cell>
              <table:table-cell office:value-type="float" office:value="1952.49">
                <text:p>1952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0.774">
                <text:p>1900.774</text:p>
              </table:table-cell>
              <table:table-cell office:value-type="float" office:value="1980.132">
                <text:p>1980.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5.848">
                <text:p>1895.848</text:p>
              </table:table-cell>
              <table:table-cell office:value-type="float" office:value="1991.466">
                <text:p>1991.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1.674">
                <text:p>1911.674</text:p>
              </table:table-cell>
              <table:table-cell office:value-type="float" office:value="2018.7">
                <text:p>2018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8.084">
                <text:p>1928.084</text:p>
              </table:table-cell>
              <table:table-cell office:value-type="float" office:value="2000.44">
                <text:p>2000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5.026">
                <text:p>1995.026</text:p>
              </table:table-cell>
              <table:table-cell office:value-type="float" office:value="1978.882">
                <text:p>1978.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9.79">
                <text:p>1939.79</text:p>
              </table:table-cell>
              <table:table-cell office:value-type="float" office:value="2017.23">
                <text:p>2017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4.832">
                <text:p>1984.832</text:p>
              </table:table-cell>
              <table:table-cell office:value-type="float" office:value="1938.47">
                <text:p>1938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4.912">
                <text:p>2004.912</text:p>
              </table:table-cell>
              <table:table-cell office:value-type="float" office:value="1991.922">
                <text:p>1991.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3.68">
                <text:p>2003.68</text:p>
              </table:table-cell>
              <table:table-cell office:value-type="float" office:value="1975.744">
                <text:p>1975.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83.378">
                <text:p>1983.378</text:p>
              </table:table-cell>
              <table:table-cell office:value-type="float" office:value="1925.598">
                <text:p>1925.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80.266">
                <text:p>1980.266</text:p>
              </table:table-cell>
              <table:table-cell office:value-type="float" office:value="1951.396">
                <text:p>1951.3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4.36">
                <text:p>1994.36</text:p>
              </table:table-cell>
              <table:table-cell office:value-type="float" office:value="2027.874">
                <text:p>2027.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0.378">
                <text:p>2010.378</text:p>
              </table:table-cell>
              <table:table-cell office:value-type="float" office:value="2018.802">
                <text:p>2018.8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9.59">
                <text:p>1979.59</text:p>
              </table:table-cell>
              <table:table-cell office:value-type="float" office:value="2026.338">
                <text:p>2026.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89.916">
                <text:p>1989.916</text:p>
              </table:table-cell>
              <table:table-cell office:value-type="float" office:value="1994.242">
                <text:p>1994.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0.994">
                <text:p>1990.994</text:p>
              </table:table-cell>
              <table:table-cell office:value-type="float" office:value="2019.444">
                <text:p>2019.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4.374">
                <text:p>1984.374</text:p>
              </table:table-cell>
              <table:table-cell office:value-type="float" office:value="1992.244">
                <text:p>1992.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5.308">
                <text:p>2025.308</text:p>
              </table:table-cell>
              <table:table-cell office:value-type="float" office:value="1980.754">
                <text:p>1980.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3.778">
                <text:p>2003.778</text:p>
              </table:table-cell>
              <table:table-cell office:value-type="float" office:value="1977.442">
                <text:p>1977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2.906">
                <text:p>2002.906</text:p>
              </table:table-cell>
              <table:table-cell office:value-type="float" office:value="1979.012">
                <text:p>1979.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47.01">
                <text:p>1947.01</text:p>
              </table:table-cell>
              <table:table-cell office:value-type="float" office:value="1966.294">
                <text:p>1966.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61.212">
                <text:p>1961.212</text:p>
              </table:table-cell>
              <table:table-cell office:value-type="float" office:value="2026.188">
                <text:p>2026.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2.618">
                <text:p>1922.618</text:p>
              </table:table-cell>
              <table:table-cell office:value-type="float" office:value="1993.146">
                <text:p>1993.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1.506">
                <text:p>1971.506</text:p>
              </table:table-cell>
              <table:table-cell office:value-type="float" office:value="2013.008">
                <text:p>2013.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39.542">
                <text:p>1939.542</text:p>
              </table:table-cell>
              <table:table-cell office:value-type="float" office:value="1981.81">
                <text:p>1981.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66.242">
                <text:p>1966.242</text:p>
              </table:table-cell>
              <table:table-cell office:value-type="float" office:value="1955.54">
                <text:p>1955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28.458">
                <text:p>1928.458</text:p>
              </table:table-cell>
              <table:table-cell office:value-type="float" office:value="1956.628">
                <text:p>1956.6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7.298">
                <text:p>1947.298</text:p>
              </table:table-cell>
              <table:table-cell office:value-type="float" office:value="1974.92">
                <text:p>1974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8.556">
                <text:p>1928.556</text:p>
              </table:table-cell>
              <table:table-cell office:value-type="float" office:value="2008.396">
                <text:p>2008.3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2.894">
                <text:p>1862.894</text:p>
              </table:table-cell>
              <table:table-cell office:value-type="float" office:value="1983.826">
                <text:p>1983.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43.414">
                <text:p>1943.414</text:p>
              </table:table-cell>
              <table:table-cell office:value-type="float" office:value="2037.54">
                <text:p>2037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44.934">
                <text:p>1944.934</text:p>
              </table:table-cell>
              <table:table-cell office:value-type="float" office:value="2072.088">
                <text:p>2072.0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7.932">
                <text:p>1927.932</text:p>
              </table:table-cell>
              <table:table-cell office:value-type="float" office:value="2016.054">
                <text:p>2016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91.17">
                <text:p>1891.17</text:p>
              </table:table-cell>
              <table:table-cell office:value-type="float" office:value="1969.922">
                <text:p>1969.9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45.52">
                <text:p>1945.52</text:p>
              </table:table-cell>
              <table:table-cell office:value-type="float" office:value="2030.81">
                <text:p>2030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54.102">
                <text:p>1954.102</text:p>
              </table:table-cell>
              <table:table-cell office:value-type="float" office:value="1992.704">
                <text:p>1992.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3.432">
                <text:p>1933.432</text:p>
              </table:table-cell>
              <table:table-cell office:value-type="float" office:value="2020.696">
                <text:p>2020.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30.428">
                <text:p>1930.428</text:p>
              </table:table-cell>
              <table:table-cell office:value-type="float" office:value="1991.118">
                <text:p>1991.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45.6">
                <text:p>1945.6</text:p>
              </table:table-cell>
              <table:table-cell office:value-type="float" office:value="2035.794">
                <text:p>2035.7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5.48">
                <text:p>1925.48</text:p>
              </table:table-cell>
              <table:table-cell office:value-type="float" office:value="1942.57">
                <text:p>1942.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1.95">
                <text:p>1921.95</text:p>
              </table:table-cell>
              <table:table-cell office:value-type="float" office:value="1997.156">
                <text:p>1997.1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4.746">
                <text:p>1954.746</text:p>
              </table:table-cell>
              <table:table-cell office:value-type="float" office:value="2008.14">
                <text:p>2008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6.69">
                <text:p>1966.69</text:p>
              </table:table-cell>
              <table:table-cell office:value-type="float" office:value="2000.512">
                <text:p>2000.5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27.666">
                <text:p>1927.666</text:p>
              </table:table-cell>
              <table:table-cell office:value-type="float" office:value="1948.38">
                <text:p>1948.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9.02">
                <text:p>1899.02</text:p>
              </table:table-cell>
              <table:table-cell office:value-type="float" office:value="2003.038">
                <text:p>2003.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29.034">
                <text:p>1929.034</text:p>
              </table:table-cell>
              <table:table-cell office:value-type="float" office:value="1965.706">
                <text:p>1965.7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3.906">
                <text:p>1923.906</text:p>
              </table:table-cell>
              <table:table-cell office:value-type="float" office:value="2002.098">
                <text:p>2002.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9.572">
                <text:p>1949.572</text:p>
              </table:table-cell>
              <table:table-cell office:value-type="float" office:value="2058.074">
                <text:p>2058.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3.15">
                <text:p>1963.15</text:p>
              </table:table-cell>
              <table:table-cell office:value-type="float" office:value="2012.604">
                <text:p>2012.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9.196">
                <text:p>1939.196</text:p>
              </table:table-cell>
              <table:table-cell office:value-type="float" office:value="2009.598">
                <text:p>2009.5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74.538">
                <text:p>1974.538</text:p>
              </table:table-cell>
              <table:table-cell office:value-type="float" office:value="2019.596">
                <text:p>2019.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59.348">
                <text:p>1959.348</text:p>
              </table:table-cell>
              <table:table-cell office:value-type="float" office:value="2031.854">
                <text:p>2031.8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9.798">
                <text:p>1949.798</text:p>
              </table:table-cell>
              <table:table-cell office:value-type="float" office:value="1965.25">
                <text:p>1965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8.218">
                <text:p>1998.218</text:p>
              </table:table-cell>
              <table:table-cell office:value-type="float" office:value="2031.84">
                <text:p>2031.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45.198">
                <text:p>2045.198</text:p>
              </table:table-cell>
              <table:table-cell office:value-type="float" office:value="2005.588">
                <text:p>2005.5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14.566">
                <text:p>2014.566</text:p>
              </table:table-cell>
              <table:table-cell office:value-type="float" office:value="2039.428">
                <text:p>2039.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0.572">
                <text:p>2020.572</text:p>
              </table:table-cell>
              <table:table-cell office:value-type="float" office:value="2072.846">
                <text:p>2072.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87.222">
                <text:p>2087.222</text:p>
              </table:table-cell>
              <table:table-cell office:value-type="float" office:value="2050.838">
                <text:p>2050.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3.29">
                <text:p>2003.29</text:p>
              </table:table-cell>
              <table:table-cell office:value-type="float" office:value="1965.408">
                <text:p>1965.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87.97">
                <text:p>1987.97</text:p>
              </table:table-cell>
              <table:table-cell office:value-type="float" office:value="1981.886">
                <text:p>1981.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87.678">
                <text:p>1987.678</text:p>
              </table:table-cell>
              <table:table-cell office:value-type="float" office:value="2035.074">
                <text:p>2035.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66.44">
                <text:p>1966.44</text:p>
              </table:table-cell>
              <table:table-cell office:value-type="float" office:value="2008.824">
                <text:p>2008.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7.112">
                <text:p>2007.112</text:p>
              </table:table-cell>
              <table:table-cell office:value-type="float" office:value="2024.108">
                <text:p>2024.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9.124">
                <text:p>1999.124</text:p>
              </table:table-cell>
              <table:table-cell office:value-type="float" office:value="1985.588">
                <text:p>1985.5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5.906">
                <text:p>2015.906</text:p>
              </table:table-cell>
              <table:table-cell office:value-type="float" office:value="2036.092">
                <text:p>2036.0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3.034">
                <text:p>1953.034</text:p>
              </table:table-cell>
              <table:table-cell office:value-type="float" office:value="2003.212">
                <text:p>2003.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3.628">
                <text:p>1983.628</text:p>
              </table:table-cell>
              <table:table-cell office:value-type="float" office:value="2076.792">
                <text:p>2076.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1.492">
                <text:p>2021.492</text:p>
              </table:table-cell>
              <table:table-cell office:value-type="float" office:value="2033.97">
                <text:p>2033.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8.894">
                <text:p>2018.894</text:p>
              </table:table-cell>
              <table:table-cell office:value-type="float" office:value="1995.5">
                <text:p>19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3.212">
                <text:p>1983.212</text:p>
              </table:table-cell>
              <table:table-cell office:value-type="float" office:value="2054.516">
                <text:p>2054.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3.842">
                <text:p>2003.842</text:p>
              </table:table-cell>
              <table:table-cell office:value-type="float" office:value="2083.89">
                <text:p>2083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1.092">
                <text:p>1971.092</text:p>
              </table:table-cell>
              <table:table-cell office:value-type="float" office:value="2063.5">
                <text:p>206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1.132">
                <text:p>1951.132</text:p>
              </table:table-cell>
              <table:table-cell office:value-type="float" office:value="2096.49">
                <text:p>2096.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0.528">
                <text:p>1920.528</text:p>
              </table:table-cell>
              <table:table-cell office:value-type="float" office:value="2040.676">
                <text:p>2040.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4.404">
                <text:p>1974.404</text:p>
              </table:table-cell>
              <table:table-cell office:value-type="float" office:value="2144.636">
                <text:p>2144.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7.69">
                <text:p>1977.69</text:p>
              </table:table-cell>
              <table:table-cell office:value-type="float" office:value="2081.246">
                <text:p>2081.2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3.172">
                <text:p>1983.172</text:p>
              </table:table-cell>
              <table:table-cell office:value-type="float" office:value="2093.986">
                <text:p>2093.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5.562">
                <text:p>1985.562</text:p>
              </table:table-cell>
              <table:table-cell office:value-type="float" office:value="2110.26">
                <text:p>2110.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34.916">
                <text:p>1934.916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07.618">
                <text:p>1907.618</text:p>
              </table:table-cell>
              <table:table-cell office:value-type="float" office:value="2159.11">
                <text:p>2159.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38.744">
                <text:p>1938.744</text:p>
              </table:table-cell>
              <table:table-cell office:value-type="float" office:value="2101.944">
                <text:p>2101.9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0.838">
                <text:p>2010.838</text:p>
              </table:table-cell>
              <table:table-cell office:value-type="float" office:value="2143.496">
                <text:p>2143.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5.804">
                <text:p>1965.804</text:p>
              </table:table-cell>
              <table:table-cell office:value-type="float" office:value="2074.892">
                <text:p>2074.8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88.188">
                <text:p>1988.188</text:p>
              </table:table-cell>
              <table:table-cell office:value-type="float" office:value="2114.352">
                <text:p>2114.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65.398">
                <text:p>1965.398</text:p>
              </table:table-cell>
              <table:table-cell office:value-type="float" office:value="2093.132">
                <text:p>2093.1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45.678">
                <text:p>1945.678</text:p>
              </table:table-cell>
              <table:table-cell office:value-type="float" office:value="2062.384">
                <text:p>2062.3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25.114">
                <text:p>1925.114</text:p>
              </table:table-cell>
              <table:table-cell office:value-type="float" office:value="2048.132">
                <text:p>2048.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1.676">
                <text:p>1981.676</text:p>
              </table:table-cell>
              <table:table-cell office:value-type="float" office:value="2120.678">
                <text:p>2120.6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36.28">
                <text:p>1936.28</text:p>
              </table:table-cell>
              <table:table-cell office:value-type="float" office:value="2152.342">
                <text:p>2152.3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0.392">
                <text:p>1970.392</text:p>
              </table:table-cell>
              <table:table-cell office:value-type="float" office:value="2121.312">
                <text:p>2121.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42.27">
                <text:p>2042.27</text:p>
              </table:table-cell>
              <table:table-cell office:value-type="float" office:value="2119.518">
                <text:p>2119.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3.944">
                <text:p>2003.944</text:p>
              </table:table-cell>
              <table:table-cell office:value-type="float" office:value="2171.974">
                <text:p>2171.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13.508">
                <text:p>2013.508</text:p>
              </table:table-cell>
              <table:table-cell office:value-type="float" office:value="2148.092">
                <text:p>2148.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9.894">
                <text:p>2029.894</text:p>
              </table:table-cell>
              <table:table-cell office:value-type="float" office:value="2139.642">
                <text:p>2139.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03.444">
                <text:p>2003.444</text:p>
              </table:table-cell>
              <table:table-cell office:value-type="float" office:value="2149.974">
                <text:p>2149.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60.36">
                <text:p>2060.36</text:p>
              </table:table-cell>
              <table:table-cell office:value-type="float" office:value="2100.398">
                <text:p>2100.3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33.072">
                <text:p>2033.072</text:p>
              </table:table-cell>
              <table:table-cell office:value-type="float" office:value="2127.104">
                <text:p>2127.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47.506">
                <text:p>2047.506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28.66">
                <text:p>2028.66</text:p>
              </table:table-cell>
              <table:table-cell office:value-type="float" office:value="2103.392">
                <text:p>2103.3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36.974">
                <text:p>2036.974</text:p>
              </table:table-cell>
              <table:table-cell office:value-type="float" office:value="2129.69">
                <text:p>2129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1.812">
                <text:p>2021.812</text:p>
              </table:table-cell>
              <table:table-cell office:value-type="float" office:value="2176.61">
                <text:p>2176.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33.846">
                <text:p>2033.846</text:p>
              </table:table-cell>
              <table:table-cell office:value-type="float" office:value="2129.65">
                <text:p>2129.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65.536">
                <text:p>2065.536</text:p>
              </table:table-cell>
              <table:table-cell office:value-type="float" office:value="2155.75">
                <text:p>2155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2.424">
                <text:p>2052.424</text:p>
              </table:table-cell>
              <table:table-cell office:value-type="float" office:value="2208.4">
                <text:p>2208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49.41">
                <text:p>1949.41</text:p>
              </table:table-cell>
              <table:table-cell office:value-type="float" office:value="2198.28">
                <text:p>2198.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1.144">
                <text:p>2001.144</text:p>
              </table:table-cell>
              <table:table-cell office:value-type="float" office:value="2114.908">
                <text:p>2114.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2.224">
                <text:p>2042.224</text:p>
              </table:table-cell>
              <table:table-cell office:value-type="float" office:value="2192.426">
                <text:p>2192.4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80.47">
                <text:p>1980.47</text:p>
              </table:table-cell>
              <table:table-cell office:value-type="float" office:value="2197.882">
                <text:p>2197.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21.73">
                <text:p>2021.73</text:p>
              </table:table-cell>
              <table:table-cell office:value-type="float" office:value="2266.244">
                <text:p>2266.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